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2.798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40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1.652cm" svg:height="9.005cm" svg:x="33.749cm" svg:y="0.106cm">
            <draw:object draw:notify-on-update-of-ranges="Sheet1.K1:Sheet1.K1 Sheet1.K2:Sheet1.K39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9" table:default-cell-style-name="ce1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acceleration: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rientation: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PredGravityX</text:p>
          </table:table-cell>
          <table:table-cell office:value-type="string" calcext:value-type="string">
            <text:p>PredGravityY</text:p>
          </table:table-cell>
          <table:table-cell office:value-type="string" calcext:value-type="string">
            <text:p>PredGravityZ</text:p>
          </table:table-cell>
          <table:table-cell/>
          <table:table-cell office:value-type="string" calcext:value-type="string">
            <text:p>Difference predicted – actual sqr then rooted </text:p>
          </table:table-cell>
          <table:table-cell table:style-name="Default" office:value-type="string" calcext:value-type="string">
            <text:p>Diff in X</text:p>
          </table:table-cell>
          <table:table-cell office:value-type="string" calcext:value-type="string">
            <text:p>Diff in Y</text:p>
          </table:table-cell>
          <table:table-cell office:value-type="string" calcext:value-type="string">
            <text:p>Diff in Z</text:p>
          </table:table-cell>
          <table:table-cell table:style-name="ce2" office:value-type="string" calcext:value-type="string">
            <text:p>Sum diff X</text:p>
          </table:table-cell>
        </table:table-row>
        <table:table-row table:style-name="ro1">
          <table:table-cell office:value-type="float" office:value="0.208817" calcext:value-type="float">
            <text:p>0.208817</text:p>
          </table:table-cell>
          <table:table-cell office:value-type="float" office:value="-0.919144" calcext:value-type="float">
            <text:p>-0.919144</text:p>
          </table:table-cell>
          <table:table-cell office:value-type="float" office:value="9.62302" calcext:value-type="float">
            <text:p>9.62302</text:p>
          </table:table-cell>
          <table:table-cell office:value-type="float" office:value="-0.510093" calcext:value-type="float">
            <text:p>-0.510093</text:p>
          </table:table-cell>
          <table:table-cell office:value-type="float" office:value="-0.0231838" calcext:value-type="float">
            <text:p>-0.0231838</text:p>
          </table:table-cell>
          <table:table-cell office:value-type="float" office:value="0.0964006" calcext:value-type="float">
            <text:p>0.0964006</text:p>
          </table:table-cell>
          <table:table-cell office:value-type="float" office:value="0.227182" calcext:value-type="float">
            <text:p>0.227182</text:p>
          </table:table-cell>
          <table:table-cell office:value-type="float" office:value="-0.943011" calcext:value-type="float">
            <text:p>-0.943011</text:p>
          </table:table-cell>
          <table:table-cell office:value-type="float" office:value="9.75188" calcext:value-type="float">
            <text:p>9.75188</text:p>
          </table:table-cell>
          <table:table-cell/>
          <table:table-cell table:formula="of:= SQRT(([.G2]-[.A2])^2 + ([.H2]-[.B2])^2 + ([.I2]-[.C2])^2)" office:value-type="float" office:value="0.132332182457632" calcext:value-type="float">
            <text:p>0.1323321825</text:p>
          </table:table-cell>
          <table:table-cell table:formula="of:=[.A2]-[.G2]" office:value-type="float" office:value="-0.018365" calcext:value-type="float">
            <text:p>-0.018365</text:p>
          </table:table-cell>
          <table:table-cell table:formula="of:=[.B2]-[.H2]" office:value-type="float" office:value="0.023867" calcext:value-type="float">
            <text:p>0.023867</text:p>
          </table:table-cell>
          <table:table-cell table:formula="of:=[.C2]-[.I2]" office:value-type="float" office:value="-0.12886" calcext:value-type="float">
            <text:p>-0.12886</text:p>
          </table:table-cell>
          <table:table-cell table:style-name="ce3" table:formula="of:=SUM([.L$1:.L$1048576])" office:value-type="float" office:value="1.789208" calcext:value-type="float">
            <text:p>1.789208</text:p>
          </table:table-cell>
        </table:table-row>
        <table:table-row table:style-name="ro1">
          <table:table-cell office:value-type="float" office:value="0.235001" calcext:value-type="float">
            <text:p>0.235001</text:p>
          </table:table-cell>
          <table:table-cell office:value-type="float" office:value="-0.931046" calcext:value-type="float">
            <text:p>-0.931046</text:p>
          </table:table-cell>
          <table:table-cell office:value-type="float" office:value="9.6492" calcext:value-type="float">
            <text:p>9.6492</text:p>
          </table:table-cell>
          <table:table-cell office:value-type="float" office:value="-0.510093" calcext:value-type="float">
            <text:p>-0.510093</text:p>
          </table:table-cell>
          <table:table-cell office:value-type="float" office:value="-0.0231838" calcext:value-type="float">
            <text:p>-0.0231838</text:p>
          </table:table-cell>
          <table:table-cell office:value-type="float" office:value="0.0964006" calcext:value-type="float">
            <text:p>0.0964006</text:p>
          </table:table-cell>
          <table:table-cell office:value-type="float" office:value="0.227182" calcext:value-type="float">
            <text:p>0.227182</text:p>
          </table:table-cell>
          <table:table-cell office:value-type="float" office:value="-0.943011" calcext:value-type="float">
            <text:p>-0.943011</text:p>
          </table:table-cell>
          <table:table-cell office:value-type="float" office:value="9.75188" calcext:value-type="float">
            <text:p>9.75188</text:p>
          </table:table-cell>
          <table:table-cell/>
          <table:table-cell table:formula="of:= SQRT(([.G3]-[.A3])^2 + ([.H3]-[.B3])^2 + ([.I3]-[.C3])^2)" office:value-type="float" office:value="0.103670055396917" calcext:value-type="float">
            <text:p>0.1036700554</text:p>
          </table:table-cell>
          <table:table-cell table:formula="of:=[.A3]-[.G3]" office:value-type="float" office:value="0.00781899999999999" calcext:value-type="float">
            <text:p>0.007819</text:p>
          </table:table-cell>
          <table:table-cell table:formula="of:=[.B3]-[.H3]" office:value-type="float" office:value="0.011965" calcext:value-type="float">
            <text:p>0.011965</text:p>
          </table:table-cell>
          <table:table-cell table:formula="of:=[.C3]-[.I3]" office:value-type="float" office:value="-0.102679999999999" calcext:value-type="float">
            <text:p>-0.10268</text:p>
          </table:table-cell>
          <table:table-cell table:style-name="ce4" table:formula="of:=AVERAGE([.L$1:.L$1048576])" office:value-type="float" office:value="0.00168634118755891" calcext:value-type="float">
            <text:p>0.0016863412</text:p>
          </table:table-cell>
        </table:table-row>
        <table:table-row table:style-name="ro1">
          <table:table-cell office:value-type="float" office:value="0.235001" calcext:value-type="float">
            <text:p>0.235001</text:p>
          </table:table-cell>
          <table:table-cell office:value-type="float" office:value="-0.931046" calcext:value-type="float">
            <text:p>-0.931046</text:p>
          </table:table-cell>
          <table:table-cell office:value-type="float" office:value="9.6492" calcext:value-type="float">
            <text:p>9.6492</text:p>
          </table:table-cell>
          <table:table-cell office:value-type="float" office:value="-0.509862" calcext:value-type="float">
            <text:p>-0.509862</text:p>
          </table:table-cell>
          <table:table-cell office:value-type="float" office:value="-0.0231233" calcext:value-type="float">
            <text:p>-0.0231233</text:p>
          </table:table-cell>
          <table:table-cell office:value-type="float" office:value="0.0963423" calcext:value-type="float">
            <text:p>0.0963423</text:p>
          </table:table-cell>
          <table:table-cell office:value-type="float" office:value="0.22659" calcext:value-type="float">
            <text:p>0.22659</text:p>
          </table:table-cell>
          <table:table-cell office:value-type="float" office:value="-0.942445" calcext:value-type="float">
            <text:p>-0.942445</text:p>
          </table:table-cell>
          <table:table-cell office:value-type="float" office:value="9.75195" calcext:value-type="float">
            <text:p>9.75195</text:p>
          </table:table-cell>
          <table:table-cell/>
          <table:table-cell table:formula="of:= SQRT(([.G4]-[.A4])^2 + ([.H4]-[.B4])^2 + ([.I4]-[.C4])^2)" office:value-type="float" office:value="0.103721958244145" calcext:value-type="float">
            <text:p>0.1037219582</text:p>
          </table:table-cell>
          <table:table-cell table:formula="of:=[.A4]-[.G4]" office:value-type="float" office:value="0.00841099999999998" calcext:value-type="float">
            <text:p>0.008411</text:p>
          </table:table-cell>
          <table:table-cell table:formula="of:=[.B4]-[.H4]" office:value-type="float" office:value="0.011399" calcext:value-type="float">
            <text:p>0.011399</text:p>
          </table:table-cell>
          <table:table-cell table:formula="of:=[.C4]-[.I4]" office:value-type="float" office:value="-0.10275" calcext:value-type="float">
            <text:p>-0.10275</text:p>
          </table:table-cell>
          <table:table-cell/>
        </table:table-row>
        <table:table-row table:style-name="ro1">
          <table:table-cell office:value-type="float" office:value="0.204056" calcext:value-type="float">
            <text:p>0.204056</text:p>
          </table:table-cell>
          <table:table-cell office:value-type="float" office:value="-0.942947" calcext:value-type="float">
            <text:p>-0.942947</text:p>
          </table:table-cell>
          <table:table-cell office:value-type="float" office:value="9.61111" calcext:value-type="float">
            <text:p>9.61111</text:p>
          </table:table-cell>
          <table:table-cell office:value-type="float" office:value="-0.509862" calcext:value-type="float">
            <text:p>-0.509862</text:p>
          </table:table-cell>
          <table:table-cell office:value-type="float" office:value="-0.0231233" calcext:value-type="float">
            <text:p>-0.0231233</text:p>
          </table:table-cell>
          <table:table-cell office:value-type="float" office:value="0.0963423" calcext:value-type="float">
            <text:p>0.0963423</text:p>
          </table:table-cell>
          <table:table-cell office:value-type="float" office:value="0.22659" calcext:value-type="float">
            <text:p>0.22659</text:p>
          </table:table-cell>
          <table:table-cell office:value-type="float" office:value="-0.942445" calcext:value-type="float">
            <text:p>-0.942445</text:p>
          </table:table-cell>
          <table:table-cell office:value-type="float" office:value="9.75195" calcext:value-type="float">
            <text:p>9.75195</text:p>
          </table:table-cell>
          <table:table-cell/>
          <table:table-cell table:formula="of:= SQRT(([.G5]-[.A5])^2 + ([.H5]-[.B5])^2 + ([.I5]-[.C5])^2)" office:value-type="float" office:value="0.142632179959504" calcext:value-type="float">
            <text:p>0.14263218</text:p>
          </table:table-cell>
          <table:table-cell table:formula="of:=[.A5]-[.G5]" office:value-type="float" office:value="-0.022534" calcext:value-type="float">
            <text:p>-0.022534</text:p>
          </table:table-cell>
          <table:table-cell table:formula="of:=[.B5]-[.H5]" office:value-type="float" office:value="-0.000502000000000002" calcext:value-type="float">
            <text:p>-0.000502</text:p>
          </table:table-cell>
          <table:table-cell table:formula="of:=[.C5]-[.I5]" office:value-type="float" office:value="-0.140840000000001" calcext:value-type="float">
            <text:p>-0.14084</text:p>
          </table:table-cell>
          <table:table-cell table:style-name="ce2" office:value-type="string" calcext:value-type="string">
            <text:p>Sum diff Y</text:p>
          </table:table-cell>
        </table:table-row>
        <table:table-row table:style-name="ro1">
          <table:table-cell office:value-type="float" office:value="0.204056" calcext:value-type="float">
            <text:p>0.204056</text:p>
          </table:table-cell>
          <table:table-cell office:value-type="float" office:value="-0.942947" calcext:value-type="float">
            <text:p>-0.942947</text:p>
          </table:table-cell>
          <table:table-cell office:value-type="float" office:value="9.61111" calcext:value-type="float">
            <text:p>9.61111</text:p>
          </table:table-cell>
          <table:table-cell office:value-type="float" office:value="-0.50988" calcext:value-type="float">
            <text:p>-0.50988</text:p>
          </table:table-cell>
          <table:table-cell office:value-type="float" office:value="-0.0231406" calcext:value-type="float">
            <text:p>-0.0231406</text:p>
          </table:table-cell>
          <table:table-cell office:value-type="float" office:value="0.0963398" calcext:value-type="float">
            <text:p>0.0963398</text:p>
          </table:table-cell>
          <table:table-cell office:value-type="float" office:value="0.226757" calcext:value-type="float">
            <text:p>0.226757</text:p>
          </table:table-cell>
          <table:table-cell office:value-type="float" office:value="-0.942417" calcext:value-type="float">
            <text:p>-0.942417</text:p>
          </table:table-cell>
          <table:table-cell office:value-type="float" office:value="9.75194" calcext:value-type="float">
            <text:p>9.75194</text:p>
          </table:table-cell>
          <table:table-cell/>
          <table:table-cell table:formula="of:= SQRT(([.G6]-[.A6])^2 + ([.H6]-[.B6])^2 + ([.I6]-[.C6])^2)" office:value-type="float" office:value="0.142648887836533" calcext:value-type="float">
            <text:p>0.1426488878</text:p>
          </table:table-cell>
          <table:table-cell table:formula="of:=[.A6]-[.G6]" office:value-type="float" office:value="-0.022701" calcext:value-type="float">
            <text:p>-0.022701</text:p>
          </table:table-cell>
          <table:table-cell table:formula="of:=[.B6]-[.H6]" office:value-type="float" office:value="-0.00053000000000003" calcext:value-type="float">
            <text:p>-0.00053</text:p>
          </table:table-cell>
          <table:table-cell table:formula="of:=[.C6]-[.I6]" office:value-type="float" office:value="-0.140829999999999" calcext:value-type="float">
            <text:p>-0.14083</text:p>
          </table:table-cell>
          <table:table-cell table:style-name="ce3" table:formula="of:=SUM([.M$1:.M$1048576])" office:value-type="float" office:value="3.672539" calcext:value-type="float">
            <text:p>3.672539</text:p>
          </table:table-cell>
        </table:table-row>
        <table:table-row table:style-name="ro1">
          <table:table-cell office:value-type="float" office:value="0.263565" calcext:value-type="float">
            <text:p>0.263565</text:p>
          </table:table-cell>
          <table:table-cell office:value-type="float" office:value="-0.983414" calcext:value-type="float">
            <text:p>-0.983414</text:p>
          </table:table-cell>
          <table:table-cell office:value-type="float" office:value="9.6611" calcext:value-type="float">
            <text:p>9.6611</text:p>
          </table:table-cell>
          <table:table-cell office:value-type="float" office:value="-0.50988" calcext:value-type="float">
            <text:p>-0.50988</text:p>
          </table:table-cell>
          <table:table-cell office:value-type="float" office:value="-0.0231406" calcext:value-type="float">
            <text:p>-0.0231406</text:p>
          </table:table-cell>
          <table:table-cell office:value-type="float" office:value="0.0963398" calcext:value-type="float">
            <text:p>0.0963398</text:p>
          </table:table-cell>
          <table:table-cell office:value-type="float" office:value="0.226757" calcext:value-type="float">
            <text:p>0.226757</text:p>
          </table:table-cell>
          <table:table-cell office:value-type="float" office:value="-0.942417" calcext:value-type="float">
            <text:p>-0.942417</text:p>
          </table:table-cell>
          <table:table-cell office:value-type="float" office:value="9.75194" calcext:value-type="float">
            <text:p>9.75194</text:p>
          </table:table-cell>
          <table:table-cell/>
          <table:table-cell table:formula="of:= SQRT(([.G7]-[.A7])^2 + ([.H7]-[.B7])^2 + ([.I7]-[.C7])^2)" office:value-type="float" office:value="0.106242592555905" calcext:value-type="float">
            <text:p>0.1062425926</text:p>
          </table:table-cell>
          <table:table-cell table:formula="of:=[.A7]-[.G7]" office:value-type="float" office:value="0.036808" calcext:value-type="float">
            <text:p>0.036808</text:p>
          </table:table-cell>
          <table:table-cell table:formula="of:=[.B7]-[.H7]" office:value-type="float" office:value="-0.0409970000000001" calcext:value-type="float">
            <text:p>-0.040997</text:p>
          </table:table-cell>
          <table:table-cell table:formula="of:=[.C7]-[.I7]" office:value-type="float" office:value="-0.09084" calcext:value-type="float">
            <text:p>-0.09084</text:p>
          </table:table-cell>
          <table:table-cell table:style-name="ce4" table:formula="of:=AVERAGE([.M$1:.M$1048576])" office:value-type="float" office:value="0.00346139396795476" calcext:value-type="float">
            <text:p>0.003461394</text:p>
          </table:table-cell>
        </table:table-row>
        <table:table-row table:style-name="ro1">
          <table:table-cell office:value-type="float" office:value="0.263565" calcext:value-type="float">
            <text:p>0.263565</text:p>
          </table:table-cell>
          <table:table-cell office:value-type="float" office:value="-0.983414" calcext:value-type="float">
            <text:p>-0.983414</text:p>
          </table:table-cell>
          <table:table-cell office:value-type="float" office:value="9.6611" calcext:value-type="float">
            <text:p>9.6611</text:p>
          </table:table-cell>
          <table:table-cell office:value-type="float" office:value="-0.509857" calcext:value-type="float">
            <text:p>-0.509857</text:p>
          </table:table-cell>
          <table:table-cell office:value-type="float" office:value="-0.0230346" calcext:value-type="float">
            <text:p>-0.0230346</text:p>
          </table:table-cell>
          <table:table-cell office:value-type="float" office:value="0.0963903" calcext:value-type="float">
            <text:p>0.0963903</text:p>
          </table:table-cell>
          <table:table-cell office:value-type="float" office:value="0.22572" calcext:value-type="float">
            <text:p>0.22572</text:p>
          </table:table-cell>
          <table:table-cell office:value-type="float" office:value="-0.942914" calcext:value-type="float">
            <text:p>-0.942914</text:p>
          </table:table-cell>
          <table:table-cell office:value-type="float" office:value="9.75192" calcext:value-type="float">
            <text:p>9.75192</text:p>
          </table:table-cell>
          <table:table-cell/>
          <table:table-cell table:formula="of:= SQRT(([.G8]-[.A8])^2 + ([.H8]-[.B8])^2 + ([.I8]-[.C8])^2)" office:value-type="float" office:value="0.106399090339157" calcext:value-type="float">
            <text:p>0.1063990903</text:p>
          </table:table-cell>
          <table:table-cell table:formula="of:=[.A8]-[.G8]" office:value-type="float" office:value="0.037845" calcext:value-type="float">
            <text:p>0.037845</text:p>
          </table:table-cell>
          <table:table-cell table:formula="of:=[.B8]-[.H8]" office:value-type="float" office:value="-0.0405000000000001" calcext:value-type="float">
            <text:p>-0.0405</text:p>
          </table:table-cell>
          <table:table-cell table:formula="of:=[.C8]-[.I8]" office:value-type="float" office:value="-0.0908200000000008" calcext:value-type="float">
            <text:p>-0.09082</text:p>
          </table:table-cell>
          <table:table-cell/>
        </table:table-row>
        <table:table-row table:style-name="ro1">
          <table:table-cell office:value-type="float" office:value="0.273087" calcext:value-type="float">
            <text:p>0.273087</text:p>
          </table:table-cell>
          <table:table-cell office:value-type="float" office:value="-0.931046" calcext:value-type="float">
            <text:p>-0.931046</text:p>
          </table:table-cell>
          <table:table-cell office:value-type="float" office:value="9.62064" calcext:value-type="float">
            <text:p>9.62064</text:p>
          </table:table-cell>
          <table:table-cell office:value-type="float" office:value="-0.510384" calcext:value-type="float">
            <text:p>-0.510384</text:p>
          </table:table-cell>
          <table:table-cell office:value-type="float" office:value="-0.0231423" calcext:value-type="float">
            <text:p>-0.0231423</text:p>
          </table:table-cell>
          <table:table-cell office:value-type="float" office:value="0.0965405" calcext:value-type="float">
            <text:p>0.0965405</text:p>
          </table:table-cell>
          <table:table-cell office:value-type="float" office:value="0.226773" calcext:value-type="float">
            <text:p>0.226773</text:p>
          </table:table-cell>
          <table:table-cell office:value-type="float" office:value="-0.944372" calcext:value-type="float">
            <text:p>-0.944372</text:p>
          </table:table-cell>
          <table:table-cell office:value-type="float" office:value="9.75176" calcext:value-type="float">
            <text:p>9.75176</text:p>
          </table:table-cell>
          <table:table-cell/>
          <table:table-cell table:formula="of:= SQRT(([.G9]-[.A9])^2 + ([.H9]-[.B9])^2 + ([.I9]-[.C9])^2)" office:value-type="float" office:value="0.139696182023706" calcext:value-type="float">
            <text:p>0.139696182</text:p>
          </table:table-cell>
          <table:table-cell table:formula="of:=[.A9]-[.G9]" office:value-type="float" office:value="0.046314" calcext:value-type="float">
            <text:p>0.046314</text:p>
          </table:table-cell>
          <table:table-cell table:formula="of:=[.B9]-[.H9]" office:value-type="float" office:value="0.0133260000000001" calcext:value-type="float">
            <text:p>0.013326</text:p>
          </table:table-cell>
          <table:table-cell table:formula="of:=[.C9]-[.I9]" office:value-type="float" office:value="-0.131120000000001" calcext:value-type="float">
            <text:p>-0.13112</text:p>
          </table:table-cell>
          <table:table-cell table:style-name="ce2" office:value-type="string" calcext:value-type="string">
            <text:p>Sum diff Z</text:p>
          </table:table-cell>
        </table:table-row>
        <table:table-row table:style-name="ro1">
          <table:table-cell office:value-type="float" office:value="0.273087" calcext:value-type="float">
            <text:p>0.273087</text:p>
          </table:table-cell>
          <table:table-cell office:value-type="float" office:value="-0.931046" calcext:value-type="float">
            <text:p>-0.931046</text:p>
          </table:table-cell>
          <table:table-cell office:value-type="float" office:value="9.62064" calcext:value-type="float">
            <text:p>9.62064</text:p>
          </table:table-cell>
          <table:table-cell office:value-type="float" office:value="-0.510384" calcext:value-type="float">
            <text:p>-0.510384</text:p>
          </table:table-cell>
          <table:table-cell office:value-type="float" office:value="-0.0231423" calcext:value-type="float">
            <text:p>-0.0231423</text:p>
          </table:table-cell>
          <table:table-cell office:value-type="float" office:value="0.0965405" calcext:value-type="float">
            <text:p>0.0965405</text:p>
          </table:table-cell>
          <table:table-cell office:value-type="float" office:value="0.226773" calcext:value-type="float">
            <text:p>0.226773</text:p>
          </table:table-cell>
          <table:table-cell office:value-type="float" office:value="-0.944372" calcext:value-type="float">
            <text:p>-0.944372</text:p>
          </table:table-cell>
          <table:table-cell office:value-type="float" office:value="9.75176" calcext:value-type="float">
            <text:p>9.75176</text:p>
          </table:table-cell>
          <table:table-cell/>
          <table:table-cell table:formula="of:= SQRT(([.G10]-[.A10])^2 + ([.H10]-[.B10])^2 + ([.I10]-[.C10])^2)" office:value-type="float" office:value="0.139696182023706" calcext:value-type="float">
            <text:p>0.139696182</text:p>
          </table:table-cell>
          <table:table-cell table:formula="of:=[.A10]-[.G10]" office:value-type="float" office:value="0.046314" calcext:value-type="float">
            <text:p>0.046314</text:p>
          </table:table-cell>
          <table:table-cell table:formula="of:=[.B10]-[.H10]" office:value-type="float" office:value="0.0133260000000001" calcext:value-type="float">
            <text:p>0.013326</text:p>
          </table:table-cell>
          <table:table-cell table:formula="of:=[.C10]-[.I10]" office:value-type="float" office:value="-0.131120000000001" calcext:value-type="float">
            <text:p>-0.13112</text:p>
          </table:table-cell>
          <table:table-cell table:style-name="ce3" table:formula="of:=SUM([.N$1:.N$1048576])" office:value-type="float" office:value="-45.2213599999999" calcext:value-type="float">
            <text:p>-45.22136</text:p>
          </table:table-cell>
        </table:table-row>
        <table:table-row table:style-name="ro1">
          <table:table-cell office:value-type="float" office:value="0.273087" calcext:value-type="float">
            <text:p>0.273087</text:p>
          </table:table-cell>
          <table:table-cell office:value-type="float" office:value="-0.931046" calcext:value-type="float">
            <text:p>-0.931046</text:p>
          </table:table-cell>
          <table:table-cell office:value-type="float" office:value="9.62064" calcext:value-type="float">
            <text:p>9.62064</text:p>
          </table:table-cell>
          <table:table-cell office:value-type="float" office:value="-0.510384" calcext:value-type="float">
            <text:p>-0.510384</text:p>
          </table:table-cell>
          <table:table-cell office:value-type="float" office:value="-0.0231423" calcext:value-type="float">
            <text:p>-0.0231423</text:p>
          </table:table-cell>
          <table:table-cell office:value-type="float" office:value="0.0965405" calcext:value-type="float">
            <text:p>0.0965405</text:p>
          </table:table-cell>
          <table:table-cell office:value-type="float" office:value="0.226773" calcext:value-type="float">
            <text:p>0.226773</text:p>
          </table:table-cell>
          <table:table-cell office:value-type="float" office:value="-0.944372" calcext:value-type="float">
            <text:p>-0.944372</text:p>
          </table:table-cell>
          <table:table-cell office:value-type="float" office:value="9.75176" calcext:value-type="float">
            <text:p>9.75176</text:p>
          </table:table-cell>
          <table:table-cell/>
          <table:table-cell table:formula="of:= SQRT(([.G11]-[.A11])^2 + ([.H11]-[.B11])^2 + ([.I11]-[.C11])^2)" office:value-type="float" office:value="0.139696182023706" calcext:value-type="float">
            <text:p>0.139696182</text:p>
          </table:table-cell>
          <table:table-cell table:formula="of:=[.A11]-[.G11]" office:value-type="float" office:value="0.046314" calcext:value-type="float">
            <text:p>0.046314</text:p>
          </table:table-cell>
          <table:table-cell table:formula="of:=[.B11]-[.H11]" office:value-type="float" office:value="0.0133260000000001" calcext:value-type="float">
            <text:p>0.013326</text:p>
          </table:table-cell>
          <table:table-cell table:formula="of:=[.C11]-[.I11]" office:value-type="float" office:value="-0.131120000000001" calcext:value-type="float">
            <text:p>-0.13112</text:p>
          </table:table-cell>
          <table:table-cell table:style-name="ce4" table:formula="of:=AVERAGE([.N$1:.N$1048576])" office:value-type="float" office:value="-0.0426214514608859" calcext:value-type="float">
            <text:p>-0.0426214515</text:p>
          </table:table-cell>
        </table:table-row>
        <table:table-row table:style-name="ro1">
          <table:table-cell office:value-type="float" office:value="0.235001" calcext:value-type="float">
            <text:p>0.235001</text:p>
          </table:table-cell>
          <table:table-cell office:value-type="float" office:value="-0.916763" calcext:value-type="float">
            <text:p>-0.916763</text:p>
          </table:table-cell>
          <table:table-cell office:value-type="float" office:value="9.63254" calcext:value-type="float">
            <text:p>9.63254</text:p>
          </table:table-cell>
          <table:table-cell office:value-type="float" office:value="-0.510533" calcext:value-type="float">
            <text:p>-0.510533</text:p>
          </table:table-cell>
          <table:table-cell office:value-type="float" office:value="-0.0233" calcext:value-type="float">
            <text:p>-0.0233</text:p>
          </table:table-cell>
          <table:table-cell office:value-type="float" office:value="0.0965112" calcext:value-type="float">
            <text:p>0.0965112</text:p>
          </table:table-cell>
          <table:table-cell office:value-type="float" office:value="0.22832" calcext:value-type="float">
            <text:p>0.22832</text:p>
          </table:table-cell>
          <table:table-cell office:value-type="float" office:value="-0.944086" calcext:value-type="float">
            <text:p>-0.944086</text:p>
          </table:table-cell>
          <table:table-cell office:value-type="float" office:value="9.75175" calcext:value-type="float">
            <text:p>9.75175</text:p>
          </table:table-cell>
          <table:table-cell/>
          <table:table-cell table:formula="of:= SQRT(([.G12]-[.A12])^2 + ([.H12]-[.B12])^2 + ([.I12]-[.C12])^2)" office:value-type="float" office:value="0.122483493540966" calcext:value-type="float">
            <text:p>0.1224834935</text:p>
          </table:table-cell>
          <table:table-cell table:formula="of:=[.A12]-[.G12]" office:value-type="float" office:value="0.00668099999999996" calcext:value-type="float">
            <text:p>0.006681</text:p>
          </table:table-cell>
          <table:table-cell table:formula="of:=[.B12]-[.H12]" office:value-type="float" office:value="0.027323" calcext:value-type="float">
            <text:p>0.027323</text:p>
          </table:table-cell>
          <table:table-cell table:formula="of:=[.C12]-[.I12]" office:value-type="float" office:value="-0.119209999999999" calcext:value-type="float">
            <text:p>-0.11921</text:p>
          </table:table-cell>
          <table:table-cell/>
        </table:table-row>
        <table:table-row table:style-name="ro1">
          <table:table-cell office:value-type="float" office:value="0.251663" calcext:value-type="float">
            <text:p>0.251663</text:p>
          </table:table-cell>
          <table:table-cell office:value-type="float" office:value="-0.938187" calcext:value-type="float">
            <text:p>-0.938187</text:p>
          </table:table-cell>
          <table:table-cell office:value-type="float" office:value="9.60159" calcext:value-type="float">
            <text:p>9.60159</text:p>
          </table:table-cell>
          <table:table-cell office:value-type="float" office:value="-0.510533" calcext:value-type="float">
            <text:p>-0.510533</text:p>
          </table:table-cell>
          <table:table-cell office:value-type="float" office:value="-0.0233" calcext:value-type="float">
            <text:p>-0.0233</text:p>
          </table:table-cell>
          <table:table-cell office:value-type="float" office:value="0.0965112" calcext:value-type="float">
            <text:p>0.0965112</text:p>
          </table:table-cell>
          <table:table-cell office:value-type="float" office:value="0.22832" calcext:value-type="float">
            <text:p>0.22832</text:p>
          </table:table-cell>
          <table:table-cell office:value-type="float" office:value="-0.944086" calcext:value-type="float">
            <text:p>-0.944086</text:p>
          </table:table-cell>
          <table:table-cell office:value-type="float" office:value="9.75175" calcext:value-type="float">
            <text:p>9.75175</text:p>
          </table:table-cell>
          <table:table-cell/>
          <table:table-cell table:formula="of:= SQRT(([.G13]-[.A13])^2 + ([.H13]-[.B13])^2 + ([.I13]-[.C13])^2)" office:value-type="float" office:value="0.152078004491116" calcext:value-type="float">
            <text:p>0.1520780045</text:p>
          </table:table-cell>
          <table:table-cell table:formula="of:=[.A13]-[.G13]" office:value-type="float" office:value="0.0233429999999999" calcext:value-type="float">
            <text:p>0.023343</text:p>
          </table:table-cell>
          <table:table-cell table:formula="of:=[.B13]-[.H13]" office:value-type="float" office:value="0.00589899999999999" calcext:value-type="float">
            <text:p>0.005899</text:p>
          </table:table-cell>
          <table:table-cell table:formula="of:=[.C13]-[.I13]" office:value-type="float" office:value="-0.15016" calcext:value-type="float">
            <text:p>-0.15016</text:p>
          </table:table-cell>
          <table:table-cell table:style-name="ce2" office:value-type="string" calcext:value-type="string">
            <text:p>MagDiff</text:p>
          </table:table-cell>
        </table:table-row>
        <table:table-row table:style-name="ro1">
          <table:table-cell office:value-type="float" office:value="0.251663" calcext:value-type="float">
            <text:p>0.251663</text:p>
          </table:table-cell>
          <table:table-cell office:value-type="float" office:value="-0.938187" calcext:value-type="float">
            <text:p>-0.938187</text:p>
          </table:table-cell>
          <table:table-cell office:value-type="float" office:value="9.60159" calcext:value-type="float">
            <text:p>9.60159</text:p>
          </table:table-cell>
          <table:table-cell office:value-type="float" office:value="-0.51041" calcext:value-type="float">
            <text:p>-0.51041</text:p>
          </table:table-cell>
          <table:table-cell office:value-type="float" office:value="-0.0233223" calcext:value-type="float">
            <text:p>-0.0233223</text:p>
          </table:table-cell>
          <table:table-cell office:value-type="float" office:value="0.0964495" calcext:value-type="float">
            <text:p>0.0964495</text:p>
          </table:table-cell>
          <table:table-cell office:value-type="float" office:value="0.228537" calcext:value-type="float">
            <text:p>0.228537</text:p>
          </table:table-cell>
          <table:table-cell office:value-type="float" office:value="-0.943482" calcext:value-type="float">
            <text:p>-0.943482</text:p>
          </table:table-cell>
          <table:table-cell office:value-type="float" office:value="9.7518" calcext:value-type="float">
            <text:p>9.7518</text:p>
          </table:table-cell>
          <table:table-cell/>
          <table:table-cell table:formula="of:= SQRT(([.G14]-[.A14])^2 + ([.H14]-[.B14])^2 + ([.I14]-[.C14])^2)" office:value-type="float" office:value="0.152071999398311" calcext:value-type="float">
            <text:p>0.1520719994</text:p>
          </table:table-cell>
          <table:table-cell table:formula="of:=[.A14]-[.G14]" office:value-type="float" office:value="0.023126" calcext:value-type="float">
            <text:p>0.023126</text:p>
          </table:table-cell>
          <table:table-cell table:formula="of:=[.B14]-[.H14]" office:value-type="float" office:value="0.00529499999999994" calcext:value-type="float">
            <text:p>0.005295</text:p>
          </table:table-cell>
          <table:table-cell table:formula="of:=[.C14]-[.I14]" office:value-type="float" office:value="-0.15021" calcext:value-type="float">
            <text:p>-0.15021</text:p>
          </table:table-cell>
          <table:table-cell table:style-name="ce3" table:formula="of:=SUM([.K$1:.K$1048576])" office:value-type="float" office:value="47.6810637904398" calcext:value-type="float">
            <text:p>47.6810637904</text:p>
          </table:table-cell>
        </table:table-row>
        <table:table-row table:style-name="ro1">
          <table:table-cell office:value-type="float" office:value="0.249283" calcext:value-type="float">
            <text:p>0.249283</text:p>
          </table:table-cell>
          <table:table-cell office:value-type="float" office:value="-0.938187" calcext:value-type="float">
            <text:p>-0.938187</text:p>
          </table:table-cell>
          <table:table-cell office:value-type="float" office:value="9.64206" calcext:value-type="float">
            <text:p>9.64206</text:p>
          </table:table-cell>
          <table:table-cell office:value-type="float" office:value="-0.51041" calcext:value-type="float">
            <text:p>-0.51041</text:p>
          </table:table-cell>
          <table:table-cell office:value-type="float" office:value="-0.0233223" calcext:value-type="float">
            <text:p>-0.0233223</text:p>
          </table:table-cell>
          <table:table-cell office:value-type="float" office:value="0.0964495" calcext:value-type="float">
            <text:p>0.0964495</text:p>
          </table:table-cell>
          <table:table-cell office:value-type="float" office:value="0.228537" calcext:value-type="float">
            <text:p>0.228537</text:p>
          </table:table-cell>
          <table:table-cell office:value-type="float" office:value="-0.943482" calcext:value-type="float">
            <text:p>-0.943482</text:p>
          </table:table-cell>
          <table:table-cell office:value-type="float" office:value="9.7518" calcext:value-type="float">
            <text:p>9.7518</text:p>
          </table:table-cell>
          <table:table-cell/>
          <table:table-cell table:formula="of:= SQRT(([.G15]-[.A15])^2 + ([.H15]-[.B15])^2 + ([.I15]-[.C15])^2)" office:value-type="float" office:value="0.111809217603021" calcext:value-type="float">
            <text:p>0.1118092176</text:p>
          </table:table-cell>
          <table:table-cell table:formula="of:=[.A15]-[.G15]" office:value-type="float" office:value="0.020746" calcext:value-type="float">
            <text:p>0.020746</text:p>
          </table:table-cell>
          <table:table-cell table:formula="of:=[.B15]-[.H15]" office:value-type="float" office:value="0.00529499999999994" calcext:value-type="float">
            <text:p>0.005295</text:p>
          </table:table-cell>
          <table:table-cell table:formula="of:=[.C15]-[.I15]" office:value-type="float" office:value="-0.109739999999999" calcext:value-type="float">
            <text:p>-0.10974</text:p>
          </table:table-cell>
          <table:table-cell table:style-name="ce4" table:formula="of:=AVERAGE([.L$1:.L$1048576])" office:value-type="float" office:value="0.00168634118755891" calcext:value-type="float">
            <text:p>0.0016863412</text:p>
          </table:table-cell>
        </table:table-row>
        <table:table-row table:style-name="ro1">
          <table:table-cell office:value-type="float" office:value="0.249283" calcext:value-type="float">
            <text:p>0.249283</text:p>
          </table:table-cell>
          <table:table-cell office:value-type="float" office:value="-0.938187" calcext:value-type="float">
            <text:p>-0.938187</text:p>
          </table:table-cell>
          <table:table-cell office:value-type="float" office:value="9.64206" calcext:value-type="float">
            <text:p>9.64206</text:p>
          </table:table-cell>
          <table:table-cell office:value-type="float" office:value="-0.51065" calcext:value-type="float">
            <text:p>-0.51065</text:p>
          </table:table-cell>
          <table:table-cell office:value-type="float" office:value="-0.0233958" calcext:value-type="float">
            <text:p>-0.0233958</text:p>
          </table:table-cell>
          <table:table-cell office:value-type="float" office:value="0.0965041" calcext:value-type="float">
            <text:p>0.0965041</text:p>
          </table:table-cell>
          <table:table-cell office:value-type="float" office:value="0.229258" calcext:value-type="float">
            <text:p>0.229258</text:p>
          </table:table-cell>
          <table:table-cell office:value-type="float" office:value="-0.944015" calcext:value-type="float">
            <text:p>-0.944015</text:p>
          </table:table-cell>
          <table:table-cell office:value-type="float" office:value="9.75173" calcext:value-type="float">
            <text:p>9.75173</text:p>
          </table:table-cell>
          <table:table-cell/>
          <table:table-cell table:formula="of:= SQRT(([.G16]-[.A16])^2 + ([.H16]-[.B16])^2 + ([.I16]-[.C16])^2)" office:value-type="float" office:value="0.111635456325488" calcext:value-type="float">
            <text:p>0.1116354563</text:p>
          </table:table-cell>
          <table:table-cell table:formula="of:=[.A16]-[.G16]" office:value-type="float" office:value="0.020025" calcext:value-type="float">
            <text:p>0.020025</text:p>
          </table:table-cell>
          <table:table-cell table:formula="of:=[.B16]-[.H16]" office:value-type="float" office:value="0.00582799999999994" calcext:value-type="float">
            <text:p>0.005828</text:p>
          </table:table-cell>
          <table:table-cell table:formula="of:=[.C16]-[.I16]" office:value-type="float" office:value="-0.10967" calcext:value-type="float">
            <text:p>-0.10967</text:p>
          </table:table-cell>
          <table:table-cell/>
        </table:table-row>
        <table:table-row table:style-name="ro1">
          <table:table-cell office:value-type="float" office:value="0.280228" calcext:value-type="float">
            <text:p>0.280228</text:p>
          </table:table-cell>
          <table:table-cell office:value-type="float" office:value="-0.928665" calcext:value-type="float">
            <text:p>-0.928665</text:p>
          </table:table-cell>
          <table:table-cell office:value-type="float" office:value="9.66824" calcext:value-type="float">
            <text:p>9.66824</text:p>
          </table:table-cell>
          <table:table-cell office:value-type="float" office:value="-0.510768" calcext:value-type="float">
            <text:p>-0.510768</text:p>
          </table:table-cell>
          <table:table-cell office:value-type="float" office:value="-0.0234472" calcext:value-type="float">
            <text:p>-0.0234472</text:p>
          </table:table-cell>
          <table:table-cell office:value-type="float" office:value="0.0965221" calcext:value-type="float">
            <text:p>0.0965221</text:p>
          </table:table-cell>
          <table:table-cell office:value-type="float" office:value="0.22976" calcext:value-type="float">
            <text:p>0.22976</text:p>
          </table:table-cell>
          <table:table-cell office:value-type="float" office:value="-0.944187" calcext:value-type="float">
            <text:p>-0.944187</text:p>
          </table:table-cell>
          <table:table-cell office:value-type="float" office:value="9.7517" calcext:value-type="float">
            <text:p>9.7517</text:p>
          </table:table-cell>
          <table:table-cell/>
          <table:table-cell table:formula="of:= SQRT(([.G17]-[.A17])^2 + ([.H17]-[.B17])^2 + ([.I17]-[.C17])^2)" office:value-type="float" office:value="0.0987599266301863" calcext:value-type="float">
            <text:p>0.0987599266</text:p>
          </table:table-cell>
          <table:table-cell table:formula="of:=[.A17]-[.G17]" office:value-type="float" office:value="0.050468" calcext:value-type="float">
            <text:p>0.050468</text:p>
          </table:table-cell>
          <table:table-cell table:formula="of:=[.B17]-[.H17]" office:value-type="float" office:value="0.015522" calcext:value-type="float">
            <text:p>0.015522</text:p>
          </table:table-cell>
          <table:table-cell table:formula="of:=[.C17]-[.I17]" office:value-type="float" office:value="-0.0834599999999988" calcext:value-type="float">
            <text:p>-0.08346</text:p>
          </table:table-cell>
          <table:table-cell/>
        </table:table-row>
        <table:table-row table:style-name="ro1">
          <table:table-cell office:value-type="float" office:value="0.223099" calcext:value-type="float">
            <text:p>0.223099</text:p>
          </table:table-cell>
          <table:table-cell office:value-type="float" office:value="-0.909622" calcext:value-type="float">
            <text:p>-0.909622</text:p>
          </table:table-cell>
          <table:table-cell office:value-type="float" office:value="9.63254" calcext:value-type="float">
            <text:p>9.63254</text:p>
          </table:table-cell>
          <table:table-cell office:value-type="float" office:value="-0.510768" calcext:value-type="float">
            <text:p>-0.510768</text:p>
          </table:table-cell>
          <table:table-cell office:value-type="float" office:value="-0.0234472" calcext:value-type="float">
            <text:p>-0.0234472</text:p>
          </table:table-cell>
          <table:table-cell office:value-type="float" office:value="0.0965221" calcext:value-type="float">
            <text:p>0.0965221</text:p>
          </table:table-cell>
          <table:table-cell office:value-type="float" office:value="0.22976" calcext:value-type="float">
            <text:p>0.22976</text:p>
          </table:table-cell>
          <table:table-cell office:value-type="float" office:value="-0.944187" calcext:value-type="float">
            <text:p>-0.944187</text:p>
          </table:table-cell>
          <table:table-cell office:value-type="float" office:value="9.7517" calcext:value-type="float">
            <text:p>9.7517</text:p>
          </table:table-cell>
          <table:table-cell/>
          <table:table-cell table:formula="of:= SQRT(([.G18]-[.A18])^2 + ([.H18]-[.B18])^2 + ([.I18]-[.C18])^2)" office:value-type="float" office:value="0.124250608634323" calcext:value-type="float">
            <text:p>0.1242506086</text:p>
          </table:table-cell>
          <table:table-cell table:formula="of:=[.A18]-[.G18]" office:value-type="float" office:value="-0.00666100000000003" calcext:value-type="float">
            <text:p>-0.006661</text:p>
          </table:table-cell>
          <table:table-cell table:formula="of:=[.B18]-[.H18]" office:value-type="float" office:value="0.0345650000000001" calcext:value-type="float">
            <text:p>0.034565</text:p>
          </table:table-cell>
          <table:table-cell table:formula="of:=[.C18]-[.I18]" office:value-type="float" office:value="-0.119159999999999" calcext:value-type="float">
            <text:p>-0.11916</text:p>
          </table:table-cell>
          <table:table-cell/>
        </table:table-row>
        <table:table-row table:style-name="ro1">
          <table:table-cell office:value-type="float" office:value="0.223099" calcext:value-type="float">
            <text:p>0.223099</text:p>
          </table:table-cell>
          <table:table-cell office:value-type="float" office:value="-0.909622" calcext:value-type="float">
            <text:p>-0.909622</text:p>
          </table:table-cell>
          <table:table-cell office:value-type="float" office:value="9.63254" calcext:value-type="float">
            <text:p>9.63254</text:p>
          </table:table-cell>
          <table:table-cell office:value-type="float" office:value="-0.510845" calcext:value-type="float">
            <text:p>-0.510845</text:p>
          </table:table-cell>
          <table:table-cell office:value-type="float" office:value="-0.0235975" calcext:value-type="float">
            <text:p>-0.0235975</text:p>
          </table:table-cell>
          <table:table-cell office:value-type="float" office:value="0.0964679" calcext:value-type="float">
            <text:p>0.0964679</text:p>
          </table:table-cell>
          <table:table-cell office:value-type="float" office:value="0.231234" calcext:value-type="float">
            <text:p>0.231234</text:p>
          </table:table-cell>
          <table:table-cell office:value-type="float" office:value="-0.943656" calcext:value-type="float">
            <text:p>-0.943656</text:p>
          </table:table-cell>
          <table:table-cell office:value-type="float" office:value="9.75172" calcext:value-type="float">
            <text:p>9.75172</text:p>
          </table:table-cell>
          <table:table-cell/>
          <table:table-cell table:formula="of:= SQRT(([.G19]-[.A19])^2 + ([.H19]-[.B19])^2 + ([.I19]-[.C19])^2)" office:value-type="float" office:value="0.124210964817926" calcext:value-type="float">
            <text:p>0.1242109648</text:p>
          </table:table-cell>
          <table:table-cell table:formula="of:=[.A19]-[.G19]" office:value-type="float" office:value="-0.008135" calcext:value-type="float">
            <text:p>-0.008135</text:p>
          </table:table-cell>
          <table:table-cell table:formula="of:=[.B19]-[.H19]" office:value-type="float" office:value="0.034034" calcext:value-type="float">
            <text:p>0.034034</text:p>
          </table:table-cell>
          <table:table-cell table:formula="of:=[.C19]-[.I19]" office:value-type="float" office:value="-0.11918" calcext:value-type="float">
            <text:p>-0.11918</text:p>
          </table:table-cell>
          <table:table-cell/>
        </table:table-row>
        <table:table-row table:style-name="ro1">
          <table:table-cell office:value-type="float" office:value="0.223099" calcext:value-type="float">
            <text:p>0.223099</text:p>
          </table:table-cell>
          <table:table-cell office:value-type="float" office:value="-0.909622" calcext:value-type="float">
            <text:p>-0.909622</text:p>
          </table:table-cell>
          <table:table-cell office:value-type="float" office:value="9.63254" calcext:value-type="float">
            <text:p>9.63254</text:p>
          </table:table-cell>
          <table:table-cell office:value-type="float" office:value="-0.510845" calcext:value-type="float">
            <text:p>-0.510845</text:p>
          </table:table-cell>
          <table:table-cell office:value-type="float" office:value="-0.0235975" calcext:value-type="float">
            <text:p>-0.0235975</text:p>
          </table:table-cell>
          <table:table-cell office:value-type="float" office:value="0.0964679" calcext:value-type="float">
            <text:p>0.0964679</text:p>
          </table:table-cell>
          <table:table-cell office:value-type="float" office:value="0.231234" calcext:value-type="float">
            <text:p>0.231234</text:p>
          </table:table-cell>
          <table:table-cell office:value-type="float" office:value="-0.943656" calcext:value-type="float">
            <text:p>-0.943656</text:p>
          </table:table-cell>
          <table:table-cell office:value-type="float" office:value="9.75172" calcext:value-type="float">
            <text:p>9.75172</text:p>
          </table:table-cell>
          <table:table-cell/>
          <table:table-cell table:formula="of:= SQRT(([.G20]-[.A20])^2 + ([.H20]-[.B20])^2 + ([.I20]-[.C20])^2)" office:value-type="float" office:value="0.124210964817926" calcext:value-type="float">
            <text:p>0.1242109648</text:p>
          </table:table-cell>
          <table:table-cell table:formula="of:=[.A20]-[.G20]" office:value-type="float" office:value="-0.008135" calcext:value-type="float">
            <text:p>-0.008135</text:p>
          </table:table-cell>
          <table:table-cell table:formula="of:=[.B20]-[.H20]" office:value-type="float" office:value="0.034034" calcext:value-type="float">
            <text:p>0.034034</text:p>
          </table:table-cell>
          <table:table-cell table:formula="of:=[.C20]-[.I20]" office:value-type="float" office:value="-0.11918" calcext:value-type="float">
            <text:p>-0.11918</text:p>
          </table:table-cell>
          <table:table-cell/>
        </table:table-row>
        <table:table-row table:style-name="ro1">
          <table:table-cell office:value-type="float" office:value="0.254044" calcext:value-type="float">
            <text:p>0.254044</text:p>
          </table:table-cell>
          <table:table-cell office:value-type="float" office:value="-0.881058" calcext:value-type="float">
            <text:p>-0.881058</text:p>
          </table:table-cell>
          <table:table-cell office:value-type="float" office:value="9.68253" calcext:value-type="float">
            <text:p>9.68253</text:p>
          </table:table-cell>
          <table:table-cell office:value-type="float" office:value="-0.510486" calcext:value-type="float">
            <text:p>-0.510486</text:p>
          </table:table-cell>
          <table:table-cell office:value-type="float" office:value="-0.0235492" calcext:value-type="float">
            <text:p>-0.0235492</text:p>
          </table:table-cell>
          <table:table-cell office:value-type="float" office:value="0.0963517" calcext:value-type="float">
            <text:p>0.0963517</text:p>
          </table:table-cell>
          <table:table-cell office:value-type="float" office:value="0.230759" calcext:value-type="float">
            <text:p>0.230759</text:p>
          </table:table-cell>
          <table:table-cell office:value-type="float" office:value="-0.942523" calcext:value-type="float">
            <text:p>-0.942523</text:p>
          </table:table-cell>
          <table:table-cell office:value-type="float" office:value="9.75184" calcext:value-type="float">
            <text:p>9.75184</text:p>
          </table:table-cell>
          <table:table-cell/>
          <table:table-cell table:formula="of:= SQRT(([.G21]-[.A21])^2 + ([.H21]-[.B21])^2 + ([.I21]-[.C21])^2)" office:value-type="float" office:value="0.095519702417878" calcext:value-type="float">
            <text:p>0.0955197024</text:p>
          </table:table-cell>
          <table:table-cell table:formula="of:=[.A21]-[.G21]" office:value-type="float" office:value="0.023285" calcext:value-type="float">
            <text:p>0.023285</text:p>
          </table:table-cell>
          <table:table-cell table:formula="of:=[.B21]-[.H21]" office:value-type="float" office:value="0.061465" calcext:value-type="float">
            <text:p>0.061465</text:p>
          </table:table-cell>
          <table:table-cell table:formula="of:=[.C21]-[.I21]" office:value-type="float" office:value="-0.0693099999999998" calcext:value-type="float">
            <text:p>-0.06931</text:p>
          </table:table-cell>
          <table:table-cell/>
        </table:table-row>
        <table:table-row table:style-name="ro1">
          <table:table-cell office:value-type="float" office:value="0.204056" calcext:value-type="float">
            <text:p>0.204056</text:p>
          </table:table-cell>
          <table:table-cell office:value-type="float" office:value="-0.921524" calcext:value-type="float">
            <text:p>-0.921524</text:p>
          </table:table-cell>
          <table:table-cell office:value-type="float" office:value="9.71823" calcext:value-type="float">
            <text:p>9.71823</text:p>
          </table:table-cell>
          <table:table-cell office:value-type="float" office:value="-0.510486" calcext:value-type="float">
            <text:p>-0.510486</text:p>
          </table:table-cell>
          <table:table-cell office:value-type="float" office:value="-0.0235492" calcext:value-type="float">
            <text:p>-0.0235492</text:p>
          </table:table-cell>
          <table:table-cell office:value-type="float" office:value="0.0963517" calcext:value-type="float">
            <text:p>0.0963517</text:p>
          </table:table-cell>
          <table:table-cell office:value-type="float" office:value="0.230759" calcext:value-type="float">
            <text:p>0.230759</text:p>
          </table:table-cell>
          <table:table-cell office:value-type="float" office:value="-0.942523" calcext:value-type="float">
            <text:p>-0.942523</text:p>
          </table:table-cell>
          <table:table-cell office:value-type="float" office:value="9.75184" calcext:value-type="float">
            <text:p>9.75184</text:p>
          </table:table-cell>
          <table:table-cell/>
          <table:table-cell table:formula="of:= SQRT(([.G22]-[.A22])^2 + ([.H22]-[.B22])^2 + ([.I22]-[.C22])^2)" office:value-type="float" office:value="0.0477874492937211" calcext:value-type="float">
            <text:p>0.0477874493</text:p>
          </table:table-cell>
          <table:table-cell table:formula="of:=[.A22]-[.G22]" office:value-type="float" office:value="-0.026703" calcext:value-type="float">
            <text:p>-0.026703</text:p>
          </table:table-cell>
          <table:table-cell table:formula="of:=[.B22]-[.H22]" office:value-type="float" office:value="0.020999" calcext:value-type="float">
            <text:p>0.020999</text:p>
          </table:table-cell>
          <table:table-cell table:formula="of:=[.C22]-[.I22]" office:value-type="float" office:value="-0.0336099999999995" calcext:value-type="float">
            <text:p>-0.03361</text:p>
          </table:table-cell>
          <table:table-cell/>
        </table:table-row>
        <table:table-row table:style-name="ro1">
          <table:table-cell office:value-type="float" office:value="0.204056" calcext:value-type="float">
            <text:p>0.204056</text:p>
          </table:table-cell>
          <table:table-cell office:value-type="float" office:value="-0.921524" calcext:value-type="float">
            <text:p>-0.921524</text:p>
          </table:table-cell>
          <table:table-cell office:value-type="float" office:value="9.71823" calcext:value-type="float">
            <text:p>9.71823</text:p>
          </table:table-cell>
          <table:table-cell office:value-type="float" office:value="-0.51002" calcext:value-type="float">
            <text:p>-0.51002</text:p>
          </table:table-cell>
          <table:table-cell office:value-type="float" office:value="-0.0236173" calcext:value-type="float">
            <text:p>-0.0236173</text:p>
          </table:table-cell>
          <table:table-cell office:value-type="float" office:value="0.0961265" calcext:value-type="float">
            <text:p>0.0961265</text:p>
          </table:table-cell>
          <table:table-cell office:value-type="float" office:value="0.231426" calcext:value-type="float">
            <text:p>0.231426</text:p>
          </table:table-cell>
          <table:table-cell office:value-type="float" office:value="-0.940325" calcext:value-type="float">
            <text:p>-0.940325</text:p>
          </table:table-cell>
          <table:table-cell office:value-type="float" office:value="9.75204" calcext:value-type="float">
            <text:p>9.75204</text:p>
          </table:table-cell>
          <table:table-cell/>
          <table:table-cell table:formula="of:= SQRT(([.G23]-[.A23])^2 + ([.H23]-[.B23])^2 + ([.I23]-[.C23])^2)" office:value-type="float" office:value="0.0473889290974174" calcext:value-type="float">
            <text:p>0.0473889291</text:p>
          </table:table-cell>
          <table:table-cell table:formula="of:=[.A23]-[.G23]" office:value-type="float" office:value="-0.02737" calcext:value-type="float">
            <text:p>-0.02737</text:p>
          </table:table-cell>
          <table:table-cell table:formula="of:=[.B23]-[.H23]" office:value-type="float" office:value="0.018801" calcext:value-type="float">
            <text:p>0.018801</text:p>
          </table:table-cell>
          <table:table-cell table:formula="of:=[.C23]-[.I23]" office:value-type="float" office:value="-0.0338100000000008" calcext:value-type="float">
            <text:p>-0.03381</text:p>
          </table:table-cell>
          <table:table-cell/>
        </table:table-row>
        <table:table-row table:style-name="ro1">
          <table:table-cell office:value-type="float" office:value="0.261185" calcext:value-type="float">
            <text:p>0.261185</text:p>
          </table:table-cell>
          <table:table-cell office:value-type="float" office:value="-0.916763" calcext:value-type="float">
            <text:p>-0.916763</text:p>
          </table:table-cell>
          <table:table-cell office:value-type="float" office:value="9.65396" calcext:value-type="float">
            <text:p>9.65396</text:p>
          </table:table-cell>
          <table:table-cell office:value-type="float" office:value="-0.51002" calcext:value-type="float">
            <text:p>-0.51002</text:p>
          </table:table-cell>
          <table:table-cell office:value-type="float" office:value="-0.0236173" calcext:value-type="float">
            <text:p>-0.0236173</text:p>
          </table:table-cell>
          <table:table-cell office:value-type="float" office:value="0.0961265" calcext:value-type="float">
            <text:p>0.0961265</text:p>
          </table:table-cell>
          <table:table-cell office:value-type="float" office:value="0.231426" calcext:value-type="float">
            <text:p>0.231426</text:p>
          </table:table-cell>
          <table:table-cell office:value-type="float" office:value="-0.940325" calcext:value-type="float">
            <text:p>-0.940325</text:p>
          </table:table-cell>
          <table:table-cell office:value-type="float" office:value="9.75204" calcext:value-type="float">
            <text:p>9.75204</text:p>
          </table:table-cell>
          <table:table-cell/>
          <table:table-cell table:formula="of:= SQRT(([.G24]-[.A24])^2 + ([.H24]-[.B24])^2 + ([.I24]-[.C24])^2)" office:value-type="float" office:value="0.105168685096849" calcext:value-type="float">
            <text:p>0.1051686851</text:p>
          </table:table-cell>
          <table:table-cell table:formula="of:=[.A24]-[.G24]" office:value-type="float" office:value="0.029759" calcext:value-type="float">
            <text:p>0.029759</text:p>
          </table:table-cell>
          <table:table-cell table:formula="of:=[.B24]-[.H24]" office:value-type="float" office:value="0.023562" calcext:value-type="float">
            <text:p>0.023562</text:p>
          </table:table-cell>
          <table:table-cell table:formula="of:=[.C24]-[.I24]" office:value-type="float" office:value="-0.0980800000000013" calcext:value-type="float">
            <text:p>-0.09808</text:p>
          </table:table-cell>
          <table:table-cell/>
        </table:table-row>
        <table:table-row table:style-name="ro1">
          <table:table-cell office:value-type="float" office:value="0.261185" calcext:value-type="float">
            <text:p>0.261185</text:p>
          </table:table-cell>
          <table:table-cell office:value-type="float" office:value="-0.916763" calcext:value-type="float">
            <text:p>-0.916763</text:p>
          </table:table-cell>
          <table:table-cell office:value-type="float" office:value="9.65396" calcext:value-type="float">
            <text:p>9.65396</text:p>
          </table:table-cell>
          <table:table-cell office:value-type="float" office:value="-0.509669" calcext:value-type="float">
            <text:p>-0.509669</text:p>
          </table:table-cell>
          <table:table-cell office:value-type="float" office:value="-0.0234957" calcext:value-type="float">
            <text:p>-0.0234957</text:p>
          </table:table-cell>
          <table:table-cell office:value-type="float" office:value="0.0960548" calcext:value-type="float">
            <text:p>0.0960548</text:p>
          </table:table-cell>
          <table:table-cell office:value-type="float" office:value="0.230236" calcext:value-type="float">
            <text:p>0.230236</text:p>
          </table:table-cell>
          <table:table-cell office:value-type="float" office:value="-0.939629" calcext:value-type="float">
            <text:p>-0.939629</text:p>
          </table:table-cell>
          <table:table-cell office:value-type="float" office:value="9.75213" calcext:value-type="float">
            <text:p>9.75213</text:p>
          </table:table-cell>
          <table:table-cell/>
          <table:table-cell table:formula="of:= SQRT(([.G25]-[.A25])^2 + ([.H25]-[.B25])^2 + ([.I25]-[.C25])^2)" office:value-type="float" office:value="0.105442133215333" calcext:value-type="float">
            <text:p>0.1054421332</text:p>
          </table:table-cell>
          <table:table-cell table:formula="of:=[.A25]-[.G25]" office:value-type="float" office:value="0.030949" calcext:value-type="float">
            <text:p>0.030949</text:p>
          </table:table-cell>
          <table:table-cell table:formula="of:=[.B25]-[.H25]" office:value-type="float" office:value="0.0228659999999999" calcext:value-type="float">
            <text:p>0.022866</text:p>
          </table:table-cell>
          <table:table-cell table:formula="of:=[.C25]-[.I25]" office:value-type="float" office:value="-0.0981699999999996" calcext:value-type="float">
            <text:p>-0.09817</text:p>
          </table:table-cell>
          <table:table-cell/>
        </table:table-row>
        <table:table-row table:style-name="ro1">
          <table:table-cell office:value-type="float" office:value="0.23024" calcext:value-type="float">
            <text:p>0.23024</text:p>
          </table:table-cell>
          <table:table-cell office:value-type="float" office:value="-0.919144" calcext:value-type="float">
            <text:p>-0.919144</text:p>
          </table:table-cell>
          <table:table-cell office:value-type="float" office:value="9.64444" calcext:value-type="float">
            <text:p>9.64444</text:p>
          </table:table-cell>
          <table:table-cell office:value-type="float" office:value="-0.50961" calcext:value-type="float">
            <text:p>-0.50961</text:p>
          </table:table-cell>
          <table:table-cell office:value-type="float" office:value="-0.0235491" calcext:value-type="float">
            <text:p>-0.0235491</text:p>
          </table:table-cell>
          <table:table-cell office:value-type="float" office:value="0.0960008" calcext:value-type="float">
            <text:p>0.0960008</text:p>
          </table:table-cell>
          <table:table-cell office:value-type="float" office:value="0.230761" calcext:value-type="float">
            <text:p>0.230761</text:p>
          </table:table-cell>
          <table:table-cell office:value-type="float" office:value="-0.939105" calcext:value-type="float">
            <text:p>-0.939105</text:p>
          </table:table-cell>
          <table:table-cell office:value-type="float" office:value="9.75217" calcext:value-type="float">
            <text:p>9.75217</text:p>
          </table:table-cell>
          <table:table-cell/>
          <table:table-cell table:formula="of:= SQRT(([.G26]-[.A26])^2 + ([.H26]-[.B26])^2 + ([.I26]-[.C26])^2)" office:value-type="float" office:value="0.109564893382872" calcext:value-type="float">
            <text:p>0.1095648934</text:p>
          </table:table-cell>
          <table:table-cell table:formula="of:=[.A26]-[.G26]" office:value-type="float" office:value="-0.000520999999999966" calcext:value-type="float">
            <text:p>-0.000521</text:p>
          </table:table-cell>
          <table:table-cell table:formula="of:=[.B26]-[.H26]" office:value-type="float" office:value="0.019961" calcext:value-type="float">
            <text:p>0.019961</text:p>
          </table:table-cell>
          <table:table-cell table:formula="of:=[.C26]-[.I26]" office:value-type="float" office:value="-0.10773" calcext:value-type="float">
            <text:p>-0.10773</text:p>
          </table:table-cell>
          <table:table-cell/>
        </table:table-row>
        <table:table-row table:style-name="ro1">
          <table:table-cell office:value-type="float" office:value="0.23024" calcext:value-type="float">
            <text:p>0.23024</text:p>
          </table:table-cell>
          <table:table-cell office:value-type="float" office:value="-0.919144" calcext:value-type="float">
            <text:p>-0.919144</text:p>
          </table:table-cell>
          <table:table-cell office:value-type="float" office:value="9.64444" calcext:value-type="float">
            <text:p>9.64444</text:p>
          </table:table-cell>
          <table:table-cell office:value-type="float" office:value="-0.50961" calcext:value-type="float">
            <text:p>-0.50961</text:p>
          </table:table-cell>
          <table:table-cell office:value-type="float" office:value="-0.0235491" calcext:value-type="float">
            <text:p>-0.0235491</text:p>
          </table:table-cell>
          <table:table-cell office:value-type="float" office:value="0.0960008" calcext:value-type="float">
            <text:p>0.0960008</text:p>
          </table:table-cell>
          <table:table-cell office:value-type="float" office:value="0.230761" calcext:value-type="float">
            <text:p>0.230761</text:p>
          </table:table-cell>
          <table:table-cell office:value-type="float" office:value="-0.939105" calcext:value-type="float">
            <text:p>-0.939105</text:p>
          </table:table-cell>
          <table:table-cell office:value-type="float" office:value="9.75217" calcext:value-type="float">
            <text:p>9.75217</text:p>
          </table:table-cell>
          <table:table-cell/>
          <table:table-cell table:formula="of:= SQRT(([.G27]-[.A27])^2 + ([.H27]-[.B27])^2 + ([.I27]-[.C27])^2)" office:value-type="float" office:value="0.109564893382872" calcext:value-type="float">
            <text:p>0.1095648934</text:p>
          </table:table-cell>
          <table:table-cell table:formula="of:=[.A27]-[.G27]" office:value-type="float" office:value="-0.000520999999999966" calcext:value-type="float">
            <text:p>-0.000521</text:p>
          </table:table-cell>
          <table:table-cell table:formula="of:=[.B27]-[.H27]" office:value-type="float" office:value="0.019961" calcext:value-type="float">
            <text:p>0.019961</text:p>
          </table:table-cell>
          <table:table-cell table:formula="of:=[.C27]-[.I27]" office:value-type="float" office:value="-0.10773" calcext:value-type="float">
            <text:p>-0.10773</text:p>
          </table:table-cell>
          <table:table-cell/>
        </table:table-row>
        <table:table-row table:style-name="ro1">
          <table:table-cell office:value-type="float" office:value="0.256424" calcext:value-type="float">
            <text:p>0.256424</text:p>
          </table:table-cell>
          <table:table-cell office:value-type="float" office:value="-0.95723" calcext:value-type="float">
            <text:p>-0.95723</text:p>
          </table:table-cell>
          <table:table-cell office:value-type="float" office:value="9.63016" calcext:value-type="float">
            <text:p>9.63016</text:p>
          </table:table-cell>
          <table:table-cell office:value-type="float" office:value="-0.509449" calcext:value-type="float">
            <text:p>-0.509449</text:p>
          </table:table-cell>
          <table:table-cell office:value-type="float" office:value="-0.0235079" calcext:value-type="float">
            <text:p>-0.0235079</text:p>
          </table:table-cell>
          <table:table-cell office:value-type="float" office:value="0.09596" calcext:value-type="float">
            <text:p>0.09596</text:p>
          </table:table-cell>
          <table:table-cell office:value-type="float" office:value="0.230356" calcext:value-type="float">
            <text:p>0.230356</text:p>
          </table:table-cell>
          <table:table-cell office:value-type="float" office:value="-0.938706" calcext:value-type="float">
            <text:p>-0.938706</text:p>
          </table:table-cell>
          <table:table-cell office:value-type="float" office:value="9.75222" calcext:value-type="float">
            <text:p>9.75222</text:p>
          </table:table-cell>
          <table:table-cell/>
          <table:table-cell table:formula="of:= SQRT(([.G28]-[.A28])^2 + ([.H28]-[.B28])^2 + ([.I28]-[.C28])^2)" office:value-type="float" office:value="0.126179724203217" calcext:value-type="float">
            <text:p>0.1261797242</text:p>
          </table:table-cell>
          <table:table-cell table:formula="of:=[.A28]-[.G28]" office:value-type="float" office:value="0.026068" calcext:value-type="float">
            <text:p>0.026068</text:p>
          </table:table-cell>
          <table:table-cell table:formula="of:=[.B28]-[.H28]" office:value-type="float" office:value="-0.0185240000000001" calcext:value-type="float">
            <text:p>-0.018524</text:p>
          </table:table-cell>
          <table:table-cell table:formula="of:=[.C28]-[.I28]" office:value-type="float" office:value="-0.122059999999999" calcext:value-type="float">
            <text:p>-0.12206</text:p>
          </table:table-cell>
          <table:table-cell/>
        </table:table-row>
        <table:table-row table:style-name="ro1">
          <table:table-cell office:value-type="float" office:value="0.256424" calcext:value-type="float">
            <text:p>0.256424</text:p>
          </table:table-cell>
          <table:table-cell office:value-type="float" office:value="-0.95723" calcext:value-type="float">
            <text:p>-0.95723</text:p>
          </table:table-cell>
          <table:table-cell office:value-type="float" office:value="9.63016" calcext:value-type="float">
            <text:p>9.63016</text:p>
          </table:table-cell>
          <table:table-cell office:value-type="float" office:value="-0.509449" calcext:value-type="float">
            <text:p>-0.509449</text:p>
          </table:table-cell>
          <table:table-cell office:value-type="float" office:value="-0.0235079" calcext:value-type="float">
            <text:p>-0.0235079</text:p>
          </table:table-cell>
          <table:table-cell office:value-type="float" office:value="0.09596" calcext:value-type="float">
            <text:p>0.09596</text:p>
          </table:table-cell>
          <table:table-cell office:value-type="float" office:value="0.230356" calcext:value-type="float">
            <text:p>0.230356</text:p>
          </table:table-cell>
          <table:table-cell office:value-type="float" office:value="-0.938706" calcext:value-type="float">
            <text:p>-0.938706</text:p>
          </table:table-cell>
          <table:table-cell office:value-type="float" office:value="9.75222" calcext:value-type="float">
            <text:p>9.75222</text:p>
          </table:table-cell>
          <table:table-cell/>
          <table:table-cell table:formula="of:= SQRT(([.G29]-[.A29])^2 + ([.H29]-[.B29])^2 + ([.I29]-[.C29])^2)" office:value-type="float" office:value="0.126179724203217" calcext:value-type="float">
            <text:p>0.1261797242</text:p>
          </table:table-cell>
          <table:table-cell table:formula="of:=[.A29]-[.G29]" office:value-type="float" office:value="0.026068" calcext:value-type="float">
            <text:p>0.026068</text:p>
          </table:table-cell>
          <table:table-cell table:formula="of:=[.B29]-[.H29]" office:value-type="float" office:value="-0.0185240000000001" calcext:value-type="float">
            <text:p>-0.018524</text:p>
          </table:table-cell>
          <table:table-cell table:formula="of:=[.C29]-[.I29]" office:value-type="float" office:value="-0.122059999999999" calcext:value-type="float">
            <text:p>-0.12206</text:p>
          </table:table-cell>
          <table:table-cell/>
        </table:table-row>
        <table:table-row table:style-name="ro1">
          <table:table-cell office:value-type="float" office:value="0.218338" calcext:value-type="float">
            <text:p>0.218338</text:p>
          </table:table-cell>
          <table:table-cell office:value-type="float" office:value="-0.935806" calcext:value-type="float">
            <text:p>-0.935806</text:p>
          </table:table-cell>
          <table:table-cell office:value-type="float" office:value="9.6611" calcext:value-type="float">
            <text:p>9.6611</text:p>
          </table:table-cell>
          <table:table-cell office:value-type="float" office:value="-0.509842" calcext:value-type="float">
            <text:p>-0.509842</text:p>
          </table:table-cell>
          <table:table-cell office:value-type="float" office:value="-0.0235985" calcext:value-type="float">
            <text:p>-0.0235985</text:p>
          </table:table-cell>
          <table:table-cell office:value-type="float" office:value="0.0960659" calcext:value-type="float">
            <text:p>0.0960659</text:p>
          </table:table-cell>
          <table:table-cell office:value-type="float" office:value="0.231244" calcext:value-type="float">
            <text:p>0.231244</text:p>
          </table:table-cell>
          <table:table-cell office:value-type="float" office:value="-0.939737" calcext:value-type="float">
            <text:p>-0.939737</text:p>
          </table:table-cell>
          <table:table-cell office:value-type="float" office:value="9.7521" calcext:value-type="float">
            <text:p>9.7521</text:p>
          </table:table-cell>
          <table:table-cell/>
          <table:table-cell table:formula="of:= SQRT(([.G30]-[.A30])^2 + ([.H30]-[.B30])^2 + ([.I30]-[.C30])^2)" office:value-type="float" office:value="0.0919946606983264" calcext:value-type="float">
            <text:p>0.0919946607</text:p>
          </table:table-cell>
          <table:table-cell table:formula="of:=[.A30]-[.G30]" office:value-type="float" office:value="-0.012906" calcext:value-type="float">
            <text:p>-0.012906</text:p>
          </table:table-cell>
          <table:table-cell table:formula="of:=[.B30]-[.H30]" office:value-type="float" office:value="0.00393100000000002" calcext:value-type="float">
            <text:p>0.003931</text:p>
          </table:table-cell>
          <table:table-cell table:formula="of:=[.C30]-[.I30]" office:value-type="float" office:value="-0.0910000000000011" calcext:value-type="float">
            <text:p>-0.091</text:p>
          </table:table-cell>
          <table:table-cell/>
        </table:table-row>
        <table:table-row table:style-name="ro1">
          <table:table-cell office:value-type="float" office:value="0.218338" calcext:value-type="float">
            <text:p>0.218338</text:p>
          </table:table-cell>
          <table:table-cell office:value-type="float" office:value="-0.935806" calcext:value-type="float">
            <text:p>-0.935806</text:p>
          </table:table-cell>
          <table:table-cell office:value-type="float" office:value="9.6611" calcext:value-type="float">
            <text:p>9.6611</text:p>
          </table:table-cell>
          <table:table-cell office:value-type="float" office:value="-0.509842" calcext:value-type="float">
            <text:p>-0.509842</text:p>
          </table:table-cell>
          <table:table-cell office:value-type="float" office:value="-0.0235985" calcext:value-type="float">
            <text:p>-0.0235985</text:p>
          </table:table-cell>
          <table:table-cell office:value-type="float" office:value="0.0960659" calcext:value-type="float">
            <text:p>0.0960659</text:p>
          </table:table-cell>
          <table:table-cell office:value-type="float" office:value="0.231244" calcext:value-type="float">
            <text:p>0.231244</text:p>
          </table:table-cell>
          <table:table-cell office:value-type="float" office:value="-0.939737" calcext:value-type="float">
            <text:p>-0.939737</text:p>
          </table:table-cell>
          <table:table-cell office:value-type="float" office:value="9.7521" calcext:value-type="float">
            <text:p>9.7521</text:p>
          </table:table-cell>
          <table:table-cell/>
          <table:table-cell table:formula="of:= SQRT(([.G31]-[.A31])^2 + ([.H31]-[.B31])^2 + ([.I31]-[.C31])^2)" office:value-type="float" office:value="0.0919946606983264" calcext:value-type="float">
            <text:p>0.0919946607</text:p>
          </table:table-cell>
          <table:table-cell table:formula="of:=[.A31]-[.G31]" office:value-type="float" office:value="-0.012906" calcext:value-type="float">
            <text:p>-0.012906</text:p>
          </table:table-cell>
          <table:table-cell table:formula="of:=[.B31]-[.H31]" office:value-type="float" office:value="0.00393100000000002" calcext:value-type="float">
            <text:p>0.003931</text:p>
          </table:table-cell>
          <table:table-cell table:formula="of:=[.C31]-[.I31]" office:value-type="float" office:value="-0.0910000000000011" calcext:value-type="float">
            <text:p>-0.091</text:p>
          </table:table-cell>
          <table:table-cell/>
        </table:table-row>
        <table:table-row table:style-name="ro1">
          <table:table-cell office:value-type="float" office:value="0.227859" calcext:value-type="float">
            <text:p>0.227859</text:p>
          </table:table-cell>
          <table:table-cell office:value-type="float" office:value="-0.935806" calcext:value-type="float">
            <text:p>-0.935806</text:p>
          </table:table-cell>
          <table:table-cell office:value-type="float" office:value="9.64682" calcext:value-type="float">
            <text:p>9.64682</text:p>
          </table:table-cell>
          <table:table-cell office:value-type="float" office:value="-0.509876" calcext:value-type="float">
            <text:p>-0.509876</text:p>
          </table:table-cell>
          <table:table-cell office:value-type="float" office:value="-0.0235552" calcext:value-type="float">
            <text:p>-0.0235552</text:p>
          </table:table-cell>
          <table:table-cell office:value-type="float" office:value="0.0961042" calcext:value-type="float">
            <text:p>0.0961042</text:p>
          </table:table-cell>
          <table:table-cell office:value-type="float" office:value="0.230818" calcext:value-type="float">
            <text:p>0.230818</text:p>
          </table:table-cell>
          <table:table-cell office:value-type="float" office:value="-0.940109" calcext:value-type="float">
            <text:p>-0.940109</text:p>
          </table:table-cell>
          <table:table-cell office:value-type="float" office:value="9.75207" calcext:value-type="float">
            <text:p>9.75207</text:p>
          </table:table-cell>
          <table:table-cell/>
          <table:table-cell table:formula="of:= SQRT(([.G32]-[.A32])^2 + ([.H32]-[.B32])^2 + ([.I32]-[.C32])^2)" office:value-type="float" office:value="0.105379476132689" calcext:value-type="float">
            <text:p>0.1053794761</text:p>
          </table:table-cell>
          <table:table-cell table:formula="of:=[.A32]-[.G32]" office:value-type="float" office:value="-0.00295900000000002" calcext:value-type="float">
            <text:p>-0.002959</text:p>
          </table:table-cell>
          <table:table-cell table:formula="of:=[.B32]-[.H32]" office:value-type="float" office:value="0.00430300000000006" calcext:value-type="float">
            <text:p>0.004303</text:p>
          </table:table-cell>
          <table:table-cell table:formula="of:=[.C32]-[.I32]" office:value-type="float" office:value="-0.10525" calcext:value-type="float">
            <text:p>-0.10525</text:p>
          </table:table-cell>
          <table:table-cell/>
        </table:table-row>
        <table:table-row table:style-name="ro1">
          <table:table-cell office:value-type="float" office:value="0.239761" calcext:value-type="float">
            <text:p>0.239761</text:p>
          </table:table-cell>
          <table:table-cell office:value-type="float" office:value="-0.976273" calcext:value-type="float">
            <text:p>-0.976273</text:p>
          </table:table-cell>
          <table:table-cell office:value-type="float" office:value="9.62778" calcext:value-type="float">
            <text:p>9.62778</text:p>
          </table:table-cell>
          <table:table-cell office:value-type="float" office:value="-0.509876" calcext:value-type="float">
            <text:p>-0.509876</text:p>
          </table:table-cell>
          <table:table-cell office:value-type="float" office:value="-0.0235552" calcext:value-type="float">
            <text:p>-0.0235552</text:p>
          </table:table-cell>
          <table:table-cell office:value-type="float" office:value="0.0961042" calcext:value-type="float">
            <text:p>0.0961042</text:p>
          </table:table-cell>
          <table:table-cell office:value-type="float" office:value="0.230818" calcext:value-type="float">
            <text:p>0.230818</text:p>
          </table:table-cell>
          <table:table-cell office:value-type="float" office:value="-0.940109" calcext:value-type="float">
            <text:p>-0.940109</text:p>
          </table:table-cell>
          <table:table-cell office:value-type="float" office:value="9.75207" calcext:value-type="float">
            <text:p>9.75207</text:p>
          </table:table-cell>
          <table:table-cell/>
          <table:table-cell table:formula="of:= SQRT(([.G33]-[.A33])^2 + ([.H33]-[.B33])^2 + ([.I33]-[.C33])^2)" office:value-type="float" office:value="0.129752904572499" calcext:value-type="float">
            <text:p>0.1297529046</text:p>
          </table:table-cell>
          <table:table-cell table:formula="of:=[.A33]-[.G33]" office:value-type="float" office:value="0.00894300000000001" calcext:value-type="float">
            <text:p>0.008943</text:p>
          </table:table-cell>
          <table:table-cell table:formula="of:=[.B33]-[.H33]" office:value-type="float" office:value="-0.036164" calcext:value-type="float">
            <text:p>-0.036164</text:p>
          </table:table-cell>
          <table:table-cell table:formula="of:=[.C33]-[.I33]" office:value-type="float" office:value="-0.12429" calcext:value-type="float">
            <text:p>-0.12429</text:p>
          </table:table-cell>
          <table:table-cell/>
        </table:table-row>
        <table:table-row table:style-name="ro1">
          <table:table-cell office:value-type="float" office:value="0.239761" calcext:value-type="float">
            <text:p>0.239761</text:p>
          </table:table-cell>
          <table:table-cell office:value-type="float" office:value="-0.976273" calcext:value-type="float">
            <text:p>-0.976273</text:p>
          </table:table-cell>
          <table:table-cell office:value-type="float" office:value="9.62778" calcext:value-type="float">
            <text:p>9.62778</text:p>
          </table:table-cell>
          <table:table-cell office:value-type="float" office:value="-0.509981" calcext:value-type="float">
            <text:p>-0.509981</text:p>
          </table:table-cell>
          <table:table-cell office:value-type="float" office:value="-0.0235371" calcext:value-type="float">
            <text:p>-0.0235371</text:p>
          </table:table-cell>
          <table:table-cell office:value-type="float" office:value="0.096156" calcext:value-type="float">
            <text:p>0.096156</text:p>
          </table:table-cell>
          <table:table-cell office:value-type="float" office:value="0.230643" calcext:value-type="float">
            <text:p>0.230643</text:p>
          </table:table-cell>
          <table:table-cell office:value-type="float" office:value="-0.940618" calcext:value-type="float">
            <text:p>-0.940618</text:p>
          </table:table-cell>
          <table:table-cell office:value-type="float" office:value="9.75203" calcext:value-type="float">
            <text:p>9.75203</text:p>
          </table:table-cell>
          <table:table-cell/>
          <table:table-cell table:formula="of:= SQRT(([.G34]-[.A34])^2 + ([.H34]-[.B34])^2 + ([.I34]-[.C34])^2)" office:value-type="float" office:value="0.129585799565384" calcext:value-type="float">
            <text:p>0.1295857996</text:p>
          </table:table-cell>
          <table:table-cell table:formula="of:=[.A34]-[.G34]" office:value-type="float" office:value="0.00911800000000001" calcext:value-type="float">
            <text:p>0.009118</text:p>
          </table:table-cell>
          <table:table-cell table:formula="of:=[.B34]-[.H34]" office:value-type="float" office:value="-0.035655" calcext:value-type="float">
            <text:p>-0.035655</text:p>
          </table:table-cell>
          <table:table-cell table:formula="of:=[.C34]-[.I34]" office:value-type="float" office:value="-0.12425" calcext:value-type="float">
            <text:p>-0.12425</text:p>
          </table:table-cell>
          <table:table-cell/>
        </table:table-row>
        <table:table-row table:style-name="ro1">
          <table:table-cell office:value-type="float" office:value="0.254044" calcext:value-type="float">
            <text:p>0.254044</text:p>
          </table:table-cell>
          <table:table-cell office:value-type="float" office:value="-0.912003" calcext:value-type="float">
            <text:p>-0.912003</text:p>
          </table:table-cell>
          <table:table-cell office:value-type="float" office:value="9.61111" calcext:value-type="float">
            <text:p>9.61111</text:p>
          </table:table-cell>
          <table:table-cell office:value-type="float" office:value="-0.509981" calcext:value-type="float">
            <text:p>-0.509981</text:p>
          </table:table-cell>
          <table:table-cell office:value-type="float" office:value="-0.0235371" calcext:value-type="float">
            <text:p>-0.0235371</text:p>
          </table:table-cell>
          <table:table-cell office:value-type="float" office:value="0.096156" calcext:value-type="float">
            <text:p>0.096156</text:p>
          </table:table-cell>
          <table:table-cell office:value-type="float" office:value="0.230643" calcext:value-type="float">
            <text:p>0.230643</text:p>
          </table:table-cell>
          <table:table-cell office:value-type="float" office:value="-0.940618" calcext:value-type="float">
            <text:p>-0.940618</text:p>
          </table:table-cell>
          <table:table-cell office:value-type="float" office:value="9.75203" calcext:value-type="float">
            <text:p>9.75203</text:p>
          </table:table-cell>
          <table:table-cell/>
          <table:table-cell table:formula="of:= SQRT(([.G35]-[.A35])^2 + ([.H35]-[.B35])^2 + ([.I35]-[.C35])^2)" office:value-type="float" office:value="0.14568758157784" calcext:value-type="float">
            <text:p>0.1456875816</text:p>
          </table:table-cell>
          <table:table-cell table:formula="of:=[.A35]-[.G35]" office:value-type="float" office:value="0.023401" calcext:value-type="float">
            <text:p>0.023401</text:p>
          </table:table-cell>
          <table:table-cell table:formula="of:=[.B35]-[.H35]" office:value-type="float" office:value="0.0286149999999999" calcext:value-type="float">
            <text:p>0.028615</text:p>
          </table:table-cell>
          <table:table-cell table:formula="of:=[.C35]-[.I35]" office:value-type="float" office:value="-0.14092" calcext:value-type="float">
            <text:p>-0.14092</text:p>
          </table:table-cell>
          <table:table-cell/>
        </table:table-row>
        <table:table-row table:style-name="ro1">
          <table:table-cell office:value-type="float" office:value="0.254044" calcext:value-type="float">
            <text:p>0.254044</text:p>
          </table:table-cell>
          <table:table-cell office:value-type="float" office:value="-0.912003" calcext:value-type="float">
            <text:p>-0.912003</text:p>
          </table:table-cell>
          <table:table-cell office:value-type="float" office:value="9.61111" calcext:value-type="float">
            <text:p>9.61111</text:p>
          </table:table-cell>
          <table:table-cell office:value-type="float" office:value="-0.510462" calcext:value-type="float">
            <text:p>-0.510462</text:p>
          </table:table-cell>
          <table:table-cell office:value-type="float" office:value="-0.0235467" calcext:value-type="float">
            <text:p>-0.0235467</text:p>
          </table:table-cell>
          <table:table-cell office:value-type="float" office:value="0.0963432" calcext:value-type="float">
            <text:p>0.0963432</text:p>
          </table:table-cell>
          <table:table-cell office:value-type="float" office:value="0.230737" calcext:value-type="float">
            <text:p>0.230737</text:p>
          </table:table-cell>
          <table:table-cell office:value-type="float" office:value="-0.942445" calcext:value-type="float">
            <text:p>-0.942445</text:p>
          </table:table-cell>
          <table:table-cell office:value-type="float" office:value="9.75185" calcext:value-type="float">
            <text:p>9.75185</text:p>
          </table:table-cell>
          <table:table-cell/>
          <table:table-cell table:formula="of:= SQRT(([.G36]-[.A36])^2 + ([.H36]-[.B36])^2 + ([.I36]-[.C36])^2)" office:value-type="float" office:value="0.145868705392897" calcext:value-type="float">
            <text:p>0.1458687054</text:p>
          </table:table-cell>
          <table:table-cell table:formula="of:=[.A36]-[.G36]" office:value-type="float" office:value="0.023307" calcext:value-type="float">
            <text:p>0.023307</text:p>
          </table:table-cell>
          <table:table-cell table:formula="of:=[.B36]-[.H36]" office:value-type="float" office:value="0.030442" calcext:value-type="float">
            <text:p>0.030442</text:p>
          </table:table-cell>
          <table:table-cell table:formula="of:=[.C36]-[.I36]" office:value-type="float" office:value="-0.140739999999999" calcext:value-type="float">
            <text:p>-0.14074</text:p>
          </table:table-cell>
          <table:table-cell/>
        </table:table-row>
        <table:table-row table:style-name="ro1">
          <table:table-cell office:value-type="float" office:value="0.208817" calcext:value-type="float">
            <text:p>0.208817</text:p>
          </table:table-cell>
          <table:table-cell office:value-type="float" office:value="-0.923904" calcext:value-type="float">
            <text:p>-0.923904</text:p>
          </table:table-cell>
          <table:table-cell office:value-type="float" office:value="9.64206" calcext:value-type="float">
            <text:p>9.64206</text:p>
          </table:table-cell>
          <table:table-cell office:value-type="float" office:value="-0.51035" calcext:value-type="float">
            <text:p>-0.51035</text:p>
          </table:table-cell>
          <table:table-cell office:value-type="float" office:value="-0.023601" calcext:value-type="float">
            <text:p>-0.023601</text:p>
          </table:table-cell>
          <table:table-cell office:value-type="float" office:value="0.0962679" calcext:value-type="float">
            <text:p>0.0962679</text:p>
          </table:table-cell>
          <table:table-cell office:value-type="float" office:value="0.231268" calcext:value-type="float">
            <text:p>0.231268</text:p>
          </table:table-cell>
          <table:table-cell office:value-type="float" office:value="-0.941706" calcext:value-type="float">
            <text:p>-0.941706</text:p>
          </table:table-cell>
          <table:table-cell office:value-type="float" office:value="9.75191" calcext:value-type="float">
            <text:p>9.75191</text:p>
          </table:table-cell>
          <table:table-cell/>
          <table:table-cell table:formula="of:= SQRT(([.G37]-[.A37])^2 + ([.H37]-[.B37])^2 + ([.I37]-[.C37])^2)" office:value-type="float" office:value="0.113525244351201" calcext:value-type="float">
            <text:p>0.1135252444</text:p>
          </table:table-cell>
          <table:table-cell table:formula="of:=[.A37]-[.G37]" office:value-type="float" office:value="-0.022451" calcext:value-type="float">
            <text:p>-0.022451</text:p>
          </table:table-cell>
          <table:table-cell table:formula="of:=[.B37]-[.H37]" office:value-type="float" office:value="0.017802" calcext:value-type="float">
            <text:p>0.017802</text:p>
          </table:table-cell>
          <table:table-cell table:formula="of:=[.C37]-[.I37]" office:value-type="float" office:value="-0.10985" calcext:value-type="float">
            <text:p>-0.10985</text:p>
          </table:table-cell>
          <table:table-cell/>
        </table:table-row>
        <table:table-row table:style-name="ro1">
          <table:table-cell office:value-type="float" office:value="0.208817" calcext:value-type="float">
            <text:p>0.208817</text:p>
          </table:table-cell>
          <table:table-cell office:value-type="float" office:value="-0.923904" calcext:value-type="float">
            <text:p>-0.923904</text:p>
          </table:table-cell>
          <table:table-cell office:value-type="float" office:value="9.64206" calcext:value-type="float">
            <text:p>9.64206</text:p>
          </table:table-cell>
          <table:table-cell office:value-type="float" office:value="-0.51035" calcext:value-type="float">
            <text:p>-0.51035</text:p>
          </table:table-cell>
          <table:table-cell office:value-type="float" office:value="-0.023601" calcext:value-type="float">
            <text:p>-0.023601</text:p>
          </table:table-cell>
          <table:table-cell office:value-type="float" office:value="0.0962679" calcext:value-type="float">
            <text:p>0.0962679</text:p>
          </table:table-cell>
          <table:table-cell office:value-type="float" office:value="0.231268" calcext:value-type="float">
            <text:p>0.231268</text:p>
          </table:table-cell>
          <table:table-cell office:value-type="float" office:value="-0.941706" calcext:value-type="float">
            <text:p>-0.941706</text:p>
          </table:table-cell>
          <table:table-cell office:value-type="float" office:value="9.75191" calcext:value-type="float">
            <text:p>9.75191</text:p>
          </table:table-cell>
          <table:table-cell/>
          <table:table-cell table:formula="of:= SQRT(([.G38]-[.A38])^2 + ([.H38]-[.B38])^2 + ([.I38]-[.C38])^2)" office:value-type="float" office:value="0.113525244351201" calcext:value-type="float">
            <text:p>0.1135252444</text:p>
          </table:table-cell>
          <table:table-cell table:formula="of:=[.A38]-[.G38]" office:value-type="float" office:value="-0.022451" calcext:value-type="float">
            <text:p>-0.022451</text:p>
          </table:table-cell>
          <table:table-cell table:formula="of:=[.B38]-[.H38]" office:value-type="float" office:value="0.017802" calcext:value-type="float">
            <text:p>0.017802</text:p>
          </table:table-cell>
          <table:table-cell table:formula="of:=[.C38]-[.I38]" office:value-type="float" office:value="-0.10985" calcext:value-type="float">
            <text:p>-0.10985</text:p>
          </table:table-cell>
          <table:table-cell/>
        </table:table-row>
        <table:table-row table:style-name="ro1">
          <table:table-cell office:value-type="float" office:value="0.268326" calcext:value-type="float">
            <text:p>0.268326</text:p>
          </table:table-cell>
          <table:table-cell office:value-type="float" office:value="-0.907242" calcext:value-type="float">
            <text:p>-0.907242</text:p>
          </table:table-cell>
          <table:table-cell office:value-type="float" office:value="9.62064" calcext:value-type="float">
            <text:p>9.62064</text:p>
          </table:table-cell>
          <table:table-cell office:value-type="float" office:value="-0.510061" calcext:value-type="float">
            <text:p>-0.510061</text:p>
          </table:table-cell>
          <table:table-cell office:value-type="float" office:value="-0.023512" calcext:value-type="float">
            <text:p>-0.023512</text:p>
          </table:table-cell>
          <table:table-cell office:value-type="float" office:value="0.0962025" calcext:value-type="float">
            <text:p>0.0962025</text:p>
          </table:table-cell>
          <table:table-cell office:value-type="float" office:value="0.230396" calcext:value-type="float">
            <text:p>0.230396</text:p>
          </table:table-cell>
          <table:table-cell office:value-type="float" office:value="-0.94107" calcext:value-type="float">
            <text:p>-0.94107</text:p>
          </table:table-cell>
          <table:table-cell office:value-type="float" office:value="9.75199" calcext:value-type="float">
            <text:p>9.75199</text:p>
          </table:table-cell>
          <table:table-cell/>
          <table:table-cell table:formula="of:= SQRT(([.G39]-[.A39])^2 + ([.H39]-[.B39])^2 + ([.I39]-[.C39])^2)" office:value-type="float" office:value="0.140839770604754" calcext:value-type="float">
            <text:p>0.1408397706</text:p>
          </table:table-cell>
          <table:table-cell table:formula="of:=[.A39]-[.G39]" office:value-type="float" office:value="0.03793" calcext:value-type="float">
            <text:p>0.03793</text:p>
          </table:table-cell>
          <table:table-cell table:formula="of:=[.B39]-[.H39]" office:value-type="float" office:value="0.0338280000000001" calcext:value-type="float">
            <text:p>0.033828</text:p>
          </table:table-cell>
          <table:table-cell table:formula="of:=[.C39]-[.I39]" office:value-type="float" office:value="-0.131349999999999" calcext:value-type="float">
            <text:p>-0.13135</text:p>
          </table:table-cell>
          <table:table-cell/>
        </table:table-row>
        <table:table-row table:style-name="ro1">
          <table:table-cell office:value-type="float" office:value="0.268326" calcext:value-type="float">
            <text:p>0.268326</text:p>
          </table:table-cell>
          <table:table-cell office:value-type="float" office:value="-0.935806" calcext:value-type="float">
            <text:p>-0.935806</text:p>
          </table:table-cell>
          <table:table-cell office:value-type="float" office:value="9.61826" calcext:value-type="float">
            <text:p>9.61826</text:p>
          </table:table-cell>
          <table:table-cell office:value-type="float" office:value="-0.510061" calcext:value-type="float">
            <text:p>-0.510061</text:p>
          </table:table-cell>
          <table:table-cell office:value-type="float" office:value="-0.023512" calcext:value-type="float">
            <text:p>-0.023512</text:p>
          </table:table-cell>
          <table:table-cell office:value-type="float" office:value="0.0962025" calcext:value-type="float">
            <text:p>0.0962025</text:p>
          </table:table-cell>
          <table:table-cell office:value-type="float" office:value="0.230396" calcext:value-type="float">
            <text:p>0.230396</text:p>
          </table:table-cell>
          <table:table-cell office:value-type="float" office:value="-0.94107" calcext:value-type="float">
            <text:p>-0.94107</text:p>
          </table:table-cell>
          <table:table-cell office:value-type="float" office:value="9.75199" calcext:value-type="float">
            <text:p>9.75199</text:p>
          </table:table-cell>
          <table:table-cell/>
          <table:table-cell table:formula="of:= SQRT(([.G40]-[.A40])^2 + ([.H40]-[.B40])^2 + ([.I40]-[.C40])^2)" office:value-type="float" office:value="0.139104663818292" calcext:value-type="float">
            <text:p>0.1391046638</text:p>
          </table:table-cell>
          <table:table-cell table:formula="of:=[.A40]-[.G40]" office:value-type="float" office:value="0.03793" calcext:value-type="float">
            <text:p>0.03793</text:p>
          </table:table-cell>
          <table:table-cell table:formula="of:=[.B40]-[.H40]" office:value-type="float" office:value="0.00526400000000016" calcext:value-type="float">
            <text:p>0.005264</text:p>
          </table:table-cell>
          <table:table-cell table:formula="of:=[.C40]-[.I40]" office:value-type="float" office:value="-0.13373" calcext:value-type="float">
            <text:p>-0.13373</text:p>
          </table:table-cell>
          <table:table-cell/>
        </table:table-row>
        <table:table-row table:style-name="ro1">
          <table:table-cell office:value-type="float" office:value="0.268326" calcext:value-type="float">
            <text:p>0.268326</text:p>
          </table:table-cell>
          <table:table-cell office:value-type="float" office:value="-0.935806" calcext:value-type="float">
            <text:p>-0.935806</text:p>
          </table:table-cell>
          <table:table-cell office:value-type="float" office:value="9.61826" calcext:value-type="float">
            <text:p>9.61826</text:p>
          </table:table-cell>
          <table:table-cell office:value-type="float" office:value="-0.510048" calcext:value-type="float">
            <text:p>-0.510048</text:p>
          </table:table-cell>
          <table:table-cell office:value-type="float" office:value="-0.0236428" calcext:value-type="float">
            <text:p>-0.0236428</text:p>
          </table:table-cell>
          <table:table-cell office:value-type="float" office:value="0.0961233" calcext:value-type="float">
            <text:p>0.0961233</text:p>
          </table:table-cell>
          <table:table-cell office:value-type="float" office:value="0.231677" calcext:value-type="float">
            <text:p>0.231677</text:p>
          </table:table-cell>
          <table:table-cell office:value-type="float" office:value="-0.940295" calcext:value-type="float">
            <text:p>-0.940295</text:p>
          </table:table-cell>
          <table:table-cell office:value-type="float" office:value="9.75203" calcext:value-type="float">
            <text:p>9.75203</text:p>
          </table:table-cell>
          <table:table-cell/>
          <table:table-cell table:formula="of:= SQRT(([.G41]-[.A41])^2 + ([.H41]-[.B41])^2 + ([.I41]-[.C41])^2)" office:value-type="float" office:value="0.13877216299388" calcext:value-type="float">
            <text:p>0.138772163</text:p>
          </table:table-cell>
          <table:table-cell table:formula="of:=[.A41]-[.G41]" office:value-type="float" office:value="0.036649" calcext:value-type="float">
            <text:p>0.036649</text:p>
          </table:table-cell>
          <table:table-cell table:formula="of:=[.B41]-[.H41]" office:value-type="float" office:value="0.00448900000000008" calcext:value-type="float">
            <text:p>0.004489</text:p>
          </table:table-cell>
          <table:table-cell table:formula="of:=[.C41]-[.I41]" office:value-type="float" office:value="-0.13377" calcext:value-type="float">
            <text:p>-0.13377</text:p>
          </table:table-cell>
          <table:table-cell/>
        </table:table-row>
        <table:table-row table:style-name="ro1">
          <table:table-cell office:value-type="float" office:value="0.23024" calcext:value-type="float">
            <text:p>0.23024</text:p>
          </table:table-cell>
          <table:table-cell office:value-type="float" office:value="-0.945328" calcext:value-type="float">
            <text:p>-0.945328</text:p>
          </table:table-cell>
          <table:table-cell office:value-type="float" office:value="9.68967" calcext:value-type="float">
            <text:p>9.68967</text:p>
          </table:table-cell>
          <table:table-cell office:value-type="float" office:value="-0.510048" calcext:value-type="float">
            <text:p>-0.510048</text:p>
          </table:table-cell>
          <table:table-cell office:value-type="float" office:value="-0.0236428" calcext:value-type="float">
            <text:p>-0.0236428</text:p>
          </table:table-cell>
          <table:table-cell office:value-type="float" office:value="0.0961233" calcext:value-type="float">
            <text:p>0.0961233</text:p>
          </table:table-cell>
          <table:table-cell office:value-type="float" office:value="0.231677" calcext:value-type="float">
            <text:p>0.231677</text:p>
          </table:table-cell>
          <table:table-cell office:value-type="float" office:value="-0.940295" calcext:value-type="float">
            <text:p>-0.940295</text:p>
          </table:table-cell>
          <table:table-cell office:value-type="float" office:value="9.75203" calcext:value-type="float">
            <text:p>9.75203</text:p>
          </table:table-cell>
          <table:table-cell/>
          <table:table-cell table:formula="of:= SQRT(([.G42]-[.A42])^2 + ([.H42]-[.B42])^2 + ([.I42]-[.C42])^2)" office:value-type="float" office:value="0.0625792749878104" calcext:value-type="float">
            <text:p>0.062579275</text:p>
          </table:table-cell>
          <table:table-cell table:formula="of:=[.A42]-[.G42]" office:value-type="float" office:value="-0.00143699999999997" calcext:value-type="float">
            <text:p>-0.001437</text:p>
          </table:table-cell>
          <table:table-cell table:formula="of:=[.B42]-[.H42]" office:value-type="float" office:value="-0.00503299999999995" calcext:value-type="float">
            <text:p>-0.005033</text:p>
          </table:table-cell>
          <table:table-cell table:formula="of:=[.C42]-[.I42]" office:value-type="float" office:value="-0.06236" calcext:value-type="float">
            <text:p>-0.06236</text:p>
          </table:table-cell>
          <table:table-cell/>
        </table:table-row>
        <table:table-row table:style-name="ro1">
          <table:table-cell office:value-type="float" office:value="0.23024" calcext:value-type="float">
            <text:p>0.23024</text:p>
          </table:table-cell>
          <table:table-cell office:value-type="float" office:value="-0.945328" calcext:value-type="float">
            <text:p>-0.945328</text:p>
          </table:table-cell>
          <table:table-cell office:value-type="float" office:value="9.68967" calcext:value-type="float">
            <text:p>9.68967</text:p>
          </table:table-cell>
          <table:table-cell office:value-type="float" office:value="-0.510305" calcext:value-type="float">
            <text:p>-0.510305</text:p>
          </table:table-cell>
          <table:table-cell office:value-type="float" office:value="-0.0237693" calcext:value-type="float">
            <text:p>-0.0237693</text:p>
          </table:table-cell>
          <table:table-cell office:value-type="float" office:value="0.0961547" calcext:value-type="float">
            <text:p>0.0961547</text:p>
          </table:table-cell>
          <table:table-cell office:value-type="float" office:value="0.232919" calcext:value-type="float">
            <text:p>0.232919</text:p>
          </table:table-cell>
          <table:table-cell office:value-type="float" office:value="-0.940601" calcext:value-type="float">
            <text:p>-0.940601</text:p>
          </table:table-cell>
          <table:table-cell office:value-type="float" office:value="9.75197" calcext:value-type="float">
            <text:p>9.75197</text:p>
          </table:table-cell>
          <table:table-cell/>
          <table:table-cell table:formula="of:= SQRT(([.G43]-[.A43])^2 + ([.H43]-[.B43])^2 + ([.I43]-[.C43])^2)" office:value-type="float" office:value="0.0625364819125609" calcext:value-type="float">
            <text:p>0.0625364819</text:p>
          </table:table-cell>
          <table:table-cell table:formula="of:=[.A43]-[.G43]" office:value-type="float" office:value="-0.00267899999999996" calcext:value-type="float">
            <text:p>-0.002679</text:p>
          </table:table-cell>
          <table:table-cell table:formula="of:=[.B43]-[.H43]" office:value-type="float" office:value="-0.00472700000000004" calcext:value-type="float">
            <text:p>-0.004727</text:p>
          </table:table-cell>
          <table:table-cell table:formula="of:=[.C43]-[.I43]" office:value-type="float" office:value="-0.0623000000000005" calcext:value-type="float">
            <text:p>-0.0623</text:p>
          </table:table-cell>
          <table:table-cell/>
        </table:table-row>
        <table:table-row table:style-name="ro1">
          <table:table-cell office:value-type="float" office:value="0.242142" calcext:value-type="float">
            <text:p>0.242142</text:p>
          </table:table-cell>
          <table:table-cell office:value-type="float" office:value="-0.862015" calcext:value-type="float">
            <text:p>-0.862015</text:p>
          </table:table-cell>
          <table:table-cell office:value-type="float" office:value="9.59683" calcext:value-type="float">
            <text:p>9.59683</text:p>
          </table:table-cell>
          <table:table-cell office:value-type="float" office:value="-0.510372" calcext:value-type="float">
            <text:p>-0.510372</text:p>
          </table:table-cell>
          <table:table-cell office:value-type="float" office:value="-0.0237483" calcext:value-type="float">
            <text:p>-0.0237483</text:p>
          </table:table-cell>
          <table:table-cell office:value-type="float" office:value="0.0961934" calcext:value-type="float">
            <text:p>0.0961934</text:p>
          </table:table-cell>
          <table:table-cell office:value-type="float" office:value="0.232713" calcext:value-type="float">
            <text:p>0.232713</text:p>
          </table:table-cell>
          <table:table-cell office:value-type="float" office:value="-0.940979" calcext:value-type="float">
            <text:p>-0.940979</text:p>
          </table:table-cell>
          <table:table-cell office:value-type="float" office:value="9.75194" calcext:value-type="float">
            <text:p>9.75194</text:p>
          </table:table-cell>
          <table:table-cell/>
          <table:table-cell table:formula="of:= SQRT(([.G44]-[.A44])^2 + ([.H44]-[.B44])^2 + ([.I44]-[.C44])^2)" office:value-type="float" office:value="0.174308150804831" calcext:value-type="float">
            <text:p>0.1743081508</text:p>
          </table:table-cell>
          <table:table-cell table:formula="of:=[.A44]-[.G44]" office:value-type="float" office:value="0.00942899999999999" calcext:value-type="float">
            <text:p>0.009429</text:p>
          </table:table-cell>
          <table:table-cell table:formula="of:=[.B44]-[.H44]" office:value-type="float" office:value="0.078964" calcext:value-type="float">
            <text:p>0.078964</text:p>
          </table:table-cell>
          <table:table-cell table:formula="of:=[.C44]-[.I44]" office:value-type="float" office:value="-0.155109999999999" calcext:value-type="float">
            <text:p>-0.15511</text:p>
          </table:table-cell>
          <table:table-cell/>
        </table:table-row>
        <table:table-row table:style-name="ro1">
          <table:table-cell office:value-type="float" office:value="0.242142" calcext:value-type="float">
            <text:p>0.242142</text:p>
          </table:table-cell>
          <table:table-cell office:value-type="float" office:value="-0.862015" calcext:value-type="float">
            <text:p>-0.862015</text:p>
          </table:table-cell>
          <table:table-cell office:value-type="float" office:value="9.59683" calcext:value-type="float">
            <text:p>9.59683</text:p>
          </table:table-cell>
          <table:table-cell office:value-type="float" office:value="-0.510372" calcext:value-type="float">
            <text:p>-0.510372</text:p>
          </table:table-cell>
          <table:table-cell office:value-type="float" office:value="-0.0237483" calcext:value-type="float">
            <text:p>-0.0237483</text:p>
          </table:table-cell>
          <table:table-cell office:value-type="float" office:value="0.0961934" calcext:value-type="float">
            <text:p>0.0961934</text:p>
          </table:table-cell>
          <table:table-cell office:value-type="float" office:value="0.232713" calcext:value-type="float">
            <text:p>0.232713</text:p>
          </table:table-cell>
          <table:table-cell office:value-type="float" office:value="-0.940979" calcext:value-type="float">
            <text:p>-0.940979</text:p>
          </table:table-cell>
          <table:table-cell office:value-type="float" office:value="9.75194" calcext:value-type="float">
            <text:p>9.75194</text:p>
          </table:table-cell>
          <table:table-cell/>
          <table:table-cell table:formula="of:= SQRT(([.G45]-[.A45])^2 + ([.H45]-[.B45])^2 + ([.I45]-[.C45])^2)" office:value-type="float" office:value="0.174308150804831" calcext:value-type="float">
            <text:p>0.1743081508</text:p>
          </table:table-cell>
          <table:table-cell table:formula="of:=[.A45]-[.G45]" office:value-type="float" office:value="0.00942899999999999" calcext:value-type="float">
            <text:p>0.009429</text:p>
          </table:table-cell>
          <table:table-cell table:formula="of:=[.B45]-[.H45]" office:value-type="float" office:value="0.078964" calcext:value-type="float">
            <text:p>0.078964</text:p>
          </table:table-cell>
          <table:table-cell table:formula="of:=[.C45]-[.I45]" office:value-type="float" office:value="-0.155109999999999" calcext:value-type="float">
            <text:p>-0.15511</text:p>
          </table:table-cell>
          <table:table-cell/>
        </table:table-row>
        <table:table-row table:style-name="ro1">
          <table:table-cell office:value-type="float" office:value="0.225479" calcext:value-type="float">
            <text:p>0.225479</text:p>
          </table:table-cell>
          <table:table-cell office:value-type="float" office:value="-0.907242" calcext:value-type="float">
            <text:p>-0.907242</text:p>
          </table:table-cell>
          <table:table-cell office:value-type="float" office:value="9.67538" calcext:value-type="float">
            <text:p>9.67538</text:p>
          </table:table-cell>
          <table:table-cell office:value-type="float" office:value="-0.509882" calcext:value-type="float">
            <text:p>-0.509882</text:p>
          </table:table-cell>
          <table:table-cell office:value-type="float" office:value="-0.0237855" calcext:value-type="float">
            <text:p>-0.0237855</text:p>
          </table:table-cell>
          <table:table-cell office:value-type="float" office:value="0.0959764" calcext:value-type="float">
            <text:p>0.0959764</text:p>
          </table:table-cell>
          <table:table-cell office:value-type="float" office:value="0.233077" calcext:value-type="float">
            <text:p>0.233077</text:p>
          </table:table-cell>
          <table:table-cell office:value-type="float" office:value="-0.938861" calcext:value-type="float">
            <text:p>-0.938861</text:p>
          </table:table-cell>
          <table:table-cell office:value-type="float" office:value="9.75214" calcext:value-type="float">
            <text:p>9.75214</text:p>
          </table:table-cell>
          <table:table-cell/>
          <table:table-cell table:formula="of:= SQRT(([.G46]-[.A46])^2 + ([.H46]-[.B46])^2 + ([.I46]-[.C46])^2)" office:value-type="float" office:value="0.0833641911434401" calcext:value-type="float">
            <text:p>0.0833641911</text:p>
          </table:table-cell>
          <table:table-cell table:formula="of:=[.A46]-[.G46]" office:value-type="float" office:value="-0.00759799999999999" calcext:value-type="float">
            <text:p>-0.007598</text:p>
          </table:table-cell>
          <table:table-cell table:formula="of:=[.B46]-[.H46]" office:value-type="float" office:value="0.031619" calcext:value-type="float">
            <text:p>0.031619</text:p>
          </table:table-cell>
          <table:table-cell table:formula="of:=[.C46]-[.I46]" office:value-type="float" office:value="-0.0767600000000002" calcext:value-type="float">
            <text:p>-0.07676</text:p>
          </table:table-cell>
          <table:table-cell/>
        </table:table-row>
        <table:table-row table:style-name="ro1">
          <table:table-cell office:value-type="float" office:value="0.225479" calcext:value-type="float">
            <text:p>0.225479</text:p>
          </table:table-cell>
          <table:table-cell office:value-type="float" office:value="-0.907242" calcext:value-type="float">
            <text:p>-0.907242</text:p>
          </table:table-cell>
          <table:table-cell office:value-type="float" office:value="9.67538" calcext:value-type="float">
            <text:p>9.67538</text:p>
          </table:table-cell>
          <table:table-cell office:value-type="float" office:value="-0.509882" calcext:value-type="float">
            <text:p>-0.509882</text:p>
          </table:table-cell>
          <table:table-cell office:value-type="float" office:value="-0.0237855" calcext:value-type="float">
            <text:p>-0.0237855</text:p>
          </table:table-cell>
          <table:table-cell office:value-type="float" office:value="0.0959764" calcext:value-type="float">
            <text:p>0.0959764</text:p>
          </table:table-cell>
          <table:table-cell office:value-type="float" office:value="0.233077" calcext:value-type="float">
            <text:p>0.233077</text:p>
          </table:table-cell>
          <table:table-cell office:value-type="float" office:value="-0.938861" calcext:value-type="float">
            <text:p>-0.938861</text:p>
          </table:table-cell>
          <table:table-cell office:value-type="float" office:value="9.75214" calcext:value-type="float">
            <text:p>9.75214</text:p>
          </table:table-cell>
          <table:table-cell/>
          <table:table-cell table:formula="of:= SQRT(([.G47]-[.A47])^2 + ([.H47]-[.B47])^2 + ([.I47]-[.C47])^2)" office:value-type="float" office:value="0.0833641911434401" calcext:value-type="float">
            <text:p>0.0833641911</text:p>
          </table:table-cell>
          <table:table-cell table:formula="of:=[.A47]-[.G47]" office:value-type="float" office:value="-0.00759799999999999" calcext:value-type="float">
            <text:p>-0.007598</text:p>
          </table:table-cell>
          <table:table-cell table:formula="of:=[.B47]-[.H47]" office:value-type="float" office:value="0.031619" calcext:value-type="float">
            <text:p>0.031619</text:p>
          </table:table-cell>
          <table:table-cell table:formula="of:=[.C47]-[.I47]" office:value-type="float" office:value="-0.0767600000000002" calcext:value-type="float">
            <text:p>-0.07676</text:p>
          </table:table-cell>
          <table:table-cell/>
        </table:table-row>
        <table:table-row table:style-name="ro1">
          <table:table-cell office:value-type="float" office:value="0.268326" calcext:value-type="float">
            <text:p>0.268326</text:p>
          </table:table-cell>
          <table:table-cell office:value-type="float" office:value="-0.933426" calcext:value-type="float">
            <text:p>-0.933426</text:p>
          </table:table-cell>
          <table:table-cell office:value-type="float" office:value="9.6373" calcext:value-type="float">
            <text:p>9.6373</text:p>
          </table:table-cell>
          <table:table-cell office:value-type="float" office:value="-0.509611" calcext:value-type="float">
            <text:p>-0.509611</text:p>
          </table:table-cell>
          <table:table-cell office:value-type="float" office:value="-0.0237564" calcext:value-type="float">
            <text:p>-0.0237564</text:p>
          </table:table-cell>
          <table:table-cell office:value-type="float" office:value="0.0958844" calcext:value-type="float">
            <text:p>0.0958844</text:p>
          </table:table-cell>
          <table:table-cell office:value-type="float" office:value="0.232792" calcext:value-type="float">
            <text:p>0.232792</text:p>
          </table:table-cell>
          <table:table-cell office:value-type="float" office:value="-0.937965" calcext:value-type="float">
            <text:p>-0.937965</text:p>
          </table:table-cell>
          <table:table-cell office:value-type="float" office:value="9.75223" calcext:value-type="float">
            <text:p>9.75223</text:p>
          </table:table-cell>
          <table:table-cell/>
          <table:table-cell table:formula="of:= SQRT(([.G48]-[.A48])^2 + ([.H48]-[.B48])^2 + ([.I48]-[.C48])^2)" office:value-type="float" office:value="0.120383439795514" calcext:value-type="float">
            <text:p>0.1203834398</text:p>
          </table:table-cell>
          <table:table-cell table:formula="of:=[.A48]-[.G48]" office:value-type="float" office:value="0.035534" calcext:value-type="float">
            <text:p>0.035534</text:p>
          </table:table-cell>
          <table:table-cell table:formula="of:=[.B48]-[.H48]" office:value-type="float" office:value="0.00453899999999996" calcext:value-type="float">
            <text:p>0.004539</text:p>
          </table:table-cell>
          <table:table-cell table:formula="of:=[.C48]-[.I48]" office:value-type="float" office:value="-0.114930000000001" calcext:value-type="float">
            <text:p>-0.11493</text:p>
          </table:table-cell>
          <table:table-cell/>
        </table:table-row>
        <table:table-row table:style-name="ro1">
          <table:table-cell office:value-type="float" office:value="0.220718" calcext:value-type="float">
            <text:p>0.220718</text:p>
          </table:table-cell>
          <table:table-cell office:value-type="float" office:value="-0.914383" calcext:value-type="float">
            <text:p>-0.914383</text:p>
          </table:table-cell>
          <table:table-cell office:value-type="float" office:value="9.57779" calcext:value-type="float">
            <text:p>9.57779</text:p>
          </table:table-cell>
          <table:table-cell office:value-type="float" office:value="-0.509611" calcext:value-type="float">
            <text:p>-0.509611</text:p>
          </table:table-cell>
          <table:table-cell office:value-type="float" office:value="-0.0237564" calcext:value-type="float">
            <text:p>-0.0237564</text:p>
          </table:table-cell>
          <table:table-cell office:value-type="float" office:value="0.0958844" calcext:value-type="float">
            <text:p>0.0958844</text:p>
          </table:table-cell>
          <table:table-cell office:value-type="float" office:value="0.232792" calcext:value-type="float">
            <text:p>0.232792</text:p>
          </table:table-cell>
          <table:table-cell office:value-type="float" office:value="-0.937965" calcext:value-type="float">
            <text:p>-0.937965</text:p>
          </table:table-cell>
          <table:table-cell office:value-type="float" office:value="9.75223" calcext:value-type="float">
            <text:p>9.75223</text:p>
          </table:table-cell>
          <table:table-cell/>
          <table:table-cell table:formula="of:= SQRT(([.G49]-[.A49])^2 + ([.H49]-[.B49])^2 + ([.I49]-[.C49])^2)" office:value-type="float" office:value="0.176440374631206" calcext:value-type="float">
            <text:p>0.1764403746</text:p>
          </table:table-cell>
          <table:table-cell table:formula="of:=[.A49]-[.G49]" office:value-type="float" office:value="-0.012074" calcext:value-type="float">
            <text:p>-0.012074</text:p>
          </table:table-cell>
          <table:table-cell table:formula="of:=[.B49]-[.H49]" office:value-type="float" office:value="0.023582" calcext:value-type="float">
            <text:p>0.023582</text:p>
          </table:table-cell>
          <table:table-cell table:formula="of:=[.C49]-[.I49]" office:value-type="float" office:value="-0.174440000000001" calcext:value-type="float">
            <text:p>-0.17444</text:p>
          </table:table-cell>
          <table:table-cell/>
        </table:table-row>
        <table:table-row table:style-name="ro1">
          <table:table-cell office:value-type="float" office:value="0.220718" calcext:value-type="float">
            <text:p>0.220718</text:p>
          </table:table-cell>
          <table:table-cell office:value-type="float" office:value="-0.914383" calcext:value-type="float">
            <text:p>-0.914383</text:p>
          </table:table-cell>
          <table:table-cell office:value-type="float" office:value="9.57779" calcext:value-type="float">
            <text:p>9.57779</text:p>
          </table:table-cell>
          <table:table-cell office:value-type="float" office:value="-0.509789" calcext:value-type="float">
            <text:p>-0.509789</text:p>
          </table:table-cell>
          <table:table-cell office:value-type="float" office:value="-0.0238716" calcext:value-type="float">
            <text:p>-0.0238716</text:p>
          </table:table-cell>
          <table:table-cell office:value-type="float" office:value="0.0958906" calcext:value-type="float">
            <text:p>0.0958906</text:p>
          </table:table-cell>
          <table:table-cell office:value-type="float" office:value="0.233919" calcext:value-type="float">
            <text:p>0.233919</text:p>
          </table:table-cell>
          <table:table-cell office:value-type="float" office:value="-0.93802" calcext:value-type="float">
            <text:p>-0.93802</text:p>
          </table:table-cell>
          <table:table-cell office:value-type="float" office:value="9.7522" calcext:value-type="float">
            <text:p>9.7522</text:p>
          </table:table-cell>
          <table:table-cell/>
          <table:table-cell table:formula="of:= SQRT(([.G50]-[.A50])^2 + ([.H50]-[.B50])^2 + ([.I50]-[.C50])^2)" office:value-type="float" office:value="0.176498788296124" calcext:value-type="float">
            <text:p>0.1764987883</text:p>
          </table:table-cell>
          <table:table-cell table:formula="of:=[.A50]-[.G50]" office:value-type="float" office:value="-0.013201" calcext:value-type="float">
            <text:p>-0.013201</text:p>
          </table:table-cell>
          <table:table-cell table:formula="of:=[.B50]-[.H50]" office:value-type="float" office:value="0.0236370000000001" calcext:value-type="float">
            <text:p>0.023637</text:p>
          </table:table-cell>
          <table:table-cell table:formula="of:=[.C50]-[.I50]" office:value-type="float" office:value="-0.17441" calcext:value-type="float">
            <text:p>-0.17441</text:p>
          </table:table-cell>
          <table:table-cell/>
        </table:table-row>
        <table:table-row table:style-name="ro1">
          <table:table-cell office:value-type="float" office:value="0.235001" calcext:value-type="float">
            <text:p>0.235001</text:p>
          </table:table-cell>
          <table:table-cell office:value-type="float" office:value="-0.973892" calcext:value-type="float">
            <text:p>-0.973892</text:p>
          </table:table-cell>
          <table:table-cell office:value-type="float" office:value="9.64206" calcext:value-type="float">
            <text:p>9.64206</text:p>
          </table:table-cell>
          <table:table-cell office:value-type="float" office:value="-0.509789" calcext:value-type="float">
            <text:p>-0.509789</text:p>
          </table:table-cell>
          <table:table-cell office:value-type="float" office:value="-0.0238716" calcext:value-type="float">
            <text:p>-0.0238716</text:p>
          </table:table-cell>
          <table:table-cell office:value-type="float" office:value="0.0958906" calcext:value-type="float">
            <text:p>0.0958906</text:p>
          </table:table-cell>
          <table:table-cell office:value-type="float" office:value="0.233919" calcext:value-type="float">
            <text:p>0.233919</text:p>
          </table:table-cell>
          <table:table-cell office:value-type="float" office:value="-0.93802" calcext:value-type="float">
            <text:p>-0.93802</text:p>
          </table:table-cell>
          <table:table-cell office:value-type="float" office:value="9.7522" calcext:value-type="float">
            <text:p>9.7522</text:p>
          </table:table-cell>
          <table:table-cell/>
          <table:table-cell table:formula="of:= SQRT(([.G51]-[.A51])^2 + ([.H51]-[.B51])^2 + ([.I51]-[.C51])^2)" office:value-type="float" office:value="0.115839504090789" calcext:value-type="float">
            <text:p>0.1158395041</text:p>
          </table:table-cell>
          <table:table-cell table:formula="of:=[.A51]-[.G51]" office:value-type="float" office:value="0.001082" calcext:value-type="float">
            <text:p>0.001082</text:p>
          </table:table-cell>
          <table:table-cell table:formula="of:=[.B51]-[.H51]" office:value-type="float" office:value="-0.0358719999999999" calcext:value-type="float">
            <text:p>-0.035872</text:p>
          </table:table-cell>
          <table:table-cell table:formula="of:=[.C51]-[.I51]" office:value-type="float" office:value="-0.110139999999999" calcext:value-type="float">
            <text:p>-0.11014</text:p>
          </table:table-cell>
          <table:table-cell/>
        </table:table-row>
        <table:table-row table:style-name="ro1">
          <table:table-cell office:value-type="float" office:value="0.235001" calcext:value-type="float">
            <text:p>0.235001</text:p>
          </table:table-cell>
          <table:table-cell office:value-type="float" office:value="-0.973892" calcext:value-type="float">
            <text:p>-0.973892</text:p>
          </table:table-cell>
          <table:table-cell office:value-type="float" office:value="9.64206" calcext:value-type="float">
            <text:p>9.64206</text:p>
          </table:table-cell>
          <table:table-cell office:value-type="float" office:value="-0.509593" calcext:value-type="float">
            <text:p>-0.509593</text:p>
          </table:table-cell>
          <table:table-cell office:value-type="float" office:value="-0.0238322" calcext:value-type="float">
            <text:p>-0.0238322</text:p>
          </table:table-cell>
          <table:table-cell office:value-type="float" office:value="0.0958344" calcext:value-type="float">
            <text:p>0.0958344</text:p>
          </table:table-cell>
          <table:table-cell office:value-type="float" office:value="0.233534" calcext:value-type="float">
            <text:p>0.233534</text:p>
          </table:table-cell>
          <table:table-cell office:value-type="float" office:value="-0.937476" calcext:value-type="float">
            <text:p>-0.937476</text:p>
          </table:table-cell>
          <table:table-cell office:value-type="float" office:value="9.75226" calcext:value-type="float">
            <text:p>9.75226</text:p>
          </table:table-cell>
          <table:table-cell/>
          <table:table-cell table:formula="of:= SQRT(([.G52]-[.A52])^2 + ([.H52]-[.B52])^2 + ([.I52]-[.C52])^2)" office:value-type="float" office:value="0.116070311212643" calcext:value-type="float">
            <text:p>0.1160703112</text:p>
          </table:table-cell>
          <table:table-cell table:formula="of:=[.A52]-[.G52]" office:value-type="float" office:value="0.001467" calcext:value-type="float">
            <text:p>0.001467</text:p>
          </table:table-cell>
          <table:table-cell table:formula="of:=[.B52]-[.H52]" office:value-type="float" office:value="-0.036416" calcext:value-type="float">
            <text:p>-0.036416</text:p>
          </table:table-cell>
          <table:table-cell table:formula="of:=[.C52]-[.I52]" office:value-type="float" office:value="-0.110199999999999" calcext:value-type="float">
            <text:p>-0.1102</text:p>
          </table:table-cell>
          <table:table-cell/>
        </table:table-row>
        <table:table-row table:style-name="ro1">
          <table:table-cell office:value-type="float" office:value="0.254044" calcext:value-type="float">
            <text:p>0.254044</text:p>
          </table:table-cell>
          <table:table-cell office:value-type="float" office:value="-0.928665" calcext:value-type="float">
            <text:p>-0.928665</text:p>
          </table:table-cell>
          <table:table-cell office:value-type="float" office:value="9.67538" calcext:value-type="float">
            <text:p>9.67538</text:p>
          </table:table-cell>
          <table:table-cell office:value-type="float" office:value="-0.509593" calcext:value-type="float">
            <text:p>-0.509593</text:p>
          </table:table-cell>
          <table:table-cell office:value-type="float" office:value="-0.0238322" calcext:value-type="float">
            <text:p>-0.0238322</text:p>
          </table:table-cell>
          <table:table-cell office:value-type="float" office:value="0.0958344" calcext:value-type="float">
            <text:p>0.0958344</text:p>
          </table:table-cell>
          <table:table-cell office:value-type="float" office:value="0.233534" calcext:value-type="float">
            <text:p>0.233534</text:p>
          </table:table-cell>
          <table:table-cell office:value-type="float" office:value="-0.937476" calcext:value-type="float">
            <text:p>-0.937476</text:p>
          </table:table-cell>
          <table:table-cell office:value-type="float" office:value="9.75226" calcext:value-type="float">
            <text:p>9.75226</text:p>
          </table:table-cell>
          <table:table-cell/>
          <table:table-cell table:formula="of:= SQRT(([.G53]-[.A53])^2 + ([.H53]-[.B53])^2 + ([.I53]-[.C53])^2)" office:value-type="float" office:value="0.0800551573666549" calcext:value-type="float">
            <text:p>0.0800551574</text:p>
          </table:table-cell>
          <table:table-cell table:formula="of:=[.A53]-[.G53]" office:value-type="float" office:value="0.02051" calcext:value-type="float">
            <text:p>0.02051</text:p>
          </table:table-cell>
          <table:table-cell table:formula="of:=[.B53]-[.H53]" office:value-type="float" office:value="0.00881100000000001" calcext:value-type="float">
            <text:p>0.008811</text:p>
          </table:table-cell>
          <table:table-cell table:formula="of:=[.C53]-[.I53]" office:value-type="float" office:value="-0.0768799999999992" calcext:value-type="float">
            <text:p>-0.07688</text:p>
          </table:table-cell>
          <table:table-cell/>
        </table:table-row>
        <table:table-row table:style-name="ro1">
          <table:table-cell office:value-type="float" office:value="0.254044" calcext:value-type="float">
            <text:p>0.254044</text:p>
          </table:table-cell>
          <table:table-cell office:value-type="float" office:value="-0.928665" calcext:value-type="float">
            <text:p>-0.928665</text:p>
          </table:table-cell>
          <table:table-cell office:value-type="float" office:value="9.67538" calcext:value-type="float">
            <text:p>9.67538</text:p>
          </table:table-cell>
          <table:table-cell office:value-type="float" office:value="-0.509957" calcext:value-type="float">
            <text:p>-0.509957</text:p>
          </table:table-cell>
          <table:table-cell office:value-type="float" office:value="-0.0238374" calcext:value-type="float">
            <text:p>-0.0238374</text:p>
          </table:table-cell>
          <table:table-cell office:value-type="float" office:value="0.0959771" calcext:value-type="float">
            <text:p>0.0959771</text:p>
          </table:table-cell>
          <table:table-cell office:value-type="float" office:value="0.233586" calcext:value-type="float">
            <text:p>0.233586</text:p>
          </table:table-cell>
          <table:table-cell office:value-type="float" office:value="-0.938867" calcext:value-type="float">
            <text:p>-0.938867</text:p>
          </table:table-cell>
          <table:table-cell office:value-type="float" office:value="9.75213" calcext:value-type="float">
            <text:p>9.75213</text:p>
          </table:table-cell>
          <table:table-cell/>
          <table:table-cell table:formula="of:= SQRT(([.G54]-[.A54])^2 + ([.H54]-[.B54])^2 + ([.I54]-[.C54])^2)" office:value-type="float" office:value="0.0800822893528888" calcext:value-type="float">
            <text:p>0.0800822894</text:p>
          </table:table-cell>
          <table:table-cell table:formula="of:=[.A54]-[.G54]" office:value-type="float" office:value="0.020458" calcext:value-type="float">
            <text:p>0.020458</text:p>
          </table:table-cell>
          <table:table-cell table:formula="of:=[.B54]-[.H54]" office:value-type="float" office:value="0.010202" calcext:value-type="float">
            <text:p>0.010202</text:p>
          </table:table-cell>
          <table:table-cell table:formula="of:=[.C54]-[.I54]" office:value-type="float" office:value="-0.0767499999999988" calcext:value-type="float">
            <text:p>-0.07675</text:p>
          </table:table-cell>
          <table:table-cell/>
        </table:table-row>
        <table:table-row table:style-name="ro1">
          <table:table-cell office:value-type="float" office:value="0.284988" calcext:value-type="float">
            <text:p>0.284988</text:p>
          </table:table-cell>
          <table:table-cell office:value-type="float" office:value="-0.926285" calcext:value-type="float">
            <text:p>-0.926285</text:p>
          </table:table-cell>
          <table:table-cell office:value-type="float" office:value="9.69681" calcext:value-type="float">
            <text:p>9.69681</text:p>
          </table:table-cell>
          <table:table-cell office:value-type="float" office:value="-0.509967" calcext:value-type="float">
            <text:p>-0.509967</text:p>
          </table:table-cell>
          <table:table-cell office:value-type="float" office:value="-0.0238886" calcext:value-type="float">
            <text:p>-0.0238886</text:p>
          </table:table-cell>
          <table:table-cell office:value-type="float" office:value="0.0959519" calcext:value-type="float">
            <text:p>0.0959519</text:p>
          </table:table-cell>
          <table:table-cell office:value-type="float" office:value="0.234087" calcext:value-type="float">
            <text:p>0.234087</text:p>
          </table:table-cell>
          <table:table-cell office:value-type="float" office:value="-0.938621" calcext:value-type="float">
            <text:p>-0.938621</text:p>
          </table:table-cell>
          <table:table-cell office:value-type="float" office:value="9.75214" calcext:value-type="float">
            <text:p>9.75214</text:p>
          </table:table-cell>
          <table:table-cell/>
          <table:table-cell table:formula="of:= SQRT(([.G55]-[.A55])^2 + ([.H55]-[.B55])^2 + ([.I55]-[.C55])^2)" office:value-type="float" office:value="0.0761872535073956" calcext:value-type="float">
            <text:p>0.0761872535</text:p>
          </table:table-cell>
          <table:table-cell table:formula="of:=[.A55]-[.G55]" office:value-type="float" office:value="0.050901" calcext:value-type="float">
            <text:p>0.050901</text:p>
          </table:table-cell>
          <table:table-cell table:formula="of:=[.B55]-[.H55]" office:value-type="float" office:value="0.012336" calcext:value-type="float">
            <text:p>0.012336</text:p>
          </table:table-cell>
          <table:table-cell table:formula="of:=[.C55]-[.I55]" office:value-type="float" office:value="-0.0553300000000014" calcext:value-type="float">
            <text:p>-0.05533</text:p>
          </table:table-cell>
          <table:table-cell/>
        </table:table-row>
        <table:table-row table:style-name="ro1">
          <table:table-cell office:value-type="float" office:value="0.284988" calcext:value-type="float">
            <text:p>0.284988</text:p>
          </table:table-cell>
          <table:table-cell office:value-type="float" office:value="-0.926285" calcext:value-type="float">
            <text:p>-0.926285</text:p>
          </table:table-cell>
          <table:table-cell office:value-type="float" office:value="9.69681" calcext:value-type="float">
            <text:p>9.69681</text:p>
          </table:table-cell>
          <table:table-cell office:value-type="float" office:value="-0.509967" calcext:value-type="float">
            <text:p>-0.509967</text:p>
          </table:table-cell>
          <table:table-cell office:value-type="float" office:value="-0.0238886" calcext:value-type="float">
            <text:p>-0.0238886</text:p>
          </table:table-cell>
          <table:table-cell office:value-type="float" office:value="0.0959519" calcext:value-type="float">
            <text:p>0.0959519</text:p>
          </table:table-cell>
          <table:table-cell office:value-type="float" office:value="0.234087" calcext:value-type="float">
            <text:p>0.234087</text:p>
          </table:table-cell>
          <table:table-cell office:value-type="float" office:value="-0.938621" calcext:value-type="float">
            <text:p>-0.938621</text:p>
          </table:table-cell>
          <table:table-cell office:value-type="float" office:value="9.75214" calcext:value-type="float">
            <text:p>9.75214</text:p>
          </table:table-cell>
          <table:table-cell/>
          <table:table-cell table:formula="of:= SQRT(([.G56]-[.A56])^2 + ([.H56]-[.B56])^2 + ([.I56]-[.C56])^2)" office:value-type="float" office:value="0.0761872535073956" calcext:value-type="float">
            <text:p>0.0761872535</text:p>
          </table:table-cell>
          <table:table-cell table:formula="of:=[.A56]-[.G56]" office:value-type="float" office:value="0.050901" calcext:value-type="float">
            <text:p>0.050901</text:p>
          </table:table-cell>
          <table:table-cell table:formula="of:=[.B56]-[.H56]" office:value-type="float" office:value="0.012336" calcext:value-type="float">
            <text:p>0.012336</text:p>
          </table:table-cell>
          <table:table-cell table:formula="of:=[.C56]-[.I56]" office:value-type="float" office:value="-0.0553300000000014" calcext:value-type="float">
            <text:p>-0.05533</text:p>
          </table:table-cell>
          <table:table-cell/>
        </table:table-row>
        <table:table-row table:style-name="ro1">
          <table:table-cell office:value-type="float" office:value="0.239761" calcext:value-type="float">
            <text:p>0.239761</text:p>
          </table:table-cell>
          <table:table-cell office:value-type="float" office:value="-0.95961" calcext:value-type="float">
            <text:p>-0.95961</text:p>
          </table:table-cell>
          <table:table-cell office:value-type="float" office:value="9.56113" calcext:value-type="float">
            <text:p>9.56113</text:p>
          </table:table-cell>
          <table:table-cell office:value-type="float" office:value="-0.509967" calcext:value-type="float">
            <text:p>-0.509967</text:p>
          </table:table-cell>
          <table:table-cell office:value-type="float" office:value="-0.0238886" calcext:value-type="float">
            <text:p>-0.0238886</text:p>
          </table:table-cell>
          <table:table-cell office:value-type="float" office:value="0.0959519" calcext:value-type="float">
            <text:p>0.0959519</text:p>
          </table:table-cell>
          <table:table-cell office:value-type="float" office:value="0.234087" calcext:value-type="float">
            <text:p>0.234087</text:p>
          </table:table-cell>
          <table:table-cell office:value-type="float" office:value="-0.938621" calcext:value-type="float">
            <text:p>-0.938621</text:p>
          </table:table-cell>
          <table:table-cell office:value-type="float" office:value="9.75214" calcext:value-type="float">
            <text:p>9.75214</text:p>
          </table:table-cell>
          <table:table-cell/>
          <table:table-cell table:formula="of:= SQRT(([.G57]-[.A57])^2 + ([.H57]-[.B57])^2 + ([.I57]-[.C57])^2)" office:value-type="float" office:value="0.192243471922976" calcext:value-type="float">
            <text:p>0.1922434719</text:p>
          </table:table-cell>
          <table:table-cell table:formula="of:=[.A57]-[.G57]" office:value-type="float" office:value="0.00567400000000001" calcext:value-type="float">
            <text:p>0.005674</text:p>
          </table:table-cell>
          <table:table-cell table:formula="of:=[.B57]-[.H57]" office:value-type="float" office:value="-0.0209890000000001" calcext:value-type="float">
            <text:p>-0.020989</text:p>
          </table:table-cell>
          <table:table-cell table:formula="of:=[.C57]-[.I57]" office:value-type="float" office:value="-0.19101" calcext:value-type="float">
            <text:p>-0.19101</text:p>
          </table:table-cell>
          <table:table-cell/>
        </table:table-row>
        <table:table-row table:style-name="ro1">
          <table:table-cell office:value-type="float" office:value="0.239761" calcext:value-type="float">
            <text:p>0.239761</text:p>
          </table:table-cell>
          <table:table-cell office:value-type="float" office:value="-0.95961" calcext:value-type="float">
            <text:p>-0.95961</text:p>
          </table:table-cell>
          <table:table-cell office:value-type="float" office:value="9.56113" calcext:value-type="float">
            <text:p>9.56113</text:p>
          </table:table-cell>
          <table:table-cell office:value-type="float" office:value="-0.510042" calcext:value-type="float">
            <text:p>-0.510042</text:p>
          </table:table-cell>
          <table:table-cell office:value-type="float" office:value="-0.0240216" calcext:value-type="float">
            <text:p>-0.0240216</text:p>
          </table:table-cell>
          <table:table-cell office:value-type="float" office:value="0.0959068" calcext:value-type="float">
            <text:p>0.0959068</text:p>
          </table:table-cell>
          <table:table-cell office:value-type="float" office:value="0.235389" calcext:value-type="float">
            <text:p>0.235389</text:p>
          </table:table-cell>
          <table:table-cell office:value-type="float" office:value="-0.938174" calcext:value-type="float">
            <text:p>-0.938174</text:p>
          </table:table-cell>
          <table:table-cell office:value-type="float" office:value="9.75215" calcext:value-type="float">
            <text:p>9.75215</text:p>
          </table:table-cell>
          <table:table-cell/>
          <table:table-cell table:formula="of:= SQRT(([.G58]-[.A58])^2 + ([.H58]-[.B58])^2 + ([.I58]-[.C58])^2)" office:value-type="float" office:value="0.192268710090852" calcext:value-type="float">
            <text:p>0.1922687101</text:p>
          </table:table-cell>
          <table:table-cell table:formula="of:=[.A58]-[.G58]" office:value-type="float" office:value="0.00437200000000002" calcext:value-type="float">
            <text:p>0.004372</text:p>
          </table:table-cell>
          <table:table-cell table:formula="of:=[.B58]-[.H58]" office:value-type="float" office:value="-0.0214360000000001" calcext:value-type="float">
            <text:p>-0.021436</text:p>
          </table:table-cell>
          <table:table-cell table:formula="of:=[.C58]-[.I58]" office:value-type="float" office:value="-0.19102" calcext:value-type="float">
            <text:p>-0.19102</text:p>
          </table:table-cell>
          <table:table-cell/>
        </table:table-row>
        <table:table-row table:style-name="ro1">
          <table:table-cell office:value-type="float" office:value="0.227859" calcext:value-type="float">
            <text:p>0.227859</text:p>
          </table:table-cell>
          <table:table-cell office:value-type="float" office:value="-0.873917" calcext:value-type="float">
            <text:p>-0.873917</text:p>
          </table:table-cell>
          <table:table-cell office:value-type="float" office:value="9.6492" calcext:value-type="float">
            <text:p>9.6492</text:p>
          </table:table-cell>
          <table:table-cell office:value-type="float" office:value="-0.510421" calcext:value-type="float">
            <text:p>-0.510421</text:p>
          </table:table-cell>
          <table:table-cell office:value-type="float" office:value="-0.024045" calcext:value-type="float">
            <text:p>-0.024045</text:p>
          </table:table-cell>
          <table:table-cell office:value-type="float" office:value="0.096045" calcext:value-type="float">
            <text:p>0.096045</text:p>
          </table:table-cell>
          <table:table-cell office:value-type="float" office:value="0.235619" calcext:value-type="float">
            <text:p>0.235619</text:p>
          </table:table-cell>
          <table:table-cell office:value-type="float" office:value="-0.939524" calcext:value-type="float">
            <text:p>-0.939524</text:p>
          </table:table-cell>
          <table:table-cell office:value-type="float" office:value="9.75201" calcext:value-type="float">
            <text:p>9.75201</text:p>
          </table:table-cell>
          <table:table-cell/>
          <table:table-cell table:formula="of:= SQRT(([.G59]-[.A59])^2 + ([.H59]-[.B59])^2 + ([.I59]-[.C59])^2)" office:value-type="float" office:value="0.122206350690134" calcext:value-type="float">
            <text:p>0.1222063507</text:p>
          </table:table-cell>
          <table:table-cell table:formula="of:=[.A59]-[.G59]" office:value-type="float" office:value="-0.00776000000000002" calcext:value-type="float">
            <text:p>-0.00776</text:p>
          </table:table-cell>
          <table:table-cell table:formula="of:=[.B59]-[.H59]" office:value-type="float" office:value="0.065607" calcext:value-type="float">
            <text:p>0.065607</text:p>
          </table:table-cell>
          <table:table-cell table:formula="of:=[.C59]-[.I59]" office:value-type="float" office:value="-0.10281" calcext:value-type="float">
            <text:p>-0.10281</text:p>
          </table:table-cell>
          <table:table-cell/>
        </table:table-row>
        <table:table-row table:style-name="ro1">
          <table:table-cell office:value-type="float" office:value="0.227859" calcext:value-type="float">
            <text:p>0.227859</text:p>
          </table:table-cell>
          <table:table-cell office:value-type="float" office:value="-0.873917" calcext:value-type="float">
            <text:p>-0.873917</text:p>
          </table:table-cell>
          <table:table-cell office:value-type="float" office:value="9.6492" calcext:value-type="float">
            <text:p>9.6492</text:p>
          </table:table-cell>
          <table:table-cell office:value-type="float" office:value="-0.510421" calcext:value-type="float">
            <text:p>-0.510421</text:p>
          </table:table-cell>
          <table:table-cell office:value-type="float" office:value="-0.024045" calcext:value-type="float">
            <text:p>-0.024045</text:p>
          </table:table-cell>
          <table:table-cell office:value-type="float" office:value="0.096045" calcext:value-type="float">
            <text:p>0.096045</text:p>
          </table:table-cell>
          <table:table-cell office:value-type="float" office:value="0.235619" calcext:value-type="float">
            <text:p>0.235619</text:p>
          </table:table-cell>
          <table:table-cell office:value-type="float" office:value="-0.939524" calcext:value-type="float">
            <text:p>-0.939524</text:p>
          </table:table-cell>
          <table:table-cell office:value-type="float" office:value="9.75201" calcext:value-type="float">
            <text:p>9.75201</text:p>
          </table:table-cell>
          <table:table-cell/>
          <table:table-cell table:formula="of:= SQRT(([.G60]-[.A60])^2 + ([.H60]-[.B60])^2 + ([.I60]-[.C60])^2)" office:value-type="float" office:value="0.122206350690134" calcext:value-type="float">
            <text:p>0.1222063507</text:p>
          </table:table-cell>
          <table:table-cell table:formula="of:=[.A60]-[.G60]" office:value-type="float" office:value="-0.00776000000000002" calcext:value-type="float">
            <text:p>-0.00776</text:p>
          </table:table-cell>
          <table:table-cell table:formula="of:=[.B60]-[.H60]" office:value-type="float" office:value="0.065607" calcext:value-type="float">
            <text:p>0.065607</text:p>
          </table:table-cell>
          <table:table-cell table:formula="of:=[.C60]-[.I60]" office:value-type="float" office:value="-0.10281" calcext:value-type="float">
            <text:p>-0.10281</text:p>
          </table:table-cell>
          <table:table-cell/>
        </table:table-row>
        <table:table-row table:style-name="ro1">
          <table:table-cell office:value-type="float" office:value="0.23262" calcext:value-type="float">
            <text:p>0.23262</text:p>
          </table:table-cell>
          <table:table-cell office:value-type="float" office:value="-0.921524" calcext:value-type="float">
            <text:p>-0.921524</text:p>
          </table:table-cell>
          <table:table-cell office:value-type="float" office:value="9.71347" calcext:value-type="float">
            <text:p>9.71347</text:p>
          </table:table-cell>
          <table:table-cell office:value-type="float" office:value="-0.510421" calcext:value-type="float">
            <text:p>-0.510421</text:p>
          </table:table-cell>
          <table:table-cell office:value-type="float" office:value="-0.024045" calcext:value-type="float">
            <text:p>-0.024045</text:p>
          </table:table-cell>
          <table:table-cell office:value-type="float" office:value="0.096045" calcext:value-type="float">
            <text:p>0.096045</text:p>
          </table:table-cell>
          <table:table-cell office:value-type="float" office:value="0.235619" calcext:value-type="float">
            <text:p>0.235619</text:p>
          </table:table-cell>
          <table:table-cell office:value-type="float" office:value="-0.939524" calcext:value-type="float">
            <text:p>-0.939524</text:p>
          </table:table-cell>
          <table:table-cell office:value-type="float" office:value="9.75201" calcext:value-type="float">
            <text:p>9.75201</text:p>
          </table:table-cell>
          <table:table-cell/>
          <table:table-cell table:formula="of:= SQRT(([.G61]-[.A61])^2 + ([.H61]-[.B61])^2 + ([.I61]-[.C61])^2)" office:value-type="float" office:value="0.0426418292407813" calcext:value-type="float">
            <text:p>0.0426418292</text:p>
          </table:table-cell>
          <table:table-cell table:formula="of:=[.A61]-[.G61]" office:value-type="float" office:value="-0.00299899999999997" calcext:value-type="float">
            <text:p>-0.002999</text:p>
          </table:table-cell>
          <table:table-cell table:formula="of:=[.B61]-[.H61]" office:value-type="float" office:value="0.0179999999999999" calcext:value-type="float">
            <text:p>0.018</text:p>
          </table:table-cell>
          <table:table-cell table:formula="of:=[.C61]-[.I61]" office:value-type="float" office:value="-0.0385399999999994" calcext:value-type="float">
            <text:p>-0.03854</text:p>
          </table:table-cell>
          <table:table-cell/>
        </table:table-row>
        <table:table-row table:style-name="ro1">
          <table:table-cell office:value-type="float" office:value="0.249283" calcext:value-type="float">
            <text:p>0.249283</text:p>
          </table:table-cell>
          <table:table-cell office:value-type="float" office:value="-0.89772" calcext:value-type="float">
            <text:p>-0.89772</text:p>
          </table:table-cell>
          <table:table-cell office:value-type="float" office:value="9.61588" calcext:value-type="float">
            <text:p>9.61588</text:p>
          </table:table-cell>
          <table:table-cell office:value-type="float" office:value="-0.509898" calcext:value-type="float">
            <text:p>-0.509898</text:p>
          </table:table-cell>
          <table:table-cell office:value-type="float" office:value="-0.0240293" calcext:value-type="float">
            <text:p>-0.0240293</text:p>
          </table:table-cell>
          <table:table-cell office:value-type="float" office:value="0.0958449" calcext:value-type="float">
            <text:p>0.0958449</text:p>
          </table:table-cell>
          <table:table-cell office:value-type="float" office:value="0.235465" calcext:value-type="float">
            <text:p>0.235465</text:p>
          </table:table-cell>
          <table:table-cell office:value-type="float" office:value="-0.937572" calcext:value-type="float">
            <text:p>-0.937572</text:p>
          </table:table-cell>
          <table:table-cell office:value-type="float" office:value="9.7522" calcext:value-type="float">
            <text:p>9.7522</text:p>
          </table:table-cell>
          <table:table-cell/>
          <table:table-cell table:formula="of:= SQRT(([.G62]-[.A62])^2 + ([.H62]-[.B62])^2 + ([.I62]-[.C62])^2)" office:value-type="float" office:value="0.142696395988125" calcext:value-type="float">
            <text:p>0.142696396</text:p>
          </table:table-cell>
          <table:table-cell table:formula="of:=[.A62]-[.G62]" office:value-type="float" office:value="0.013818" calcext:value-type="float">
            <text:p>0.013818</text:p>
          </table:table-cell>
          <table:table-cell table:formula="of:=[.B62]-[.H62]" office:value-type="float" office:value="0.0398519999999999" calcext:value-type="float">
            <text:p>0.039852</text:p>
          </table:table-cell>
          <table:table-cell table:formula="of:=[.C62]-[.I62]" office:value-type="float" office:value="-0.13632" calcext:value-type="float">
            <text:p>-0.13632</text:p>
          </table:table-cell>
          <table:table-cell/>
        </table:table-row>
        <table:table-row table:style-name="ro1">
          <table:table-cell office:value-type="float" office:value="0.249283" calcext:value-type="float">
            <text:p>0.249283</text:p>
          </table:table-cell>
          <table:table-cell office:value-type="float" office:value="-0.89772" calcext:value-type="float">
            <text:p>-0.89772</text:p>
          </table:table-cell>
          <table:table-cell office:value-type="float" office:value="9.61588" calcext:value-type="float">
            <text:p>9.61588</text:p>
          </table:table-cell>
          <table:table-cell office:value-type="float" office:value="-0.509733" calcext:value-type="float">
            <text:p>-0.509733</text:p>
          </table:table-cell>
          <table:table-cell office:value-type="float" office:value="-0.0239993" calcext:value-type="float">
            <text:p>-0.0239993</text:p>
          </table:table-cell>
          <table:table-cell office:value-type="float" office:value="0.0957961" calcext:value-type="float">
            <text:p>0.0957961</text:p>
          </table:table-cell>
          <table:table-cell office:value-type="float" office:value="0.23517" calcext:value-type="float">
            <text:p>0.23517</text:p>
          </table:table-cell>
          <table:table-cell office:value-type="float" office:value="-0.937095" calcext:value-type="float">
            <text:p>-0.937095</text:p>
          </table:table-cell>
          <table:table-cell office:value-type="float" office:value="9.75226" calcext:value-type="float">
            <text:p>9.75226</text:p>
          </table:table-cell>
          <table:table-cell/>
          <table:table-cell table:formula="of:= SQRT(([.G63]-[.A63])^2 + ([.H63]-[.B63])^2 + ([.I63]-[.C63])^2)" office:value-type="float" office:value="0.142650172779425" calcext:value-type="float">
            <text:p>0.1426501728</text:p>
          </table:table-cell>
          <table:table-cell table:formula="of:=[.A63]-[.G63]" office:value-type="float" office:value="0.014113" calcext:value-type="float">
            <text:p>0.014113</text:p>
          </table:table-cell>
          <table:table-cell table:formula="of:=[.B63]-[.H63]" office:value-type="float" office:value="0.0393749999999999" calcext:value-type="float">
            <text:p>0.039375</text:p>
          </table:table-cell>
          <table:table-cell table:formula="of:=[.C63]-[.I63]" office:value-type="float" office:value="-0.136379999999999" calcext:value-type="float">
            <text:p>-0.13638</text:p>
          </table:table-cell>
          <table:table-cell/>
        </table:table-row>
        <table:table-row table:style-name="ro1">
          <table:table-cell office:value-type="float" office:value="0.249283" calcext:value-type="float">
            <text:p>0.249283</text:p>
          </table:table-cell>
          <table:table-cell office:value-type="float" office:value="-0.89772" calcext:value-type="float">
            <text:p>-0.89772</text:p>
          </table:table-cell>
          <table:table-cell office:value-type="float" office:value="9.61588" calcext:value-type="float">
            <text:p>9.61588</text:p>
          </table:table-cell>
          <table:table-cell office:value-type="float" office:value="-0.509733" calcext:value-type="float">
            <text:p>-0.509733</text:p>
          </table:table-cell>
          <table:table-cell office:value-type="float" office:value="-0.0239993" calcext:value-type="float">
            <text:p>-0.0239993</text:p>
          </table:table-cell>
          <table:table-cell office:value-type="float" office:value="0.0957961" calcext:value-type="float">
            <text:p>0.0957961</text:p>
          </table:table-cell>
          <table:table-cell office:value-type="float" office:value="0.23517" calcext:value-type="float">
            <text:p>0.23517</text:p>
          </table:table-cell>
          <table:table-cell office:value-type="float" office:value="-0.937095" calcext:value-type="float">
            <text:p>-0.937095</text:p>
          </table:table-cell>
          <table:table-cell office:value-type="float" office:value="9.75226" calcext:value-type="float">
            <text:p>9.75226</text:p>
          </table:table-cell>
          <table:table-cell/>
          <table:table-cell table:formula="of:= SQRT(([.G64]-[.A64])^2 + ([.H64]-[.B64])^2 + ([.I64]-[.C64])^2)" office:value-type="float" office:value="0.142650172779425" calcext:value-type="float">
            <text:p>0.1426501728</text:p>
          </table:table-cell>
          <table:table-cell table:formula="of:=[.A64]-[.G64]" office:value-type="float" office:value="0.014113" calcext:value-type="float">
            <text:p>0.014113</text:p>
          </table:table-cell>
          <table:table-cell table:formula="of:=[.B64]-[.H64]" office:value-type="float" office:value="0.0393749999999999" calcext:value-type="float">
            <text:p>0.039375</text:p>
          </table:table-cell>
          <table:table-cell table:formula="of:=[.C64]-[.I64]" office:value-type="float" office:value="-0.136379999999999" calcext:value-type="float">
            <text:p>-0.13638</text:p>
          </table:table-cell>
          <table:table-cell/>
        </table:table-row>
        <table:table-row table:style-name="ro1">
          <table:table-cell office:value-type="float" office:value="0.189774" calcext:value-type="float">
            <text:p>0.189774</text:p>
          </table:table-cell>
          <table:table-cell office:value-type="float" office:value="-0.883438" calcext:value-type="float">
            <text:p>-0.883438</text:p>
          </table:table-cell>
          <table:table-cell office:value-type="float" office:value="9.66586" calcext:value-type="float">
            <text:p>9.66586</text:p>
          </table:table-cell>
          <table:table-cell office:value-type="float" office:value="-0.509486" calcext:value-type="float">
            <text:p>-0.509486</text:p>
          </table:table-cell>
          <table:table-cell office:value-type="float" office:value="-0.0240017" calcext:value-type="float">
            <text:p>-0.0240017</text:p>
          </table:table-cell>
          <table:table-cell office:value-type="float" office:value="0.095696" calcext:value-type="float">
            <text:p>0.095696</text:p>
          </table:table-cell>
          <table:table-cell office:value-type="float" office:value="0.235193" calcext:value-type="float">
            <text:p>0.235193</text:p>
          </table:table-cell>
          <table:table-cell office:value-type="float" office:value="-0.936119" calcext:value-type="float">
            <text:p>-0.936119</text:p>
          </table:table-cell>
          <table:table-cell office:value-type="float" office:value="9.75235" calcext:value-type="float">
            <text:p>9.75235</text:p>
          </table:table-cell>
          <table:table-cell/>
          <table:table-cell table:formula="of:= SQRT(([.G65]-[.A65])^2 + ([.H65]-[.B65])^2 + ([.I65]-[.C65])^2)" office:value-type="float" office:value="0.110989609522693" calcext:value-type="float">
            <text:p>0.1109896095</text:p>
          </table:table-cell>
          <table:table-cell table:formula="of:=[.A65]-[.G65]" office:value-type="float" office:value="-0.045419" calcext:value-type="float">
            <text:p>-0.045419</text:p>
          </table:table-cell>
          <table:table-cell table:formula="of:=[.B65]-[.H65]" office:value-type="float" office:value="0.052681" calcext:value-type="float">
            <text:p>0.052681</text:p>
          </table:table-cell>
          <table:table-cell table:formula="of:=[.C65]-[.I65]" office:value-type="float" office:value="-0.0864899999999995" calcext:value-type="float">
            <text:p>-0.08649</text:p>
          </table:table-cell>
          <table:table-cell/>
        </table:table-row>
        <table:table-row table:style-name="ro1">
          <table:table-cell office:value-type="float" office:value="0.235001" calcext:value-type="float">
            <text:p>0.235001</text:p>
          </table:table-cell>
          <table:table-cell office:value-type="float" office:value="-0.950089" calcext:value-type="float">
            <text:p>-0.950089</text:p>
          </table:table-cell>
          <table:table-cell office:value-type="float" office:value="9.63016" calcext:value-type="float">
            <text:p>9.63016</text:p>
          </table:table-cell>
          <table:table-cell office:value-type="float" office:value="-0.508847" calcext:value-type="float">
            <text:p>-0.508847</text:p>
          </table:table-cell>
          <table:table-cell office:value-type="float" office:value="-0.0238298" calcext:value-type="float">
            <text:p>-0.0238298</text:p>
          </table:table-cell>
          <table:table-cell office:value-type="float" office:value="0.0955375" calcext:value-type="float">
            <text:p>0.0955375</text:p>
          </table:table-cell>
          <table:table-cell office:value-type="float" office:value="0.233511" calcext:value-type="float">
            <text:p>0.233511</text:p>
          </table:table-cell>
          <table:table-cell office:value-type="float" office:value="-0.93458" calcext:value-type="float">
            <text:p>-0.93458</text:p>
          </table:table-cell>
          <table:table-cell office:value-type="float" office:value="9.75254" calcext:value-type="float">
            <text:p>9.75254</text:p>
          </table:table-cell>
          <table:table-cell/>
          <table:table-cell table:formula="of:= SQRT(([.G66]-[.A66])^2 + ([.H66]-[.B66])^2 + ([.I66]-[.C66])^2)" office:value-type="float" office:value="0.123367797990399" calcext:value-type="float">
            <text:p>0.123367798</text:p>
          </table:table-cell>
          <table:table-cell table:formula="of:=[.A66]-[.G66]" office:value-type="float" office:value="0.00148999999999999" calcext:value-type="float">
            <text:p>0.00149</text:p>
          </table:table-cell>
          <table:table-cell table:formula="of:=[.B66]-[.H66]" office:value-type="float" office:value="-0.0155089999999999" calcext:value-type="float">
            <text:p>-0.015509</text:p>
          </table:table-cell>
          <table:table-cell table:formula="of:=[.C66]-[.I66]" office:value-type="float" office:value="-0.12238" calcext:value-type="float">
            <text:p>-0.12238</text:p>
          </table:table-cell>
          <table:table-cell/>
        </table:table-row>
        <table:table-row table:style-name="ro1">
          <table:table-cell office:value-type="float" office:value="0.235001" calcext:value-type="float">
            <text:p>0.235001</text:p>
          </table:table-cell>
          <table:table-cell office:value-type="float" office:value="-0.950089" calcext:value-type="float">
            <text:p>-0.950089</text:p>
          </table:table-cell>
          <table:table-cell office:value-type="float" office:value="9.63016" calcext:value-type="float">
            <text:p>9.63016</text:p>
          </table:table-cell>
          <table:table-cell office:value-type="float" office:value="-0.508847" calcext:value-type="float">
            <text:p>-0.508847</text:p>
          </table:table-cell>
          <table:table-cell office:value-type="float" office:value="-0.0238298" calcext:value-type="float">
            <text:p>-0.0238298</text:p>
          </table:table-cell>
          <table:table-cell office:value-type="float" office:value="0.0955375" calcext:value-type="float">
            <text:p>0.0955375</text:p>
          </table:table-cell>
          <table:table-cell office:value-type="float" office:value="0.233511" calcext:value-type="float">
            <text:p>0.233511</text:p>
          </table:table-cell>
          <table:table-cell office:value-type="float" office:value="-0.93458" calcext:value-type="float">
            <text:p>-0.93458</text:p>
          </table:table-cell>
          <table:table-cell office:value-type="float" office:value="9.75254" calcext:value-type="float">
            <text:p>9.75254</text:p>
          </table:table-cell>
          <table:table-cell/>
          <table:table-cell table:formula="of:= SQRT(([.G67]-[.A67])^2 + ([.H67]-[.B67])^2 + ([.I67]-[.C67])^2)" office:value-type="float" office:value="0.123367797990399" calcext:value-type="float">
            <text:p>0.123367798</text:p>
          </table:table-cell>
          <table:table-cell table:formula="of:=[.A67]-[.G67]" office:value-type="float" office:value="0.00148999999999999" calcext:value-type="float">
            <text:p>0.00149</text:p>
          </table:table-cell>
          <table:table-cell table:formula="of:=[.B67]-[.H67]" office:value-type="float" office:value="-0.0155089999999999" calcext:value-type="float">
            <text:p>-0.015509</text:p>
          </table:table-cell>
          <table:table-cell table:formula="of:=[.C67]-[.I67]" office:value-type="float" office:value="-0.12238" calcext:value-type="float">
            <text:p>-0.12238</text:p>
          </table:table-cell>
          <table:table-cell/>
        </table:table-row>
        <table:table-row table:style-name="ro1">
          <table:table-cell office:value-type="float" office:value="0.23024" calcext:value-type="float">
            <text:p>0.23024</text:p>
          </table:table-cell>
          <table:table-cell office:value-type="float" office:value="-0.909622" calcext:value-type="float">
            <text:p>-0.909622</text:p>
          </table:table-cell>
          <table:table-cell office:value-type="float" office:value="9.65158" calcext:value-type="float">
            <text:p>9.65158</text:p>
          </table:table-cell>
          <table:table-cell office:value-type="float" office:value="-0.508847" calcext:value-type="float">
            <text:p>-0.508847</text:p>
          </table:table-cell>
          <table:table-cell office:value-type="float" office:value="-0.0238298" calcext:value-type="float">
            <text:p>-0.0238298</text:p>
          </table:table-cell>
          <table:table-cell office:value-type="float" office:value="0.0955375" calcext:value-type="float">
            <text:p>0.0955375</text:p>
          </table:table-cell>
          <table:table-cell office:value-type="float" office:value="0.233511" calcext:value-type="float">
            <text:p>0.233511</text:p>
          </table:table-cell>
          <table:table-cell office:value-type="float" office:value="-0.93458" calcext:value-type="float">
            <text:p>-0.93458</text:p>
          </table:table-cell>
          <table:table-cell office:value-type="float" office:value="9.75254" calcext:value-type="float">
            <text:p>9.75254</text:p>
          </table:table-cell>
          <table:table-cell/>
          <table:table-cell table:formula="of:= SQRT(([.G68]-[.A68])^2 + ([.H68]-[.B68])^2 + ([.I68]-[.C68])^2)" office:value-type="float" office:value="0.104050578109879" calcext:value-type="float">
            <text:p>0.1040505781</text:p>
          </table:table-cell>
          <table:table-cell table:formula="of:=[.A68]-[.G68]" office:value-type="float" office:value="-0.00327099999999997" calcext:value-type="float">
            <text:p>-0.003271</text:p>
          </table:table-cell>
          <table:table-cell table:formula="of:=[.B68]-[.H68]" office:value-type="float" office:value="0.0249580000000001" calcext:value-type="float">
            <text:p>0.024958</text:p>
          </table:table-cell>
          <table:table-cell table:formula="of:=[.C68]-[.I68]" office:value-type="float" office:value="-0.100960000000001" calcext:value-type="float">
            <text:p>-0.10096</text:p>
          </table:table-cell>
          <table:table-cell/>
        </table:table-row>
        <table:table-row table:style-name="ro1">
          <table:table-cell office:value-type="float" office:value="0.23024" calcext:value-type="float">
            <text:p>0.23024</text:p>
          </table:table-cell>
          <table:table-cell office:value-type="float" office:value="-0.909622" calcext:value-type="float">
            <text:p>-0.909622</text:p>
          </table:table-cell>
          <table:table-cell office:value-type="float" office:value="9.65158" calcext:value-type="float">
            <text:p>9.65158</text:p>
          </table:table-cell>
          <table:table-cell office:value-type="float" office:value="-0.509068" calcext:value-type="float">
            <text:p>-0.509068</text:p>
          </table:table-cell>
          <table:table-cell office:value-type="float" office:value="-0.0238354" calcext:value-type="float">
            <text:p>-0.0238354</text:p>
          </table:table-cell>
          <table:table-cell office:value-type="float" office:value="0.095623" calcext:value-type="float">
            <text:p>0.095623</text:p>
          </table:table-cell>
          <table:table-cell office:value-type="float" office:value="0.233564" calcext:value-type="float">
            <text:p>0.233564</text:p>
          </table:table-cell>
          <table:table-cell office:value-type="float" office:value="-0.935411" calcext:value-type="float">
            <text:p>-0.935411</text:p>
          </table:table-cell>
          <table:table-cell office:value-type="float" office:value="9.75246" calcext:value-type="float">
            <text:p>9.75246</text:p>
          </table:table-cell>
          <table:table-cell/>
          <table:table-cell table:formula="of:= SQRT(([.G69]-[.A69])^2 + ([.H69]-[.B69])^2 + ([.I69]-[.C69])^2)" office:value-type="float" office:value="0.104177233103015" calcext:value-type="float">
            <text:p>0.1041772331</text:p>
          </table:table-cell>
          <table:table-cell table:formula="of:=[.A69]-[.G69]" office:value-type="float" office:value="-0.00332399999999997" calcext:value-type="float">
            <text:p>-0.003324</text:p>
          </table:table-cell>
          <table:table-cell table:formula="of:=[.B69]-[.H69]" office:value-type="float" office:value="0.0257890000000001" calcext:value-type="float">
            <text:p>0.025789</text:p>
          </table:table-cell>
          <table:table-cell table:formula="of:=[.C69]-[.I69]" office:value-type="float" office:value="-0.10088" calcext:value-type="float">
            <text:p>-0.10088</text:p>
          </table:table-cell>
          <table:table-cell/>
        </table:table-row>
        <table:table-row table:style-name="ro1">
          <table:table-cell office:value-type="float" office:value="0.237381" calcext:value-type="float">
            <text:p>0.237381</text:p>
          </table:table-cell>
          <table:table-cell office:value-type="float" office:value="-0.923904" calcext:value-type="float">
            <text:p>-0.923904</text:p>
          </table:table-cell>
          <table:table-cell office:value-type="float" office:value="9.67062" calcext:value-type="float">
            <text:p>9.67062</text:p>
          </table:table-cell>
          <table:table-cell office:value-type="float" office:value="-0.509068" calcext:value-type="float">
            <text:p>-0.509068</text:p>
          </table:table-cell>
          <table:table-cell office:value-type="float" office:value="-0.0238354" calcext:value-type="float">
            <text:p>-0.0238354</text:p>
          </table:table-cell>
          <table:table-cell office:value-type="float" office:value="0.095623" calcext:value-type="float">
            <text:p>0.095623</text:p>
          </table:table-cell>
          <table:table-cell office:value-type="float" office:value="0.233564" calcext:value-type="float">
            <text:p>0.233564</text:p>
          </table:table-cell>
          <table:table-cell office:value-type="float" office:value="-0.935411" calcext:value-type="float">
            <text:p>-0.935411</text:p>
          </table:table-cell>
          <table:table-cell office:value-type="float" office:value="9.75246" calcext:value-type="float">
            <text:p>9.75246</text:p>
          </table:table-cell>
          <table:table-cell/>
          <table:table-cell table:formula="of:= SQRT(([.G70]-[.A70])^2 + ([.H70]-[.B70])^2 + ([.I70]-[.C70])^2)" office:value-type="float" office:value="0.0827331018275028" calcext:value-type="float">
            <text:p>0.0827331018</text:p>
          </table:table-cell>
          <table:table-cell table:formula="of:=[.A70]-[.G70]" office:value-type="float" office:value="0.00381699999999999" calcext:value-type="float">
            <text:p>0.003817</text:p>
          </table:table-cell>
          <table:table-cell table:formula="of:=[.B70]-[.H70]" office:value-type="float" office:value="0.011507" calcext:value-type="float">
            <text:p>0.011507</text:p>
          </table:table-cell>
          <table:table-cell table:formula="of:=[.C70]-[.I70]" office:value-type="float" office:value="-0.0818399999999997" calcext:value-type="float">
            <text:p>-0.08184</text:p>
          </table:table-cell>
          <table:table-cell/>
        </table:table-row>
        <table:table-row table:style-name="ro1">
          <table:table-cell office:value-type="float" office:value="0.237381" calcext:value-type="float">
            <text:p>0.237381</text:p>
          </table:table-cell>
          <table:table-cell office:value-type="float" office:value="-0.923904" calcext:value-type="float">
            <text:p>-0.923904</text:p>
          </table:table-cell>
          <table:table-cell office:value-type="float" office:value="9.67062" calcext:value-type="float">
            <text:p>9.67062</text:p>
          </table:table-cell>
          <table:table-cell office:value-type="float" office:value="-0.508852" calcext:value-type="float">
            <text:p>-0.508852</text:p>
          </table:table-cell>
          <table:table-cell office:value-type="float" office:value="-0.0238134" calcext:value-type="float">
            <text:p>-0.0238134</text:p>
          </table:table-cell>
          <table:table-cell office:value-type="float" office:value="0.0955491" calcext:value-type="float">
            <text:p>0.0955491</text:p>
          </table:table-cell>
          <table:table-cell office:value-type="float" office:value="0.233351" calcext:value-type="float">
            <text:p>0.233351</text:p>
          </table:table-cell>
          <table:table-cell office:value-type="float" office:value="-0.934694" calcext:value-type="float">
            <text:p>-0.934694</text:p>
          </table:table-cell>
          <table:table-cell office:value-type="float" office:value="9.75253" calcext:value-type="float">
            <text:p>9.75253</text:p>
          </table:table-cell>
          <table:table-cell/>
          <table:table-cell table:formula="of:= SQRT(([.G71]-[.A71])^2 + ([.H71]-[.B71])^2 + ([.I71]-[.C71])^2)" office:value-type="float" office:value="0.0827158576090467" calcext:value-type="float">
            <text:p>0.0827158576</text:p>
          </table:table-cell>
          <table:table-cell table:formula="of:=[.A71]-[.G71]" office:value-type="float" office:value="0.00402999999999998" calcext:value-type="float">
            <text:p>0.00403</text:p>
          </table:table-cell>
          <table:table-cell table:formula="of:=[.B71]-[.H71]" office:value-type="float" office:value="0.01079" calcext:value-type="float">
            <text:p>0.01079</text:p>
          </table:table-cell>
          <table:table-cell table:formula="of:=[.C71]-[.I71]" office:value-type="float" office:value="-0.0819100000000006" calcext:value-type="float">
            <text:p>-0.08191</text:p>
          </table:table-cell>
          <table:table-cell/>
        </table:table-row>
        <table:table-row table:style-name="ro1">
          <table:table-cell office:value-type="float" office:value="0.235001" calcext:value-type="float">
            <text:p>0.235001</text:p>
          </table:table-cell>
          <table:table-cell office:value-type="float" office:value="-0.89534" calcext:value-type="float">
            <text:p>-0.89534</text:p>
          </table:table-cell>
          <table:table-cell office:value-type="float" office:value="9.68015" calcext:value-type="float">
            <text:p>9.68015</text:p>
          </table:table-cell>
          <table:table-cell office:value-type="float" office:value="-0.508797" calcext:value-type="float">
            <text:p>-0.508797</text:p>
          </table:table-cell>
          <table:table-cell office:value-type="float" office:value="-0.0238068" calcext:value-type="float">
            <text:p>-0.0238068</text:p>
          </table:table-cell>
          <table:table-cell office:value-type="float" office:value="0.0955309" calcext:value-type="float">
            <text:p>0.0955309</text:p>
          </table:table-cell>
          <table:table-cell office:value-type="float" office:value="0.233284" calcext:value-type="float">
            <text:p>0.233284</text:p>
          </table:table-cell>
          <table:table-cell office:value-type="float" office:value="-0.934514" calcext:value-type="float">
            <text:p>-0.934514</text:p>
          </table:table-cell>
          <table:table-cell office:value-type="float" office:value="9.75255" calcext:value-type="float">
            <text:p>9.75255</text:p>
          </table:table-cell>
          <table:table-cell/>
          <table:table-cell table:formula="of:= SQRT(([.G72]-[.A72])^2 + ([.H72]-[.B72])^2 + ([.I72]-[.C72])^2)" office:value-type="float" office:value="0.0823365676051656" calcext:value-type="float">
            <text:p>0.0823365676</text:p>
          </table:table-cell>
          <table:table-cell table:formula="of:=[.A72]-[.G72]" office:value-type="float" office:value="0.001717" calcext:value-type="float">
            <text:p>0.001717</text:p>
          </table:table-cell>
          <table:table-cell table:formula="of:=[.B72]-[.H72]" office:value-type="float" office:value="0.0391739999999999" calcext:value-type="float">
            <text:p>0.039174</text:p>
          </table:table-cell>
          <table:table-cell table:formula="of:=[.C72]-[.I72]" office:value-type="float" office:value="-0.0724" calcext:value-type="float">
            <text:p>-0.0724</text:p>
          </table:table-cell>
          <table:table-cell/>
        </table:table-row>
        <table:table-row table:style-name="ro1">
          <table:table-cell office:value-type="float" office:value="0.235001" calcext:value-type="float">
            <text:p>0.235001</text:p>
          </table:table-cell>
          <table:table-cell office:value-type="float" office:value="-0.89534" calcext:value-type="float">
            <text:p>-0.89534</text:p>
          </table:table-cell>
          <table:table-cell office:value-type="float" office:value="9.68015" calcext:value-type="float">
            <text:p>9.68015</text:p>
          </table:table-cell>
          <table:table-cell office:value-type="float" office:value="-0.508797" calcext:value-type="float">
            <text:p>-0.508797</text:p>
          </table:table-cell>
          <table:table-cell office:value-type="float" office:value="-0.0238068" calcext:value-type="float">
            <text:p>-0.0238068</text:p>
          </table:table-cell>
          <table:table-cell office:value-type="float" office:value="0.0955309" calcext:value-type="float">
            <text:p>0.0955309</text:p>
          </table:table-cell>
          <table:table-cell office:value-type="float" office:value="0.233284" calcext:value-type="float">
            <text:p>0.233284</text:p>
          </table:table-cell>
          <table:table-cell office:value-type="float" office:value="-0.934514" calcext:value-type="float">
            <text:p>-0.934514</text:p>
          </table:table-cell>
          <table:table-cell office:value-type="float" office:value="9.75255" calcext:value-type="float">
            <text:p>9.75255</text:p>
          </table:table-cell>
          <table:table-cell/>
          <table:table-cell table:formula="of:= SQRT(([.G73]-[.A73])^2 + ([.H73]-[.B73])^2 + ([.I73]-[.C73])^2)" office:value-type="float" office:value="0.0823365676051656" calcext:value-type="float">
            <text:p>0.0823365676</text:p>
          </table:table-cell>
          <table:table-cell table:formula="of:=[.A73]-[.G73]" office:value-type="float" office:value="0.001717" calcext:value-type="float">
            <text:p>0.001717</text:p>
          </table:table-cell>
          <table:table-cell table:formula="of:=[.B73]-[.H73]" office:value-type="float" office:value="0.0391739999999999" calcext:value-type="float">
            <text:p>0.039174</text:p>
          </table:table-cell>
          <table:table-cell table:formula="of:=[.C73]-[.I73]" office:value-type="float" office:value="-0.0724" calcext:value-type="float">
            <text:p>-0.0724</text:p>
          </table:table-cell>
          <table:table-cell/>
        </table:table-row>
        <table:table-row table:style-name="ro1">
          <table:table-cell office:value-type="float" office:value="0.246902" calcext:value-type="float">
            <text:p>0.246902</text:p>
          </table:table-cell>
          <table:table-cell office:value-type="float" office:value="-0.900101" calcext:value-type="float">
            <text:p>-0.900101</text:p>
          </table:table-cell>
          <table:table-cell office:value-type="float" office:value="9.66348" calcext:value-type="float">
            <text:p>9.66348</text:p>
          </table:table-cell>
          <table:table-cell office:value-type="float" office:value="-0.508477" calcext:value-type="float">
            <text:p>-0.508477</text:p>
          </table:table-cell>
          <table:table-cell office:value-type="float" office:value="-0.0237901" calcext:value-type="float">
            <text:p>-0.0237901</text:p>
          </table:table-cell>
          <table:table-cell office:value-type="float" office:value="0.0954124" calcext:value-type="float">
            <text:p>0.0954124</text:p>
          </table:table-cell>
          <table:table-cell office:value-type="float" office:value="0.23312" calcext:value-type="float">
            <text:p>0.23312</text:p>
          </table:table-cell>
          <table:table-cell office:value-type="float" office:value="-0.933359" calcext:value-type="float">
            <text:p>-0.933359</text:p>
          </table:table-cell>
          <table:table-cell office:value-type="float" office:value="9.75267" calcext:value-type="float">
            <text:p>9.75267</text:p>
          </table:table-cell>
          <table:table-cell/>
          <table:table-cell table:formula="of:= SQRT(([.G74]-[.A74])^2 + ([.H74]-[.B74])^2 + ([.I74]-[.C74])^2)" office:value-type="float" office:value="0.0961815688580721" calcext:value-type="float">
            <text:p>0.0961815689</text:p>
          </table:table-cell>
          <table:table-cell table:formula="of:=[.A74]-[.G74]" office:value-type="float" office:value="0.013782" calcext:value-type="float">
            <text:p>0.013782</text:p>
          </table:table-cell>
          <table:table-cell table:formula="of:=[.B74]-[.H74]" office:value-type="float" office:value="0.033258" calcext:value-type="float">
            <text:p>0.033258</text:p>
          </table:table-cell>
          <table:table-cell table:formula="of:=[.C74]-[.I74]" office:value-type="float" office:value="-0.0891900000000003" calcext:value-type="float">
            <text:p>-0.08919</text:p>
          </table:table-cell>
          <table:table-cell/>
        </table:table-row>
        <table:table-row table:style-name="ro1">
          <table:table-cell office:value-type="float" office:value="0.246902" calcext:value-type="float">
            <text:p>0.246902</text:p>
          </table:table-cell>
          <table:table-cell office:value-type="float" office:value="-0.900101" calcext:value-type="float">
            <text:p>-0.900101</text:p>
          </table:table-cell>
          <table:table-cell office:value-type="float" office:value="9.66348" calcext:value-type="float">
            <text:p>9.66348</text:p>
          </table:table-cell>
          <table:table-cell office:value-type="float" office:value="-0.508477" calcext:value-type="float">
            <text:p>-0.508477</text:p>
          </table:table-cell>
          <table:table-cell office:value-type="float" office:value="-0.0237901" calcext:value-type="float">
            <text:p>-0.0237901</text:p>
          </table:table-cell>
          <table:table-cell office:value-type="float" office:value="0.0954124" calcext:value-type="float">
            <text:p>0.0954124</text:p>
          </table:table-cell>
          <table:table-cell office:value-type="float" office:value="0.23312" calcext:value-type="float">
            <text:p>0.23312</text:p>
          </table:table-cell>
          <table:table-cell office:value-type="float" office:value="-0.933359" calcext:value-type="float">
            <text:p>-0.933359</text:p>
          </table:table-cell>
          <table:table-cell office:value-type="float" office:value="9.75267" calcext:value-type="float">
            <text:p>9.75267</text:p>
          </table:table-cell>
          <table:table-cell/>
          <table:table-cell table:formula="of:= SQRT(([.G75]-[.A75])^2 + ([.H75]-[.B75])^2 + ([.I75]-[.C75])^2)" office:value-type="float" office:value="0.0961815688580721" calcext:value-type="float">
            <text:p>0.0961815689</text:p>
          </table:table-cell>
          <table:table-cell table:formula="of:=[.A75]-[.G75]" office:value-type="float" office:value="0.013782" calcext:value-type="float">
            <text:p>0.013782</text:p>
          </table:table-cell>
          <table:table-cell table:formula="of:=[.B75]-[.H75]" office:value-type="float" office:value="0.033258" calcext:value-type="float">
            <text:p>0.033258</text:p>
          </table:table-cell>
          <table:table-cell table:formula="of:=[.C75]-[.I75]" office:value-type="float" office:value="-0.0891900000000003" calcext:value-type="float">
            <text:p>-0.08919</text:p>
          </table:table-cell>
          <table:table-cell/>
        </table:table-row>
        <table:table-row table:style-name="ro1">
          <table:table-cell office:value-type="float" office:value="0.242142" calcext:value-type="float">
            <text:p>0.242142</text:p>
          </table:table-cell>
          <table:table-cell office:value-type="float" office:value="-0.973892" calcext:value-type="float">
            <text:p>-0.973892</text:p>
          </table:table-cell>
          <table:table-cell office:value-type="float" office:value="9.65872" calcext:value-type="float">
            <text:p>9.65872</text:p>
          </table:table-cell>
          <table:table-cell office:value-type="float" office:value="-0.50828" calcext:value-type="float">
            <text:p>-0.50828</text:p>
          </table:table-cell>
          <table:table-cell office:value-type="float" office:value="-0.0238156" calcext:value-type="float">
            <text:p>-0.0238156</text:p>
          </table:table-cell>
          <table:table-cell office:value-type="float" office:value="0.0953195" calcext:value-type="float">
            <text:p>0.0953195</text:p>
          </table:table-cell>
          <table:table-cell office:value-type="float" office:value="0.23337" calcext:value-type="float">
            <text:p>0.23337</text:p>
          </table:table-cell>
          <table:table-cell office:value-type="float" office:value="-0.932451" calcext:value-type="float">
            <text:p>-0.932451</text:p>
          </table:table-cell>
          <table:table-cell office:value-type="float" office:value="9.75275" calcext:value-type="float">
            <text:p>9.75275</text:p>
          </table:table-cell>
          <table:table-cell/>
          <table:table-cell table:formula="of:= SQRT(([.G76]-[.A76])^2 + ([.H76]-[.B76])^2 + ([.I76]-[.C76])^2)" office:value-type="float" office:value="0.103130719792892" calcext:value-type="float">
            <text:p>0.1031307198</text:p>
          </table:table-cell>
          <table:table-cell table:formula="of:=[.A76]-[.G76]" office:value-type="float" office:value="0.00877199999999997" calcext:value-type="float">
            <text:p>0.008772</text:p>
          </table:table-cell>
          <table:table-cell table:formula="of:=[.B76]-[.H76]" office:value-type="float" office:value="-0.0414410000000001" calcext:value-type="float">
            <text:p>-0.041441</text:p>
          </table:table-cell>
          <table:table-cell table:formula="of:=[.C76]-[.I76]" office:value-type="float" office:value="-0.0940300000000001" calcext:value-type="float">
            <text:p>-0.09403</text:p>
          </table:table-cell>
          <table:table-cell/>
        </table:table-row>
        <table:table-row table:style-name="ro1">
          <table:table-cell office:value-type="float" office:value="0.242142" calcext:value-type="float">
            <text:p>0.242142</text:p>
          </table:table-cell>
          <table:table-cell office:value-type="float" office:value="-0.973892" calcext:value-type="float">
            <text:p>-0.973892</text:p>
          </table:table-cell>
          <table:table-cell office:value-type="float" office:value="9.65872" calcext:value-type="float">
            <text:p>9.65872</text:p>
          </table:table-cell>
          <table:table-cell office:value-type="float" office:value="-0.50828" calcext:value-type="float">
            <text:p>-0.50828</text:p>
          </table:table-cell>
          <table:table-cell office:value-type="float" office:value="-0.0238156" calcext:value-type="float">
            <text:p>-0.0238156</text:p>
          </table:table-cell>
          <table:table-cell office:value-type="float" office:value="0.0953195" calcext:value-type="float">
            <text:p>0.0953195</text:p>
          </table:table-cell>
          <table:table-cell office:value-type="float" office:value="0.23337" calcext:value-type="float">
            <text:p>0.23337</text:p>
          </table:table-cell>
          <table:table-cell office:value-type="float" office:value="-0.932451" calcext:value-type="float">
            <text:p>-0.932451</text:p>
          </table:table-cell>
          <table:table-cell office:value-type="float" office:value="9.75275" calcext:value-type="float">
            <text:p>9.75275</text:p>
          </table:table-cell>
          <table:table-cell/>
          <table:table-cell table:formula="of:= SQRT(([.G77]-[.A77])^2 + ([.H77]-[.B77])^2 + ([.I77]-[.C77])^2)" office:value-type="float" office:value="0.103130719792892" calcext:value-type="float">
            <text:p>0.1031307198</text:p>
          </table:table-cell>
          <table:table-cell table:formula="of:=[.A77]-[.G77]" office:value-type="float" office:value="0.00877199999999997" calcext:value-type="float">
            <text:p>0.008772</text:p>
          </table:table-cell>
          <table:table-cell table:formula="of:=[.B77]-[.H77]" office:value-type="float" office:value="-0.0414410000000001" calcext:value-type="float">
            <text:p>-0.041441</text:p>
          </table:table-cell>
          <table:table-cell table:formula="of:=[.C77]-[.I77]" office:value-type="float" office:value="-0.0940300000000001" calcext:value-type="float">
            <text:p>-0.09403</text:p>
          </table:table-cell>
          <table:table-cell/>
        </table:table-row>
        <table:table-row table:style-name="ro1">
          <table:table-cell office:value-type="float" office:value="0.246902" calcext:value-type="float">
            <text:p>0.246902</text:p>
          </table:table-cell>
          <table:table-cell office:value-type="float" office:value="-0.938187" calcext:value-type="float">
            <text:p>-0.938187</text:p>
          </table:table-cell>
          <table:table-cell office:value-type="float" office:value="9.64206" calcext:value-type="float">
            <text:p>9.64206</text:p>
          </table:table-cell>
          <table:table-cell office:value-type="float" office:value="-0.508719" calcext:value-type="float">
            <text:p>-0.508719</text:p>
          </table:table-cell>
          <table:table-cell office:value-type="float" office:value="-0.0238338" calcext:value-type="float">
            <text:p>-0.0238338</text:p>
          </table:table-cell>
          <table:table-cell office:value-type="float" office:value="0.0954844" calcext:value-type="float">
            <text:p>0.0954844</text:p>
          </table:table-cell>
          <table:table-cell office:value-type="float" office:value="0.233548" calcext:value-type="float">
            <text:p>0.233548</text:p>
          </table:table-cell>
          <table:table-cell office:value-type="float" office:value="-0.934059" calcext:value-type="float">
            <text:p>-0.934059</text:p>
          </table:table-cell>
          <table:table-cell office:value-type="float" office:value="9.75259" calcext:value-type="float">
            <text:p>9.75259</text:p>
          </table:table-cell>
          <table:table-cell/>
          <table:table-cell table:formula="of:= SQRT(([.G78]-[.A78])^2 + ([.H78]-[.B78])^2 + ([.I78]-[.C78])^2)" office:value-type="float" office:value="0.111410280495113" calcext:value-type="float">
            <text:p>0.1114102805</text:p>
          </table:table-cell>
          <table:table-cell table:formula="of:=[.A78]-[.G78]" office:value-type="float" office:value="0.013354" calcext:value-type="float">
            <text:p>0.013354</text:p>
          </table:table-cell>
          <table:table-cell table:formula="of:=[.B78]-[.H78]" office:value-type="float" office:value="-0.00412800000000002" calcext:value-type="float">
            <text:p>-0.004128</text:p>
          </table:table-cell>
          <table:table-cell table:formula="of:=[.C78]-[.I78]" office:value-type="float" office:value="-0.110529999999999" calcext:value-type="float">
            <text:p>-0.11053</text:p>
          </table:table-cell>
          <table:table-cell/>
        </table:table-row>
        <table:table-row table:style-name="ro1">
          <table:table-cell office:value-type="float" office:value="0.199295" calcext:value-type="float">
            <text:p>0.199295</text:p>
          </table:table-cell>
          <table:table-cell office:value-type="float" office:value="-0.89772" calcext:value-type="float">
            <text:p>-0.89772</text:p>
          </table:table-cell>
          <table:table-cell office:value-type="float" office:value="9.61111" calcext:value-type="float">
            <text:p>9.61111</text:p>
          </table:table-cell>
          <table:table-cell office:value-type="float" office:value="-0.508719" calcext:value-type="float">
            <text:p>-0.508719</text:p>
          </table:table-cell>
          <table:table-cell office:value-type="float" office:value="-0.0238338" calcext:value-type="float">
            <text:p>-0.0238338</text:p>
          </table:table-cell>
          <table:table-cell office:value-type="float" office:value="0.0954844" calcext:value-type="float">
            <text:p>0.0954844</text:p>
          </table:table-cell>
          <table:table-cell office:value-type="float" office:value="0.233548" calcext:value-type="float">
            <text:p>0.233548</text:p>
          </table:table-cell>
          <table:table-cell office:value-type="float" office:value="-0.934059" calcext:value-type="float">
            <text:p>-0.934059</text:p>
          </table:table-cell>
          <table:table-cell office:value-type="float" office:value="9.75259" calcext:value-type="float">
            <text:p>9.75259</text:p>
          </table:table-cell>
          <table:table-cell/>
          <table:table-cell table:formula="of:= SQRT(([.G79]-[.A79])^2 + ([.H79]-[.B79])^2 + ([.I79]-[.C79])^2)" office:value-type="float" office:value="0.150034600442697" calcext:value-type="float">
            <text:p>0.1500346004</text:p>
          </table:table-cell>
          <table:table-cell table:formula="of:=[.A79]-[.G79]" office:value-type="float" office:value="-0.034253" calcext:value-type="float">
            <text:p>-0.034253</text:p>
          </table:table-cell>
          <table:table-cell table:formula="of:=[.B79]-[.H79]" office:value-type="float" office:value="0.0363389999999999" calcext:value-type="float">
            <text:p>0.036339</text:p>
          </table:table-cell>
          <table:table-cell table:formula="of:=[.C79]-[.I79]" office:value-type="float" office:value="-0.14148" calcext:value-type="float">
            <text:p>-0.14148</text:p>
          </table:table-cell>
          <table:table-cell/>
        </table:table-row>
        <table:table-row table:style-name="ro1">
          <table:table-cell office:value-type="float" office:value="0.199295" calcext:value-type="float">
            <text:p>0.199295</text:p>
          </table:table-cell>
          <table:table-cell office:value-type="float" office:value="-0.89772" calcext:value-type="float">
            <text:p>-0.89772</text:p>
          </table:table-cell>
          <table:table-cell office:value-type="float" office:value="9.61111" calcext:value-type="float">
            <text:p>9.61111</text:p>
          </table:table-cell>
          <table:table-cell office:value-type="float" office:value="-0.508864" calcext:value-type="float">
            <text:p>-0.508864</text:p>
          </table:table-cell>
          <table:table-cell office:value-type="float" office:value="-0.0238793" calcext:value-type="float">
            <text:p>-0.0238793</text:p>
          </table:table-cell>
          <table:table-cell office:value-type="float" office:value="0.0955167" calcext:value-type="float">
            <text:p>0.0955167</text:p>
          </table:table-cell>
          <table:table-cell office:value-type="float" office:value="0.233995" calcext:value-type="float">
            <text:p>0.233995</text:p>
          </table:table-cell>
          <table:table-cell office:value-type="float" office:value="-0.934376" calcext:value-type="float">
            <text:p>-0.934376</text:p>
          </table:table-cell>
          <table:table-cell office:value-type="float" office:value="9.75255" calcext:value-type="float">
            <text:p>9.75255</text:p>
          </table:table-cell>
          <table:table-cell/>
          <table:table-cell table:formula="of:= SQRT(([.G80]-[.A80])^2 + ([.H80]-[.B80])^2 + ([.I80]-[.C80])^2)" office:value-type="float" office:value="0.150176649103647" calcext:value-type="float">
            <text:p>0.1501766491</text:p>
          </table:table-cell>
          <table:table-cell table:formula="of:=[.A80]-[.G80]" office:value-type="float" office:value="-0.0347" calcext:value-type="float">
            <text:p>-0.0347</text:p>
          </table:table-cell>
          <table:table-cell table:formula="of:=[.B80]-[.H80]" office:value-type="float" office:value="0.0366559999999999" calcext:value-type="float">
            <text:p>0.036656</text:p>
          </table:table-cell>
          <table:table-cell table:formula="of:=[.C80]-[.I80]" office:value-type="float" office:value="-0.141439999999999" calcext:value-type="float">
            <text:p>-0.14144</text:p>
          </table:table-cell>
          <table:table-cell/>
        </table:table-row>
        <table:table-row table:style-name="ro1">
          <table:table-cell office:value-type="float" office:value="0.256424" calcext:value-type="float">
            <text:p>0.256424</text:p>
          </table:table-cell>
          <table:table-cell office:value-type="float" office:value="-0.969131" calcext:value-type="float">
            <text:p>-0.969131</text:p>
          </table:table-cell>
          <table:table-cell office:value-type="float" office:value="9.59683" calcext:value-type="float">
            <text:p>9.59683</text:p>
          </table:table-cell>
          <table:table-cell office:value-type="float" office:value="-0.508864" calcext:value-type="float">
            <text:p>-0.508864</text:p>
          </table:table-cell>
          <table:table-cell office:value-type="float" office:value="-0.0238793" calcext:value-type="float">
            <text:p>-0.0238793</text:p>
          </table:table-cell>
          <table:table-cell office:value-type="float" office:value="0.0955167" calcext:value-type="float">
            <text:p>0.0955167</text:p>
          </table:table-cell>
          <table:table-cell office:value-type="float" office:value="0.233995" calcext:value-type="float">
            <text:p>0.233995</text:p>
          </table:table-cell>
          <table:table-cell office:value-type="float" office:value="-0.934376" calcext:value-type="float">
            <text:p>-0.934376</text:p>
          </table:table-cell>
          <table:table-cell office:value-type="float" office:value="9.75255" calcext:value-type="float">
            <text:p>9.75255</text:p>
          </table:table-cell>
          <table:table-cell/>
          <table:table-cell table:formula="of:= SQRT(([.G81]-[.A81])^2 + ([.H81]-[.B81])^2 + ([.I81]-[.C81])^2)" office:value-type="float" office:value="0.1611201057162" calcext:value-type="float">
            <text:p>0.1611201057</text:p>
          </table:table-cell>
          <table:table-cell table:formula="of:=[.A81]-[.G81]" office:value-type="float" office:value="0.022429" calcext:value-type="float">
            <text:p>0.022429</text:p>
          </table:table-cell>
          <table:table-cell table:formula="of:=[.B81]-[.H81]" office:value-type="float" office:value="-0.034755" calcext:value-type="float">
            <text:p>-0.034755</text:p>
          </table:table-cell>
          <table:table-cell table:formula="of:=[.C81]-[.I81]" office:value-type="float" office:value="-0.155719999999999" calcext:value-type="float">
            <text:p>-0.15572</text:p>
          </table:table-cell>
          <table:table-cell/>
        </table:table-row>
        <table:table-row table:style-name="ro1">
          <table:table-cell office:value-type="float" office:value="0.256424" calcext:value-type="float">
            <text:p>0.256424</text:p>
          </table:table-cell>
          <table:table-cell office:value-type="float" office:value="-0.969131" calcext:value-type="float">
            <text:p>-0.969131</text:p>
          </table:table-cell>
          <table:table-cell office:value-type="float" office:value="9.59683" calcext:value-type="float">
            <text:p>9.59683</text:p>
          </table:table-cell>
          <table:table-cell office:value-type="float" office:value="-0.508457" calcext:value-type="float">
            <text:p>-0.508457</text:p>
          </table:table-cell>
          <table:table-cell office:value-type="float" office:value="-0.0237643" calcext:value-type="float">
            <text:p>-0.0237643</text:p>
          </table:table-cell>
          <table:table-cell office:value-type="float" office:value="0.0954187" calcext:value-type="float">
            <text:p>0.0954187</text:p>
          </table:table-cell>
          <table:table-cell office:value-type="float" office:value="0.232868" calcext:value-type="float">
            <text:p>0.232868</text:p>
          </table:table-cell>
          <table:table-cell office:value-type="float" office:value="-0.933422" calcext:value-type="float">
            <text:p>-0.933422</text:p>
          </table:table-cell>
          <table:table-cell office:value-type="float" office:value="9.75267" calcext:value-type="float">
            <text:p>9.75267</text:p>
          </table:table-cell>
          <table:table-cell/>
          <table:table-cell table:formula="of:= SQRT(([.G82]-[.A82])^2 + ([.H82]-[.B82])^2 + ([.I82]-[.C82])^2)" office:value-type="float" office:value="0.161604837232676" calcext:value-type="float">
            <text:p>0.1616048372</text:p>
          </table:table-cell>
          <table:table-cell table:formula="of:=[.A82]-[.G82]" office:value-type="float" office:value="0.023556" calcext:value-type="float">
            <text:p>0.023556</text:p>
          </table:table-cell>
          <table:table-cell table:formula="of:=[.B82]-[.H82]" office:value-type="float" office:value="-0.035709" calcext:value-type="float">
            <text:p>-0.035709</text:p>
          </table:table-cell>
          <table:table-cell table:formula="of:=[.C82]-[.I82]" office:value-type="float" office:value="-0.15584" calcext:value-type="float">
            <text:p>-0.15584</text:p>
          </table:table-cell>
          <table:table-cell/>
        </table:table-row>
        <table:table-row table:style-name="ro1">
          <table:table-cell office:value-type="float" office:value="0.220718" calcext:value-type="float">
            <text:p>0.220718</text:p>
          </table:table-cell>
          <table:table-cell office:value-type="float" office:value="-0.916763" calcext:value-type="float">
            <text:p>-0.916763</text:p>
          </table:table-cell>
          <table:table-cell office:value-type="float" office:value="9.5397" calcext:value-type="float">
            <text:p>9.5397</text:p>
          </table:table-cell>
          <table:table-cell office:value-type="float" office:value="-0.508968" calcext:value-type="float">
            <text:p>-0.508968</text:p>
          </table:table-cell>
          <table:table-cell office:value-type="float" office:value="-0.0238684" calcext:value-type="float">
            <text:p>-0.0238684</text:p>
          </table:table-cell>
          <table:table-cell office:value-type="float" office:value="0.0955644" calcext:value-type="float">
            <text:p>0.0955644</text:p>
          </table:table-cell>
          <table:table-cell office:value-type="float" office:value="0.233888" calcext:value-type="float">
            <text:p>0.233888</text:p>
          </table:table-cell>
          <table:table-cell office:value-type="float" office:value="-0.934839" calcext:value-type="float">
            <text:p>-0.934839</text:p>
          </table:table-cell>
          <table:table-cell office:value-type="float" office:value="9.75251" calcext:value-type="float">
            <text:p>9.75251</text:p>
          </table:table-cell>
          <table:table-cell/>
          <table:table-cell table:formula="of:= SQRT(([.G83]-[.A83])^2 + ([.H83]-[.B83])^2 + ([.I83]-[.C83])^2)" office:value-type="float" office:value="0.213981977689712" calcext:value-type="float">
            <text:p>0.2139819777</text:p>
          </table:table-cell>
          <table:table-cell table:formula="of:=[.A83]-[.G83]" office:value-type="float" office:value="-0.01317" calcext:value-type="float">
            <text:p>-0.01317</text:p>
          </table:table-cell>
          <table:table-cell table:formula="of:=[.B83]-[.H83]" office:value-type="float" office:value="0.018076" calcext:value-type="float">
            <text:p>0.018076</text:p>
          </table:table-cell>
          <table:table-cell table:formula="of:=[.C83]-[.I83]" office:value-type="float" office:value="-0.212810000000001" calcext:value-type="float">
            <text:p>-0.21281</text:p>
          </table:table-cell>
          <table:table-cell/>
        </table:table-row>
        <table:table-row table:style-name="ro1">
          <table:table-cell office:value-type="float" office:value="0.220718" calcext:value-type="float">
            <text:p>0.220718</text:p>
          </table:table-cell>
          <table:table-cell office:value-type="float" office:value="-0.916763" calcext:value-type="float">
            <text:p>-0.916763</text:p>
          </table:table-cell>
          <table:table-cell office:value-type="float" office:value="9.5397" calcext:value-type="float">
            <text:p>9.5397</text:p>
          </table:table-cell>
          <table:table-cell office:value-type="float" office:value="-0.508968" calcext:value-type="float">
            <text:p>-0.508968</text:p>
          </table:table-cell>
          <table:table-cell office:value-type="float" office:value="-0.0238684" calcext:value-type="float">
            <text:p>-0.0238684</text:p>
          </table:table-cell>
          <table:table-cell office:value-type="float" office:value="0.0955644" calcext:value-type="float">
            <text:p>0.0955644</text:p>
          </table:table-cell>
          <table:table-cell office:value-type="float" office:value="0.233888" calcext:value-type="float">
            <text:p>0.233888</text:p>
          </table:table-cell>
          <table:table-cell office:value-type="float" office:value="-0.934839" calcext:value-type="float">
            <text:p>-0.934839</text:p>
          </table:table-cell>
          <table:table-cell office:value-type="float" office:value="9.75251" calcext:value-type="float">
            <text:p>9.75251</text:p>
          </table:table-cell>
          <table:table-cell/>
          <table:table-cell table:formula="of:= SQRT(([.G84]-[.A84])^2 + ([.H84]-[.B84])^2 + ([.I84]-[.C84])^2)" office:value-type="float" office:value="0.213981977689712" calcext:value-type="float">
            <text:p>0.2139819777</text:p>
          </table:table-cell>
          <table:table-cell table:formula="of:=[.A84]-[.G84]" office:value-type="float" office:value="-0.01317" calcext:value-type="float">
            <text:p>-0.01317</text:p>
          </table:table-cell>
          <table:table-cell table:formula="of:=[.B84]-[.H84]" office:value-type="float" office:value="0.018076" calcext:value-type="float">
            <text:p>0.018076</text:p>
          </table:table-cell>
          <table:table-cell table:formula="of:=[.C84]-[.I84]" office:value-type="float" office:value="-0.212810000000001" calcext:value-type="float">
            <text:p>-0.21281</text:p>
          </table:table-cell>
          <table:table-cell/>
        </table:table-row>
        <table:table-row table:style-name="ro1">
          <table:table-cell office:value-type="float" office:value="0.220718" calcext:value-type="float">
            <text:p>0.220718</text:p>
          </table:table-cell>
          <table:table-cell office:value-type="float" office:value="-0.916763" calcext:value-type="float">
            <text:p>-0.916763</text:p>
          </table:table-cell>
          <table:table-cell office:value-type="float" office:value="9.5397" calcext:value-type="float">
            <text:p>9.5397</text:p>
          </table:table-cell>
          <table:table-cell office:value-type="float" office:value="-0.50889" calcext:value-type="float">
            <text:p>-0.50889</text:p>
          </table:table-cell>
          <table:table-cell office:value-type="float" office:value="-0.0238312" calcext:value-type="float">
            <text:p>-0.0238312</text:p>
          </table:table-cell>
          <table:table-cell office:value-type="float" office:value="0.0955543" calcext:value-type="float">
            <text:p>0.0955543</text:p>
          </table:table-cell>
          <table:table-cell office:value-type="float" office:value="0.233523" calcext:value-type="float">
            <text:p>0.233523</text:p>
          </table:table-cell>
          <table:table-cell office:value-type="float" office:value="-0.93474" calcext:value-type="float">
            <text:p>-0.93474</text:p>
          </table:table-cell>
          <table:table-cell office:value-type="float" office:value="9.75252" calcext:value-type="float">
            <text:p>9.75252</text:p>
          </table:table-cell>
          <table:table-cell/>
          <table:table-cell table:formula="of:= SQRT(([.G85]-[.A85])^2 + ([.H85]-[.B85])^2 + ([.I85]-[.C85])^2)" office:value-type="float" office:value="0.213961428659467" calcext:value-type="float">
            <text:p>0.2139614287</text:p>
          </table:table-cell>
          <table:table-cell table:formula="of:=[.A85]-[.G85]" office:value-type="float" office:value="-0.012805" calcext:value-type="float">
            <text:p>-0.012805</text:p>
          </table:table-cell>
          <table:table-cell table:formula="of:=[.B85]-[.H85]" office:value-type="float" office:value="0.0179770000000001" calcext:value-type="float">
            <text:p>0.017977</text:p>
          </table:table-cell>
          <table:table-cell table:formula="of:=[.C85]-[.I85]" office:value-type="float" office:value="-0.212820000000001" calcext:value-type="float">
            <text:p>-0.21282</text:p>
          </table:table-cell>
          <table:table-cell/>
        </table:table-row>
        <table:table-row table:style-name="ro1">
          <table:table-cell office:value-type="float" office:value="0.239761" calcext:value-type="float">
            <text:p>0.239761</text:p>
          </table:table-cell>
          <table:table-cell office:value-type="float" office:value="-0.933426" calcext:value-type="float">
            <text:p>-0.933426</text:p>
          </table:table-cell>
          <table:table-cell office:value-type="float" office:value="9.63016" calcext:value-type="float">
            <text:p>9.63016</text:p>
          </table:table-cell>
          <table:table-cell office:value-type="float" office:value="-0.50889" calcext:value-type="float">
            <text:p>-0.50889</text:p>
          </table:table-cell>
          <table:table-cell office:value-type="float" office:value="-0.0238312" calcext:value-type="float">
            <text:p>-0.0238312</text:p>
          </table:table-cell>
          <table:table-cell office:value-type="float" office:value="0.0955543" calcext:value-type="float">
            <text:p>0.0955543</text:p>
          </table:table-cell>
          <table:table-cell office:value-type="float" office:value="0.233523" calcext:value-type="float">
            <text:p>0.233523</text:p>
          </table:table-cell>
          <table:table-cell office:value-type="float" office:value="-0.93474" calcext:value-type="float">
            <text:p>-0.93474</text:p>
          </table:table-cell>
          <table:table-cell office:value-type="float" office:value="9.75252" calcext:value-type="float">
            <text:p>9.75252</text:p>
          </table:table-cell>
          <table:table-cell/>
          <table:table-cell table:formula="of:= SQRT(([.G86]-[.A86])^2 + ([.H86]-[.B86])^2 + ([.I86]-[.C86])^2)" office:value-type="float" office:value="0.122525951700038" calcext:value-type="float">
            <text:p>0.1225259517</text:p>
          </table:table-cell>
          <table:table-cell table:formula="of:=[.A86]-[.G86]" office:value-type="float" office:value="0.00623800000000002" calcext:value-type="float">
            <text:p>0.006238</text:p>
          </table:table-cell>
          <table:table-cell table:formula="of:=[.B86]-[.H86]" office:value-type="float" office:value="0.00131400000000015" calcext:value-type="float">
            <text:p>0.001314</text:p>
          </table:table-cell>
          <table:table-cell table:formula="of:=[.C86]-[.I86]" office:value-type="float" office:value="-0.12236" calcext:value-type="float">
            <text:p>-0.12236</text:p>
          </table:table-cell>
          <table:table-cell/>
        </table:table-row>
        <table:table-row table:style-name="ro1">
          <table:table-cell office:value-type="float" office:value="0.242142" calcext:value-type="float">
            <text:p>0.242142</text:p>
          </table:table-cell>
          <table:table-cell office:value-type="float" office:value="-0.921524" calcext:value-type="float">
            <text:p>-0.921524</text:p>
          </table:table-cell>
          <table:table-cell office:value-type="float" office:value="9.63254" calcext:value-type="float">
            <text:p>9.63254</text:p>
          </table:table-cell>
          <table:table-cell office:value-type="float" office:value="-0.508945" calcext:value-type="float">
            <text:p>-0.508945</text:p>
          </table:table-cell>
          <table:table-cell office:value-type="float" office:value="-0.0238032" calcext:value-type="float">
            <text:p>-0.0238032</text:p>
          </table:table-cell>
          <table:table-cell office:value-type="float" office:value="0.0955918" calcext:value-type="float">
            <text:p>0.0955918</text:p>
          </table:table-cell>
          <table:table-cell office:value-type="float" office:value="0.23325" calcext:value-type="float">
            <text:p>0.23325</text:p>
          </table:table-cell>
          <table:table-cell office:value-type="float" office:value="-0.93511" calcext:value-type="float">
            <text:p>-0.93511</text:p>
          </table:table-cell>
          <table:table-cell office:value-type="float" office:value="9.7525" calcext:value-type="float">
            <text:p>9.7525</text:p>
          </table:table-cell>
          <table:table-cell/>
          <table:table-cell table:formula="of:= SQRT(([.G87]-[.A87])^2 + ([.H87]-[.B87])^2 + ([.I87]-[.C87])^2)" office:value-type="float" office:value="0.121053908074047" calcext:value-type="float">
            <text:p>0.1210539081</text:p>
          </table:table-cell>
          <table:table-cell table:formula="of:=[.A87]-[.G87]" office:value-type="float" office:value="0.00889199999999998" calcext:value-type="float">
            <text:p>0.008892</text:p>
          </table:table-cell>
          <table:table-cell table:formula="of:=[.B87]-[.H87]" office:value-type="float" office:value="0.0135860000000001" calcext:value-type="float">
            <text:p>0.013586</text:p>
          </table:table-cell>
          <table:table-cell table:formula="of:=[.C87]-[.I87]" office:value-type="float" office:value="-0.119959999999999" calcext:value-type="float">
            <text:p>-0.11996</text:p>
          </table:table-cell>
          <table:table-cell/>
        </table:table-row>
        <table:table-row table:style-name="ro1">
          <table:table-cell office:value-type="float" office:value="0.242142" calcext:value-type="float">
            <text:p>0.242142</text:p>
          </table:table-cell>
          <table:table-cell office:value-type="float" office:value="-0.885818" calcext:value-type="float">
            <text:p>-0.885818</text:p>
          </table:table-cell>
          <table:table-cell office:value-type="float" office:value="9.69205" calcext:value-type="float">
            <text:p>9.69205</text:p>
          </table:table-cell>
          <table:table-cell office:value-type="float" office:value="-0.508945" calcext:value-type="float">
            <text:p>-0.508945</text:p>
          </table:table-cell>
          <table:table-cell office:value-type="float" office:value="-0.0238032" calcext:value-type="float">
            <text:p>-0.0238032</text:p>
          </table:table-cell>
          <table:table-cell office:value-type="float" office:value="0.0955918" calcext:value-type="float">
            <text:p>0.0955918</text:p>
          </table:table-cell>
          <table:table-cell office:value-type="float" office:value="0.23325" calcext:value-type="float">
            <text:p>0.23325</text:p>
          </table:table-cell>
          <table:table-cell office:value-type="float" office:value="-0.93511" calcext:value-type="float">
            <text:p>-0.93511</text:p>
          </table:table-cell>
          <table:table-cell office:value-type="float" office:value="9.7525" calcext:value-type="float">
            <text:p>9.7525</text:p>
          </table:table-cell>
          <table:table-cell/>
          <table:table-cell table:formula="of:= SQRT(([.G88]-[.A88])^2 + ([.H88]-[.B88])^2 + ([.I88]-[.C88])^2)" office:value-type="float" office:value="0.078504594948321" calcext:value-type="float">
            <text:p>0.0785045949</text:p>
          </table:table-cell>
          <table:table-cell table:formula="of:=[.A88]-[.G88]" office:value-type="float" office:value="0.00889199999999998" calcext:value-type="float">
            <text:p>0.008892</text:p>
          </table:table-cell>
          <table:table-cell table:formula="of:=[.B88]-[.H88]" office:value-type="float" office:value="0.0492920000000001" calcext:value-type="float">
            <text:p>0.049292</text:p>
          </table:table-cell>
          <table:table-cell table:formula="of:=[.C88]-[.I88]" office:value-type="float" office:value="-0.0604499999999995" calcext:value-type="float">
            <text:p>-0.06045</text:p>
          </table:table-cell>
          <table:table-cell/>
        </table:table-row>
        <table:table-row table:style-name="ro1">
          <table:table-cell office:value-type="float" office:value="0.242142" calcext:value-type="float">
            <text:p>0.242142</text:p>
          </table:table-cell>
          <table:table-cell office:value-type="float" office:value="-0.885818" calcext:value-type="float">
            <text:p>-0.885818</text:p>
          </table:table-cell>
          <table:table-cell office:value-type="float" office:value="9.69205" calcext:value-type="float">
            <text:p>9.69205</text:p>
          </table:table-cell>
          <table:table-cell office:value-type="float" office:value="-0.508908" calcext:value-type="float">
            <text:p>-0.508908</text:p>
          </table:table-cell>
          <table:table-cell office:value-type="float" office:value="-0.0238034" calcext:value-type="float">
            <text:p>-0.0238034</text:p>
          </table:table-cell>
          <table:table-cell office:value-type="float" office:value="0.0955771" calcext:value-type="float">
            <text:p>0.0955771</text:p>
          </table:table-cell>
          <table:table-cell office:value-type="float" office:value="0.233252" calcext:value-type="float">
            <text:p>0.233252</text:p>
          </table:table-cell>
          <table:table-cell office:value-type="float" office:value="-0.934967" calcext:value-type="float">
            <text:p>-0.934967</text:p>
          </table:table-cell>
          <table:table-cell office:value-type="float" office:value="9.75251" calcext:value-type="float">
            <text:p>9.75251</text:p>
          </table:table-cell>
          <table:table-cell/>
          <table:table-cell table:formula="of:= SQRT(([.G89]-[.A89])^2 + ([.H89]-[.B89])^2 + ([.I89]-[.C89])^2)" office:value-type="float" office:value="0.0784223686265603" calcext:value-type="float">
            <text:p>0.0784223686</text:p>
          </table:table-cell>
          <table:table-cell table:formula="of:=[.A89]-[.G89]" office:value-type="float" office:value="0.00889000000000001" calcext:value-type="float">
            <text:p>0.00889</text:p>
          </table:table-cell>
          <table:table-cell table:formula="of:=[.B89]-[.H89]" office:value-type="float" office:value="0.049149" calcext:value-type="float">
            <text:p>0.049149</text:p>
          </table:table-cell>
          <table:table-cell table:formula="of:=[.C89]-[.I89]" office:value-type="float" office:value="-0.0604600000000008" calcext:value-type="float">
            <text:p>-0.06046</text:p>
          </table:table-cell>
          <table:table-cell/>
        </table:table-row>
        <table:table-row table:style-name="ro1">
          <table:table-cell office:value-type="float" office:value="0.211197" calcext:value-type="float">
            <text:p>0.211197</text:p>
          </table:table-cell>
          <table:table-cell office:value-type="float" office:value="-0.923904" calcext:value-type="float">
            <text:p>-0.923904</text:p>
          </table:table-cell>
          <table:table-cell office:value-type="float" office:value="9.55399" calcext:value-type="float">
            <text:p>9.55399</text:p>
          </table:table-cell>
          <table:table-cell office:value-type="float" office:value="-0.508908" calcext:value-type="float">
            <text:p>-0.508908</text:p>
          </table:table-cell>
          <table:table-cell office:value-type="float" office:value="-0.0238034" calcext:value-type="float">
            <text:p>-0.0238034</text:p>
          </table:table-cell>
          <table:table-cell office:value-type="float" office:value="0.0955771" calcext:value-type="float">
            <text:p>0.0955771</text:p>
          </table:table-cell>
          <table:table-cell office:value-type="float" office:value="0.233252" calcext:value-type="float">
            <text:p>0.233252</text:p>
          </table:table-cell>
          <table:table-cell office:value-type="float" office:value="-0.934967" calcext:value-type="float">
            <text:p>-0.934967</text:p>
          </table:table-cell>
          <table:table-cell office:value-type="float" office:value="9.75251" calcext:value-type="float">
            <text:p>9.75251</text:p>
          </table:table-cell>
          <table:table-cell/>
          <table:table-cell table:formula="of:= SQRT(([.G90]-[.A90])^2 + ([.H90]-[.B90])^2 + ([.I90]-[.C90])^2)" office:value-type="float" office:value="0.2000475028437" calcext:value-type="float">
            <text:p>0.2000475028</text:p>
          </table:table-cell>
          <table:table-cell table:formula="of:=[.A90]-[.G90]" office:value-type="float" office:value="-0.022055" calcext:value-type="float">
            <text:p>-0.022055</text:p>
          </table:table-cell>
          <table:table-cell table:formula="of:=[.B90]-[.H90]" office:value-type="float" office:value="0.011063" calcext:value-type="float">
            <text:p>0.011063</text:p>
          </table:table-cell>
          <table:table-cell table:formula="of:=[.C90]-[.I90]" office:value-type="float" office:value="-0.19852" calcext:value-type="float">
            <text:p>-0.19852</text:p>
          </table:table-cell>
          <table:table-cell/>
        </table:table-row>
        <table:table-row table:style-name="ro1">
          <table:table-cell office:value-type="float" office:value="0.211197" calcext:value-type="float">
            <text:p>0.211197</text:p>
          </table:table-cell>
          <table:table-cell office:value-type="float" office:value="-0.923904" calcext:value-type="float">
            <text:p>-0.923904</text:p>
          </table:table-cell>
          <table:table-cell office:value-type="float" office:value="9.55399" calcext:value-type="float">
            <text:p>9.55399</text:p>
          </table:table-cell>
          <table:table-cell office:value-type="float" office:value="-0.508513" calcext:value-type="float">
            <text:p>-0.508513</text:p>
          </table:table-cell>
          <table:table-cell office:value-type="float" office:value="-0.0238178" calcext:value-type="float">
            <text:p>-0.0238178</text:p>
          </table:table-cell>
          <table:table-cell office:value-type="float" office:value="0.0954111" calcext:value-type="float">
            <text:p>0.0954111</text:p>
          </table:table-cell>
          <table:table-cell office:value-type="float" office:value="0.233391" calcext:value-type="float">
            <text:p>0.233391</text:p>
          </table:table-cell>
          <table:table-cell office:value-type="float" office:value="-0.933344" calcext:value-type="float">
            <text:p>-0.933344</text:p>
          </table:table-cell>
          <table:table-cell office:value-type="float" office:value="9.75266" calcext:value-type="float">
            <text:p>9.75266</text:p>
          </table:table-cell>
          <table:table-cell/>
          <table:table-cell table:formula="of:= SQRT(([.G91]-[.A91])^2 + ([.H91]-[.B91])^2 + ([.I91]-[.C91])^2)" office:value-type="float" office:value="0.200128598995746" calcext:value-type="float">
            <text:p>0.200128599</text:p>
          </table:table-cell>
          <table:table-cell table:formula="of:=[.A91]-[.G91]" office:value-type="float" office:value="-0.022194" calcext:value-type="float">
            <text:p>-0.022194</text:p>
          </table:table-cell>
          <table:table-cell table:formula="of:=[.B91]-[.H91]" office:value-type="float" office:value="0.00944" calcext:value-type="float">
            <text:p>0.00944</text:p>
          </table:table-cell>
          <table:table-cell table:formula="of:=[.C91]-[.I91]" office:value-type="float" office:value="-0.19867" calcext:value-type="float">
            <text:p>-0.19867</text:p>
          </table:table-cell>
          <table:table-cell/>
        </table:table-row>
        <table:table-row table:style-name="ro1">
          <table:table-cell office:value-type="float" office:value="0.249283" calcext:value-type="float">
            <text:p>0.249283</text:p>
          </table:table-cell>
          <table:table-cell office:value-type="float" office:value="-0.878677" calcext:value-type="float">
            <text:p>-0.878677</text:p>
          </table:table-cell>
          <table:table-cell office:value-type="float" office:value="9.68967" calcext:value-type="float">
            <text:p>9.68967</text:p>
          </table:table-cell>
          <table:table-cell office:value-type="float" office:value="-0.508474" calcext:value-type="float">
            <text:p>-0.508474</text:p>
          </table:table-cell>
          <table:table-cell office:value-type="float" office:value="-0.023728" calcext:value-type="float">
            <text:p>-0.023728</text:p>
          </table:table-cell>
          <table:table-cell office:value-type="float" office:value="0.0954461" calcext:value-type="float">
            <text:p>0.0954461</text:p>
          </table:table-cell>
          <table:table-cell office:value-type="float" office:value="0.232513" calcext:value-type="float">
            <text:p>0.232513</text:p>
          </table:table-cell>
          <table:table-cell office:value-type="float" office:value="-0.933689" calcext:value-type="float">
            <text:p>-0.933689</text:p>
          </table:table-cell>
          <table:table-cell office:value-type="float" office:value="9.75265" calcext:value-type="float">
            <text:p>9.75265</text:p>
          </table:table-cell>
          <table:table-cell/>
          <table:table-cell table:formula="of:= SQRT(([.G92]-[.A92])^2 + ([.H92]-[.B92])^2 + ([.I92]-[.C92])^2)" office:value-type="float" office:value="0.0852879443063318" calcext:value-type="float">
            <text:p>0.0852879443</text:p>
          </table:table-cell>
          <table:table-cell table:formula="of:=[.A92]-[.G92]" office:value-type="float" office:value="0.01677" calcext:value-type="float">
            <text:p>0.01677</text:p>
          </table:table-cell>
          <table:table-cell table:formula="of:=[.B92]-[.H92]" office:value-type="float" office:value="0.0550120000000001" calcext:value-type="float">
            <text:p>0.055012</text:p>
          </table:table-cell>
          <table:table-cell table:formula="of:=[.C92]-[.I92]" office:value-type="float" office:value="-0.0629799999999996" calcext:value-type="float">
            <text:p>-0.06298</text:p>
          </table:table-cell>
          <table:table-cell/>
        </table:table-row>
        <table:table-row table:style-name="ro1">
          <table:table-cell office:value-type="float" office:value="0.249283" calcext:value-type="float">
            <text:p>0.249283</text:p>
          </table:table-cell>
          <table:table-cell office:value-type="float" office:value="-0.878677" calcext:value-type="float">
            <text:p>-0.878677</text:p>
          </table:table-cell>
          <table:table-cell office:value-type="float" office:value="9.68967" calcext:value-type="float">
            <text:p>9.68967</text:p>
          </table:table-cell>
          <table:table-cell office:value-type="float" office:value="-0.508474" calcext:value-type="float">
            <text:p>-0.508474</text:p>
          </table:table-cell>
          <table:table-cell office:value-type="float" office:value="-0.023728" calcext:value-type="float">
            <text:p>-0.023728</text:p>
          </table:table-cell>
          <table:table-cell office:value-type="float" office:value="0.0954461" calcext:value-type="float">
            <text:p>0.0954461</text:p>
          </table:table-cell>
          <table:table-cell office:value-type="float" office:value="0.232513" calcext:value-type="float">
            <text:p>0.232513</text:p>
          </table:table-cell>
          <table:table-cell office:value-type="float" office:value="-0.933689" calcext:value-type="float">
            <text:p>-0.933689</text:p>
          </table:table-cell>
          <table:table-cell office:value-type="float" office:value="9.75265" calcext:value-type="float">
            <text:p>9.75265</text:p>
          </table:table-cell>
          <table:table-cell/>
          <table:table-cell table:formula="of:= SQRT(([.G93]-[.A93])^2 + ([.H93]-[.B93])^2 + ([.I93]-[.C93])^2)" office:value-type="float" office:value="0.0852879443063318" calcext:value-type="float">
            <text:p>0.0852879443</text:p>
          </table:table-cell>
          <table:table-cell table:formula="of:=[.A93]-[.G93]" office:value-type="float" office:value="0.01677" calcext:value-type="float">
            <text:p>0.01677</text:p>
          </table:table-cell>
          <table:table-cell table:formula="of:=[.B93]-[.H93]" office:value-type="float" office:value="0.0550120000000001" calcext:value-type="float">
            <text:p>0.055012</text:p>
          </table:table-cell>
          <table:table-cell table:formula="of:=[.C93]-[.I93]" office:value-type="float" office:value="-0.0629799999999996" calcext:value-type="float">
            <text:p>-0.06298</text:p>
          </table:table-cell>
          <table:table-cell/>
        </table:table-row>
        <table:table-row table:style-name="ro1">
          <table:table-cell office:value-type="float" office:value="0.196915" calcext:value-type="float">
            <text:p>0.196915</text:p>
          </table:table-cell>
          <table:table-cell office:value-type="float" office:value="-0.888199" calcext:value-type="float">
            <text:p>-0.888199</text:p>
          </table:table-cell>
          <table:table-cell office:value-type="float" office:value="9.63968" calcext:value-type="float">
            <text:p>9.63968</text:p>
          </table:table-cell>
          <table:table-cell office:value-type="float" office:value="-0.508158" calcext:value-type="float">
            <text:p>-0.508158</text:p>
          </table:table-cell>
          <table:table-cell office:value-type="float" office:value="-0.0237633" calcext:value-type="float">
            <text:p>-0.0237633</text:p>
          </table:table-cell>
          <table:table-cell office:value-type="float" office:value="0.0953002" calcext:value-type="float">
            <text:p>0.0953002</text:p>
          </table:table-cell>
          <table:table-cell office:value-type="float" office:value="0.232858" calcext:value-type="float">
            <text:p>0.232858</text:p>
          </table:table-cell>
          <table:table-cell office:value-type="float" office:value="-0.932266" calcext:value-type="float">
            <text:p>-0.932266</text:p>
          </table:table-cell>
          <table:table-cell office:value-type="float" office:value="9.75278" calcext:value-type="float">
            <text:p>9.75278</text:p>
          </table:table-cell>
          <table:table-cell/>
          <table:table-cell table:formula="of:= SQRT(([.G94]-[.A94])^2 + ([.H94]-[.B94])^2 + ([.I94]-[.C94])^2)" office:value-type="float" office:value="0.126591507369175" calcext:value-type="float">
            <text:p>0.1265915074</text:p>
          </table:table-cell>
          <table:table-cell table:formula="of:=[.A94]-[.G94]" office:value-type="float" office:value="-0.035943" calcext:value-type="float">
            <text:p>-0.035943</text:p>
          </table:table-cell>
          <table:table-cell table:formula="of:=[.B94]-[.H94]" office:value-type="float" office:value="0.044067" calcext:value-type="float">
            <text:p>0.044067</text:p>
          </table:table-cell>
          <table:table-cell table:formula="of:=[.C94]-[.I94]" office:value-type="float" office:value="-0.113099999999999" calcext:value-type="float">
            <text:p>-0.1131</text:p>
          </table:table-cell>
          <table:table-cell/>
        </table:table-row>
        <table:table-row table:style-name="ro1">
          <table:table-cell office:value-type="float" office:value="0.196915" calcext:value-type="float">
            <text:p>0.196915</text:p>
          </table:table-cell>
          <table:table-cell office:value-type="float" office:value="-0.888199" calcext:value-type="float">
            <text:p>-0.888199</text:p>
          </table:table-cell>
          <table:table-cell office:value-type="float" office:value="9.63968" calcext:value-type="float">
            <text:p>9.63968</text:p>
          </table:table-cell>
          <table:table-cell office:value-type="float" office:value="-0.508158" calcext:value-type="float">
            <text:p>-0.508158</text:p>
          </table:table-cell>
          <table:table-cell office:value-type="float" office:value="-0.0237633" calcext:value-type="float">
            <text:p>-0.0237633</text:p>
          </table:table-cell>
          <table:table-cell office:value-type="float" office:value="0.0953002" calcext:value-type="float">
            <text:p>0.0953002</text:p>
          </table:table-cell>
          <table:table-cell office:value-type="float" office:value="0.232858" calcext:value-type="float">
            <text:p>0.232858</text:p>
          </table:table-cell>
          <table:table-cell office:value-type="float" office:value="-0.932266" calcext:value-type="float">
            <text:p>-0.932266</text:p>
          </table:table-cell>
          <table:table-cell office:value-type="float" office:value="9.75278" calcext:value-type="float">
            <text:p>9.75278</text:p>
          </table:table-cell>
          <table:table-cell/>
          <table:table-cell table:formula="of:= SQRT(([.G95]-[.A95])^2 + ([.H95]-[.B95])^2 + ([.I95]-[.C95])^2)" office:value-type="float" office:value="0.126591507369175" calcext:value-type="float">
            <text:p>0.1265915074</text:p>
          </table:table-cell>
          <table:table-cell table:formula="of:=[.A95]-[.G95]" office:value-type="float" office:value="-0.035943" calcext:value-type="float">
            <text:p>-0.035943</text:p>
          </table:table-cell>
          <table:table-cell table:formula="of:=[.B95]-[.H95]" office:value-type="float" office:value="0.044067" calcext:value-type="float">
            <text:p>0.044067</text:p>
          </table:table-cell>
          <table:table-cell table:formula="of:=[.C95]-[.I95]" office:value-type="float" office:value="-0.113099999999999" calcext:value-type="float">
            <text:p>-0.1131</text:p>
          </table:table-cell>
          <table:table-cell/>
        </table:table-row>
        <table:table-row table:style-name="ro1">
          <table:table-cell office:value-type="float" office:value="0.237381" calcext:value-type="float">
            <text:p>0.237381</text:p>
          </table:table-cell>
          <table:table-cell office:value-type="float" office:value="-0.981033" calcext:value-type="float">
            <text:p>-0.981033</text:p>
          </table:table-cell>
          <table:table-cell office:value-type="float" office:value="9.63016" calcext:value-type="float">
            <text:p>9.63016</text:p>
          </table:table-cell>
          <table:table-cell office:value-type="float" office:value="-0.507665" calcext:value-type="float">
            <text:p>-0.507665</text:p>
          </table:table-cell>
          <table:table-cell office:value-type="float" office:value="-0.0236296" calcext:value-type="float">
            <text:p>-0.0236296</text:p>
          </table:table-cell>
          <table:table-cell office:value-type="float" office:value="0.0951785" calcext:value-type="float">
            <text:p>0.0951785</text:p>
          </table:table-cell>
          <table:table-cell office:value-type="float" office:value="0.231548" calcext:value-type="float">
            <text:p>0.231548</text:p>
          </table:table-cell>
          <table:table-cell office:value-type="float" office:value="-0.93108" calcext:value-type="float">
            <text:p>-0.93108</text:p>
          </table:table-cell>
          <table:table-cell office:value-type="float" office:value="9.75292" calcext:value-type="float">
            <text:p>9.75292</text:p>
          </table:table-cell>
          <table:table-cell/>
          <table:table-cell table:formula="of:= SQRT(([.G96]-[.A96])^2 + ([.H96]-[.B96])^2 + ([.I96]-[.C96])^2)" office:value-type="float" office:value="0.132662518059925" calcext:value-type="float">
            <text:p>0.1326625181</text:p>
          </table:table-cell>
          <table:table-cell table:formula="of:=[.A96]-[.G96]" office:value-type="float" office:value="0.005833" calcext:value-type="float">
            <text:p>0.005833</text:p>
          </table:table-cell>
          <table:table-cell table:formula="of:=[.B96]-[.H96]" office:value-type="float" office:value="-0.0499529999999998" calcext:value-type="float">
            <text:p>-0.049953</text:p>
          </table:table-cell>
          <table:table-cell table:formula="of:=[.C96]-[.I96]" office:value-type="float" office:value="-0.12276" calcext:value-type="float">
            <text:p>-0.12276</text:p>
          </table:table-cell>
          <table:table-cell/>
        </table:table-row>
        <table:table-row table:style-name="ro1">
          <table:table-cell office:value-type="float" office:value="0.237381" calcext:value-type="float">
            <text:p>0.237381</text:p>
          </table:table-cell>
          <table:table-cell office:value-type="float" office:value="-0.981033" calcext:value-type="float">
            <text:p>-0.981033</text:p>
          </table:table-cell>
          <table:table-cell office:value-type="float" office:value="9.63016" calcext:value-type="float">
            <text:p>9.63016</text:p>
          </table:table-cell>
          <table:table-cell office:value-type="float" office:value="-0.507665" calcext:value-type="float">
            <text:p>-0.507665</text:p>
          </table:table-cell>
          <table:table-cell office:value-type="float" office:value="-0.0236296" calcext:value-type="float">
            <text:p>-0.0236296</text:p>
          </table:table-cell>
          <table:table-cell office:value-type="float" office:value="0.0951785" calcext:value-type="float">
            <text:p>0.0951785</text:p>
          </table:table-cell>
          <table:table-cell office:value-type="float" office:value="0.231548" calcext:value-type="float">
            <text:p>0.231548</text:p>
          </table:table-cell>
          <table:table-cell office:value-type="float" office:value="-0.93108" calcext:value-type="float">
            <text:p>-0.93108</text:p>
          </table:table-cell>
          <table:table-cell office:value-type="float" office:value="9.75292" calcext:value-type="float">
            <text:p>9.75292</text:p>
          </table:table-cell>
          <table:table-cell/>
          <table:table-cell table:formula="of:= SQRT(([.G97]-[.A97])^2 + ([.H97]-[.B97])^2 + ([.I97]-[.C97])^2)" office:value-type="float" office:value="0.132662518059925" calcext:value-type="float">
            <text:p>0.1326625181</text:p>
          </table:table-cell>
          <table:table-cell table:formula="of:=[.A97]-[.G97]" office:value-type="float" office:value="0.005833" calcext:value-type="float">
            <text:p>0.005833</text:p>
          </table:table-cell>
          <table:table-cell table:formula="of:=[.B97]-[.H97]" office:value-type="float" office:value="-0.0499529999999998" calcext:value-type="float">
            <text:p>-0.049953</text:p>
          </table:table-cell>
          <table:table-cell table:formula="of:=[.C97]-[.I97]" office:value-type="float" office:value="-0.12276" calcext:value-type="float">
            <text:p>-0.12276</text:p>
          </table:table-cell>
          <table:table-cell/>
        </table:table-row>
        <table:table-row table:style-name="ro1">
          <table:table-cell office:value-type="float" office:value="0.249283" calcext:value-type="float">
            <text:p>0.249283</text:p>
          </table:table-cell>
          <table:table-cell office:value-type="float" office:value="-0.952469" calcext:value-type="float">
            <text:p>-0.952469</text:p>
          </table:table-cell>
          <table:table-cell office:value-type="float" office:value="9.62778" calcext:value-type="float">
            <text:p>9.62778</text:p>
          </table:table-cell>
          <table:table-cell office:value-type="float" office:value="-0.507665" calcext:value-type="float">
            <text:p>-0.507665</text:p>
          </table:table-cell>
          <table:table-cell office:value-type="float" office:value="-0.0236296" calcext:value-type="float">
            <text:p>-0.0236296</text:p>
          </table:table-cell>
          <table:table-cell office:value-type="float" office:value="0.0951785" calcext:value-type="float">
            <text:p>0.0951785</text:p>
          </table:table-cell>
          <table:table-cell office:value-type="float" office:value="0.231548" calcext:value-type="float">
            <text:p>0.231548</text:p>
          </table:table-cell>
          <table:table-cell office:value-type="float" office:value="-0.93108" calcext:value-type="float">
            <text:p>-0.93108</text:p>
          </table:table-cell>
          <table:table-cell office:value-type="float" office:value="9.75292" calcext:value-type="float">
            <text:p>9.75292</text:p>
          </table:table-cell>
          <table:table-cell/>
          <table:table-cell table:formula="of:= SQRT(([.G98]-[.A98])^2 + ([.H98]-[.B98])^2 + ([.I98]-[.C98])^2)" office:value-type="float" office:value="0.128187515562164" calcext:value-type="float">
            <text:p>0.1281875156</text:p>
          </table:table-cell>
          <table:table-cell table:formula="of:=[.A98]-[.G98]" office:value-type="float" office:value="0.017735" calcext:value-type="float">
            <text:p>0.017735</text:p>
          </table:table-cell>
          <table:table-cell table:formula="of:=[.B98]-[.H98]" office:value-type="float" office:value="-0.0213889999999999" calcext:value-type="float">
            <text:p>-0.021389</text:p>
          </table:table-cell>
          <table:table-cell table:formula="of:=[.C98]-[.I98]" office:value-type="float" office:value="-0.12514" calcext:value-type="float">
            <text:p>-0.12514</text:p>
          </table:table-cell>
          <table:table-cell/>
        </table:table-row>
        <table:table-row table:style-name="ro1">
          <table:table-cell office:value-type="float" office:value="0.256424" calcext:value-type="float">
            <text:p>0.256424</text:p>
          </table:table-cell>
          <table:table-cell office:value-type="float" office:value="-0.973892" calcext:value-type="float">
            <text:p>-0.973892</text:p>
          </table:table-cell>
          <table:table-cell office:value-type="float" office:value="9.63254" calcext:value-type="float">
            <text:p>9.63254</text:p>
          </table:table-cell>
          <table:table-cell office:value-type="float" office:value="-0.508107" calcext:value-type="float">
            <text:p>-0.508107</text:p>
          </table:table-cell>
          <table:table-cell office:value-type="float" office:value="-0.0236195" calcext:value-type="float">
            <text:p>-0.0236195</text:p>
          </table:table-cell>
          <table:table-cell office:value-type="float" office:value="0.0953606" calcext:value-type="float">
            <text:p>0.0953606</text:p>
          </table:table-cell>
          <table:table-cell office:value-type="float" office:value="0.23145" calcext:value-type="float">
            <text:p>0.23145</text:p>
          </table:table-cell>
          <table:table-cell office:value-type="float" office:value="-0.932859" calcext:value-type="float">
            <text:p>-0.932859</text:p>
          </table:table-cell>
          <table:table-cell office:value-type="float" office:value="9.75275" calcext:value-type="float">
            <text:p>9.75275</text:p>
          </table:table-cell>
          <table:table-cell/>
          <table:table-cell table:formula="of:= SQRT(([.G99]-[.A99])^2 + ([.H99]-[.B99])^2 + ([.I99]-[.C99])^2)" office:value-type="float" office:value="0.129452121902269" calcext:value-type="float">
            <text:p>0.1294521219</text:p>
          </table:table-cell>
          <table:table-cell table:formula="of:=[.A99]-[.G99]" office:value-type="float" office:value="0.024974" calcext:value-type="float">
            <text:p>0.024974</text:p>
          </table:table-cell>
          <table:table-cell table:formula="of:=[.B99]-[.H99]" office:value-type="float" office:value="-0.041033" calcext:value-type="float">
            <text:p>-0.041033</text:p>
          </table:table-cell>
          <table:table-cell table:formula="of:=[.C99]-[.I99]" office:value-type="float" office:value="-0.12021" calcext:value-type="float">
            <text:p>-0.12021</text:p>
          </table:table-cell>
          <table:table-cell/>
        </table:table-row>
        <table:table-row table:style-name="ro1">
          <table:table-cell office:value-type="float" office:value="0.256424" calcext:value-type="float">
            <text:p>0.256424</text:p>
          </table:table-cell>
          <table:table-cell office:value-type="float" office:value="-0.973892" calcext:value-type="float">
            <text:p>-0.973892</text:p>
          </table:table-cell>
          <table:table-cell office:value-type="float" office:value="9.63254" calcext:value-type="float">
            <text:p>9.63254</text:p>
          </table:table-cell>
          <table:table-cell office:value-type="float" office:value="-0.508416" calcext:value-type="float">
            <text:p>-0.508416</text:p>
          </table:table-cell>
          <table:table-cell office:value-type="float" office:value="-0.0236435" calcext:value-type="float">
            <text:p>-0.0236435</text:p>
          </table:table-cell>
          <table:table-cell office:value-type="float" office:value="0.0954705" calcext:value-type="float">
            <text:p>0.0954705</text:p>
          </table:table-cell>
          <table:table-cell office:value-type="float" office:value="0.231685" calcext:value-type="float">
            <text:p>0.231685</text:p>
          </table:table-cell>
          <table:table-cell office:value-type="float" office:value="-0.933929" calcext:value-type="float">
            <text:p>-0.933929</text:p>
          </table:table-cell>
          <table:table-cell office:value-type="float" office:value="9.75265" calcext:value-type="float">
            <text:p>9.75265</text:p>
          </table:table-cell>
          <table:table-cell/>
          <table:table-cell table:formula="of:= SQRT(([.G100]-[.A100])^2 + ([.H100]-[.B100])^2 + ([.I100]-[.C100])^2)" office:value-type="float" office:value="0.128978570274289" calcext:value-type="float">
            <text:p>0.1289785703</text:p>
          </table:table-cell>
          <table:table-cell table:formula="of:=[.A100]-[.G100]" office:value-type="float" office:value="0.024739" calcext:value-type="float">
            <text:p>0.024739</text:p>
          </table:table-cell>
          <table:table-cell table:formula="of:=[.B100]-[.H100]" office:value-type="float" office:value="-0.039963" calcext:value-type="float">
            <text:p>-0.039963</text:p>
          </table:table-cell>
          <table:table-cell table:formula="of:=[.C100]-[.I100]" office:value-type="float" office:value="-0.120109999999999" calcext:value-type="float">
            <text:p>-0.12011</text:p>
          </table:table-cell>
          <table:table-cell/>
        </table:table-row>
        <table:table-row table:style-name="ro1">
          <table:table-cell office:value-type="float" office:value="0.254044" calcext:value-type="float">
            <text:p>0.254044</text:p>
          </table:table-cell>
          <table:table-cell office:value-type="float" office:value="-0.981033" calcext:value-type="float">
            <text:p>-0.981033</text:p>
          </table:table-cell>
          <table:table-cell office:value-type="float" office:value="9.673" calcext:value-type="float">
            <text:p>9.673</text:p>
          </table:table-cell>
          <table:table-cell office:value-type="float" office:value="-0.508416" calcext:value-type="float">
            <text:p>-0.508416</text:p>
          </table:table-cell>
          <table:table-cell office:value-type="float" office:value="-0.0236435" calcext:value-type="float">
            <text:p>-0.0236435</text:p>
          </table:table-cell>
          <table:table-cell office:value-type="float" office:value="0.0954705" calcext:value-type="float">
            <text:p>0.0954705</text:p>
          </table:table-cell>
          <table:table-cell office:value-type="float" office:value="0.231685" calcext:value-type="float">
            <text:p>0.231685</text:p>
          </table:table-cell>
          <table:table-cell office:value-type="float" office:value="-0.933929" calcext:value-type="float">
            <text:p>-0.933929</text:p>
          </table:table-cell>
          <table:table-cell office:value-type="float" office:value="9.75265" calcext:value-type="float">
            <text:p>9.75265</text:p>
          </table:table-cell>
          <table:table-cell/>
          <table:table-cell table:formula="of:= SQRT(([.G101]-[.A101])^2 + ([.H101]-[.B101])^2 + ([.I101]-[.C101])^2)" office:value-type="float" office:value="0.0951989190957537" calcext:value-type="float">
            <text:p>0.0951989191</text:p>
          </table:table-cell>
          <table:table-cell table:formula="of:=[.A101]-[.G101]" office:value-type="float" office:value="0.022359" calcext:value-type="float">
            <text:p>0.022359</text:p>
          </table:table-cell>
          <table:table-cell table:formula="of:=[.B101]-[.H101]" office:value-type="float" office:value="-0.0471039999999999" calcext:value-type="float">
            <text:p>-0.047104</text:p>
          </table:table-cell>
          <table:table-cell table:formula="of:=[.C101]-[.I101]" office:value-type="float" office:value="-0.0796499999999991" calcext:value-type="float">
            <text:p>-0.07965</text:p>
          </table:table-cell>
          <table:table-cell/>
        </table:table-row>
        <table:table-row table:style-name="ro1">
          <table:table-cell office:value-type="float" office:value="0.254044" calcext:value-type="float">
            <text:p>0.254044</text:p>
          </table:table-cell>
          <table:table-cell office:value-type="float" office:value="-0.981033" calcext:value-type="float">
            <text:p>-0.981033</text:p>
          </table:table-cell>
          <table:table-cell office:value-type="float" office:value="9.673" calcext:value-type="float">
            <text:p>9.673</text:p>
          </table:table-cell>
          <table:table-cell office:value-type="float" office:value="-0.508944" calcext:value-type="float">
            <text:p>-0.508944</text:p>
          </table:table-cell>
          <table:table-cell office:value-type="float" office:value="-0.0237202" calcext:value-type="float">
            <text:p>-0.0237202</text:p>
          </table:table-cell>
          <table:table-cell office:value-type="float" office:value="0.0956383" calcext:value-type="float">
            <text:p>0.0956383</text:p>
          </table:table-cell>
          <table:table-cell office:value-type="float" office:value="0.232435" calcext:value-type="float">
            <text:p>0.232435</text:p>
          </table:table-cell>
          <table:table-cell office:value-type="float" office:value="-0.935562" calcext:value-type="float">
            <text:p>-0.935562</text:p>
          </table:table-cell>
          <table:table-cell office:value-type="float" office:value="9.75247" calcext:value-type="float">
            <text:p>9.75247</text:p>
          </table:table-cell>
          <table:table-cell/>
          <table:table-cell table:formula="of:= SQRT(([.G102]-[.A102])^2 + ([.H102]-[.B102])^2 + ([.I102]-[.C102])^2)" office:value-type="float" office:value="0.0940746598293084" calcext:value-type="float">
            <text:p>0.0940746598</text:p>
          </table:table-cell>
          <table:table-cell table:formula="of:=[.A102]-[.G102]" office:value-type="float" office:value="0.021609" calcext:value-type="float">
            <text:p>0.021609</text:p>
          </table:table-cell>
          <table:table-cell table:formula="of:=[.B102]-[.H102]" office:value-type="float" office:value="-0.0454709999999999" calcext:value-type="float">
            <text:p>-0.045471</text:p>
          </table:table-cell>
          <table:table-cell table:formula="of:=[.C102]-[.I102]" office:value-type="float" office:value="-0.0794700000000006" calcext:value-type="float">
            <text:p>-0.07947</text:p>
          </table:table-cell>
          <table:table-cell/>
        </table:table-row>
        <table:table-row table:style-name="ro1">
          <table:table-cell office:value-type="float" office:value="0.254044" calcext:value-type="float">
            <text:p>0.254044</text:p>
          </table:table-cell>
          <table:table-cell office:value-type="float" office:value="-0.981033" calcext:value-type="float">
            <text:p>-0.981033</text:p>
          </table:table-cell>
          <table:table-cell office:value-type="float" office:value="9.673" calcext:value-type="float">
            <text:p>9.673</text:p>
          </table:table-cell>
          <table:table-cell office:value-type="float" office:value="-0.508944" calcext:value-type="float">
            <text:p>-0.508944</text:p>
          </table:table-cell>
          <table:table-cell office:value-type="float" office:value="-0.0237202" calcext:value-type="float">
            <text:p>-0.0237202</text:p>
          </table:table-cell>
          <table:table-cell office:value-type="float" office:value="0.0956383" calcext:value-type="float">
            <text:p>0.0956383</text:p>
          </table:table-cell>
          <table:table-cell office:value-type="float" office:value="0.232435" calcext:value-type="float">
            <text:p>0.232435</text:p>
          </table:table-cell>
          <table:table-cell office:value-type="float" office:value="-0.935562" calcext:value-type="float">
            <text:p>-0.935562</text:p>
          </table:table-cell>
          <table:table-cell office:value-type="float" office:value="9.75247" calcext:value-type="float">
            <text:p>9.75247</text:p>
          </table:table-cell>
          <table:table-cell/>
          <table:table-cell table:formula="of:= SQRT(([.G103]-[.A103])^2 + ([.H103]-[.B103])^2 + ([.I103]-[.C103])^2)" office:value-type="float" office:value="0.0940746598293084" calcext:value-type="float">
            <text:p>0.0940746598</text:p>
          </table:table-cell>
          <table:table-cell table:formula="of:=[.A103]-[.G103]" office:value-type="float" office:value="0.021609" calcext:value-type="float">
            <text:p>0.021609</text:p>
          </table:table-cell>
          <table:table-cell table:formula="of:=[.B103]-[.H103]" office:value-type="float" office:value="-0.0454709999999999" calcext:value-type="float">
            <text:p>-0.045471</text:p>
          </table:table-cell>
          <table:table-cell table:formula="of:=[.C103]-[.I103]" office:value-type="float" office:value="-0.0794700000000006" calcext:value-type="float">
            <text:p>-0.07947</text:p>
          </table:table-cell>
          <table:table-cell/>
        </table:table-row>
        <table:table-row table:style-name="ro1">
          <table:table-cell office:value-type="float" office:value="0.227859" calcext:value-type="float">
            <text:p>0.227859</text:p>
          </table:table-cell>
          <table:table-cell office:value-type="float" office:value="-0.928665" calcext:value-type="float">
            <text:p>-0.928665</text:p>
          </table:table-cell>
          <table:table-cell office:value-type="float" office:value="9.61349" calcext:value-type="float">
            <text:p>9.61349</text:p>
          </table:table-cell>
          <table:table-cell office:value-type="float" office:value="-0.509426" calcext:value-type="float">
            <text:p>-0.509426</text:p>
          </table:table-cell>
          <table:table-cell office:value-type="float" office:value="-0.0237725" calcext:value-type="float">
            <text:p>-0.0237725</text:p>
          </table:table-cell>
          <table:table-cell office:value-type="float" office:value="0.0958014" calcext:value-type="float">
            <text:p>0.0958014</text:p>
          </table:table-cell>
          <table:table-cell office:value-type="float" office:value="0.232948" calcext:value-type="float">
            <text:p>0.232948</text:p>
          </table:table-cell>
          <table:table-cell office:value-type="float" office:value="-0.937153" calcext:value-type="float">
            <text:p>-0.937153</text:p>
          </table:table-cell>
          <table:table-cell office:value-type="float" office:value="9.75231" calcext:value-type="float">
            <text:p>9.75231</text:p>
          </table:table-cell>
          <table:table-cell/>
          <table:table-cell table:formula="of:= SQRT(([.G104]-[.A104])^2 + ([.H104]-[.B104])^2 + ([.I104]-[.C104])^2)" office:value-type="float" office:value="0.139172326505666" calcext:value-type="float">
            <text:p>0.1391723265</text:p>
          </table:table-cell>
          <table:table-cell table:formula="of:=[.A104]-[.G104]" office:value-type="float" office:value="-0.00508900000000001" calcext:value-type="float">
            <text:p>-0.005089</text:p>
          </table:table-cell>
          <table:table-cell table:formula="of:=[.B104]-[.H104]" office:value-type="float" office:value="0.00848799999999994" calcext:value-type="float">
            <text:p>0.008488</text:p>
          </table:table-cell>
          <table:table-cell table:formula="of:=[.C104]-[.I104]" office:value-type="float" office:value="-0.138819999999999" calcext:value-type="float">
            <text:p>-0.13882</text:p>
          </table:table-cell>
          <table:table-cell/>
        </table:table-row>
        <table:table-row table:style-name="ro1">
          <table:table-cell office:value-type="float" office:value="0.227859" calcext:value-type="float">
            <text:p>0.227859</text:p>
          </table:table-cell>
          <table:table-cell office:value-type="float" office:value="-0.928665" calcext:value-type="float">
            <text:p>-0.928665</text:p>
          </table:table-cell>
          <table:table-cell office:value-type="float" office:value="9.61349" calcext:value-type="float">
            <text:p>9.61349</text:p>
          </table:table-cell>
          <table:table-cell office:value-type="float" office:value="-0.509426" calcext:value-type="float">
            <text:p>-0.509426</text:p>
          </table:table-cell>
          <table:table-cell office:value-type="float" office:value="-0.0237725" calcext:value-type="float">
            <text:p>-0.0237725</text:p>
          </table:table-cell>
          <table:table-cell office:value-type="float" office:value="0.0958014" calcext:value-type="float">
            <text:p>0.0958014</text:p>
          </table:table-cell>
          <table:table-cell office:value-type="float" office:value="0.232948" calcext:value-type="float">
            <text:p>0.232948</text:p>
          </table:table-cell>
          <table:table-cell office:value-type="float" office:value="-0.937153" calcext:value-type="float">
            <text:p>-0.937153</text:p>
          </table:table-cell>
          <table:table-cell office:value-type="float" office:value="9.75231" calcext:value-type="float">
            <text:p>9.75231</text:p>
          </table:table-cell>
          <table:table-cell/>
          <table:table-cell table:formula="of:= SQRT(([.G105]-[.A105])^2 + ([.H105]-[.B105])^2 + ([.I105]-[.C105])^2)" office:value-type="float" office:value="0.139172326505666" calcext:value-type="float">
            <text:p>0.1391723265</text:p>
          </table:table-cell>
          <table:table-cell table:formula="of:=[.A105]-[.G105]" office:value-type="float" office:value="-0.00508900000000001" calcext:value-type="float">
            <text:p>-0.005089</text:p>
          </table:table-cell>
          <table:table-cell table:formula="of:=[.B105]-[.H105]" office:value-type="float" office:value="0.00848799999999994" calcext:value-type="float">
            <text:p>0.008488</text:p>
          </table:table-cell>
          <table:table-cell table:formula="of:=[.C105]-[.I105]" office:value-type="float" office:value="-0.138819999999999" calcext:value-type="float">
            <text:p>-0.13882</text:p>
          </table:table-cell>
          <table:table-cell/>
        </table:table-row>
        <table:table-row table:style-name="ro1">
          <table:table-cell office:value-type="float" office:value="0.246902" calcext:value-type="float">
            <text:p>0.246902</text:p>
          </table:table-cell>
          <table:table-cell office:value-type="float" office:value="-0.964371" calcext:value-type="float">
            <text:p>-0.964371</text:p>
          </table:table-cell>
          <table:table-cell office:value-type="float" office:value="9.67776" calcext:value-type="float">
            <text:p>9.67776</text:p>
          </table:table-cell>
          <table:table-cell office:value-type="float" office:value="-0.509385" calcext:value-type="float">
            <text:p>-0.509385</text:p>
          </table:table-cell>
          <table:table-cell office:value-type="float" office:value="-0.0237281" calcext:value-type="float">
            <text:p>-0.0237281</text:p>
          </table:table-cell>
          <table:table-cell office:value-type="float" office:value="0.0958101" calcext:value-type="float">
            <text:p>0.0958101</text:p>
          </table:table-cell>
          <table:table-cell office:value-type="float" office:value="0.232514" calcext:value-type="float">
            <text:p>0.232514</text:p>
          </table:table-cell>
          <table:table-cell office:value-type="float" office:value="-0.937239" calcext:value-type="float">
            <text:p>-0.937239</text:p>
          </table:table-cell>
          <table:table-cell office:value-type="float" office:value="9.75231" calcext:value-type="float">
            <text:p>9.75231</text:p>
          </table:table-cell>
          <table:table-cell/>
          <table:table-cell table:formula="of:= SQRT(([.G106]-[.A106])^2 + ([.H106]-[.B106])^2 + ([.I106]-[.C106])^2)" office:value-type="float" office:value="0.0806279261050416" calcext:value-type="float">
            <text:p>0.0806279261</text:p>
          </table:table-cell>
          <table:table-cell table:formula="of:=[.A106]-[.G106]" office:value-type="float" office:value="0.014388" calcext:value-type="float">
            <text:p>0.014388</text:p>
          </table:table-cell>
          <table:table-cell table:formula="of:=[.B106]-[.H106]" office:value-type="float" office:value="-0.027132" calcext:value-type="float">
            <text:p>-0.027132</text:p>
          </table:table-cell>
          <table:table-cell table:formula="of:=[.C106]-[.I106]" office:value-type="float" office:value="-0.0745500000000003" calcext:value-type="float">
            <text:p>-0.07455</text:p>
          </table:table-cell>
          <table:table-cell/>
        </table:table-row>
        <table:table-row table:style-name="ro1">
          <table:table-cell office:value-type="float" office:value="0.211197" calcext:value-type="float">
            <text:p>0.211197</text:p>
          </table:table-cell>
          <table:table-cell office:value-type="float" office:value="-0.935806" calcext:value-type="float">
            <text:p>-0.935806</text:p>
          </table:table-cell>
          <table:table-cell office:value-type="float" office:value="9.64206" calcext:value-type="float">
            <text:p>9.64206</text:p>
          </table:table-cell>
          <table:table-cell office:value-type="float" office:value="-0.509385" calcext:value-type="float">
            <text:p>-0.509385</text:p>
          </table:table-cell>
          <table:table-cell office:value-type="float" office:value="-0.0237281" calcext:value-type="float">
            <text:p>-0.0237281</text:p>
          </table:table-cell>
          <table:table-cell office:value-type="float" office:value="0.0958101" calcext:value-type="float">
            <text:p>0.0958101</text:p>
          </table:table-cell>
          <table:table-cell office:value-type="float" office:value="0.232514" calcext:value-type="float">
            <text:p>0.232514</text:p>
          </table:table-cell>
          <table:table-cell office:value-type="float" office:value="-0.937239" calcext:value-type="float">
            <text:p>-0.937239</text:p>
          </table:table-cell>
          <table:table-cell office:value-type="float" office:value="9.75231" calcext:value-type="float">
            <text:p>9.75231</text:p>
          </table:table-cell>
          <table:table-cell/>
          <table:table-cell table:formula="of:= SQRT(([.G107]-[.A107])^2 + ([.H107]-[.B107])^2 + ([.I107]-[.C107])^2)" office:value-type="float" office:value="0.112301070689463" calcext:value-type="float">
            <text:p>0.1123010707</text:p>
          </table:table-cell>
          <table:table-cell table:formula="of:=[.A107]-[.G107]" office:value-type="float" office:value="-0.021317" calcext:value-type="float">
            <text:p>-0.021317</text:p>
          </table:table-cell>
          <table:table-cell table:formula="of:=[.B107]-[.H107]" office:value-type="float" office:value="0.00143300000000002" calcext:value-type="float">
            <text:p>0.001433</text:p>
          </table:table-cell>
          <table:table-cell table:formula="of:=[.C107]-[.I107]" office:value-type="float" office:value="-0.110249999999999" calcext:value-type="float">
            <text:p>-0.11025</text:p>
          </table:table-cell>
          <table:table-cell/>
        </table:table-row>
        <table:table-row table:style-name="ro1">
          <table:table-cell office:value-type="float" office:value="0.211197" calcext:value-type="float">
            <text:p>0.211197</text:p>
          </table:table-cell>
          <table:table-cell office:value-type="float" office:value="-0.935806" calcext:value-type="float">
            <text:p>-0.935806</text:p>
          </table:table-cell>
          <table:table-cell office:value-type="float" office:value="9.64206" calcext:value-type="float">
            <text:p>9.64206</text:p>
          </table:table-cell>
          <table:table-cell office:value-type="float" office:value="-0.50967" calcext:value-type="float">
            <text:p>-0.50967</text:p>
          </table:table-cell>
          <table:table-cell office:value-type="float" office:value="-0.0237553" calcext:value-type="float">
            <text:p>-0.0237553</text:p>
          </table:table-cell>
          <table:table-cell office:value-type="float" office:value="0.0959087" calcext:value-type="float">
            <text:p>0.0959087</text:p>
          </table:table-cell>
          <table:table-cell office:value-type="float" office:value="0.232781" calcext:value-type="float">
            <text:p>0.232781</text:p>
          </table:table-cell>
          <table:table-cell office:value-type="float" office:value="-0.938202" calcext:value-type="float">
            <text:p>-0.938202</text:p>
          </table:table-cell>
          <table:table-cell office:value-type="float" office:value="9.75221" calcext:value-type="float">
            <text:p>9.75221</text:p>
          </table:table-cell>
          <table:table-cell/>
          <table:table-cell table:formula="of:= SQRT(([.G108]-[.A108])^2 + ([.H108]-[.B108])^2 + ([.I108]-[.C108])^2)" office:value-type="float" office:value="0.112270353931925" calcext:value-type="float">
            <text:p>0.1122703539</text:p>
          </table:table-cell>
          <table:table-cell table:formula="of:=[.A108]-[.G108]" office:value-type="float" office:value="-0.021584" calcext:value-type="float">
            <text:p>-0.021584</text:p>
          </table:table-cell>
          <table:table-cell table:formula="of:=[.B108]-[.H108]" office:value-type="float" office:value="0.00239600000000006" calcext:value-type="float">
            <text:p>0.002396</text:p>
          </table:table-cell>
          <table:table-cell table:formula="of:=[.C108]-[.I108]" office:value-type="float" office:value="-0.110149999999999" calcext:value-type="float">
            <text:p>-0.11015</text:p>
          </table:table-cell>
          <table:table-cell/>
        </table:table-row>
        <table:table-row table:style-name="ro1">
          <table:table-cell office:value-type="float" office:value="0.196915" calcext:value-type="float">
            <text:p>0.196915</text:p>
          </table:table-cell>
          <table:table-cell office:value-type="float" office:value="-0.907242" calcext:value-type="float">
            <text:p>-0.907242</text:p>
          </table:table-cell>
          <table:table-cell office:value-type="float" office:value="9.62302" calcext:value-type="float">
            <text:p>9.62302</text:p>
          </table:table-cell>
          <table:table-cell office:value-type="float" office:value="-0.50967" calcext:value-type="float">
            <text:p>-0.50967</text:p>
          </table:table-cell>
          <table:table-cell office:value-type="float" office:value="-0.0237553" calcext:value-type="float">
            <text:p>-0.0237553</text:p>
          </table:table-cell>
          <table:table-cell office:value-type="float" office:value="0.0959087" calcext:value-type="float">
            <text:p>0.0959087</text:p>
          </table:table-cell>
          <table:table-cell office:value-type="float" office:value="0.232781" calcext:value-type="float">
            <text:p>0.232781</text:p>
          </table:table-cell>
          <table:table-cell office:value-type="float" office:value="-0.938202" calcext:value-type="float">
            <text:p>-0.938202</text:p>
          </table:table-cell>
          <table:table-cell office:value-type="float" office:value="9.75221" calcext:value-type="float">
            <text:p>9.75221</text:p>
          </table:table-cell>
          <table:table-cell/>
          <table:table-cell table:formula="of:= SQRT(([.G109]-[.A109])^2 + ([.H109]-[.B109])^2 + ([.I109]-[.C109])^2)" office:value-type="float" office:value="0.137604315542791" calcext:value-type="float">
            <text:p>0.1376043155</text:p>
          </table:table-cell>
          <table:table-cell table:formula="of:=[.A109]-[.G109]" office:value-type="float" office:value="-0.035866" calcext:value-type="float">
            <text:p>-0.035866</text:p>
          </table:table-cell>
          <table:table-cell table:formula="of:=[.B109]-[.H109]" office:value-type="float" office:value="0.03096" calcext:value-type="float">
            <text:p>0.03096</text:p>
          </table:table-cell>
          <table:table-cell table:formula="of:=[.C109]-[.I109]" office:value-type="float" office:value="-0.129189999999999" calcext:value-type="float">
            <text:p>-0.12919</text:p>
          </table:table-cell>
          <table:table-cell/>
        </table:table-row>
        <table:table-row table:style-name="ro1">
          <table:table-cell office:value-type="float" office:value="0.196915" calcext:value-type="float">
            <text:p>0.196915</text:p>
          </table:table-cell>
          <table:table-cell office:value-type="float" office:value="-0.907242" calcext:value-type="float">
            <text:p>-0.907242</text:p>
          </table:table-cell>
          <table:table-cell office:value-type="float" office:value="9.62302" calcext:value-type="float">
            <text:p>9.62302</text:p>
          </table:table-cell>
          <table:table-cell office:value-type="float" office:value="-0.509602" calcext:value-type="float">
            <text:p>-0.509602</text:p>
          </table:table-cell>
          <table:table-cell office:value-type="float" office:value="-0.0236722" calcext:value-type="float">
            <text:p>-0.0236722</text:p>
          </table:table-cell>
          <table:table-cell office:value-type="float" office:value="0.0959284" calcext:value-type="float">
            <text:p>0.0959284</text:p>
          </table:table-cell>
          <table:table-cell office:value-type="float" office:value="0.231965" calcext:value-type="float">
            <text:p>0.231965</text:p>
          </table:table-cell>
          <table:table-cell office:value-type="float" office:value="-0.938392" calcext:value-type="float">
            <text:p>-0.938392</text:p>
          </table:table-cell>
          <table:table-cell office:value-type="float" office:value="9.75221" calcext:value-type="float">
            <text:p>9.75221</text:p>
          </table:table-cell>
          <table:table-cell/>
          <table:table-cell table:formula="of:= SQRT(([.G110]-[.A110])^2 + ([.H110]-[.B110])^2 + ([.I110]-[.C110])^2)" office:value-type="float" office:value="0.137436825851006" calcext:value-type="float">
            <text:p>0.1374368259</text:p>
          </table:table-cell>
          <table:table-cell table:formula="of:=[.A110]-[.G110]" office:value-type="float" office:value="-0.03505" calcext:value-type="float">
            <text:p>-0.03505</text:p>
          </table:table-cell>
          <table:table-cell table:formula="of:=[.B110]-[.H110]" office:value-type="float" office:value="0.03115" calcext:value-type="float">
            <text:p>0.03115</text:p>
          </table:table-cell>
          <table:table-cell table:formula="of:=[.C110]-[.I110]" office:value-type="float" office:value="-0.129189999999999" calcext:value-type="float">
            <text:p>-0.12919</text:p>
          </table:table-cell>
          <table:table-cell/>
        </table:table-row>
        <table:table-row table:style-name="ro1">
          <table:table-cell office:value-type="float" office:value="0.237381" calcext:value-type="float">
            <text:p>0.237381</text:p>
          </table:table-cell>
          <table:table-cell office:value-type="float" office:value="-0.952469" calcext:value-type="float">
            <text:p>-0.952469</text:p>
          </table:table-cell>
          <table:table-cell office:value-type="float" office:value="9.67776" calcext:value-type="float">
            <text:p>9.67776</text:p>
          </table:table-cell>
          <table:table-cell office:value-type="float" office:value="-0.509252" calcext:value-type="float">
            <text:p>-0.509252</text:p>
          </table:table-cell>
          <table:table-cell office:value-type="float" office:value="-0.0235339" calcext:value-type="float">
            <text:p>-0.0235339</text:p>
          </table:table-cell>
          <table:table-cell office:value-type="float" office:value="0.0958664" calcext:value-type="float">
            <text:p>0.0958664</text:p>
          </table:table-cell>
          <table:table-cell office:value-type="float" office:value="0.230611" calcext:value-type="float">
            <text:p>0.230611</text:p>
          </table:table-cell>
          <table:table-cell office:value-type="float" office:value="-0.937794" calcext:value-type="float">
            <text:p>-0.937794</text:p>
          </table:table-cell>
          <table:table-cell office:value-type="float" office:value="9.7523" calcext:value-type="float">
            <text:p>9.7523</text:p>
          </table:table-cell>
          <table:table-cell/>
          <table:table-cell table:formula="of:= SQRT(([.G111]-[.A111])^2 + ([.H111]-[.B111])^2 + ([.I111]-[.C111])^2)" office:value-type="float" office:value="0.076271882925493" calcext:value-type="float">
            <text:p>0.0762718829</text:p>
          </table:table-cell>
          <table:table-cell table:formula="of:=[.A111]-[.G111]" office:value-type="float" office:value="0.00677" calcext:value-type="float">
            <text:p>0.00677</text:p>
          </table:table-cell>
          <table:table-cell table:formula="of:=[.B111]-[.H111]" office:value-type="float" office:value="-0.0146750000000001" calcext:value-type="float">
            <text:p>-0.014675</text:p>
          </table:table-cell>
          <table:table-cell table:formula="of:=[.C111]-[.I111]" office:value-type="float" office:value="-0.0745400000000007" calcext:value-type="float">
            <text:p>-0.07454</text:p>
          </table:table-cell>
          <table:table-cell/>
        </table:table-row>
        <table:table-row table:style-name="ro1">
          <table:table-cell office:value-type="float" office:value="0.237381" calcext:value-type="float">
            <text:p>0.237381</text:p>
          </table:table-cell>
          <table:table-cell office:value-type="float" office:value="-0.952469" calcext:value-type="float">
            <text:p>-0.952469</text:p>
          </table:table-cell>
          <table:table-cell office:value-type="float" office:value="9.67776" calcext:value-type="float">
            <text:p>9.67776</text:p>
          </table:table-cell>
          <table:table-cell office:value-type="float" office:value="-0.509252" calcext:value-type="float">
            <text:p>-0.509252</text:p>
          </table:table-cell>
          <table:table-cell office:value-type="float" office:value="-0.0235339" calcext:value-type="float">
            <text:p>-0.0235339</text:p>
          </table:table-cell>
          <table:table-cell office:value-type="float" office:value="0.0958664" calcext:value-type="float">
            <text:p>0.0958664</text:p>
          </table:table-cell>
          <table:table-cell office:value-type="float" office:value="0.230611" calcext:value-type="float">
            <text:p>0.230611</text:p>
          </table:table-cell>
          <table:table-cell office:value-type="float" office:value="-0.937794" calcext:value-type="float">
            <text:p>-0.937794</text:p>
          </table:table-cell>
          <table:table-cell office:value-type="float" office:value="9.7523" calcext:value-type="float">
            <text:p>9.7523</text:p>
          </table:table-cell>
          <table:table-cell/>
          <table:table-cell table:formula="of:= SQRT(([.G112]-[.A112])^2 + ([.H112]-[.B112])^2 + ([.I112]-[.C112])^2)" office:value-type="float" office:value="0.076271882925493" calcext:value-type="float">
            <text:p>0.0762718829</text:p>
          </table:table-cell>
          <table:table-cell table:formula="of:=[.A112]-[.G112]" office:value-type="float" office:value="0.00677" calcext:value-type="float">
            <text:p>0.00677</text:p>
          </table:table-cell>
          <table:table-cell table:formula="of:=[.B112]-[.H112]" office:value-type="float" office:value="-0.0146750000000001" calcext:value-type="float">
            <text:p>-0.014675</text:p>
          </table:table-cell>
          <table:table-cell table:formula="of:=[.C112]-[.I112]" office:value-type="float" office:value="-0.0745400000000007" calcext:value-type="float">
            <text:p>-0.07454</text:p>
          </table:table-cell>
          <table:table-cell/>
        </table:table-row>
        <table:table-row table:style-name="ro1">
          <table:table-cell office:value-type="float" office:value="0.273087" calcext:value-type="float">
            <text:p>0.273087</text:p>
          </table:table-cell>
          <table:table-cell office:value-type="float" office:value="-0.907242" calcext:value-type="float">
            <text:p>-0.907242</text:p>
          </table:table-cell>
          <table:table-cell office:value-type="float" office:value="9.67538" calcext:value-type="float">
            <text:p>9.67538</text:p>
          </table:table-cell>
          <table:table-cell office:value-type="float" office:value="-0.509444" calcext:value-type="float">
            <text:p>-0.509444</text:p>
          </table:table-cell>
          <table:table-cell office:value-type="float" office:value="-0.0235339" calcext:value-type="float">
            <text:p>-0.0235339</text:p>
          </table:table-cell>
          <table:table-cell office:value-type="float" office:value="0.0959432" calcext:value-type="float">
            <text:p>0.0959432</text:p>
          </table:table-cell>
          <table:table-cell office:value-type="float" office:value="0.23061" calcext:value-type="float">
            <text:p>0.23061</text:p>
          </table:table-cell>
          <table:table-cell office:value-type="float" office:value="-0.93854" calcext:value-type="float">
            <text:p>-0.93854</text:p>
          </table:table-cell>
          <table:table-cell office:value-type="float" office:value="9.75223" calcext:value-type="float">
            <text:p>9.75223</text:p>
          </table:table-cell>
          <table:table-cell/>
          <table:table-cell table:formula="of:= SQRT(([.G113]-[.A113])^2 + ([.H113]-[.B113])^2 + ([.I113]-[.C113])^2)" office:value-type="float" office:value="0.0932190046771582" calcext:value-type="float">
            <text:p>0.0932190047</text:p>
          </table:table-cell>
          <table:table-cell table:formula="of:=[.A113]-[.G113]" office:value-type="float" office:value="0.042477" calcext:value-type="float">
            <text:p>0.042477</text:p>
          </table:table-cell>
          <table:table-cell table:formula="of:=[.B113]-[.H113]" office:value-type="float" office:value="0.031298" calcext:value-type="float">
            <text:p>0.031298</text:p>
          </table:table-cell>
          <table:table-cell table:formula="of:=[.C113]-[.I113]" office:value-type="float" office:value="-0.0768500000000003" calcext:value-type="float">
            <text:p>-0.07685</text:p>
          </table:table-cell>
          <table:table-cell/>
        </table:table-row>
        <table:table-row table:style-name="ro1">
          <table:table-cell office:value-type="float" office:value="0.273087" calcext:value-type="float">
            <text:p>0.273087</text:p>
          </table:table-cell>
          <table:table-cell office:value-type="float" office:value="-0.907242" calcext:value-type="float">
            <text:p>-0.907242</text:p>
          </table:table-cell>
          <table:table-cell office:value-type="float" office:value="9.67538" calcext:value-type="float">
            <text:p>9.67538</text:p>
          </table:table-cell>
          <table:table-cell office:value-type="float" office:value="-0.509444" calcext:value-type="float">
            <text:p>-0.509444</text:p>
          </table:table-cell>
          <table:table-cell office:value-type="float" office:value="-0.0235339" calcext:value-type="float">
            <text:p>-0.0235339</text:p>
          </table:table-cell>
          <table:table-cell office:value-type="float" office:value="0.0959432" calcext:value-type="float">
            <text:p>0.0959432</text:p>
          </table:table-cell>
          <table:table-cell office:value-type="float" office:value="0.23061" calcext:value-type="float">
            <text:p>0.23061</text:p>
          </table:table-cell>
          <table:table-cell office:value-type="float" office:value="-0.93854" calcext:value-type="float">
            <text:p>-0.93854</text:p>
          </table:table-cell>
          <table:table-cell office:value-type="float" office:value="9.75223" calcext:value-type="float">
            <text:p>9.75223</text:p>
          </table:table-cell>
          <table:table-cell/>
          <table:table-cell table:formula="of:= SQRT(([.G114]-[.A114])^2 + ([.H114]-[.B114])^2 + ([.I114]-[.C114])^2)" office:value-type="float" office:value="0.0932190046771582" calcext:value-type="float">
            <text:p>0.0932190047</text:p>
          </table:table-cell>
          <table:table-cell table:formula="of:=[.A114]-[.G114]" office:value-type="float" office:value="0.042477" calcext:value-type="float">
            <text:p>0.042477</text:p>
          </table:table-cell>
          <table:table-cell table:formula="of:=[.B114]-[.H114]" office:value-type="float" office:value="0.031298" calcext:value-type="float">
            <text:p>0.031298</text:p>
          </table:table-cell>
          <table:table-cell table:formula="of:=[.C114]-[.I114]" office:value-type="float" office:value="-0.0768500000000003" calcext:value-type="float">
            <text:p>-0.07685</text:p>
          </table:table-cell>
          <table:table-cell/>
        </table:table-row>
        <table:table-row table:style-name="ro1">
          <table:table-cell office:value-type="float" office:value="0.23024" calcext:value-type="float">
            <text:p>0.23024</text:p>
          </table:table-cell>
          <table:table-cell office:value-type="float" office:value="-0.954849" calcext:value-type="float">
            <text:p>-0.954849</text:p>
          </table:table-cell>
          <table:table-cell office:value-type="float" office:value="9.66348" calcext:value-type="float">
            <text:p>9.66348</text:p>
          </table:table-cell>
          <table:table-cell office:value-type="float" office:value="-0.509444" calcext:value-type="float">
            <text:p>-0.509444</text:p>
          </table:table-cell>
          <table:table-cell office:value-type="float" office:value="-0.0235339" calcext:value-type="float">
            <text:p>-0.0235339</text:p>
          </table:table-cell>
          <table:table-cell office:value-type="float" office:value="0.0959432" calcext:value-type="float">
            <text:p>0.0959432</text:p>
          </table:table-cell>
          <table:table-cell office:value-type="float" office:value="0.23061" calcext:value-type="float">
            <text:p>0.23061</text:p>
          </table:table-cell>
          <table:table-cell office:value-type="float" office:value="-0.93854" calcext:value-type="float">
            <text:p>-0.93854</text:p>
          </table:table-cell>
          <table:table-cell office:value-type="float" office:value="9.75223" calcext:value-type="float">
            <text:p>9.75223</text:p>
          </table:table-cell>
          <table:table-cell/>
          <table:table-cell table:formula="of:= SQRT(([.G115]-[.A115])^2 + ([.H115]-[.B115])^2 + ([.I115]-[.C115])^2)" office:value-type="float" office:value="0.0902368155521912" calcext:value-type="float">
            <text:p>0.0902368156</text:p>
          </table:table-cell>
          <table:table-cell table:formula="of:=[.A115]-[.G115]" office:value-type="float" office:value="-0.000369999999999981" calcext:value-type="float">
            <text:p>-0.00037</text:p>
          </table:table-cell>
          <table:table-cell table:formula="of:=[.B115]-[.H115]" office:value-type="float" office:value="-0.0163089999999999" calcext:value-type="float">
            <text:p>-0.016309</text:p>
          </table:table-cell>
          <table:table-cell table:formula="of:=[.C115]-[.I115]" office:value-type="float" office:value="-0.088750000000001" calcext:value-type="float">
            <text:p>-0.08875</text:p>
          </table:table-cell>
          <table:table-cell/>
        </table:table-row>
        <table:table-row table:style-name="ro1">
          <table:table-cell office:value-type="float" office:value="0.23024" calcext:value-type="float">
            <text:p>0.23024</text:p>
          </table:table-cell>
          <table:table-cell office:value-type="float" office:value="-0.954849" calcext:value-type="float">
            <text:p>-0.954849</text:p>
          </table:table-cell>
          <table:table-cell office:value-type="float" office:value="9.66348" calcext:value-type="float">
            <text:p>9.66348</text:p>
          </table:table-cell>
          <table:table-cell office:value-type="float" office:value="-0.509447" calcext:value-type="float">
            <text:p>-0.509447</text:p>
          </table:table-cell>
          <table:table-cell office:value-type="float" office:value="-0.0236771" calcext:value-type="float">
            <text:p>-0.0236771</text:p>
          </table:table-cell>
          <table:table-cell office:value-type="float" office:value="0.0958637" calcext:value-type="float">
            <text:p>0.0958637</text:p>
          </table:table-cell>
          <table:table-cell office:value-type="float" office:value="0.232013" calcext:value-type="float">
            <text:p>0.232013</text:p>
          </table:table-cell>
          <table:table-cell office:value-type="float" office:value="-0.937761" calcext:value-type="float">
            <text:p>-0.937761</text:p>
          </table:table-cell>
          <table:table-cell office:value-type="float" office:value="9.75227" calcext:value-type="float">
            <text:p>9.75227</text:p>
          </table:table-cell>
          <table:table-cell/>
          <table:table-cell table:formula="of:= SQRT(([.G116]-[.A116])^2 + ([.H116]-[.B116])^2 + ([.I116]-[.C116])^2)" office:value-type="float" office:value="0.0904367589700112" calcext:value-type="float">
            <text:p>0.090436759</text:p>
          </table:table-cell>
          <table:table-cell table:formula="of:=[.A116]-[.G116]" office:value-type="float" office:value="-0.00177299999999997" calcext:value-type="float">
            <text:p>-0.001773</text:p>
          </table:table-cell>
          <table:table-cell table:formula="of:=[.B116]-[.H116]" office:value-type="float" office:value="-0.017088" calcext:value-type="float">
            <text:p>-0.017088</text:p>
          </table:table-cell>
          <table:table-cell table:formula="of:=[.C116]-[.I116]" office:value-type="float" office:value="-0.0887899999999995" calcext:value-type="float">
            <text:p>-0.08879</text:p>
          </table:table-cell>
          <table:table-cell/>
        </table:table-row>
        <table:table-row table:style-name="ro1">
          <table:table-cell office:value-type="float" office:value="0.242142" calcext:value-type="float">
            <text:p>0.242142</text:p>
          </table:table-cell>
          <table:table-cell office:value-type="float" office:value="-0.947708" calcext:value-type="float">
            <text:p>-0.947708</text:p>
          </table:table-cell>
          <table:table-cell office:value-type="float" office:value="9.62778" calcext:value-type="float">
            <text:p>9.62778</text:p>
          </table:table-cell>
          <table:table-cell office:value-type="float" office:value="-0.509447" calcext:value-type="float">
            <text:p>-0.509447</text:p>
          </table:table-cell>
          <table:table-cell office:value-type="float" office:value="-0.0236771" calcext:value-type="float">
            <text:p>-0.0236771</text:p>
          </table:table-cell>
          <table:table-cell office:value-type="float" office:value="0.0958637" calcext:value-type="float">
            <text:p>0.0958637</text:p>
          </table:table-cell>
          <table:table-cell office:value-type="float" office:value="0.232013" calcext:value-type="float">
            <text:p>0.232013</text:p>
          </table:table-cell>
          <table:table-cell office:value-type="float" office:value="-0.937761" calcext:value-type="float">
            <text:p>-0.937761</text:p>
          </table:table-cell>
          <table:table-cell office:value-type="float" office:value="9.75227" calcext:value-type="float">
            <text:p>9.75227</text:p>
          </table:table-cell>
          <table:table-cell/>
          <table:table-cell table:formula="of:= SQRT(([.G117]-[.A117])^2 + ([.H117]-[.B117])^2 + ([.I117]-[.C117])^2)" office:value-type="float" office:value="0.125296845730449" calcext:value-type="float">
            <text:p>0.1252968457</text:p>
          </table:table-cell>
          <table:table-cell table:formula="of:=[.A117]-[.G117]" office:value-type="float" office:value="0.010129" calcext:value-type="float">
            <text:p>0.010129</text:p>
          </table:table-cell>
          <table:table-cell table:formula="of:=[.B117]-[.H117]" office:value-type="float" office:value="-0.00994700000000004" calcext:value-type="float">
            <text:p>-0.009947</text:p>
          </table:table-cell>
          <table:table-cell table:formula="of:=[.C117]-[.I117]" office:value-type="float" office:value="-0.12449" calcext:value-type="float">
            <text:p>-0.12449</text:p>
          </table:table-cell>
          <table:table-cell/>
        </table:table-row>
        <table:table-row table:style-name="ro1">
          <table:table-cell office:value-type="float" office:value="0.242142" calcext:value-type="float">
            <text:p>0.242142</text:p>
          </table:table-cell>
          <table:table-cell office:value-type="float" office:value="-0.947708" calcext:value-type="float">
            <text:p>-0.947708</text:p>
          </table:table-cell>
          <table:table-cell office:value-type="float" office:value="9.62778" calcext:value-type="float">
            <text:p>9.62778</text:p>
          </table:table-cell>
          <table:table-cell office:value-type="float" office:value="-0.509608" calcext:value-type="float">
            <text:p>-0.509608</text:p>
          </table:table-cell>
          <table:table-cell office:value-type="float" office:value="-0.0236491" calcext:value-type="float">
            <text:p>-0.0236491</text:p>
          </table:table-cell>
          <table:table-cell office:value-type="float" office:value="0.0959438" calcext:value-type="float">
            <text:p>0.0959438</text:p>
          </table:table-cell>
          <table:table-cell office:value-type="float" office:value="0.231739" calcext:value-type="float">
            <text:p>0.231739</text:p>
          </table:table-cell>
          <table:table-cell office:value-type="float" office:value="-0.938543" calcext:value-type="float">
            <text:p>-0.938543</text:p>
          </table:table-cell>
          <table:table-cell office:value-type="float" office:value="9.7522" calcext:value-type="float">
            <text:p>9.7522</text:p>
          </table:table-cell>
          <table:table-cell/>
          <table:table-cell table:formula="of:= SQRT(([.G118]-[.A118])^2 + ([.H118]-[.B118])^2 + ([.I118]-[.C118])^2)" office:value-type="float" office:value="0.125190079614961" calcext:value-type="float">
            <text:p>0.1251900796</text:p>
          </table:table-cell>
          <table:table-cell table:formula="of:=[.A118]-[.G118]" office:value-type="float" office:value="0.010403" calcext:value-type="float">
            <text:p>0.010403</text:p>
          </table:table-cell>
          <table:table-cell table:formula="of:=[.B118]-[.H118]" office:value-type="float" office:value="-0.00916500000000009" calcext:value-type="float">
            <text:p>-0.009165</text:p>
          </table:table-cell>
          <table:table-cell table:formula="of:=[.C118]-[.I118]" office:value-type="float" office:value="-0.124420000000001" calcext:value-type="float">
            <text:p>-0.12442</text:p>
          </table:table-cell>
          <table:table-cell/>
        </table:table-row>
        <table:table-row table:style-name="ro1">
          <table:table-cell office:value-type="float" office:value="0.223099" calcext:value-type="float">
            <text:p>0.223099</text:p>
          </table:table-cell>
          <table:table-cell office:value-type="float" office:value="-0.89296" calcext:value-type="float">
            <text:p>-0.89296</text:p>
          </table:table-cell>
          <table:table-cell office:value-type="float" office:value="9.62064" calcext:value-type="float">
            <text:p>9.62064</text:p>
          </table:table-cell>
          <table:table-cell office:value-type="float" office:value="-0.509743" calcext:value-type="float">
            <text:p>-0.509743</text:p>
          </table:table-cell>
          <table:table-cell office:value-type="float" office:value="-0.0236671" calcext:value-type="float">
            <text:p>-0.0236671</text:p>
          </table:table-cell>
          <table:table-cell office:value-type="float" office:value="0.0959874" calcext:value-type="float">
            <text:p>0.0959874</text:p>
          </table:table-cell>
          <table:table-cell office:value-type="float" office:value="0.231917" calcext:value-type="float">
            <text:p>0.231917</text:p>
          </table:table-cell>
          <table:table-cell office:value-type="float" office:value="-0.938971" calcext:value-type="float">
            <text:p>-0.938971</text:p>
          </table:table-cell>
          <table:table-cell office:value-type="float" office:value="9.75216" calcext:value-type="float">
            <text:p>9.75216</text:p>
          </table:table-cell>
          <table:table-cell/>
          <table:table-cell table:formula="of:= SQRT(([.G119]-[.A119])^2 + ([.H119]-[.B119])^2 + ([.I119]-[.C119])^2)" office:value-type="float" office:value="0.139614754395802" calcext:value-type="float">
            <text:p>0.1396147544</text:p>
          </table:table-cell>
          <table:table-cell table:formula="of:=[.A119]-[.G119]" office:value-type="float" office:value="-0.00881799999999999" calcext:value-type="float">
            <text:p>-0.008818</text:p>
          </table:table-cell>
          <table:table-cell table:formula="of:=[.B119]-[.H119]" office:value-type="float" office:value="0.0460109999999999" calcext:value-type="float">
            <text:p>0.046011</text:p>
          </table:table-cell>
          <table:table-cell table:formula="of:=[.C119]-[.I119]" office:value-type="float" office:value="-0.13152" calcext:value-type="float">
            <text:p>-0.13152</text:p>
          </table:table-cell>
          <table:table-cell/>
        </table:table-row>
        <table:table-row table:style-name="ro1">
          <table:table-cell office:value-type="float" office:value="0.223099" calcext:value-type="float">
            <text:p>0.223099</text:p>
          </table:table-cell>
          <table:table-cell office:value-type="float" office:value="-0.89296" calcext:value-type="float">
            <text:p>-0.89296</text:p>
          </table:table-cell>
          <table:table-cell office:value-type="float" office:value="9.62064" calcext:value-type="float">
            <text:p>9.62064</text:p>
          </table:table-cell>
          <table:table-cell office:value-type="float" office:value="-0.509743" calcext:value-type="float">
            <text:p>-0.509743</text:p>
          </table:table-cell>
          <table:table-cell office:value-type="float" office:value="-0.0236671" calcext:value-type="float">
            <text:p>-0.0236671</text:p>
          </table:table-cell>
          <table:table-cell office:value-type="float" office:value="0.0959874" calcext:value-type="float">
            <text:p>0.0959874</text:p>
          </table:table-cell>
          <table:table-cell office:value-type="float" office:value="0.231917" calcext:value-type="float">
            <text:p>0.231917</text:p>
          </table:table-cell>
          <table:table-cell office:value-type="float" office:value="-0.938971" calcext:value-type="float">
            <text:p>-0.938971</text:p>
          </table:table-cell>
          <table:table-cell office:value-type="float" office:value="9.75216" calcext:value-type="float">
            <text:p>9.75216</text:p>
          </table:table-cell>
          <table:table-cell/>
          <table:table-cell table:formula="of:= SQRT(([.G120]-[.A120])^2 + ([.H120]-[.B120])^2 + ([.I120]-[.C120])^2)" office:value-type="float" office:value="0.139614754395802" calcext:value-type="float">
            <text:p>0.1396147544</text:p>
          </table:table-cell>
          <table:table-cell table:formula="of:=[.A120]-[.G120]" office:value-type="float" office:value="-0.00881799999999999" calcext:value-type="float">
            <text:p>-0.008818</text:p>
          </table:table-cell>
          <table:table-cell table:formula="of:=[.B120]-[.H120]" office:value-type="float" office:value="0.0460109999999999" calcext:value-type="float">
            <text:p>0.046011</text:p>
          </table:table-cell>
          <table:table-cell table:formula="of:=[.C120]-[.I120]" office:value-type="float" office:value="-0.13152" calcext:value-type="float">
            <text:p>-0.13152</text:p>
          </table:table-cell>
          <table:table-cell/>
        </table:table-row>
        <table:table-row table:style-name="ro1">
          <table:table-cell office:value-type="float" office:value="0.239761" calcext:value-type="float">
            <text:p>0.239761</text:p>
          </table:table-cell>
          <table:table-cell office:value-type="float" office:value="-0.964371" calcext:value-type="float">
            <text:p>-0.964371</text:p>
          </table:table-cell>
          <table:table-cell office:value-type="float" office:value="9.72299" calcext:value-type="float">
            <text:p>9.72299</text:p>
          </table:table-cell>
          <table:table-cell office:value-type="float" office:value="-0.509382" calcext:value-type="float">
            <text:p>-0.509382</text:p>
          </table:table-cell>
          <table:table-cell office:value-type="float" office:value="-0.0236288" calcext:value-type="float">
            <text:p>-0.0236288</text:p>
          </table:table-cell>
          <table:table-cell office:value-type="float" office:value="0.0958649" calcext:value-type="float">
            <text:p>0.0958649</text:p>
          </table:table-cell>
          <table:table-cell office:value-type="float" office:value="0.231542" calcext:value-type="float">
            <text:p>0.231542</text:p>
          </table:table-cell>
          <table:table-cell office:value-type="float" office:value="-0.937778" calcext:value-type="float">
            <text:p>-0.937778</text:p>
          </table:table-cell>
          <table:table-cell office:value-type="float" office:value="9.75228" calcext:value-type="float">
            <text:p>9.75228</text:p>
          </table:table-cell>
          <table:table-cell/>
          <table:table-cell table:formula="of:= SQRT(([.G121]-[.A121])^2 + ([.H121]-[.B121])^2 + ([.I121]-[.C121])^2)" office:value-type="float" office:value="0.0404059860664244" calcext:value-type="float">
            <text:p>0.0404059861</text:p>
          </table:table-cell>
          <table:table-cell table:formula="of:=[.A121]-[.G121]" office:value-type="float" office:value="0.00821900000000001" calcext:value-type="float">
            <text:p>0.008219</text:p>
          </table:table-cell>
          <table:table-cell table:formula="of:=[.B121]-[.H121]" office:value-type="float" office:value="-0.026593" calcext:value-type="float">
            <text:p>-0.026593</text:p>
          </table:table-cell>
          <table:table-cell table:formula="of:=[.C121]-[.I121]" office:value-type="float" office:value="-0.0292900000000014" calcext:value-type="float">
            <text:p>-0.02929</text:p>
          </table:table-cell>
          <table:table-cell/>
        </table:table-row>
        <table:table-row table:style-name="ro1">
          <table:table-cell office:value-type="float" office:value="0.239761" calcext:value-type="float">
            <text:p>0.239761</text:p>
          </table:table-cell>
          <table:table-cell office:value-type="float" office:value="-0.964371" calcext:value-type="float">
            <text:p>-0.964371</text:p>
          </table:table-cell>
          <table:table-cell office:value-type="float" office:value="9.72299" calcext:value-type="float">
            <text:p>9.72299</text:p>
          </table:table-cell>
          <table:table-cell office:value-type="float" office:value="-0.509382" calcext:value-type="float">
            <text:p>-0.509382</text:p>
          </table:table-cell>
          <table:table-cell office:value-type="float" office:value="-0.0236288" calcext:value-type="float">
            <text:p>-0.0236288</text:p>
          </table:table-cell>
          <table:table-cell office:value-type="float" office:value="0.0958649" calcext:value-type="float">
            <text:p>0.0958649</text:p>
          </table:table-cell>
          <table:table-cell office:value-type="float" office:value="0.231542" calcext:value-type="float">
            <text:p>0.231542</text:p>
          </table:table-cell>
          <table:table-cell office:value-type="float" office:value="-0.937778" calcext:value-type="float">
            <text:p>-0.937778</text:p>
          </table:table-cell>
          <table:table-cell office:value-type="float" office:value="9.75228" calcext:value-type="float">
            <text:p>9.75228</text:p>
          </table:table-cell>
          <table:table-cell/>
          <table:table-cell table:formula="of:= SQRT(([.G122]-[.A122])^2 + ([.H122]-[.B122])^2 + ([.I122]-[.C122])^2)" office:value-type="float" office:value="0.0404059860664244" calcext:value-type="float">
            <text:p>0.0404059861</text:p>
          </table:table-cell>
          <table:table-cell table:formula="of:=[.A122]-[.G122]" office:value-type="float" office:value="0.00821900000000001" calcext:value-type="float">
            <text:p>0.008219</text:p>
          </table:table-cell>
          <table:table-cell table:formula="of:=[.B122]-[.H122]" office:value-type="float" office:value="-0.026593" calcext:value-type="float">
            <text:p>-0.026593</text:p>
          </table:table-cell>
          <table:table-cell table:formula="of:=[.C122]-[.I122]" office:value-type="float" office:value="-0.0292900000000014" calcext:value-type="float">
            <text:p>-0.02929</text:p>
          </table:table-cell>
          <table:table-cell/>
        </table:table-row>
        <table:table-row table:style-name="ro1">
          <table:table-cell office:value-type="float" office:value="0.208817" calcext:value-type="float">
            <text:p>0.208817</text:p>
          </table:table-cell>
          <table:table-cell office:value-type="float" office:value="-0.876297" calcext:value-type="float">
            <text:p>-0.876297</text:p>
          </table:table-cell>
          <table:table-cell office:value-type="float" office:value="9.61826" calcext:value-type="float">
            <text:p>9.61826</text:p>
          </table:table-cell>
          <table:table-cell office:value-type="float" office:value="-0.50968" calcext:value-type="float">
            <text:p>-0.50968</text:p>
          </table:table-cell>
          <table:table-cell office:value-type="float" office:value="-0.023639" calcext:value-type="float">
            <text:p>-0.023639</text:p>
          </table:table-cell>
          <table:table-cell office:value-type="float" office:value="0.0959782" calcext:value-type="float">
            <text:p>0.0959782</text:p>
          </table:table-cell>
          <table:table-cell office:value-type="float" office:value="0.231641" calcext:value-type="float">
            <text:p>0.231641</text:p>
          </table:table-cell>
          <table:table-cell office:value-type="float" office:value="-0.938881" calcext:value-type="float">
            <text:p>-0.938881</text:p>
          </table:table-cell>
          <table:table-cell office:value-type="float" office:value="9.75217" calcext:value-type="float">
            <text:p>9.75217</text:p>
          </table:table-cell>
          <table:table-cell/>
          <table:table-cell table:formula="of:= SQRT(([.G123]-[.A123])^2 + ([.H123]-[.B123])^2 + ([.I123]-[.C123])^2)" office:value-type="float" office:value="0.149564635298589" calcext:value-type="float">
            <text:p>0.1495646353</text:p>
          </table:table-cell>
          <table:table-cell table:formula="of:=[.A123]-[.G123]" office:value-type="float" office:value="-0.022824" calcext:value-type="float">
            <text:p>-0.022824</text:p>
          </table:table-cell>
          <table:table-cell table:formula="of:=[.B123]-[.H123]" office:value-type="float" office:value="0.062584" calcext:value-type="float">
            <text:p>0.062584</text:p>
          </table:table-cell>
          <table:table-cell table:formula="of:=[.C123]-[.I123]" office:value-type="float" office:value="-0.13391" calcext:value-type="float">
            <text:p>-0.13391</text:p>
          </table:table-cell>
          <table:table-cell/>
        </table:table-row>
        <table:table-row table:style-name="ro1">
          <table:table-cell office:value-type="float" office:value="0.208817" calcext:value-type="float">
            <text:p>0.208817</text:p>
          </table:table-cell>
          <table:table-cell office:value-type="float" office:value="-0.876297" calcext:value-type="float">
            <text:p>-0.876297</text:p>
          </table:table-cell>
          <table:table-cell office:value-type="float" office:value="9.61826" calcext:value-type="float">
            <text:p>9.61826</text:p>
          </table:table-cell>
          <table:table-cell office:value-type="float" office:value="-0.50968" calcext:value-type="float">
            <text:p>-0.50968</text:p>
          </table:table-cell>
          <table:table-cell office:value-type="float" office:value="-0.023639" calcext:value-type="float">
            <text:p>-0.023639</text:p>
          </table:table-cell>
          <table:table-cell office:value-type="float" office:value="0.0959782" calcext:value-type="float">
            <text:p>0.0959782</text:p>
          </table:table-cell>
          <table:table-cell office:value-type="float" office:value="0.231641" calcext:value-type="float">
            <text:p>0.231641</text:p>
          </table:table-cell>
          <table:table-cell office:value-type="float" office:value="-0.938881" calcext:value-type="float">
            <text:p>-0.938881</text:p>
          </table:table-cell>
          <table:table-cell office:value-type="float" office:value="9.75217" calcext:value-type="float">
            <text:p>9.75217</text:p>
          </table:table-cell>
          <table:table-cell/>
          <table:table-cell table:formula="of:= SQRT(([.G124]-[.A124])^2 + ([.H124]-[.B124])^2 + ([.I124]-[.C124])^2)" office:value-type="float" office:value="0.149564635298589" calcext:value-type="float">
            <text:p>0.1495646353</text:p>
          </table:table-cell>
          <table:table-cell table:formula="of:=[.A124]-[.G124]" office:value-type="float" office:value="-0.022824" calcext:value-type="float">
            <text:p>-0.022824</text:p>
          </table:table-cell>
          <table:table-cell table:formula="of:=[.B124]-[.H124]" office:value-type="float" office:value="0.062584" calcext:value-type="float">
            <text:p>0.062584</text:p>
          </table:table-cell>
          <table:table-cell table:formula="of:=[.C124]-[.I124]" office:value-type="float" office:value="-0.13391" calcext:value-type="float">
            <text:p>-0.13391</text:p>
          </table:table-cell>
          <table:table-cell/>
        </table:table-row>
        <table:table-row table:style-name="ro1">
          <table:table-cell office:value-type="float" office:value="0.258804" calcext:value-type="float">
            <text:p>0.258804</text:p>
          </table:table-cell>
          <table:table-cell office:value-type="float" office:value="-0.907242" calcext:value-type="float">
            <text:p>-0.907242</text:p>
          </table:table-cell>
          <table:table-cell office:value-type="float" office:value="9.55875" calcext:value-type="float">
            <text:p>9.55875</text:p>
          </table:table-cell>
          <table:table-cell office:value-type="float" office:value="-0.50968" calcext:value-type="float">
            <text:p>-0.50968</text:p>
          </table:table-cell>
          <table:table-cell office:value-type="float" office:value="-0.023639" calcext:value-type="float">
            <text:p>-0.023639</text:p>
          </table:table-cell>
          <table:table-cell office:value-type="float" office:value="0.0959782" calcext:value-type="float">
            <text:p>0.0959782</text:p>
          </table:table-cell>
          <table:table-cell office:value-type="float" office:value="0.231641" calcext:value-type="float">
            <text:p>0.231641</text:p>
          </table:table-cell>
          <table:table-cell office:value-type="float" office:value="-0.938881" calcext:value-type="float">
            <text:p>-0.938881</text:p>
          </table:table-cell>
          <table:table-cell office:value-type="float" office:value="9.75217" calcext:value-type="float">
            <text:p>9.75217</text:p>
          </table:table-cell>
          <table:table-cell/>
          <table:table-cell table:formula="of:= SQRT(([.G125]-[.A125])^2 + ([.H125]-[.B125])^2 + ([.I125]-[.C125])^2)" office:value-type="float" office:value="0.197863971682567" calcext:value-type="float">
            <text:p>0.1978639717</text:p>
          </table:table-cell>
          <table:table-cell table:formula="of:=[.A125]-[.G125]" office:value-type="float" office:value="0.027163" calcext:value-type="float">
            <text:p>0.027163</text:p>
          </table:table-cell>
          <table:table-cell table:formula="of:=[.B125]-[.H125]" office:value-type="float" office:value="0.031639" calcext:value-type="float">
            <text:p>0.031639</text:p>
          </table:table-cell>
          <table:table-cell table:formula="of:=[.C125]-[.I125]" office:value-type="float" office:value="-0.19342" calcext:value-type="float">
            <text:p>-0.19342</text:p>
          </table:table-cell>
          <table:table-cell/>
        </table:table-row>
        <table:table-row table:style-name="ro1">
          <table:table-cell office:value-type="float" office:value="0.258804" calcext:value-type="float">
            <text:p>0.258804</text:p>
          </table:table-cell>
          <table:table-cell office:value-type="float" office:value="-0.907242" calcext:value-type="float">
            <text:p>-0.907242</text:p>
          </table:table-cell>
          <table:table-cell office:value-type="float" office:value="9.55875" calcext:value-type="float">
            <text:p>9.55875</text:p>
          </table:table-cell>
          <table:table-cell office:value-type="float" office:value="-0.509138" calcext:value-type="float">
            <text:p>-0.509138</text:p>
          </table:table-cell>
          <table:table-cell office:value-type="float" office:value="-0.0235524" calcext:value-type="float">
            <text:p>-0.0235524</text:p>
          </table:table-cell>
          <table:table-cell office:value-type="float" office:value="0.0958105" calcext:value-type="float">
            <text:p>0.0958105</text:p>
          </table:table-cell>
          <table:table-cell office:value-type="float" office:value="0.230793" calcext:value-type="float">
            <text:p>0.230793</text:p>
          </table:table-cell>
          <table:table-cell office:value-type="float" office:value="-0.937249" calcext:value-type="float">
            <text:p>-0.937249</text:p>
          </table:table-cell>
          <table:table-cell office:value-type="float" office:value="9.75235" calcext:value-type="float">
            <text:p>9.75235</text:p>
          </table:table-cell>
          <table:table-cell/>
          <table:table-cell table:formula="of:= SQRT(([.G126]-[.A126])^2 + ([.H126]-[.B126])^2 + ([.I126]-[.C126])^2)" office:value-type="float" office:value="0.197904007463214" calcext:value-type="float">
            <text:p>0.1979040075</text:p>
          </table:table-cell>
          <table:table-cell table:formula="of:=[.A126]-[.G126]" office:value-type="float" office:value="0.028011" calcext:value-type="float">
            <text:p>0.028011</text:p>
          </table:table-cell>
          <table:table-cell table:formula="of:=[.B126]-[.H126]" office:value-type="float" office:value="0.030007" calcext:value-type="float">
            <text:p>0.030007</text:p>
          </table:table-cell>
          <table:table-cell table:formula="of:=[.C126]-[.I126]" office:value-type="float" office:value="-0.1936" calcext:value-type="float">
            <text:p>-0.1936</text:p>
          </table:table-cell>
          <table:table-cell/>
        </table:table-row>
        <table:table-row table:style-name="ro1">
          <table:table-cell office:value-type="float" office:value="0.254044" calcext:value-type="float">
            <text:p>0.254044</text:p>
          </table:table-cell>
          <table:table-cell office:value-type="float" office:value="-0.940567" calcext:value-type="float">
            <text:p>-0.940567</text:p>
          </table:table-cell>
          <table:table-cell office:value-type="float" office:value="9.64682" calcext:value-type="float">
            <text:p>9.64682</text:p>
          </table:table-cell>
          <table:table-cell office:value-type="float" office:value="-0.509138" calcext:value-type="float">
            <text:p>-0.509138</text:p>
          </table:table-cell>
          <table:table-cell office:value-type="float" office:value="-0.0235524" calcext:value-type="float">
            <text:p>-0.0235524</text:p>
          </table:table-cell>
          <table:table-cell office:value-type="float" office:value="0.0958105" calcext:value-type="float">
            <text:p>0.0958105</text:p>
          </table:table-cell>
          <table:table-cell office:value-type="float" office:value="0.230793" calcext:value-type="float">
            <text:p>0.230793</text:p>
          </table:table-cell>
          <table:table-cell office:value-type="float" office:value="-0.937249" calcext:value-type="float">
            <text:p>-0.937249</text:p>
          </table:table-cell>
          <table:table-cell office:value-type="float" office:value="9.75235" calcext:value-type="float">
            <text:p>9.75235</text:p>
          </table:table-cell>
          <table:table-cell/>
          <table:table-cell table:formula="of:= SQRT(([.G127]-[.A127])^2 + ([.H127]-[.B127])^2 + ([.I127]-[.C127])^2)" office:value-type="float" office:value="0.108111974475541" calcext:value-type="float">
            <text:p>0.1081119745</text:p>
          </table:table-cell>
          <table:table-cell table:formula="of:=[.A127]-[.G127]" office:value-type="float" office:value="0.023251" calcext:value-type="float">
            <text:p>0.023251</text:p>
          </table:table-cell>
          <table:table-cell table:formula="of:=[.B127]-[.H127]" office:value-type="float" office:value="-0.00331799999999993" calcext:value-type="float">
            <text:p>-0.003318</text:p>
          </table:table-cell>
          <table:table-cell table:formula="of:=[.C127]-[.I127]" office:value-type="float" office:value="-0.10553" calcext:value-type="float">
            <text:p>-0.10553</text:p>
          </table:table-cell>
          <table:table-cell/>
        </table:table-row>
        <table:table-row table:style-name="ro1">
          <table:table-cell office:value-type="float" office:value="0.254044" calcext:value-type="float">
            <text:p>0.254044</text:p>
          </table:table-cell>
          <table:table-cell office:value-type="float" office:value="-0.900101" calcext:value-type="float">
            <text:p>-0.900101</text:p>
          </table:table-cell>
          <table:table-cell office:value-type="float" office:value="9.63254" calcext:value-type="float">
            <text:p>9.63254</text:p>
          </table:table-cell>
          <table:table-cell office:value-type="float" office:value="-0.509138" calcext:value-type="float">
            <text:p>-0.509138</text:p>
          </table:table-cell>
          <table:table-cell office:value-type="float" office:value="-0.0236362" calcext:value-type="float">
            <text:p>-0.0236362</text:p>
          </table:table-cell>
          <table:table-cell office:value-type="float" office:value="0.0957629" calcext:value-type="float">
            <text:p>0.0957629</text:p>
          </table:table-cell>
          <table:table-cell office:value-type="float" office:value="0.231614" calcext:value-type="float">
            <text:p>0.231614</text:p>
          </table:table-cell>
          <table:table-cell office:value-type="float" office:value="-0.936781" calcext:value-type="float">
            <text:p>-0.936781</text:p>
          </table:table-cell>
          <table:table-cell office:value-type="float" office:value="9.75237" calcext:value-type="float">
            <text:p>9.75237</text:p>
          </table:table-cell>
          <table:table-cell/>
          <table:table-cell table:formula="of:= SQRT(([.G128]-[.A128])^2 + ([.H128]-[.B128])^2 + ([.I128]-[.C128])^2)" office:value-type="float" office:value="0.127309686198655" calcext:value-type="float">
            <text:p>0.1273096862</text:p>
          </table:table-cell>
          <table:table-cell table:formula="of:=[.A128]-[.G128]" office:value-type="float" office:value="0.02243" calcext:value-type="float">
            <text:p>0.02243</text:p>
          </table:table-cell>
          <table:table-cell table:formula="of:=[.B128]-[.H128]" office:value-type="float" office:value="0.03668" calcext:value-type="float">
            <text:p>0.03668</text:p>
          </table:table-cell>
          <table:table-cell table:formula="of:=[.C128]-[.I128]" office:value-type="float" office:value="-0.11983" calcext:value-type="float">
            <text:p>-0.11983</text:p>
          </table:table-cell>
          <table:table-cell/>
        </table:table-row>
        <table:table-row table:style-name="ro1">
          <table:table-cell office:value-type="float" office:value="0.254044" calcext:value-type="float">
            <text:p>0.254044</text:p>
          </table:table-cell>
          <table:table-cell office:value-type="float" office:value="-0.900101" calcext:value-type="float">
            <text:p>-0.900101</text:p>
          </table:table-cell>
          <table:table-cell office:value-type="float" office:value="9.63254" calcext:value-type="float">
            <text:p>9.63254</text:p>
          </table:table-cell>
          <table:table-cell office:value-type="float" office:value="-0.509294" calcext:value-type="float">
            <text:p>-0.509294</text:p>
          </table:table-cell>
          <table:table-cell office:value-type="float" office:value="-0.0237125" calcext:value-type="float">
            <text:p>-0.0237125</text:p>
          </table:table-cell>
          <table:table-cell office:value-type="float" office:value="0.0957826" calcext:value-type="float">
            <text:p>0.0957826</text:p>
          </table:table-cell>
          <table:table-cell office:value-type="float" office:value="0.232361" calcext:value-type="float">
            <text:p>0.232361</text:p>
          </table:table-cell>
          <table:table-cell office:value-type="float" office:value="-0.936971" calcext:value-type="float">
            <text:p>-0.936971</text:p>
          </table:table-cell>
          <table:table-cell office:value-type="float" office:value="9.75234" calcext:value-type="float">
            <text:p>9.75234</text:p>
          </table:table-cell>
          <table:table-cell/>
          <table:table-cell table:formula="of:= SQRT(([.G129]-[.A129])^2 + ([.H129]-[.B129])^2 + ([.I129]-[.C129])^2)" office:value-type="float" office:value="0.127206876343223" calcext:value-type="float">
            <text:p>0.1272068763</text:p>
          </table:table-cell>
          <table:table-cell table:formula="of:=[.A129]-[.G129]" office:value-type="float" office:value="0.021683" calcext:value-type="float">
            <text:p>0.021683</text:p>
          </table:table-cell>
          <table:table-cell table:formula="of:=[.B129]-[.H129]" office:value-type="float" office:value="0.0368700000000001" calcext:value-type="float">
            <text:p>0.03687</text:p>
          </table:table-cell>
          <table:table-cell table:formula="of:=[.C129]-[.I129]" office:value-type="float" office:value="-0.1198" calcext:value-type="float">
            <text:p>-0.1198</text:p>
          </table:table-cell>
          <table:table-cell/>
        </table:table-row>
        <table:table-row table:style-name="ro1">
          <table:table-cell office:value-type="float" office:value="0.213577" calcext:value-type="float">
            <text:p>0.213577</text:p>
          </table:table-cell>
          <table:table-cell office:value-type="float" office:value="-0.971512" calcext:value-type="float">
            <text:p>-0.971512</text:p>
          </table:table-cell>
          <table:table-cell office:value-type="float" office:value="9.65158" calcext:value-type="float">
            <text:p>9.65158</text:p>
          </table:table-cell>
          <table:table-cell office:value-type="float" office:value="-0.509154" calcext:value-type="float">
            <text:p>-0.509154</text:p>
          </table:table-cell>
          <table:table-cell office:value-type="float" office:value="-0.0237988" calcext:value-type="float">
            <text:p>-0.0237988</text:p>
          </table:table-cell>
          <table:table-cell office:value-type="float" office:value="0.0956776" calcext:value-type="float">
            <text:p>0.0956776</text:p>
          </table:table-cell>
          <table:table-cell office:value-type="float" office:value="0.233205" calcext:value-type="float">
            <text:p>0.233205</text:p>
          </table:table-cell>
          <table:table-cell office:value-type="float" office:value="-0.935944" calcext:value-type="float">
            <text:p>-0.935944</text:p>
          </table:table-cell>
          <table:table-cell office:value-type="float" office:value="9.75242" calcext:value-type="float">
            <text:p>9.75242</text:p>
          </table:table-cell>
          <table:table-cell/>
          <table:table-cell table:formula="of:= SQRT(([.G130]-[.A130])^2 + ([.H130]-[.B130])^2 + ([.I130]-[.C130])^2)" office:value-type="float" office:value="0.108715438682831" calcext:value-type="float">
            <text:p>0.1087154387</text:p>
          </table:table-cell>
          <table:table-cell table:formula="of:=[.A130]-[.G130]" office:value-type="float" office:value="-0.019628" calcext:value-type="float">
            <text:p>-0.019628</text:p>
          </table:table-cell>
          <table:table-cell table:formula="of:=[.B130]-[.H130]" office:value-type="float" office:value="-0.0355679999999999" calcext:value-type="float">
            <text:p>-0.035568</text:p>
          </table:table-cell>
          <table:table-cell table:formula="of:=[.C130]-[.I130]" office:value-type="float" office:value="-0.100840000000002" calcext:value-type="float">
            <text:p>-0.10084</text:p>
          </table:table-cell>
          <table:table-cell/>
        </table:table-row>
        <table:table-row table:style-name="ro1">
          <table:table-cell office:value-type="float" office:value="0.213577" calcext:value-type="float">
            <text:p>0.213577</text:p>
          </table:table-cell>
          <table:table-cell office:value-type="float" office:value="-0.971512" calcext:value-type="float">
            <text:p>-0.971512</text:p>
          </table:table-cell>
          <table:table-cell office:value-type="float" office:value="9.65158" calcext:value-type="float">
            <text:p>9.65158</text:p>
          </table:table-cell>
          <table:table-cell office:value-type="float" office:value="-0.509154" calcext:value-type="float">
            <text:p>-0.509154</text:p>
          </table:table-cell>
          <table:table-cell office:value-type="float" office:value="-0.0237988" calcext:value-type="float">
            <text:p>-0.0237988</text:p>
          </table:table-cell>
          <table:table-cell office:value-type="float" office:value="0.0956776" calcext:value-type="float">
            <text:p>0.0956776</text:p>
          </table:table-cell>
          <table:table-cell office:value-type="float" office:value="0.233205" calcext:value-type="float">
            <text:p>0.233205</text:p>
          </table:table-cell>
          <table:table-cell office:value-type="float" office:value="-0.935944" calcext:value-type="float">
            <text:p>-0.935944</text:p>
          </table:table-cell>
          <table:table-cell office:value-type="float" office:value="9.75242" calcext:value-type="float">
            <text:p>9.75242</text:p>
          </table:table-cell>
          <table:table-cell/>
          <table:table-cell table:formula="of:= SQRT(([.G131]-[.A131])^2 + ([.H131]-[.B131])^2 + ([.I131]-[.C131])^2)" office:value-type="float" office:value="0.108715438682831" calcext:value-type="float">
            <text:p>0.1087154387</text:p>
          </table:table-cell>
          <table:table-cell table:formula="of:=[.A131]-[.G131]" office:value-type="float" office:value="-0.019628" calcext:value-type="float">
            <text:p>-0.019628</text:p>
          </table:table-cell>
          <table:table-cell table:formula="of:=[.B131]-[.H131]" office:value-type="float" office:value="-0.0355679999999999" calcext:value-type="float">
            <text:p>-0.035568</text:p>
          </table:table-cell>
          <table:table-cell table:formula="of:=[.C131]-[.I131]" office:value-type="float" office:value="-0.100840000000002" calcext:value-type="float">
            <text:p>-0.10084</text:p>
          </table:table-cell>
          <table:table-cell/>
        </table:table-row>
        <table:table-row table:style-name="ro1">
          <table:table-cell office:value-type="float" office:value="0.287369" calcext:value-type="float">
            <text:p>0.287369</text:p>
          </table:table-cell>
          <table:table-cell office:value-type="float" office:value="-0.907242" calcext:value-type="float">
            <text:p>-0.907242</text:p>
          </table:table-cell>
          <table:table-cell office:value-type="float" office:value="9.61111" calcext:value-type="float">
            <text:p>9.61111</text:p>
          </table:table-cell>
          <table:table-cell office:value-type="float" office:value="-0.509451" calcext:value-type="float">
            <text:p>-0.509451</text:p>
          </table:table-cell>
          <table:table-cell office:value-type="float" office:value="-0.0237316" calcext:value-type="float">
            <text:p>-0.0237316</text:p>
          </table:table-cell>
          <table:table-cell office:value-type="float" office:value="0.0958345" calcext:value-type="float">
            <text:p>0.0958345</text:p>
          </table:table-cell>
          <table:table-cell office:value-type="float" office:value="0.232548" calcext:value-type="float">
            <text:p>0.232548</text:p>
          </table:table-cell>
          <table:table-cell office:value-type="float" office:value="-0.937477" calcext:value-type="float">
            <text:p>-0.937477</text:p>
          </table:table-cell>
          <table:table-cell office:value-type="float" office:value="9.75229" calcext:value-type="float">
            <text:p>9.75229</text:p>
          </table:table-cell>
          <table:table-cell/>
          <table:table-cell table:formula="of:= SQRT(([.G132]-[.A132])^2 + ([.H132]-[.B132])^2 + ([.I132]-[.C132])^2)" office:value-type="float" office:value="0.154438627506204" calcext:value-type="float">
            <text:p>0.1544386275</text:p>
          </table:table-cell>
          <table:table-cell table:formula="of:=[.A132]-[.G132]" office:value-type="float" office:value="0.054821" calcext:value-type="float">
            <text:p>0.054821</text:p>
          </table:table-cell>
          <table:table-cell table:formula="of:=[.B132]-[.H132]" office:value-type="float" office:value="0.030235" calcext:value-type="float">
            <text:p>0.030235</text:p>
          </table:table-cell>
          <table:table-cell table:formula="of:=[.C132]-[.I132]" office:value-type="float" office:value="-0.14118" calcext:value-type="float">
            <text:p>-0.14118</text:p>
          </table:table-cell>
          <table:table-cell/>
        </table:table-row>
        <table:table-row table:style-name="ro1">
          <table:table-cell office:value-type="float" office:value="0.287369" calcext:value-type="float">
            <text:p>0.287369</text:p>
          </table:table-cell>
          <table:table-cell office:value-type="float" office:value="-0.907242" calcext:value-type="float">
            <text:p>-0.907242</text:p>
          </table:table-cell>
          <table:table-cell office:value-type="float" office:value="9.61111" calcext:value-type="float">
            <text:p>9.61111</text:p>
          </table:table-cell>
          <table:table-cell office:value-type="float" office:value="-0.509451" calcext:value-type="float">
            <text:p>-0.509451</text:p>
          </table:table-cell>
          <table:table-cell office:value-type="float" office:value="-0.0237316" calcext:value-type="float">
            <text:p>-0.0237316</text:p>
          </table:table-cell>
          <table:table-cell office:value-type="float" office:value="0.0958345" calcext:value-type="float">
            <text:p>0.0958345</text:p>
          </table:table-cell>
          <table:table-cell office:value-type="float" office:value="0.232548" calcext:value-type="float">
            <text:p>0.232548</text:p>
          </table:table-cell>
          <table:table-cell office:value-type="float" office:value="-0.937477" calcext:value-type="float">
            <text:p>-0.937477</text:p>
          </table:table-cell>
          <table:table-cell office:value-type="float" office:value="9.75229" calcext:value-type="float">
            <text:p>9.75229</text:p>
          </table:table-cell>
          <table:table-cell/>
          <table:table-cell table:formula="of:= SQRT(([.G133]-[.A133])^2 + ([.H133]-[.B133])^2 + ([.I133]-[.C133])^2)" office:value-type="float" office:value="0.154438627506204" calcext:value-type="float">
            <text:p>0.1544386275</text:p>
          </table:table-cell>
          <table:table-cell table:formula="of:=[.A133]-[.G133]" office:value-type="float" office:value="0.054821" calcext:value-type="float">
            <text:p>0.054821</text:p>
          </table:table-cell>
          <table:table-cell table:formula="of:=[.B133]-[.H133]" office:value-type="float" office:value="0.030235" calcext:value-type="float">
            <text:p>0.030235</text:p>
          </table:table-cell>
          <table:table-cell table:formula="of:=[.C133]-[.I133]" office:value-type="float" office:value="-0.14118" calcext:value-type="float">
            <text:p>-0.14118</text:p>
          </table:table-cell>
          <table:table-cell/>
        </table:table-row>
        <table:table-row table:style-name="ro1">
          <table:table-cell office:value-type="float" office:value="0.287369" calcext:value-type="float">
            <text:p>0.287369</text:p>
          </table:table-cell>
          <table:table-cell office:value-type="float" office:value="-0.907242" calcext:value-type="float">
            <text:p>-0.907242</text:p>
          </table:table-cell>
          <table:table-cell office:value-type="float" office:value="9.61111" calcext:value-type="float">
            <text:p>9.61111</text:p>
          </table:table-cell>
          <table:table-cell office:value-type="float" office:value="-0.509451" calcext:value-type="float">
            <text:p>-0.509451</text:p>
          </table:table-cell>
          <table:table-cell office:value-type="float" office:value="-0.0237316" calcext:value-type="float">
            <text:p>-0.0237316</text:p>
          </table:table-cell>
          <table:table-cell office:value-type="float" office:value="0.0958345" calcext:value-type="float">
            <text:p>0.0958345</text:p>
          </table:table-cell>
          <table:table-cell office:value-type="float" office:value="0.232548" calcext:value-type="float">
            <text:p>0.232548</text:p>
          </table:table-cell>
          <table:table-cell office:value-type="float" office:value="-0.937477" calcext:value-type="float">
            <text:p>-0.937477</text:p>
          </table:table-cell>
          <table:table-cell office:value-type="float" office:value="9.75229" calcext:value-type="float">
            <text:p>9.75229</text:p>
          </table:table-cell>
          <table:table-cell/>
          <table:table-cell table:formula="of:= SQRT(([.G134]-[.A134])^2 + ([.H134]-[.B134])^2 + ([.I134]-[.C134])^2)" office:value-type="float" office:value="0.154438627506204" calcext:value-type="float">
            <text:p>0.1544386275</text:p>
          </table:table-cell>
          <table:table-cell table:formula="of:=[.A134]-[.G134]" office:value-type="float" office:value="0.054821" calcext:value-type="float">
            <text:p>0.054821</text:p>
          </table:table-cell>
          <table:table-cell table:formula="of:=[.B134]-[.H134]" office:value-type="float" office:value="0.030235" calcext:value-type="float">
            <text:p>0.030235</text:p>
          </table:table-cell>
          <table:table-cell table:formula="of:=[.C134]-[.I134]" office:value-type="float" office:value="-0.14118" calcext:value-type="float">
            <text:p>-0.14118</text:p>
          </table:table-cell>
          <table:table-cell/>
        </table:table-row>
        <table:table-row table:style-name="ro1">
          <table:table-cell office:value-type="float" office:value="0.227859" calcext:value-type="float">
            <text:p>0.227859</text:p>
          </table:table-cell>
          <table:table-cell office:value-type="float" office:value="-0.914383" calcext:value-type="float">
            <text:p>-0.914383</text:p>
          </table:table-cell>
          <table:table-cell office:value-type="float" office:value="9.6611" calcext:value-type="float">
            <text:p>9.6611</text:p>
          </table:table-cell>
          <table:table-cell office:value-type="float" office:value="-0.509451" calcext:value-type="float">
            <text:p>-0.509451</text:p>
          </table:table-cell>
          <table:table-cell office:value-type="float" office:value="-0.0237316" calcext:value-type="float">
            <text:p>-0.0237316</text:p>
          </table:table-cell>
          <table:table-cell office:value-type="float" office:value="0.0958345" calcext:value-type="float">
            <text:p>0.0958345</text:p>
          </table:table-cell>
          <table:table-cell office:value-type="float" office:value="0.232548" calcext:value-type="float">
            <text:p>0.232548</text:p>
          </table:table-cell>
          <table:table-cell office:value-type="float" office:value="-0.937477" calcext:value-type="float">
            <text:p>-0.937477</text:p>
          </table:table-cell>
          <table:table-cell office:value-type="float" office:value="9.75229" calcext:value-type="float">
            <text:p>9.75229</text:p>
          </table:table-cell>
          <table:table-cell/>
          <table:table-cell table:formula="of:= SQRT(([.G135]-[.A135])^2 + ([.H135]-[.B135])^2 + ([.I135]-[.C135])^2)" office:value-type="float" office:value="0.0941856446439699" calcext:value-type="float">
            <text:p>0.0941856446</text:p>
          </table:table-cell>
          <table:table-cell table:formula="of:=[.A135]-[.G135]" office:value-type="float" office:value="-0.004689" calcext:value-type="float">
            <text:p>-0.004689</text:p>
          </table:table-cell>
          <table:table-cell table:formula="of:=[.B135]-[.H135]" office:value-type="float" office:value="0.0230940000000001" calcext:value-type="float">
            <text:p>0.023094</text:p>
          </table:table-cell>
          <table:table-cell table:formula="of:=[.C135]-[.I135]" office:value-type="float" office:value="-0.091190000000001" calcext:value-type="float">
            <text:p>-0.09119</text:p>
          </table:table-cell>
          <table:table-cell/>
        </table:table-row>
        <table:table-row table:style-name="ro1">
          <table:table-cell office:value-type="float" office:value="0.254044" calcext:value-type="float">
            <text:p>0.254044</text:p>
          </table:table-cell>
          <table:table-cell office:value-type="float" office:value="-0.935806" calcext:value-type="float">
            <text:p>-0.935806</text:p>
          </table:table-cell>
          <table:table-cell office:value-type="float" office:value="9.59445" calcext:value-type="float">
            <text:p>9.59445</text:p>
          </table:table-cell>
          <table:table-cell office:value-type="float" office:value="-0.509584" calcext:value-type="float">
            <text:p>-0.509584</text:p>
          </table:table-cell>
          <table:table-cell office:value-type="float" office:value="-0.0239225" calcext:value-type="float">
            <text:p>-0.0239225</text:p>
          </table:table-cell>
          <table:table-cell office:value-type="float" office:value="0.0957798" calcext:value-type="float">
            <text:p>0.0957798</text:p>
          </table:table-cell>
          <table:table-cell office:value-type="float" office:value="0.234419" calcext:value-type="float">
            <text:p>0.234419</text:p>
          </table:table-cell>
          <table:table-cell office:value-type="float" office:value="-0.93694" calcext:value-type="float">
            <text:p>-0.93694</text:p>
          </table:table-cell>
          <table:table-cell office:value-type="float" office:value="9.75229" calcext:value-type="float">
            <text:p>9.75229</text:p>
          </table:table-cell>
          <table:table-cell/>
          <table:table-cell table:formula="of:= SQRT(([.G136]-[.A136])^2 + ([.H136]-[.B136])^2 + ([.I136]-[.C136])^2)" office:value-type="float" office:value="0.159059398279385" calcext:value-type="float">
            <text:p>0.1590593983</text:p>
          </table:table-cell>
          <table:table-cell table:formula="of:=[.A136]-[.G136]" office:value-type="float" office:value="0.019625" calcext:value-type="float">
            <text:p>0.019625</text:p>
          </table:table-cell>
          <table:table-cell table:formula="of:=[.B136]-[.H136]" office:value-type="float" office:value="0.00113400000000019" calcext:value-type="float">
            <text:p>0.001134</text:p>
          </table:table-cell>
          <table:table-cell table:formula="of:=[.C136]-[.I136]" office:value-type="float" office:value="-0.15784" calcext:value-type="float">
            <text:p>-0.15784</text:p>
          </table:table-cell>
          <table:table-cell/>
        </table:table-row>
        <table:table-row table:style-name="ro1">
          <table:table-cell office:value-type="float" office:value="0.254044" calcext:value-type="float">
            <text:p>0.254044</text:p>
          </table:table-cell>
          <table:table-cell office:value-type="float" office:value="-0.935806" calcext:value-type="float">
            <text:p>-0.935806</text:p>
          </table:table-cell>
          <table:table-cell office:value-type="float" office:value="9.59445" calcext:value-type="float">
            <text:p>9.59445</text:p>
          </table:table-cell>
          <table:table-cell office:value-type="float" office:value="-0.50941" calcext:value-type="float">
            <text:p>-0.50941</text:p>
          </table:table-cell>
          <table:table-cell office:value-type="float" office:value="-0.0238792" calcext:value-type="float">
            <text:p>-0.0238792</text:p>
          </table:table-cell>
          <table:table-cell office:value-type="float" office:value="0.0957347" calcext:value-type="float">
            <text:p>0.0957347</text:p>
          </table:table-cell>
          <table:table-cell office:value-type="float" office:value="0.233994" calcext:value-type="float">
            <text:p>0.233994</text:p>
          </table:table-cell>
          <table:table-cell office:value-type="float" office:value="-0.936501" calcext:value-type="float">
            <text:p>-0.936501</text:p>
          </table:table-cell>
          <table:table-cell office:value-type="float" office:value="9.75234" calcext:value-type="float">
            <text:p>9.75234</text:p>
          </table:table-cell>
          <table:table-cell/>
          <table:table-cell table:formula="of:= SQRT(([.G137]-[.A137])^2 + ([.H137]-[.B137])^2 + ([.I137]-[.C137])^2)" office:value-type="float" office:value="0.159159472306866" calcext:value-type="float">
            <text:p>0.1591594723</text:p>
          </table:table-cell>
          <table:table-cell table:formula="of:=[.A137]-[.G137]" office:value-type="float" office:value="0.02005" calcext:value-type="float">
            <text:p>0.02005</text:p>
          </table:table-cell>
          <table:table-cell table:formula="of:=[.B137]-[.H137]" office:value-type="float" office:value="0.000695000000000001" calcext:value-type="float">
            <text:p>0.000695</text:p>
          </table:table-cell>
          <table:table-cell table:formula="of:=[.C137]-[.I137]" office:value-type="float" office:value="-0.15789" calcext:value-type="float">
            <text:p>-0.15789</text:p>
          </table:table-cell>
          <table:table-cell/>
        </table:table-row>
        <table:table-row table:style-name="ro1">
          <table:table-cell office:value-type="float" office:value="0.237381" calcext:value-type="float">
            <text:p>0.237381</text:p>
          </table:table-cell>
          <table:table-cell office:value-type="float" office:value="-0.907242" calcext:value-type="float">
            <text:p>-0.907242</text:p>
          </table:table-cell>
          <table:table-cell office:value-type="float" office:value="9.68729" calcext:value-type="float">
            <text:p>9.68729</text:p>
          </table:table-cell>
          <table:table-cell office:value-type="float" office:value="-0.50941" calcext:value-type="float">
            <text:p>-0.50941</text:p>
          </table:table-cell>
          <table:table-cell office:value-type="float" office:value="-0.0238792" calcext:value-type="float">
            <text:p>-0.0238792</text:p>
          </table:table-cell>
          <table:table-cell office:value-type="float" office:value="0.0957347" calcext:value-type="float">
            <text:p>0.0957347</text:p>
          </table:table-cell>
          <table:table-cell office:value-type="float" office:value="0.233994" calcext:value-type="float">
            <text:p>0.233994</text:p>
          </table:table-cell>
          <table:table-cell office:value-type="float" office:value="-0.936501" calcext:value-type="float">
            <text:p>-0.936501</text:p>
          </table:table-cell>
          <table:table-cell office:value-type="float" office:value="9.75234" calcext:value-type="float">
            <text:p>9.75234</text:p>
          </table:table-cell>
          <table:table-cell/>
          <table:table-cell table:formula="of:= SQRT(([.G138]-[.A138])^2 + ([.H138]-[.B138])^2 + ([.I138]-[.C138])^2)" office:value-type="float" office:value="0.0714077261225977" calcext:value-type="float">
            <text:p>0.0714077261</text:p>
          </table:table-cell>
          <table:table-cell table:formula="of:=[.A138]-[.G138]" office:value-type="float" office:value="0.003387" calcext:value-type="float">
            <text:p>0.003387</text:p>
          </table:table-cell>
          <table:table-cell table:formula="of:=[.B138]-[.H138]" office:value-type="float" office:value="0.0292589999999999" calcext:value-type="float">
            <text:p>0.029259</text:p>
          </table:table-cell>
          <table:table-cell table:formula="of:=[.C138]-[.I138]" office:value-type="float" office:value="-0.0650499999999994" calcext:value-type="float">
            <text:p>-0.06505</text:p>
          </table:table-cell>
          <table:table-cell/>
        </table:table-row>
        <table:table-row table:style-name="ro1">
          <table:table-cell office:value-type="float" office:value="0.237381" calcext:value-type="float">
            <text:p>0.237381</text:p>
          </table:table-cell>
          <table:table-cell office:value-type="float" office:value="-0.907242" calcext:value-type="float">
            <text:p>-0.907242</text:p>
          </table:table-cell>
          <table:table-cell office:value-type="float" office:value="9.68729" calcext:value-type="float">
            <text:p>9.68729</text:p>
          </table:table-cell>
          <table:table-cell office:value-type="float" office:value="-0.509571" calcext:value-type="float">
            <text:p>-0.509571</text:p>
          </table:table-cell>
          <table:table-cell office:value-type="float" office:value="-0.0239205" calcext:value-type="float">
            <text:p>-0.0239205</text:p>
          </table:table-cell>
          <table:table-cell office:value-type="float" office:value="0.0957758" calcext:value-type="float">
            <text:p>0.0957758</text:p>
          </table:table-cell>
          <table:table-cell office:value-type="float" office:value="0.234398" calcext:value-type="float">
            <text:p>0.234398</text:p>
          </table:table-cell>
          <table:table-cell office:value-type="float" office:value="-0.9369" calcext:value-type="float">
            <text:p>-0.9369</text:p>
          </table:table-cell>
          <table:table-cell office:value-type="float" office:value="9.7523" calcext:value-type="float">
            <text:p>9.7523</text:p>
          </table:table-cell>
          <table:table-cell/>
          <table:table-cell table:formula="of:= SQRT(([.G139]-[.A139])^2 + ([.H139]-[.B139])^2 + ([.I139]-[.C139])^2)" office:value-type="float" office:value="0.0715177974562968" calcext:value-type="float">
            <text:p>0.0715177975</text:p>
          </table:table-cell>
          <table:table-cell table:formula="of:=[.A139]-[.G139]" office:value-type="float" office:value="0.00298299999999999" calcext:value-type="float">
            <text:p>0.002983</text:p>
          </table:table-cell>
          <table:table-cell table:formula="of:=[.B139]-[.H139]" office:value-type="float" office:value="0.0296580000000001" calcext:value-type="float">
            <text:p>0.029658</text:p>
          </table:table-cell>
          <table:table-cell table:formula="of:=[.C139]-[.I139]" office:value-type="float" office:value="-0.0650099999999991" calcext:value-type="float">
            <text:p>-0.06501</text:p>
          </table:table-cell>
          <table:table-cell/>
        </table:table-row>
        <table:table-row table:style-name="ro1">
          <table:table-cell office:value-type="float" office:value="0.261185" calcext:value-type="float">
            <text:p>0.261185</text:p>
          </table:table-cell>
          <table:table-cell office:value-type="float" office:value="-0.926285" calcext:value-type="float">
            <text:p>-0.926285</text:p>
          </table:table-cell>
          <table:table-cell office:value-type="float" office:value="9.65158" calcext:value-type="float">
            <text:p>9.65158</text:p>
          </table:table-cell>
          <table:table-cell office:value-type="float" office:value="-0.50932" calcext:value-type="float">
            <text:p>-0.50932</text:p>
          </table:table-cell>
          <table:table-cell office:value-type="float" office:value="-0.0238988" calcext:value-type="float">
            <text:p>-0.0238988</text:p>
          </table:table-cell>
          <table:table-cell office:value-type="float" office:value="0.0956878" calcext:value-type="float">
            <text:p>0.0956878</text:p>
          </table:table-cell>
          <table:table-cell office:value-type="float" office:value="0.234185" calcext:value-type="float">
            <text:p>0.234185</text:p>
          </table:table-cell>
          <table:table-cell office:value-type="float" office:value="-0.936042" calcext:value-type="float">
            <text:p>-0.936042</text:p>
          </table:table-cell>
          <table:table-cell office:value-type="float" office:value="9.75238" calcext:value-type="float">
            <text:p>9.75238</text:p>
          </table:table-cell>
          <table:table-cell/>
          <table:table-cell table:formula="of:= SQRT(([.G140]-[.A140])^2 + ([.H140]-[.B140])^2 + ([.I140]-[.C140])^2)" office:value-type="float" office:value="0.104808582897587" calcext:value-type="float">
            <text:p>0.1048085829</text:p>
          </table:table-cell>
          <table:table-cell table:formula="of:=[.A140]-[.G140]" office:value-type="float" office:value="0.027" calcext:value-type="float">
            <text:p>0.027</text:p>
          </table:table-cell>
          <table:table-cell table:formula="of:=[.B140]-[.H140]" office:value-type="float" office:value="0.00975700000000002" calcext:value-type="float">
            <text:p>0.009757</text:p>
          </table:table-cell>
          <table:table-cell table:formula="of:=[.C140]-[.I140]" office:value-type="float" office:value="-0.100800000000001" calcext:value-type="float">
            <text:p>-0.1008</text:p>
          </table:table-cell>
          <table:table-cell/>
        </table:table-row>
        <table:table-row table:style-name="ro1">
          <table:table-cell office:value-type="float" office:value="0.261185" calcext:value-type="float">
            <text:p>0.261185</text:p>
          </table:table-cell>
          <table:table-cell office:value-type="float" office:value="-0.926285" calcext:value-type="float">
            <text:p>-0.926285</text:p>
          </table:table-cell>
          <table:table-cell office:value-type="float" office:value="9.65158" calcext:value-type="float">
            <text:p>9.65158</text:p>
          </table:table-cell>
          <table:table-cell office:value-type="float" office:value="-0.50932" calcext:value-type="float">
            <text:p>-0.50932</text:p>
          </table:table-cell>
          <table:table-cell office:value-type="float" office:value="-0.0238988" calcext:value-type="float">
            <text:p>-0.0238988</text:p>
          </table:table-cell>
          <table:table-cell office:value-type="float" office:value="0.0956878" calcext:value-type="float">
            <text:p>0.0956878</text:p>
          </table:table-cell>
          <table:table-cell office:value-type="float" office:value="0.234185" calcext:value-type="float">
            <text:p>0.234185</text:p>
          </table:table-cell>
          <table:table-cell office:value-type="float" office:value="-0.936042" calcext:value-type="float">
            <text:p>-0.936042</text:p>
          </table:table-cell>
          <table:table-cell office:value-type="float" office:value="9.75238" calcext:value-type="float">
            <text:p>9.75238</text:p>
          </table:table-cell>
          <table:table-cell/>
          <table:table-cell table:formula="of:= SQRT(([.G141]-[.A141])^2 + ([.H141]-[.B141])^2 + ([.I141]-[.C141])^2)" office:value-type="float" office:value="0.104808582897587" calcext:value-type="float">
            <text:p>0.1048085829</text:p>
          </table:table-cell>
          <table:table-cell table:formula="of:=[.A141]-[.G141]" office:value-type="float" office:value="0.027" calcext:value-type="float">
            <text:p>0.027</text:p>
          </table:table-cell>
          <table:table-cell table:formula="of:=[.B141]-[.H141]" office:value-type="float" office:value="0.00975700000000002" calcext:value-type="float">
            <text:p>0.009757</text:p>
          </table:table-cell>
          <table:table-cell table:formula="of:=[.C141]-[.I141]" office:value-type="float" office:value="-0.100800000000001" calcext:value-type="float">
            <text:p>-0.1008</text:p>
          </table:table-cell>
          <table:table-cell/>
        </table:table-row>
        <table:table-row table:style-name="ro1">
          <table:table-cell office:value-type="float" office:value="0.254044" calcext:value-type="float">
            <text:p>0.254044</text:p>
          </table:table-cell>
          <table:table-cell office:value-type="float" office:value="-0.928665" calcext:value-type="float">
            <text:p>-0.928665</text:p>
          </table:table-cell>
          <table:table-cell office:value-type="float" office:value="9.68491" calcext:value-type="float">
            <text:p>9.68491</text:p>
          </table:table-cell>
          <table:table-cell office:value-type="float" office:value="-0.509398" calcext:value-type="float">
            <text:p>-0.509398</text:p>
          </table:table-cell>
          <table:table-cell office:value-type="float" office:value="-0.0239698" calcext:value-type="float">
            <text:p>-0.0239698</text:p>
          </table:table-cell>
          <table:table-cell office:value-type="float" office:value="0.0956791" calcext:value-type="float">
            <text:p>0.0956791</text:p>
          </table:table-cell>
          <table:table-cell office:value-type="float" office:value="0.234882" calcext:value-type="float">
            <text:p>0.234882</text:p>
          </table:table-cell>
          <table:table-cell office:value-type="float" office:value="-0.935957" calcext:value-type="float">
            <text:p>-0.935957</text:p>
          </table:table-cell>
          <table:table-cell office:value-type="float" office:value="9.75237" calcext:value-type="float">
            <text:p>9.75237</text:p>
          </table:table-cell>
          <table:table-cell/>
          <table:table-cell table:formula="of:= SQRT(([.G142]-[.A142])^2 + ([.H142]-[.B142])^2 + ([.I142]-[.C142])^2)" office:value-type="float" office:value="0.0705067876732451" calcext:value-type="float">
            <text:p>0.0705067877</text:p>
          </table:table-cell>
          <table:table-cell table:formula="of:=[.A142]-[.G142]" office:value-type="float" office:value="0.019162" calcext:value-type="float">
            <text:p>0.019162</text:p>
          </table:table-cell>
          <table:table-cell table:formula="of:=[.B142]-[.H142]" office:value-type="float" office:value="0.00729199999999997" calcext:value-type="float">
            <text:p>0.007292</text:p>
          </table:table-cell>
          <table:table-cell table:formula="of:=[.C142]-[.I142]" office:value-type="float" office:value="-0.0674600000000005" calcext:value-type="float">
            <text:p>-0.06746</text:p>
          </table:table-cell>
          <table:table-cell/>
        </table:table-row>
        <table:table-row table:style-name="ro1">
          <table:table-cell office:value-type="float" office:value="0.254044" calcext:value-type="float">
            <text:p>0.254044</text:p>
          </table:table-cell>
          <table:table-cell office:value-type="float" office:value="-0.928665" calcext:value-type="float">
            <text:p>-0.928665</text:p>
          </table:table-cell>
          <table:table-cell office:value-type="float" office:value="9.68491" calcext:value-type="float">
            <text:p>9.68491</text:p>
          </table:table-cell>
          <table:table-cell office:value-type="float" office:value="-0.509398" calcext:value-type="float">
            <text:p>-0.509398</text:p>
          </table:table-cell>
          <table:table-cell office:value-type="float" office:value="-0.0239698" calcext:value-type="float">
            <text:p>-0.0239698</text:p>
          </table:table-cell>
          <table:table-cell office:value-type="float" office:value="0.0956791" calcext:value-type="float">
            <text:p>0.0956791</text:p>
          </table:table-cell>
          <table:table-cell office:value-type="float" office:value="0.234882" calcext:value-type="float">
            <text:p>0.234882</text:p>
          </table:table-cell>
          <table:table-cell office:value-type="float" office:value="-0.935957" calcext:value-type="float">
            <text:p>-0.935957</text:p>
          </table:table-cell>
          <table:table-cell office:value-type="float" office:value="9.75237" calcext:value-type="float">
            <text:p>9.75237</text:p>
          </table:table-cell>
          <table:table-cell/>
          <table:table-cell table:formula="of:= SQRT(([.G143]-[.A143])^2 + ([.H143]-[.B143])^2 + ([.I143]-[.C143])^2)" office:value-type="float" office:value="0.0705067876732451" calcext:value-type="float">
            <text:p>0.0705067877</text:p>
          </table:table-cell>
          <table:table-cell table:formula="of:=[.A143]-[.G143]" office:value-type="float" office:value="0.019162" calcext:value-type="float">
            <text:p>0.019162</text:p>
          </table:table-cell>
          <table:table-cell table:formula="of:=[.B143]-[.H143]" office:value-type="float" office:value="0.00729199999999997" calcext:value-type="float">
            <text:p>0.007292</text:p>
          </table:table-cell>
          <table:table-cell table:formula="of:=[.C143]-[.I143]" office:value-type="float" office:value="-0.0674600000000005" calcext:value-type="float">
            <text:p>-0.06746</text:p>
          </table:table-cell>
          <table:table-cell/>
        </table:table-row>
        <table:table-row table:style-name="ro1">
          <table:table-cell office:value-type="float" office:value="0.256424" calcext:value-type="float">
            <text:p>0.256424</text:p>
          </table:table-cell>
          <table:table-cell office:value-type="float" office:value="-0.912003" calcext:value-type="float">
            <text:p>-0.912003</text:p>
          </table:table-cell>
          <table:table-cell office:value-type="float" office:value="9.60635" calcext:value-type="float">
            <text:p>9.60635</text:p>
          </table:table-cell>
          <table:table-cell office:value-type="float" office:value="-0.509398" calcext:value-type="float">
            <text:p>-0.509398</text:p>
          </table:table-cell>
          <table:table-cell office:value-type="float" office:value="-0.0239698" calcext:value-type="float">
            <text:p>-0.0239698</text:p>
          </table:table-cell>
          <table:table-cell office:value-type="float" office:value="0.0956791" calcext:value-type="float">
            <text:p>0.0956791</text:p>
          </table:table-cell>
          <table:table-cell office:value-type="float" office:value="0.234882" calcext:value-type="float">
            <text:p>0.234882</text:p>
          </table:table-cell>
          <table:table-cell office:value-type="float" office:value="-0.935957" calcext:value-type="float">
            <text:p>-0.935957</text:p>
          </table:table-cell>
          <table:table-cell office:value-type="float" office:value="9.75237" calcext:value-type="float">
            <text:p>9.75237</text:p>
          </table:table-cell>
          <table:table-cell/>
          <table:table-cell table:formula="of:= SQRT(([.G144]-[.A144])^2 + ([.H144]-[.B144])^2 + ([.I144]-[.C144])^2)" office:value-type="float" office:value="0.149531576197136" calcext:value-type="float">
            <text:p>0.1495315762</text:p>
          </table:table-cell>
          <table:table-cell table:formula="of:=[.A144]-[.G144]" office:value-type="float" office:value="0.021542" calcext:value-type="float">
            <text:p>0.021542</text:p>
          </table:table-cell>
          <table:table-cell table:formula="of:=[.B144]-[.H144]" office:value-type="float" office:value="0.0239539999999999" calcext:value-type="float">
            <text:p>0.023954</text:p>
          </table:table-cell>
          <table:table-cell table:formula="of:=[.C144]-[.I144]" office:value-type="float" office:value="-0.14602" calcext:value-type="float">
            <text:p>-0.14602</text:p>
          </table:table-cell>
          <table:table-cell/>
        </table:table-row>
        <table:table-row table:style-name="ro1">
          <table:table-cell office:value-type="float" office:value="0.256424" calcext:value-type="float">
            <text:p>0.256424</text:p>
          </table:table-cell>
          <table:table-cell office:value-type="float" office:value="-0.912003" calcext:value-type="float">
            <text:p>-0.912003</text:p>
          </table:table-cell>
          <table:table-cell office:value-type="float" office:value="9.60635" calcext:value-type="float">
            <text:p>9.60635</text:p>
          </table:table-cell>
          <table:table-cell office:value-type="float" office:value="-0.509459" calcext:value-type="float">
            <text:p>-0.509459</text:p>
          </table:table-cell>
          <table:table-cell office:value-type="float" office:value="-0.0240318" calcext:value-type="float">
            <text:p>-0.0240318</text:p>
          </table:table-cell>
          <table:table-cell office:value-type="float" office:value="0.0956684" calcext:value-type="float">
            <text:p>0.0956684</text:p>
          </table:table-cell>
          <table:table-cell office:value-type="float" office:value="0.235489" calcext:value-type="float">
            <text:p>0.235489</text:p>
          </table:table-cell>
          <table:table-cell office:value-type="float" office:value="-0.935851" calcext:value-type="float">
            <text:p>-0.935851</text:p>
          </table:table-cell>
          <table:table-cell office:value-type="float" office:value="9.75237" calcext:value-type="float">
            <text:p>9.75237</text:p>
          </table:table-cell>
          <table:table-cell/>
          <table:table-cell table:formula="of:= SQRT(([.G145]-[.A145])^2 + ([.H145]-[.B145])^2 + ([.I145]-[.C145])^2)" office:value-type="float" office:value="0.149428383277743" calcext:value-type="float">
            <text:p>0.1494283833</text:p>
          </table:table-cell>
          <table:table-cell table:formula="of:=[.A145]-[.G145]" office:value-type="float" office:value="0.020935" calcext:value-type="float">
            <text:p>0.020935</text:p>
          </table:table-cell>
          <table:table-cell table:formula="of:=[.B145]-[.H145]" office:value-type="float" office:value="0.023848" calcext:value-type="float">
            <text:p>0.023848</text:p>
          </table:table-cell>
          <table:table-cell table:formula="of:=[.C145]-[.I145]" office:value-type="float" office:value="-0.14602" calcext:value-type="float">
            <text:p>-0.14602</text:p>
          </table:table-cell>
          <table:table-cell/>
        </table:table-row>
        <table:table-row table:style-name="ro1">
          <table:table-cell office:value-type="float" office:value="0.251663" calcext:value-type="float">
            <text:p>0.251663</text:p>
          </table:table-cell>
          <table:table-cell office:value-type="float" office:value="-0.942947" calcext:value-type="float">
            <text:p>-0.942947</text:p>
          </table:table-cell>
          <table:table-cell office:value-type="float" office:value="9.61588" calcext:value-type="float">
            <text:p>9.61588</text:p>
          </table:table-cell>
          <table:table-cell office:value-type="float" office:value="-0.509459" calcext:value-type="float">
            <text:p>-0.509459</text:p>
          </table:table-cell>
          <table:table-cell office:value-type="float" office:value="-0.0240318" calcext:value-type="float">
            <text:p>-0.0240318</text:p>
          </table:table-cell>
          <table:table-cell office:value-type="float" office:value="0.0956684" calcext:value-type="float">
            <text:p>0.0956684</text:p>
          </table:table-cell>
          <table:table-cell office:value-type="float" office:value="0.235489" calcext:value-type="float">
            <text:p>0.235489</text:p>
          </table:table-cell>
          <table:table-cell office:value-type="float" office:value="-0.935851" calcext:value-type="float">
            <text:p>-0.935851</text:p>
          </table:table-cell>
          <table:table-cell office:value-type="float" office:value="9.75237" calcext:value-type="float">
            <text:p>9.75237</text:p>
          </table:table-cell>
          <table:table-cell/>
          <table:table-cell table:formula="of:= SQRT(([.G146]-[.A146])^2 + ([.H146]-[.B146])^2 + ([.I146]-[.C146])^2)" office:value-type="float" office:value="0.137628018920567" calcext:value-type="float">
            <text:p>0.1376280189</text:p>
          </table:table-cell>
          <table:table-cell table:formula="of:=[.A146]-[.G146]" office:value-type="float" office:value="0.016174" calcext:value-type="float">
            <text:p>0.016174</text:p>
          </table:table-cell>
          <table:table-cell table:formula="of:=[.B146]-[.H146]" office:value-type="float" office:value="-0.00709599999999999" calcext:value-type="float">
            <text:p>-0.007096</text:p>
          </table:table-cell>
          <table:table-cell table:formula="of:=[.C146]-[.I146]" office:value-type="float" office:value="-0.13649" calcext:value-type="float">
            <text:p>-0.13649</text:p>
          </table:table-cell>
          <table:table-cell/>
        </table:table-row>
        <table:table-row table:style-name="ro1">
          <table:table-cell office:value-type="float" office:value="0.251663" calcext:value-type="float">
            <text:p>0.251663</text:p>
          </table:table-cell>
          <table:table-cell office:value-type="float" office:value="-0.942947" calcext:value-type="float">
            <text:p>-0.942947</text:p>
          </table:table-cell>
          <table:table-cell office:value-type="float" office:value="9.61588" calcext:value-type="float">
            <text:p>9.61588</text:p>
          </table:table-cell>
          <table:table-cell office:value-type="float" office:value="-0.509463" calcext:value-type="float">
            <text:p>-0.509463</text:p>
          </table:table-cell>
          <table:table-cell office:value-type="float" office:value="-0.0241079" calcext:value-type="float">
            <text:p>-0.0241079</text:p>
          </table:table-cell>
          <table:table-cell office:value-type="float" office:value="0.0956271" calcext:value-type="float">
            <text:p>0.0956271</text:p>
          </table:table-cell>
          <table:table-cell office:value-type="float" office:value="0.236234" calcext:value-type="float">
            <text:p>0.236234</text:p>
          </table:table-cell>
          <table:table-cell office:value-type="float" office:value="-0.935444" calcext:value-type="float">
            <text:p>-0.935444</text:p>
          </table:table-cell>
          <table:table-cell office:value-type="float" office:value="9.75239" calcext:value-type="float">
            <text:p>9.75239</text:p>
          </table:table-cell>
          <table:table-cell/>
          <table:table-cell table:formula="of:= SQRT(([.G147]-[.A147])^2 + ([.H147]-[.B147])^2 + ([.I147]-[.C147])^2)" office:value-type="float" office:value="0.137583898585553" calcext:value-type="float">
            <text:p>0.1375838986</text:p>
          </table:table-cell>
          <table:table-cell table:formula="of:=[.A147]-[.G147]" office:value-type="float" office:value="0.015429" calcext:value-type="float">
            <text:p>0.015429</text:p>
          </table:table-cell>
          <table:table-cell table:formula="of:=[.B147]-[.H147]" office:value-type="float" office:value="-0.00750300000000004" calcext:value-type="float">
            <text:p>-0.007503</text:p>
          </table:table-cell>
          <table:table-cell table:formula="of:=[.C147]-[.I147]" office:value-type="float" office:value="-0.136509999999999" calcext:value-type="float">
            <text:p>-0.13651</text:p>
          </table:table-cell>
          <table:table-cell/>
        </table:table-row>
        <table:table-row table:style-name="ro1">
          <table:table-cell office:value-type="float" office:value="0.265945" calcext:value-type="float">
            <text:p>0.265945</text:p>
          </table:table-cell>
          <table:table-cell office:value-type="float" office:value="-0.909622" calcext:value-type="float">
            <text:p>-0.909622</text:p>
          </table:table-cell>
          <table:table-cell office:value-type="float" office:value="9.62064" calcext:value-type="float">
            <text:p>9.62064</text:p>
          </table:table-cell>
          <table:table-cell office:value-type="float" office:value="-0.50967" calcext:value-type="float">
            <text:p>-0.50967</text:p>
          </table:table-cell>
          <table:table-cell office:value-type="float" office:value="-0.0241642" calcext:value-type="float">
            <text:p>-0.0241642</text:p>
          </table:table-cell>
          <table:table-cell office:value-type="float" office:value="0.0956778" calcext:value-type="float">
            <text:p>0.0956778</text:p>
          </table:table-cell>
          <table:table-cell office:value-type="float" office:value="0.236786" calcext:value-type="float">
            <text:p>0.236786</text:p>
          </table:table-cell>
          <table:table-cell office:value-type="float" office:value="-0.935939" calcext:value-type="float">
            <text:p>-0.935939</text:p>
          </table:table-cell>
          <table:table-cell office:value-type="float" office:value="9.75233" calcext:value-type="float">
            <text:p>9.75233</text:p>
          </table:table-cell>
          <table:table-cell/>
          <table:table-cell table:formula="of:= SQRT(([.G148]-[.A148])^2 + ([.H148]-[.B148])^2 + ([.I148]-[.C148])^2)" office:value-type="float" office:value="0.137423025254141" calcext:value-type="float">
            <text:p>0.1374230253</text:p>
          </table:table-cell>
          <table:table-cell table:formula="of:=[.A148]-[.G148]" office:value-type="float" office:value="0.029159" calcext:value-type="float">
            <text:p>0.029159</text:p>
          </table:table-cell>
          <table:table-cell table:formula="of:=[.B148]-[.H148]" office:value-type="float" office:value="0.026317" calcext:value-type="float">
            <text:p>0.026317</text:p>
          </table:table-cell>
          <table:table-cell table:formula="of:=[.C148]-[.I148]" office:value-type="float" office:value="-0.131690000000001" calcext:value-type="float">
            <text:p>-0.13169</text:p>
          </table:table-cell>
          <table:table-cell/>
        </table:table-row>
        <table:table-row table:style-name="ro1">
          <table:table-cell office:value-type="float" office:value="0.23262" calcext:value-type="float">
            <text:p>0.23262</text:p>
          </table:table-cell>
          <table:table-cell office:value-type="float" office:value="-0.902481" calcext:value-type="float">
            <text:p>-0.902481</text:p>
          </table:table-cell>
          <table:table-cell office:value-type="float" office:value="9.60635" calcext:value-type="float">
            <text:p>9.60635</text:p>
          </table:table-cell>
          <table:table-cell office:value-type="float" office:value="-0.50967" calcext:value-type="float">
            <text:p>-0.50967</text:p>
          </table:table-cell>
          <table:table-cell office:value-type="float" office:value="-0.0241642" calcext:value-type="float">
            <text:p>-0.0241642</text:p>
          </table:table-cell>
          <table:table-cell office:value-type="float" office:value="0.0956778" calcext:value-type="float">
            <text:p>0.0956778</text:p>
          </table:table-cell>
          <table:table-cell office:value-type="float" office:value="0.236786" calcext:value-type="float">
            <text:p>0.236786</text:p>
          </table:table-cell>
          <table:table-cell office:value-type="float" office:value="-0.935939" calcext:value-type="float">
            <text:p>-0.935939</text:p>
          </table:table-cell>
          <table:table-cell office:value-type="float" office:value="9.75233" calcext:value-type="float">
            <text:p>9.75233</text:p>
          </table:table-cell>
          <table:table-cell/>
          <table:table-cell table:formula="of:= SQRT(([.G149]-[.A149])^2 + ([.H149]-[.B149])^2 + ([.I149]-[.C149])^2)" office:value-type="float" office:value="0.149823074724823" calcext:value-type="float">
            <text:p>0.1498230747</text:p>
          </table:table-cell>
          <table:table-cell table:formula="of:=[.A149]-[.G149]" office:value-type="float" office:value="-0.00416599999999998" calcext:value-type="float">
            <text:p>-0.004166</text:p>
          </table:table-cell>
          <table:table-cell table:formula="of:=[.B149]-[.H149]" office:value-type="float" office:value="0.033458" calcext:value-type="float">
            <text:p>0.033458</text:p>
          </table:table-cell>
          <table:table-cell table:formula="of:=[.C149]-[.I149]" office:value-type="float" office:value="-0.14598" calcext:value-type="float">
            <text:p>-0.14598</text:p>
          </table:table-cell>
          <table:table-cell/>
        </table:table-row>
        <table:table-row table:style-name="ro1">
          <table:table-cell office:value-type="float" office:value="0.23262" calcext:value-type="float">
            <text:p>0.23262</text:p>
          </table:table-cell>
          <table:table-cell office:value-type="float" office:value="-0.902481" calcext:value-type="float">
            <text:p>-0.902481</text:p>
          </table:table-cell>
          <table:table-cell office:value-type="float" office:value="9.60635" calcext:value-type="float">
            <text:p>9.60635</text:p>
          </table:table-cell>
          <table:table-cell office:value-type="float" office:value="-0.50967" calcext:value-type="float">
            <text:p>-0.50967</text:p>
          </table:table-cell>
          <table:table-cell office:value-type="float" office:value="-0.0241642" calcext:value-type="float">
            <text:p>-0.0241642</text:p>
          </table:table-cell>
          <table:table-cell office:value-type="float" office:value="0.0956778" calcext:value-type="float">
            <text:p>0.0956778</text:p>
          </table:table-cell>
          <table:table-cell office:value-type="float" office:value="0.236786" calcext:value-type="float">
            <text:p>0.236786</text:p>
          </table:table-cell>
          <table:table-cell office:value-type="float" office:value="-0.935939" calcext:value-type="float">
            <text:p>-0.935939</text:p>
          </table:table-cell>
          <table:table-cell office:value-type="float" office:value="9.75233" calcext:value-type="float">
            <text:p>9.75233</text:p>
          </table:table-cell>
          <table:table-cell/>
          <table:table-cell table:formula="of:= SQRT(([.G150]-[.A150])^2 + ([.H150]-[.B150])^2 + ([.I150]-[.C150])^2)" office:value-type="float" office:value="0.149823074724823" calcext:value-type="float">
            <text:p>0.1498230747</text:p>
          </table:table-cell>
          <table:table-cell table:formula="of:=[.A150]-[.G150]" office:value-type="float" office:value="-0.00416599999999998" calcext:value-type="float">
            <text:p>-0.004166</text:p>
          </table:table-cell>
          <table:table-cell table:formula="of:=[.B150]-[.H150]" office:value-type="float" office:value="0.033458" calcext:value-type="float">
            <text:p>0.033458</text:p>
          </table:table-cell>
          <table:table-cell table:formula="of:=[.C150]-[.I150]" office:value-type="float" office:value="-0.14598" calcext:value-type="float">
            <text:p>-0.14598</text:p>
          </table:table-cell>
          <table:table-cell/>
        </table:table-row>
        <table:table-row table:style-name="ro1">
          <table:table-cell office:value-type="float" office:value="0.23262" calcext:value-type="float">
            <text:p>0.23262</text:p>
          </table:table-cell>
          <table:table-cell office:value-type="float" office:value="-0.902481" calcext:value-type="float">
            <text:p>-0.902481</text:p>
          </table:table-cell>
          <table:table-cell office:value-type="float" office:value="9.60635" calcext:value-type="float">
            <text:p>9.60635</text:p>
          </table:table-cell>
          <table:table-cell office:value-type="float" office:value="-0.509695" calcext:value-type="float">
            <text:p>-0.509695</text:p>
          </table:table-cell>
          <table:table-cell office:value-type="float" office:value="-0.0242791" calcext:value-type="float">
            <text:p>-0.0242791</text:p>
          </table:table-cell>
          <table:table-cell office:value-type="float" office:value="0.0956228" calcext:value-type="float">
            <text:p>0.0956228</text:p>
          </table:table-cell>
          <table:table-cell office:value-type="float" office:value="0.237911" calcext:value-type="float">
            <text:p>0.237911</text:p>
          </table:table-cell>
          <table:table-cell office:value-type="float" office:value="-0.935399" calcext:value-type="float">
            <text:p>-0.935399</text:p>
          </table:table-cell>
          <table:table-cell office:value-type="float" office:value="9.75236" calcext:value-type="float">
            <text:p>9.75236</text:p>
          </table:table-cell>
          <table:table-cell/>
          <table:table-cell table:formula="of:= SQRT(([.G151]-[.A151])^2 + ([.H151]-[.B151])^2 + ([.I151]-[.C151])^2)" office:value-type="float" office:value="0.149768185890728" calcext:value-type="float">
            <text:p>0.1497681859</text:p>
          </table:table-cell>
          <table:table-cell table:formula="of:=[.A151]-[.G151]" office:value-type="float" office:value="-0.00529099999999996" calcext:value-type="float">
            <text:p>-0.005291</text:p>
          </table:table-cell>
          <table:table-cell table:formula="of:=[.B151]-[.H151]" office:value-type="float" office:value="0.032918" calcext:value-type="float">
            <text:p>0.032918</text:p>
          </table:table-cell>
          <table:table-cell table:formula="of:=[.C151]-[.I151]" office:value-type="float" office:value="-0.146009999999999" calcext:value-type="float">
            <text:p>-0.14601</text:p>
          </table:table-cell>
          <table:table-cell/>
        </table:table-row>
        <table:table-row table:style-name="ro1">
          <table:table-cell office:value-type="float" office:value="0.220718" calcext:value-type="float">
            <text:p>0.220718</text:p>
          </table:table-cell>
          <table:table-cell office:value-type="float" office:value="-0.938187" calcext:value-type="float">
            <text:p>-0.938187</text:p>
          </table:table-cell>
          <table:table-cell office:value-type="float" office:value="9.62778" calcext:value-type="float">
            <text:p>9.62778</text:p>
          </table:table-cell>
          <table:table-cell office:value-type="float" office:value="-0.509463" calcext:value-type="float">
            <text:p>-0.509463</text:p>
          </table:table-cell>
          <table:table-cell office:value-type="float" office:value="-0.0242653" calcext:value-type="float">
            <text:p>-0.0242653</text:p>
          </table:table-cell>
          <table:table-cell office:value-type="float" office:value="0.0955383" calcext:value-type="float">
            <text:p>0.0955383</text:p>
          </table:table-cell>
          <table:table-cell office:value-type="float" office:value="0.237776" calcext:value-type="float">
            <text:p>0.237776</text:p>
          </table:table-cell>
          <table:table-cell office:value-type="float" office:value="-0.934575" calcext:value-type="float">
            <text:p>-0.934575</text:p>
          </table:table-cell>
          <table:table-cell office:value-type="float" office:value="9.75244" calcext:value-type="float">
            <text:p>9.75244</text:p>
          </table:table-cell>
          <table:table-cell/>
          <table:table-cell table:formula="of:= SQRT(([.G152]-[.A152])^2 + ([.H152]-[.B152])^2 + ([.I152]-[.C152])^2)" office:value-type="float" office:value="0.12587349803672" calcext:value-type="float">
            <text:p>0.125873498</text:p>
          </table:table-cell>
          <table:table-cell table:formula="of:=[.A152]-[.G152]" office:value-type="float" office:value="-0.017058" calcext:value-type="float">
            <text:p>-0.017058</text:p>
          </table:table-cell>
          <table:table-cell table:formula="of:=[.B152]-[.H152]" office:value-type="float" office:value="-0.00361200000000006" calcext:value-type="float">
            <text:p>-0.003612</text:p>
          </table:table-cell>
          <table:table-cell table:formula="of:=[.C152]-[.I152]" office:value-type="float" office:value="-0.12466" calcext:value-type="float">
            <text:p>-0.12466</text:p>
          </table:table-cell>
          <table:table-cell/>
        </table:table-row>
        <table:table-row table:style-name="ro1">
          <table:table-cell office:value-type="float" office:value="0.220718" calcext:value-type="float">
            <text:p>0.220718</text:p>
          </table:table-cell>
          <table:table-cell office:value-type="float" office:value="-0.938187" calcext:value-type="float">
            <text:p>-0.938187</text:p>
          </table:table-cell>
          <table:table-cell office:value-type="float" office:value="9.62778" calcext:value-type="float">
            <text:p>9.62778</text:p>
          </table:table-cell>
          <table:table-cell office:value-type="float" office:value="-0.509463" calcext:value-type="float">
            <text:p>-0.509463</text:p>
          </table:table-cell>
          <table:table-cell office:value-type="float" office:value="-0.0242653" calcext:value-type="float">
            <text:p>-0.0242653</text:p>
          </table:table-cell>
          <table:table-cell office:value-type="float" office:value="0.0955383" calcext:value-type="float">
            <text:p>0.0955383</text:p>
          </table:table-cell>
          <table:table-cell office:value-type="float" office:value="0.237776" calcext:value-type="float">
            <text:p>0.237776</text:p>
          </table:table-cell>
          <table:table-cell office:value-type="float" office:value="-0.934575" calcext:value-type="float">
            <text:p>-0.934575</text:p>
          </table:table-cell>
          <table:table-cell office:value-type="float" office:value="9.75244" calcext:value-type="float">
            <text:p>9.75244</text:p>
          </table:table-cell>
          <table:table-cell/>
          <table:table-cell table:formula="of:= SQRT(([.G153]-[.A153])^2 + ([.H153]-[.B153])^2 + ([.I153]-[.C153])^2)" office:value-type="float" office:value="0.12587349803672" calcext:value-type="float">
            <text:p>0.125873498</text:p>
          </table:table-cell>
          <table:table-cell table:formula="of:=[.A153]-[.G153]" office:value-type="float" office:value="-0.017058" calcext:value-type="float">
            <text:p>-0.017058</text:p>
          </table:table-cell>
          <table:table-cell table:formula="of:=[.B153]-[.H153]" office:value-type="float" office:value="-0.00361200000000006" calcext:value-type="float">
            <text:p>-0.003612</text:p>
          </table:table-cell>
          <table:table-cell table:formula="of:=[.C153]-[.I153]" office:value-type="float" office:value="-0.12466" calcext:value-type="float">
            <text:p>-0.12466</text:p>
          </table:table-cell>
          <table:table-cell/>
        </table:table-row>
        <table:table-row table:style-name="ro1">
          <table:table-cell office:value-type="float" office:value="0.213577" calcext:value-type="float">
            <text:p>0.213577</text:p>
          </table:table-cell>
          <table:table-cell office:value-type="float" office:value="-0.890579" calcext:value-type="float">
            <text:p>-0.890579</text:p>
          </table:table-cell>
          <table:table-cell office:value-type="float" office:value="9.58493" calcext:value-type="float">
            <text:p>9.58493</text:p>
          </table:table-cell>
          <table:table-cell office:value-type="float" office:value="-0.509427" calcext:value-type="float">
            <text:p>-0.509427</text:p>
          </table:table-cell>
          <table:table-cell office:value-type="float" office:value="-0.0241779" calcext:value-type="float">
            <text:p>-0.0241779</text:p>
          </table:table-cell>
          <table:table-cell office:value-type="float" office:value="0.0955732" calcext:value-type="float">
            <text:p>0.0955732</text:p>
          </table:table-cell>
          <table:table-cell office:value-type="float" office:value="0.236919" calcext:value-type="float">
            <text:p>0.236919</text:p>
          </table:table-cell>
          <table:table-cell office:value-type="float" office:value="-0.934916" calcext:value-type="float">
            <text:p>-0.934916</text:p>
          </table:table-cell>
          <table:table-cell office:value-type="float" office:value="9.75243" calcext:value-type="float">
            <text:p>9.75243</text:p>
          </table:table-cell>
          <table:table-cell/>
          <table:table-cell table:formula="of:= SQRT(([.G154]-[.A154])^2 + ([.H154]-[.B154])^2 + ([.I154]-[.C154])^2)" office:value-type="float" office:value="0.17483383120266" calcext:value-type="float">
            <text:p>0.1748338312</text:p>
          </table:table-cell>
          <table:table-cell table:formula="of:=[.A154]-[.G154]" office:value-type="float" office:value="-0.023342" calcext:value-type="float">
            <text:p>-0.023342</text:p>
          </table:table-cell>
          <table:table-cell table:formula="of:=[.B154]-[.H154]" office:value-type="float" office:value="0.044337" calcext:value-type="float">
            <text:p>0.044337</text:p>
          </table:table-cell>
          <table:table-cell table:formula="of:=[.C154]-[.I154]" office:value-type="float" office:value="-0.1675" calcext:value-type="float">
            <text:p>-0.1675</text:p>
          </table:table-cell>
          <table:table-cell/>
        </table:table-row>
        <table:table-row table:style-name="ro1">
          <table:table-cell office:value-type="float" office:value="0.213577" calcext:value-type="float">
            <text:p>0.213577</text:p>
          </table:table-cell>
          <table:table-cell office:value-type="float" office:value="-0.890579" calcext:value-type="float">
            <text:p>-0.890579</text:p>
          </table:table-cell>
          <table:table-cell office:value-type="float" office:value="9.58493" calcext:value-type="float">
            <text:p>9.58493</text:p>
          </table:table-cell>
          <table:table-cell office:value-type="float" office:value="-0.509427" calcext:value-type="float">
            <text:p>-0.509427</text:p>
          </table:table-cell>
          <table:table-cell office:value-type="float" office:value="-0.0241779" calcext:value-type="float">
            <text:p>-0.0241779</text:p>
          </table:table-cell>
          <table:table-cell office:value-type="float" office:value="0.0955732" calcext:value-type="float">
            <text:p>0.0955732</text:p>
          </table:table-cell>
          <table:table-cell office:value-type="float" office:value="0.236919" calcext:value-type="float">
            <text:p>0.236919</text:p>
          </table:table-cell>
          <table:table-cell office:value-type="float" office:value="-0.934916" calcext:value-type="float">
            <text:p>-0.934916</text:p>
          </table:table-cell>
          <table:table-cell office:value-type="float" office:value="9.75243" calcext:value-type="float">
            <text:p>9.75243</text:p>
          </table:table-cell>
          <table:table-cell/>
          <table:table-cell table:formula="of:= SQRT(([.G155]-[.A155])^2 + ([.H155]-[.B155])^2 + ([.I155]-[.C155])^2)" office:value-type="float" office:value="0.17483383120266" calcext:value-type="float">
            <text:p>0.1748338312</text:p>
          </table:table-cell>
          <table:table-cell table:formula="of:=[.A155]-[.G155]" office:value-type="float" office:value="-0.023342" calcext:value-type="float">
            <text:p>-0.023342</text:p>
          </table:table-cell>
          <table:table-cell table:formula="of:=[.B155]-[.H155]" office:value-type="float" office:value="0.044337" calcext:value-type="float">
            <text:p>0.044337</text:p>
          </table:table-cell>
          <table:table-cell table:formula="of:=[.C155]-[.I155]" office:value-type="float" office:value="-0.1675" calcext:value-type="float">
            <text:p>-0.1675</text:p>
          </table:table-cell>
          <table:table-cell/>
        </table:table-row>
        <table:table-row table:style-name="ro1">
          <table:table-cell office:value-type="float" office:value="0.258804" calcext:value-type="float">
            <text:p>0.258804</text:p>
          </table:table-cell>
          <table:table-cell office:value-type="float" office:value="-0.950089" calcext:value-type="float">
            <text:p>-0.950089</text:p>
          </table:table-cell>
          <table:table-cell office:value-type="float" office:value="9.6373" calcext:value-type="float">
            <text:p>9.6373</text:p>
          </table:table-cell>
          <table:table-cell office:value-type="float" office:value="-0.509427" calcext:value-type="float">
            <text:p>-0.509427</text:p>
          </table:table-cell>
          <table:table-cell office:value-type="float" office:value="-0.0241779" calcext:value-type="float">
            <text:p>-0.0241779</text:p>
          </table:table-cell>
          <table:table-cell office:value-type="float" office:value="0.0955732" calcext:value-type="float">
            <text:p>0.0955732</text:p>
          </table:table-cell>
          <table:table-cell office:value-type="float" office:value="0.236919" calcext:value-type="float">
            <text:p>0.236919</text:p>
          </table:table-cell>
          <table:table-cell office:value-type="float" office:value="-0.934916" calcext:value-type="float">
            <text:p>-0.934916</text:p>
          </table:table-cell>
          <table:table-cell office:value-type="float" office:value="9.75243" calcext:value-type="float">
            <text:p>9.75243</text:p>
          </table:table-cell>
          <table:table-cell/>
          <table:table-cell table:formula="of:= SQRT(([.G156]-[.A156])^2 + ([.H156]-[.B156])^2 + ([.I156]-[.C156])^2)" office:value-type="float" office:value="0.118169751010993" calcext:value-type="float">
            <text:p>0.118169751</text:p>
          </table:table-cell>
          <table:table-cell table:formula="of:=[.A156]-[.G156]" office:value-type="float" office:value="0.021885" calcext:value-type="float">
            <text:p>0.021885</text:p>
          </table:table-cell>
          <table:table-cell table:formula="of:=[.B156]-[.H156]" office:value-type="float" office:value="-0.015173" calcext:value-type="float">
            <text:p>-0.015173</text:p>
          </table:table-cell>
          <table:table-cell table:formula="of:=[.C156]-[.I156]" office:value-type="float" office:value="-0.115130000000001" calcext:value-type="float">
            <text:p>-0.11513</text:p>
          </table:table-cell>
          <table:table-cell/>
        </table:table-row>
        <table:table-row table:style-name="ro1">
          <table:table-cell office:value-type="float" office:value="0.258804" calcext:value-type="float">
            <text:p>0.258804</text:p>
          </table:table-cell>
          <table:table-cell office:value-type="float" office:value="-0.950089" calcext:value-type="float">
            <text:p>-0.950089</text:p>
          </table:table-cell>
          <table:table-cell office:value-type="float" office:value="9.6373" calcext:value-type="float">
            <text:p>9.6373</text:p>
          </table:table-cell>
          <table:table-cell office:value-type="float" office:value="-0.509034" calcext:value-type="float">
            <text:p>-0.509034</text:p>
          </table:table-cell>
          <table:table-cell office:value-type="float" office:value="-0.024085" calcext:value-type="float">
            <text:p>-0.024085</text:p>
          </table:table-cell>
          <table:table-cell office:value-type="float" office:value="0.0954687" calcext:value-type="float">
            <text:p>0.0954687</text:p>
          </table:table-cell>
          <table:table-cell office:value-type="float" office:value="0.23601" calcext:value-type="float">
            <text:p>0.23601</text:p>
          </table:table-cell>
          <table:table-cell office:value-type="float" office:value="-0.933901" calcext:value-type="float">
            <text:p>-0.933901</text:p>
          </table:table-cell>
          <table:table-cell office:value-type="float" office:value="9.75254" calcext:value-type="float">
            <text:p>9.75254</text:p>
          </table:table-cell>
          <table:table-cell/>
          <table:table-cell table:formula="of:= SQRT(([.G157]-[.A157])^2 + ([.H157]-[.B157])^2 + ([.I157]-[.C157])^2)" office:value-type="float" office:value="0.118582778597906" calcext:value-type="float">
            <text:p>0.1185827786</text:p>
          </table:table-cell>
          <table:table-cell table:formula="of:=[.A157]-[.G157]" office:value-type="float" office:value="0.022794" calcext:value-type="float">
            <text:p>0.022794</text:p>
          </table:table-cell>
          <table:table-cell table:formula="of:=[.B157]-[.H157]" office:value-type="float" office:value="-0.016188" calcext:value-type="float">
            <text:p>-0.016188</text:p>
          </table:table-cell>
          <table:table-cell table:formula="of:=[.C157]-[.I157]" office:value-type="float" office:value="-0.11524" calcext:value-type="float">
            <text:p>-0.11524</text:p>
          </table:table-cell>
          <table:table-cell/>
        </table:table-row>
        <table:table-row table:style-name="ro1">
          <table:table-cell office:value-type="float" office:value="0.249283" calcext:value-type="float">
            <text:p>0.249283</text:p>
          </table:table-cell>
          <table:table-cell office:value-type="float" office:value="-0.907242" calcext:value-type="float">
            <text:p>-0.907242</text:p>
          </table:table-cell>
          <table:table-cell office:value-type="float" office:value="9.64682" calcext:value-type="float">
            <text:p>9.64682</text:p>
          </table:table-cell>
          <table:table-cell office:value-type="float" office:value="-0.509341" calcext:value-type="float">
            <text:p>-0.509341</text:p>
          </table:table-cell>
          <table:table-cell office:value-type="float" office:value="-0.0241524" calcext:value-type="float">
            <text:p>-0.0241524</text:p>
          </table:table-cell>
          <table:table-cell office:value-type="float" office:value="0.0955531" calcext:value-type="float">
            <text:p>0.0955531</text:p>
          </table:table-cell>
          <table:table-cell office:value-type="float" office:value="0.236669" calcext:value-type="float">
            <text:p>0.236669</text:p>
          </table:table-cell>
          <table:table-cell office:value-type="float" office:value="-0.934722" calcext:value-type="float">
            <text:p>-0.934722</text:p>
          </table:table-cell>
          <table:table-cell office:value-type="float" office:value="9.75245" calcext:value-type="float">
            <text:p>9.75245</text:p>
          </table:table-cell>
          <table:table-cell/>
          <table:table-cell table:formula="of:= SQRT(([.G158]-[.A158])^2 + ([.H158]-[.B158])^2 + ([.I158]-[.C158])^2)" office:value-type="float" office:value="0.109872472876512" calcext:value-type="float">
            <text:p>0.1098724729</text:p>
          </table:table-cell>
          <table:table-cell table:formula="of:=[.A158]-[.G158]" office:value-type="float" office:value="0.012614" calcext:value-type="float">
            <text:p>0.012614</text:p>
          </table:table-cell>
          <table:table-cell table:formula="of:=[.B158]-[.H158]" office:value-type="float" office:value="0.0274799999999999" calcext:value-type="float">
            <text:p>0.02748</text:p>
          </table:table-cell>
          <table:table-cell table:formula="of:=[.C158]-[.I158]" office:value-type="float" office:value="-0.10563" calcext:value-type="float">
            <text:p>-0.10563</text:p>
          </table:table-cell>
          <table:table-cell/>
        </table:table-row>
        <table:table-row table:style-name="ro1">
          <table:table-cell office:value-type="float" office:value="0.268326" calcext:value-type="float">
            <text:p>0.268326</text:p>
          </table:table-cell>
          <table:table-cell office:value-type="float" office:value="-0.923904" calcext:value-type="float">
            <text:p>-0.923904</text:p>
          </table:table-cell>
          <table:table-cell office:value-type="float" office:value="9.70395" calcext:value-type="float">
            <text:p>9.70395</text:p>
          </table:table-cell>
          <table:table-cell office:value-type="float" office:value="-0.509341" calcext:value-type="float">
            <text:p>-0.509341</text:p>
          </table:table-cell>
          <table:table-cell office:value-type="float" office:value="-0.0241524" calcext:value-type="float">
            <text:p>-0.0241524</text:p>
          </table:table-cell>
          <table:table-cell office:value-type="float" office:value="0.0955531" calcext:value-type="float">
            <text:p>0.0955531</text:p>
          </table:table-cell>
          <table:table-cell office:value-type="float" office:value="0.236669" calcext:value-type="float">
            <text:p>0.236669</text:p>
          </table:table-cell>
          <table:table-cell office:value-type="float" office:value="-0.934722" calcext:value-type="float">
            <text:p>-0.934722</text:p>
          </table:table-cell>
          <table:table-cell office:value-type="float" office:value="9.75245" calcext:value-type="float">
            <text:p>9.75245</text:p>
          </table:table-cell>
          <table:table-cell/>
          <table:table-cell table:formula="of:= SQRT(([.G159]-[.A159])^2 + ([.H159]-[.B159])^2 + ([.I159]-[.C159])^2)" office:value-type="float" office:value="0.058918967854163" calcext:value-type="float">
            <text:p>0.0589189679</text:p>
          </table:table-cell>
          <table:table-cell table:formula="of:=[.A159]-[.G159]" office:value-type="float" office:value="0.031657" calcext:value-type="float">
            <text:p>0.031657</text:p>
          </table:table-cell>
          <table:table-cell table:formula="of:=[.B159]-[.H159]" office:value-type="float" office:value="0.010818" calcext:value-type="float">
            <text:p>0.010818</text:p>
          </table:table-cell>
          <table:table-cell table:formula="of:=[.C159]-[.I159]" office:value-type="float" office:value="-0.0484999999999989" calcext:value-type="float">
            <text:p>-0.0485</text:p>
          </table:table-cell>
          <table:table-cell/>
        </table:table-row>
        <table:table-row table:style-name="ro1">
          <table:table-cell office:value-type="float" office:value="0.268326" calcext:value-type="float">
            <text:p>0.268326</text:p>
          </table:table-cell>
          <table:table-cell office:value-type="float" office:value="-0.923904" calcext:value-type="float">
            <text:p>-0.923904</text:p>
          </table:table-cell>
          <table:table-cell office:value-type="float" office:value="9.70395" calcext:value-type="float">
            <text:p>9.70395</text:p>
          </table:table-cell>
          <table:table-cell office:value-type="float" office:value="-0.509154" calcext:value-type="float">
            <text:p>-0.509154</text:p>
          </table:table-cell>
          <table:table-cell office:value-type="float" office:value="-0.0241702" calcext:value-type="float">
            <text:p>-0.0241702</text:p>
          </table:table-cell>
          <table:table-cell office:value-type="float" office:value="0.0954684" calcext:value-type="float">
            <text:p>0.0954684</text:p>
          </table:table-cell>
          <table:table-cell office:value-type="float" office:value="0.236846" calcext:value-type="float">
            <text:p>0.236846</text:p>
          </table:table-cell>
          <table:table-cell office:value-type="float" office:value="-0.933898" calcext:value-type="float">
            <text:p>-0.933898</text:p>
          </table:table-cell>
          <table:table-cell office:value-type="float" office:value="9.75252" calcext:value-type="float">
            <text:p>9.75252</text:p>
          </table:table-cell>
          <table:table-cell/>
          <table:table-cell table:formula="of:= SQRT(([.G160]-[.A160])^2 + ([.H160]-[.B160])^2 + ([.I160]-[.C160])^2)" office:value-type="float" office:value="0.0587359799101026" calcext:value-type="float">
            <text:p>0.0587359799</text:p>
          </table:table-cell>
          <table:table-cell table:formula="of:=[.A160]-[.G160]" office:value-type="float" office:value="0.03148" calcext:value-type="float">
            <text:p>0.03148</text:p>
          </table:table-cell>
          <table:table-cell table:formula="of:=[.B160]-[.H160]" office:value-type="float" office:value="0.00999400000000006" calcext:value-type="float">
            <text:p>0.009994</text:p>
          </table:table-cell>
          <table:table-cell table:formula="of:=[.C160]-[.I160]" office:value-type="float" office:value="-0.0485699999999998" calcext:value-type="float">
            <text:p>-0.04857</text:p>
          </table:table-cell>
          <table:table-cell/>
        </table:table-row>
        <table:table-row table:style-name="ro1">
          <table:table-cell office:value-type="float" office:value="0.268326" calcext:value-type="float">
            <text:p>0.268326</text:p>
          </table:table-cell>
          <table:table-cell office:value-type="float" office:value="-0.923904" calcext:value-type="float">
            <text:p>-0.923904</text:p>
          </table:table-cell>
          <table:table-cell office:value-type="float" office:value="9.70395" calcext:value-type="float">
            <text:p>9.70395</text:p>
          </table:table-cell>
          <table:table-cell office:value-type="float" office:value="-0.509154" calcext:value-type="float">
            <text:p>-0.509154</text:p>
          </table:table-cell>
          <table:table-cell office:value-type="float" office:value="-0.0241702" calcext:value-type="float">
            <text:p>-0.0241702</text:p>
          </table:table-cell>
          <table:table-cell office:value-type="float" office:value="0.0954684" calcext:value-type="float">
            <text:p>0.0954684</text:p>
          </table:table-cell>
          <table:table-cell office:value-type="float" office:value="0.236846" calcext:value-type="float">
            <text:p>0.236846</text:p>
          </table:table-cell>
          <table:table-cell office:value-type="float" office:value="-0.933898" calcext:value-type="float">
            <text:p>-0.933898</text:p>
          </table:table-cell>
          <table:table-cell office:value-type="float" office:value="9.75252" calcext:value-type="float">
            <text:p>9.75252</text:p>
          </table:table-cell>
          <table:table-cell/>
          <table:table-cell table:formula="of:= SQRT(([.G161]-[.A161])^2 + ([.H161]-[.B161])^2 + ([.I161]-[.C161])^2)" office:value-type="float" office:value="0.0587359799101026" calcext:value-type="float">
            <text:p>0.0587359799</text:p>
          </table:table-cell>
          <table:table-cell table:formula="of:=[.A161]-[.G161]" office:value-type="float" office:value="0.03148" calcext:value-type="float">
            <text:p>0.03148</text:p>
          </table:table-cell>
          <table:table-cell table:formula="of:=[.B161]-[.H161]" office:value-type="float" office:value="0.00999400000000006" calcext:value-type="float">
            <text:p>0.009994</text:p>
          </table:table-cell>
          <table:table-cell table:formula="of:=[.C161]-[.I161]" office:value-type="float" office:value="-0.0485699999999998" calcext:value-type="float">
            <text:p>-0.04857</text:p>
          </table:table-cell>
          <table:table-cell/>
        </table:table-row>
        <table:table-row table:style-name="ro1">
          <table:table-cell office:value-type="float" office:value="0.254044" calcext:value-type="float">
            <text:p>0.254044</text:p>
          </table:table-cell>
          <table:table-cell office:value-type="float" office:value="-0.966751" calcext:value-type="float">
            <text:p>-0.966751</text:p>
          </table:table-cell>
          <table:table-cell office:value-type="float" office:value="9.6254" calcext:value-type="float">
            <text:p>9.6254</text:p>
          </table:table-cell>
          <table:table-cell office:value-type="float" office:value="-0.50906" calcext:value-type="float">
            <text:p>-0.50906</text:p>
          </table:table-cell>
          <table:table-cell office:value-type="float" office:value="-0.024214" calcext:value-type="float">
            <text:p>-0.024214</text:p>
          </table:table-cell>
          <table:table-cell office:value-type="float" office:value="0.0954062" calcext:value-type="float">
            <text:p>0.0954062</text:p>
          </table:table-cell>
          <table:table-cell office:value-type="float" office:value="0.237274" calcext:value-type="float">
            <text:p>0.237274</text:p>
          </table:table-cell>
          <table:table-cell office:value-type="float" office:value="-0.933289" calcext:value-type="float">
            <text:p>-0.933289</text:p>
          </table:table-cell>
          <table:table-cell office:value-type="float" office:value="9.75257" calcext:value-type="float">
            <text:p>9.75257</text:p>
          </table:table-cell>
          <table:table-cell/>
          <table:table-cell table:formula="of:= SQRT(([.G162]-[.A162])^2 + ([.H162]-[.B162])^2 + ([.I162]-[.C162])^2)" office:value-type="float" office:value="0.132563747849855" calcext:value-type="float">
            <text:p>0.1325637478</text:p>
          </table:table-cell>
          <table:table-cell table:formula="of:=[.A162]-[.G162]" office:value-type="float" office:value="0.01677" calcext:value-type="float">
            <text:p>0.01677</text:p>
          </table:table-cell>
          <table:table-cell table:formula="of:=[.B162]-[.H162]" office:value-type="float" office:value="-0.033462" calcext:value-type="float">
            <text:p>-0.033462</text:p>
          </table:table-cell>
          <table:table-cell table:formula="of:=[.C162]-[.I162]" office:value-type="float" office:value="-0.12717" calcext:value-type="float">
            <text:p>-0.12717</text:p>
          </table:table-cell>
          <table:table-cell/>
        </table:table-row>
        <table:table-row table:style-name="ro1">
          <table:table-cell office:value-type="float" office:value="0.254044" calcext:value-type="float">
            <text:p>0.254044</text:p>
          </table:table-cell>
          <table:table-cell office:value-type="float" office:value="-0.966751" calcext:value-type="float">
            <text:p>-0.966751</text:p>
          </table:table-cell>
          <table:table-cell office:value-type="float" office:value="9.6254" calcext:value-type="float">
            <text:p>9.6254</text:p>
          </table:table-cell>
          <table:table-cell office:value-type="float" office:value="-0.50906" calcext:value-type="float">
            <text:p>-0.50906</text:p>
          </table:table-cell>
          <table:table-cell office:value-type="float" office:value="-0.024214" calcext:value-type="float">
            <text:p>-0.024214</text:p>
          </table:table-cell>
          <table:table-cell office:value-type="float" office:value="0.0954062" calcext:value-type="float">
            <text:p>0.0954062</text:p>
          </table:table-cell>
          <table:table-cell office:value-type="float" office:value="0.237274" calcext:value-type="float">
            <text:p>0.237274</text:p>
          </table:table-cell>
          <table:table-cell office:value-type="float" office:value="-0.933289" calcext:value-type="float">
            <text:p>-0.933289</text:p>
          </table:table-cell>
          <table:table-cell office:value-type="float" office:value="9.75257" calcext:value-type="float">
            <text:p>9.75257</text:p>
          </table:table-cell>
          <table:table-cell/>
          <table:table-cell table:formula="of:= SQRT(([.G163]-[.A163])^2 + ([.H163]-[.B163])^2 + ([.I163]-[.C163])^2)" office:value-type="float" office:value="0.132563747849855" calcext:value-type="float">
            <text:p>0.1325637478</text:p>
          </table:table-cell>
          <table:table-cell table:formula="of:=[.A163]-[.G163]" office:value-type="float" office:value="0.01677" calcext:value-type="float">
            <text:p>0.01677</text:p>
          </table:table-cell>
          <table:table-cell table:formula="of:=[.B163]-[.H163]" office:value-type="float" office:value="-0.033462" calcext:value-type="float">
            <text:p>-0.033462</text:p>
          </table:table-cell>
          <table:table-cell table:formula="of:=[.C163]-[.I163]" office:value-type="float" office:value="-0.12717" calcext:value-type="float">
            <text:p>-0.12717</text:p>
          </table:table-cell>
          <table:table-cell/>
        </table:table-row>
        <table:table-row table:style-name="ro1">
          <table:table-cell office:value-type="float" office:value="0.206436" calcext:value-type="float">
            <text:p>0.206436</text:p>
          </table:table-cell>
          <table:table-cell office:value-type="float" office:value="-0.919144" calcext:value-type="float">
            <text:p>-0.919144</text:p>
          </table:table-cell>
          <table:table-cell office:value-type="float" office:value="9.62302" calcext:value-type="float">
            <text:p>9.62302</text:p>
          </table:table-cell>
          <table:table-cell office:value-type="float" office:value="-0.509432" calcext:value-type="float">
            <text:p>-0.509432</text:p>
          </table:table-cell>
          <table:table-cell office:value-type="float" office:value="-0.0242328" calcext:value-type="float">
            <text:p>-0.0242328</text:p>
          </table:table-cell>
          <table:table-cell office:value-type="float" office:value="0.0955442" calcext:value-type="float">
            <text:p>0.0955442</text:p>
          </table:table-cell>
          <table:table-cell office:value-type="float" office:value="0.237459" calcext:value-type="float">
            <text:p>0.237459</text:p>
          </table:table-cell>
          <table:table-cell office:value-type="float" office:value="-0.934635" calcext:value-type="float">
            <text:p>-0.934635</text:p>
          </table:table-cell>
          <table:table-cell office:value-type="float" office:value="9.75244" calcext:value-type="float">
            <text:p>9.75244</text:p>
          </table:table-cell>
          <table:table-cell/>
          <table:table-cell table:formula="of:= SQRT(([.G164]-[.A164])^2 + ([.H164]-[.B164])^2 + ([.I164]-[.C164])^2)" office:value-type="float" office:value="0.133984827536553" calcext:value-type="float">
            <text:p>0.1339848275</text:p>
          </table:table-cell>
          <table:table-cell table:formula="of:=[.A164]-[.G164]" office:value-type="float" office:value="-0.031023" calcext:value-type="float">
            <text:p>-0.031023</text:p>
          </table:table-cell>
          <table:table-cell table:formula="of:=[.B164]-[.H164]" office:value-type="float" office:value="0.015491" calcext:value-type="float">
            <text:p>0.015491</text:p>
          </table:table-cell>
          <table:table-cell table:formula="of:=[.C164]-[.I164]" office:value-type="float" office:value="-0.12942" calcext:value-type="float">
            <text:p>-0.12942</text:p>
          </table:table-cell>
          <table:table-cell/>
        </table:table-row>
        <table:table-row table:style-name="ro1">
          <table:table-cell office:value-type="float" office:value="0.208817" calcext:value-type="float">
            <text:p>0.208817</text:p>
          </table:table-cell>
          <table:table-cell office:value-type="float" office:value="-0.916763" calcext:value-type="float">
            <text:p>-0.916763</text:p>
          </table:table-cell>
          <table:table-cell office:value-type="float" office:value="9.6492" calcext:value-type="float">
            <text:p>9.6492</text:p>
          </table:table-cell>
          <table:table-cell office:value-type="float" office:value="-0.509432" calcext:value-type="float">
            <text:p>-0.509432</text:p>
          </table:table-cell>
          <table:table-cell office:value-type="float" office:value="-0.0242328" calcext:value-type="float">
            <text:p>-0.0242328</text:p>
          </table:table-cell>
          <table:table-cell office:value-type="float" office:value="0.0955442" calcext:value-type="float">
            <text:p>0.0955442</text:p>
          </table:table-cell>
          <table:table-cell office:value-type="float" office:value="0.237459" calcext:value-type="float">
            <text:p>0.237459</text:p>
          </table:table-cell>
          <table:table-cell office:value-type="float" office:value="-0.934635" calcext:value-type="float">
            <text:p>-0.934635</text:p>
          </table:table-cell>
          <table:table-cell office:value-type="float" office:value="9.75244" calcext:value-type="float">
            <text:p>9.75244</text:p>
          </table:table-cell>
          <table:table-cell/>
          <table:table-cell table:formula="of:= SQRT(([.G165]-[.A165])^2 + ([.H165]-[.B165])^2 + ([.I165]-[.C165])^2)" office:value-type="float" office:value="0.108619842330948" calcext:value-type="float">
            <text:p>0.1086198423</text:p>
          </table:table-cell>
          <table:table-cell table:formula="of:=[.A165]-[.G165]" office:value-type="float" office:value="-0.028642" calcext:value-type="float">
            <text:p>-0.028642</text:p>
          </table:table-cell>
          <table:table-cell table:formula="of:=[.B165]-[.H165]" office:value-type="float" office:value="0.017872" calcext:value-type="float">
            <text:p>0.017872</text:p>
          </table:table-cell>
          <table:table-cell table:formula="of:=[.C165]-[.I165]" office:value-type="float" office:value="-0.10324" calcext:value-type="float">
            <text:p>-0.10324</text:p>
          </table:table-cell>
          <table:table-cell/>
        </table:table-row>
        <table:table-row table:style-name="ro1">
          <table:table-cell office:value-type="float" office:value="0.208817" calcext:value-type="float">
            <text:p>0.208817</text:p>
          </table:table-cell>
          <table:table-cell office:value-type="float" office:value="-0.916763" calcext:value-type="float">
            <text:p>-0.916763</text:p>
          </table:table-cell>
          <table:table-cell office:value-type="float" office:value="9.6492" calcext:value-type="float">
            <text:p>9.6492</text:p>
          </table:table-cell>
          <table:table-cell office:value-type="float" office:value="-0.509231" calcext:value-type="float">
            <text:p>-0.509231</text:p>
          </table:table-cell>
          <table:table-cell office:value-type="float" office:value="-0.0241226" calcext:value-type="float">
            <text:p>-0.0241226</text:p>
          </table:table-cell>
          <table:table-cell office:value-type="float" office:value="0.0955261" calcext:value-type="float">
            <text:p>0.0955261</text:p>
          </table:table-cell>
          <table:table-cell office:value-type="float" office:value="0.236378" calcext:value-type="float">
            <text:p>0.236378</text:p>
          </table:table-cell>
          <table:table-cell office:value-type="float" office:value="-0.93446" calcext:value-type="float">
            <text:p>-0.93446</text:p>
          </table:table-cell>
          <table:table-cell office:value-type="float" office:value="9.75248" calcext:value-type="float">
            <text:p>9.75248</text:p>
          </table:table-cell>
          <table:table-cell/>
          <table:table-cell table:formula="of:= SQRT(([.G166]-[.A166])^2 + ([.H166]-[.B166])^2 + ([.I166]-[.C166])^2)" office:value-type="float" office:value="0.108349208257375" calcext:value-type="float">
            <text:p>0.1083492083</text:p>
          </table:table-cell>
          <table:table-cell table:formula="of:=[.A166]-[.G166]" office:value-type="float" office:value="-0.027561" calcext:value-type="float">
            <text:p>-0.027561</text:p>
          </table:table-cell>
          <table:table-cell table:formula="of:=[.B166]-[.H166]" office:value-type="float" office:value="0.0176970000000001" calcext:value-type="float">
            <text:p>0.017697</text:p>
          </table:table-cell>
          <table:table-cell table:formula="of:=[.C166]-[.I166]" office:value-type="float" office:value="-0.10328" calcext:value-type="float">
            <text:p>-0.10328</text:p>
          </table:table-cell>
          <table:table-cell/>
        </table:table-row>
        <table:table-row table:style-name="ro1">
          <table:table-cell office:value-type="float" office:value="0.225479" calcext:value-type="float">
            <text:p>0.225479</text:p>
          </table:table-cell>
          <table:table-cell office:value-type="float" office:value="-0.952469" calcext:value-type="float">
            <text:p>-0.952469</text:p>
          </table:table-cell>
          <table:table-cell office:value-type="float" office:value="9.64444" calcext:value-type="float">
            <text:p>9.64444</text:p>
          </table:table-cell>
          <table:table-cell office:value-type="float" office:value="-0.509231" calcext:value-type="float">
            <text:p>-0.509231</text:p>
          </table:table-cell>
          <table:table-cell office:value-type="float" office:value="-0.0241226" calcext:value-type="float">
            <text:p>-0.0241226</text:p>
          </table:table-cell>
          <table:table-cell office:value-type="float" office:value="0.0955261" calcext:value-type="float">
            <text:p>0.0955261</text:p>
          </table:table-cell>
          <table:table-cell office:value-type="float" office:value="0.236378" calcext:value-type="float">
            <text:p>0.236378</text:p>
          </table:table-cell>
          <table:table-cell office:value-type="float" office:value="-0.93446" calcext:value-type="float">
            <text:p>-0.93446</text:p>
          </table:table-cell>
          <table:table-cell office:value-type="float" office:value="9.75248" calcext:value-type="float">
            <text:p>9.75248</text:p>
          </table:table-cell>
          <table:table-cell/>
          <table:table-cell table:formula="of:= SQRT(([.G167]-[.A167])^2 + ([.H167]-[.B167])^2 + ([.I167]-[.C167])^2)" office:value-type="float" office:value="0.110071585261593" calcext:value-type="float">
            <text:p>0.1100715853</text:p>
          </table:table-cell>
          <table:table-cell table:formula="of:=[.A167]-[.G167]" office:value-type="float" office:value="-0.010899" calcext:value-type="float">
            <text:p>-0.010899</text:p>
          </table:table-cell>
          <table:table-cell table:formula="of:=[.B167]-[.H167]" office:value-type="float" office:value="-0.0180089999999999" calcext:value-type="float">
            <text:p>-0.018009</text:p>
          </table:table-cell>
          <table:table-cell table:formula="of:=[.C167]-[.I167]" office:value-type="float" office:value="-0.108040000000001" calcext:value-type="float">
            <text:p>-0.10804</text:p>
          </table:table-cell>
          <table:table-cell/>
        </table:table-row>
        <table:table-row table:style-name="ro1">
          <table:table-cell office:value-type="float" office:value="0.225479" calcext:value-type="float">
            <text:p>0.225479</text:p>
          </table:table-cell>
          <table:table-cell office:value-type="float" office:value="-0.952469" calcext:value-type="float">
            <text:p>-0.952469</text:p>
          </table:table-cell>
          <table:table-cell office:value-type="float" office:value="9.64444" calcext:value-type="float">
            <text:p>9.64444</text:p>
          </table:table-cell>
          <table:table-cell office:value-type="float" office:value="-0.508989" calcext:value-type="float">
            <text:p>-0.508989</text:p>
          </table:table-cell>
          <table:table-cell office:value-type="float" office:value="-0.0240148" calcext:value-type="float">
            <text:p>-0.0240148</text:p>
          </table:table-cell>
          <table:table-cell office:value-type="float" office:value="0.09549" calcext:value-type="float">
            <text:p>0.09549</text:p>
          </table:table-cell>
          <table:table-cell office:value-type="float" office:value="0.235324" calcext:value-type="float">
            <text:p>0.235324</text:p>
          </table:table-cell>
          <table:table-cell office:value-type="float" office:value="-0.934114" calcext:value-type="float">
            <text:p>-0.934114</text:p>
          </table:table-cell>
          <table:table-cell office:value-type="float" office:value="9.75254" calcext:value-type="float">
            <text:p>9.75254</text:p>
          </table:table-cell>
          <table:table-cell/>
          <table:table-cell table:formula="of:= SQRT(([.G168]-[.A168])^2 + ([.H168]-[.B168])^2 + ([.I168]-[.C168])^2)" office:value-type="float" office:value="0.110088328400426" calcext:value-type="float">
            <text:p>0.1100883284</text:p>
          </table:table-cell>
          <table:table-cell table:formula="of:=[.A168]-[.G168]" office:value-type="float" office:value="-0.00984499999999999" calcext:value-type="float">
            <text:p>-0.009845</text:p>
          </table:table-cell>
          <table:table-cell table:formula="of:=[.B168]-[.H168]" office:value-type="float" office:value="-0.018355" calcext:value-type="float">
            <text:p>-0.018355</text:p>
          </table:table-cell>
          <table:table-cell table:formula="of:=[.C168]-[.I168]" office:value-type="float" office:value="-0.1081" calcext:value-type="float">
            <text:p>-0.1081</text:p>
          </table:table-cell>
          <table:table-cell/>
        </table:table-row>
        <table:table-row table:style-name="ro1">
          <table:table-cell office:value-type="float" office:value="0.227859" calcext:value-type="float">
            <text:p>0.227859</text:p>
          </table:table-cell>
          <table:table-cell office:value-type="float" office:value="-0.89772" calcext:value-type="float">
            <text:p>-0.89772</text:p>
          </table:table-cell>
          <table:table-cell office:value-type="float" office:value="9.68729" calcext:value-type="float">
            <text:p>9.68729</text:p>
          </table:table-cell>
          <table:table-cell office:value-type="float" office:value="-0.508989" calcext:value-type="float">
            <text:p>-0.508989</text:p>
          </table:table-cell>
          <table:table-cell office:value-type="float" office:value="-0.0240148" calcext:value-type="float">
            <text:p>-0.0240148</text:p>
          </table:table-cell>
          <table:table-cell office:value-type="float" office:value="0.09549" calcext:value-type="float">
            <text:p>0.09549</text:p>
          </table:table-cell>
          <table:table-cell office:value-type="float" office:value="0.235324" calcext:value-type="float">
            <text:p>0.235324</text:p>
          </table:table-cell>
          <table:table-cell office:value-type="float" office:value="-0.934114" calcext:value-type="float">
            <text:p>-0.934114</text:p>
          </table:table-cell>
          <table:table-cell office:value-type="float" office:value="9.75254" calcext:value-type="float">
            <text:p>9.75254</text:p>
          </table:table-cell>
          <table:table-cell/>
          <table:table-cell table:formula="of:= SQRT(([.G169]-[.A169])^2 + ([.H169]-[.B169])^2 + ([.I169]-[.C169])^2)" office:value-type="float" office:value="0.0750853644926883" calcext:value-type="float">
            <text:p>0.0750853645</text:p>
          </table:table-cell>
          <table:table-cell table:formula="of:=[.A169]-[.G169]" office:value-type="float" office:value="-0.007465" calcext:value-type="float">
            <text:p>-0.007465</text:p>
          </table:table-cell>
          <table:table-cell table:formula="of:=[.B169]-[.H169]" office:value-type="float" office:value="0.0363939999999999" calcext:value-type="float">
            <text:p>0.036394</text:p>
          </table:table-cell>
          <table:table-cell table:formula="of:=[.C169]-[.I169]" office:value-type="float" office:value="-0.0652499999999989" calcext:value-type="float">
            <text:p>-0.06525</text:p>
          </table:table-cell>
          <table:table-cell/>
        </table:table-row>
        <table:table-row table:style-name="ro1">
          <table:table-cell office:value-type="float" office:value="0.227859" calcext:value-type="float">
            <text:p>0.227859</text:p>
          </table:table-cell>
          <table:table-cell office:value-type="float" office:value="-0.89772" calcext:value-type="float">
            <text:p>-0.89772</text:p>
          </table:table-cell>
          <table:table-cell office:value-type="float" office:value="9.68729" calcext:value-type="float">
            <text:p>9.68729</text:p>
          </table:table-cell>
          <table:table-cell office:value-type="float" office:value="-0.509147" calcext:value-type="float">
            <text:p>-0.509147</text:p>
          </table:table-cell>
          <table:table-cell office:value-type="float" office:value="-0.0239632" calcext:value-type="float">
            <text:p>-0.0239632</text:p>
          </table:table-cell>
          <table:table-cell office:value-type="float" office:value="0.0955822" calcext:value-type="float">
            <text:p>0.0955822</text:p>
          </table:table-cell>
          <table:table-cell office:value-type="float" office:value="0.234816" calcext:value-type="float">
            <text:p>0.234816</text:p>
          </table:table-cell>
          <table:table-cell office:value-type="float" office:value="-0.935012" calcext:value-type="float">
            <text:p>-0.935012</text:p>
          </table:table-cell>
          <table:table-cell office:value-type="float" office:value="9.75247" calcext:value-type="float">
            <text:p>9.75247</text:p>
          </table:table-cell>
          <table:table-cell/>
          <table:table-cell table:formula="of:= SQRT(([.G170]-[.A170])^2 + ([.H170]-[.B170])^2 + ([.I170]-[.C170])^2)" office:value-type="float" office:value="0.0754156847943448" calcext:value-type="float">
            <text:p>0.0754156848</text:p>
          </table:table-cell>
          <table:table-cell table:formula="of:=[.A170]-[.G170]" office:value-type="float" office:value="-0.00695700000000002" calcext:value-type="float">
            <text:p>-0.006957</text:p>
          </table:table-cell>
          <table:table-cell table:formula="of:=[.B170]-[.H170]" office:value-type="float" office:value="0.0372919999999999" calcext:value-type="float">
            <text:p>0.037292</text:p>
          </table:table-cell>
          <table:table-cell table:formula="of:=[.C170]-[.I170]" office:value-type="float" office:value="-0.0651799999999998" calcext:value-type="float">
            <text:p>-0.06518</text:p>
          </table:table-cell>
          <table:table-cell/>
        </table:table-row>
        <table:table-row table:style-name="ro1">
          <table:table-cell office:value-type="float" office:value="0.225479" calcext:value-type="float">
            <text:p>0.225479</text:p>
          </table:table-cell>
          <table:table-cell office:value-type="float" office:value="-0.919144" calcext:value-type="float">
            <text:p>-0.919144</text:p>
          </table:table-cell>
          <table:table-cell office:value-type="float" office:value="9.67062" calcext:value-type="float">
            <text:p>9.67062</text:p>
          </table:table-cell>
          <table:table-cell office:value-type="float" office:value="-0.509147" calcext:value-type="float">
            <text:p>-0.509147</text:p>
          </table:table-cell>
          <table:table-cell office:value-type="float" office:value="-0.0239632" calcext:value-type="float">
            <text:p>-0.0239632</text:p>
          </table:table-cell>
          <table:table-cell office:value-type="float" office:value="0.0955822" calcext:value-type="float">
            <text:p>0.0955822</text:p>
          </table:table-cell>
          <table:table-cell office:value-type="float" office:value="0.234816" calcext:value-type="float">
            <text:p>0.234816</text:p>
          </table:table-cell>
          <table:table-cell office:value-type="float" office:value="-0.935012" calcext:value-type="float">
            <text:p>-0.935012</text:p>
          </table:table-cell>
          <table:table-cell office:value-type="float" office:value="9.75247" calcext:value-type="float">
            <text:p>9.75247</text:p>
          </table:table-cell>
          <table:table-cell/>
          <table:table-cell table:formula="of:= SQRT(([.G171]-[.A171])^2 + ([.H171]-[.B171])^2 + ([.I171]-[.C171])^2)" office:value-type="float" office:value="0.0838951458250129" calcext:value-type="float">
            <text:p>0.0838951458</text:p>
          </table:table-cell>
          <table:table-cell table:formula="of:=[.A171]-[.G171]" office:value-type="float" office:value="-0.00933700000000001" calcext:value-type="float">
            <text:p>-0.009337</text:p>
          </table:table-cell>
          <table:table-cell table:formula="of:=[.B171]-[.H171]" office:value-type="float" office:value="0.015868" calcext:value-type="float">
            <text:p>0.015868</text:p>
          </table:table-cell>
          <table:table-cell table:formula="of:=[.C171]-[.I171]" office:value-type="float" office:value="-0.0818500000000011" calcext:value-type="float">
            <text:p>-0.08185</text:p>
          </table:table-cell>
          <table:table-cell/>
        </table:table-row>
        <table:table-row table:style-name="ro1">
          <table:table-cell office:value-type="float" office:value="0.225479" calcext:value-type="float">
            <text:p>0.225479</text:p>
          </table:table-cell>
          <table:table-cell office:value-type="float" office:value="-0.919144" calcext:value-type="float">
            <text:p>-0.919144</text:p>
          </table:table-cell>
          <table:table-cell office:value-type="float" office:value="9.67062" calcext:value-type="float">
            <text:p>9.67062</text:p>
          </table:table-cell>
          <table:table-cell office:value-type="float" office:value="-0.508764" calcext:value-type="float">
            <text:p>-0.508764</text:p>
          </table:table-cell>
          <table:table-cell office:value-type="float" office:value="-0.0238967" calcext:value-type="float">
            <text:p>-0.0238967</text:p>
          </table:table-cell>
          <table:table-cell office:value-type="float" office:value="0.0954669" calcext:value-type="float">
            <text:p>0.0954669</text:p>
          </table:table-cell>
          <table:table-cell office:value-type="float" office:value="0.234166" calcext:value-type="float">
            <text:p>0.234166</text:p>
          </table:table-cell>
          <table:table-cell office:value-type="float" office:value="-0.93389" calcext:value-type="float">
            <text:p>-0.93389</text:p>
          </table:table-cell>
          <table:table-cell office:value-type="float" office:value="9.75259" calcext:value-type="float">
            <text:p>9.75259</text:p>
          </table:table-cell>
          <table:table-cell/>
          <table:table-cell table:formula="of:= SQRT(([.G172]-[.A172])^2 + ([.H172]-[.B172])^2 + ([.I172]-[.C172])^2)" office:value-type="float" office:value="0.0837376222793555" calcext:value-type="float">
            <text:p>0.0837376223</text:p>
          </table:table-cell>
          <table:table-cell table:formula="of:=[.A172]-[.G172]" office:value-type="float" office:value="-0.008687" calcext:value-type="float">
            <text:p>-0.008687</text:p>
          </table:table-cell>
          <table:table-cell table:formula="of:=[.B172]-[.H172]" office:value-type="float" office:value="0.0147460000000001" calcext:value-type="float">
            <text:p>0.014746</text:p>
          </table:table-cell>
          <table:table-cell table:formula="of:=[.C172]-[.I172]" office:value-type="float" office:value="-0.0819700000000001" calcext:value-type="float">
            <text:p>-0.08197</text:p>
          </table:table-cell>
          <table:table-cell/>
        </table:table-row>
        <table:table-row table:style-name="ro1">
          <table:table-cell office:value-type="float" office:value="0.225479" calcext:value-type="float">
            <text:p>0.225479</text:p>
          </table:table-cell>
          <table:table-cell office:value-type="float" office:value="-0.919144" calcext:value-type="float">
            <text:p>-0.919144</text:p>
          </table:table-cell>
          <table:table-cell office:value-type="float" office:value="9.67062" calcext:value-type="float">
            <text:p>9.67062</text:p>
          </table:table-cell>
          <table:table-cell office:value-type="float" office:value="-0.508764" calcext:value-type="float">
            <text:p>-0.508764</text:p>
          </table:table-cell>
          <table:table-cell office:value-type="float" office:value="-0.0238967" calcext:value-type="float">
            <text:p>-0.0238967</text:p>
          </table:table-cell>
          <table:table-cell office:value-type="float" office:value="0.0954669" calcext:value-type="float">
            <text:p>0.0954669</text:p>
          </table:table-cell>
          <table:table-cell office:value-type="float" office:value="0.234166" calcext:value-type="float">
            <text:p>0.234166</text:p>
          </table:table-cell>
          <table:table-cell office:value-type="float" office:value="-0.93389" calcext:value-type="float">
            <text:p>-0.93389</text:p>
          </table:table-cell>
          <table:table-cell office:value-type="float" office:value="9.75259" calcext:value-type="float">
            <text:p>9.75259</text:p>
          </table:table-cell>
          <table:table-cell/>
          <table:table-cell table:formula="of:= SQRT(([.G173]-[.A173])^2 + ([.H173]-[.B173])^2 + ([.I173]-[.C173])^2)" office:value-type="float" office:value="0.0837376222793555" calcext:value-type="float">
            <text:p>0.0837376223</text:p>
          </table:table-cell>
          <table:table-cell table:formula="of:=[.A173]-[.G173]" office:value-type="float" office:value="-0.008687" calcext:value-type="float">
            <text:p>-0.008687</text:p>
          </table:table-cell>
          <table:table-cell table:formula="of:=[.B173]-[.H173]" office:value-type="float" office:value="0.0147460000000001" calcext:value-type="float">
            <text:p>0.014746</text:p>
          </table:table-cell>
          <table:table-cell table:formula="of:=[.C173]-[.I173]" office:value-type="float" office:value="-0.0819700000000001" calcext:value-type="float">
            <text:p>-0.08197</text:p>
          </table:table-cell>
          <table:table-cell/>
        </table:table-row>
        <table:table-row table:style-name="ro1">
          <table:table-cell office:value-type="float" office:value="0.246902" calcext:value-type="float">
            <text:p>0.246902</text:p>
          </table:table-cell>
          <table:table-cell office:value-type="float" office:value="-0.935806" calcext:value-type="float">
            <text:p>-0.935806</text:p>
          </table:table-cell>
          <table:table-cell office:value-type="float" office:value="9.70157" calcext:value-type="float">
            <text:p>9.70157</text:p>
          </table:table-cell>
          <table:table-cell office:value-type="float" office:value="-0.508583" calcext:value-type="float">
            <text:p>-0.508583</text:p>
          </table:table-cell>
          <table:table-cell office:value-type="float" office:value="-0.0238246" calcext:value-type="float">
            <text:p>-0.0238246</text:p>
          </table:table-cell>
          <table:table-cell office:value-type="float" office:value="0.0954352" calcext:value-type="float">
            <text:p>0.0954352</text:p>
          </table:table-cell>
          <table:table-cell office:value-type="float" office:value="0.233459" calcext:value-type="float">
            <text:p>0.233459</text:p>
          </table:table-cell>
          <table:table-cell office:value-type="float" office:value="-0.933582" calcext:value-type="float">
            <text:p>-0.933582</text:p>
          </table:table-cell>
          <table:table-cell office:value-type="float" office:value="9.75264" calcext:value-type="float">
            <text:p>9.75264</text:p>
          </table:table-cell>
          <table:table-cell/>
          <table:table-cell table:formula="of:= SQRT(([.G174]-[.A174])^2 + ([.H174]-[.B174])^2 + ([.I174]-[.C174])^2)" office:value-type="float" office:value="0.0528564596336146" calcext:value-type="float">
            <text:p>0.0528564596</text:p>
          </table:table-cell>
          <table:table-cell table:formula="of:=[.A174]-[.G174]" office:value-type="float" office:value="0.013443" calcext:value-type="float">
            <text:p>0.013443</text:p>
          </table:table-cell>
          <table:table-cell table:formula="of:=[.B174]-[.H174]" office:value-type="float" office:value="-0.002224" calcext:value-type="float">
            <text:p>-0.002224</text:p>
          </table:table-cell>
          <table:table-cell table:formula="of:=[.C174]-[.I174]" office:value-type="float" office:value="-0.0510699999999993" calcext:value-type="float">
            <text:p>-0.05107</text:p>
          </table:table-cell>
          <table:table-cell/>
        </table:table-row>
        <table:table-row table:style-name="ro1">
          <table:table-cell office:value-type="float" office:value="0.213577" calcext:value-type="float">
            <text:p>0.213577</text:p>
          </table:table-cell>
          <table:table-cell office:value-type="float" office:value="-0.902481" calcext:value-type="float">
            <text:p>-0.902481</text:p>
          </table:table-cell>
          <table:table-cell office:value-type="float" office:value="9.62064" calcext:value-type="float">
            <text:p>9.62064</text:p>
          </table:table-cell>
          <table:table-cell office:value-type="float" office:value="-0.508583" calcext:value-type="float">
            <text:p>-0.508583</text:p>
          </table:table-cell>
          <table:table-cell office:value-type="float" office:value="-0.0238246" calcext:value-type="float">
            <text:p>-0.0238246</text:p>
          </table:table-cell>
          <table:table-cell office:value-type="float" office:value="0.0954352" calcext:value-type="float">
            <text:p>0.0954352</text:p>
          </table:table-cell>
          <table:table-cell office:value-type="float" office:value="0.233459" calcext:value-type="float">
            <text:p>0.233459</text:p>
          </table:table-cell>
          <table:table-cell office:value-type="float" office:value="-0.933582" calcext:value-type="float">
            <text:p>-0.933582</text:p>
          </table:table-cell>
          <table:table-cell office:value-type="float" office:value="9.75264" calcext:value-type="float">
            <text:p>9.75264</text:p>
          </table:table-cell>
          <table:table-cell/>
          <table:table-cell table:formula="of:= SQRT(([.G175]-[.A175])^2 + ([.H175]-[.B175])^2 + ([.I175]-[.C175])^2)" office:value-type="float" office:value="0.13706409495196" calcext:value-type="float">
            <text:p>0.137064095</text:p>
          </table:table-cell>
          <table:table-cell table:formula="of:=[.A175]-[.G175]" office:value-type="float" office:value="-0.019882" calcext:value-type="float">
            <text:p>-0.019882</text:p>
          </table:table-cell>
          <table:table-cell table:formula="of:=[.B175]-[.H175]" office:value-type="float" office:value="0.0311009999999999" calcext:value-type="float">
            <text:p>0.031101</text:p>
          </table:table-cell>
          <table:table-cell table:formula="of:=[.C175]-[.I175]" office:value-type="float" office:value="-0.132" calcext:value-type="float">
            <text:p>-0.132</text:p>
          </table:table-cell>
          <table:table-cell/>
        </table:table-row>
        <table:table-row table:style-name="ro1">
          <table:table-cell office:value-type="float" office:value="0.213577" calcext:value-type="float">
            <text:p>0.213577</text:p>
          </table:table-cell>
          <table:table-cell office:value-type="float" office:value="-0.902481" calcext:value-type="float">
            <text:p>-0.902481</text:p>
          </table:table-cell>
          <table:table-cell office:value-type="float" office:value="9.62064" calcext:value-type="float">
            <text:p>9.62064</text:p>
          </table:table-cell>
          <table:table-cell office:value-type="float" office:value="-0.508674" calcext:value-type="float">
            <text:p>-0.508674</text:p>
          </table:table-cell>
          <table:table-cell office:value-type="float" office:value="-0.0238433" calcext:value-type="float">
            <text:p>-0.0238433</text:p>
          </table:table-cell>
          <table:table-cell office:value-type="float" office:value="0.0954611" calcext:value-type="float">
            <text:p>0.0954611</text:p>
          </table:table-cell>
          <table:table-cell office:value-type="float" office:value="0.233643" calcext:value-type="float">
            <text:p>0.233643</text:p>
          </table:table-cell>
          <table:table-cell office:value-type="float" office:value="-0.933833" calcext:value-type="float">
            <text:p>-0.933833</text:p>
          </table:table-cell>
          <table:table-cell office:value-type="float" office:value="9.75261" calcext:value-type="float">
            <text:p>9.75261</text:p>
          </table:table-cell>
          <table:table-cell/>
          <table:table-cell table:formula="of:= SQRT(([.G176]-[.A176])^2 + ([.H176]-[.B176])^2 + ([.I176]-[.C176])^2)" office:value-type="float" office:value="0.137119193259004" calcext:value-type="float">
            <text:p>0.1371191933</text:p>
          </table:table-cell>
          <table:table-cell table:formula="of:=[.A176]-[.G176]" office:value-type="float" office:value="-0.020066" calcext:value-type="float">
            <text:p>-0.020066</text:p>
          </table:table-cell>
          <table:table-cell table:formula="of:=[.B176]-[.H176]" office:value-type="float" office:value="0.0313519999999999" calcext:value-type="float">
            <text:p>0.031352</text:p>
          </table:table-cell>
          <table:table-cell table:formula="of:=[.C176]-[.I176]" office:value-type="float" office:value="-0.131970000000001" calcext:value-type="float">
            <text:p>-0.13197</text:p>
          </table:table-cell>
          <table:table-cell/>
        </table:table-row>
        <table:table-row table:style-name="ro1">
          <table:table-cell office:value-type="float" office:value="0.199295" calcext:value-type="float">
            <text:p>0.199295</text:p>
          </table:table-cell>
          <table:table-cell office:value-type="float" office:value="-0.969131" calcext:value-type="float">
            <text:p>-0.969131</text:p>
          </table:table-cell>
          <table:table-cell office:value-type="float" office:value="9.68967" calcext:value-type="float">
            <text:p>9.68967</text:p>
          </table:table-cell>
          <table:table-cell office:value-type="float" office:value="-0.508358" calcext:value-type="float">
            <text:p>-0.508358</text:p>
          </table:table-cell>
          <table:table-cell office:value-type="float" office:value="-0.0237475" calcext:value-type="float">
            <text:p>-0.0237475</text:p>
          </table:table-cell>
          <table:table-cell office:value-type="float" office:value="0.0953887" calcext:value-type="float">
            <text:p>0.0953887</text:p>
          </table:table-cell>
          <table:table-cell office:value-type="float" office:value="0.232704" calcext:value-type="float">
            <text:p>0.232704</text:p>
          </table:table-cell>
          <table:table-cell office:value-type="float" office:value="-0.933128" calcext:value-type="float">
            <text:p>-0.933128</text:p>
          </table:table-cell>
          <table:table-cell office:value-type="float" office:value="9.7527" calcext:value-type="float">
            <text:p>9.7527</text:p>
          </table:table-cell>
          <table:table-cell/>
          <table:table-cell table:formula="of:= SQRT(([.G177]-[.A177])^2 + ([.H177]-[.B177])^2 + ([.I177]-[.C177])^2)" office:value-type="float" office:value="0.0799071848459208" calcext:value-type="float">
            <text:p>0.0799071848</text:p>
          </table:table-cell>
          <table:table-cell table:formula="of:=[.A177]-[.G177]" office:value-type="float" office:value="-0.033409" calcext:value-type="float">
            <text:p>-0.033409</text:p>
          </table:table-cell>
          <table:table-cell table:formula="of:=[.B177]-[.H177]" office:value-type="float" office:value="-0.036003" calcext:value-type="float">
            <text:p>-0.036003</text:p>
          </table:table-cell>
          <table:table-cell table:formula="of:=[.C177]-[.I177]" office:value-type="float" office:value="-0.0630300000000013" calcext:value-type="float">
            <text:p>-0.06303</text:p>
          </table:table-cell>
          <table:table-cell/>
        </table:table-row>
        <table:table-row table:style-name="ro1">
          <table:table-cell office:value-type="float" office:value="0.199295" calcext:value-type="float">
            <text:p>0.199295</text:p>
          </table:table-cell>
          <table:table-cell office:value-type="float" office:value="-0.969131" calcext:value-type="float">
            <text:p>-0.969131</text:p>
          </table:table-cell>
          <table:table-cell office:value-type="float" office:value="9.68967" calcext:value-type="float">
            <text:p>9.68967</text:p>
          </table:table-cell>
          <table:table-cell office:value-type="float" office:value="-0.508358" calcext:value-type="float">
            <text:p>-0.508358</text:p>
          </table:table-cell>
          <table:table-cell office:value-type="float" office:value="-0.0237475" calcext:value-type="float">
            <text:p>-0.0237475</text:p>
          </table:table-cell>
          <table:table-cell office:value-type="float" office:value="0.0953887" calcext:value-type="float">
            <text:p>0.0953887</text:p>
          </table:table-cell>
          <table:table-cell office:value-type="float" office:value="0.232704" calcext:value-type="float">
            <text:p>0.232704</text:p>
          </table:table-cell>
          <table:table-cell office:value-type="float" office:value="-0.933128" calcext:value-type="float">
            <text:p>-0.933128</text:p>
          </table:table-cell>
          <table:table-cell office:value-type="float" office:value="9.7527" calcext:value-type="float">
            <text:p>9.7527</text:p>
          </table:table-cell>
          <table:table-cell/>
          <table:table-cell table:formula="of:= SQRT(([.G178]-[.A178])^2 + ([.H178]-[.B178])^2 + ([.I178]-[.C178])^2)" office:value-type="float" office:value="0.0799071848459208" calcext:value-type="float">
            <text:p>0.0799071848</text:p>
          </table:table-cell>
          <table:table-cell table:formula="of:=[.A178]-[.G178]" office:value-type="float" office:value="-0.033409" calcext:value-type="float">
            <text:p>-0.033409</text:p>
          </table:table-cell>
          <table:table-cell table:formula="of:=[.B178]-[.H178]" office:value-type="float" office:value="-0.036003" calcext:value-type="float">
            <text:p>-0.036003</text:p>
          </table:table-cell>
          <table:table-cell table:formula="of:=[.C178]-[.I178]" office:value-type="float" office:value="-0.0630300000000013" calcext:value-type="float">
            <text:p>-0.06303</text:p>
          </table:table-cell>
          <table:table-cell/>
        </table:table-row>
        <table:table-row table:style-name="ro1">
          <table:table-cell office:value-type="float" office:value="0.218338" calcext:value-type="float">
            <text:p>0.218338</text:p>
          </table:table-cell>
          <table:table-cell office:value-type="float" office:value="-0.935806" calcext:value-type="float">
            <text:p>-0.935806</text:p>
          </table:table-cell>
          <table:table-cell office:value-type="float" office:value="9.58493" calcext:value-type="float">
            <text:p>9.58493</text:p>
          </table:table-cell>
          <table:table-cell office:value-type="float" office:value="-0.508358" calcext:value-type="float">
            <text:p>-0.508358</text:p>
          </table:table-cell>
          <table:table-cell office:value-type="float" office:value="-0.0237475" calcext:value-type="float">
            <text:p>-0.0237475</text:p>
          </table:table-cell>
          <table:table-cell office:value-type="float" office:value="0.0953887" calcext:value-type="float">
            <text:p>0.0953887</text:p>
          </table:table-cell>
          <table:table-cell office:value-type="float" office:value="0.232704" calcext:value-type="float">
            <text:p>0.232704</text:p>
          </table:table-cell>
          <table:table-cell office:value-type="float" office:value="-0.933128" calcext:value-type="float">
            <text:p>-0.933128</text:p>
          </table:table-cell>
          <table:table-cell office:value-type="float" office:value="9.7527" calcext:value-type="float">
            <text:p>9.7527</text:p>
          </table:table-cell>
          <table:table-cell/>
          <table:table-cell table:formula="of:= SQRT(([.G179]-[.A179])^2 + ([.H179]-[.B179])^2 + ([.I179]-[.C179])^2)" office:value-type="float" office:value="0.168405244989579" calcext:value-type="float">
            <text:p>0.168405245</text:p>
          </table:table-cell>
          <table:table-cell table:formula="of:=[.A179]-[.G179]" office:value-type="float" office:value="-0.014366" calcext:value-type="float">
            <text:p>-0.014366</text:p>
          </table:table-cell>
          <table:table-cell table:formula="of:=[.B179]-[.H179]" office:value-type="float" office:value="-0.00267799999999996" calcext:value-type="float">
            <text:p>-0.002678</text:p>
          </table:table-cell>
          <table:table-cell table:formula="of:=[.C179]-[.I179]" office:value-type="float" office:value="-0.167770000000001" calcext:value-type="float">
            <text:p>-0.16777</text:p>
          </table:table-cell>
          <table:table-cell/>
        </table:table-row>
        <table:table-row table:style-name="ro1">
          <table:table-cell office:value-type="float" office:value="0.206436" calcext:value-type="float">
            <text:p>0.206436</text:p>
          </table:table-cell>
          <table:table-cell office:value-type="float" office:value="-0.916763" calcext:value-type="float">
            <text:p>-0.916763</text:p>
          </table:table-cell>
          <table:table-cell office:value-type="float" office:value="9.61826" calcext:value-type="float">
            <text:p>9.61826</text:p>
          </table:table-cell>
          <table:table-cell office:value-type="float" office:value="-0.50852" calcext:value-type="float">
            <text:p>-0.50852</text:p>
          </table:table-cell>
          <table:table-cell office:value-type="float" office:value="-0.0235478" calcext:value-type="float">
            <text:p>-0.0235478</text:p>
          </table:table-cell>
          <table:table-cell office:value-type="float" office:value="0.0955661" calcext:value-type="float">
            <text:p>0.0955661</text:p>
          </table:table-cell>
          <table:table-cell office:value-type="float" office:value="0.230748" calcext:value-type="float">
            <text:p>0.230748</text:p>
          </table:table-cell>
          <table:table-cell office:value-type="float" office:value="-0.934865" calcext:value-type="float">
            <text:p>-0.934865</text:p>
          </table:table-cell>
          <table:table-cell office:value-type="float" office:value="9.75258" calcext:value-type="float">
            <text:p>9.75258</text:p>
          </table:table-cell>
          <table:table-cell/>
          <table:table-cell table:formula="of:= SQRT(([.G180]-[.A180])^2 + ([.H180]-[.B180])^2 + ([.I180]-[.C180])^2)" office:value-type="float" office:value="0.137697560428644" calcext:value-type="float">
            <text:p>0.1376975604</text:p>
          </table:table-cell>
          <table:table-cell table:formula="of:=[.A180]-[.G180]" office:value-type="float" office:value="-0.024312" calcext:value-type="float">
            <text:p>-0.024312</text:p>
          </table:table-cell>
          <table:table-cell table:formula="of:=[.B180]-[.H180]" office:value-type="float" office:value="0.018102" calcext:value-type="float">
            <text:p>0.018102</text:p>
          </table:table-cell>
          <table:table-cell table:formula="of:=[.C180]-[.I180]" office:value-type="float" office:value="-0.134320000000001" calcext:value-type="float">
            <text:p>-0.13432</text:p>
          </table:table-cell>
          <table:table-cell/>
        </table:table-row>
        <table:table-row table:style-name="ro1">
          <table:table-cell office:value-type="float" office:value="0.206436" calcext:value-type="float">
            <text:p>0.206436</text:p>
          </table:table-cell>
          <table:table-cell office:value-type="float" office:value="-0.916763" calcext:value-type="float">
            <text:p>-0.916763</text:p>
          </table:table-cell>
          <table:table-cell office:value-type="float" office:value="9.61826" calcext:value-type="float">
            <text:p>9.61826</text:p>
          </table:table-cell>
          <table:table-cell office:value-type="float" office:value="-0.50852" calcext:value-type="float">
            <text:p>-0.50852</text:p>
          </table:table-cell>
          <table:table-cell office:value-type="float" office:value="-0.0235478" calcext:value-type="float">
            <text:p>-0.0235478</text:p>
          </table:table-cell>
          <table:table-cell office:value-type="float" office:value="0.0955661" calcext:value-type="float">
            <text:p>0.0955661</text:p>
          </table:table-cell>
          <table:table-cell office:value-type="float" office:value="0.230748" calcext:value-type="float">
            <text:p>0.230748</text:p>
          </table:table-cell>
          <table:table-cell office:value-type="float" office:value="-0.934865" calcext:value-type="float">
            <text:p>-0.934865</text:p>
          </table:table-cell>
          <table:table-cell office:value-type="float" office:value="9.75258" calcext:value-type="float">
            <text:p>9.75258</text:p>
          </table:table-cell>
          <table:table-cell/>
          <table:table-cell table:formula="of:= SQRT(([.G181]-[.A181])^2 + ([.H181]-[.B181])^2 + ([.I181]-[.C181])^2)" office:value-type="float" office:value="0.137697560428644" calcext:value-type="float">
            <text:p>0.1376975604</text:p>
          </table:table-cell>
          <table:table-cell table:formula="of:=[.A181]-[.G181]" office:value-type="float" office:value="-0.024312" calcext:value-type="float">
            <text:p>-0.024312</text:p>
          </table:table-cell>
          <table:table-cell table:formula="of:=[.B181]-[.H181]" office:value-type="float" office:value="0.018102" calcext:value-type="float">
            <text:p>0.018102</text:p>
          </table:table-cell>
          <table:table-cell table:formula="of:=[.C181]-[.I181]" office:value-type="float" office:value="-0.134320000000001" calcext:value-type="float">
            <text:p>-0.13432</text:p>
          </table:table-cell>
          <table:table-cell/>
        </table:table-row>
        <table:table-row table:style-name="ro1">
          <table:table-cell office:value-type="float" office:value="0.206436" calcext:value-type="float">
            <text:p>0.206436</text:p>
          </table:table-cell>
          <table:table-cell office:value-type="float" office:value="-0.916763" calcext:value-type="float">
            <text:p>-0.916763</text:p>
          </table:table-cell>
          <table:table-cell office:value-type="float" office:value="9.61826" calcext:value-type="float">
            <text:p>9.61826</text:p>
          </table:table-cell>
          <table:table-cell office:value-type="float" office:value="-0.508327" calcext:value-type="float">
            <text:p>-0.508327</text:p>
          </table:table-cell>
          <table:table-cell office:value-type="float" office:value="-0.0234565" calcext:value-type="float">
            <text:p>-0.0234565</text:p>
          </table:table-cell>
          <table:table-cell office:value-type="float" office:value="0.0955401" calcext:value-type="float">
            <text:p>0.0955401</text:p>
          </table:table-cell>
          <table:table-cell office:value-type="float" office:value="0.229852" calcext:value-type="float">
            <text:p>0.229852</text:p>
          </table:table-cell>
          <table:table-cell office:value-type="float" office:value="-0.934611" calcext:value-type="float">
            <text:p>-0.934611</text:p>
          </table:table-cell>
          <table:table-cell office:value-type="float" office:value="9.75262" calcext:value-type="float">
            <text:p>9.75262</text:p>
          </table:table-cell>
          <table:table-cell/>
          <table:table-cell table:formula="of:= SQRT(([.G182]-[.A182])^2 + ([.H182]-[.B182])^2 + ([.I182]-[.C182])^2)" office:value-type="float" office:value="0.137548063454199" calcext:value-type="float">
            <text:p>0.1375480635</text:p>
          </table:table-cell>
          <table:table-cell table:formula="of:=[.A182]-[.G182]" office:value-type="float" office:value="-0.023416" calcext:value-type="float">
            <text:p>-0.023416</text:p>
          </table:table-cell>
          <table:table-cell table:formula="of:=[.B182]-[.H182]" office:value-type="float" office:value="0.017848" calcext:value-type="float">
            <text:p>0.017848</text:p>
          </table:table-cell>
          <table:table-cell table:formula="of:=[.C182]-[.I182]" office:value-type="float" office:value="-0.134360000000001" calcext:value-type="float">
            <text:p>-0.13436</text:p>
          </table:table-cell>
          <table:table-cell/>
        </table:table-row>
        <table:table-row table:style-name="ro1">
          <table:table-cell office:value-type="float" office:value="0.227859" calcext:value-type="float">
            <text:p>0.227859</text:p>
          </table:table-cell>
          <table:table-cell office:value-type="float" office:value="-0.942947" calcext:value-type="float">
            <text:p>-0.942947</text:p>
          </table:table-cell>
          <table:table-cell office:value-type="float" office:value="9.6492" calcext:value-type="float">
            <text:p>9.6492</text:p>
          </table:table-cell>
          <table:table-cell office:value-type="float" office:value="-0.508327" calcext:value-type="float">
            <text:p>-0.508327</text:p>
          </table:table-cell>
          <table:table-cell office:value-type="float" office:value="-0.0234565" calcext:value-type="float">
            <text:p>-0.0234565</text:p>
          </table:table-cell>
          <table:table-cell office:value-type="float" office:value="0.0955401" calcext:value-type="float">
            <text:p>0.0955401</text:p>
          </table:table-cell>
          <table:table-cell office:value-type="float" office:value="0.229852" calcext:value-type="float">
            <text:p>0.229852</text:p>
          </table:table-cell>
          <table:table-cell office:value-type="float" office:value="-0.934611" calcext:value-type="float">
            <text:p>-0.934611</text:p>
          </table:table-cell>
          <table:table-cell office:value-type="float" office:value="9.75262" calcext:value-type="float">
            <text:p>9.75262</text:p>
          </table:table-cell>
          <table:table-cell/>
          <table:table-cell table:formula="of:= SQRT(([.G183]-[.A183])^2 + ([.H183]-[.B183])^2 + ([.I183]-[.C183])^2)" office:value-type="float" office:value="0.103774550565155" calcext:value-type="float">
            <text:p>0.1037745506</text:p>
          </table:table-cell>
          <table:table-cell table:formula="of:=[.A183]-[.G183]" office:value-type="float" office:value="-0.00199300000000002" calcext:value-type="float">
            <text:p>-0.001993</text:p>
          </table:table-cell>
          <table:table-cell table:formula="of:=[.B183]-[.H183]" office:value-type="float" office:value="-0.00833600000000001" calcext:value-type="float">
            <text:p>-0.008336</text:p>
          </table:table-cell>
          <table:table-cell table:formula="of:=[.C183]-[.I183]" office:value-type="float" office:value="-0.10342" calcext:value-type="float">
            <text:p>-0.10342</text:p>
          </table:table-cell>
          <table:table-cell/>
        </table:table-row>
        <table:table-row table:style-name="ro1">
          <table:table-cell office:value-type="float" office:value="0.180252" calcext:value-type="float">
            <text:p>0.180252</text:p>
          </table:table-cell>
          <table:table-cell office:value-type="float" office:value="-0.900101" calcext:value-type="float">
            <text:p>-0.900101</text:p>
          </table:table-cell>
          <table:table-cell office:value-type="float" office:value="9.62302" calcext:value-type="float">
            <text:p>9.62302</text:p>
          </table:table-cell>
          <table:table-cell office:value-type="float" office:value="-0.508327" calcext:value-type="float">
            <text:p>-0.508327</text:p>
          </table:table-cell>
          <table:table-cell office:value-type="float" office:value="-0.0234565" calcext:value-type="float">
            <text:p>-0.0234565</text:p>
          </table:table-cell>
          <table:table-cell office:value-type="float" office:value="0.0955401" calcext:value-type="float">
            <text:p>0.0955401</text:p>
          </table:table-cell>
          <table:table-cell office:value-type="float" office:value="0.229852" calcext:value-type="float">
            <text:p>0.229852</text:p>
          </table:table-cell>
          <table:table-cell office:value-type="float" office:value="-0.934611" calcext:value-type="float">
            <text:p>-0.934611</text:p>
          </table:table-cell>
          <table:table-cell office:value-type="float" office:value="9.75262" calcext:value-type="float">
            <text:p>9.75262</text:p>
          </table:table-cell>
          <table:table-cell/>
          <table:table-cell table:formula="of:= SQRT(([.G184]-[.A184])^2 + ([.H184]-[.B184])^2 + ([.I184]-[.C184])^2)" office:value-type="float" office:value="0.142993916304156" calcext:value-type="float">
            <text:p>0.1429939163</text:p>
          </table:table-cell>
          <table:table-cell table:formula="of:=[.A184]-[.G184]" office:value-type="float" office:value="-0.0496" calcext:value-type="float">
            <text:p>-0.0496</text:p>
          </table:table-cell>
          <table:table-cell table:formula="of:=[.B184]-[.H184]" office:value-type="float" office:value="0.03451" calcext:value-type="float">
            <text:p>0.03451</text:p>
          </table:table-cell>
          <table:table-cell table:formula="of:=[.C184]-[.I184]" office:value-type="float" office:value="-0.1296" calcext:value-type="float">
            <text:p>-0.1296</text:p>
          </table:table-cell>
          <table:table-cell/>
        </table:table-row>
        <table:table-row table:style-name="ro1">
          <table:table-cell office:value-type="float" office:value="0.180252" calcext:value-type="float">
            <text:p>0.180252</text:p>
          </table:table-cell>
          <table:table-cell office:value-type="float" office:value="-0.900101" calcext:value-type="float">
            <text:p>-0.900101</text:p>
          </table:table-cell>
          <table:table-cell office:value-type="float" office:value="9.62302" calcext:value-type="float">
            <text:p>9.62302</text:p>
          </table:table-cell>
          <table:table-cell office:value-type="float" office:value="-0.508425" calcext:value-type="float">
            <text:p>-0.508425</text:p>
          </table:table-cell>
          <table:table-cell office:value-type="float" office:value="-0.0234306" calcext:value-type="float">
            <text:p>-0.0234306</text:p>
          </table:table-cell>
          <table:table-cell office:value-type="float" office:value="0.0955938" calcext:value-type="float">
            <text:p>0.0955938</text:p>
          </table:table-cell>
          <table:table-cell office:value-type="float" office:value="0.229599" calcext:value-type="float">
            <text:p>0.229599</text:p>
          </table:table-cell>
          <table:table-cell office:value-type="float" office:value="-0.935136" calcext:value-type="float">
            <text:p>-0.935136</text:p>
          </table:table-cell>
          <table:table-cell office:value-type="float" office:value="9.75258" calcext:value-type="float">
            <text:p>9.75258</text:p>
          </table:table-cell>
          <table:table-cell/>
          <table:table-cell table:formula="of:= SQRT(([.G185]-[.A185])^2 + ([.H185]-[.B185])^2 + ([.I185]-[.C185])^2)" office:value-type="float" office:value="0.142997801500582" calcext:value-type="float">
            <text:p>0.1429978015</text:p>
          </table:table-cell>
          <table:table-cell table:formula="of:=[.A185]-[.G185]" office:value-type="float" office:value="-0.049347" calcext:value-type="float">
            <text:p>-0.049347</text:p>
          </table:table-cell>
          <table:table-cell table:formula="of:=[.B185]-[.H185]" office:value-type="float" office:value="0.035035" calcext:value-type="float">
            <text:p>0.035035</text:p>
          </table:table-cell>
          <table:table-cell table:formula="of:=[.C185]-[.I185]" office:value-type="float" office:value="-0.12956" calcext:value-type="float">
            <text:p>-0.12956</text:p>
          </table:table-cell>
          <table:table-cell/>
        </table:table-row>
        <table:table-row table:style-name="ro1">
          <table:table-cell office:value-type="float" office:value="0.242142" calcext:value-type="float">
            <text:p>0.242142</text:p>
          </table:table-cell>
          <table:table-cell office:value-type="float" office:value="-0.938187" calcext:value-type="float">
            <text:p>-0.938187</text:p>
          </table:table-cell>
          <table:table-cell office:value-type="float" office:value="9.63968" calcext:value-type="float">
            <text:p>9.63968</text:p>
          </table:table-cell>
          <table:table-cell office:value-type="float" office:value="-0.508425" calcext:value-type="float">
            <text:p>-0.508425</text:p>
          </table:table-cell>
          <table:table-cell office:value-type="float" office:value="-0.0234306" calcext:value-type="float">
            <text:p>-0.0234306</text:p>
          </table:table-cell>
          <table:table-cell office:value-type="float" office:value="0.0955938" calcext:value-type="float">
            <text:p>0.0955938</text:p>
          </table:table-cell>
          <table:table-cell office:value-type="float" office:value="0.229599" calcext:value-type="float">
            <text:p>0.229599</text:p>
          </table:table-cell>
          <table:table-cell office:value-type="float" office:value="-0.935136" calcext:value-type="float">
            <text:p>-0.935136</text:p>
          </table:table-cell>
          <table:table-cell office:value-type="float" office:value="9.75258" calcext:value-type="float">
            <text:p>9.75258</text:p>
          </table:table-cell>
          <table:table-cell/>
          <table:table-cell table:formula="of:= SQRT(([.G186]-[.A186])^2 + ([.H186]-[.B186])^2 + ([.I186]-[.C186])^2)" office:value-type="float" office:value="0.113635581795492" calcext:value-type="float">
            <text:p>0.1136355818</text:p>
          </table:table-cell>
          <table:table-cell table:formula="of:=[.A186]-[.G186]" office:value-type="float" office:value="0.012543" calcext:value-type="float">
            <text:p>0.012543</text:p>
          </table:table-cell>
          <table:table-cell table:formula="of:=[.B186]-[.H186]" office:value-type="float" office:value="-0.00305100000000003" calcext:value-type="float">
            <text:p>-0.003051</text:p>
          </table:table-cell>
          <table:table-cell table:formula="of:=[.C186]-[.I186]" office:value-type="float" office:value="-0.1129" calcext:value-type="float">
            <text:p>-0.1129</text:p>
          </table:table-cell>
          <table:table-cell/>
        </table:table-row>
        <table:table-row table:style-name="ro1">
          <table:table-cell office:value-type="float" office:value="0.242142" calcext:value-type="float">
            <text:p>0.242142</text:p>
          </table:table-cell>
          <table:table-cell office:value-type="float" office:value="-0.938187" calcext:value-type="float">
            <text:p>-0.938187</text:p>
          </table:table-cell>
          <table:table-cell office:value-type="float" office:value="9.63968" calcext:value-type="float">
            <text:p>9.63968</text:p>
          </table:table-cell>
          <table:table-cell office:value-type="float" office:value="-0.507996" calcext:value-type="float">
            <text:p>-0.507996</text:p>
          </table:table-cell>
          <table:table-cell office:value-type="float" office:value="-0.0232252" calcext:value-type="float">
            <text:p>-0.0232252</text:p>
          </table:table-cell>
          <table:table-cell office:value-type="float" office:value="0.0955381" calcext:value-type="float">
            <text:p>0.0955381</text:p>
          </table:table-cell>
          <table:table-cell office:value-type="float" office:value="0.227587" calcext:value-type="float">
            <text:p>0.227587</text:p>
          </table:table-cell>
          <table:table-cell office:value-type="float" office:value="-0.934598" calcext:value-type="float">
            <text:p>-0.934598</text:p>
          </table:table-cell>
          <table:table-cell office:value-type="float" office:value="9.75268" calcext:value-type="float">
            <text:p>9.75268</text:p>
          </table:table-cell>
          <table:table-cell/>
          <table:table-cell table:formula="of:= SQRT(([.G187]-[.A187])^2 + ([.H187]-[.B187])^2 + ([.I187]-[.C187])^2)" office:value-type="float" office:value="0.113990038801642" calcext:value-type="float">
            <text:p>0.1139900388</text:p>
          </table:table-cell>
          <table:table-cell table:formula="of:=[.A187]-[.G187]" office:value-type="float" office:value="0.014555" calcext:value-type="float">
            <text:p>0.014555</text:p>
          </table:table-cell>
          <table:table-cell table:formula="of:=[.B187]-[.H187]" office:value-type="float" office:value="-0.00358900000000006" calcext:value-type="float">
            <text:p>-0.003589</text:p>
          </table:table-cell>
          <table:table-cell table:formula="of:=[.C187]-[.I187]" office:value-type="float" office:value="-0.113" calcext:value-type="float">
            <text:p>-0.113</text:p>
          </table:table-cell>
          <table:table-cell/>
        </table:table-row>
        <table:table-row table:style-name="ro1">
          <table:table-cell office:value-type="float" office:value="0.23024" calcext:value-type="float">
            <text:p>0.23024</text:p>
          </table:table-cell>
          <table:table-cell office:value-type="float" office:value="-0.912003" calcext:value-type="float">
            <text:p>-0.912003</text:p>
          </table:table-cell>
          <table:table-cell office:value-type="float" office:value="9.70395" calcext:value-type="float">
            <text:p>9.70395</text:p>
          </table:table-cell>
          <table:table-cell office:value-type="float" office:value="-0.507996" calcext:value-type="float">
            <text:p>-0.507996</text:p>
          </table:table-cell>
          <table:table-cell office:value-type="float" office:value="-0.0232252" calcext:value-type="float">
            <text:p>-0.0232252</text:p>
          </table:table-cell>
          <table:table-cell office:value-type="float" office:value="0.0955381" calcext:value-type="float">
            <text:p>0.0955381</text:p>
          </table:table-cell>
          <table:table-cell office:value-type="float" office:value="0.227587" calcext:value-type="float">
            <text:p>0.227587</text:p>
          </table:table-cell>
          <table:table-cell office:value-type="float" office:value="-0.934598" calcext:value-type="float">
            <text:p>-0.934598</text:p>
          </table:table-cell>
          <table:table-cell office:value-type="float" office:value="9.75268" calcext:value-type="float">
            <text:p>9.75268</text:p>
          </table:table-cell>
          <table:table-cell/>
          <table:table-cell table:formula="of:= SQRT(([.G188]-[.A188])^2 + ([.H188]-[.B188])^2 + ([.I188]-[.C188])^2)" office:value-type="float" office:value="0.0537790417727938" calcext:value-type="float">
            <text:p>0.0537790418</text:p>
          </table:table-cell>
          <table:table-cell table:formula="of:=[.A188]-[.G188]" office:value-type="float" office:value="0.00265300000000004" calcext:value-type="float">
            <text:p>0.002653</text:p>
          </table:table-cell>
          <table:table-cell table:formula="of:=[.B188]-[.H188]" office:value-type="float" office:value="0.0225949999999999" calcext:value-type="float">
            <text:p>0.022595</text:p>
          </table:table-cell>
          <table:table-cell table:formula="of:=[.C188]-[.I188]" office:value-type="float" office:value="-0.0487299999999991" calcext:value-type="float">
            <text:p>-0.04873</text:p>
          </table:table-cell>
          <table:table-cell/>
        </table:table-row>
        <table:table-row table:style-name="ro1">
          <table:table-cell office:value-type="float" office:value="0.23024" calcext:value-type="float">
            <text:p>0.23024</text:p>
          </table:table-cell>
          <table:table-cell office:value-type="float" office:value="-0.912003" calcext:value-type="float">
            <text:p>-0.912003</text:p>
          </table:table-cell>
          <table:table-cell office:value-type="float" office:value="9.70395" calcext:value-type="float">
            <text:p>9.70395</text:p>
          </table:table-cell>
          <table:table-cell office:value-type="float" office:value="-0.508245" calcext:value-type="float">
            <text:p>-0.508245</text:p>
          </table:table-cell>
          <table:table-cell office:value-type="float" office:value="-0.0232564" calcext:value-type="float">
            <text:p>-0.0232564</text:p>
          </table:table-cell>
          <table:table-cell office:value-type="float" office:value="0.09562" calcext:value-type="float">
            <text:p>0.09562</text:p>
          </table:table-cell>
          <table:table-cell office:value-type="float" office:value="0.227891" calcext:value-type="float">
            <text:p>0.227891</text:p>
          </table:table-cell>
          <table:table-cell office:value-type="float" office:value="-0.935394" calcext:value-type="float">
            <text:p>-0.935394</text:p>
          </table:table-cell>
          <table:table-cell office:value-type="float" office:value="9.75259" calcext:value-type="float">
            <text:p>9.75259</text:p>
          </table:table-cell>
          <table:table-cell/>
          <table:table-cell table:formula="of:= SQRT(([.G189]-[.A189])^2 + ([.H189]-[.B189])^2 + ([.I189]-[.C189])^2)" office:value-type="float" office:value="0.0540232013305384" calcext:value-type="float">
            <text:p>0.0540232013</text:p>
          </table:table-cell>
          <table:table-cell table:formula="of:=[.A189]-[.G189]" office:value-type="float" office:value="0.00234900000000005" calcext:value-type="float">
            <text:p>0.002349</text:p>
          </table:table-cell>
          <table:table-cell table:formula="of:=[.B189]-[.H189]" office:value-type="float" office:value="0.0233909999999999" calcext:value-type="float">
            <text:p>0.023391</text:p>
          </table:table-cell>
          <table:table-cell table:formula="of:=[.C189]-[.I189]" office:value-type="float" office:value="-0.0486399999999989" calcext:value-type="float">
            <text:p>-0.04864</text:p>
          </table:table-cell>
          <table:table-cell/>
        </table:table-row>
        <table:table-row table:style-name="ro1">
          <table:table-cell office:value-type="float" office:value="0.249283" calcext:value-type="float">
            <text:p>0.249283</text:p>
          </table:table-cell>
          <table:table-cell office:value-type="float" office:value="-0.89296" calcext:value-type="float">
            <text:p>-0.89296</text:p>
          </table:table-cell>
          <table:table-cell office:value-type="float" office:value="9.61111" calcext:value-type="float">
            <text:p>9.61111</text:p>
          </table:table-cell>
          <table:table-cell office:value-type="float" office:value="-0.508162" calcext:value-type="float">
            <text:p>-0.508162</text:p>
          </table:table-cell>
          <table:table-cell office:value-type="float" office:value="-0.0232703" calcext:value-type="float">
            <text:p>-0.0232703</text:p>
          </table:table-cell>
          <table:table-cell office:value-type="float" office:value="0.095579" calcext:value-type="float">
            <text:p>0.095579</text:p>
          </table:table-cell>
          <table:table-cell office:value-type="float" office:value="0.228029" calcext:value-type="float">
            <text:p>0.228029</text:p>
          </table:table-cell>
          <table:table-cell office:value-type="float" office:value="-0.934996" calcext:value-type="float">
            <text:p>-0.934996</text:p>
          </table:table-cell>
          <table:table-cell office:value-type="float" office:value="9.75263" calcext:value-type="float">
            <text:p>9.75263</text:p>
          </table:table-cell>
          <table:table-cell/>
          <table:table-cell table:formula="of:= SQRT(([.G190]-[.A190])^2 + ([.H190]-[.B190])^2 + ([.I190]-[.C190])^2)" office:value-type="float" office:value="0.149153170304891" calcext:value-type="float">
            <text:p>0.1491531703</text:p>
          </table:table-cell>
          <table:table-cell table:formula="of:=[.A190]-[.G190]" office:value-type="float" office:value="0.021254" calcext:value-type="float">
            <text:p>0.021254</text:p>
          </table:table-cell>
          <table:table-cell table:formula="of:=[.B190]-[.H190]" office:value-type="float" office:value="0.0420359999999999" calcext:value-type="float">
            <text:p>0.042036</text:p>
          </table:table-cell>
          <table:table-cell table:formula="of:=[.C190]-[.I190]" office:value-type="float" office:value="-0.14152" calcext:value-type="float">
            <text:p>-0.14152</text:p>
          </table:table-cell>
          <table:table-cell/>
        </table:table-row>
        <table:table-row table:style-name="ro1">
          <table:table-cell office:value-type="float" office:value="0.249283" calcext:value-type="float">
            <text:p>0.249283</text:p>
          </table:table-cell>
          <table:table-cell office:value-type="float" office:value="-0.89296" calcext:value-type="float">
            <text:p>-0.89296</text:p>
          </table:table-cell>
          <table:table-cell office:value-type="float" office:value="9.61111" calcext:value-type="float">
            <text:p>9.61111</text:p>
          </table:table-cell>
          <table:table-cell office:value-type="float" office:value="-0.508162" calcext:value-type="float">
            <text:p>-0.508162</text:p>
          </table:table-cell>
          <table:table-cell office:value-type="float" office:value="-0.0232703" calcext:value-type="float">
            <text:p>-0.0232703</text:p>
          </table:table-cell>
          <table:table-cell office:value-type="float" office:value="0.095579" calcext:value-type="float">
            <text:p>0.095579</text:p>
          </table:table-cell>
          <table:table-cell office:value-type="float" office:value="0.228029" calcext:value-type="float">
            <text:p>0.228029</text:p>
          </table:table-cell>
          <table:table-cell office:value-type="float" office:value="-0.934996" calcext:value-type="float">
            <text:p>-0.934996</text:p>
          </table:table-cell>
          <table:table-cell office:value-type="float" office:value="9.75263" calcext:value-type="float">
            <text:p>9.75263</text:p>
          </table:table-cell>
          <table:table-cell/>
          <table:table-cell table:formula="of:= SQRT(([.G191]-[.A191])^2 + ([.H191]-[.B191])^2 + ([.I191]-[.C191])^2)" office:value-type="float" office:value="0.149153170304891" calcext:value-type="float">
            <text:p>0.1491531703</text:p>
          </table:table-cell>
          <table:table-cell table:formula="of:=[.A191]-[.G191]" office:value-type="float" office:value="0.021254" calcext:value-type="float">
            <text:p>0.021254</text:p>
          </table:table-cell>
          <table:table-cell table:formula="of:=[.B191]-[.H191]" office:value-type="float" office:value="0.0420359999999999" calcext:value-type="float">
            <text:p>0.042036</text:p>
          </table:table-cell>
          <table:table-cell table:formula="of:=[.C191]-[.I191]" office:value-type="float" office:value="-0.14152" calcext:value-type="float">
            <text:p>-0.14152</text:p>
          </table:table-cell>
          <table:table-cell/>
        </table:table-row>
        <table:table-row table:style-name="ro1">
          <table:table-cell office:value-type="float" office:value="0.270706" calcext:value-type="float">
            <text:p>0.270706</text:p>
          </table:table-cell>
          <table:table-cell office:value-type="float" office:value="-0.95723" calcext:value-type="float">
            <text:p>-0.95723</text:p>
          </table:table-cell>
          <table:table-cell office:value-type="float" office:value="9.66348" calcext:value-type="float">
            <text:p>9.66348</text:p>
          </table:table-cell>
          <table:table-cell office:value-type="float" office:value="-0.508041" calcext:value-type="float">
            <text:p>-0.508041</text:p>
          </table:table-cell>
          <table:table-cell office:value-type="float" office:value="-0.0233357" calcext:value-type="float">
            <text:p>-0.0233357</text:p>
          </table:table-cell>
          <table:table-cell office:value-type="float" office:value="0.0954939" calcext:value-type="float">
            <text:p>0.0954939</text:p>
          </table:table-cell>
          <table:table-cell office:value-type="float" office:value="0.22867" calcext:value-type="float">
            <text:p>0.22867</text:p>
          </table:table-cell>
          <table:table-cell office:value-type="float" office:value="-0.934166" calcext:value-type="float">
            <text:p>-0.934166</text:p>
          </table:table-cell>
          <table:table-cell office:value-type="float" office:value="9.7527" calcext:value-type="float">
            <text:p>9.7527</text:p>
          </table:table-cell>
          <table:table-cell/>
          <table:table-cell table:formula="of:= SQRT(([.G192]-[.A192])^2 + ([.H192]-[.B192])^2 + ([.I192]-[.C192])^2)" office:value-type="float" office:value="0.101287619144692" calcext:value-type="float">
            <text:p>0.1012876191</text:p>
          </table:table-cell>
          <table:table-cell table:formula="of:=[.A192]-[.G192]" office:value-type="float" office:value="0.042036" calcext:value-type="float">
            <text:p>0.042036</text:p>
          </table:table-cell>
          <table:table-cell table:formula="of:=[.B192]-[.H192]" office:value-type="float" office:value="-0.0230640000000001" calcext:value-type="float">
            <text:p>-0.023064</text:p>
          </table:table-cell>
          <table:table-cell table:formula="of:=[.C192]-[.I192]" office:value-type="float" office:value="-0.089220000000001" calcext:value-type="float">
            <text:p>-0.08922</text:p>
          </table:table-cell>
          <table:table-cell/>
        </table:table-row>
        <table:table-row table:style-name="ro1">
          <table:table-cell office:value-type="float" office:value="0.227859" calcext:value-type="float">
            <text:p>0.227859</text:p>
          </table:table-cell>
          <table:table-cell office:value-type="float" office:value="-0.878677" calcext:value-type="float">
            <text:p>-0.878677</text:p>
          </table:table-cell>
          <table:table-cell office:value-type="float" office:value="9.6373" calcext:value-type="float">
            <text:p>9.6373</text:p>
          </table:table-cell>
          <table:table-cell office:value-type="float" office:value="-0.508041" calcext:value-type="float">
            <text:p>-0.508041</text:p>
          </table:table-cell>
          <table:table-cell office:value-type="float" office:value="-0.0233357" calcext:value-type="float">
            <text:p>-0.0233357</text:p>
          </table:table-cell>
          <table:table-cell office:value-type="float" office:value="0.0954939" calcext:value-type="float">
            <text:p>0.0954939</text:p>
          </table:table-cell>
          <table:table-cell office:value-type="float" office:value="0.22867" calcext:value-type="float">
            <text:p>0.22867</text:p>
          </table:table-cell>
          <table:table-cell office:value-type="float" office:value="-0.934166" calcext:value-type="float">
            <text:p>-0.934166</text:p>
          </table:table-cell>
          <table:table-cell office:value-type="float" office:value="9.7527" calcext:value-type="float">
            <text:p>9.7527</text:p>
          </table:table-cell>
          <table:table-cell/>
          <table:table-cell table:formula="of:= SQRT(([.G193]-[.A193])^2 + ([.H193]-[.B193])^2 + ([.I193]-[.C193])^2)" office:value-type="float" office:value="0.128050173143187" calcext:value-type="float">
            <text:p>0.1280501731</text:p>
          </table:table-cell>
          <table:table-cell table:formula="of:=[.A193]-[.G193]" office:value-type="float" office:value="-0.000811000000000034" calcext:value-type="float">
            <text:p>-0.000811</text:p>
          </table:table-cell>
          <table:table-cell table:formula="of:=[.B193]-[.H193]" office:value-type="float" office:value="0.055489" calcext:value-type="float">
            <text:p>0.055489</text:p>
          </table:table-cell>
          <table:table-cell table:formula="of:=[.C193]-[.I193]" office:value-type="float" office:value="-0.115400000000001" calcext:value-type="float">
            <text:p>-0.1154</text:p>
          </table:table-cell>
          <table:table-cell/>
        </table:table-row>
        <table:table-row table:style-name="ro1">
          <table:table-cell office:value-type="float" office:value="0.227859" calcext:value-type="float">
            <text:p>0.227859</text:p>
          </table:table-cell>
          <table:table-cell office:value-type="float" office:value="-0.878677" calcext:value-type="float">
            <text:p>-0.878677</text:p>
          </table:table-cell>
          <table:table-cell office:value-type="float" office:value="9.6373" calcext:value-type="float">
            <text:p>9.6373</text:p>
          </table:table-cell>
          <table:table-cell office:value-type="float" office:value="-0.508463" calcext:value-type="float">
            <text:p>-0.508463</text:p>
          </table:table-cell>
          <table:table-cell office:value-type="float" office:value="-0.0234564" calcext:value-type="float">
            <text:p>-0.0234564</text:p>
          </table:table-cell>
          <table:table-cell office:value-type="float" office:value="0.0955945" calcext:value-type="float">
            <text:p>0.0955945</text:p>
          </table:table-cell>
          <table:table-cell office:value-type="float" office:value="0.229852" calcext:value-type="float">
            <text:p>0.229852</text:p>
          </table:table-cell>
          <table:table-cell office:value-type="float" office:value="-0.935143" calcext:value-type="float">
            <text:p>-0.935143</text:p>
          </table:table-cell>
          <table:table-cell office:value-type="float" office:value="9.75257" calcext:value-type="float">
            <text:p>9.75257</text:p>
          </table:table-cell>
          <table:table-cell/>
          <table:table-cell table:formula="of:= SQRT(([.G194]-[.A194])^2 + ([.H194]-[.B194])^2 + ([.I194]-[.C194])^2)" office:value-type="float" office:value="0.128372715578507" calcext:value-type="float">
            <text:p>0.1283727156</text:p>
          </table:table-cell>
          <table:table-cell table:formula="of:=[.A194]-[.G194]" office:value-type="float" office:value="-0.00199300000000002" calcext:value-type="float">
            <text:p>-0.001993</text:p>
          </table:table-cell>
          <table:table-cell table:formula="of:=[.B194]-[.H194]" office:value-type="float" office:value="0.056466" calcext:value-type="float">
            <text:p>0.056466</text:p>
          </table:table-cell>
          <table:table-cell table:formula="of:=[.C194]-[.I194]" office:value-type="float" office:value="-0.115270000000001" calcext:value-type="float">
            <text:p>-0.11527</text:p>
          </table:table-cell>
          <table:table-cell/>
        </table:table-row>
        <table:table-row table:style-name="ro1">
          <table:table-cell office:value-type="float" office:value="0.227859" calcext:value-type="float">
            <text:p>0.227859</text:p>
          </table:table-cell>
          <table:table-cell office:value-type="float" office:value="-0.952469" calcext:value-type="float">
            <text:p>-0.952469</text:p>
          </table:table-cell>
          <table:table-cell office:value-type="float" office:value="9.59445" calcext:value-type="float">
            <text:p>9.59445</text:p>
          </table:table-cell>
          <table:table-cell office:value-type="float" office:value="-0.508463" calcext:value-type="float">
            <text:p>-0.508463</text:p>
          </table:table-cell>
          <table:table-cell office:value-type="float" office:value="-0.0234564" calcext:value-type="float">
            <text:p>-0.0234564</text:p>
          </table:table-cell>
          <table:table-cell office:value-type="float" office:value="0.0955945" calcext:value-type="float">
            <text:p>0.0955945</text:p>
          </table:table-cell>
          <table:table-cell office:value-type="float" office:value="0.229852" calcext:value-type="float">
            <text:p>0.229852</text:p>
          </table:table-cell>
          <table:table-cell office:value-type="float" office:value="-0.935143" calcext:value-type="float">
            <text:p>-0.935143</text:p>
          </table:table-cell>
          <table:table-cell office:value-type="float" office:value="9.75257" calcext:value-type="float">
            <text:p>9.75257</text:p>
          </table:table-cell>
          <table:table-cell/>
          <table:table-cell table:formula="of:= SQRT(([.G195]-[.A195])^2 + ([.H195]-[.B195])^2 + ([.I195]-[.C195])^2)" office:value-type="float" office:value="0.159078900942269" calcext:value-type="float">
            <text:p>0.1590789009</text:p>
          </table:table-cell>
          <table:table-cell table:formula="of:=[.A195]-[.G195]" office:value-type="float" office:value="-0.00199300000000002" calcext:value-type="float">
            <text:p>-0.001993</text:p>
          </table:table-cell>
          <table:table-cell table:formula="of:=[.B195]-[.H195]" office:value-type="float" office:value="-0.0173260000000001" calcext:value-type="float">
            <text:p>-0.017326</text:p>
          </table:table-cell>
          <table:table-cell table:formula="of:=[.C195]-[.I195]" office:value-type="float" office:value="-0.15812" calcext:value-type="float">
            <text:p>-0.15812</text:p>
          </table:table-cell>
          <table:table-cell/>
        </table:table-row>
        <table:table-row table:style-name="ro1">
          <table:table-cell office:value-type="float" office:value="0.227859" calcext:value-type="float">
            <text:p>0.227859</text:p>
          </table:table-cell>
          <table:table-cell office:value-type="float" office:value="-0.952469" calcext:value-type="float">
            <text:p>-0.952469</text:p>
          </table:table-cell>
          <table:table-cell office:value-type="float" office:value="9.59445" calcext:value-type="float">
            <text:p>9.59445</text:p>
          </table:table-cell>
          <table:table-cell office:value-type="float" office:value="-0.507985" calcext:value-type="float">
            <text:p>-0.507985</text:p>
          </table:table-cell>
          <table:table-cell office:value-type="float" office:value="-0.0234081" calcext:value-type="float">
            <text:p>-0.0234081</text:p>
          </table:table-cell>
          <table:table-cell office:value-type="float" office:value="0.0954309" calcext:value-type="float">
            <text:p>0.0954309</text:p>
          </table:table-cell>
          <table:table-cell office:value-type="float" office:value="0.229379" calcext:value-type="float">
            <text:p>0.229379</text:p>
          </table:table-cell>
          <table:table-cell office:value-type="float" office:value="-0.93355" calcext:value-type="float">
            <text:p>-0.93355</text:p>
          </table:table-cell>
          <table:table-cell office:value-type="float" office:value="9.75274" calcext:value-type="float">
            <text:p>9.75274</text:p>
          </table:table-cell>
          <table:table-cell/>
          <table:table-cell table:formula="of:= SQRT(([.G196]-[.A196])^2 + ([.H196]-[.B196])^2 + ([.I196]-[.C196])^2)" office:value-type="float" office:value="0.159423847215527" calcext:value-type="float">
            <text:p>0.1594238472</text:p>
          </table:table-cell>
          <table:table-cell table:formula="of:=[.A196]-[.G196]" office:value-type="float" office:value="-0.00152000000000002" calcext:value-type="float">
            <text:p>-0.00152</text:p>
          </table:table-cell>
          <table:table-cell table:formula="of:=[.B196]-[.H196]" office:value-type="float" office:value="-0.0189189999999999" calcext:value-type="float">
            <text:p>-0.018919</text:p>
          </table:table-cell>
          <table:table-cell table:formula="of:=[.C196]-[.I196]" office:value-type="float" office:value="-0.158289999999999" calcext:value-type="float">
            <text:p>-0.15829</text:p>
          </table:table-cell>
          <table:table-cell/>
        </table:table-row>
        <table:table-row table:style-name="ro1">
          <table:table-cell office:value-type="float" office:value="0.227859" calcext:value-type="float">
            <text:p>0.227859</text:p>
          </table:table-cell>
          <table:table-cell office:value-type="float" office:value="-0.952469" calcext:value-type="float">
            <text:p>-0.952469</text:p>
          </table:table-cell>
          <table:table-cell office:value-type="float" office:value="9.59445" calcext:value-type="float">
            <text:p>9.59445</text:p>
          </table:table-cell>
          <table:table-cell office:value-type="float" office:value="-0.507985" calcext:value-type="float">
            <text:p>-0.507985</text:p>
          </table:table-cell>
          <table:table-cell office:value-type="float" office:value="-0.0234081" calcext:value-type="float">
            <text:p>-0.0234081</text:p>
          </table:table-cell>
          <table:table-cell office:value-type="float" office:value="0.0954309" calcext:value-type="float">
            <text:p>0.0954309</text:p>
          </table:table-cell>
          <table:table-cell office:value-type="float" office:value="0.229379" calcext:value-type="float">
            <text:p>0.229379</text:p>
          </table:table-cell>
          <table:table-cell office:value-type="float" office:value="-0.93355" calcext:value-type="float">
            <text:p>-0.93355</text:p>
          </table:table-cell>
          <table:table-cell office:value-type="float" office:value="9.75274" calcext:value-type="float">
            <text:p>9.75274</text:p>
          </table:table-cell>
          <table:table-cell/>
          <table:table-cell table:formula="of:= SQRT(([.G197]-[.A197])^2 + ([.H197]-[.B197])^2 + ([.I197]-[.C197])^2)" office:value-type="float" office:value="0.159423847215527" calcext:value-type="float">
            <text:p>0.1594238472</text:p>
          </table:table-cell>
          <table:table-cell table:formula="of:=[.A197]-[.G197]" office:value-type="float" office:value="-0.00152000000000002" calcext:value-type="float">
            <text:p>-0.00152</text:p>
          </table:table-cell>
          <table:table-cell table:formula="of:=[.B197]-[.H197]" office:value-type="float" office:value="-0.0189189999999999" calcext:value-type="float">
            <text:p>-0.018919</text:p>
          </table:table-cell>
          <table:table-cell table:formula="of:=[.C197]-[.I197]" office:value-type="float" office:value="-0.158289999999999" calcext:value-type="float">
            <text:p>-0.15829</text:p>
          </table:table-cell>
          <table:table-cell/>
        </table:table-row>
        <table:table-row table:style-name="ro1">
          <table:table-cell office:value-type="float" office:value="0.220718" calcext:value-type="float">
            <text:p>0.220718</text:p>
          </table:table-cell>
          <table:table-cell office:value-type="float" office:value="-0.95961" calcext:value-type="float">
            <text:p>-0.95961</text:p>
          </table:table-cell>
          <table:table-cell office:value-type="float" office:value="9.64682" calcext:value-type="float">
            <text:p>9.64682</text:p>
          </table:table-cell>
          <table:table-cell office:value-type="float" office:value="-0.507985" calcext:value-type="float">
            <text:p>-0.507985</text:p>
          </table:table-cell>
          <table:table-cell office:value-type="float" office:value="-0.0234081" calcext:value-type="float">
            <text:p>-0.0234081</text:p>
          </table:table-cell>
          <table:table-cell office:value-type="float" office:value="0.0954309" calcext:value-type="float">
            <text:p>0.0954309</text:p>
          </table:table-cell>
          <table:table-cell office:value-type="float" office:value="0.229379" calcext:value-type="float">
            <text:p>0.229379</text:p>
          </table:table-cell>
          <table:table-cell office:value-type="float" office:value="-0.93355" calcext:value-type="float">
            <text:p>-0.93355</text:p>
          </table:table-cell>
          <table:table-cell office:value-type="float" office:value="9.75274" calcext:value-type="float">
            <text:p>9.75274</text:p>
          </table:table-cell>
          <table:table-cell/>
          <table:table-cell table:formula="of:= SQRT(([.G198]-[.A198])^2 + ([.H198]-[.B198])^2 + ([.I198]-[.C198])^2)" office:value-type="float" office:value="0.109422040380354" calcext:value-type="float">
            <text:p>0.1094220404</text:p>
          </table:table-cell>
          <table:table-cell table:formula="of:=[.A198]-[.G198]" office:value-type="float" office:value="-0.008661" calcext:value-type="float">
            <text:p>-0.008661</text:p>
          </table:table-cell>
          <table:table-cell table:formula="of:=[.B198]-[.H198]" office:value-type="float" office:value="-0.02606" calcext:value-type="float">
            <text:p>-0.02606</text:p>
          </table:table-cell>
          <table:table-cell table:formula="of:=[.C198]-[.I198]" office:value-type="float" office:value="-0.105919999999999" calcext:value-type="float">
            <text:p>-0.10592</text:p>
          </table:table-cell>
          <table:table-cell/>
        </table:table-row>
        <table:table-row table:style-name="ro1">
          <table:table-cell office:value-type="float" office:value="0.23262" calcext:value-type="float">
            <text:p>0.23262</text:p>
          </table:table-cell>
          <table:table-cell office:value-type="float" office:value="-0.914383" calcext:value-type="float">
            <text:p>-0.914383</text:p>
          </table:table-cell>
          <table:table-cell office:value-type="float" office:value="9.60873" calcext:value-type="float">
            <text:p>9.60873</text:p>
          </table:table-cell>
          <table:table-cell office:value-type="float" office:value="-0.50841" calcext:value-type="float">
            <text:p>-0.50841</text:p>
          </table:table-cell>
          <table:table-cell office:value-type="float" office:value="-0.0233173" calcext:value-type="float">
            <text:p>-0.0233173</text:p>
          </table:table-cell>
          <table:table-cell office:value-type="float" office:value="0.0956515" calcext:value-type="float">
            <text:p>0.0956515</text:p>
          </table:table-cell>
          <table:table-cell office:value-type="float" office:value="0.228488" calcext:value-type="float">
            <text:p>0.228488</text:p>
          </table:table-cell>
          <table:table-cell office:value-type="float" office:value="-0.9357" calcext:value-type="float">
            <text:p>-0.9357</text:p>
          </table:table-cell>
          <table:table-cell office:value-type="float" office:value="9.75255" calcext:value-type="float">
            <text:p>9.75255</text:p>
          </table:table-cell>
          <table:table-cell/>
          <table:table-cell table:formula="of:= SQRT(([.G199]-[.A199])^2 + ([.H199]-[.B199])^2 + ([.I199]-[.C199])^2)" office:value-type="float" office:value="0.145449923729784" calcext:value-type="float">
            <text:p>0.1454499237</text:p>
          </table:table-cell>
          <table:table-cell table:formula="of:=[.A199]-[.G199]" office:value-type="float" office:value="0.00413200000000002" calcext:value-type="float">
            <text:p>0.004132</text:p>
          </table:table-cell>
          <table:table-cell table:formula="of:=[.B199]-[.H199]" office:value-type="float" office:value="0.0213170000000001" calcext:value-type="float">
            <text:p>0.021317</text:p>
          </table:table-cell>
          <table:table-cell table:formula="of:=[.C199]-[.I199]" office:value-type="float" office:value="-0.14382" calcext:value-type="float">
            <text:p>-0.14382</text:p>
          </table:table-cell>
          <table:table-cell/>
        </table:table-row>
        <table:table-row table:style-name="ro1">
          <table:table-cell office:value-type="float" office:value="0.23262" calcext:value-type="float">
            <text:p>0.23262</text:p>
          </table:table-cell>
          <table:table-cell office:value-type="float" office:value="-0.914383" calcext:value-type="float">
            <text:p>-0.914383</text:p>
          </table:table-cell>
          <table:table-cell office:value-type="float" office:value="9.60873" calcext:value-type="float">
            <text:p>9.60873</text:p>
          </table:table-cell>
          <table:table-cell office:value-type="float" office:value="-0.50841" calcext:value-type="float">
            <text:p>-0.50841</text:p>
          </table:table-cell>
          <table:table-cell office:value-type="float" office:value="-0.0233173" calcext:value-type="float">
            <text:p>-0.0233173</text:p>
          </table:table-cell>
          <table:table-cell office:value-type="float" office:value="0.0956515" calcext:value-type="float">
            <text:p>0.0956515</text:p>
          </table:table-cell>
          <table:table-cell office:value-type="float" office:value="0.228488" calcext:value-type="float">
            <text:p>0.228488</text:p>
          </table:table-cell>
          <table:table-cell office:value-type="float" office:value="-0.9357" calcext:value-type="float">
            <text:p>-0.9357</text:p>
          </table:table-cell>
          <table:table-cell office:value-type="float" office:value="9.75255" calcext:value-type="float">
            <text:p>9.75255</text:p>
          </table:table-cell>
          <table:table-cell/>
          <table:table-cell table:formula="of:= SQRT(([.G200]-[.A200])^2 + ([.H200]-[.B200])^2 + ([.I200]-[.C200])^2)" office:value-type="float" office:value="0.145449923729784" calcext:value-type="float">
            <text:p>0.1454499237</text:p>
          </table:table-cell>
          <table:table-cell table:formula="of:=[.A200]-[.G200]" office:value-type="float" office:value="0.00413200000000002" calcext:value-type="float">
            <text:p>0.004132</text:p>
          </table:table-cell>
          <table:table-cell table:formula="of:=[.B200]-[.H200]" office:value-type="float" office:value="0.0213170000000001" calcext:value-type="float">
            <text:p>0.021317</text:p>
          </table:table-cell>
          <table:table-cell table:formula="of:=[.C200]-[.I200]" office:value-type="float" office:value="-0.14382" calcext:value-type="float">
            <text:p>-0.14382</text:p>
          </table:table-cell>
          <table:table-cell/>
        </table:table-row>
        <table:table-row table:style-name="ro1">
          <table:table-cell office:value-type="float" office:value="0.261185" calcext:value-type="float">
            <text:p>0.261185</text:p>
          </table:table-cell>
          <table:table-cell office:value-type="float" office:value="-0.964371" calcext:value-type="float">
            <text:p>-0.964371</text:p>
          </table:table-cell>
          <table:table-cell office:value-type="float" office:value="9.6254" calcext:value-type="float">
            <text:p>9.6254</text:p>
          </table:table-cell>
          <table:table-cell office:value-type="float" office:value="-0.508322" calcext:value-type="float">
            <text:p>-0.508322</text:p>
          </table:table-cell>
          <table:table-cell office:value-type="float" office:value="-0.0233335" calcext:value-type="float">
            <text:p>-0.0233335</text:p>
          </table:table-cell>
          <table:table-cell office:value-type="float" office:value="0.0956073" calcext:value-type="float">
            <text:p>0.0956073</text:p>
          </table:table-cell>
          <table:table-cell office:value-type="float" office:value="0.228648" calcext:value-type="float">
            <text:p>0.228648</text:p>
          </table:table-cell>
          <table:table-cell office:value-type="float" office:value="-0.93527" calcext:value-type="float">
            <text:p>-0.93527</text:p>
          </table:table-cell>
          <table:table-cell office:value-type="float" office:value="9.75259" calcext:value-type="float">
            <text:p>9.75259</text:p>
          </table:table-cell>
          <table:table-cell/>
          <table:table-cell table:formula="of:= SQRT(([.G201]-[.A201])^2 + ([.H201]-[.B201])^2 + ([.I201]-[.C201])^2)" office:value-type="float" office:value="0.134472378836695" calcext:value-type="float">
            <text:p>0.1344723788</text:p>
          </table:table-cell>
          <table:table-cell table:formula="of:=[.A201]-[.G201]" office:value-type="float" office:value="0.032537" calcext:value-type="float">
            <text:p>0.032537</text:p>
          </table:table-cell>
          <table:table-cell table:formula="of:=[.B201]-[.H201]" office:value-type="float" office:value="-0.0291009999999999" calcext:value-type="float">
            <text:p>-0.029101</text:p>
          </table:table-cell>
          <table:table-cell table:formula="of:=[.C201]-[.I201]" office:value-type="float" office:value="-0.127189999999999" calcext:value-type="float">
            <text:p>-0.12719</text:p>
          </table:table-cell>
          <table:table-cell/>
        </table:table-row>
        <table:table-row table:style-name="ro1">
          <table:table-cell office:value-type="float" office:value="0.239761" calcext:value-type="float">
            <text:p>0.239761</text:p>
          </table:table-cell>
          <table:table-cell office:value-type="float" office:value="-0.928665" calcext:value-type="float">
            <text:p>-0.928665</text:p>
          </table:table-cell>
          <table:table-cell office:value-type="float" office:value="9.62302" calcext:value-type="float">
            <text:p>9.62302</text:p>
          </table:table-cell>
          <table:table-cell office:value-type="float" office:value="-0.508322" calcext:value-type="float">
            <text:p>-0.508322</text:p>
          </table:table-cell>
          <table:table-cell office:value-type="float" office:value="-0.0233335" calcext:value-type="float">
            <text:p>-0.0233335</text:p>
          </table:table-cell>
          <table:table-cell office:value-type="float" office:value="0.0956073" calcext:value-type="float">
            <text:p>0.0956073</text:p>
          </table:table-cell>
          <table:table-cell office:value-type="float" office:value="0.228648" calcext:value-type="float">
            <text:p>0.228648</text:p>
          </table:table-cell>
          <table:table-cell office:value-type="float" office:value="-0.93527" calcext:value-type="float">
            <text:p>-0.93527</text:p>
          </table:table-cell>
          <table:table-cell office:value-type="float" office:value="9.75259" calcext:value-type="float">
            <text:p>9.75259</text:p>
          </table:table-cell>
          <table:table-cell/>
          <table:table-cell table:formula="of:= SQRT(([.G202]-[.A202])^2 + ([.H202]-[.B202])^2 + ([.I202]-[.C202])^2)" office:value-type="float" office:value="0.130213323795992" calcext:value-type="float">
            <text:p>0.1302133238</text:p>
          </table:table-cell>
          <table:table-cell table:formula="of:=[.A202]-[.G202]" office:value-type="float" office:value="0.011113" calcext:value-type="float">
            <text:p>0.011113</text:p>
          </table:table-cell>
          <table:table-cell table:formula="of:=[.B202]-[.H202]" office:value-type="float" office:value="0.00660500000000008" calcext:value-type="float">
            <text:p>0.006605</text:p>
          </table:table-cell>
          <table:table-cell table:formula="of:=[.C202]-[.I202]" office:value-type="float" office:value="-0.129569999999999" calcext:value-type="float">
            <text:p>-0.12957</text:p>
          </table:table-cell>
          <table:table-cell/>
        </table:table-row>
        <table:table-row table:style-name="ro1">
          <table:table-cell office:value-type="float" office:value="0.239761" calcext:value-type="float">
            <text:p>0.239761</text:p>
          </table:table-cell>
          <table:table-cell office:value-type="float" office:value="-0.928665" calcext:value-type="float">
            <text:p>-0.928665</text:p>
          </table:table-cell>
          <table:table-cell office:value-type="float" office:value="9.62302" calcext:value-type="float">
            <text:p>9.62302</text:p>
          </table:table-cell>
          <table:table-cell office:value-type="float" office:value="-0.508841" calcext:value-type="float">
            <text:p>-0.508841</text:p>
          </table:table-cell>
          <table:table-cell office:value-type="float" office:value="-0.0234471" calcext:value-type="float">
            <text:p>-0.0234471</text:p>
          </table:table-cell>
          <table:table-cell office:value-type="float" office:value="0.0957508" calcext:value-type="float">
            <text:p>0.0957508</text:p>
          </table:table-cell>
          <table:table-cell office:value-type="float" office:value="0.229759" calcext:value-type="float">
            <text:p>0.229759</text:p>
          </table:table-cell>
          <table:table-cell office:value-type="float" office:value="-0.936666" calcext:value-type="float">
            <text:p>-0.936666</text:p>
          </table:table-cell>
          <table:table-cell office:value-type="float" office:value="9.75243" calcext:value-type="float">
            <text:p>9.75243</text:p>
          </table:table-cell>
          <table:table-cell/>
          <table:table-cell table:formula="of:= SQRT(([.G203]-[.A203])^2 + ([.H203]-[.B203])^2 + ([.I203]-[.C203])^2)" office:value-type="float" office:value="0.130042316593484" calcext:value-type="float">
            <text:p>0.1300423166</text:p>
          </table:table-cell>
          <table:table-cell table:formula="of:=[.A203]-[.G203]" office:value-type="float" office:value="0.010002" calcext:value-type="float">
            <text:p>0.010002</text:p>
          </table:table-cell>
          <table:table-cell table:formula="of:=[.B203]-[.H203]" office:value-type="float" office:value="0.00800100000000004" calcext:value-type="float">
            <text:p>0.008001</text:p>
          </table:table-cell>
          <table:table-cell table:formula="of:=[.C203]-[.I203]" office:value-type="float" office:value="-0.12941" calcext:value-type="float">
            <text:p>-0.12941</text:p>
          </table:table-cell>
          <table:table-cell/>
        </table:table-row>
        <table:table-row table:style-name="ro1">
          <table:table-cell office:value-type="float" office:value="0.239761" calcext:value-type="float">
            <text:p>0.239761</text:p>
          </table:table-cell>
          <table:table-cell office:value-type="float" office:value="-0.928665" calcext:value-type="float">
            <text:p>-0.928665</text:p>
          </table:table-cell>
          <table:table-cell office:value-type="float" office:value="9.62302" calcext:value-type="float">
            <text:p>9.62302</text:p>
          </table:table-cell>
          <table:table-cell office:value-type="float" office:value="-0.508841" calcext:value-type="float">
            <text:p>-0.508841</text:p>
          </table:table-cell>
          <table:table-cell office:value-type="float" office:value="-0.0234471" calcext:value-type="float">
            <text:p>-0.0234471</text:p>
          </table:table-cell>
          <table:table-cell office:value-type="float" office:value="0.0957508" calcext:value-type="float">
            <text:p>0.0957508</text:p>
          </table:table-cell>
          <table:table-cell office:value-type="float" office:value="0.229759" calcext:value-type="float">
            <text:p>0.229759</text:p>
          </table:table-cell>
          <table:table-cell office:value-type="float" office:value="-0.936666" calcext:value-type="float">
            <text:p>-0.936666</text:p>
          </table:table-cell>
          <table:table-cell office:value-type="float" office:value="9.75243" calcext:value-type="float">
            <text:p>9.75243</text:p>
          </table:table-cell>
          <table:table-cell/>
          <table:table-cell table:formula="of:= SQRT(([.G204]-[.A204])^2 + ([.H204]-[.B204])^2 + ([.I204]-[.C204])^2)" office:value-type="float" office:value="0.130042316593484" calcext:value-type="float">
            <text:p>0.1300423166</text:p>
          </table:table-cell>
          <table:table-cell table:formula="of:=[.A204]-[.G204]" office:value-type="float" office:value="0.010002" calcext:value-type="float">
            <text:p>0.010002</text:p>
          </table:table-cell>
          <table:table-cell table:formula="of:=[.B204]-[.H204]" office:value-type="float" office:value="0.00800100000000004" calcext:value-type="float">
            <text:p>0.008001</text:p>
          </table:table-cell>
          <table:table-cell table:formula="of:=[.C204]-[.I204]" office:value-type="float" office:value="-0.12941" calcext:value-type="float">
            <text:p>-0.12941</text:p>
          </table:table-cell>
          <table:table-cell/>
        </table:table-row>
        <table:table-row table:style-name="ro1">
          <table:table-cell office:value-type="float" office:value="0.251663" calcext:value-type="float">
            <text:p>0.251663</text:p>
          </table:table-cell>
          <table:table-cell office:value-type="float" office:value="-0.952469" calcext:value-type="float">
            <text:p>-0.952469</text:p>
          </table:table-cell>
          <table:table-cell office:value-type="float" office:value="9.58255" calcext:value-type="float">
            <text:p>9.58255</text:p>
          </table:table-cell>
          <table:table-cell office:value-type="float" office:value="-0.508866" calcext:value-type="float">
            <text:p>-0.508866</text:p>
          </table:table-cell>
          <table:table-cell office:value-type="float" office:value="-0.0234529" calcext:value-type="float">
            <text:p>-0.0234529</text:p>
          </table:table-cell>
          <table:table-cell office:value-type="float" office:value="0.0957578" calcext:value-type="float">
            <text:p>0.0957578</text:p>
          </table:table-cell>
          <table:table-cell office:value-type="float" office:value="0.229817" calcext:value-type="float">
            <text:p>0.229817</text:p>
          </table:table-cell>
          <table:table-cell office:value-type="float" office:value="-0.936736" calcext:value-type="float">
            <text:p>-0.936736</text:p>
          </table:table-cell>
          <table:table-cell office:value-type="float" office:value="9.75242" calcext:value-type="float">
            <text:p>9.75242</text:p>
          </table:table-cell>
          <table:table-cell/>
          <table:table-cell table:formula="of:= SQRT(([.G205]-[.A205])^2 + ([.H205]-[.B205])^2 + ([.I205]-[.C205])^2)" office:value-type="float" office:value="0.171990092461747" calcext:value-type="float">
            <text:p>0.1719900925</text:p>
          </table:table-cell>
          <table:table-cell table:formula="of:=[.A205]-[.G205]" office:value-type="float" office:value="0.021846" calcext:value-type="float">
            <text:p>0.021846</text:p>
          </table:table-cell>
          <table:table-cell table:formula="of:=[.B205]-[.H205]" office:value-type="float" office:value="-0.015733" calcext:value-type="float">
            <text:p>-0.015733</text:p>
          </table:table-cell>
          <table:table-cell table:formula="of:=[.C205]-[.I205]" office:value-type="float" office:value="-0.169870000000001" calcext:value-type="float">
            <text:p>-0.16987</text:p>
          </table:table-cell>
          <table:table-cell/>
        </table:table-row>
        <table:table-row table:style-name="ro1">
          <table:table-cell office:value-type="float" office:value="0.263565" calcext:value-type="float">
            <text:p>0.263565</text:p>
          </table:table-cell>
          <table:table-cell office:value-type="float" office:value="-0.966751" calcext:value-type="float">
            <text:p>-0.966751</text:p>
          </table:table-cell>
          <table:table-cell office:value-type="float" office:value="9.70395" calcext:value-type="float">
            <text:p>9.70395</text:p>
          </table:table-cell>
          <table:table-cell office:value-type="float" office:value="-0.508866" calcext:value-type="float">
            <text:p>-0.508866</text:p>
          </table:table-cell>
          <table:table-cell office:value-type="float" office:value="-0.0234529" calcext:value-type="float">
            <text:p>-0.0234529</text:p>
          </table:table-cell>
          <table:table-cell office:value-type="float" office:value="0.0957578" calcext:value-type="float">
            <text:p>0.0957578</text:p>
          </table:table-cell>
          <table:table-cell office:value-type="float" office:value="0.229817" calcext:value-type="float">
            <text:p>0.229817</text:p>
          </table:table-cell>
          <table:table-cell office:value-type="float" office:value="-0.936736" calcext:value-type="float">
            <text:p>-0.936736</text:p>
          </table:table-cell>
          <table:table-cell office:value-type="float" office:value="9.75242" calcext:value-type="float">
            <text:p>9.75242</text:p>
          </table:table-cell>
          <table:table-cell/>
          <table:table-cell table:formula="of:= SQRT(([.G206]-[.A206])^2 + ([.H206]-[.B206])^2 + ([.I206]-[.C206])^2)" office:value-type="float" office:value="0.066250800968743" calcext:value-type="float">
            <text:p>0.066250801</text:p>
          </table:table-cell>
          <table:table-cell table:formula="of:=[.A206]-[.G206]" office:value-type="float" office:value="0.033748" calcext:value-type="float">
            <text:p>0.033748</text:p>
          </table:table-cell>
          <table:table-cell table:formula="of:=[.B206]-[.H206]" office:value-type="float" office:value="-0.0300149999999999" calcext:value-type="float">
            <text:p>-0.030015</text:p>
          </table:table-cell>
          <table:table-cell table:formula="of:=[.C206]-[.I206]" office:value-type="float" office:value="-0.04847" calcext:value-type="float">
            <text:p>-0.04847</text:p>
          </table:table-cell>
          <table:table-cell/>
        </table:table-row>
        <table:table-row table:style-name="ro1">
          <table:table-cell office:value-type="float" office:value="0.263565" calcext:value-type="float">
            <text:p>0.263565</text:p>
          </table:table-cell>
          <table:table-cell office:value-type="float" office:value="-0.966751" calcext:value-type="float">
            <text:p>-0.966751</text:p>
          </table:table-cell>
          <table:table-cell office:value-type="float" office:value="9.70395" calcext:value-type="float">
            <text:p>9.70395</text:p>
          </table:table-cell>
          <table:table-cell office:value-type="float" office:value="-0.509176" calcext:value-type="float">
            <text:p>-0.509176</text:p>
          </table:table-cell>
          <table:table-cell office:value-type="float" office:value="-0.0235107" calcext:value-type="float">
            <text:p>-0.0235107</text:p>
          </table:table-cell>
          <table:table-cell office:value-type="float" office:value="0.0958489" calcext:value-type="float">
            <text:p>0.0958489</text:p>
          </table:table-cell>
          <table:table-cell office:value-type="float" office:value="0.230385" calcext:value-type="float">
            <text:p>0.230385</text:p>
          </table:table-cell>
          <table:table-cell office:value-type="float" office:value="-0.937624" calcext:value-type="float">
            <text:p>-0.937624</text:p>
          </table:table-cell>
          <table:table-cell office:value-type="float" office:value="9.75232" calcext:value-type="float">
            <text:p>9.75232</text:p>
          </table:table-cell>
          <table:table-cell/>
          <table:table-cell table:formula="of:= SQRT(([.G207]-[.A207])^2 + ([.H207]-[.B207])^2 + ([.I207]-[.C207])^2)" office:value-type="float" office:value="0.0654900864940643" calcext:value-type="float">
            <text:p>0.0654900865</text:p>
          </table:table-cell>
          <table:table-cell table:formula="of:=[.A207]-[.G207]" office:value-type="float" office:value="0.03318" calcext:value-type="float">
            <text:p>0.03318</text:p>
          </table:table-cell>
          <table:table-cell table:formula="of:=[.B207]-[.H207]" office:value-type="float" office:value="-0.0291269999999999" calcext:value-type="float">
            <text:p>-0.029127</text:p>
          </table:table-cell>
          <table:table-cell table:formula="of:=[.C207]-[.I207]" office:value-type="float" office:value="-0.0483700000000002" calcext:value-type="float">
            <text:p>-0.04837</text:p>
          </table:table-cell>
          <table:table-cell/>
        </table:table-row>
        <table:table-row table:style-name="ro1">
          <table:table-cell office:value-type="float" office:value="0.225479" calcext:value-type="float">
            <text:p>0.225479</text:p>
          </table:table-cell>
          <table:table-cell office:value-type="float" office:value="-0.904861" calcext:value-type="float">
            <text:p>-0.904861</text:p>
          </table:table-cell>
          <table:table-cell office:value-type="float" office:value="9.62778" calcext:value-type="float">
            <text:p>9.62778</text:p>
          </table:table-cell>
          <table:table-cell office:value-type="float" office:value="-0.50956" calcext:value-type="float">
            <text:p>-0.50956</text:p>
          </table:table-cell>
          <table:table-cell office:value-type="float" office:value="-0.0236094" calcext:value-type="float">
            <text:p>-0.0236094</text:p>
          </table:table-cell>
          <table:table-cell office:value-type="float" office:value="0.095947" calcext:value-type="float">
            <text:p>0.095947</text:p>
          </table:table-cell>
          <table:table-cell office:value-type="float" office:value="0.231352" calcext:value-type="float">
            <text:p>0.231352</text:p>
          </table:table-cell>
          <table:table-cell office:value-type="float" office:value="-0.938578" calcext:value-type="float">
            <text:p>-0.938578</text:p>
          </table:table-cell>
          <table:table-cell office:value-type="float" office:value="9.75221" calcext:value-type="float">
            <text:p>9.75221</text:p>
          </table:table-cell>
          <table:table-cell/>
          <table:table-cell table:formula="of:= SQRT(([.G208]-[.A208])^2 + ([.H208]-[.B208])^2 + ([.I208]-[.C208])^2)" office:value-type="float" office:value="0.129050971007583" calcext:value-type="float">
            <text:p>0.129050971</text:p>
          </table:table-cell>
          <table:table-cell table:formula="of:=[.A208]-[.G208]" office:value-type="float" office:value="-0.00587300000000002" calcext:value-type="float">
            <text:p>-0.005873</text:p>
          </table:table-cell>
          <table:table-cell table:formula="of:=[.B208]-[.H208]" office:value-type="float" office:value="0.033717" calcext:value-type="float">
            <text:p>0.033717</text:p>
          </table:table-cell>
          <table:table-cell table:formula="of:=[.C208]-[.I208]" office:value-type="float" office:value="-0.12443" calcext:value-type="float">
            <text:p>-0.12443</text:p>
          </table:table-cell>
          <table:table-cell/>
        </table:table-row>
        <table:table-row table:style-name="ro1">
          <table:table-cell office:value-type="float" office:value="0.204056" calcext:value-type="float">
            <text:p>0.204056</text:p>
          </table:table-cell>
          <table:table-cell office:value-type="float" office:value="-0.945328" calcext:value-type="float">
            <text:p>-0.945328</text:p>
          </table:table-cell>
          <table:table-cell office:value-type="float" office:value="9.65158" calcext:value-type="float">
            <text:p>9.65158</text:p>
          </table:table-cell>
          <table:table-cell office:value-type="float" office:value="-0.509287" calcext:value-type="float">
            <text:p>-0.509287</text:p>
          </table:table-cell>
          <table:table-cell office:value-type="float" office:value="-0.02358" calcext:value-type="float">
            <text:p>-0.02358</text:p>
          </table:table-cell>
          <table:table-cell office:value-type="float" office:value="0.0958545" calcext:value-type="float">
            <text:p>0.0958545</text:p>
          </table:table-cell>
          <table:table-cell office:value-type="float" office:value="0.231064" calcext:value-type="float">
            <text:p>0.231064</text:p>
          </table:table-cell>
          <table:table-cell office:value-type="float" office:value="-0.937677" calcext:value-type="float">
            <text:p>-0.937677</text:p>
          </table:table-cell>
          <table:table-cell office:value-type="float" office:value="9.7523" calcext:value-type="float">
            <text:p>9.7523</text:p>
          </table:table-cell>
          <table:table-cell/>
          <table:table-cell table:formula="of:= SQRT(([.G209]-[.A209])^2 + ([.H209]-[.B209])^2 + ([.I209]-[.C209])^2)" office:value-type="float" office:value="0.104558539895124" calcext:value-type="float">
            <text:p>0.1045585399</text:p>
          </table:table-cell>
          <table:table-cell table:formula="of:=[.A209]-[.G209]" office:value-type="float" office:value="-0.027008" calcext:value-type="float">
            <text:p>-0.027008</text:p>
          </table:table-cell>
          <table:table-cell table:formula="of:=[.B209]-[.H209]" office:value-type="float" office:value="-0.00765099999999996" calcext:value-type="float">
            <text:p>-0.007651</text:p>
          </table:table-cell>
          <table:table-cell table:formula="of:=[.C209]-[.I209]" office:value-type="float" office:value="-0.100720000000001" calcext:value-type="float">
            <text:p>-0.10072</text:p>
          </table:table-cell>
          <table:table-cell/>
        </table:table-row>
        <table:table-row table:style-name="ro1">
          <table:table-cell office:value-type="float" office:value="0.204056" calcext:value-type="float">
            <text:p>0.204056</text:p>
          </table:table-cell>
          <table:table-cell office:value-type="float" office:value="-0.945328" calcext:value-type="float">
            <text:p>-0.945328</text:p>
          </table:table-cell>
          <table:table-cell office:value-type="float" office:value="9.65158" calcext:value-type="float">
            <text:p>9.65158</text:p>
          </table:table-cell>
          <table:table-cell office:value-type="float" office:value="-0.509287" calcext:value-type="float">
            <text:p>-0.509287</text:p>
          </table:table-cell>
          <table:table-cell office:value-type="float" office:value="-0.02358" calcext:value-type="float">
            <text:p>-0.02358</text:p>
          </table:table-cell>
          <table:table-cell office:value-type="float" office:value="0.0958545" calcext:value-type="float">
            <text:p>0.0958545</text:p>
          </table:table-cell>
          <table:table-cell office:value-type="float" office:value="0.231064" calcext:value-type="float">
            <text:p>0.231064</text:p>
          </table:table-cell>
          <table:table-cell office:value-type="float" office:value="-0.937677" calcext:value-type="float">
            <text:p>-0.937677</text:p>
          </table:table-cell>
          <table:table-cell office:value-type="float" office:value="9.7523" calcext:value-type="float">
            <text:p>9.7523</text:p>
          </table:table-cell>
          <table:table-cell/>
          <table:table-cell table:formula="of:= SQRT(([.G210]-[.A210])^2 + ([.H210]-[.B210])^2 + ([.I210]-[.C210])^2)" office:value-type="float" office:value="0.104558539895124" calcext:value-type="float">
            <text:p>0.1045585399</text:p>
          </table:table-cell>
          <table:table-cell table:formula="of:=[.A210]-[.G210]" office:value-type="float" office:value="-0.027008" calcext:value-type="float">
            <text:p>-0.027008</text:p>
          </table:table-cell>
          <table:table-cell table:formula="of:=[.B210]-[.H210]" office:value-type="float" office:value="-0.00765099999999996" calcext:value-type="float">
            <text:p>-0.007651</text:p>
          </table:table-cell>
          <table:table-cell table:formula="of:=[.C210]-[.I210]" office:value-type="float" office:value="-0.100720000000001" calcext:value-type="float">
            <text:p>-0.10072</text:p>
          </table:table-cell>
          <table:table-cell/>
        </table:table-row>
        <table:table-row table:style-name="ro1">
          <table:table-cell office:value-type="float" office:value="0.23262" calcext:value-type="float">
            <text:p>0.23262</text:p>
          </table:table-cell>
          <table:table-cell office:value-type="float" office:value="-0.931046" calcext:value-type="float">
            <text:p>-0.931046</text:p>
          </table:table-cell>
          <table:table-cell office:value-type="float" office:value="9.56351" calcext:value-type="float">
            <text:p>9.56351</text:p>
          </table:table-cell>
          <table:table-cell office:value-type="float" office:value="-0.509287" calcext:value-type="float">
            <text:p>-0.509287</text:p>
          </table:table-cell>
          <table:table-cell office:value-type="float" office:value="-0.02358" calcext:value-type="float">
            <text:p>-0.02358</text:p>
          </table:table-cell>
          <table:table-cell office:value-type="float" office:value="0.0958545" calcext:value-type="float">
            <text:p>0.0958545</text:p>
          </table:table-cell>
          <table:table-cell office:value-type="float" office:value="0.231064" calcext:value-type="float">
            <text:p>0.231064</text:p>
          </table:table-cell>
          <table:table-cell office:value-type="float" office:value="-0.937677" calcext:value-type="float">
            <text:p>-0.937677</text:p>
          </table:table-cell>
          <table:table-cell office:value-type="float" office:value="9.7523" calcext:value-type="float">
            <text:p>9.7523</text:p>
          </table:table-cell>
          <table:table-cell/>
          <table:table-cell table:formula="of:= SQRT(([.G211]-[.A211])^2 + ([.H211]-[.B211])^2 + ([.I211]-[.C211])^2)" office:value-type="float" office:value="0.188912824861097" calcext:value-type="float">
            <text:p>0.1889128249</text:p>
          </table:table-cell>
          <table:table-cell table:formula="of:=[.A211]-[.G211]" office:value-type="float" office:value="0.00155600000000003" calcext:value-type="float">
            <text:p>0.001556</text:p>
          </table:table-cell>
          <table:table-cell table:formula="of:=[.B211]-[.H211]" office:value-type="float" office:value="0.00663100000000005" calcext:value-type="float">
            <text:p>0.006631</text:p>
          </table:table-cell>
          <table:table-cell table:formula="of:=[.C211]-[.I211]" office:value-type="float" office:value="-0.188789999999999" calcext:value-type="float">
            <text:p>-0.18879</text:p>
          </table:table-cell>
          <table:table-cell/>
        </table:table-row>
        <table:table-row table:style-name="ro1">
          <table:table-cell office:value-type="float" office:value="0.23262" calcext:value-type="float">
            <text:p>0.23262</text:p>
          </table:table-cell>
          <table:table-cell office:value-type="float" office:value="-0.931046" calcext:value-type="float">
            <text:p>-0.931046</text:p>
          </table:table-cell>
          <table:table-cell office:value-type="float" office:value="9.56351" calcext:value-type="float">
            <text:p>9.56351</text:p>
          </table:table-cell>
          <table:table-cell office:value-type="float" office:value="-0.509287" calcext:value-type="float">
            <text:p>-0.509287</text:p>
          </table:table-cell>
          <table:table-cell office:value-type="float" office:value="-0.02358" calcext:value-type="float">
            <text:p>-0.02358</text:p>
          </table:table-cell>
          <table:table-cell office:value-type="float" office:value="0.0958545" calcext:value-type="float">
            <text:p>0.0958545</text:p>
          </table:table-cell>
          <table:table-cell office:value-type="float" office:value="0.231064" calcext:value-type="float">
            <text:p>0.231064</text:p>
          </table:table-cell>
          <table:table-cell office:value-type="float" office:value="-0.937677" calcext:value-type="float">
            <text:p>-0.937677</text:p>
          </table:table-cell>
          <table:table-cell office:value-type="float" office:value="9.7523" calcext:value-type="float">
            <text:p>9.7523</text:p>
          </table:table-cell>
          <table:table-cell/>
          <table:table-cell table:formula="of:= SQRT(([.G212]-[.A212])^2 + ([.H212]-[.B212])^2 + ([.I212]-[.C212])^2)" office:value-type="float" office:value="0.188912824861097" calcext:value-type="float">
            <text:p>0.1889128249</text:p>
          </table:table-cell>
          <table:table-cell table:formula="of:=[.A212]-[.G212]" office:value-type="float" office:value="0.00155600000000003" calcext:value-type="float">
            <text:p>0.001556</text:p>
          </table:table-cell>
          <table:table-cell table:formula="of:=[.B212]-[.H212]" office:value-type="float" office:value="0.00663100000000005" calcext:value-type="float">
            <text:p>0.006631</text:p>
          </table:table-cell>
          <table:table-cell table:formula="of:=[.C212]-[.I212]" office:value-type="float" office:value="-0.188789999999999" calcext:value-type="float">
            <text:p>-0.18879</text:p>
          </table:table-cell>
          <table:table-cell/>
        </table:table-row>
        <table:table-row table:style-name="ro1">
          <table:table-cell office:value-type="float" office:value="0.215958" calcext:value-type="float">
            <text:p>0.215958</text:p>
          </table:table-cell>
          <table:table-cell office:value-type="float" office:value="-0.900101" calcext:value-type="float">
            <text:p>-0.900101</text:p>
          </table:table-cell>
          <table:table-cell office:value-type="float" office:value="9.69681" calcext:value-type="float">
            <text:p>9.69681</text:p>
          </table:table-cell>
          <table:table-cell office:value-type="float" office:value="-0.509274" calcext:value-type="float">
            <text:p>-0.509274</text:p>
          </table:table-cell>
          <table:table-cell office:value-type="float" office:value="-0.0235158" calcext:value-type="float">
            <text:p>-0.0235158</text:p>
          </table:table-cell>
          <table:table-cell office:value-type="float" office:value="0.0958854" calcext:value-type="float">
            <text:p>0.0958854</text:p>
          </table:table-cell>
          <table:table-cell office:value-type="float" office:value="0.230433" calcext:value-type="float">
            <text:p>0.230433</text:p>
          </table:table-cell>
          <table:table-cell office:value-type="float" office:value="-0.937976" calcext:value-type="float">
            <text:p>-0.937976</text:p>
          </table:table-cell>
          <table:table-cell office:value-type="float" office:value="9.75229" calcext:value-type="float">
            <text:p>9.75229</text:p>
          </table:table-cell>
          <table:table-cell/>
          <table:table-cell table:formula="of:= SQRT(([.G213]-[.A213])^2 + ([.H213]-[.B213])^2 + ([.I213]-[.C213])^2)" office:value-type="float" office:value="0.0687173315110542" calcext:value-type="float">
            <text:p>0.0687173315</text:p>
          </table:table-cell>
          <table:table-cell table:formula="of:=[.A213]-[.G213]" office:value-type="float" office:value="-0.014475" calcext:value-type="float">
            <text:p>-0.014475</text:p>
          </table:table-cell>
          <table:table-cell table:formula="of:=[.B213]-[.H213]" office:value-type="float" office:value="0.037875" calcext:value-type="float">
            <text:p>0.037875</text:p>
          </table:table-cell>
          <table:table-cell table:formula="of:=[.C213]-[.I213]" office:value-type="float" office:value="-0.0554800000000011" calcext:value-type="float">
            <text:p>-0.05548</text:p>
          </table:table-cell>
          <table:table-cell/>
        </table:table-row>
        <table:table-row table:style-name="ro1">
          <table:table-cell office:value-type="float" office:value="0.215958" calcext:value-type="float">
            <text:p>0.215958</text:p>
          </table:table-cell>
          <table:table-cell office:value-type="float" office:value="-0.900101" calcext:value-type="float">
            <text:p>-0.900101</text:p>
          </table:table-cell>
          <table:table-cell office:value-type="float" office:value="9.69681" calcext:value-type="float">
            <text:p>9.69681</text:p>
          </table:table-cell>
          <table:table-cell office:value-type="float" office:value="-0.509373" calcext:value-type="float">
            <text:p>-0.509373</text:p>
          </table:table-cell>
          <table:table-cell office:value-type="float" office:value="-0.0235493" calcext:value-type="float">
            <text:p>-0.0235493</text:p>
          </table:table-cell>
          <table:table-cell office:value-type="float" office:value="0.0959061" calcext:value-type="float">
            <text:p>0.0959061</text:p>
          </table:table-cell>
          <table:table-cell office:value-type="float" office:value="0.230762" calcext:value-type="float">
            <text:p>0.230762</text:p>
          </table:table-cell>
          <table:table-cell office:value-type="float" office:value="-0.938179" calcext:value-type="float">
            <text:p>-0.938179</text:p>
          </table:table-cell>
          <table:table-cell office:value-type="float" office:value="9.75226" calcext:value-type="float">
            <text:p>9.75226</text:p>
          </table:table-cell>
          <table:table-cell/>
          <table:table-cell table:formula="of:= SQRT(([.G214]-[.A214])^2 + ([.H214]-[.B214])^2 + ([.I214]-[.C214])^2)" office:value-type="float" office:value="0.0688752132483091" calcext:value-type="float">
            <text:p>0.0688752132</text:p>
          </table:table-cell>
          <table:table-cell table:formula="of:=[.A214]-[.G214]" office:value-type="float" office:value="-0.014804" calcext:value-type="float">
            <text:p>-0.014804</text:p>
          </table:table-cell>
          <table:table-cell table:formula="of:=[.B214]-[.H214]" office:value-type="float" office:value="0.0380780000000001" calcext:value-type="float">
            <text:p>0.038078</text:p>
          </table:table-cell>
          <table:table-cell table:formula="of:=[.C214]-[.I214]" office:value-type="float" office:value="-0.0554500000000004" calcext:value-type="float">
            <text:p>-0.05545</text:p>
          </table:table-cell>
          <table:table-cell/>
        </table:table-row>
        <table:table-row table:style-name="ro1">
          <table:table-cell office:value-type="float" office:value="0.23262" calcext:value-type="float">
            <text:p>0.23262</text:p>
          </table:table-cell>
          <table:table-cell office:value-type="float" office:value="-0.947708" calcext:value-type="float">
            <text:p>-0.947708</text:p>
          </table:table-cell>
          <table:table-cell office:value-type="float" office:value="9.65158" calcext:value-type="float">
            <text:p>9.65158</text:p>
          </table:table-cell>
          <table:table-cell office:value-type="float" office:value="-0.509373" calcext:value-type="float">
            <text:p>-0.509373</text:p>
          </table:table-cell>
          <table:table-cell office:value-type="float" office:value="-0.0235493" calcext:value-type="float">
            <text:p>-0.0235493</text:p>
          </table:table-cell>
          <table:table-cell office:value-type="float" office:value="0.0959061" calcext:value-type="float">
            <text:p>0.0959061</text:p>
          </table:table-cell>
          <table:table-cell office:value-type="float" office:value="0.230762" calcext:value-type="float">
            <text:p>0.230762</text:p>
          </table:table-cell>
          <table:table-cell office:value-type="float" office:value="-0.938179" calcext:value-type="float">
            <text:p>-0.938179</text:p>
          </table:table-cell>
          <table:table-cell office:value-type="float" office:value="9.75226" calcext:value-type="float">
            <text:p>9.75226</text:p>
          </table:table-cell>
          <table:table-cell/>
          <table:table-cell table:formula="of:= SQRT(([.G215]-[.A215])^2 + ([.H215]-[.B215])^2 + ([.I215]-[.C215])^2)" office:value-type="float" office:value="0.101147003934868" calcext:value-type="float">
            <text:p>0.1011470039</text:p>
          </table:table-cell>
          <table:table-cell table:formula="of:=[.A215]-[.G215]" office:value-type="float" office:value="0.00185800000000003" calcext:value-type="float">
            <text:p>0.001858</text:p>
          </table:table-cell>
          <table:table-cell table:formula="of:=[.B215]-[.H215]" office:value-type="float" office:value="-0.00952900000000001" calcext:value-type="float">
            <text:p>-0.009529</text:p>
          </table:table-cell>
          <table:table-cell table:formula="of:=[.C215]-[.I215]" office:value-type="float" office:value="-0.100680000000001" calcext:value-type="float">
            <text:p>-0.10068</text:p>
          </table:table-cell>
          <table:table-cell/>
        </table:table-row>
        <table:table-row table:style-name="ro1">
          <table:table-cell office:value-type="float" office:value="0.23262" calcext:value-type="float">
            <text:p>0.23262</text:p>
          </table:table-cell>
          <table:table-cell office:value-type="float" office:value="-0.947708" calcext:value-type="float">
            <text:p>-0.947708</text:p>
          </table:table-cell>
          <table:table-cell office:value-type="float" office:value="9.65158" calcext:value-type="float">
            <text:p>9.65158</text:p>
          </table:table-cell>
          <table:table-cell office:value-type="float" office:value="-0.508956" calcext:value-type="float">
            <text:p>-0.508956</text:p>
          </table:table-cell>
          <table:table-cell office:value-type="float" office:value="-0.0234846" calcext:value-type="float">
            <text:p>-0.0234846</text:p>
          </table:table-cell>
          <table:table-cell office:value-type="float" office:value="0.0957757" calcext:value-type="float">
            <text:p>0.0957757</text:p>
          </table:table-cell>
          <table:table-cell office:value-type="float" office:value="0.230129" calcext:value-type="float">
            <text:p>0.230129</text:p>
          </table:table-cell>
          <table:table-cell office:value-type="float" office:value="-0.936911" calcext:value-type="float">
            <text:p>-0.936911</text:p>
          </table:table-cell>
          <table:table-cell office:value-type="float" office:value="9.7524" calcext:value-type="float">
            <text:p>9.7524</text:p>
          </table:table-cell>
          <table:table-cell/>
          <table:table-cell table:formula="of:= SQRT(([.G216]-[.A216])^2 + ([.H216]-[.B216])^2 + ([.I216]-[.C216])^2)" office:value-type="float" office:value="0.101427080654035" calcext:value-type="float">
            <text:p>0.1014270807</text:p>
          </table:table-cell>
          <table:table-cell table:formula="of:=[.A216]-[.G216]" office:value-type="float" office:value="0.00249100000000002" calcext:value-type="float">
            <text:p>0.002491</text:p>
          </table:table-cell>
          <table:table-cell table:formula="of:=[.B216]-[.H216]" office:value-type="float" office:value="-0.0107970000000001" calcext:value-type="float">
            <text:p>-0.010797</text:p>
          </table:table-cell>
          <table:table-cell table:formula="of:=[.C216]-[.I216]" office:value-type="float" office:value="-0.100820000000001" calcext:value-type="float">
            <text:p>-0.10082</text:p>
          </table:table-cell>
          <table:table-cell/>
        </table:table-row>
        <table:table-row table:style-name="ro1">
          <table:table-cell office:value-type="float" office:value="0.225479" calcext:value-type="float">
            <text:p>0.225479</text:p>
          </table:table-cell>
          <table:table-cell office:value-type="float" office:value="-0.859634" calcext:value-type="float">
            <text:p>-0.859634</text:p>
          </table:table-cell>
          <table:table-cell office:value-type="float" office:value="9.62064" calcext:value-type="float">
            <text:p>9.62064</text:p>
          </table:table-cell>
          <table:table-cell office:value-type="float" office:value="-0.509081" calcext:value-type="float">
            <text:p>-0.509081</text:p>
          </table:table-cell>
          <table:table-cell office:value-type="float" office:value="-0.0234822" calcext:value-type="float">
            <text:p>-0.0234822</text:p>
          </table:table-cell>
          <table:table-cell office:value-type="float" office:value="0.0958271" calcext:value-type="float">
            <text:p>0.0958271</text:p>
          </table:table-cell>
          <table:table-cell office:value-type="float" office:value="0.230105" calcext:value-type="float">
            <text:p>0.230105</text:p>
          </table:table-cell>
          <table:table-cell office:value-type="float" office:value="-0.937412" calcext:value-type="float">
            <text:p>-0.937412</text:p>
          </table:table-cell>
          <table:table-cell office:value-type="float" office:value="9.75235" calcext:value-type="float">
            <text:p>9.75235</text:p>
          </table:table-cell>
          <table:table-cell/>
          <table:table-cell table:formula="of:= SQRT(([.G217]-[.A217])^2 + ([.H217]-[.B217])^2 + ([.I217]-[.C217])^2)" office:value-type="float" office:value="0.153030523948655" calcext:value-type="float">
            <text:p>0.1530305239</text:p>
          </table:table-cell>
          <table:table-cell table:formula="of:=[.A217]-[.G217]" office:value-type="float" office:value="-0.00462599999999999" calcext:value-type="float">
            <text:p>-0.004626</text:p>
          </table:table-cell>
          <table:table-cell table:formula="of:=[.B217]-[.H217]" office:value-type="float" office:value="0.0777779999999999" calcext:value-type="float">
            <text:p>0.077778</text:p>
          </table:table-cell>
          <table:table-cell table:formula="of:=[.C217]-[.I217]" office:value-type="float" office:value="-0.13171" calcext:value-type="float">
            <text:p>-0.13171</text:p>
          </table:table-cell>
          <table:table-cell/>
        </table:table-row>
        <table:table-row table:style-name="ro1">
          <table:table-cell office:value-type="float" office:value="0.225479" calcext:value-type="float">
            <text:p>0.225479</text:p>
          </table:table-cell>
          <table:table-cell office:value-type="float" office:value="-0.859634" calcext:value-type="float">
            <text:p>-0.859634</text:p>
          </table:table-cell>
          <table:table-cell office:value-type="float" office:value="9.62064" calcext:value-type="float">
            <text:p>9.62064</text:p>
          </table:table-cell>
          <table:table-cell office:value-type="float" office:value="-0.509081" calcext:value-type="float">
            <text:p>-0.509081</text:p>
          </table:table-cell>
          <table:table-cell office:value-type="float" office:value="-0.0234822" calcext:value-type="float">
            <text:p>-0.0234822</text:p>
          </table:table-cell>
          <table:table-cell office:value-type="float" office:value="0.0958271" calcext:value-type="float">
            <text:p>0.0958271</text:p>
          </table:table-cell>
          <table:table-cell office:value-type="float" office:value="0.230105" calcext:value-type="float">
            <text:p>0.230105</text:p>
          </table:table-cell>
          <table:table-cell office:value-type="float" office:value="-0.937412" calcext:value-type="float">
            <text:p>-0.937412</text:p>
          </table:table-cell>
          <table:table-cell office:value-type="float" office:value="9.75235" calcext:value-type="float">
            <text:p>9.75235</text:p>
          </table:table-cell>
          <table:table-cell/>
          <table:table-cell table:formula="of:= SQRT(([.G218]-[.A218])^2 + ([.H218]-[.B218])^2 + ([.I218]-[.C218])^2)" office:value-type="float" office:value="0.153030523948655" calcext:value-type="float">
            <text:p>0.1530305239</text:p>
          </table:table-cell>
          <table:table-cell table:formula="of:=[.A218]-[.G218]" office:value-type="float" office:value="-0.00462599999999999" calcext:value-type="float">
            <text:p>-0.004626</text:p>
          </table:table-cell>
          <table:table-cell table:formula="of:=[.B218]-[.H218]" office:value-type="float" office:value="0.0777779999999999" calcext:value-type="float">
            <text:p>0.077778</text:p>
          </table:table-cell>
          <table:table-cell table:formula="of:=[.C218]-[.I218]" office:value-type="float" office:value="-0.13171" calcext:value-type="float">
            <text:p>-0.13171</text:p>
          </table:table-cell>
          <table:table-cell/>
        </table:table-row>
        <table:table-row table:style-name="ro1">
          <table:table-cell office:value-type="float" office:value="0.223099" calcext:value-type="float">
            <text:p>0.223099</text:p>
          </table:table-cell>
          <table:table-cell office:value-type="float" office:value="-0.969131" calcext:value-type="float">
            <text:p>-0.969131</text:p>
          </table:table-cell>
          <table:table-cell office:value-type="float" office:value="9.53732" calcext:value-type="float">
            <text:p>9.53732</text:p>
          </table:table-cell>
          <table:table-cell office:value-type="float" office:value="-0.508506" calcext:value-type="float">
            <text:p>-0.508506</text:p>
          </table:table-cell>
          <table:table-cell office:value-type="float" office:value="-0.0234482" calcext:value-type="float">
            <text:p>-0.0234482</text:p>
          </table:table-cell>
          <table:table-cell office:value-type="float" office:value="0.0956165" calcext:value-type="float">
            <text:p>0.0956165</text:p>
          </table:table-cell>
          <table:table-cell office:value-type="float" office:value="0.229771" calcext:value-type="float">
            <text:p>0.229771</text:p>
          </table:table-cell>
          <table:table-cell office:value-type="float" office:value="-0.935355" calcext:value-type="float">
            <text:p>-0.935355</text:p>
          </table:table-cell>
          <table:table-cell office:value-type="float" office:value="9.75255" calcext:value-type="float">
            <text:p>9.75255</text:p>
          </table:table-cell>
          <table:table-cell/>
          <table:table-cell table:formula="of:= SQRT(([.G219]-[.A219])^2 + ([.H219]-[.B219])^2 + ([.I219]-[.C219])^2)" office:value-type="float" office:value="0.217966251194996" calcext:value-type="float">
            <text:p>0.2179662512</text:p>
          </table:table-cell>
          <table:table-cell table:formula="of:=[.A219]-[.G219]" office:value-type="float" office:value="-0.00667200000000001" calcext:value-type="float">
            <text:p>-0.006672</text:p>
          </table:table-cell>
          <table:table-cell table:formula="of:=[.B219]-[.H219]" office:value-type="float" office:value="-0.033776" calcext:value-type="float">
            <text:p>-0.033776</text:p>
          </table:table-cell>
          <table:table-cell table:formula="of:=[.C219]-[.I219]" office:value-type="float" office:value="-0.21523" calcext:value-type="float">
            <text:p>-0.21523</text:p>
          </table:table-cell>
          <table:table-cell/>
        </table:table-row>
        <table:table-row table:style-name="ro1">
          <table:table-cell office:value-type="float" office:value="0.223099" calcext:value-type="float">
            <text:p>0.223099</text:p>
          </table:table-cell>
          <table:table-cell office:value-type="float" office:value="-0.969131" calcext:value-type="float">
            <text:p>-0.969131</text:p>
          </table:table-cell>
          <table:table-cell office:value-type="float" office:value="9.53732" calcext:value-type="float">
            <text:p>9.53732</text:p>
          </table:table-cell>
          <table:table-cell office:value-type="float" office:value="-0.508506" calcext:value-type="float">
            <text:p>-0.508506</text:p>
          </table:table-cell>
          <table:table-cell office:value-type="float" office:value="-0.0234482" calcext:value-type="float">
            <text:p>-0.0234482</text:p>
          </table:table-cell>
          <table:table-cell office:value-type="float" office:value="0.0956165" calcext:value-type="float">
            <text:p>0.0956165</text:p>
          </table:table-cell>
          <table:table-cell office:value-type="float" office:value="0.229771" calcext:value-type="float">
            <text:p>0.229771</text:p>
          </table:table-cell>
          <table:table-cell office:value-type="float" office:value="-0.935355" calcext:value-type="float">
            <text:p>-0.935355</text:p>
          </table:table-cell>
          <table:table-cell office:value-type="float" office:value="9.75255" calcext:value-type="float">
            <text:p>9.75255</text:p>
          </table:table-cell>
          <table:table-cell/>
          <table:table-cell table:formula="of:= SQRT(([.G220]-[.A220])^2 + ([.H220]-[.B220])^2 + ([.I220]-[.C220])^2)" office:value-type="float" office:value="0.217966251194996" calcext:value-type="float">
            <text:p>0.2179662512</text:p>
          </table:table-cell>
          <table:table-cell table:formula="of:=[.A220]-[.G220]" office:value-type="float" office:value="-0.00667200000000001" calcext:value-type="float">
            <text:p>-0.006672</text:p>
          </table:table-cell>
          <table:table-cell table:formula="of:=[.B220]-[.H220]" office:value-type="float" office:value="-0.033776" calcext:value-type="float">
            <text:p>-0.033776</text:p>
          </table:table-cell>
          <table:table-cell table:formula="of:=[.C220]-[.I220]" office:value-type="float" office:value="-0.21523" calcext:value-type="float">
            <text:p>-0.21523</text:p>
          </table:table-cell>
          <table:table-cell/>
        </table:table-row>
        <table:table-row table:style-name="ro1">
          <table:table-cell office:value-type="float" office:value="0.258804" calcext:value-type="float">
            <text:p>0.258804</text:p>
          </table:table-cell>
          <table:table-cell office:value-type="float" office:value="-0.947708" calcext:value-type="float">
            <text:p>-0.947708</text:p>
          </table:table-cell>
          <table:table-cell office:value-type="float" office:value="9.6373" calcext:value-type="float">
            <text:p>9.6373</text:p>
          </table:table-cell>
          <table:table-cell office:value-type="float" office:value="-0.508506" calcext:value-type="float">
            <text:p>-0.508506</text:p>
          </table:table-cell>
          <table:table-cell office:value-type="float" office:value="-0.0234482" calcext:value-type="float">
            <text:p>-0.0234482</text:p>
          </table:table-cell>
          <table:table-cell office:value-type="float" office:value="0.0956165" calcext:value-type="float">
            <text:p>0.0956165</text:p>
          </table:table-cell>
          <table:table-cell office:value-type="float" office:value="0.229771" calcext:value-type="float">
            <text:p>0.229771</text:p>
          </table:table-cell>
          <table:table-cell office:value-type="float" office:value="-0.935355" calcext:value-type="float">
            <text:p>-0.935355</text:p>
          </table:table-cell>
          <table:table-cell office:value-type="float" office:value="9.75255" calcext:value-type="float">
            <text:p>9.75255</text:p>
          </table:table-cell>
          <table:table-cell/>
          <table:table-cell table:formula="of:= SQRT(([.G221]-[.A221])^2 + ([.H221]-[.B221])^2 + ([.I221]-[.C221])^2)" office:value-type="float" office:value="0.119490895879142" calcext:value-type="float">
            <text:p>0.1194908959</text:p>
          </table:table-cell>
          <table:table-cell table:formula="of:=[.A221]-[.G221]" office:value-type="float" office:value="0.029033" calcext:value-type="float">
            <text:p>0.029033</text:p>
          </table:table-cell>
          <table:table-cell table:formula="of:=[.B221]-[.H221]" office:value-type="float" office:value="-0.0123530000000001" calcext:value-type="float">
            <text:p>-0.012353</text:p>
          </table:table-cell>
          <table:table-cell table:formula="of:=[.C221]-[.I221]" office:value-type="float" office:value="-0.11525" calcext:value-type="float">
            <text:p>-0.11525</text:p>
          </table:table-cell>
          <table:table-cell/>
        </table:table-row>
        <table:table-row table:style-name="ro1">
          <table:table-cell office:value-type="float" office:value="0.258804" calcext:value-type="float">
            <text:p>0.258804</text:p>
          </table:table-cell>
          <table:table-cell office:value-type="float" office:value="-0.947708" calcext:value-type="float">
            <text:p>-0.947708</text:p>
          </table:table-cell>
          <table:table-cell office:value-type="float" office:value="9.6373" calcext:value-type="float">
            <text:p>9.6373</text:p>
          </table:table-cell>
          <table:table-cell office:value-type="float" office:value="-0.508978" calcext:value-type="float">
            <text:p>-0.508978</text:p>
          </table:table-cell>
          <table:table-cell office:value-type="float" office:value="-0.0234105" calcext:value-type="float">
            <text:p>-0.0234105</text:p>
          </table:table-cell>
          <table:table-cell office:value-type="float" office:value="0.0958262" calcext:value-type="float">
            <text:p>0.0958262</text:p>
          </table:table-cell>
          <table:table-cell office:value-type="float" office:value="0.229402" calcext:value-type="float">
            <text:p>0.229402</text:p>
          </table:table-cell>
          <table:table-cell office:value-type="float" office:value="-0.937404" calcext:value-type="float">
            <text:p>-0.937404</text:p>
          </table:table-cell>
          <table:table-cell office:value-type="float" office:value="9.75237" calcext:value-type="float">
            <text:p>9.75237</text:p>
          </table:table-cell>
          <table:table-cell/>
          <table:table-cell table:formula="of:= SQRT(([.G222]-[.A222])^2 + ([.H222]-[.B222])^2 + ([.I222]-[.C222])^2)" office:value-type="float" office:value="0.119213065223575" calcext:value-type="float">
            <text:p>0.1192130652</text:p>
          </table:table-cell>
          <table:table-cell table:formula="of:=[.A222]-[.G222]" office:value-type="float" office:value="0.029402" calcext:value-type="float">
            <text:p>0.029402</text:p>
          </table:table-cell>
          <table:table-cell table:formula="of:=[.B222]-[.H222]" office:value-type="float" office:value="-0.0103040000000001" calcext:value-type="float">
            <text:p>-0.010304</text:p>
          </table:table-cell>
          <table:table-cell table:formula="of:=[.C222]-[.I222]" office:value-type="float" office:value="-0.115070000000001" calcext:value-type="float">
            <text:p>-0.11507</text:p>
          </table:table-cell>
          <table:table-cell/>
        </table:table-row>
        <table:table-row table:style-name="ro1">
          <table:table-cell office:value-type="float" office:value="0.215958" calcext:value-type="float">
            <text:p>0.215958</text:p>
          </table:table-cell>
          <table:table-cell office:value-type="float" office:value="-0.916763" calcext:value-type="float">
            <text:p>-0.916763</text:p>
          </table:table-cell>
          <table:table-cell office:value-type="float" office:value="9.61826" calcext:value-type="float">
            <text:p>9.61826</text:p>
          </table:table-cell>
          <table:table-cell office:value-type="float" office:value="-0.50932" calcext:value-type="float">
            <text:p>-0.50932</text:p>
          </table:table-cell>
          <table:table-cell office:value-type="float" office:value="-0.0235008" calcext:value-type="float">
            <text:p>-0.0235008</text:p>
          </table:table-cell>
          <table:table-cell office:value-type="float" office:value="0.0959122" calcext:value-type="float">
            <text:p>0.0959122</text:p>
          </table:table-cell>
          <table:table-cell office:value-type="float" office:value="0.230288" calcext:value-type="float">
            <text:p>0.230288</text:p>
          </table:table-cell>
          <table:table-cell office:value-type="float" office:value="-0.938242" calcext:value-type="float">
            <text:p>-0.938242</text:p>
          </table:table-cell>
          <table:table-cell office:value-type="float" office:value="9.75226" calcext:value-type="float">
            <text:p>9.75226</text:p>
          </table:table-cell>
          <table:table-cell/>
          <table:table-cell table:formula="of:= SQRT(([.G223]-[.A223])^2 + ([.H223]-[.B223])^2 + ([.I223]-[.C223])^2)" office:value-type="float" office:value="0.136465000425018" calcext:value-type="float">
            <text:p>0.1364650004</text:p>
          </table:table-cell>
          <table:table-cell table:formula="of:=[.A223]-[.G223]" office:value-type="float" office:value="-0.01433" calcext:value-type="float">
            <text:p>-0.01433</text:p>
          </table:table-cell>
          <table:table-cell table:formula="of:=[.B223]-[.H223]" office:value-type="float" office:value="0.0214789999999999" calcext:value-type="float">
            <text:p>0.021479</text:p>
          </table:table-cell>
          <table:table-cell table:formula="of:=[.C223]-[.I223]" office:value-type="float" office:value="-0.134" calcext:value-type="float">
            <text:p>-0.134</text:p>
          </table:table-cell>
          <table:table-cell/>
        </table:table-row>
        <table:table-row table:style-name="ro1">
          <table:table-cell office:value-type="float" office:value="0.211197" calcext:value-type="float">
            <text:p>0.211197</text:p>
          </table:table-cell>
          <table:table-cell office:value-type="float" office:value="-0.95961" calcext:value-type="float">
            <text:p>-0.95961</text:p>
          </table:table-cell>
          <table:table-cell office:value-type="float" office:value="9.55399" calcext:value-type="float">
            <text:p>9.55399</text:p>
          </table:table-cell>
          <table:table-cell office:value-type="float" office:value="-0.50932" calcext:value-type="float">
            <text:p>-0.50932</text:p>
          </table:table-cell>
          <table:table-cell office:value-type="float" office:value="-0.0235008" calcext:value-type="float">
            <text:p>-0.0235008</text:p>
          </table:table-cell>
          <table:table-cell office:value-type="float" office:value="0.0959122" calcext:value-type="float">
            <text:p>0.0959122</text:p>
          </table:table-cell>
          <table:table-cell office:value-type="float" office:value="0.230288" calcext:value-type="float">
            <text:p>0.230288</text:p>
          </table:table-cell>
          <table:table-cell office:value-type="float" office:value="-0.938242" calcext:value-type="float">
            <text:p>-0.938242</text:p>
          </table:table-cell>
          <table:table-cell office:value-type="float" office:value="9.75226" calcext:value-type="float">
            <text:p>9.75226</text:p>
          </table:table-cell>
          <table:table-cell/>
          <table:table-cell table:formula="of:= SQRT(([.G224]-[.A224])^2 + ([.H224]-[.B224])^2 + ([.I224]-[.C224])^2)" office:value-type="float" office:value="0.200329854502517" calcext:value-type="float">
            <text:p>0.2003298545</text:p>
          </table:table-cell>
          <table:table-cell table:formula="of:=[.A224]-[.G224]" office:value-type="float" office:value="-0.019091" calcext:value-type="float">
            <text:p>-0.019091</text:p>
          </table:table-cell>
          <table:table-cell table:formula="of:=[.B224]-[.H224]" office:value-type="float" office:value="-0.0213680000000002" calcext:value-type="float">
            <text:p>-0.021368</text:p>
          </table:table-cell>
          <table:table-cell table:formula="of:=[.C224]-[.I224]" office:value-type="float" office:value="-0.198269999999999" calcext:value-type="float">
            <text:p>-0.19827</text:p>
          </table:table-cell>
          <table:table-cell/>
        </table:table-row>
        <table:table-row table:style-name="ro1">
          <table:table-cell office:value-type="float" office:value="0.211197" calcext:value-type="float">
            <text:p>0.211197</text:p>
          </table:table-cell>
          <table:table-cell office:value-type="float" office:value="-0.95961" calcext:value-type="float">
            <text:p>-0.95961</text:p>
          </table:table-cell>
          <table:table-cell office:value-type="float" office:value="9.55399" calcext:value-type="float">
            <text:p>9.55399</text:p>
          </table:table-cell>
          <table:table-cell office:value-type="float" office:value="-0.509197" calcext:value-type="float">
            <text:p>-0.509197</text:p>
          </table:table-cell>
          <table:table-cell office:value-type="float" office:value="-0.0234442" calcext:value-type="float">
            <text:p>-0.0234442</text:p>
          </table:table-cell>
          <table:table-cell office:value-type="float" office:value="0.095895" calcext:value-type="float">
            <text:p>0.095895</text:p>
          </table:table-cell>
          <table:table-cell office:value-type="float" office:value="0.229733" calcext:value-type="float">
            <text:p>0.229733</text:p>
          </table:table-cell>
          <table:table-cell office:value-type="float" office:value="-0.938075" calcext:value-type="float">
            <text:p>-0.938075</text:p>
          </table:table-cell>
          <table:table-cell office:value-type="float" office:value="9.75229" calcext:value-type="float">
            <text:p>9.75229</text:p>
          </table:table-cell>
          <table:table-cell/>
          <table:table-cell table:formula="of:= SQRT(([.G225]-[.A225])^2 + ([.H225]-[.B225])^2 + ([.I225]-[.C225])^2)" office:value-type="float" office:value="0.20032530923725" calcext:value-type="float">
            <text:p>0.2003253092</text:p>
          </table:table-cell>
          <table:table-cell table:formula="of:=[.A225]-[.G225]" office:value-type="float" office:value="-0.018536" calcext:value-type="float">
            <text:p>-0.018536</text:p>
          </table:table-cell>
          <table:table-cell table:formula="of:=[.B225]-[.H225]" office:value-type="float" office:value="-0.0215350000000001" calcext:value-type="float">
            <text:p>-0.021535</text:p>
          </table:table-cell>
          <table:table-cell table:formula="of:=[.C225]-[.I225]" office:value-type="float" office:value="-0.1983" calcext:value-type="float">
            <text:p>-0.1983</text:p>
          </table:table-cell>
          <table:table-cell/>
        </table:table-row>
        <table:table-row table:style-name="ro1">
          <table:table-cell office:value-type="float" office:value="0.263565" calcext:value-type="float">
            <text:p>0.263565</text:p>
          </table:table-cell>
          <table:table-cell office:value-type="float" office:value="-0.928665" calcext:value-type="float">
            <text:p>-0.928665</text:p>
          </table:table-cell>
          <table:table-cell office:value-type="float" office:value="9.66348" calcext:value-type="float">
            <text:p>9.66348</text:p>
          </table:table-cell>
          <table:table-cell office:value-type="float" office:value="-0.509197" calcext:value-type="float">
            <text:p>-0.509197</text:p>
          </table:table-cell>
          <table:table-cell office:value-type="float" office:value="-0.0234442" calcext:value-type="float">
            <text:p>-0.0234442</text:p>
          </table:table-cell>
          <table:table-cell office:value-type="float" office:value="0.095895" calcext:value-type="float">
            <text:p>0.095895</text:p>
          </table:table-cell>
          <table:table-cell office:value-type="float" office:value="0.229733" calcext:value-type="float">
            <text:p>0.229733</text:p>
          </table:table-cell>
          <table:table-cell office:value-type="float" office:value="-0.938075" calcext:value-type="float">
            <text:p>-0.938075</text:p>
          </table:table-cell>
          <table:table-cell office:value-type="float" office:value="9.75229" calcext:value-type="float">
            <text:p>9.75229</text:p>
          </table:table-cell>
          <table:table-cell/>
          <table:table-cell table:formula="of:= SQRT(([.G226]-[.A226])^2 + ([.H226]-[.B226])^2 + ([.I226]-[.C226])^2)" office:value-type="float" office:value="0.0955006200189302" calcext:value-type="float">
            <text:p>0.09550062</text:p>
          </table:table-cell>
          <table:table-cell table:formula="of:=[.A226]-[.G226]" office:value-type="float" office:value="0.033832" calcext:value-type="float">
            <text:p>0.033832</text:p>
          </table:table-cell>
          <table:table-cell table:formula="of:=[.B226]-[.H226]" office:value-type="float" office:value="0.00941000000000003" calcext:value-type="float">
            <text:p>0.00941</text:p>
          </table:table-cell>
          <table:table-cell table:formula="of:=[.C226]-[.I226]" office:value-type="float" office:value="-0.0888100000000005" calcext:value-type="float">
            <text:p>-0.08881</text:p>
          </table:table-cell>
          <table:table-cell/>
        </table:table-row>
        <table:table-row table:style-name="ro1">
          <table:table-cell office:value-type="float" office:value="0.263565" calcext:value-type="float">
            <text:p>0.263565</text:p>
          </table:table-cell>
          <table:table-cell office:value-type="float" office:value="-0.928665" calcext:value-type="float">
            <text:p>-0.928665</text:p>
          </table:table-cell>
          <table:table-cell office:value-type="float" office:value="9.66348" calcext:value-type="float">
            <text:p>9.66348</text:p>
          </table:table-cell>
          <table:table-cell office:value-type="float" office:value="-0.509402" calcext:value-type="float">
            <text:p>-0.509402</text:p>
          </table:table-cell>
          <table:table-cell office:value-type="float" office:value="-0.0233572" calcext:value-type="float">
            <text:p>-0.0233572</text:p>
          </table:table-cell>
          <table:table-cell office:value-type="float" office:value="0.096026" calcext:value-type="float">
            <text:p>0.096026</text:p>
          </table:table-cell>
          <table:table-cell office:value-type="float" office:value="0.228879" calcext:value-type="float">
            <text:p>0.228879</text:p>
          </table:table-cell>
          <table:table-cell office:value-type="float" office:value="-0.939353" calcext:value-type="float">
            <text:p>-0.939353</text:p>
          </table:table-cell>
          <table:table-cell office:value-type="float" office:value="9.75219" calcext:value-type="float">
            <text:p>9.75219</text:p>
          </table:table-cell>
          <table:table-cell/>
          <table:table-cell table:formula="of:= SQRT(([.G227]-[.A227])^2 + ([.H227]-[.B227])^2 + ([.I227]-[.C227])^2)" office:value-type="float" office:value="0.0958478796844256" calcext:value-type="float">
            <text:p>0.0958478797</text:p>
          </table:table-cell>
          <table:table-cell table:formula="of:=[.A227]-[.G227]" office:value-type="float" office:value="0.034686" calcext:value-type="float">
            <text:p>0.034686</text:p>
          </table:table-cell>
          <table:table-cell table:formula="of:=[.B227]-[.H227]" office:value-type="float" office:value="0.010688" calcext:value-type="float">
            <text:p>0.010688</text:p>
          </table:table-cell>
          <table:table-cell table:formula="of:=[.C227]-[.I227]" office:value-type="float" office:value="-0.0887100000000007" calcext:value-type="float">
            <text:p>-0.08871</text:p>
          </table:table-cell>
          <table:table-cell/>
        </table:table-row>
        <table:table-row table:style-name="ro1">
          <table:table-cell office:value-type="float" office:value="0.208817" calcext:value-type="float">
            <text:p>0.208817</text:p>
          </table:table-cell>
          <table:table-cell office:value-type="float" office:value="-0.945328" calcext:value-type="float">
            <text:p>-0.945328</text:p>
          </table:table-cell>
          <table:table-cell office:value-type="float" office:value="9.62302" calcext:value-type="float">
            <text:p>9.62302</text:p>
          </table:table-cell>
          <table:table-cell office:value-type="float" office:value="-0.509408" calcext:value-type="float">
            <text:p>-0.509408</text:p>
          </table:table-cell>
          <table:table-cell office:value-type="float" office:value="-0.0234449" calcext:value-type="float">
            <text:p>-0.0234449</text:p>
          </table:table-cell>
          <table:table-cell office:value-type="float" office:value="0.0959787" calcext:value-type="float">
            <text:p>0.0959787</text:p>
          </table:table-cell>
          <table:table-cell office:value-type="float" office:value="0.229738" calcext:value-type="float">
            <text:p>0.229738</text:p>
          </table:table-cell>
          <table:table-cell office:value-type="float" office:value="-0.938889" calcext:value-type="float">
            <text:p>-0.938889</text:p>
          </table:table-cell>
          <table:table-cell office:value-type="float" office:value="9.75222" calcext:value-type="float">
            <text:p>9.75222</text:p>
          </table:table-cell>
          <table:table-cell/>
          <table:table-cell table:formula="of:= SQRT(([.G228]-[.A228])^2 + ([.H228]-[.B228])^2 + ([.I228]-[.C228])^2)" office:value-type="float" office:value="0.131041172774055" calcext:value-type="float">
            <text:p>0.1310411728</text:p>
          </table:table-cell>
          <table:table-cell table:formula="of:=[.A228]-[.G228]" office:value-type="float" office:value="-0.020921" calcext:value-type="float">
            <text:p>-0.020921</text:p>
          </table:table-cell>
          <table:table-cell table:formula="of:=[.B228]-[.H228]" office:value-type="float" office:value="-0.00643899999999997" calcext:value-type="float">
            <text:p>-0.006439</text:p>
          </table:table-cell>
          <table:table-cell table:formula="of:=[.C228]-[.I228]" office:value-type="float" office:value="-0.129199999999999" calcext:value-type="float">
            <text:p>-0.1292</text:p>
          </table:table-cell>
          <table:table-cell/>
        </table:table-row>
        <table:table-row table:style-name="ro1">
          <table:table-cell office:value-type="float" office:value="0.208817" calcext:value-type="float">
            <text:p>0.208817</text:p>
          </table:table-cell>
          <table:table-cell office:value-type="float" office:value="-0.945328" calcext:value-type="float">
            <text:p>-0.945328</text:p>
          </table:table-cell>
          <table:table-cell office:value-type="float" office:value="9.62302" calcext:value-type="float">
            <text:p>9.62302</text:p>
          </table:table-cell>
          <table:table-cell office:value-type="float" office:value="-0.509408" calcext:value-type="float">
            <text:p>-0.509408</text:p>
          </table:table-cell>
          <table:table-cell office:value-type="float" office:value="-0.0234449" calcext:value-type="float">
            <text:p>-0.0234449</text:p>
          </table:table-cell>
          <table:table-cell office:value-type="float" office:value="0.0959787" calcext:value-type="float">
            <text:p>0.0959787</text:p>
          </table:table-cell>
          <table:table-cell office:value-type="float" office:value="0.229738" calcext:value-type="float">
            <text:p>0.229738</text:p>
          </table:table-cell>
          <table:table-cell office:value-type="float" office:value="-0.938889" calcext:value-type="float">
            <text:p>-0.938889</text:p>
          </table:table-cell>
          <table:table-cell office:value-type="float" office:value="9.75222" calcext:value-type="float">
            <text:p>9.75222</text:p>
          </table:table-cell>
          <table:table-cell/>
          <table:table-cell table:formula="of:= SQRT(([.G229]-[.A229])^2 + ([.H229]-[.B229])^2 + ([.I229]-[.C229])^2)" office:value-type="float" office:value="0.131041172774055" calcext:value-type="float">
            <text:p>0.1310411728</text:p>
          </table:table-cell>
          <table:table-cell table:formula="of:=[.A229]-[.G229]" office:value-type="float" office:value="-0.020921" calcext:value-type="float">
            <text:p>-0.020921</text:p>
          </table:table-cell>
          <table:table-cell table:formula="of:=[.B229]-[.H229]" office:value-type="float" office:value="-0.00643899999999997" calcext:value-type="float">
            <text:p>-0.006439</text:p>
          </table:table-cell>
          <table:table-cell table:formula="of:=[.C229]-[.I229]" office:value-type="float" office:value="-0.129199999999999" calcext:value-type="float">
            <text:p>-0.1292</text:p>
          </table:table-cell>
          <table:table-cell/>
        </table:table-row>
        <table:table-row table:style-name="ro1">
          <table:table-cell office:value-type="float" office:value="0.208817" calcext:value-type="float">
            <text:p>0.208817</text:p>
          </table:table-cell>
          <table:table-cell office:value-type="float" office:value="-0.945328" calcext:value-type="float">
            <text:p>-0.945328</text:p>
          </table:table-cell>
          <table:table-cell office:value-type="float" office:value="9.62302" calcext:value-type="float">
            <text:p>9.62302</text:p>
          </table:table-cell>
          <table:table-cell office:value-type="float" office:value="-0.509408" calcext:value-type="float">
            <text:p>-0.509408</text:p>
          </table:table-cell>
          <table:table-cell office:value-type="float" office:value="-0.0234449" calcext:value-type="float">
            <text:p>-0.0234449</text:p>
          </table:table-cell>
          <table:table-cell office:value-type="float" office:value="0.0959787" calcext:value-type="float">
            <text:p>0.0959787</text:p>
          </table:table-cell>
          <table:table-cell office:value-type="float" office:value="0.229738" calcext:value-type="float">
            <text:p>0.229738</text:p>
          </table:table-cell>
          <table:table-cell office:value-type="float" office:value="-0.938889" calcext:value-type="float">
            <text:p>-0.938889</text:p>
          </table:table-cell>
          <table:table-cell office:value-type="float" office:value="9.75222" calcext:value-type="float">
            <text:p>9.75222</text:p>
          </table:table-cell>
          <table:table-cell/>
          <table:table-cell table:formula="of:= SQRT(([.G230]-[.A230])^2 + ([.H230]-[.B230])^2 + ([.I230]-[.C230])^2)" office:value-type="float" office:value="0.131041172774055" calcext:value-type="float">
            <text:p>0.1310411728</text:p>
          </table:table-cell>
          <table:table-cell table:formula="of:=[.A230]-[.G230]" office:value-type="float" office:value="-0.020921" calcext:value-type="float">
            <text:p>-0.020921</text:p>
          </table:table-cell>
          <table:table-cell table:formula="of:=[.B230]-[.H230]" office:value-type="float" office:value="-0.00643899999999997" calcext:value-type="float">
            <text:p>-0.006439</text:p>
          </table:table-cell>
          <table:table-cell table:formula="of:=[.C230]-[.I230]" office:value-type="float" office:value="-0.129199999999999" calcext:value-type="float">
            <text:p>-0.1292</text:p>
          </table:table-cell>
          <table:table-cell/>
        </table:table-row>
        <table:table-row table:style-name="ro1">
          <table:table-cell office:value-type="float" office:value="0.204056" calcext:value-type="float">
            <text:p>0.204056</text:p>
          </table:table-cell>
          <table:table-cell office:value-type="float" office:value="-0.983414" calcext:value-type="float">
            <text:p>-0.983414</text:p>
          </table:table-cell>
          <table:table-cell office:value-type="float" office:value="9.63968" calcext:value-type="float">
            <text:p>9.63968</text:p>
          </table:table-cell>
          <table:table-cell office:value-type="float" office:value="-0.509408" calcext:value-type="float">
            <text:p>-0.509408</text:p>
          </table:table-cell>
          <table:table-cell office:value-type="float" office:value="-0.0234449" calcext:value-type="float">
            <text:p>-0.0234449</text:p>
          </table:table-cell>
          <table:table-cell office:value-type="float" office:value="0.0959787" calcext:value-type="float">
            <text:p>0.0959787</text:p>
          </table:table-cell>
          <table:table-cell office:value-type="float" office:value="0.229738" calcext:value-type="float">
            <text:p>0.229738</text:p>
          </table:table-cell>
          <table:table-cell office:value-type="float" office:value="-0.938889" calcext:value-type="float">
            <text:p>-0.938889</text:p>
          </table:table-cell>
          <table:table-cell office:value-type="float" office:value="9.75222" calcext:value-type="float">
            <text:p>9.75222</text:p>
          </table:table-cell>
          <table:table-cell/>
          <table:table-cell table:formula="of:= SQRT(([.G231]-[.A231])^2 + ([.H231]-[.B231])^2 + ([.I231]-[.C231])^2)" office:value-type="float" office:value="0.123722642830647" calcext:value-type="float">
            <text:p>0.1237226428</text:p>
          </table:table-cell>
          <table:table-cell table:formula="of:=[.A231]-[.G231]" office:value-type="float" office:value="-0.025682" calcext:value-type="float">
            <text:p>-0.025682</text:p>
          </table:table-cell>
          <table:table-cell table:formula="of:=[.B231]-[.H231]" office:value-type="float" office:value="-0.044525" calcext:value-type="float">
            <text:p>-0.044525</text:p>
          </table:table-cell>
          <table:table-cell table:formula="of:=[.C231]-[.I231]" office:value-type="float" office:value="-0.112539999999999" calcext:value-type="float">
            <text:p>-0.11254</text:p>
          </table:table-cell>
          <table:table-cell/>
        </table:table-row>
        <table:table-row table:style-name="ro1">
          <table:table-cell office:value-type="float" office:value="0.261185" calcext:value-type="float">
            <text:p>0.261185</text:p>
          </table:table-cell>
          <table:table-cell office:value-type="float" office:value="-0.909622" calcext:value-type="float">
            <text:p>-0.909622</text:p>
          </table:table-cell>
          <table:table-cell office:value-type="float" office:value="9.61349" calcext:value-type="float">
            <text:p>9.61349</text:p>
          </table:table-cell>
          <table:table-cell office:value-type="float" office:value="-0.509658" calcext:value-type="float">
            <text:p>-0.509658</text:p>
          </table:table-cell>
          <table:table-cell office:value-type="float" office:value="-0.0232369" calcext:value-type="float">
            <text:p>-0.0232369</text:p>
          </table:table-cell>
          <table:table-cell office:value-type="float" office:value="0.0961964" calcext:value-type="float">
            <text:p>0.0961964</text:p>
          </table:table-cell>
          <table:table-cell office:value-type="float" office:value="0.2277" calcext:value-type="float">
            <text:p>0.2277</text:p>
          </table:table-cell>
          <table:table-cell office:value-type="float" office:value="-0.941017" calcext:value-type="float">
            <text:p>-0.941017</text:p>
          </table:table-cell>
          <table:table-cell office:value-type="float" office:value="9.75206" calcext:value-type="float">
            <text:p>9.75206</text:p>
          </table:table-cell>
          <table:table-cell/>
          <table:table-cell table:formula="of:= SQRT(([.G232]-[.A232])^2 + ([.H232]-[.B232])^2 + ([.I232]-[.C232])^2)" office:value-type="float" office:value="0.145974436631898" calcext:value-type="float">
            <text:p>0.1459744366</text:p>
          </table:table-cell>
          <table:table-cell table:formula="of:=[.A232]-[.G232]" office:value-type="float" office:value="0.033485" calcext:value-type="float">
            <text:p>0.033485</text:p>
          </table:table-cell>
          <table:table-cell table:formula="of:=[.B232]-[.H232]" office:value-type="float" office:value="0.0313950000000001" calcext:value-type="float">
            <text:p>0.031395</text:p>
          </table:table-cell>
          <table:table-cell table:formula="of:=[.C232]-[.I232]" office:value-type="float" office:value="-0.13857" calcext:value-type="float">
            <text:p>-0.13857</text:p>
          </table:table-cell>
          <table:table-cell/>
        </table:table-row>
        <table:table-row table:style-name="ro1">
          <table:table-cell office:value-type="float" office:value="0.261185" calcext:value-type="float">
            <text:p>0.261185</text:p>
          </table:table-cell>
          <table:table-cell office:value-type="float" office:value="-0.909622" calcext:value-type="float">
            <text:p>-0.909622</text:p>
          </table:table-cell>
          <table:table-cell office:value-type="float" office:value="9.61349" calcext:value-type="float">
            <text:p>9.61349</text:p>
          </table:table-cell>
          <table:table-cell office:value-type="float" office:value="-0.509658" calcext:value-type="float">
            <text:p>-0.509658</text:p>
          </table:table-cell>
          <table:table-cell office:value-type="float" office:value="-0.0232369" calcext:value-type="float">
            <text:p>-0.0232369</text:p>
          </table:table-cell>
          <table:table-cell office:value-type="float" office:value="0.0961964" calcext:value-type="float">
            <text:p>0.0961964</text:p>
          </table:table-cell>
          <table:table-cell office:value-type="float" office:value="0.2277" calcext:value-type="float">
            <text:p>0.2277</text:p>
          </table:table-cell>
          <table:table-cell office:value-type="float" office:value="-0.941017" calcext:value-type="float">
            <text:p>-0.941017</text:p>
          </table:table-cell>
          <table:table-cell office:value-type="float" office:value="9.75206" calcext:value-type="float">
            <text:p>9.75206</text:p>
          </table:table-cell>
          <table:table-cell/>
          <table:table-cell table:formula="of:= SQRT(([.G233]-[.A233])^2 + ([.H233]-[.B233])^2 + ([.I233]-[.C233])^2)" office:value-type="float" office:value="0.145974436631898" calcext:value-type="float">
            <text:p>0.1459744366</text:p>
          </table:table-cell>
          <table:table-cell table:formula="of:=[.A233]-[.G233]" office:value-type="float" office:value="0.033485" calcext:value-type="float">
            <text:p>0.033485</text:p>
          </table:table-cell>
          <table:table-cell table:formula="of:=[.B233]-[.H233]" office:value-type="float" office:value="0.0313950000000001" calcext:value-type="float">
            <text:p>0.031395</text:p>
          </table:table-cell>
          <table:table-cell table:formula="of:=[.C233]-[.I233]" office:value-type="float" office:value="-0.13857" calcext:value-type="float">
            <text:p>-0.13857</text:p>
          </table:table-cell>
          <table:table-cell/>
        </table:table-row>
        <table:table-row table:style-name="ro1">
          <table:table-cell office:value-type="float" office:value="0.225479" calcext:value-type="float">
            <text:p>0.225479</text:p>
          </table:table-cell>
          <table:table-cell office:value-type="float" office:value="-0.942947" calcext:value-type="float">
            <text:p>-0.942947</text:p>
          </table:table-cell>
          <table:table-cell office:value-type="float" office:value="9.66586" calcext:value-type="float">
            <text:p>9.66586</text:p>
          </table:table-cell>
          <table:table-cell office:value-type="float" office:value="-0.509658" calcext:value-type="float">
            <text:p>-0.509658</text:p>
          </table:table-cell>
          <table:table-cell office:value-type="float" office:value="-0.0232369" calcext:value-type="float">
            <text:p>-0.0232369</text:p>
          </table:table-cell>
          <table:table-cell office:value-type="float" office:value="0.0961964" calcext:value-type="float">
            <text:p>0.0961964</text:p>
          </table:table-cell>
          <table:table-cell office:value-type="float" office:value="0.2277" calcext:value-type="float">
            <text:p>0.2277</text:p>
          </table:table-cell>
          <table:table-cell office:value-type="float" office:value="-0.941017" calcext:value-type="float">
            <text:p>-0.941017</text:p>
          </table:table-cell>
          <table:table-cell office:value-type="float" office:value="9.75206" calcext:value-type="float">
            <text:p>9.75206</text:p>
          </table:table-cell>
          <table:table-cell/>
          <table:table-cell table:formula="of:= SQRT(([.G234]-[.A234])^2 + ([.H234]-[.B234])^2 + ([.I234]-[.C234])^2)" office:value-type="float" office:value="0.0862502042954101" calcext:value-type="float">
            <text:p>0.0862502043</text:p>
          </table:table-cell>
          <table:table-cell table:formula="of:=[.A234]-[.G234]" office:value-type="float" office:value="-0.00222100000000003" calcext:value-type="float">
            <text:p>-0.002221</text:p>
          </table:table-cell>
          <table:table-cell table:formula="of:=[.B234]-[.H234]" office:value-type="float" office:value="-0.00192999999999999" calcext:value-type="float">
            <text:p>-0.00193</text:p>
          </table:table-cell>
          <table:table-cell table:formula="of:=[.C234]-[.I234]" office:value-type="float" office:value="-0.0861999999999998" calcext:value-type="float">
            <text:p>-0.0862</text:p>
          </table:table-cell>
          <table:table-cell/>
        </table:table-row>
        <table:table-row table:style-name="ro1">
          <table:table-cell office:value-type="float" office:value="0.182632" calcext:value-type="float">
            <text:p>0.182632</text:p>
          </table:table-cell>
          <table:table-cell office:value-type="float" office:value="-0.95961" calcext:value-type="float">
            <text:p>-0.95961</text:p>
          </table:table-cell>
          <table:table-cell office:value-type="float" office:value="9.65158" calcext:value-type="float">
            <text:p>9.65158</text:p>
          </table:table-cell>
          <table:table-cell office:value-type="float" office:value="-0.509676" calcext:value-type="float">
            <text:p>-0.509676</text:p>
          </table:table-cell>
          <table:table-cell office:value-type="float" office:value="-0.0233547" calcext:value-type="float">
            <text:p>-0.0233547</text:p>
          </table:table-cell>
          <table:table-cell office:value-type="float" office:value="0.0961368" calcext:value-type="float">
            <text:p>0.0961368</text:p>
          </table:table-cell>
          <table:table-cell office:value-type="float" office:value="0.228855" calcext:value-type="float">
            <text:p>0.228855</text:p>
          </table:table-cell>
          <table:table-cell office:value-type="float" office:value="-0.940434" calcext:value-type="float">
            <text:p>-0.940434</text:p>
          </table:table-cell>
          <table:table-cell office:value-type="float" office:value="9.75209" calcext:value-type="float">
            <text:p>9.75209</text:p>
          </table:table-cell>
          <table:table-cell/>
          <table:table-cell table:formula="of:= SQRT(([.G235]-[.A235])^2 + ([.H235]-[.B235])^2 + ([.I235]-[.C235])^2)" office:value-type="float" office:value="0.11227887069703" calcext:value-type="float">
            <text:p>0.1122788707</text:p>
          </table:table-cell>
          <table:table-cell table:formula="of:=[.A235]-[.G235]" office:value-type="float" office:value="-0.046223" calcext:value-type="float">
            <text:p>-0.046223</text:p>
          </table:table-cell>
          <table:table-cell table:formula="of:=[.B235]-[.H235]" office:value-type="float" office:value="-0.0191760000000001" calcext:value-type="float">
            <text:p>-0.019176</text:p>
          </table:table-cell>
          <table:table-cell table:formula="of:=[.C235]-[.I235]" office:value-type="float" office:value="-0.100510000000002" calcext:value-type="float">
            <text:p>-0.10051</text:p>
          </table:table-cell>
          <table:table-cell/>
        </table:table-row>
        <table:table-row table:style-name="ro1">
          <table:table-cell office:value-type="float" office:value="0.182632" calcext:value-type="float">
            <text:p>0.182632</text:p>
          </table:table-cell>
          <table:table-cell office:value-type="float" office:value="-0.95961" calcext:value-type="float">
            <text:p>-0.95961</text:p>
          </table:table-cell>
          <table:table-cell office:value-type="float" office:value="9.65158" calcext:value-type="float">
            <text:p>9.65158</text:p>
          </table:table-cell>
          <table:table-cell office:value-type="float" office:value="-0.509715" calcext:value-type="float">
            <text:p>-0.509715</text:p>
          </table:table-cell>
          <table:table-cell office:value-type="float" office:value="-0.0233306" calcext:value-type="float">
            <text:p>-0.0233306</text:p>
          </table:table-cell>
          <table:table-cell office:value-type="float" office:value="0.0961662" calcext:value-type="float">
            <text:p>0.0961662</text:p>
          </table:table-cell>
          <table:table-cell office:value-type="float" office:value="0.228619" calcext:value-type="float">
            <text:p>0.228619</text:p>
          </table:table-cell>
          <table:table-cell office:value-type="float" office:value="-0.940719" calcext:value-type="float">
            <text:p>-0.940719</text:p>
          </table:table-cell>
          <table:table-cell office:value-type="float" office:value="9.75207" calcext:value-type="float">
            <text:p>9.75207</text:p>
          </table:table-cell>
          <table:table-cell/>
          <table:table-cell table:formula="of:= SQRT(([.G236]-[.A236])^2 + ([.H236]-[.B236])^2 + ([.I236]-[.C236])^2)" office:value-type="float" office:value="0.112115628482385" calcext:value-type="float">
            <text:p>0.1121156285</text:p>
          </table:table-cell>
          <table:table-cell table:formula="of:=[.A236]-[.G236]" office:value-type="float" office:value="-0.045987" calcext:value-type="float">
            <text:p>-0.045987</text:p>
          </table:table-cell>
          <table:table-cell table:formula="of:=[.B236]-[.H236]" office:value-type="float" office:value="-0.0188910000000001" calcext:value-type="float">
            <text:p>-0.018891</text:p>
          </table:table-cell>
          <table:table-cell table:formula="of:=[.C236]-[.I236]" office:value-type="float" office:value="-0.100490000000001" calcext:value-type="float">
            <text:p>-0.10049</text:p>
          </table:table-cell>
          <table:table-cell/>
        </table:table-row>
        <table:table-row table:style-name="ro1">
          <table:table-cell office:value-type="float" office:value="0.23262" calcext:value-type="float">
            <text:p>0.23262</text:p>
          </table:table-cell>
          <table:table-cell office:value-type="float" office:value="-0.900101" calcext:value-type="float">
            <text:p>-0.900101</text:p>
          </table:table-cell>
          <table:table-cell office:value-type="float" office:value="9.58017" calcext:value-type="float">
            <text:p>9.58017</text:p>
          </table:table-cell>
          <table:table-cell office:value-type="float" office:value="-0.509621" calcext:value-type="float">
            <text:p>-0.509621</text:p>
          </table:table-cell>
          <table:table-cell office:value-type="float" office:value="-0.0231412" calcext:value-type="float">
            <text:p>-0.0231412</text:p>
          </table:table-cell>
          <table:table-cell office:value-type="float" office:value="0.0962354" calcext:value-type="float">
            <text:p>0.0962354</text:p>
          </table:table-cell>
          <table:table-cell office:value-type="float" office:value="0.226764" calcext:value-type="float">
            <text:p>0.226764</text:p>
          </table:table-cell>
          <table:table-cell office:value-type="float" office:value="-0.941401" calcext:value-type="float">
            <text:p>-0.941401</text:p>
          </table:table-cell>
          <table:table-cell office:value-type="float" office:value="9.75204" calcext:value-type="float">
            <text:p>9.75204</text:p>
          </table:table-cell>
          <table:table-cell/>
          <table:table-cell table:formula="of:= SQRT(([.G237]-[.A237])^2 + ([.H237]-[.B237])^2 + ([.I237]-[.C237])^2)" office:value-type="float" office:value="0.176859491223966" calcext:value-type="float">
            <text:p>0.1768594912</text:p>
          </table:table-cell>
          <table:table-cell table:formula="of:=[.A237]-[.G237]" office:value-type="float" office:value="0.00585600000000003" calcext:value-type="float">
            <text:p>0.005856</text:p>
          </table:table-cell>
          <table:table-cell table:formula="of:=[.B237]-[.H237]" office:value-type="float" office:value="0.0413" calcext:value-type="float">
            <text:p>0.0413</text:p>
          </table:table-cell>
          <table:table-cell table:formula="of:=[.C237]-[.I237]" office:value-type="float" office:value="-0.17187" calcext:value-type="float">
            <text:p>-0.17187</text:p>
          </table:table-cell>
          <table:table-cell/>
        </table:table-row>
        <table:table-row table:style-name="ro1">
          <table:table-cell office:value-type="float" office:value="0.23262" calcext:value-type="float">
            <text:p>0.23262</text:p>
          </table:table-cell>
          <table:table-cell office:value-type="float" office:value="-0.900101" calcext:value-type="float">
            <text:p>-0.900101</text:p>
          </table:table-cell>
          <table:table-cell office:value-type="float" office:value="9.58017" calcext:value-type="float">
            <text:p>9.58017</text:p>
          </table:table-cell>
          <table:table-cell office:value-type="float" office:value="-0.509621" calcext:value-type="float">
            <text:p>-0.509621</text:p>
          </table:table-cell>
          <table:table-cell office:value-type="float" office:value="-0.0231412" calcext:value-type="float">
            <text:p>-0.0231412</text:p>
          </table:table-cell>
          <table:table-cell office:value-type="float" office:value="0.0962354" calcext:value-type="float">
            <text:p>0.0962354</text:p>
          </table:table-cell>
          <table:table-cell office:value-type="float" office:value="0.226764" calcext:value-type="float">
            <text:p>0.226764</text:p>
          </table:table-cell>
          <table:table-cell office:value-type="float" office:value="-0.941401" calcext:value-type="float">
            <text:p>-0.941401</text:p>
          </table:table-cell>
          <table:table-cell office:value-type="float" office:value="9.75204" calcext:value-type="float">
            <text:p>9.75204</text:p>
          </table:table-cell>
          <table:table-cell/>
          <table:table-cell table:formula="of:= SQRT(([.G238]-[.A238])^2 + ([.H238]-[.B238])^2 + ([.I238]-[.C238])^2)" office:value-type="float" office:value="0.176859491223966" calcext:value-type="float">
            <text:p>0.1768594912</text:p>
          </table:table-cell>
          <table:table-cell table:formula="of:=[.A238]-[.G238]" office:value-type="float" office:value="0.00585600000000003" calcext:value-type="float">
            <text:p>0.005856</text:p>
          </table:table-cell>
          <table:table-cell table:formula="of:=[.B238]-[.H238]" office:value-type="float" office:value="0.0413" calcext:value-type="float">
            <text:p>0.0413</text:p>
          </table:table-cell>
          <table:table-cell table:formula="of:=[.C238]-[.I238]" office:value-type="float" office:value="-0.17187" calcext:value-type="float">
            <text:p>-0.17187</text:p>
          </table:table-cell>
          <table:table-cell/>
        </table:table-row>
        <table:table-row table:style-name="ro1">
          <table:table-cell office:value-type="float" office:value="0.208817" calcext:value-type="float">
            <text:p>0.208817</text:p>
          </table:table-cell>
          <table:table-cell office:value-type="float" office:value="-0.988174" calcext:value-type="float">
            <text:p>-0.988174</text:p>
          </table:table-cell>
          <table:table-cell office:value-type="float" office:value="9.64682" calcext:value-type="float">
            <text:p>9.64682</text:p>
          </table:table-cell>
          <table:table-cell office:value-type="float" office:value="-0.509621" calcext:value-type="float">
            <text:p>-0.509621</text:p>
          </table:table-cell>
          <table:table-cell office:value-type="float" office:value="-0.0231412" calcext:value-type="float">
            <text:p>-0.0231412</text:p>
          </table:table-cell>
          <table:table-cell office:value-type="float" office:value="0.0962354" calcext:value-type="float">
            <text:p>0.0962354</text:p>
          </table:table-cell>
          <table:table-cell office:value-type="float" office:value="0.226764" calcext:value-type="float">
            <text:p>0.226764</text:p>
          </table:table-cell>
          <table:table-cell office:value-type="float" office:value="-0.941401" calcext:value-type="float">
            <text:p>-0.941401</text:p>
          </table:table-cell>
          <table:table-cell office:value-type="float" office:value="9.75204" calcext:value-type="float">
            <text:p>9.75204</text:p>
          </table:table-cell>
          <table:table-cell/>
          <table:table-cell table:formula="of:= SQRT(([.G239]-[.A239])^2 + ([.H239]-[.B239])^2 + ([.I239]-[.C239])^2)" office:value-type="float" office:value="0.116537791029349" calcext:value-type="float">
            <text:p>0.116537791</text:p>
          </table:table-cell>
          <table:table-cell table:formula="of:=[.A239]-[.G239]" office:value-type="float" office:value="-0.017947" calcext:value-type="float">
            <text:p>-0.017947</text:p>
          </table:table-cell>
          <table:table-cell table:formula="of:=[.B239]-[.H239]" office:value-type="float" office:value="-0.0467730000000001" calcext:value-type="float">
            <text:p>-0.046773</text:p>
          </table:table-cell>
          <table:table-cell table:formula="of:=[.C239]-[.I239]" office:value-type="float" office:value="-0.105220000000001" calcext:value-type="float">
            <text:p>-0.10522</text:p>
          </table:table-cell>
          <table:table-cell/>
        </table:table-row>
        <table:table-row table:style-name="ro1">
          <table:table-cell office:value-type="float" office:value="0.208817" calcext:value-type="float">
            <text:p>0.208817</text:p>
          </table:table-cell>
          <table:table-cell office:value-type="float" office:value="-0.988174" calcext:value-type="float">
            <text:p>-0.988174</text:p>
          </table:table-cell>
          <table:table-cell office:value-type="float" office:value="9.64682" calcext:value-type="float">
            <text:p>9.64682</text:p>
          </table:table-cell>
          <table:table-cell office:value-type="float" office:value="-0.509382" calcext:value-type="float">
            <text:p>-0.509382</text:p>
          </table:table-cell>
          <table:table-cell office:value-type="float" office:value="-0.0231369" calcext:value-type="float">
            <text:p>-0.0231369</text:p>
          </table:table-cell>
          <table:table-cell office:value-type="float" office:value="0.0961423" calcext:value-type="float">
            <text:p>0.0961423</text:p>
          </table:table-cell>
          <table:table-cell office:value-type="float" office:value="0.226721" calcext:value-type="float">
            <text:p>0.226721</text:p>
          </table:table-cell>
          <table:table-cell office:value-type="float" office:value="-0.940492" calcext:value-type="float">
            <text:p>-0.940492</text:p>
          </table:table-cell>
          <table:table-cell office:value-type="float" office:value="9.75213" calcext:value-type="float">
            <text:p>9.75213</text:p>
          </table:table-cell>
          <table:table-cell/>
          <table:table-cell table:formula="of:= SQRT(([.G240]-[.A240])^2 + ([.H240]-[.B240])^2 + ([.I240]-[.C240])^2)" office:value-type="float" office:value="0.116980008719438" calcext:value-type="float">
            <text:p>0.1169800087</text:p>
          </table:table-cell>
          <table:table-cell table:formula="of:=[.A240]-[.G240]" office:value-type="float" office:value="-0.017904" calcext:value-type="float">
            <text:p>-0.017904</text:p>
          </table:table-cell>
          <table:table-cell table:formula="of:=[.B240]-[.H240]" office:value-type="float" office:value="-0.047682" calcext:value-type="float">
            <text:p>-0.047682</text:p>
          </table:table-cell>
          <table:table-cell table:formula="of:=[.C240]-[.I240]" office:value-type="float" office:value="-0.105309999999999" calcext:value-type="float">
            <text:p>-0.10531</text:p>
          </table:table-cell>
          <table:table-cell/>
        </table:table-row>
        <table:table-row table:style-name="ro1">
          <table:table-cell office:value-type="float" office:value="0.237381" calcext:value-type="float">
            <text:p>0.237381</text:p>
          </table:table-cell>
          <table:table-cell office:value-type="float" office:value="-0.926285" calcext:value-type="float">
            <text:p>-0.926285</text:p>
          </table:table-cell>
          <table:table-cell office:value-type="float" office:value="9.6373" calcext:value-type="float">
            <text:p>9.6373</text:p>
          </table:table-cell>
          <table:table-cell office:value-type="float" office:value="-0.509382" calcext:value-type="float">
            <text:p>-0.509382</text:p>
          </table:table-cell>
          <table:table-cell office:value-type="float" office:value="-0.0231369" calcext:value-type="float">
            <text:p>-0.0231369</text:p>
          </table:table-cell>
          <table:table-cell office:value-type="float" office:value="0.0961423" calcext:value-type="float">
            <text:p>0.0961423</text:p>
          </table:table-cell>
          <table:table-cell office:value-type="float" office:value="0.226721" calcext:value-type="float">
            <text:p>0.226721</text:p>
          </table:table-cell>
          <table:table-cell office:value-type="float" office:value="-0.940492" calcext:value-type="float">
            <text:p>-0.940492</text:p>
          </table:table-cell>
          <table:table-cell office:value-type="float" office:value="9.75213" calcext:value-type="float">
            <text:p>9.75213</text:p>
          </table:table-cell>
          <table:table-cell/>
          <table:table-cell table:formula="of:= SQRT(([.G241]-[.A241])^2 + ([.H241]-[.B241])^2 + ([.I241]-[.C241])^2)" office:value-type="float" office:value="0.11619553928185" calcext:value-type="float">
            <text:p>0.1161955393</text:p>
          </table:table-cell>
          <table:table-cell table:formula="of:=[.A241]-[.G241]" office:value-type="float" office:value="0.01066" calcext:value-type="float">
            <text:p>0.01066</text:p>
          </table:table-cell>
          <table:table-cell table:formula="of:=[.B241]-[.H241]" office:value-type="float" office:value="0.0142070000000001" calcext:value-type="float">
            <text:p>0.014207</text:p>
          </table:table-cell>
          <table:table-cell table:formula="of:=[.C241]-[.I241]" office:value-type="float" office:value="-0.11483" calcext:value-type="float">
            <text:p>-0.11483</text:p>
          </table:table-cell>
          <table:table-cell/>
        </table:table-row>
        <table:table-row table:style-name="ro1">
          <table:table-cell office:value-type="float" office:value="0.237381" calcext:value-type="float">
            <text:p>0.237381</text:p>
          </table:table-cell>
          <table:table-cell office:value-type="float" office:value="-0.926285" calcext:value-type="float">
            <text:p>-0.926285</text:p>
          </table:table-cell>
          <table:table-cell office:value-type="float" office:value="9.6373" calcext:value-type="float">
            <text:p>9.6373</text:p>
          </table:table-cell>
          <table:table-cell office:value-type="float" office:value="-0.50982" calcext:value-type="float">
            <text:p>-0.50982</text:p>
          </table:table-cell>
          <table:table-cell office:value-type="float" office:value="-0.0230749" calcext:value-type="float">
            <text:p>-0.0230749</text:p>
          </table:table-cell>
          <table:table-cell office:value-type="float" office:value="0.0963528" calcext:value-type="float">
            <text:p>0.0963528</text:p>
          </table:table-cell>
          <table:table-cell office:value-type="float" office:value="0.226115" calcext:value-type="float">
            <text:p>0.226115</text:p>
          </table:table-cell>
          <table:table-cell office:value-type="float" office:value="-0.942547" calcext:value-type="float">
            <text:p>-0.942547</text:p>
          </table:table-cell>
          <table:table-cell office:value-type="float" office:value="9.75195" calcext:value-type="float">
            <text:p>9.75195</text:p>
          </table:table-cell>
          <table:table-cell/>
          <table:table-cell table:formula="of:= SQRT(([.G242]-[.A242])^2 + ([.H242]-[.B242])^2 + ([.I242]-[.C242])^2)" office:value-type="float" office:value="0.116344307553057" calcext:value-type="float">
            <text:p>0.1163443076</text:p>
          </table:table-cell>
          <table:table-cell table:formula="of:=[.A242]-[.G242]" office:value-type="float" office:value="0.011266" calcext:value-type="float">
            <text:p>0.011266</text:p>
          </table:table-cell>
          <table:table-cell table:formula="of:=[.B242]-[.H242]" office:value-type="float" office:value="0.016262" calcext:value-type="float">
            <text:p>0.016262</text:p>
          </table:table-cell>
          <table:table-cell table:formula="of:=[.C242]-[.I242]" office:value-type="float" office:value="-0.114650000000001" calcext:value-type="float">
            <text:p>-0.11465</text:p>
          </table:table-cell>
          <table:table-cell/>
        </table:table-row>
        <table:table-row table:style-name="ro1">
          <table:table-cell office:value-type="float" office:value="0.227859" calcext:value-type="float">
            <text:p>0.227859</text:p>
          </table:table-cell>
          <table:table-cell office:value-type="float" office:value="-0.938187" calcext:value-type="float">
            <text:p>-0.938187</text:p>
          </table:table-cell>
          <table:table-cell office:value-type="float" office:value="9.61826" calcext:value-type="float">
            <text:p>9.61826</text:p>
          </table:table-cell>
          <table:table-cell office:value-type="float" office:value="-0.50982" calcext:value-type="float">
            <text:p>-0.50982</text:p>
          </table:table-cell>
          <table:table-cell office:value-type="float" office:value="-0.0230749" calcext:value-type="float">
            <text:p>-0.0230749</text:p>
          </table:table-cell>
          <table:table-cell office:value-type="float" office:value="0.0963528" calcext:value-type="float">
            <text:p>0.0963528</text:p>
          </table:table-cell>
          <table:table-cell office:value-type="float" office:value="0.226115" calcext:value-type="float">
            <text:p>0.226115</text:p>
          </table:table-cell>
          <table:table-cell office:value-type="float" office:value="-0.942547" calcext:value-type="float">
            <text:p>-0.942547</text:p>
          </table:table-cell>
          <table:table-cell office:value-type="float" office:value="9.75195" calcext:value-type="float">
            <text:p>9.75195</text:p>
          </table:table-cell>
          <table:table-cell/>
          <table:table-cell table:formula="of:= SQRT(([.G243]-[.A243])^2 + ([.H243]-[.B243])^2 + ([.I243]-[.C243])^2)" office:value-type="float" office:value="0.133772445727812" calcext:value-type="float">
            <text:p>0.1337724457</text:p>
          </table:table-cell>
          <table:table-cell table:formula="of:=[.A243]-[.G243]" office:value-type="float" office:value="0.001744" calcext:value-type="float">
            <text:p>0.001744</text:p>
          </table:table-cell>
          <table:table-cell table:formula="of:=[.B243]-[.H243]" office:value-type="float" office:value="0.00435999999999992" calcext:value-type="float">
            <text:p>0.00436</text:p>
          </table:table-cell>
          <table:table-cell table:formula="of:=[.C243]-[.I243]" office:value-type="float" office:value="-0.133690000000001" calcext:value-type="float">
            <text:p>-0.13369</text:p>
          </table:table-cell>
          <table:table-cell/>
        </table:table-row>
        <table:table-row table:style-name="ro1">
          <table:table-cell office:value-type="float" office:value="0.227859" calcext:value-type="float">
            <text:p>0.227859</text:p>
          </table:table-cell>
          <table:table-cell office:value-type="float" office:value="-0.938187" calcext:value-type="float">
            <text:p>-0.938187</text:p>
          </table:table-cell>
          <table:table-cell office:value-type="float" office:value="9.61826" calcext:value-type="float">
            <text:p>9.61826</text:p>
          </table:table-cell>
          <table:table-cell office:value-type="float" office:value="-0.5098" calcext:value-type="float">
            <text:p>-0.5098</text:p>
          </table:table-cell>
          <table:table-cell office:value-type="float" office:value="-0.0231246" calcext:value-type="float">
            <text:p>-0.0231246</text:p>
          </table:table-cell>
          <table:table-cell office:value-type="float" office:value="0.0963166" calcext:value-type="float">
            <text:p>0.0963166</text:p>
          </table:table-cell>
          <table:table-cell office:value-type="float" office:value="0.226602" calcext:value-type="float">
            <text:p>0.226602</text:p>
          </table:table-cell>
          <table:table-cell office:value-type="float" office:value="-0.942193" calcext:value-type="float">
            <text:p>-0.942193</text:p>
          </table:table-cell>
          <table:table-cell office:value-type="float" office:value="9.75197" calcext:value-type="float">
            <text:p>9.75197</text:p>
          </table:table-cell>
          <table:table-cell/>
          <table:table-cell table:formula="of:= SQRT(([.G244]-[.A244])^2 + ([.H244]-[.B244])^2 + ([.I244]-[.C244])^2)" office:value-type="float" office:value="0.133775902856233" calcext:value-type="float">
            <text:p>0.1337759029</text:p>
          </table:table-cell>
          <table:table-cell table:formula="of:=[.A244]-[.G244]" office:value-type="float" office:value="0.00125699999999998" calcext:value-type="float">
            <text:p>0.001257</text:p>
          </table:table-cell>
          <table:table-cell table:formula="of:=[.B244]-[.H244]" office:value-type="float" office:value="0.00400599999999995" calcext:value-type="float">
            <text:p>0.004006</text:p>
          </table:table-cell>
          <table:table-cell table:formula="of:=[.C244]-[.I244]" office:value-type="float" office:value="-0.133710000000001" calcext:value-type="float">
            <text:p>-0.13371</text:p>
          </table:table-cell>
          <table:table-cell/>
        </table:table-row>
        <table:table-row table:style-name="ro1">
          <table:table-cell office:value-type="float" office:value="0.213577" calcext:value-type="float">
            <text:p>0.213577</text:p>
          </table:table-cell>
          <table:table-cell office:value-type="float" office:value="-0.985794" calcext:value-type="float">
            <text:p>-0.985794</text:p>
          </table:table-cell>
          <table:table-cell office:value-type="float" office:value="9.64206" calcext:value-type="float">
            <text:p>9.64206</text:p>
          </table:table-cell>
          <table:table-cell office:value-type="float" office:value="-0.509798" calcext:value-type="float">
            <text:p>-0.509798</text:p>
          </table:table-cell>
          <table:table-cell office:value-type="float" office:value="-0.0231197" calcext:value-type="float">
            <text:p>-0.0231197</text:p>
          </table:table-cell>
          <table:table-cell office:value-type="float" office:value="0.0963184" calcext:value-type="float">
            <text:p>0.0963184</text:p>
          </table:table-cell>
          <table:table-cell office:value-type="float" office:value="0.226552" calcext:value-type="float">
            <text:p>0.226552</text:p>
          </table:table-cell>
          <table:table-cell office:value-type="float" office:value="-0.942208" calcext:value-type="float">
            <text:p>-0.942208</text:p>
          </table:table-cell>
          <table:table-cell office:value-type="float" office:value="9.75197" calcext:value-type="float">
            <text:p>9.75197</text:p>
          </table:table-cell>
          <table:table-cell/>
          <table:table-cell table:formula="of:= SQRT(([.G245]-[.A245])^2 + ([.H245]-[.B245])^2 + ([.I245]-[.C245])^2)" office:value-type="float" office:value="0.118946618787588" calcext:value-type="float">
            <text:p>0.1189466188</text:p>
          </table:table-cell>
          <table:table-cell table:formula="of:=[.A245]-[.G245]" office:value-type="float" office:value="-0.012975" calcext:value-type="float">
            <text:p>-0.012975</text:p>
          </table:table-cell>
          <table:table-cell table:formula="of:=[.B245]-[.H245]" office:value-type="float" office:value="-0.043586" calcext:value-type="float">
            <text:p>-0.043586</text:p>
          </table:table-cell>
          <table:table-cell table:formula="of:=[.C245]-[.I245]" office:value-type="float" office:value="-0.109909999999999" calcext:value-type="float">
            <text:p>-0.10991</text:p>
          </table:table-cell>
          <table:table-cell/>
        </table:table-row>
        <table:table-row table:style-name="ro1">
          <table:table-cell office:value-type="float" office:value="0.213577" calcext:value-type="float">
            <text:p>0.213577</text:p>
          </table:table-cell>
          <table:table-cell office:value-type="float" office:value="-0.985794" calcext:value-type="float">
            <text:p>-0.985794</text:p>
          </table:table-cell>
          <table:table-cell office:value-type="float" office:value="9.64206" calcext:value-type="float">
            <text:p>9.64206</text:p>
          </table:table-cell>
          <table:table-cell office:value-type="float" office:value="-0.509798" calcext:value-type="float">
            <text:p>-0.509798</text:p>
          </table:table-cell>
          <table:table-cell office:value-type="float" office:value="-0.0231197" calcext:value-type="float">
            <text:p>-0.0231197</text:p>
          </table:table-cell>
          <table:table-cell office:value-type="float" office:value="0.0963184" calcext:value-type="float">
            <text:p>0.0963184</text:p>
          </table:table-cell>
          <table:table-cell office:value-type="float" office:value="0.226552" calcext:value-type="float">
            <text:p>0.226552</text:p>
          </table:table-cell>
          <table:table-cell office:value-type="float" office:value="-0.942208" calcext:value-type="float">
            <text:p>-0.942208</text:p>
          </table:table-cell>
          <table:table-cell office:value-type="float" office:value="9.75197" calcext:value-type="float">
            <text:p>9.75197</text:p>
          </table:table-cell>
          <table:table-cell/>
          <table:table-cell table:formula="of:= SQRT(([.G246]-[.A246])^2 + ([.H246]-[.B246])^2 + ([.I246]-[.C246])^2)" office:value-type="float" office:value="0.118946618787588" calcext:value-type="float">
            <text:p>0.1189466188</text:p>
          </table:table-cell>
          <table:table-cell table:formula="of:=[.A246]-[.G246]" office:value-type="float" office:value="-0.012975" calcext:value-type="float">
            <text:p>-0.012975</text:p>
          </table:table-cell>
          <table:table-cell table:formula="of:=[.B246]-[.H246]" office:value-type="float" office:value="-0.043586" calcext:value-type="float">
            <text:p>-0.043586</text:p>
          </table:table-cell>
          <table:table-cell table:formula="of:=[.C246]-[.I246]" office:value-type="float" office:value="-0.109909999999999" calcext:value-type="float">
            <text:p>-0.10991</text:p>
          </table:table-cell>
          <table:table-cell/>
        </table:table-row>
        <table:table-row table:style-name="ro1">
          <table:table-cell office:value-type="float" office:value="0.277847" calcext:value-type="float">
            <text:p>0.277847</text:p>
          </table:table-cell>
          <table:table-cell office:value-type="float" office:value="-0.912003" calcext:value-type="float">
            <text:p>-0.912003</text:p>
          </table:table-cell>
          <table:table-cell office:value-type="float" office:value="9.63016" calcext:value-type="float">
            <text:p>9.63016</text:p>
          </table:table-cell>
          <table:table-cell office:value-type="float" office:value="-0.510138" calcext:value-type="float">
            <text:p>-0.510138</text:p>
          </table:table-cell>
          <table:table-cell office:value-type="float" office:value="-0.0230647" calcext:value-type="float">
            <text:p>-0.0230647</text:p>
          </table:table-cell>
          <table:table-cell office:value-type="float" office:value="0.0964857" calcext:value-type="float">
            <text:p>0.0964857</text:p>
          </table:table-cell>
          <table:table-cell office:value-type="float" office:value="0.226013" calcext:value-type="float">
            <text:p>0.226013</text:p>
          </table:table-cell>
          <table:table-cell office:value-type="float" office:value="-0.943841" calcext:value-type="float">
            <text:p>-0.943841</text:p>
          </table:table-cell>
          <table:table-cell office:value-type="float" office:value="9.75183" calcext:value-type="float">
            <text:p>9.75183</text:p>
          </table:table-cell>
          <table:table-cell/>
          <table:table-cell table:formula="of:= SQRT(([.G247]-[.A247])^2 + ([.H247]-[.B247])^2 + ([.I247]-[.C247])^2)" office:value-type="float" office:value="0.13602944791478" calcext:value-type="float">
            <text:p>0.1360294479</text:p>
          </table:table-cell>
          <table:table-cell table:formula="of:=[.A247]-[.G247]" office:value-type="float" office:value="0.051834" calcext:value-type="float">
            <text:p>0.051834</text:p>
          </table:table-cell>
          <table:table-cell table:formula="of:=[.B247]-[.H247]" office:value-type="float" office:value="0.0318379999999999" calcext:value-type="float">
            <text:p>0.031838</text:p>
          </table:table-cell>
          <table:table-cell table:formula="of:=[.C247]-[.I247]" office:value-type="float" office:value="-0.12167" calcext:value-type="float">
            <text:p>-0.12167</text:p>
          </table:table-cell>
          <table:table-cell/>
        </table:table-row>
        <table:table-row table:style-name="ro1">
          <table:table-cell office:value-type="float" office:value="0.277847" calcext:value-type="float">
            <text:p>0.277847</text:p>
          </table:table-cell>
          <table:table-cell office:value-type="float" office:value="-0.912003" calcext:value-type="float">
            <text:p>-0.912003</text:p>
          </table:table-cell>
          <table:table-cell office:value-type="float" office:value="9.63016" calcext:value-type="float">
            <text:p>9.63016</text:p>
          </table:table-cell>
          <table:table-cell office:value-type="float" office:value="-0.510138" calcext:value-type="float">
            <text:p>-0.510138</text:p>
          </table:table-cell>
          <table:table-cell office:value-type="float" office:value="-0.0230647" calcext:value-type="float">
            <text:p>-0.0230647</text:p>
          </table:table-cell>
          <table:table-cell office:value-type="float" office:value="0.0964857" calcext:value-type="float">
            <text:p>0.0964857</text:p>
          </table:table-cell>
          <table:table-cell office:value-type="float" office:value="0.226013" calcext:value-type="float">
            <text:p>0.226013</text:p>
          </table:table-cell>
          <table:table-cell office:value-type="float" office:value="-0.943841" calcext:value-type="float">
            <text:p>-0.943841</text:p>
          </table:table-cell>
          <table:table-cell office:value-type="float" office:value="9.75183" calcext:value-type="float">
            <text:p>9.75183</text:p>
          </table:table-cell>
          <table:table-cell/>
          <table:table-cell table:formula="of:= SQRT(([.G248]-[.A248])^2 + ([.H248]-[.B248])^2 + ([.I248]-[.C248])^2)" office:value-type="float" office:value="0.13602944791478" calcext:value-type="float">
            <text:p>0.1360294479</text:p>
          </table:table-cell>
          <table:table-cell table:formula="of:=[.A248]-[.G248]" office:value-type="float" office:value="0.051834" calcext:value-type="float">
            <text:p>0.051834</text:p>
          </table:table-cell>
          <table:table-cell table:formula="of:=[.B248]-[.H248]" office:value-type="float" office:value="0.0318379999999999" calcext:value-type="float">
            <text:p>0.031838</text:p>
          </table:table-cell>
          <table:table-cell table:formula="of:=[.C248]-[.I248]" office:value-type="float" office:value="-0.12167" calcext:value-type="float">
            <text:p>-0.12167</text:p>
          </table:table-cell>
          <table:table-cell/>
        </table:table-row>
        <table:table-row table:style-name="ro1">
          <table:table-cell office:value-type="float" office:value="0.215958" calcext:value-type="float">
            <text:p>0.215958</text:p>
          </table:table-cell>
          <table:table-cell office:value-type="float" office:value="-0.964371" calcext:value-type="float">
            <text:p>-0.964371</text:p>
          </table:table-cell>
          <table:table-cell office:value-type="float" office:value="9.59921" calcext:value-type="float">
            <text:p>9.59921</text:p>
          </table:table-cell>
          <table:table-cell office:value-type="float" office:value="-0.510138" calcext:value-type="float">
            <text:p>-0.510138</text:p>
          </table:table-cell>
          <table:table-cell office:value-type="float" office:value="-0.0230647" calcext:value-type="float">
            <text:p>-0.0230647</text:p>
          </table:table-cell>
          <table:table-cell office:value-type="float" office:value="0.0964857" calcext:value-type="float">
            <text:p>0.0964857</text:p>
          </table:table-cell>
          <table:table-cell office:value-type="float" office:value="0.226013" calcext:value-type="float">
            <text:p>0.226013</text:p>
          </table:table-cell>
          <table:table-cell office:value-type="float" office:value="-0.943841" calcext:value-type="float">
            <text:p>-0.943841</text:p>
          </table:table-cell>
          <table:table-cell office:value-type="float" office:value="9.75183" calcext:value-type="float">
            <text:p>9.75183</text:p>
          </table:table-cell>
          <table:table-cell/>
          <table:table-cell table:formula="of:= SQRT(([.G249]-[.A249])^2 + ([.H249]-[.B249])^2 + ([.I249]-[.C249])^2)" office:value-type="float" office:value="0.154322546392289" calcext:value-type="float">
            <text:p>0.1543225464</text:p>
          </table:table-cell>
          <table:table-cell table:formula="of:=[.A249]-[.G249]" office:value-type="float" office:value="-0.010055" calcext:value-type="float">
            <text:p>-0.010055</text:p>
          </table:table-cell>
          <table:table-cell table:formula="of:=[.B249]-[.H249]" office:value-type="float" office:value="-0.02053" calcext:value-type="float">
            <text:p>-0.02053</text:p>
          </table:table-cell>
          <table:table-cell table:formula="of:=[.C249]-[.I249]" office:value-type="float" office:value="-0.152620000000001" calcext:value-type="float">
            <text:p>-0.15262</text:p>
          </table:table-cell>
          <table:table-cell/>
        </table:table-row>
        <table:table-row table:style-name="ro1">
          <table:table-cell office:value-type="float" office:value="0.215958" calcext:value-type="float">
            <text:p>0.215958</text:p>
          </table:table-cell>
          <table:table-cell office:value-type="float" office:value="-0.964371" calcext:value-type="float">
            <text:p>-0.964371</text:p>
          </table:table-cell>
          <table:table-cell office:value-type="float" office:value="9.59921" calcext:value-type="float">
            <text:p>9.59921</text:p>
          </table:table-cell>
          <table:table-cell office:value-type="float" office:value="-0.510186" calcext:value-type="float">
            <text:p>-0.510186</text:p>
          </table:table-cell>
          <table:table-cell office:value-type="float" office:value="-0.0232347" calcext:value-type="float">
            <text:p>-0.0232347</text:p>
          </table:table-cell>
          <table:table-cell office:value-type="float" office:value="0.0964091" calcext:value-type="float">
            <text:p>0.0964091</text:p>
          </table:table-cell>
          <table:table-cell office:value-type="float" office:value="0.227679" calcext:value-type="float">
            <text:p>0.227679</text:p>
          </table:table-cell>
          <table:table-cell office:value-type="float" office:value="-0.94309" calcext:value-type="float">
            <text:p>-0.94309</text:p>
          </table:table-cell>
          <table:table-cell office:value-type="float" office:value="9.75186" calcext:value-type="float">
            <text:p>9.75186</text:p>
          </table:table-cell>
          <table:table-cell/>
          <table:table-cell table:formula="of:= SQRT(([.G250]-[.A250])^2 + ([.H250]-[.B250])^2 + ([.I250]-[.C250])^2)" office:value-type="float" office:value="0.1545712952071" calcext:value-type="float">
            <text:p>0.1545712952</text:p>
          </table:table-cell>
          <table:table-cell table:formula="of:=[.A250]-[.G250]" office:value-type="float" office:value="-0.011721" calcext:value-type="float">
            <text:p>-0.011721</text:p>
          </table:table-cell>
          <table:table-cell table:formula="of:=[.B250]-[.H250]" office:value-type="float" office:value="-0.0212809999999999" calcext:value-type="float">
            <text:p>-0.021281</text:p>
          </table:table-cell>
          <table:table-cell table:formula="of:=[.C250]-[.I250]" office:value-type="float" office:value="-0.152650000000001" calcext:value-type="float">
            <text:p>-0.15265</text:p>
          </table:table-cell>
          <table:table-cell/>
        </table:table-row>
        <table:table-row table:style-name="ro1">
          <table:table-cell office:value-type="float" office:value="0.199295" calcext:value-type="float">
            <text:p>0.199295</text:p>
          </table:table-cell>
          <table:table-cell office:value-type="float" office:value="-0.95961" calcext:value-type="float">
            <text:p>-0.95961</text:p>
          </table:table-cell>
          <table:table-cell office:value-type="float" office:value="9.60159" calcext:value-type="float">
            <text:p>9.60159</text:p>
          </table:table-cell>
          <table:table-cell office:value-type="float" office:value="-0.510366" calcext:value-type="float">
            <text:p>-0.510366</text:p>
          </table:table-cell>
          <table:table-cell office:value-type="float" office:value="-0.0231769" calcext:value-type="float">
            <text:p>-0.0231769</text:p>
          </table:table-cell>
          <table:table-cell office:value-type="float" office:value="0.0965139" calcext:value-type="float">
            <text:p>0.0965139</text:p>
          </table:table-cell>
          <table:table-cell office:value-type="float" office:value="0.227113" calcext:value-type="float">
            <text:p>0.227113</text:p>
          </table:table-cell>
          <table:table-cell office:value-type="float" office:value="-0.944113" calcext:value-type="float">
            <text:p>-0.944113</text:p>
          </table:table-cell>
          <table:table-cell office:value-type="float" office:value="9.75177" calcext:value-type="float">
            <text:p>9.75177</text:p>
          </table:table-cell>
          <table:table-cell/>
          <table:table-cell table:formula="of:= SQRT(([.G251]-[.A251])^2 + ([.H251]-[.B251])^2 + ([.I251]-[.C251])^2)" office:value-type="float" office:value="0.153518827943025" calcext:value-type="float">
            <text:p>0.1535188279</text:p>
          </table:table-cell>
          <table:table-cell table:formula="of:=[.A251]-[.G251]" office:value-type="float" office:value="-0.027818" calcext:value-type="float">
            <text:p>-0.027818</text:p>
          </table:table-cell>
          <table:table-cell table:formula="of:=[.B251]-[.H251]" office:value-type="float" office:value="-0.0154970000000001" calcext:value-type="float">
            <text:p>-0.015497</text:p>
          </table:table-cell>
          <table:table-cell table:formula="of:=[.C251]-[.I251]" office:value-type="float" office:value="-0.150180000000001" calcext:value-type="float">
            <text:p>-0.15018</text:p>
          </table:table-cell>
          <table:table-cell/>
        </table:table-row>
        <table:table-row table:style-name="ro1">
          <table:table-cell office:value-type="float" office:value="0.235001" calcext:value-type="float">
            <text:p>0.235001</text:p>
          </table:table-cell>
          <table:table-cell office:value-type="float" office:value="-0.890579" calcext:value-type="float">
            <text:p>-0.890579</text:p>
          </table:table-cell>
          <table:table-cell office:value-type="float" office:value="9.61588" calcext:value-type="float">
            <text:p>9.61588</text:p>
          </table:table-cell>
          <table:table-cell office:value-type="float" office:value="-0.510366" calcext:value-type="float">
            <text:p>-0.510366</text:p>
          </table:table-cell>
          <table:table-cell office:value-type="float" office:value="-0.0231769" calcext:value-type="float">
            <text:p>-0.0231769</text:p>
          </table:table-cell>
          <table:table-cell office:value-type="float" office:value="0.0965139" calcext:value-type="float">
            <text:p>0.0965139</text:p>
          </table:table-cell>
          <table:table-cell office:value-type="float" office:value="0.227113" calcext:value-type="float">
            <text:p>0.227113</text:p>
          </table:table-cell>
          <table:table-cell office:value-type="float" office:value="-0.944113" calcext:value-type="float">
            <text:p>-0.944113</text:p>
          </table:table-cell>
          <table:table-cell office:value-type="float" office:value="9.75177" calcext:value-type="float">
            <text:p>9.75177</text:p>
          </table:table-cell>
          <table:table-cell/>
          <table:table-cell table:formula="of:= SQRT(([.G252]-[.A252])^2 + ([.H252]-[.B252])^2 + ([.I252]-[.C252])^2)" office:value-type="float" office:value="0.146267569201105" calcext:value-type="float">
            <text:p>0.1462675692</text:p>
          </table:table-cell>
          <table:table-cell table:formula="of:=[.A252]-[.G252]" office:value-type="float" office:value="0.00788800000000001" calcext:value-type="float">
            <text:p>0.007888</text:p>
          </table:table-cell>
          <table:table-cell table:formula="of:=[.B252]-[.H252]" office:value-type="float" office:value="0.053534" calcext:value-type="float">
            <text:p>0.053534</text:p>
          </table:table-cell>
          <table:table-cell table:formula="of:=[.C252]-[.I252]" office:value-type="float" office:value="-0.13589" calcext:value-type="float">
            <text:p>-0.13589</text:p>
          </table:table-cell>
          <table:table-cell/>
        </table:table-row>
        <table:table-row table:style-name="ro1">
          <table:table-cell office:value-type="float" office:value="0.235001" calcext:value-type="float">
            <text:p>0.235001</text:p>
          </table:table-cell>
          <table:table-cell office:value-type="float" office:value="-0.890579" calcext:value-type="float">
            <text:p>-0.890579</text:p>
          </table:table-cell>
          <table:table-cell office:value-type="float" office:value="9.61588" calcext:value-type="float">
            <text:p>9.61588</text:p>
          </table:table-cell>
          <table:table-cell office:value-type="float" office:value="-0.51041" calcext:value-type="float">
            <text:p>-0.51041</text:p>
          </table:table-cell>
          <table:table-cell office:value-type="float" office:value="-0.0230758" calcext:value-type="float">
            <text:p>-0.0230758</text:p>
          </table:table-cell>
          <table:table-cell office:value-type="float" office:value="0.0965887" calcext:value-type="float">
            <text:p>0.0965887</text:p>
          </table:table-cell>
          <table:table-cell office:value-type="float" office:value="0.226121" calcext:value-type="float">
            <text:p>0.226121</text:p>
          </table:table-cell>
          <table:table-cell office:value-type="float" office:value="-0.944845" calcext:value-type="float">
            <text:p>-0.944845</text:p>
          </table:table-cell>
          <table:table-cell office:value-type="float" office:value="9.75173" calcext:value-type="float">
            <text:p>9.75173</text:p>
          </table:table-cell>
          <table:table-cell/>
          <table:table-cell table:formula="of:= SQRT(([.G253]-[.A253])^2 + ([.H253]-[.B253])^2 + ([.I253]-[.C253])^2)" office:value-type="float" office:value="0.146556731868584" calcext:value-type="float">
            <text:p>0.1465567319</text:p>
          </table:table-cell>
          <table:table-cell table:formula="of:=[.A253]-[.G253]" office:value-type="float" office:value="0.00888" calcext:value-type="float">
            <text:p>0.00888</text:p>
          </table:table-cell>
          <table:table-cell table:formula="of:=[.B253]-[.H253]" office:value-type="float" office:value="0.0542659999999999" calcext:value-type="float">
            <text:p>0.054266</text:p>
          </table:table-cell>
          <table:table-cell table:formula="of:=[.C253]-[.I253]" office:value-type="float" office:value="-0.13585" calcext:value-type="float">
            <text:p>-0.13585</text:p>
          </table:table-cell>
          <table:table-cell/>
        </table:table-row>
        <table:table-row table:style-name="ro1">
          <table:table-cell office:value-type="float" office:value="0.244522" calcext:value-type="float">
            <text:p>0.244522</text:p>
          </table:table-cell>
          <table:table-cell office:value-type="float" office:value="-0.952469" calcext:value-type="float">
            <text:p>-0.952469</text:p>
          </table:table-cell>
          <table:table-cell office:value-type="float" office:value="9.70157" calcext:value-type="float">
            <text:p>9.70157</text:p>
          </table:table-cell>
          <table:table-cell office:value-type="float" office:value="-0.51041" calcext:value-type="float">
            <text:p>-0.51041</text:p>
          </table:table-cell>
          <table:table-cell office:value-type="float" office:value="-0.0230758" calcext:value-type="float">
            <text:p>-0.0230758</text:p>
          </table:table-cell>
          <table:table-cell office:value-type="float" office:value="0.0965887" calcext:value-type="float">
            <text:p>0.0965887</text:p>
          </table:table-cell>
          <table:table-cell office:value-type="float" office:value="0.226121" calcext:value-type="float">
            <text:p>0.226121</text:p>
          </table:table-cell>
          <table:table-cell office:value-type="float" office:value="-0.944845" calcext:value-type="float">
            <text:p>-0.944845</text:p>
          </table:table-cell>
          <table:table-cell office:value-type="float" office:value="9.75173" calcext:value-type="float">
            <text:p>9.75173</text:p>
          </table:table-cell>
          <table:table-cell/>
          <table:table-cell table:formula="of:= SQRT(([.G254]-[.A254])^2 + ([.H254]-[.B254])^2 + ([.I254]-[.C254])^2)" office:value-type="float" office:value="0.0539698784230611" calcext:value-type="float">
            <text:p>0.0539698784</text:p>
          </table:table-cell>
          <table:table-cell table:formula="of:=[.A254]-[.G254]" office:value-type="float" office:value="0.018401" calcext:value-type="float">
            <text:p>0.018401</text:p>
          </table:table-cell>
          <table:table-cell table:formula="of:=[.B254]-[.H254]" office:value-type="float" office:value="-0.00762400000000008" calcext:value-type="float">
            <text:p>-0.007624</text:p>
          </table:table-cell>
          <table:table-cell table:formula="of:=[.C254]-[.I254]" office:value-type="float" office:value="-0.05016" calcext:value-type="float">
            <text:p>-0.05016</text:p>
          </table:table-cell>
          <table:table-cell/>
        </table:table-row>
        <table:table-row table:style-name="ro1">
          <table:table-cell office:value-type="float" office:value="0.244522" calcext:value-type="float">
            <text:p>0.244522</text:p>
          </table:table-cell>
          <table:table-cell office:value-type="float" office:value="-0.952469" calcext:value-type="float">
            <text:p>-0.952469</text:p>
          </table:table-cell>
          <table:table-cell office:value-type="float" office:value="9.70157" calcext:value-type="float">
            <text:p>9.70157</text:p>
          </table:table-cell>
          <table:table-cell office:value-type="float" office:value="-0.510085" calcext:value-type="float">
            <text:p>-0.510085</text:p>
          </table:table-cell>
          <table:table-cell office:value-type="float" office:value="-0.0231091" calcext:value-type="float">
            <text:p>-0.0231091</text:p>
          </table:table-cell>
          <table:table-cell office:value-type="float" office:value="0.0964398" calcext:value-type="float">
            <text:p>0.0964398</text:p>
          </table:table-cell>
          <table:table-cell office:value-type="float" office:value="0.226448" calcext:value-type="float">
            <text:p>0.226448</text:p>
          </table:table-cell>
          <table:table-cell office:value-type="float" office:value="-0.943393" calcext:value-type="float">
            <text:p>-0.943393</text:p>
          </table:table-cell>
          <table:table-cell office:value-type="float" office:value="9.75186" calcext:value-type="float">
            <text:p>9.75186</text:p>
          </table:table-cell>
          <table:table-cell/>
          <table:table-cell table:formula="of:= SQRT(([.G255]-[.A255])^2 + ([.H255]-[.B255])^2 + ([.I255]-[.C255])^2)" office:value-type="float" office:value="0.0542044956807094" calcext:value-type="float">
            <text:p>0.0542044957</text:p>
          </table:table-cell>
          <table:table-cell table:formula="of:=[.A255]-[.G255]" office:value-type="float" office:value="0.018074" calcext:value-type="float">
            <text:p>0.018074</text:p>
          </table:table-cell>
          <table:table-cell table:formula="of:=[.B255]-[.H255]" office:value-type="float" office:value="-0.00907600000000008" calcext:value-type="float">
            <text:p>-0.009076</text:p>
          </table:table-cell>
          <table:table-cell table:formula="of:=[.C255]-[.I255]" office:value-type="float" office:value="-0.0502900000000004" calcext:value-type="float">
            <text:p>-0.05029</text:p>
          </table:table-cell>
          <table:table-cell/>
        </table:table-row>
        <table:table-row table:style-name="ro1">
          <table:table-cell office:value-type="float" office:value="0.220718" calcext:value-type="float">
            <text:p>0.220718</text:p>
          </table:table-cell>
          <table:table-cell office:value-type="float" office:value="-0.907242" calcext:value-type="float">
            <text:p>-0.907242</text:p>
          </table:table-cell>
          <table:table-cell office:value-type="float" office:value="9.63016" calcext:value-type="float">
            <text:p>9.63016</text:p>
          </table:table-cell>
          <table:table-cell office:value-type="float" office:value="-0.510235" calcext:value-type="float">
            <text:p>-0.510235</text:p>
          </table:table-cell>
          <table:table-cell office:value-type="float" office:value="-0.0231651" calcext:value-type="float">
            <text:p>-0.0231651</text:p>
          </table:table-cell>
          <table:table-cell office:value-type="float" office:value="0.0964682" calcext:value-type="float">
            <text:p>0.0964682</text:p>
          </table:table-cell>
          <table:table-cell office:value-type="float" office:value="0.226997" calcext:value-type="float">
            <text:p>0.226997</text:p>
          </table:table-cell>
          <table:table-cell office:value-type="float" office:value="-0.943668" calcext:value-type="float">
            <text:p>-0.943668</text:p>
          </table:table-cell>
          <table:table-cell office:value-type="float" office:value="9.75182" calcext:value-type="float">
            <text:p>9.75182</text:p>
          </table:table-cell>
          <table:table-cell/>
          <table:table-cell table:formula="of:= SQRT(([.G256]-[.A256])^2 + ([.H256]-[.B256])^2 + ([.I256]-[.C256])^2)" office:value-type="float" office:value="0.127151228531226" calcext:value-type="float">
            <text:p>0.1271512285</text:p>
          </table:table-cell>
          <table:table-cell table:formula="of:=[.A256]-[.G256]" office:value-type="float" office:value="-0.00627899999999998" calcext:value-type="float">
            <text:p>-0.006279</text:p>
          </table:table-cell>
          <table:table-cell table:formula="of:=[.B256]-[.H256]" office:value-type="float" office:value="0.036426" calcext:value-type="float">
            <text:p>0.036426</text:p>
          </table:table-cell>
          <table:table-cell table:formula="of:=[.C256]-[.I256]" office:value-type="float" office:value="-0.12166" calcext:value-type="float">
            <text:p>-0.12166</text:p>
          </table:table-cell>
          <table:table-cell/>
        </table:table-row>
        <table:table-row table:style-name="ro1">
          <table:table-cell office:value-type="float" office:value="0.220718" calcext:value-type="float">
            <text:p>0.220718</text:p>
          </table:table-cell>
          <table:table-cell office:value-type="float" office:value="-0.907242" calcext:value-type="float">
            <text:p>-0.907242</text:p>
          </table:table-cell>
          <table:table-cell office:value-type="float" office:value="9.63016" calcext:value-type="float">
            <text:p>9.63016</text:p>
          </table:table-cell>
          <table:table-cell office:value-type="float" office:value="-0.510235" calcext:value-type="float">
            <text:p>-0.510235</text:p>
          </table:table-cell>
          <table:table-cell office:value-type="float" office:value="-0.0231651" calcext:value-type="float">
            <text:p>-0.0231651</text:p>
          </table:table-cell>
          <table:table-cell office:value-type="float" office:value="0.0964682" calcext:value-type="float">
            <text:p>0.0964682</text:p>
          </table:table-cell>
          <table:table-cell office:value-type="float" office:value="0.226997" calcext:value-type="float">
            <text:p>0.226997</text:p>
          </table:table-cell>
          <table:table-cell office:value-type="float" office:value="-0.943668" calcext:value-type="float">
            <text:p>-0.943668</text:p>
          </table:table-cell>
          <table:table-cell office:value-type="float" office:value="9.75182" calcext:value-type="float">
            <text:p>9.75182</text:p>
          </table:table-cell>
          <table:table-cell/>
          <table:table-cell table:formula="of:= SQRT(([.G257]-[.A257])^2 + ([.H257]-[.B257])^2 + ([.I257]-[.C257])^2)" office:value-type="float" office:value="0.127151228531226" calcext:value-type="float">
            <text:p>0.1271512285</text:p>
          </table:table-cell>
          <table:table-cell table:formula="of:=[.A257]-[.G257]" office:value-type="float" office:value="-0.00627899999999998" calcext:value-type="float">
            <text:p>-0.006279</text:p>
          </table:table-cell>
          <table:table-cell table:formula="of:=[.B257]-[.H257]" office:value-type="float" office:value="0.036426" calcext:value-type="float">
            <text:p>0.036426</text:p>
          </table:table-cell>
          <table:table-cell table:formula="of:=[.C257]-[.I257]" office:value-type="float" office:value="-0.12166" calcext:value-type="float">
            <text:p>-0.12166</text:p>
          </table:table-cell>
          <table:table-cell/>
        </table:table-row>
        <table:table-row table:style-name="ro1">
          <table:table-cell office:value-type="float" office:value="0.258804" calcext:value-type="float">
            <text:p>0.258804</text:p>
          </table:table-cell>
          <table:table-cell office:value-type="float" office:value="-0.902481" calcext:value-type="float">
            <text:p>-0.902481</text:p>
          </table:table-cell>
          <table:table-cell office:value-type="float" office:value="9.57541" calcext:value-type="float">
            <text:p>9.57541</text:p>
          </table:table-cell>
          <table:table-cell office:value-type="float" office:value="-0.510235" calcext:value-type="float">
            <text:p>-0.510235</text:p>
          </table:table-cell>
          <table:table-cell office:value-type="float" office:value="-0.0231651" calcext:value-type="float">
            <text:p>-0.0231651</text:p>
          </table:table-cell>
          <table:table-cell office:value-type="float" office:value="0.0964682" calcext:value-type="float">
            <text:p>0.0964682</text:p>
          </table:table-cell>
          <table:table-cell office:value-type="float" office:value="0.226997" calcext:value-type="float">
            <text:p>0.226997</text:p>
          </table:table-cell>
          <table:table-cell office:value-type="float" office:value="-0.943668" calcext:value-type="float">
            <text:p>-0.943668</text:p>
          </table:table-cell>
          <table:table-cell office:value-type="float" office:value="9.75182" calcext:value-type="float">
            <text:p>9.75182</text:p>
          </table:table-cell>
          <table:table-cell/>
          <table:table-cell table:formula="of:= SQRT(([.G258]-[.A258])^2 + ([.H258]-[.B258])^2 + ([.I258]-[.C258])^2)" office:value-type="float" office:value="0.183925371599462" calcext:value-type="float">
            <text:p>0.1839253716</text:p>
          </table:table-cell>
          <table:table-cell table:formula="of:=[.A258]-[.G258]" office:value-type="float" office:value="0.031807" calcext:value-type="float">
            <text:p>0.031807</text:p>
          </table:table-cell>
          <table:table-cell table:formula="of:=[.B258]-[.H258]" office:value-type="float" office:value="0.041187" calcext:value-type="float">
            <text:p>0.041187</text:p>
          </table:table-cell>
          <table:table-cell table:formula="of:=[.C258]-[.I258]" office:value-type="float" office:value="-0.176410000000001" calcext:value-type="float">
            <text:p>-0.17641</text:p>
          </table:table-cell>
          <table:table-cell/>
        </table:table-row>
        <table:table-row table:style-name="ro1">
          <table:table-cell office:value-type="float" office:value="0.258804" calcext:value-type="float">
            <text:p>0.258804</text:p>
          </table:table-cell>
          <table:table-cell office:value-type="float" office:value="-0.902481" calcext:value-type="float">
            <text:p>-0.902481</text:p>
          </table:table-cell>
          <table:table-cell office:value-type="float" office:value="9.57541" calcext:value-type="float">
            <text:p>9.57541</text:p>
          </table:table-cell>
          <table:table-cell office:value-type="float" office:value="-0.509988" calcext:value-type="float">
            <text:p>-0.509988</text:p>
          </table:table-cell>
          <table:table-cell office:value-type="float" office:value="-0.0231358" calcext:value-type="float">
            <text:p>-0.0231358</text:p>
          </table:table-cell>
          <table:table-cell office:value-type="float" office:value="0.0963856" calcext:value-type="float">
            <text:p>0.0963856</text:p>
          </table:table-cell>
          <table:table-cell office:value-type="float" office:value="0.226711" calcext:value-type="float">
            <text:p>0.226711</text:p>
          </table:table-cell>
          <table:table-cell office:value-type="float" office:value="-0.942867" calcext:value-type="float">
            <text:p>-0.942867</text:p>
          </table:table-cell>
          <table:table-cell office:value-type="float" office:value="9.7519" calcext:value-type="float">
            <text:p>9.7519</text:p>
          </table:table-cell>
          <table:table-cell/>
          <table:table-cell table:formula="of:= SQRT(([.G259]-[.A259])^2 + ([.H259]-[.B259])^2 + ([.I259]-[.C259])^2)" office:value-type="float" office:value="0.183874168237411" calcext:value-type="float">
            <text:p>0.1838741682</text:p>
          </table:table-cell>
          <table:table-cell table:formula="of:=[.A259]-[.G259]" office:value-type="float" office:value="0.032093" calcext:value-type="float">
            <text:p>0.032093</text:p>
          </table:table-cell>
          <table:table-cell table:formula="of:=[.B259]-[.H259]" office:value-type="float" office:value="0.040386" calcext:value-type="float">
            <text:p>0.040386</text:p>
          </table:table-cell>
          <table:table-cell table:formula="of:=[.C259]-[.I259]" office:value-type="float" office:value="-0.176489999999999" calcext:value-type="float">
            <text:p>-0.17649</text:p>
          </table:table-cell>
          <table:table-cell/>
        </table:table-row>
        <table:table-row table:style-name="ro1">
          <table:table-cell office:value-type="float" office:value="0.246902" calcext:value-type="float">
            <text:p>0.246902</text:p>
          </table:table-cell>
          <table:table-cell office:value-type="float" office:value="-0.976273" calcext:value-type="float">
            <text:p>-0.976273</text:p>
          </table:table-cell>
          <table:table-cell office:value-type="float" office:value="9.673" calcext:value-type="float">
            <text:p>9.673</text:p>
          </table:table-cell>
          <table:table-cell office:value-type="float" office:value="-0.509956" calcext:value-type="float">
            <text:p>-0.509956</text:p>
          </table:table-cell>
          <table:table-cell office:value-type="float" office:value="-0.0232344" calcext:value-type="float">
            <text:p>-0.0232344</text:p>
          </table:table-cell>
          <table:table-cell office:value-type="float" office:value="0.096317" calcext:value-type="float">
            <text:p>0.096317</text:p>
          </table:table-cell>
          <table:table-cell office:value-type="float" office:value="0.227678" calcext:value-type="float">
            <text:p>0.227678</text:p>
          </table:table-cell>
          <table:table-cell office:value-type="float" office:value="-0.942195" calcext:value-type="float">
            <text:p>-0.942195</text:p>
          </table:table-cell>
          <table:table-cell office:value-type="float" office:value="9.75194" calcext:value-type="float">
            <text:p>9.75194</text:p>
          </table:table-cell>
          <table:table-cell/>
          <table:table-cell table:formula="of:= SQRT(([.G260]-[.A260])^2 + ([.H260]-[.B260])^2 + ([.I260]-[.C260])^2)" office:value-type="float" office:value="0.0881044599325136" calcext:value-type="float">
            <text:p>0.0881044599</text:p>
          </table:table-cell>
          <table:table-cell table:formula="of:=[.A260]-[.G260]" office:value-type="float" office:value="0.019224" calcext:value-type="float">
            <text:p>0.019224</text:p>
          </table:table-cell>
          <table:table-cell table:formula="of:=[.B260]-[.H260]" office:value-type="float" office:value="-0.0340779999999999" calcext:value-type="float">
            <text:p>-0.034078</text:p>
          </table:table-cell>
          <table:table-cell table:formula="of:=[.C260]-[.I260]" office:value-type="float" office:value="-0.0789399999999993" calcext:value-type="float">
            <text:p>-0.07894</text:p>
          </table:table-cell>
          <table:table-cell/>
        </table:table-row>
        <table:table-row table:style-name="ro1">
          <table:table-cell office:value-type="float" office:value="0.246902" calcext:value-type="float">
            <text:p>0.246902</text:p>
          </table:table-cell>
          <table:table-cell office:value-type="float" office:value="-0.976273" calcext:value-type="float">
            <text:p>-0.976273</text:p>
          </table:table-cell>
          <table:table-cell office:value-type="float" office:value="9.673" calcext:value-type="float">
            <text:p>9.673</text:p>
          </table:table-cell>
          <table:table-cell office:value-type="float" office:value="-0.509956" calcext:value-type="float">
            <text:p>-0.509956</text:p>
          </table:table-cell>
          <table:table-cell office:value-type="float" office:value="-0.0232344" calcext:value-type="float">
            <text:p>-0.0232344</text:p>
          </table:table-cell>
          <table:table-cell office:value-type="float" office:value="0.096317" calcext:value-type="float">
            <text:p>0.096317</text:p>
          </table:table-cell>
          <table:table-cell office:value-type="float" office:value="0.227678" calcext:value-type="float">
            <text:p>0.227678</text:p>
          </table:table-cell>
          <table:table-cell office:value-type="float" office:value="-0.942195" calcext:value-type="float">
            <text:p>-0.942195</text:p>
          </table:table-cell>
          <table:table-cell office:value-type="float" office:value="9.75194" calcext:value-type="float">
            <text:p>9.75194</text:p>
          </table:table-cell>
          <table:table-cell/>
          <table:table-cell table:formula="of:= SQRT(([.G261]-[.A261])^2 + ([.H261]-[.B261])^2 + ([.I261]-[.C261])^2)" office:value-type="float" office:value="0.0881044599325136" calcext:value-type="float">
            <text:p>0.0881044599</text:p>
          </table:table-cell>
          <table:table-cell table:formula="of:=[.A261]-[.G261]" office:value-type="float" office:value="0.019224" calcext:value-type="float">
            <text:p>0.019224</text:p>
          </table:table-cell>
          <table:table-cell table:formula="of:=[.B261]-[.H261]" office:value-type="float" office:value="-0.0340779999999999" calcext:value-type="float">
            <text:p>-0.034078</text:p>
          </table:table-cell>
          <table:table-cell table:formula="of:=[.C261]-[.I261]" office:value-type="float" office:value="-0.0789399999999993" calcext:value-type="float">
            <text:p>-0.07894</text:p>
          </table:table-cell>
          <table:table-cell/>
        </table:table-row>
        <table:table-row table:style-name="ro1">
          <table:table-cell office:value-type="float" office:value="0.244522" calcext:value-type="float">
            <text:p>0.244522</text:p>
          </table:table-cell>
          <table:table-cell office:value-type="float" office:value="-0.921524" calcext:value-type="float">
            <text:p>-0.921524</text:p>
          </table:table-cell>
          <table:table-cell office:value-type="float" office:value="9.60635" calcext:value-type="float">
            <text:p>9.60635</text:p>
          </table:table-cell>
          <table:table-cell office:value-type="float" office:value="-0.509956" calcext:value-type="float">
            <text:p>-0.509956</text:p>
          </table:table-cell>
          <table:table-cell office:value-type="float" office:value="-0.0232344" calcext:value-type="float">
            <text:p>-0.0232344</text:p>
          </table:table-cell>
          <table:table-cell office:value-type="float" office:value="0.096317" calcext:value-type="float">
            <text:p>0.096317</text:p>
          </table:table-cell>
          <table:table-cell office:value-type="float" office:value="0.227678" calcext:value-type="float">
            <text:p>0.227678</text:p>
          </table:table-cell>
          <table:table-cell office:value-type="float" office:value="-0.942195" calcext:value-type="float">
            <text:p>-0.942195</text:p>
          </table:table-cell>
          <table:table-cell office:value-type="float" office:value="9.75194" calcext:value-type="float">
            <text:p>9.75194</text:p>
          </table:table-cell>
          <table:table-cell/>
          <table:table-cell table:formula="of:= SQRT(([.G262]-[.A262])^2 + ([.H262]-[.B262])^2 + ([.I262]-[.C262])^2)" office:value-type="float" office:value="0.148011684258371" calcext:value-type="float">
            <text:p>0.1480116843</text:p>
          </table:table-cell>
          <table:table-cell table:formula="of:=[.A262]-[.G262]" office:value-type="float" office:value="0.016844" calcext:value-type="float">
            <text:p>0.016844</text:p>
          </table:table-cell>
          <table:table-cell table:formula="of:=[.B262]-[.H262]" office:value-type="float" office:value="0.020671" calcext:value-type="float">
            <text:p>0.020671</text:p>
          </table:table-cell>
          <table:table-cell table:formula="of:=[.C262]-[.I262]" office:value-type="float" office:value="-0.145589999999999" calcext:value-type="float">
            <text:p>-0.14559</text:p>
          </table:table-cell>
          <table:table-cell/>
        </table:table-row>
        <table:table-row table:style-name="ro1">
          <table:table-cell office:value-type="float" office:value="0.199295" calcext:value-type="float">
            <text:p>0.199295</text:p>
          </table:table-cell>
          <table:table-cell office:value-type="float" office:value="-0.940567" calcext:value-type="float">
            <text:p>-0.940567</text:p>
          </table:table-cell>
          <table:table-cell office:value-type="float" office:value="9.60635" calcext:value-type="float">
            <text:p>9.60635</text:p>
          </table:table-cell>
          <table:table-cell office:value-type="float" office:value="-0.510201" calcext:value-type="float">
            <text:p>-0.510201</text:p>
          </table:table-cell>
          <table:table-cell office:value-type="float" office:value="-0.0232862" calcext:value-type="float">
            <text:p>-0.0232862</text:p>
          </table:table-cell>
          <table:table-cell office:value-type="float" office:value="0.0963861" calcext:value-type="float">
            <text:p>0.0963861</text:p>
          </table:table-cell>
          <table:table-cell office:value-type="float" office:value="0.228184" calcext:value-type="float">
            <text:p>0.228184</text:p>
          </table:table-cell>
          <table:table-cell office:value-type="float" office:value="-0.942866" calcext:value-type="float">
            <text:p>-0.942866</text:p>
          </table:table-cell>
          <table:table-cell office:value-type="float" office:value="9.75187" calcext:value-type="float">
            <text:p>9.75187</text:p>
          </table:table-cell>
          <table:table-cell/>
          <table:table-cell table:formula="of:= SQRT(([.G263]-[.A263])^2 + ([.H263]-[.B263])^2 + ([.I263]-[.C263])^2)" office:value-type="float" office:value="0.148377660454665" calcext:value-type="float">
            <text:p>0.1483776605</text:p>
          </table:table-cell>
          <table:table-cell table:formula="of:=[.A263]-[.G263]" office:value-type="float" office:value="-0.028889" calcext:value-type="float">
            <text:p>-0.028889</text:p>
          </table:table-cell>
          <table:table-cell table:formula="of:=[.B263]-[.H263]" office:value-type="float" office:value="0.00229900000000005" calcext:value-type="float">
            <text:p>0.002299</text:p>
          </table:table-cell>
          <table:table-cell table:formula="of:=[.C263]-[.I263]" office:value-type="float" office:value="-0.145519999999999" calcext:value-type="float">
            <text:p>-0.14552</text:p>
          </table:table-cell>
          <table:table-cell/>
        </table:table-row>
        <table:table-row table:style-name="ro1">
          <table:table-cell office:value-type="float" office:value="0.199295" calcext:value-type="float">
            <text:p>0.199295</text:p>
          </table:table-cell>
          <table:table-cell office:value-type="float" office:value="-0.940567" calcext:value-type="float">
            <text:p>-0.940567</text:p>
          </table:table-cell>
          <table:table-cell office:value-type="float" office:value="9.60635" calcext:value-type="float">
            <text:p>9.60635</text:p>
          </table:table-cell>
          <table:table-cell office:value-type="float" office:value="-0.510201" calcext:value-type="float">
            <text:p>-0.510201</text:p>
          </table:table-cell>
          <table:table-cell office:value-type="float" office:value="-0.0232862" calcext:value-type="float">
            <text:p>-0.0232862</text:p>
          </table:table-cell>
          <table:table-cell office:value-type="float" office:value="0.0963861" calcext:value-type="float">
            <text:p>0.0963861</text:p>
          </table:table-cell>
          <table:table-cell office:value-type="float" office:value="0.228184" calcext:value-type="float">
            <text:p>0.228184</text:p>
          </table:table-cell>
          <table:table-cell office:value-type="float" office:value="-0.942866" calcext:value-type="float">
            <text:p>-0.942866</text:p>
          </table:table-cell>
          <table:table-cell office:value-type="float" office:value="9.75187" calcext:value-type="float">
            <text:p>9.75187</text:p>
          </table:table-cell>
          <table:table-cell/>
          <table:table-cell table:formula="of:= SQRT(([.G264]-[.A264])^2 + ([.H264]-[.B264])^2 + ([.I264]-[.C264])^2)" office:value-type="float" office:value="0.148377660454665" calcext:value-type="float">
            <text:p>0.1483776605</text:p>
          </table:table-cell>
          <table:table-cell table:formula="of:=[.A264]-[.G264]" office:value-type="float" office:value="-0.028889" calcext:value-type="float">
            <text:p>-0.028889</text:p>
          </table:table-cell>
          <table:table-cell table:formula="of:=[.B264]-[.H264]" office:value-type="float" office:value="0.00229900000000005" calcext:value-type="float">
            <text:p>0.002299</text:p>
          </table:table-cell>
          <table:table-cell table:formula="of:=[.C264]-[.I264]" office:value-type="float" office:value="-0.145519999999999" calcext:value-type="float">
            <text:p>-0.14552</text:p>
          </table:table-cell>
          <table:table-cell/>
        </table:table-row>
        <table:table-row table:style-name="ro1">
          <table:table-cell office:value-type="float" office:value="0.199295" calcext:value-type="float">
            <text:p>0.199295</text:p>
          </table:table-cell>
          <table:table-cell office:value-type="float" office:value="-0.940567" calcext:value-type="float">
            <text:p>-0.940567</text:p>
          </table:table-cell>
          <table:table-cell office:value-type="float" office:value="9.60635" calcext:value-type="float">
            <text:p>9.60635</text:p>
          </table:table-cell>
          <table:table-cell office:value-type="float" office:value="-0.510201" calcext:value-type="float">
            <text:p>-0.510201</text:p>
          </table:table-cell>
          <table:table-cell office:value-type="float" office:value="-0.0232862" calcext:value-type="float">
            <text:p>-0.0232862</text:p>
          </table:table-cell>
          <table:table-cell office:value-type="float" office:value="0.0963861" calcext:value-type="float">
            <text:p>0.0963861</text:p>
          </table:table-cell>
          <table:table-cell office:value-type="float" office:value="0.228184" calcext:value-type="float">
            <text:p>0.228184</text:p>
          </table:table-cell>
          <table:table-cell office:value-type="float" office:value="-0.942866" calcext:value-type="float">
            <text:p>-0.942866</text:p>
          </table:table-cell>
          <table:table-cell office:value-type="float" office:value="9.75187" calcext:value-type="float">
            <text:p>9.75187</text:p>
          </table:table-cell>
          <table:table-cell/>
          <table:table-cell table:formula="of:= SQRT(([.G265]-[.A265])^2 + ([.H265]-[.B265])^2 + ([.I265]-[.C265])^2)" office:value-type="float" office:value="0.148377660454665" calcext:value-type="float">
            <text:p>0.1483776605</text:p>
          </table:table-cell>
          <table:table-cell table:formula="of:=[.A265]-[.G265]" office:value-type="float" office:value="-0.028889" calcext:value-type="float">
            <text:p>-0.028889</text:p>
          </table:table-cell>
          <table:table-cell table:formula="of:=[.B265]-[.H265]" office:value-type="float" office:value="0.00229900000000005" calcext:value-type="float">
            <text:p>0.002299</text:p>
          </table:table-cell>
          <table:table-cell table:formula="of:=[.C265]-[.I265]" office:value-type="float" office:value="-0.145519999999999" calcext:value-type="float">
            <text:p>-0.14552</text:p>
          </table:table-cell>
          <table:table-cell/>
        </table:table-row>
        <table:table-row table:style-name="ro1">
          <table:table-cell office:value-type="float" office:value="0.23024" calcext:value-type="float">
            <text:p>0.23024</text:p>
          </table:table-cell>
          <table:table-cell office:value-type="float" office:value="-0.940567" calcext:value-type="float">
            <text:p>-0.940567</text:p>
          </table:table-cell>
          <table:table-cell office:value-type="float" office:value="9.70633" calcext:value-type="float">
            <text:p>9.70633</text:p>
          </table:table-cell>
          <table:table-cell office:value-type="float" office:value="-0.51015" calcext:value-type="float">
            <text:p>-0.51015</text:p>
          </table:table-cell>
          <table:table-cell office:value-type="float" office:value="-0.0231539" calcext:value-type="float">
            <text:p>-0.0231539</text:p>
          </table:table-cell>
          <table:table-cell office:value-type="float" office:value="0.0964404" calcext:value-type="float">
            <text:p>0.0964404</text:p>
          </table:table-cell>
          <table:table-cell office:value-type="float" office:value="0.226888" calcext:value-type="float">
            <text:p>0.226888</text:p>
          </table:table-cell>
          <table:table-cell office:value-type="float" office:value="-0.9434" calcext:value-type="float">
            <text:p>-0.9434</text:p>
          </table:table-cell>
          <table:table-cell office:value-type="float" office:value="9.75185" calcext:value-type="float">
            <text:p>9.75185</text:p>
          </table:table-cell>
          <table:table-cell/>
          <table:table-cell table:formula="of:= SQRT(([.G266]-[.A266])^2 + ([.H266]-[.B266])^2 + ([.I266]-[.C266])^2)" office:value-type="float" office:value="0.0457310856311107" calcext:value-type="float">
            <text:p>0.0457310856</text:p>
          </table:table-cell>
          <table:table-cell table:formula="of:=[.A266]-[.G266]" office:value-type="float" office:value="0.00335200000000005" calcext:value-type="float">
            <text:p>0.003352</text:p>
          </table:table-cell>
          <table:table-cell table:formula="of:=[.B266]-[.H266]" office:value-type="float" office:value="0.00283300000000009" calcext:value-type="float">
            <text:p>0.002833</text:p>
          </table:table-cell>
          <table:table-cell table:formula="of:=[.C266]-[.I266]" office:value-type="float" office:value="-0.0455199999999998" calcext:value-type="float">
            <text:p>-0.04552</text:p>
          </table:table-cell>
          <table:table-cell/>
        </table:table-row>
        <table:table-row table:style-name="ro1">
          <table:table-cell office:value-type="float" office:value="0.23024" calcext:value-type="float">
            <text:p>0.23024</text:p>
          </table:table-cell>
          <table:table-cell office:value-type="float" office:value="-0.940567" calcext:value-type="float">
            <text:p>-0.940567</text:p>
          </table:table-cell>
          <table:table-cell office:value-type="float" office:value="9.70633" calcext:value-type="float">
            <text:p>9.70633</text:p>
          </table:table-cell>
          <table:table-cell office:value-type="float" office:value="-0.51015" calcext:value-type="float">
            <text:p>-0.51015</text:p>
          </table:table-cell>
          <table:table-cell office:value-type="float" office:value="-0.0231539" calcext:value-type="float">
            <text:p>-0.0231539</text:p>
          </table:table-cell>
          <table:table-cell office:value-type="float" office:value="0.0964404" calcext:value-type="float">
            <text:p>0.0964404</text:p>
          </table:table-cell>
          <table:table-cell office:value-type="float" office:value="0.226888" calcext:value-type="float">
            <text:p>0.226888</text:p>
          </table:table-cell>
          <table:table-cell office:value-type="float" office:value="-0.9434" calcext:value-type="float">
            <text:p>-0.9434</text:p>
          </table:table-cell>
          <table:table-cell office:value-type="float" office:value="9.75185" calcext:value-type="float">
            <text:p>9.75185</text:p>
          </table:table-cell>
          <table:table-cell/>
          <table:table-cell table:formula="of:= SQRT(([.G267]-[.A267])^2 + ([.H267]-[.B267])^2 + ([.I267]-[.C267])^2)" office:value-type="float" office:value="0.0457310856311107" calcext:value-type="float">
            <text:p>0.0457310856</text:p>
          </table:table-cell>
          <table:table-cell table:formula="of:=[.A267]-[.G267]" office:value-type="float" office:value="0.00335200000000005" calcext:value-type="float">
            <text:p>0.003352</text:p>
          </table:table-cell>
          <table:table-cell table:formula="of:=[.B267]-[.H267]" office:value-type="float" office:value="0.00283300000000009" calcext:value-type="float">
            <text:p>0.002833</text:p>
          </table:table-cell>
          <table:table-cell table:formula="of:=[.C267]-[.I267]" office:value-type="float" office:value="-0.0455199999999998" calcext:value-type="float">
            <text:p>-0.04552</text:p>
          </table:table-cell>
          <table:table-cell/>
        </table:table-row>
        <table:table-row table:style-name="ro1">
          <table:table-cell office:value-type="float" office:value="0.263565" calcext:value-type="float">
            <text:p>0.263565</text:p>
          </table:table-cell>
          <table:table-cell office:value-type="float" office:value="-0.928665" calcext:value-type="float">
            <text:p>-0.928665</text:p>
          </table:table-cell>
          <table:table-cell office:value-type="float" office:value="9.64682" calcext:value-type="float">
            <text:p>9.64682</text:p>
          </table:table-cell>
          <table:table-cell office:value-type="float" office:value="-0.51015" calcext:value-type="float">
            <text:p>-0.51015</text:p>
          </table:table-cell>
          <table:table-cell office:value-type="float" office:value="-0.0231539" calcext:value-type="float">
            <text:p>-0.0231539</text:p>
          </table:table-cell>
          <table:table-cell office:value-type="float" office:value="0.0964404" calcext:value-type="float">
            <text:p>0.0964404</text:p>
          </table:table-cell>
          <table:table-cell office:value-type="float" office:value="0.226888" calcext:value-type="float">
            <text:p>0.226888</text:p>
          </table:table-cell>
          <table:table-cell office:value-type="float" office:value="-0.9434" calcext:value-type="float">
            <text:p>-0.9434</text:p>
          </table:table-cell>
          <table:table-cell office:value-type="float" office:value="9.75185" calcext:value-type="float">
            <text:p>9.75185</text:p>
          </table:table-cell>
          <table:table-cell/>
          <table:table-cell table:formula="of:= SQRT(([.G268]-[.A268])^2 + ([.H268]-[.B268])^2 + ([.I268]-[.C268])^2)" office:value-type="float" office:value="0.112221314615361" calcext:value-type="float">
            <text:p>0.1122213146</text:p>
          </table:table-cell>
          <table:table-cell table:formula="of:=[.A268]-[.G268]" office:value-type="float" office:value="0.036677" calcext:value-type="float">
            <text:p>0.036677</text:p>
          </table:table-cell>
          <table:table-cell table:formula="of:=[.B268]-[.H268]" office:value-type="float" office:value="0.0147350000000001" calcext:value-type="float">
            <text:p>0.014735</text:p>
          </table:table-cell>
          <table:table-cell table:formula="of:=[.C268]-[.I268]" office:value-type="float" office:value="-0.105029999999999" calcext:value-type="float">
            <text:p>-0.10503</text:p>
          </table:table-cell>
          <table:table-cell/>
        </table:table-row>
        <table:table-row table:style-name="ro1">
          <table:table-cell office:value-type="float" office:value="0.244522" calcext:value-type="float">
            <text:p>0.244522</text:p>
          </table:table-cell>
          <table:table-cell office:value-type="float" office:value="-0.964371" calcext:value-type="float">
            <text:p>-0.964371</text:p>
          </table:table-cell>
          <table:table-cell office:value-type="float" office:value="9.63492" calcext:value-type="float">
            <text:p>9.63492</text:p>
          </table:table-cell>
          <table:table-cell office:value-type="float" office:value="-0.510174" calcext:value-type="float">
            <text:p>-0.510174</text:p>
          </table:table-cell>
          <table:table-cell office:value-type="float" office:value="-0.0231384" calcext:value-type="float">
            <text:p>-0.0231384</text:p>
          </table:table-cell>
          <table:table-cell office:value-type="float" office:value="0.0964586" calcext:value-type="float">
            <text:p>0.0964586</text:p>
          </table:table-cell>
          <table:table-cell office:value-type="float" office:value="0.226735" calcext:value-type="float">
            <text:p>0.226735</text:p>
          </table:table-cell>
          <table:table-cell office:value-type="float" office:value="-0.943575" calcext:value-type="float">
            <text:p>-0.943575</text:p>
          </table:table-cell>
          <table:table-cell office:value-type="float" office:value="9.75183" calcext:value-type="float">
            <text:p>9.75183</text:p>
          </table:table-cell>
          <table:table-cell/>
          <table:table-cell table:formula="of:= SQRT(([.G269]-[.A269])^2 + ([.H269]-[.B269])^2 + ([.I269]-[.C269])^2)" office:value-type="float" office:value="0.120069975784957" calcext:value-type="float">
            <text:p>0.1200699758</text:p>
          </table:table-cell>
          <table:table-cell table:formula="of:=[.A269]-[.G269]" office:value-type="float" office:value="0.017787" calcext:value-type="float">
            <text:p>0.017787</text:p>
          </table:table-cell>
          <table:table-cell table:formula="of:=[.B269]-[.H269]" office:value-type="float" office:value="-0.020796" calcext:value-type="float">
            <text:p>-0.020796</text:p>
          </table:table-cell>
          <table:table-cell table:formula="of:=[.C269]-[.I269]" office:value-type="float" office:value="-0.116910000000001" calcext:value-type="float">
            <text:p>-0.11691</text:p>
          </table:table-cell>
          <table:table-cell/>
        </table:table-row>
        <table:table-row table:style-name="ro1">
          <table:table-cell office:value-type="float" office:value="0.244522" calcext:value-type="float">
            <text:p>0.244522</text:p>
          </table:table-cell>
          <table:table-cell office:value-type="float" office:value="-0.964371" calcext:value-type="float">
            <text:p>-0.964371</text:p>
          </table:table-cell>
          <table:table-cell office:value-type="float" office:value="9.63492" calcext:value-type="float">
            <text:p>9.63492</text:p>
          </table:table-cell>
          <table:table-cell office:value-type="float" office:value="-0.510256" calcext:value-type="float">
            <text:p>-0.510256</text:p>
          </table:table-cell>
          <table:table-cell office:value-type="float" office:value="-0.0232378" calcext:value-type="float">
            <text:p>-0.0232378</text:p>
          </table:table-cell>
          <table:table-cell office:value-type="float" office:value="0.0964352" calcext:value-type="float">
            <text:p>0.0964352</text:p>
          </table:table-cell>
          <table:table-cell office:value-type="float" office:value="0.227711" calcext:value-type="float">
            <text:p>0.227711</text:p>
          </table:table-cell>
          <table:table-cell office:value-type="float" office:value="-0.943348" calcext:value-type="float">
            <text:p>-0.943348</text:p>
          </table:table-cell>
          <table:table-cell office:value-type="float" office:value="9.75183" calcext:value-type="float">
            <text:p>9.75183</text:p>
          </table:table-cell>
          <table:table-cell/>
          <table:table-cell table:formula="of:= SQRT(([.G270]-[.A270])^2 + ([.H270]-[.B270])^2 + ([.I270]-[.C270])^2)" office:value-type="float" office:value="0.119968847414652" calcext:value-type="float">
            <text:p>0.1199688474</text:p>
          </table:table-cell>
          <table:table-cell table:formula="of:=[.A270]-[.G270]" office:value-type="float" office:value="0.016811" calcext:value-type="float">
            <text:p>0.016811</text:p>
          </table:table-cell>
          <table:table-cell table:formula="of:=[.B270]-[.H270]" office:value-type="float" office:value="-0.021023" calcext:value-type="float">
            <text:p>-0.021023</text:p>
          </table:table-cell>
          <table:table-cell table:formula="of:=[.C270]-[.I270]" office:value-type="float" office:value="-0.116910000000001" calcext:value-type="float">
            <text:p>-0.11691</text:p>
          </table:table-cell>
          <table:table-cell/>
        </table:table-row>
        <table:table-row table:style-name="ro1">
          <table:table-cell office:value-type="float" office:value="0.249283" calcext:value-type="float">
            <text:p>0.249283</text:p>
          </table:table-cell>
          <table:table-cell office:value-type="float" office:value="-0.904861" calcext:value-type="float">
            <text:p>-0.904861</text:p>
          </table:table-cell>
          <table:table-cell office:value-type="float" office:value="9.56589" calcext:value-type="float">
            <text:p>9.56589</text:p>
          </table:table-cell>
          <table:table-cell office:value-type="float" office:value="-0.510256" calcext:value-type="float">
            <text:p>-0.510256</text:p>
          </table:table-cell>
          <table:table-cell office:value-type="float" office:value="-0.0232378" calcext:value-type="float">
            <text:p>-0.0232378</text:p>
          </table:table-cell>
          <table:table-cell office:value-type="float" office:value="0.0964352" calcext:value-type="float">
            <text:p>0.0964352</text:p>
          </table:table-cell>
          <table:table-cell office:value-type="float" office:value="0.227711" calcext:value-type="float">
            <text:p>0.227711</text:p>
          </table:table-cell>
          <table:table-cell office:value-type="float" office:value="-0.943348" calcext:value-type="float">
            <text:p>-0.943348</text:p>
          </table:table-cell>
          <table:table-cell office:value-type="float" office:value="9.75183" calcext:value-type="float">
            <text:p>9.75183</text:p>
          </table:table-cell>
          <table:table-cell/>
          <table:table-cell table:formula="of:= SQRT(([.G271]-[.A271])^2 + ([.H271]-[.B271])^2 + ([.I271]-[.C271])^2)" office:value-type="float" office:value="0.191102809903466" calcext:value-type="float">
            <text:p>0.1911028099</text:p>
          </table:table-cell>
          <table:table-cell table:formula="of:=[.A271]-[.G271]" office:value-type="float" office:value="0.021572" calcext:value-type="float">
            <text:p>0.021572</text:p>
          </table:table-cell>
          <table:table-cell table:formula="of:=[.B271]-[.H271]" office:value-type="float" office:value="0.038487" calcext:value-type="float">
            <text:p>0.038487</text:p>
          </table:table-cell>
          <table:table-cell table:formula="of:=[.C271]-[.I271]" office:value-type="float" office:value="-0.18594" calcext:value-type="float">
            <text:p>-0.18594</text:p>
          </table:table-cell>
          <table:table-cell/>
        </table:table-row>
        <table:table-row table:style-name="ro1">
          <table:table-cell office:value-type="float" office:value="0.249283" calcext:value-type="float">
            <text:p>0.249283</text:p>
          </table:table-cell>
          <table:table-cell office:value-type="float" office:value="-0.904861" calcext:value-type="float">
            <text:p>-0.904861</text:p>
          </table:table-cell>
          <table:table-cell office:value-type="float" office:value="9.56589" calcext:value-type="float">
            <text:p>9.56589</text:p>
          </table:table-cell>
          <table:table-cell office:value-type="float" office:value="-0.510557" calcext:value-type="float">
            <text:p>-0.510557</text:p>
          </table:table-cell>
          <table:table-cell office:value-type="float" office:value="-0.023272" calcext:value-type="float">
            <text:p>-0.023272</text:p>
          </table:table-cell>
          <table:table-cell office:value-type="float" office:value="0.0965367" calcext:value-type="float">
            <text:p>0.0965367</text:p>
          </table:table-cell>
          <table:table-cell office:value-type="float" office:value="0.228045" calcext:value-type="float">
            <text:p>0.228045</text:p>
          </table:table-cell>
          <table:table-cell office:value-type="float" office:value="-0.944335" calcext:value-type="float">
            <text:p>-0.944335</text:p>
          </table:table-cell>
          <table:table-cell office:value-type="float" office:value="9.75173" calcext:value-type="float">
            <text:p>9.75173</text:p>
          </table:table-cell>
          <table:table-cell/>
          <table:table-cell table:formula="of:= SQRT(([.G272]-[.A272])^2 + ([.H272]-[.B272])^2 + ([.I272]-[.C272])^2)" office:value-type="float" office:value="0.191169440340239" calcext:value-type="float">
            <text:p>0.1911694403</text:p>
          </table:table-cell>
          <table:table-cell table:formula="of:=[.A272]-[.G272]" office:value-type="float" office:value="0.021238" calcext:value-type="float">
            <text:p>0.021238</text:p>
          </table:table-cell>
          <table:table-cell table:formula="of:=[.B272]-[.H272]" office:value-type="float" office:value="0.039474" calcext:value-type="float">
            <text:p>0.039474</text:p>
          </table:table-cell>
          <table:table-cell table:formula="of:=[.C272]-[.I272]" office:value-type="float" office:value="-0.185840000000001" calcext:value-type="float">
            <text:p>-0.18584</text:p>
          </table:table-cell>
          <table:table-cell/>
        </table:table-row>
        <table:table-row table:style-name="ro1">
          <table:table-cell office:value-type="float" office:value="0.242142" calcext:value-type="float">
            <text:p>0.242142</text:p>
          </table:table-cell>
          <table:table-cell office:value-type="float" office:value="-0.923904" calcext:value-type="float">
            <text:p>-0.923904</text:p>
          </table:table-cell>
          <table:table-cell office:value-type="float" office:value="9.64206" calcext:value-type="float">
            <text:p>9.64206</text:p>
          </table:table-cell>
          <table:table-cell office:value-type="float" office:value="-0.510478" calcext:value-type="float">
            <text:p>-0.510478</text:p>
          </table:table-cell>
          <table:table-cell office:value-type="float" office:value="-0.023342" calcext:value-type="float">
            <text:p>-0.023342</text:p>
          </table:table-cell>
          <table:table-cell office:value-type="float" office:value="0.0964655" calcext:value-type="float">
            <text:p>0.0964655</text:p>
          </table:table-cell>
          <table:table-cell office:value-type="float" office:value="0.22873" calcext:value-type="float">
            <text:p>0.22873</text:p>
          </table:table-cell>
          <table:table-cell office:value-type="float" office:value="-0.943638" calcext:value-type="float">
            <text:p>-0.943638</text:p>
          </table:table-cell>
          <table:table-cell office:value-type="float" office:value="9.75178" calcext:value-type="float">
            <text:p>9.75178</text:p>
          </table:table-cell>
          <table:table-cell/>
          <table:table-cell table:formula="of:= SQRT(([.G273]-[.A273])^2 + ([.H273]-[.B273])^2 + ([.I273]-[.C273])^2)" office:value-type="float" office:value="0.1122844196672" calcext:value-type="float">
            <text:p>0.1122844197</text:p>
          </table:table-cell>
          <table:table-cell table:formula="of:=[.A273]-[.G273]" office:value-type="float" office:value="0.013412" calcext:value-type="float">
            <text:p>0.013412</text:p>
          </table:table-cell>
          <table:table-cell table:formula="of:=[.B273]-[.H273]" office:value-type="float" office:value="0.019734" calcext:value-type="float">
            <text:p>0.019734</text:p>
          </table:table-cell>
          <table:table-cell table:formula="of:=[.C273]-[.I273]" office:value-type="float" office:value="-0.109719999999999" calcext:value-type="float">
            <text:p>-0.10972</text:p>
          </table:table-cell>
          <table:table-cell/>
        </table:table-row>
        <table:table-row table:style-name="ro1">
          <table:table-cell office:value-type="float" office:value="0.242142" calcext:value-type="float">
            <text:p>0.242142</text:p>
          </table:table-cell>
          <table:table-cell office:value-type="float" office:value="-0.923904" calcext:value-type="float">
            <text:p>-0.923904</text:p>
          </table:table-cell>
          <table:table-cell office:value-type="float" office:value="9.64206" calcext:value-type="float">
            <text:p>9.64206</text:p>
          </table:table-cell>
          <table:table-cell office:value-type="float" office:value="-0.510478" calcext:value-type="float">
            <text:p>-0.510478</text:p>
          </table:table-cell>
          <table:table-cell office:value-type="float" office:value="-0.023342" calcext:value-type="float">
            <text:p>-0.023342</text:p>
          </table:table-cell>
          <table:table-cell office:value-type="float" office:value="0.0964655" calcext:value-type="float">
            <text:p>0.0964655</text:p>
          </table:table-cell>
          <table:table-cell office:value-type="float" office:value="0.22873" calcext:value-type="float">
            <text:p>0.22873</text:p>
          </table:table-cell>
          <table:table-cell office:value-type="float" office:value="-0.943638" calcext:value-type="float">
            <text:p>-0.943638</text:p>
          </table:table-cell>
          <table:table-cell office:value-type="float" office:value="9.75178" calcext:value-type="float">
            <text:p>9.75178</text:p>
          </table:table-cell>
          <table:table-cell/>
          <table:table-cell table:formula="of:= SQRT(([.G274]-[.A274])^2 + ([.H274]-[.B274])^2 + ([.I274]-[.C274])^2)" office:value-type="float" office:value="0.1122844196672" calcext:value-type="float">
            <text:p>0.1122844197</text:p>
          </table:table-cell>
          <table:table-cell table:formula="of:=[.A274]-[.G274]" office:value-type="float" office:value="0.013412" calcext:value-type="float">
            <text:p>0.013412</text:p>
          </table:table-cell>
          <table:table-cell table:formula="of:=[.B274]-[.H274]" office:value-type="float" office:value="0.019734" calcext:value-type="float">
            <text:p>0.019734</text:p>
          </table:table-cell>
          <table:table-cell table:formula="of:=[.C274]-[.I274]" office:value-type="float" office:value="-0.109719999999999" calcext:value-type="float">
            <text:p>-0.10972</text:p>
          </table:table-cell>
          <table:table-cell/>
        </table:table-row>
        <table:table-row table:style-name="ro1">
          <table:table-cell office:value-type="float" office:value="0.213577" calcext:value-type="float">
            <text:p>0.213577</text:p>
          </table:table-cell>
          <table:table-cell office:value-type="float" office:value="-0.933426" calcext:value-type="float">
            <text:p>-0.933426</text:p>
          </table:table-cell>
          <table:table-cell office:value-type="float" office:value="9.7587" calcext:value-type="float">
            <text:p>9.7587</text:p>
          </table:table-cell>
          <table:table-cell office:value-type="float" office:value="-0.510448" calcext:value-type="float">
            <text:p>-0.510448</text:p>
          </table:table-cell>
          <table:table-cell office:value-type="float" office:value="-0.0233505" calcext:value-type="float">
            <text:p>-0.0233505</text:p>
          </table:table-cell>
          <table:table-cell office:value-type="float" office:value="0.0964487" calcext:value-type="float">
            <text:p>0.0964487</text:p>
          </table:table-cell>
          <table:table-cell office:value-type="float" office:value="0.228814" calcext:value-type="float">
            <text:p>0.228814</text:p>
          </table:table-cell>
          <table:table-cell office:value-type="float" office:value="-0.943476" calcext:value-type="float">
            <text:p>-0.943476</text:p>
          </table:table-cell>
          <table:table-cell office:value-type="float" office:value="9.75179" calcext:value-type="float">
            <text:p>9.75179</text:p>
          </table:table-cell>
          <table:table-cell/>
          <table:table-cell table:formula="of:= SQRT(([.G275]-[.A275])^2 + ([.H275]-[.B275])^2 + ([.I275]-[.C275])^2)" office:value-type="float" office:value="0.0195170891528423" calcext:value-type="float">
            <text:p>0.0195170892</text:p>
          </table:table-cell>
          <table:table-cell table:formula="of:=[.A275]-[.G275]" office:value-type="float" office:value="-0.015237" calcext:value-type="float">
            <text:p>-0.015237</text:p>
          </table:table-cell>
          <table:table-cell table:formula="of:=[.B275]-[.H275]" office:value-type="float" office:value="0.01005" calcext:value-type="float">
            <text:p>0.01005</text:p>
          </table:table-cell>
          <table:table-cell table:formula="of:=[.C275]-[.I275]" office:value-type="float" office:value="0.00690999999999953" calcext:value-type="float">
            <text:p>0.00691</text:p>
          </table:table-cell>
          <table:table-cell/>
        </table:table-row>
        <table:table-row table:style-name="ro1">
          <table:table-cell office:value-type="float" office:value="0.213577" calcext:value-type="float">
            <text:p>0.213577</text:p>
          </table:table-cell>
          <table:table-cell office:value-type="float" office:value="-0.933426" calcext:value-type="float">
            <text:p>-0.933426</text:p>
          </table:table-cell>
          <table:table-cell office:value-type="float" office:value="9.7587" calcext:value-type="float">
            <text:p>9.7587</text:p>
          </table:table-cell>
          <table:table-cell office:value-type="float" office:value="-0.510448" calcext:value-type="float">
            <text:p>-0.510448</text:p>
          </table:table-cell>
          <table:table-cell office:value-type="float" office:value="-0.0233505" calcext:value-type="float">
            <text:p>-0.0233505</text:p>
          </table:table-cell>
          <table:table-cell office:value-type="float" office:value="0.0964487" calcext:value-type="float">
            <text:p>0.0964487</text:p>
          </table:table-cell>
          <table:table-cell office:value-type="float" office:value="0.228814" calcext:value-type="float">
            <text:p>0.228814</text:p>
          </table:table-cell>
          <table:table-cell office:value-type="float" office:value="-0.943476" calcext:value-type="float">
            <text:p>-0.943476</text:p>
          </table:table-cell>
          <table:table-cell office:value-type="float" office:value="9.75179" calcext:value-type="float">
            <text:p>9.75179</text:p>
          </table:table-cell>
          <table:table-cell/>
          <table:table-cell table:formula="of:= SQRT(([.G276]-[.A276])^2 + ([.H276]-[.B276])^2 + ([.I276]-[.C276])^2)" office:value-type="float" office:value="0.0195170891528423" calcext:value-type="float">
            <text:p>0.0195170892</text:p>
          </table:table-cell>
          <table:table-cell table:formula="of:=[.A276]-[.G276]" office:value-type="float" office:value="-0.015237" calcext:value-type="float">
            <text:p>-0.015237</text:p>
          </table:table-cell>
          <table:table-cell table:formula="of:=[.B276]-[.H276]" office:value-type="float" office:value="0.01005" calcext:value-type="float">
            <text:p>0.01005</text:p>
          </table:table-cell>
          <table:table-cell table:formula="of:=[.C276]-[.I276]" office:value-type="float" office:value="0.00690999999999953" calcext:value-type="float">
            <text:p>0.00691</text:p>
          </table:table-cell>
          <table:table-cell/>
        </table:table-row>
        <table:table-row table:style-name="ro1">
          <table:table-cell office:value-type="float" office:value="0.213577" calcext:value-type="float">
            <text:p>0.213577</text:p>
          </table:table-cell>
          <table:table-cell office:value-type="float" office:value="-0.933426" calcext:value-type="float">
            <text:p>-0.933426</text:p>
          </table:table-cell>
          <table:table-cell office:value-type="float" office:value="9.7587" calcext:value-type="float">
            <text:p>9.7587</text:p>
          </table:table-cell>
          <table:table-cell office:value-type="float" office:value="-0.510448" calcext:value-type="float">
            <text:p>-0.510448</text:p>
          </table:table-cell>
          <table:table-cell office:value-type="float" office:value="-0.0233505" calcext:value-type="float">
            <text:p>-0.0233505</text:p>
          </table:table-cell>
          <table:table-cell office:value-type="float" office:value="0.0964487" calcext:value-type="float">
            <text:p>0.0964487</text:p>
          </table:table-cell>
          <table:table-cell office:value-type="float" office:value="0.228814" calcext:value-type="float">
            <text:p>0.228814</text:p>
          </table:table-cell>
          <table:table-cell office:value-type="float" office:value="-0.943476" calcext:value-type="float">
            <text:p>-0.943476</text:p>
          </table:table-cell>
          <table:table-cell office:value-type="float" office:value="9.75179" calcext:value-type="float">
            <text:p>9.75179</text:p>
          </table:table-cell>
          <table:table-cell/>
          <table:table-cell table:formula="of:= SQRT(([.G277]-[.A277])^2 + ([.H277]-[.B277])^2 + ([.I277]-[.C277])^2)" office:value-type="float" office:value="0.0195170891528423" calcext:value-type="float">
            <text:p>0.0195170892</text:p>
          </table:table-cell>
          <table:table-cell table:formula="of:=[.A277]-[.G277]" office:value-type="float" office:value="-0.015237" calcext:value-type="float">
            <text:p>-0.015237</text:p>
          </table:table-cell>
          <table:table-cell table:formula="of:=[.B277]-[.H277]" office:value-type="float" office:value="0.01005" calcext:value-type="float">
            <text:p>0.01005</text:p>
          </table:table-cell>
          <table:table-cell table:formula="of:=[.C277]-[.I277]" office:value-type="float" office:value="0.00690999999999953" calcext:value-type="float">
            <text:p>0.00691</text:p>
          </table:table-cell>
          <table:table-cell/>
        </table:table-row>
        <table:table-row table:style-name="ro1">
          <table:table-cell office:value-type="float" office:value="0.211197" calcext:value-type="float">
            <text:p>0.211197</text:p>
          </table:table-cell>
          <table:table-cell office:value-type="float" office:value="-0.890579" calcext:value-type="float">
            <text:p>-0.890579</text:p>
          </table:table-cell>
          <table:table-cell office:value-type="float" office:value="9.62064" calcext:value-type="float">
            <text:p>9.62064</text:p>
          </table:table-cell>
          <table:table-cell office:value-type="float" office:value="-0.510448" calcext:value-type="float">
            <text:p>-0.510448</text:p>
          </table:table-cell>
          <table:table-cell office:value-type="float" office:value="-0.0233505" calcext:value-type="float">
            <text:p>-0.0233505</text:p>
          </table:table-cell>
          <table:table-cell office:value-type="float" office:value="0.0964487" calcext:value-type="float">
            <text:p>0.0964487</text:p>
          </table:table-cell>
          <table:table-cell office:value-type="float" office:value="0.228814" calcext:value-type="float">
            <text:p>0.228814</text:p>
          </table:table-cell>
          <table:table-cell office:value-type="float" office:value="-0.943476" calcext:value-type="float">
            <text:p>-0.943476</text:p>
          </table:table-cell>
          <table:table-cell office:value-type="float" office:value="9.75179" calcext:value-type="float">
            <text:p>9.75179</text:p>
          </table:table-cell>
          <table:table-cell/>
          <table:table-cell table:formula="of:= SQRT(([.G278]-[.A278])^2 + ([.H278]-[.B278])^2 + ([.I278]-[.C278])^2)" office:value-type="float" office:value="0.142508855156443" calcext:value-type="float">
            <text:p>0.1425088552</text:p>
          </table:table-cell>
          <table:table-cell table:formula="of:=[.A278]-[.G278]" office:value-type="float" office:value="-0.017617" calcext:value-type="float">
            <text:p>-0.017617</text:p>
          </table:table-cell>
          <table:table-cell table:formula="of:=[.B278]-[.H278]" office:value-type="float" office:value="0.052897" calcext:value-type="float">
            <text:p>0.052897</text:p>
          </table:table-cell>
          <table:table-cell table:formula="of:=[.C278]-[.I278]" office:value-type="float" office:value="-0.13115" calcext:value-type="float">
            <text:p>-0.13115</text:p>
          </table:table-cell>
          <table:table-cell/>
        </table:table-row>
        <table:table-row table:style-name="ro1">
          <table:table-cell office:value-type="float" office:value="0.244522" calcext:value-type="float">
            <text:p>0.244522</text:p>
          </table:table-cell>
          <table:table-cell office:value-type="float" office:value="-0.954849" calcext:value-type="float">
            <text:p>-0.954849</text:p>
          </table:table-cell>
          <table:table-cell office:value-type="float" office:value="9.58731" calcext:value-type="float">
            <text:p>9.58731</text:p>
          </table:table-cell>
          <table:table-cell office:value-type="float" office:value="-0.50976" calcext:value-type="float">
            <text:p>-0.50976</text:p>
          </table:table-cell>
          <table:table-cell office:value-type="float" office:value="-0.0231755" calcext:value-type="float">
            <text:p>-0.0231755</text:p>
          </table:table-cell>
          <table:table-cell office:value-type="float" office:value="0.0962718" calcext:value-type="float">
            <text:p>0.0962718</text:p>
          </table:table-cell>
          <table:table-cell office:value-type="float" office:value="0.2271" calcext:value-type="float">
            <text:p>0.2271</text:p>
          </table:table-cell>
          <table:table-cell office:value-type="float" office:value="-0.941755" calcext:value-type="float">
            <text:p>-0.941755</text:p>
          </table:table-cell>
          <table:table-cell office:value-type="float" office:value="9.752" calcext:value-type="float">
            <text:p>9.752</text:p>
          </table:table-cell>
          <table:table-cell/>
          <table:table-cell table:formula="of:= SQRT(([.G279]-[.A279])^2 + ([.H279]-[.B279])^2 + ([.I279]-[.C279])^2)" office:value-type="float" office:value="0.166125780720513" calcext:value-type="float">
            <text:p>0.1661257807</text:p>
          </table:table-cell>
          <table:table-cell table:formula="of:=[.A279]-[.G279]" office:value-type="float" office:value="0.017422" calcext:value-type="float">
            <text:p>0.017422</text:p>
          </table:table-cell>
          <table:table-cell table:formula="of:=[.B279]-[.H279]" office:value-type="float" office:value="-0.0130939999999999" calcext:value-type="float">
            <text:p>-0.013094</text:p>
          </table:table-cell>
          <table:table-cell table:formula="of:=[.C279]-[.I279]" office:value-type="float" office:value="-0.16469" calcext:value-type="float">
            <text:p>-0.16469</text:p>
          </table:table-cell>
          <table:table-cell/>
        </table:table-row>
        <table:table-row table:style-name="ro1">
          <table:table-cell office:value-type="float" office:value="0.244522" calcext:value-type="float">
            <text:p>0.244522</text:p>
          </table:table-cell>
          <table:table-cell office:value-type="float" office:value="-0.954849" calcext:value-type="float">
            <text:p>-0.954849</text:p>
          </table:table-cell>
          <table:table-cell office:value-type="float" office:value="9.58731" calcext:value-type="float">
            <text:p>9.58731</text:p>
          </table:table-cell>
          <table:table-cell office:value-type="float" office:value="-0.50976" calcext:value-type="float">
            <text:p>-0.50976</text:p>
          </table:table-cell>
          <table:table-cell office:value-type="float" office:value="-0.0231755" calcext:value-type="float">
            <text:p>-0.0231755</text:p>
          </table:table-cell>
          <table:table-cell office:value-type="float" office:value="0.0962718" calcext:value-type="float">
            <text:p>0.0962718</text:p>
          </table:table-cell>
          <table:table-cell office:value-type="float" office:value="0.2271" calcext:value-type="float">
            <text:p>0.2271</text:p>
          </table:table-cell>
          <table:table-cell office:value-type="float" office:value="-0.941755" calcext:value-type="float">
            <text:p>-0.941755</text:p>
          </table:table-cell>
          <table:table-cell office:value-type="float" office:value="9.752" calcext:value-type="float">
            <text:p>9.752</text:p>
          </table:table-cell>
          <table:table-cell/>
          <table:table-cell table:formula="of:= SQRT(([.G280]-[.A280])^2 + ([.H280]-[.B280])^2 + ([.I280]-[.C280])^2)" office:value-type="float" office:value="0.166125780720513" calcext:value-type="float">
            <text:p>0.1661257807</text:p>
          </table:table-cell>
          <table:table-cell table:formula="of:=[.A280]-[.G280]" office:value-type="float" office:value="0.017422" calcext:value-type="float">
            <text:p>0.017422</text:p>
          </table:table-cell>
          <table:table-cell table:formula="of:=[.B280]-[.H280]" office:value-type="float" office:value="-0.0130939999999999" calcext:value-type="float">
            <text:p>-0.013094</text:p>
          </table:table-cell>
          <table:table-cell table:formula="of:=[.C280]-[.I280]" office:value-type="float" office:value="-0.16469" calcext:value-type="float">
            <text:p>-0.16469</text:p>
          </table:table-cell>
          <table:table-cell/>
        </table:table-row>
        <table:table-row table:style-name="ro1">
          <table:table-cell office:value-type="float" office:value="0.249283" calcext:value-type="float">
            <text:p>0.249283</text:p>
          </table:table-cell>
          <table:table-cell office:value-type="float" office:value="-0.923904" calcext:value-type="float">
            <text:p>-0.923904</text:p>
          </table:table-cell>
          <table:table-cell office:value-type="float" office:value="9.67062" calcext:value-type="float">
            <text:p>9.67062</text:p>
          </table:table-cell>
          <table:table-cell office:value-type="float" office:value="-0.50976" calcext:value-type="float">
            <text:p>-0.50976</text:p>
          </table:table-cell>
          <table:table-cell office:value-type="float" office:value="-0.0231755" calcext:value-type="float">
            <text:p>-0.0231755</text:p>
          </table:table-cell>
          <table:table-cell office:value-type="float" office:value="0.0962718" calcext:value-type="float">
            <text:p>0.0962718</text:p>
          </table:table-cell>
          <table:table-cell office:value-type="float" office:value="0.2271" calcext:value-type="float">
            <text:p>0.2271</text:p>
          </table:table-cell>
          <table:table-cell office:value-type="float" office:value="-0.941755" calcext:value-type="float">
            <text:p>-0.941755</text:p>
          </table:table-cell>
          <table:table-cell office:value-type="float" office:value="9.752" calcext:value-type="float">
            <text:p>9.752</text:p>
          </table:table-cell>
          <table:table-cell/>
          <table:table-cell table:formula="of:= SQRT(([.G281]-[.A281])^2 + ([.H281]-[.B281])^2 + ([.I281]-[.C281])^2)" office:value-type="float" office:value="0.0862174465523085" calcext:value-type="float">
            <text:p>0.0862174466</text:p>
          </table:table-cell>
          <table:table-cell table:formula="of:=[.A281]-[.G281]" office:value-type="float" office:value="0.022183" calcext:value-type="float">
            <text:p>0.022183</text:p>
          </table:table-cell>
          <table:table-cell table:formula="of:=[.B281]-[.H281]" office:value-type="float" office:value="0.0178510000000001" calcext:value-type="float">
            <text:p>0.017851</text:p>
          </table:table-cell>
          <table:table-cell table:formula="of:=[.C281]-[.I281]" office:value-type="float" office:value="-0.0813800000000011" calcext:value-type="float">
            <text:p>-0.08138</text:p>
          </table:table-cell>
          <table:table-cell/>
        </table:table-row>
        <table:table-row table:style-name="ro1">
          <table:table-cell office:value-type="float" office:value="0.235001" calcext:value-type="float">
            <text:p>0.235001</text:p>
          </table:table-cell>
          <table:table-cell office:value-type="float" office:value="-0.942947" calcext:value-type="float">
            <text:p>-0.942947</text:p>
          </table:table-cell>
          <table:table-cell office:value-type="float" office:value="9.68491" calcext:value-type="float">
            <text:p>9.68491</text:p>
          </table:table-cell>
          <table:table-cell office:value-type="float" office:value="-0.509984" calcext:value-type="float">
            <text:p>-0.509984</text:p>
          </table:table-cell>
          <table:table-cell office:value-type="float" office:value="-0.0232736" calcext:value-type="float">
            <text:p>-0.0232736</text:p>
          </table:table-cell>
          <table:table-cell office:value-type="float" office:value="0.0963062" calcext:value-type="float">
            <text:p>0.0963062</text:p>
          </table:table-cell>
          <table:table-cell office:value-type="float" office:value="0.22806" calcext:value-type="float">
            <text:p>0.22806</text:p>
          </table:table-cell>
          <table:table-cell office:value-type="float" office:value="-0.942086" calcext:value-type="float">
            <text:p>-0.942086</text:p>
          </table:table-cell>
          <table:table-cell office:value-type="float" office:value="9.75195" calcext:value-type="float">
            <text:p>9.75195</text:p>
          </table:table-cell>
          <table:table-cell/>
          <table:table-cell table:formula="of:= SQRT(([.G282]-[.A282])^2 + ([.H282]-[.B282])^2 + ([.I282]-[.C282])^2)" office:value-type="float" office:value="0.0674038604384056" calcext:value-type="float">
            <text:p>0.0674038604</text:p>
          </table:table-cell>
          <table:table-cell table:formula="of:=[.A282]-[.G282]" office:value-type="float" office:value="0.00694099999999998" calcext:value-type="float">
            <text:p>0.006941</text:p>
          </table:table-cell>
          <table:table-cell table:formula="of:=[.B282]-[.H282]" office:value-type="float" office:value="-0.000861000000000001" calcext:value-type="float">
            <text:p>-0.000861</text:p>
          </table:table-cell>
          <table:table-cell table:formula="of:=[.C282]-[.I282]" office:value-type="float" office:value="-0.0670400000000004" calcext:value-type="float">
            <text:p>-0.06704</text:p>
          </table:table-cell>
          <table:table-cell/>
        </table:table-row>
        <table:table-row table:style-name="ro1">
          <table:table-cell office:value-type="float" office:value="0.235001" calcext:value-type="float">
            <text:p>0.235001</text:p>
          </table:table-cell>
          <table:table-cell office:value-type="float" office:value="-0.942947" calcext:value-type="float">
            <text:p>-0.942947</text:p>
          </table:table-cell>
          <table:table-cell office:value-type="float" office:value="9.68491" calcext:value-type="float">
            <text:p>9.68491</text:p>
          </table:table-cell>
          <table:table-cell office:value-type="float" office:value="-0.509984" calcext:value-type="float">
            <text:p>-0.509984</text:p>
          </table:table-cell>
          <table:table-cell office:value-type="float" office:value="-0.0232736" calcext:value-type="float">
            <text:p>-0.0232736</text:p>
          </table:table-cell>
          <table:table-cell office:value-type="float" office:value="0.0963062" calcext:value-type="float">
            <text:p>0.0963062</text:p>
          </table:table-cell>
          <table:table-cell office:value-type="float" office:value="0.22806" calcext:value-type="float">
            <text:p>0.22806</text:p>
          </table:table-cell>
          <table:table-cell office:value-type="float" office:value="-0.942086" calcext:value-type="float">
            <text:p>-0.942086</text:p>
          </table:table-cell>
          <table:table-cell office:value-type="float" office:value="9.75195" calcext:value-type="float">
            <text:p>9.75195</text:p>
          </table:table-cell>
          <table:table-cell/>
          <table:table-cell table:formula="of:= SQRT(([.G283]-[.A283])^2 + ([.H283]-[.B283])^2 + ([.I283]-[.C283])^2)" office:value-type="float" office:value="0.0674038604384056" calcext:value-type="float">
            <text:p>0.0674038604</text:p>
          </table:table-cell>
          <table:table-cell table:formula="of:=[.A283]-[.G283]" office:value-type="float" office:value="0.00694099999999998" calcext:value-type="float">
            <text:p>0.006941</text:p>
          </table:table-cell>
          <table:table-cell table:formula="of:=[.B283]-[.H283]" office:value-type="float" office:value="-0.000861000000000001" calcext:value-type="float">
            <text:p>-0.000861</text:p>
          </table:table-cell>
          <table:table-cell table:formula="of:=[.C283]-[.I283]" office:value-type="float" office:value="-0.0670400000000004" calcext:value-type="float">
            <text:p>-0.06704</text:p>
          </table:table-cell>
          <table:table-cell/>
        </table:table-row>
        <table:table-row table:style-name="ro1">
          <table:table-cell office:value-type="float" office:value="0.235001" calcext:value-type="float">
            <text:p>0.235001</text:p>
          </table:table-cell>
          <table:table-cell office:value-type="float" office:value="-0.942947" calcext:value-type="float">
            <text:p>-0.942947</text:p>
          </table:table-cell>
          <table:table-cell office:value-type="float" office:value="9.68491" calcext:value-type="float">
            <text:p>9.68491</text:p>
          </table:table-cell>
          <table:table-cell office:value-type="float" office:value="-0.509984" calcext:value-type="float">
            <text:p>-0.509984</text:p>
          </table:table-cell>
          <table:table-cell office:value-type="float" office:value="-0.0232736" calcext:value-type="float">
            <text:p>-0.0232736</text:p>
          </table:table-cell>
          <table:table-cell office:value-type="float" office:value="0.0963062" calcext:value-type="float">
            <text:p>0.0963062</text:p>
          </table:table-cell>
          <table:table-cell office:value-type="float" office:value="0.22806" calcext:value-type="float">
            <text:p>0.22806</text:p>
          </table:table-cell>
          <table:table-cell office:value-type="float" office:value="-0.942086" calcext:value-type="float">
            <text:p>-0.942086</text:p>
          </table:table-cell>
          <table:table-cell office:value-type="float" office:value="9.75195" calcext:value-type="float">
            <text:p>9.75195</text:p>
          </table:table-cell>
          <table:table-cell/>
          <table:table-cell table:formula="of:= SQRT(([.G284]-[.A284])^2 + ([.H284]-[.B284])^2 + ([.I284]-[.C284])^2)" office:value-type="float" office:value="0.0674038604384056" calcext:value-type="float">
            <text:p>0.0674038604</text:p>
          </table:table-cell>
          <table:table-cell table:formula="of:=[.A284]-[.G284]" office:value-type="float" office:value="0.00694099999999998" calcext:value-type="float">
            <text:p>0.006941</text:p>
          </table:table-cell>
          <table:table-cell table:formula="of:=[.B284]-[.H284]" office:value-type="float" office:value="-0.000861000000000001" calcext:value-type="float">
            <text:p>-0.000861</text:p>
          </table:table-cell>
          <table:table-cell table:formula="of:=[.C284]-[.I284]" office:value-type="float" office:value="-0.0670400000000004" calcext:value-type="float">
            <text:p>-0.06704</text:p>
          </table:table-cell>
          <table:table-cell/>
        </table:table-row>
        <table:table-row table:style-name="ro1">
          <table:table-cell office:value-type="float" office:value="0.237381" calcext:value-type="float">
            <text:p>0.237381</text:p>
          </table:table-cell>
          <table:table-cell office:value-type="float" office:value="-0.95723" calcext:value-type="float">
            <text:p>-0.95723</text:p>
          </table:table-cell>
          <table:table-cell office:value-type="float" office:value="9.6254" calcext:value-type="float">
            <text:p>9.6254</text:p>
          </table:table-cell>
          <table:table-cell office:value-type="float" office:value="-0.510032" calcext:value-type="float">
            <text:p>-0.510032</text:p>
          </table:table-cell>
          <table:table-cell office:value-type="float" office:value="-0.0232805" calcext:value-type="float">
            <text:p>-0.0232805</text:p>
          </table:table-cell>
          <table:table-cell office:value-type="float" office:value="0.0963216" calcext:value-type="float">
            <text:p>0.0963216</text:p>
          </table:table-cell>
          <table:table-cell office:value-type="float" office:value="0.22813" calcext:value-type="float">
            <text:p>0.22813</text:p>
          </table:table-cell>
          <table:table-cell office:value-type="float" office:value="-0.94224" calcext:value-type="float">
            <text:p>-0.94224</text:p>
          </table:table-cell>
          <table:table-cell office:value-type="float" office:value="9.75193" calcext:value-type="float">
            <text:p>9.75193</text:p>
          </table:table-cell>
          <table:table-cell/>
          <table:table-cell table:formula="of:= SQRT(([.G285]-[.A285])^2 + ([.H285]-[.B285])^2 + ([.I285]-[.C285])^2)" office:value-type="float" office:value="0.127750232880413" calcext:value-type="float">
            <text:p>0.1277502329</text:p>
          </table:table-cell>
          <table:table-cell table:formula="of:=[.A285]-[.G285]" office:value-type="float" office:value="0.00925099999999995" calcext:value-type="float">
            <text:p>0.009251</text:p>
          </table:table-cell>
          <table:table-cell table:formula="of:=[.B285]-[.H285]" office:value-type="float" office:value="-0.0149899999999999" calcext:value-type="float">
            <text:p>-0.01499</text:p>
          </table:table-cell>
          <table:table-cell table:formula="of:=[.C285]-[.I285]" office:value-type="float" office:value="-0.126529999999999" calcext:value-type="float">
            <text:p>-0.12653</text:p>
          </table:table-cell>
          <table:table-cell/>
        </table:table-row>
        <table:table-row table:style-name="ro1">
          <table:table-cell office:value-type="float" office:value="0.237381" calcext:value-type="float">
            <text:p>0.237381</text:p>
          </table:table-cell>
          <table:table-cell office:value-type="float" office:value="-0.95723" calcext:value-type="float">
            <text:p>-0.95723</text:p>
          </table:table-cell>
          <table:table-cell office:value-type="float" office:value="9.6254" calcext:value-type="float">
            <text:p>9.6254</text:p>
          </table:table-cell>
          <table:table-cell office:value-type="float" office:value="-0.510304" calcext:value-type="float">
            <text:p>-0.510304</text:p>
          </table:table-cell>
          <table:table-cell office:value-type="float" office:value="-0.0232901" calcext:value-type="float">
            <text:p>-0.0232901</text:p>
          </table:table-cell>
          <table:table-cell office:value-type="float" office:value="0.0964249" calcext:value-type="float">
            <text:p>0.0964249</text:p>
          </table:table-cell>
          <table:table-cell office:value-type="float" office:value="0.228222" calcext:value-type="float">
            <text:p>0.228222</text:p>
          </table:table-cell>
          <table:table-cell office:value-type="float" office:value="-0.943245" calcext:value-type="float">
            <text:p>-0.943245</text:p>
          </table:table-cell>
          <table:table-cell office:value-type="float" office:value="9.75183" calcext:value-type="float">
            <text:p>9.75183</text:p>
          </table:table-cell>
          <table:table-cell/>
          <table:table-cell table:formula="of:= SQRT(([.G286]-[.A286])^2 + ([.H286]-[.B286])^2 + ([.I286]-[.C286])^2)" office:value-type="float" office:value="0.127530437174816" calcext:value-type="float">
            <text:p>0.1275304372</text:p>
          </table:table-cell>
          <table:table-cell table:formula="of:=[.A286]-[.G286]" office:value-type="float" office:value="0.009159" calcext:value-type="float">
            <text:p>0.009159</text:p>
          </table:table-cell>
          <table:table-cell table:formula="of:=[.B286]-[.H286]" office:value-type="float" office:value="-0.013985" calcext:value-type="float">
            <text:p>-0.013985</text:p>
          </table:table-cell>
          <table:table-cell table:formula="of:=[.C286]-[.I286]" office:value-type="float" office:value="-0.126429999999999" calcext:value-type="float">
            <text:p>-0.12643</text:p>
          </table:table-cell>
          <table:table-cell/>
        </table:table-row>
        <table:table-row table:style-name="ro1">
          <table:table-cell office:value-type="float" office:value="0.239761" calcext:value-type="float">
            <text:p>0.239761</text:p>
          </table:table-cell>
          <table:table-cell office:value-type="float" office:value="-0.907242" calcext:value-type="float">
            <text:p>-0.907242</text:p>
          </table:table-cell>
          <table:table-cell office:value-type="float" office:value="9.64444" calcext:value-type="float">
            <text:p>9.64444</text:p>
          </table:table-cell>
          <table:table-cell office:value-type="float" office:value="-0.510304" calcext:value-type="float">
            <text:p>-0.510304</text:p>
          </table:table-cell>
          <table:table-cell office:value-type="float" office:value="-0.0232901" calcext:value-type="float">
            <text:p>-0.0232901</text:p>
          </table:table-cell>
          <table:table-cell office:value-type="float" office:value="0.0964249" calcext:value-type="float">
            <text:p>0.0964249</text:p>
          </table:table-cell>
          <table:table-cell office:value-type="float" office:value="0.228222" calcext:value-type="float">
            <text:p>0.228222</text:p>
          </table:table-cell>
          <table:table-cell office:value-type="float" office:value="-0.943245" calcext:value-type="float">
            <text:p>-0.943245</text:p>
          </table:table-cell>
          <table:table-cell office:value-type="float" office:value="9.75183" calcext:value-type="float">
            <text:p>9.75183</text:p>
          </table:table-cell>
          <table:table-cell/>
          <table:table-cell table:formula="of:= SQRT(([.G287]-[.A287])^2 + ([.H287]-[.B287])^2 + ([.I287]-[.C287])^2)" office:value-type="float" office:value="0.113850676897417" calcext:value-type="float">
            <text:p>0.1138506769</text:p>
          </table:table-cell>
          <table:table-cell table:formula="of:=[.A287]-[.G287]" office:value-type="float" office:value="0.011539" calcext:value-type="float">
            <text:p>0.011539</text:p>
          </table:table-cell>
          <table:table-cell table:formula="of:=[.B287]-[.H287]" office:value-type="float" office:value="0.036003" calcext:value-type="float">
            <text:p>0.036003</text:p>
          </table:table-cell>
          <table:table-cell table:formula="of:=[.C287]-[.I287]" office:value-type="float" office:value="-0.107390000000001" calcext:value-type="float">
            <text:p>-0.10739</text:p>
          </table:table-cell>
          <table:table-cell/>
        </table:table-row>
        <table:table-row table:style-name="ro1">
          <table:table-cell office:value-type="float" office:value="0.220718" calcext:value-type="float">
            <text:p>0.220718</text:p>
          </table:table-cell>
          <table:table-cell office:value-type="float" office:value="-0.940567" calcext:value-type="float">
            <text:p>-0.940567</text:p>
          </table:table-cell>
          <table:table-cell office:value-type="float" office:value="9.71347" calcext:value-type="float">
            <text:p>9.71347</text:p>
          </table:table-cell>
          <table:table-cell office:value-type="float" office:value="-0.510144" calcext:value-type="float">
            <text:p>-0.510144</text:p>
          </table:table-cell>
          <table:table-cell office:value-type="float" office:value="-0.0233108" calcext:value-type="float">
            <text:p>-0.0233108</text:p>
          </table:table-cell>
          <table:table-cell office:value-type="float" office:value="0.0963493" calcext:value-type="float">
            <text:p>0.0963493</text:p>
          </table:table-cell>
          <table:table-cell office:value-type="float" office:value="0.228425" calcext:value-type="float">
            <text:p>0.228425</text:p>
          </table:table-cell>
          <table:table-cell office:value-type="float" office:value="-0.942507" calcext:value-type="float">
            <text:p>-0.942507</text:p>
          </table:table-cell>
          <table:table-cell office:value-type="float" office:value="9.7519" calcext:value-type="float">
            <text:p>9.7519</text:p>
          </table:table-cell>
          <table:table-cell/>
          <table:table-cell table:formula="of:= SQRT(([.G288]-[.A288])^2 + ([.H288]-[.B288])^2 + ([.I288]-[.C288])^2)" office:value-type="float" office:value="0.0392431694566056" calcext:value-type="float">
            <text:p>0.0392431695</text:p>
          </table:table-cell>
          <table:table-cell table:formula="of:=[.A288]-[.G288]" office:value-type="float" office:value="-0.00770699999999999" calcext:value-type="float">
            <text:p>-0.007707</text:p>
          </table:table-cell>
          <table:table-cell table:formula="of:=[.B288]-[.H288]" office:value-type="float" office:value="0.00194000000000005" calcext:value-type="float">
            <text:p>0.00194</text:p>
          </table:table-cell>
          <table:table-cell table:formula="of:=[.C288]-[.I288]" office:value-type="float" office:value="-0.0384299999999982" calcext:value-type="float">
            <text:p>-0.03843</text:p>
          </table:table-cell>
          <table:table-cell/>
        </table:table-row>
        <table:table-row table:style-name="ro1">
          <table:table-cell office:value-type="float" office:value="0.220718" calcext:value-type="float">
            <text:p>0.220718</text:p>
          </table:table-cell>
          <table:table-cell office:value-type="float" office:value="-0.940567" calcext:value-type="float">
            <text:p>-0.940567</text:p>
          </table:table-cell>
          <table:table-cell office:value-type="float" office:value="9.71347" calcext:value-type="float">
            <text:p>9.71347</text:p>
          </table:table-cell>
          <table:table-cell office:value-type="float" office:value="-0.510144" calcext:value-type="float">
            <text:p>-0.510144</text:p>
          </table:table-cell>
          <table:table-cell office:value-type="float" office:value="-0.0233108" calcext:value-type="float">
            <text:p>-0.0233108</text:p>
          </table:table-cell>
          <table:table-cell office:value-type="float" office:value="0.0963493" calcext:value-type="float">
            <text:p>0.0963493</text:p>
          </table:table-cell>
          <table:table-cell office:value-type="float" office:value="0.228425" calcext:value-type="float">
            <text:p>0.228425</text:p>
          </table:table-cell>
          <table:table-cell office:value-type="float" office:value="-0.942507" calcext:value-type="float">
            <text:p>-0.942507</text:p>
          </table:table-cell>
          <table:table-cell office:value-type="float" office:value="9.7519" calcext:value-type="float">
            <text:p>9.7519</text:p>
          </table:table-cell>
          <table:table-cell/>
          <table:table-cell table:formula="of:= SQRT(([.G289]-[.A289])^2 + ([.H289]-[.B289])^2 + ([.I289]-[.C289])^2)" office:value-type="float" office:value="0.0392431694566056" calcext:value-type="float">
            <text:p>0.0392431695</text:p>
          </table:table-cell>
          <table:table-cell table:formula="of:=[.A289]-[.G289]" office:value-type="float" office:value="-0.00770699999999999" calcext:value-type="float">
            <text:p>-0.007707</text:p>
          </table:table-cell>
          <table:table-cell table:formula="of:=[.B289]-[.H289]" office:value-type="float" office:value="0.00194000000000005" calcext:value-type="float">
            <text:p>0.00194</text:p>
          </table:table-cell>
          <table:table-cell table:formula="of:=[.C289]-[.I289]" office:value-type="float" office:value="-0.0384299999999982" calcext:value-type="float">
            <text:p>-0.03843</text:p>
          </table:table-cell>
          <table:table-cell/>
        </table:table-row>
        <table:table-row table:style-name="ro1">
          <table:table-cell office:value-type="float" office:value="0.213577" calcext:value-type="float">
            <text:p>0.213577</text:p>
          </table:table-cell>
          <table:table-cell office:value-type="float" office:value="-0.933426" calcext:value-type="float">
            <text:p>-0.933426</text:p>
          </table:table-cell>
          <table:table-cell office:value-type="float" office:value="9.60873" calcext:value-type="float">
            <text:p>9.60873</text:p>
          </table:table-cell>
          <table:table-cell office:value-type="float" office:value="-0.510144" calcext:value-type="float">
            <text:p>-0.510144</text:p>
          </table:table-cell>
          <table:table-cell office:value-type="float" office:value="-0.0233108" calcext:value-type="float">
            <text:p>-0.0233108</text:p>
          </table:table-cell>
          <table:table-cell office:value-type="float" office:value="0.0963493" calcext:value-type="float">
            <text:p>0.0963493</text:p>
          </table:table-cell>
          <table:table-cell office:value-type="float" office:value="0.228425" calcext:value-type="float">
            <text:p>0.228425</text:p>
          </table:table-cell>
          <table:table-cell office:value-type="float" office:value="-0.942507" calcext:value-type="float">
            <text:p>-0.942507</text:p>
          </table:table-cell>
          <table:table-cell office:value-type="float" office:value="9.7519" calcext:value-type="float">
            <text:p>9.7519</text:p>
          </table:table-cell>
          <table:table-cell/>
          <table:table-cell table:formula="of:= SQRT(([.G290]-[.A290])^2 + ([.H290]-[.B290])^2 + ([.I290]-[.C290])^2)" office:value-type="float" office:value="0.144224049884199" calcext:value-type="float">
            <text:p>0.1442240499</text:p>
          </table:table-cell>
          <table:table-cell table:formula="of:=[.A290]-[.G290]" office:value-type="float" office:value="-0.014848" calcext:value-type="float">
            <text:p>-0.014848</text:p>
          </table:table-cell>
          <table:table-cell table:formula="of:=[.B290]-[.H290]" office:value-type="float" office:value="0.00908100000000001" calcext:value-type="float">
            <text:p>0.009081</text:p>
          </table:table-cell>
          <table:table-cell table:formula="of:=[.C290]-[.I290]" office:value-type="float" office:value="-0.14317" calcext:value-type="float">
            <text:p>-0.14317</text:p>
          </table:table-cell>
          <table:table-cell/>
        </table:table-row>
        <table:table-row table:style-name="ro1">
          <table:table-cell office:value-type="float" office:value="0.244522" calcext:value-type="float">
            <text:p>0.244522</text:p>
          </table:table-cell>
          <table:table-cell office:value-type="float" office:value="-0.935806" calcext:value-type="float">
            <text:p>-0.935806</text:p>
          </table:table-cell>
          <table:table-cell office:value-type="float" office:value="9.65872" calcext:value-type="float">
            <text:p>9.65872</text:p>
          </table:table-cell>
          <table:table-cell office:value-type="float" office:value="-0.510044" calcext:value-type="float">
            <text:p>-0.510044</text:p>
          </table:table-cell>
          <table:table-cell office:value-type="float" office:value="-0.0232818" calcext:value-type="float">
            <text:p>-0.0232818</text:p>
          </table:table-cell>
          <table:table-cell office:value-type="float" office:value="0.0963256" calcext:value-type="float">
            <text:p>0.0963256</text:p>
          </table:table-cell>
          <table:table-cell office:value-type="float" office:value="0.228142" calcext:value-type="float">
            <text:p>0.228142</text:p>
          </table:table-cell>
          <table:table-cell office:value-type="float" office:value="-0.942278" calcext:value-type="float">
            <text:p>-0.942278</text:p>
          </table:table-cell>
          <table:table-cell office:value-type="float" office:value="9.75193" calcext:value-type="float">
            <text:p>9.75193</text:p>
          </table:table-cell>
          <table:table-cell/>
          <table:table-cell table:formula="of:= SQRT(([.G291]-[.A291])^2 + ([.H291]-[.B291])^2 + ([.I291]-[.C291])^2)" office:value-type="float" office:value="0.0948593447373522" calcext:value-type="float">
            <text:p>0.0948593447</text:p>
          </table:table-cell>
          <table:table-cell table:formula="of:=[.A291]-[.G291]" office:value-type="float" office:value="0.01638" calcext:value-type="float">
            <text:p>0.01638</text:p>
          </table:table-cell>
          <table:table-cell table:formula="of:=[.B291]-[.H291]" office:value-type="float" office:value="0.00647200000000003" calcext:value-type="float">
            <text:p>0.006472</text:p>
          </table:table-cell>
          <table:table-cell table:formula="of:=[.C291]-[.I291]" office:value-type="float" office:value="-0.0932099999999991" calcext:value-type="float">
            <text:p>-0.09321</text:p>
          </table:table-cell>
          <table:table-cell/>
        </table:table-row>
        <table:table-row table:style-name="ro1">
          <table:table-cell office:value-type="float" office:value="0.244522" calcext:value-type="float">
            <text:p>0.244522</text:p>
          </table:table-cell>
          <table:table-cell office:value-type="float" office:value="-0.935806" calcext:value-type="float">
            <text:p>-0.935806</text:p>
          </table:table-cell>
          <table:table-cell office:value-type="float" office:value="9.65872" calcext:value-type="float">
            <text:p>9.65872</text:p>
          </table:table-cell>
          <table:table-cell office:value-type="float" office:value="-0.509963" calcext:value-type="float">
            <text:p>-0.509963</text:p>
          </table:table-cell>
          <table:table-cell office:value-type="float" office:value="-0.0232268" calcext:value-type="float">
            <text:p>-0.0232268</text:p>
          </table:table-cell>
          <table:table-cell office:value-type="float" office:value="0.0963242" calcext:value-type="float">
            <text:p>0.0963242</text:p>
          </table:table-cell>
          <table:table-cell office:value-type="float" office:value="0.227602" calcext:value-type="float">
            <text:p>0.227602</text:p>
          </table:table-cell>
          <table:table-cell office:value-type="float" office:value="-0.942263" calcext:value-type="float">
            <text:p>-0.942263</text:p>
          </table:table-cell>
          <table:table-cell office:value-type="float" office:value="9.75194" calcext:value-type="float">
            <text:p>9.75194</text:p>
          </table:table-cell>
          <table:table-cell/>
          <table:table-cell table:formula="of:= SQRT(([.G292]-[.A292])^2 + ([.H292]-[.B292])^2 + ([.I292]-[.C292])^2)" office:value-type="float" office:value="0.0949628751091697" calcext:value-type="float">
            <text:p>0.0949628751</text:p>
          </table:table-cell>
          <table:table-cell table:formula="of:=[.A292]-[.G292]" office:value-type="float" office:value="0.01692" calcext:value-type="float">
            <text:p>0.01692</text:p>
          </table:table-cell>
          <table:table-cell table:formula="of:=[.B292]-[.H292]" office:value-type="float" office:value="0.00645700000000005" calcext:value-type="float">
            <text:p>0.006457</text:p>
          </table:table-cell>
          <table:table-cell table:formula="of:=[.C292]-[.I292]" office:value-type="float" office:value="-0.0932199999999988" calcext:value-type="float">
            <text:p>-0.09322</text:p>
          </table:table-cell>
          <table:table-cell/>
        </table:table-row>
        <table:table-row table:style-name="ro1">
          <table:table-cell office:value-type="float" office:value="0.244522" calcext:value-type="float">
            <text:p>0.244522</text:p>
          </table:table-cell>
          <table:table-cell office:value-type="float" office:value="-0.935806" calcext:value-type="float">
            <text:p>-0.935806</text:p>
          </table:table-cell>
          <table:table-cell office:value-type="float" office:value="9.65872" calcext:value-type="float">
            <text:p>9.65872</text:p>
          </table:table-cell>
          <table:table-cell office:value-type="float" office:value="-0.509963" calcext:value-type="float">
            <text:p>-0.509963</text:p>
          </table:table-cell>
          <table:table-cell office:value-type="float" office:value="-0.0232268" calcext:value-type="float">
            <text:p>-0.0232268</text:p>
          </table:table-cell>
          <table:table-cell office:value-type="float" office:value="0.0963242" calcext:value-type="float">
            <text:p>0.0963242</text:p>
          </table:table-cell>
          <table:table-cell office:value-type="float" office:value="0.227602" calcext:value-type="float">
            <text:p>0.227602</text:p>
          </table:table-cell>
          <table:table-cell office:value-type="float" office:value="-0.942263" calcext:value-type="float">
            <text:p>-0.942263</text:p>
          </table:table-cell>
          <table:table-cell office:value-type="float" office:value="9.75194" calcext:value-type="float">
            <text:p>9.75194</text:p>
          </table:table-cell>
          <table:table-cell/>
          <table:table-cell table:formula="of:= SQRT(([.G293]-[.A293])^2 + ([.H293]-[.B293])^2 + ([.I293]-[.C293])^2)" office:value-type="float" office:value="0.0949628751091697" calcext:value-type="float">
            <text:p>0.0949628751</text:p>
          </table:table-cell>
          <table:table-cell table:formula="of:=[.A293]-[.G293]" office:value-type="float" office:value="0.01692" calcext:value-type="float">
            <text:p>0.01692</text:p>
          </table:table-cell>
          <table:table-cell table:formula="of:=[.B293]-[.H293]" office:value-type="float" office:value="0.00645700000000005" calcext:value-type="float">
            <text:p>0.006457</text:p>
          </table:table-cell>
          <table:table-cell table:formula="of:=[.C293]-[.I293]" office:value-type="float" office:value="-0.0932199999999988" calcext:value-type="float">
            <text:p>-0.09322</text:p>
          </table:table-cell>
          <table:table-cell/>
        </table:table-row>
        <table:table-row table:style-name="ro1">
          <table:table-cell office:value-type="float" office:value="0.213577" calcext:value-type="float">
            <text:p>0.213577</text:p>
          </table:table-cell>
          <table:table-cell office:value-type="float" office:value="-0.971512" calcext:value-type="float">
            <text:p>-0.971512</text:p>
          </table:table-cell>
          <table:table-cell office:value-type="float" office:value="9.61111" calcext:value-type="float">
            <text:p>9.61111</text:p>
          </table:table-cell>
          <table:table-cell office:value-type="float" office:value="-0.510117" calcext:value-type="float">
            <text:p>-0.510117</text:p>
          </table:table-cell>
          <table:table-cell office:value-type="float" office:value="-0.0232699" calcext:value-type="float">
            <text:p>-0.0232699</text:p>
          </table:table-cell>
          <table:table-cell office:value-type="float" office:value="0.0963615" calcext:value-type="float">
            <text:p>0.0963615</text:p>
          </table:table-cell>
          <table:table-cell office:value-type="float" office:value="0.228024" calcext:value-type="float">
            <text:p>0.228024</text:p>
          </table:table-cell>
          <table:table-cell office:value-type="float" office:value="-0.942627" calcext:value-type="float">
            <text:p>-0.942627</text:p>
          </table:table-cell>
          <table:table-cell office:value-type="float" office:value="9.75189" calcext:value-type="float">
            <text:p>9.75189</text:p>
          </table:table-cell>
          <table:table-cell/>
          <table:table-cell table:formula="of:= SQRT(([.G294]-[.A294])^2 + ([.H294]-[.B294])^2 + ([.I294]-[.C294])^2)" office:value-type="float" office:value="0.144437070844018" calcext:value-type="float">
            <text:p>0.1444370708</text:p>
          </table:table-cell>
          <table:table-cell table:formula="of:=[.A294]-[.G294]" office:value-type="float" office:value="-0.014447" calcext:value-type="float">
            <text:p>-0.014447</text:p>
          </table:table-cell>
          <table:table-cell table:formula="of:=[.B294]-[.H294]" office:value-type="float" office:value="-0.0288849999999999" calcext:value-type="float">
            <text:p>-0.028885</text:p>
          </table:table-cell>
          <table:table-cell table:formula="of:=[.C294]-[.I294]" office:value-type="float" office:value="-0.140779999999999" calcext:value-type="float">
            <text:p>-0.14078</text:p>
          </table:table-cell>
          <table:table-cell/>
        </table:table-row>
        <table:table-row table:style-name="ro1">
          <table:table-cell office:value-type="float" office:value="0.213577" calcext:value-type="float">
            <text:p>0.213577</text:p>
          </table:table-cell>
          <table:table-cell office:value-type="float" office:value="-0.971512" calcext:value-type="float">
            <text:p>-0.971512</text:p>
          </table:table-cell>
          <table:table-cell office:value-type="float" office:value="9.61111" calcext:value-type="float">
            <text:p>9.61111</text:p>
          </table:table-cell>
          <table:table-cell office:value-type="float" office:value="-0.510383" calcext:value-type="float">
            <text:p>-0.510383</text:p>
          </table:table-cell>
          <table:table-cell office:value-type="float" office:value="-0.0232257" calcext:value-type="float">
            <text:p>-0.0232257</text:p>
          </table:table-cell>
          <table:table-cell office:value-type="float" office:value="0.0964933" calcext:value-type="float">
            <text:p>0.0964933</text:p>
          </table:table-cell>
          <table:table-cell office:value-type="float" office:value="0.22759" calcext:value-type="float">
            <text:p>0.22759</text:p>
          </table:table-cell>
          <table:table-cell office:value-type="float" office:value="-0.943912" calcext:value-type="float">
            <text:p>-0.943912</text:p>
          </table:table-cell>
          <table:table-cell office:value-type="float" office:value="9.75178" calcext:value-type="float">
            <text:p>9.75178</text:p>
          </table:table-cell>
          <table:table-cell/>
          <table:table-cell table:formula="of:= SQRT(([.G295]-[.A295])^2 + ([.H295]-[.B295])^2 + ([.I295]-[.C295])^2)" office:value-type="float" office:value="0.144035318824933" calcext:value-type="float">
            <text:p>0.1440353188</text:p>
          </table:table-cell>
          <table:table-cell table:formula="of:=[.A295]-[.G295]" office:value-type="float" office:value="-0.014013" calcext:value-type="float">
            <text:p>-0.014013</text:p>
          </table:table-cell>
          <table:table-cell table:formula="of:=[.B295]-[.H295]" office:value-type="float" office:value="-0.0276" calcext:value-type="float">
            <text:p>-0.0276</text:p>
          </table:table-cell>
          <table:table-cell table:formula="of:=[.C295]-[.I295]" office:value-type="float" office:value="-0.14067" calcext:value-type="float">
            <text:p>-0.14067</text:p>
          </table:table-cell>
          <table:table-cell/>
        </table:table-row>
        <table:table-row table:style-name="ro1">
          <table:table-cell office:value-type="float" office:value="0.261185" calcext:value-type="float">
            <text:p>0.261185</text:p>
          </table:table-cell>
          <table:table-cell office:value-type="float" office:value="-0.907242" calcext:value-type="float">
            <text:p>-0.907242</text:p>
          </table:table-cell>
          <table:table-cell office:value-type="float" office:value="9.59921" calcext:value-type="float">
            <text:p>9.59921</text:p>
          </table:table-cell>
          <table:table-cell office:value-type="float" office:value="-0.510383" calcext:value-type="float">
            <text:p>-0.510383</text:p>
          </table:table-cell>
          <table:table-cell office:value-type="float" office:value="-0.0232257" calcext:value-type="float">
            <text:p>-0.0232257</text:p>
          </table:table-cell>
          <table:table-cell office:value-type="float" office:value="0.0964933" calcext:value-type="float">
            <text:p>0.0964933</text:p>
          </table:table-cell>
          <table:table-cell office:value-type="float" office:value="0.22759" calcext:value-type="float">
            <text:p>0.22759</text:p>
          </table:table-cell>
          <table:table-cell office:value-type="float" office:value="-0.943912" calcext:value-type="float">
            <text:p>-0.943912</text:p>
          </table:table-cell>
          <table:table-cell office:value-type="float" office:value="9.75178" calcext:value-type="float">
            <text:p>9.75178</text:p>
          </table:table-cell>
          <table:table-cell/>
          <table:table-cell table:formula="of:= SQRT(([.G296]-[.A296])^2 + ([.H296]-[.B296])^2 + ([.I296]-[.C296])^2)" office:value-type="float" office:value="0.160470925170263" calcext:value-type="float">
            <text:p>0.1604709252</text:p>
          </table:table-cell>
          <table:table-cell table:formula="of:=[.A296]-[.G296]" office:value-type="float" office:value="0.033595" calcext:value-type="float">
            <text:p>0.033595</text:p>
          </table:table-cell>
          <table:table-cell table:formula="of:=[.B296]-[.H296]" office:value-type="float" office:value="0.03667" calcext:value-type="float">
            <text:p>0.03667</text:p>
          </table:table-cell>
          <table:table-cell table:formula="of:=[.C296]-[.I296]" office:value-type="float" office:value="-0.152570000000001" calcext:value-type="float">
            <text:p>-0.15257</text:p>
          </table:table-cell>
          <table:table-cell/>
        </table:table-row>
        <table:table-row table:style-name="ro1">
          <table:table-cell office:value-type="float" office:value="0.23262" calcext:value-type="float">
            <text:p>0.23262</text:p>
          </table:table-cell>
          <table:table-cell office:value-type="float" office:value="-0.947708" calcext:value-type="float">
            <text:p>-0.947708</text:p>
          </table:table-cell>
          <table:table-cell office:value-type="float" office:value="9.61826" calcext:value-type="float">
            <text:p>9.61826</text:p>
          </table:table-cell>
          <table:table-cell office:value-type="float" office:value="-0.510383" calcext:value-type="float">
            <text:p>-0.510383</text:p>
          </table:table-cell>
          <table:table-cell office:value-type="float" office:value="-0.0232257" calcext:value-type="float">
            <text:p>-0.0232257</text:p>
          </table:table-cell>
          <table:table-cell office:value-type="float" office:value="0.0964933" calcext:value-type="float">
            <text:p>0.0964933</text:p>
          </table:table-cell>
          <table:table-cell office:value-type="float" office:value="0.22759" calcext:value-type="float">
            <text:p>0.22759</text:p>
          </table:table-cell>
          <table:table-cell office:value-type="float" office:value="-0.943912" calcext:value-type="float">
            <text:p>-0.943912</text:p>
          </table:table-cell>
          <table:table-cell office:value-type="float" office:value="9.75178" calcext:value-type="float">
            <text:p>9.75178</text:p>
          </table:table-cell>
          <table:table-cell/>
          <table:table-cell table:formula="of:= SQRT(([.G297]-[.A297])^2 + ([.H297]-[.B297])^2 + ([.I297]-[.C297])^2)" office:value-type="float" office:value="0.133668623528486" calcext:value-type="float">
            <text:p>0.1336686235</text:p>
          </table:table-cell>
          <table:table-cell table:formula="of:=[.A297]-[.G297]" office:value-type="float" office:value="0.00503000000000001" calcext:value-type="float">
            <text:p>0.00503</text:p>
          </table:table-cell>
          <table:table-cell table:formula="of:=[.B297]-[.H297]" office:value-type="float" office:value="-0.00379600000000002" calcext:value-type="float">
            <text:p>-0.003796</text:p>
          </table:table-cell>
          <table:table-cell table:formula="of:=[.C297]-[.I297]" office:value-type="float" office:value="-0.133520000000001" calcext:value-type="float">
            <text:p>-0.13352</text:p>
          </table:table-cell>
          <table:table-cell/>
        </table:table-row>
        <table:table-row table:style-name="ro1">
          <table:table-cell office:value-type="float" office:value="0.23262" calcext:value-type="float">
            <text:p>0.23262</text:p>
          </table:table-cell>
          <table:table-cell office:value-type="float" office:value="-0.947708" calcext:value-type="float">
            <text:p>-0.947708</text:p>
          </table:table-cell>
          <table:table-cell office:value-type="float" office:value="9.61826" calcext:value-type="float">
            <text:p>9.61826</text:p>
          </table:table-cell>
          <table:table-cell office:value-type="float" office:value="-0.510295" calcext:value-type="float">
            <text:p>-0.510295</text:p>
          </table:table-cell>
          <table:table-cell office:value-type="float" office:value="-0.0233453" calcext:value-type="float">
            <text:p>-0.0233453</text:p>
          </table:table-cell>
          <table:table-cell office:value-type="float" office:value="0.0963902" calcext:value-type="float">
            <text:p>0.0963902</text:p>
          </table:table-cell>
          <table:table-cell office:value-type="float" office:value="0.228763" calcext:value-type="float">
            <text:p>0.228763</text:p>
          </table:table-cell>
          <table:table-cell office:value-type="float" office:value="-0.942905" calcext:value-type="float">
            <text:p>-0.942905</text:p>
          </table:table-cell>
          <table:table-cell office:value-type="float" office:value="9.75185" calcext:value-type="float">
            <text:p>9.75185</text:p>
          </table:table-cell>
          <table:table-cell/>
          <table:table-cell table:formula="of:= SQRT(([.G298]-[.A298])^2 + ([.H298]-[.B298])^2 + ([.I298]-[.C298])^2)" office:value-type="float" office:value="0.133731945914205" calcext:value-type="float">
            <text:p>0.1337319459</text:p>
          </table:table-cell>
          <table:table-cell table:formula="of:=[.A298]-[.G298]" office:value-type="float" office:value="0.00385700000000003" calcext:value-type="float">
            <text:p>0.003857</text:p>
          </table:table-cell>
          <table:table-cell table:formula="of:=[.B298]-[.H298]" office:value-type="float" office:value="-0.004803" calcext:value-type="float">
            <text:p>-0.004803</text:p>
          </table:table-cell>
          <table:table-cell table:formula="of:=[.C298]-[.I298]" office:value-type="float" office:value="-0.13359" calcext:value-type="float">
            <text:p>-0.13359</text:p>
          </table:table-cell>
          <table:table-cell/>
        </table:table-row>
        <table:table-row table:style-name="ro1">
          <table:table-cell office:value-type="float" office:value="0.225479" calcext:value-type="float">
            <text:p>0.225479</text:p>
          </table:table-cell>
          <table:table-cell office:value-type="float" office:value="-0.926285" calcext:value-type="float">
            <text:p>-0.926285</text:p>
          </table:table-cell>
          <table:table-cell office:value-type="float" office:value="9.59683" calcext:value-type="float">
            <text:p>9.59683</text:p>
          </table:table-cell>
          <table:table-cell office:value-type="float" office:value="-0.510295" calcext:value-type="float">
            <text:p>-0.510295</text:p>
          </table:table-cell>
          <table:table-cell office:value-type="float" office:value="-0.0233453" calcext:value-type="float">
            <text:p>-0.0233453</text:p>
          </table:table-cell>
          <table:table-cell office:value-type="float" office:value="0.0963902" calcext:value-type="float">
            <text:p>0.0963902</text:p>
          </table:table-cell>
          <table:table-cell office:value-type="float" office:value="0.228763" calcext:value-type="float">
            <text:p>0.228763</text:p>
          </table:table-cell>
          <table:table-cell office:value-type="float" office:value="-0.942905" calcext:value-type="float">
            <text:p>-0.942905</text:p>
          </table:table-cell>
          <table:table-cell office:value-type="float" office:value="9.75185" calcext:value-type="float">
            <text:p>9.75185</text:p>
          </table:table-cell>
          <table:table-cell/>
          <table:table-cell table:formula="of:= SQRT(([.G299]-[.A299])^2 + ([.H299]-[.B299])^2 + ([.I299]-[.C299])^2)" office:value-type="float" office:value="0.155942968600702" calcext:value-type="float">
            <text:p>0.1559429686</text:p>
          </table:table-cell>
          <table:table-cell table:formula="of:=[.A299]-[.G299]" office:value-type="float" office:value="-0.00328400000000001" calcext:value-type="float">
            <text:p>-0.003284</text:p>
          </table:table-cell>
          <table:table-cell table:formula="of:=[.B299]-[.H299]" office:value-type="float" office:value="0.0166200000000001" calcext:value-type="float">
            <text:p>0.01662</text:p>
          </table:table-cell>
          <table:table-cell table:formula="of:=[.C299]-[.I299]" office:value-type="float" office:value="-0.155019999999999" calcext:value-type="float">
            <text:p>-0.15502</text:p>
          </table:table-cell>
          <table:table-cell/>
        </table:table-row>
        <table:table-row table:style-name="ro1">
          <table:table-cell office:value-type="float" office:value="0.225479" calcext:value-type="float">
            <text:p>0.225479</text:p>
          </table:table-cell>
          <table:table-cell office:value-type="float" office:value="-0.926285" calcext:value-type="float">
            <text:p>-0.926285</text:p>
          </table:table-cell>
          <table:table-cell office:value-type="float" office:value="9.59683" calcext:value-type="float">
            <text:p>9.59683</text:p>
          </table:table-cell>
          <table:table-cell office:value-type="float" office:value="-0.510446" calcext:value-type="float">
            <text:p>-0.510446</text:p>
          </table:table-cell>
          <table:table-cell office:value-type="float" office:value="-0.0233588" calcext:value-type="float">
            <text:p>-0.0233588</text:p>
          </table:table-cell>
          <table:table-cell office:value-type="float" office:value="0.0964433" calcext:value-type="float">
            <text:p>0.0964433</text:p>
          </table:table-cell>
          <table:table-cell office:value-type="float" office:value="0.228896" calcext:value-type="float">
            <text:p>0.228896</text:p>
          </table:table-cell>
          <table:table-cell office:value-type="float" office:value="-0.943424" calcext:value-type="float">
            <text:p>-0.943424</text:p>
          </table:table-cell>
          <table:table-cell office:value-type="float" office:value="9.7518" calcext:value-type="float">
            <text:p>9.7518</text:p>
          </table:table-cell>
          <table:table-cell/>
          <table:table-cell table:formula="of:= SQRT(([.G300]-[.A300])^2 + ([.H300]-[.B300])^2 + ([.I300]-[.C300])^2)" office:value-type="float" office:value="0.155952307164721" calcext:value-type="float">
            <text:p>0.1559523072</text:p>
          </table:table-cell>
          <table:table-cell table:formula="of:=[.A300]-[.G300]" office:value-type="float" office:value="-0.003417" calcext:value-type="float">
            <text:p>-0.003417</text:p>
          </table:table-cell>
          <table:table-cell table:formula="of:=[.B300]-[.H300]" office:value-type="float" office:value="0.017139" calcext:value-type="float">
            <text:p>0.017139</text:p>
          </table:table-cell>
          <table:table-cell table:formula="of:=[.C300]-[.I300]" office:value-type="float" office:value="-0.154969999999999" calcext:value-type="float">
            <text:p>-0.15497</text:p>
          </table:table-cell>
          <table:table-cell/>
        </table:table-row>
        <table:table-row table:style-name="ro1">
          <table:table-cell office:value-type="float" office:value="0.246902" calcext:value-type="float">
            <text:p>0.246902</text:p>
          </table:table-cell>
          <table:table-cell office:value-type="float" office:value="-0.888199" calcext:value-type="float">
            <text:p>-0.888199</text:p>
          </table:table-cell>
          <table:table-cell office:value-type="float" office:value="9.67776" calcext:value-type="float">
            <text:p>9.67776</text:p>
          </table:table-cell>
          <table:table-cell office:value-type="float" office:value="-0.510446" calcext:value-type="float">
            <text:p>-0.510446</text:p>
          </table:table-cell>
          <table:table-cell office:value-type="float" office:value="-0.0233588" calcext:value-type="float">
            <text:p>-0.0233588</text:p>
          </table:table-cell>
          <table:table-cell office:value-type="float" office:value="0.0964433" calcext:value-type="float">
            <text:p>0.0964433</text:p>
          </table:table-cell>
          <table:table-cell office:value-type="float" office:value="0.228896" calcext:value-type="float">
            <text:p>0.228896</text:p>
          </table:table-cell>
          <table:table-cell office:value-type="float" office:value="-0.943424" calcext:value-type="float">
            <text:p>-0.943424</text:p>
          </table:table-cell>
          <table:table-cell office:value-type="float" office:value="9.7518" calcext:value-type="float">
            <text:p>9.7518</text:p>
          </table:table-cell>
          <table:table-cell/>
          <table:table-cell table:formula="of:= SQRT(([.G301]-[.A301])^2 + ([.H301]-[.B301])^2 + ([.I301]-[.C301])^2)" office:value-type="float" office:value="0.0941059948196714" calcext:value-type="float">
            <text:p>0.0941059948</text:p>
          </table:table-cell>
          <table:table-cell table:formula="of:=[.A301]-[.G301]" office:value-type="float" office:value="0.018006" calcext:value-type="float">
            <text:p>0.018006</text:p>
          </table:table-cell>
          <table:table-cell table:formula="of:=[.B301]-[.H301]" office:value-type="float" office:value="0.055225" calcext:value-type="float">
            <text:p>0.055225</text:p>
          </table:table-cell>
          <table:table-cell table:formula="of:=[.C301]-[.I301]" office:value-type="float" office:value="-0.0740400000000001" calcext:value-type="float">
            <text:p>-0.07404</text:p>
          </table:table-cell>
          <table:table-cell/>
        </table:table-row>
        <table:table-row table:style-name="ro1">
          <table:table-cell office:value-type="float" office:value="0.246902" calcext:value-type="float">
            <text:p>0.246902</text:p>
          </table:table-cell>
          <table:table-cell office:value-type="float" office:value="-0.888199" calcext:value-type="float">
            <text:p>-0.888199</text:p>
          </table:table-cell>
          <table:table-cell office:value-type="float" office:value="9.67776" calcext:value-type="float">
            <text:p>9.67776</text:p>
          </table:table-cell>
          <table:table-cell office:value-type="float" office:value="-0.510311" calcext:value-type="float">
            <text:p>-0.510311</text:p>
          </table:table-cell>
          <table:table-cell office:value-type="float" office:value="-0.0233084" calcext:value-type="float">
            <text:p>-0.0233084</text:p>
          </table:table-cell>
          <table:table-cell office:value-type="float" office:value="0.0964175" calcext:value-type="float">
            <text:p>0.0964175</text:p>
          </table:table-cell>
          <table:table-cell office:value-type="float" office:value="0.228401" calcext:value-type="float">
            <text:p>0.228401</text:p>
          </table:table-cell>
          <table:table-cell office:value-type="float" office:value="-0.943171" calcext:value-type="float">
            <text:p>-0.943171</text:p>
          </table:table-cell>
          <table:table-cell office:value-type="float" office:value="9.75183" calcext:value-type="float">
            <text:p>9.75183</text:p>
          </table:table-cell>
          <table:table-cell/>
          <table:table-cell table:formula="of:= SQRT(([.G302]-[.A302])^2 + ([.H302]-[.B302])^2 + ([.I302]-[.C302])^2)" office:value-type="float" office:value="0.0940774823483288" calcext:value-type="float">
            <text:p>0.0940774823</text:p>
          </table:table-cell>
          <table:table-cell table:formula="of:=[.A302]-[.G302]" office:value-type="float" office:value="0.018501" calcext:value-type="float">
            <text:p>0.018501</text:p>
          </table:table-cell>
          <table:table-cell table:formula="of:=[.B302]-[.H302]" office:value-type="float" office:value="0.054972" calcext:value-type="float">
            <text:p>0.054972</text:p>
          </table:table-cell>
          <table:table-cell table:formula="of:=[.C302]-[.I302]" office:value-type="float" office:value="-0.0740700000000007" calcext:value-type="float">
            <text:p>-0.07407</text:p>
          </table:table-cell>
          <table:table-cell/>
        </table:table-row>
        <table:table-row table:style-name="ro1">
          <table:table-cell office:value-type="float" office:value="0.237381" calcext:value-type="float">
            <text:p>0.237381</text:p>
          </table:table-cell>
          <table:table-cell office:value-type="float" office:value="-0.969131" calcext:value-type="float">
            <text:p>-0.969131</text:p>
          </table:table-cell>
          <table:table-cell office:value-type="float" office:value="9.64206" calcext:value-type="float">
            <text:p>9.64206</text:p>
          </table:table-cell>
          <table:table-cell office:value-type="float" office:value="-0.509913" calcext:value-type="float">
            <text:p>-0.509913</text:p>
          </table:table-cell>
          <table:table-cell office:value-type="float" office:value="-0.0233311" calcext:value-type="float">
            <text:p>-0.0233311</text:p>
          </table:table-cell>
          <table:table-cell office:value-type="float" office:value="0.0962455" calcext:value-type="float">
            <text:p>0.0962455</text:p>
          </table:table-cell>
          <table:table-cell office:value-type="float" office:value="0.228624" calcext:value-type="float">
            <text:p>0.228624</text:p>
          </table:table-cell>
          <table:table-cell office:value-type="float" office:value="-0.941495" calcext:value-type="float">
            <text:p>-0.941495</text:p>
          </table:table-cell>
          <table:table-cell office:value-type="float" office:value="9.75199" calcext:value-type="float">
            <text:p>9.75199</text:p>
          </table:table-cell>
          <table:table-cell/>
          <table:table-cell table:formula="of:= SQRT(([.G303]-[.A303])^2 + ([.H303]-[.B303])^2 + ([.I303]-[.C303])^2)" office:value-type="float" office:value="0.11368833908981" calcext:value-type="float">
            <text:p>0.1136883391</text:p>
          </table:table-cell>
          <table:table-cell table:formula="of:=[.A303]-[.G303]" office:value-type="float" office:value="0.00875699999999999" calcext:value-type="float">
            <text:p>0.008757</text:p>
          </table:table-cell>
          <table:table-cell table:formula="of:=[.B303]-[.H303]" office:value-type="float" office:value="-0.027636" calcext:value-type="float">
            <text:p>-0.027636</text:p>
          </table:table-cell>
          <table:table-cell table:formula="of:=[.C303]-[.I303]" office:value-type="float" office:value="-0.109929999999999" calcext:value-type="float">
            <text:p>-0.10993</text:p>
          </table:table-cell>
          <table:table-cell/>
        </table:table-row>
        <table:table-row table:style-name="ro1">
          <table:table-cell office:value-type="float" office:value="0.237381" calcext:value-type="float">
            <text:p>0.237381</text:p>
          </table:table-cell>
          <table:table-cell office:value-type="float" office:value="-0.969131" calcext:value-type="float">
            <text:p>-0.969131</text:p>
          </table:table-cell>
          <table:table-cell office:value-type="float" office:value="9.64206" calcext:value-type="float">
            <text:p>9.64206</text:p>
          </table:table-cell>
          <table:table-cell office:value-type="float" office:value="-0.509913" calcext:value-type="float">
            <text:p>-0.509913</text:p>
          </table:table-cell>
          <table:table-cell office:value-type="float" office:value="-0.0233311" calcext:value-type="float">
            <text:p>-0.0233311</text:p>
          </table:table-cell>
          <table:table-cell office:value-type="float" office:value="0.0962455" calcext:value-type="float">
            <text:p>0.0962455</text:p>
          </table:table-cell>
          <table:table-cell office:value-type="float" office:value="0.228624" calcext:value-type="float">
            <text:p>0.228624</text:p>
          </table:table-cell>
          <table:table-cell office:value-type="float" office:value="-0.941495" calcext:value-type="float">
            <text:p>-0.941495</text:p>
          </table:table-cell>
          <table:table-cell office:value-type="float" office:value="9.75199" calcext:value-type="float">
            <text:p>9.75199</text:p>
          </table:table-cell>
          <table:table-cell/>
          <table:table-cell table:formula="of:= SQRT(([.G304]-[.A304])^2 + ([.H304]-[.B304])^2 + ([.I304]-[.C304])^2)" office:value-type="float" office:value="0.11368833908981" calcext:value-type="float">
            <text:p>0.1136883391</text:p>
          </table:table-cell>
          <table:table-cell table:formula="of:=[.A304]-[.G304]" office:value-type="float" office:value="0.00875699999999999" calcext:value-type="float">
            <text:p>0.008757</text:p>
          </table:table-cell>
          <table:table-cell table:formula="of:=[.B304]-[.H304]" office:value-type="float" office:value="-0.027636" calcext:value-type="float">
            <text:p>-0.027636</text:p>
          </table:table-cell>
          <table:table-cell table:formula="of:=[.C304]-[.I304]" office:value-type="float" office:value="-0.109929999999999" calcext:value-type="float">
            <text:p>-0.10993</text:p>
          </table:table-cell>
          <table:table-cell/>
        </table:table-row>
        <table:table-row table:style-name="ro1">
          <table:table-cell office:value-type="float" office:value="0.265945" calcext:value-type="float">
            <text:p>0.265945</text:p>
          </table:table-cell>
          <table:table-cell office:value-type="float" office:value="-0.902481" calcext:value-type="float">
            <text:p>-0.902481</text:p>
          </table:table-cell>
          <table:table-cell office:value-type="float" office:value="9.61826" calcext:value-type="float">
            <text:p>9.61826</text:p>
          </table:table-cell>
          <table:table-cell office:value-type="float" office:value="-0.51026" calcext:value-type="float">
            <text:p>-0.51026</text:p>
          </table:table-cell>
          <table:table-cell office:value-type="float" office:value="-0.0233419" calcext:value-type="float">
            <text:p>-0.0233419</text:p>
          </table:table-cell>
          <table:table-cell office:value-type="float" office:value="0.0963783" calcext:value-type="float">
            <text:p>0.0963783</text:p>
          </table:table-cell>
          <table:table-cell office:value-type="float" office:value="0.22873" calcext:value-type="float">
            <text:p>0.22873</text:p>
          </table:table-cell>
          <table:table-cell office:value-type="float" office:value="-0.942789" calcext:value-type="float">
            <text:p>-0.942789</text:p>
          </table:table-cell>
          <table:table-cell office:value-type="float" office:value="9.75186" calcext:value-type="float">
            <text:p>9.75186</text:p>
          </table:table-cell>
          <table:table-cell/>
          <table:table-cell table:formula="of:= SQRT(([.G305]-[.A305])^2 + ([.H305]-[.B305])^2 + ([.I305]-[.C305])^2)" office:value-type="float" office:value="0.14442524394648" calcext:value-type="float">
            <text:p>0.1444252439</text:p>
          </table:table-cell>
          <table:table-cell table:formula="of:=[.A305]-[.G305]" office:value-type="float" office:value="0.037215" calcext:value-type="float">
            <text:p>0.037215</text:p>
          </table:table-cell>
          <table:table-cell table:formula="of:=[.B305]-[.H305]" office:value-type="float" office:value="0.040308" calcext:value-type="float">
            <text:p>0.040308</text:p>
          </table:table-cell>
          <table:table-cell table:formula="of:=[.C305]-[.I305]" office:value-type="float" office:value="-0.133600000000001" calcext:value-type="float">
            <text:p>-0.1336</text:p>
          </table:table-cell>
          <table:table-cell/>
        </table:table-row>
        <table:table-row table:style-name="ro1">
          <table:table-cell office:value-type="float" office:value="0.265945" calcext:value-type="float">
            <text:p>0.265945</text:p>
          </table:table-cell>
          <table:table-cell office:value-type="float" office:value="-0.902481" calcext:value-type="float">
            <text:p>-0.902481</text:p>
          </table:table-cell>
          <table:table-cell office:value-type="float" office:value="9.61826" calcext:value-type="float">
            <text:p>9.61826</text:p>
          </table:table-cell>
          <table:table-cell office:value-type="float" office:value="-0.51026" calcext:value-type="float">
            <text:p>-0.51026</text:p>
          </table:table-cell>
          <table:table-cell office:value-type="float" office:value="-0.0233419" calcext:value-type="float">
            <text:p>-0.0233419</text:p>
          </table:table-cell>
          <table:table-cell office:value-type="float" office:value="0.0963783" calcext:value-type="float">
            <text:p>0.0963783</text:p>
          </table:table-cell>
          <table:table-cell office:value-type="float" office:value="0.22873" calcext:value-type="float">
            <text:p>0.22873</text:p>
          </table:table-cell>
          <table:table-cell office:value-type="float" office:value="-0.942789" calcext:value-type="float">
            <text:p>-0.942789</text:p>
          </table:table-cell>
          <table:table-cell office:value-type="float" office:value="9.75186" calcext:value-type="float">
            <text:p>9.75186</text:p>
          </table:table-cell>
          <table:table-cell/>
          <table:table-cell table:formula="of:= SQRT(([.G306]-[.A306])^2 + ([.H306]-[.B306])^2 + ([.I306]-[.C306])^2)" office:value-type="float" office:value="0.14442524394648" calcext:value-type="float">
            <text:p>0.1444252439</text:p>
          </table:table-cell>
          <table:table-cell table:formula="of:=[.A306]-[.G306]" office:value-type="float" office:value="0.037215" calcext:value-type="float">
            <text:p>0.037215</text:p>
          </table:table-cell>
          <table:table-cell table:formula="of:=[.B306]-[.H306]" office:value-type="float" office:value="0.040308" calcext:value-type="float">
            <text:p>0.040308</text:p>
          </table:table-cell>
          <table:table-cell table:formula="of:=[.C306]-[.I306]" office:value-type="float" office:value="-0.133600000000001" calcext:value-type="float">
            <text:p>-0.1336</text:p>
          </table:table-cell>
          <table:table-cell/>
        </table:table-row>
        <table:table-row table:style-name="ro1">
          <table:table-cell office:value-type="float" office:value="0.227859" calcext:value-type="float">
            <text:p>0.227859</text:p>
          </table:table-cell>
          <table:table-cell office:value-type="float" office:value="-0.919144" calcext:value-type="float">
            <text:p>-0.919144</text:p>
          </table:table-cell>
          <table:table-cell office:value-type="float" office:value="9.60159" calcext:value-type="float">
            <text:p>9.60159</text:p>
          </table:table-cell>
          <table:table-cell office:value-type="float" office:value="-0.51016" calcext:value-type="float">
            <text:p>-0.51016</text:p>
          </table:table-cell>
          <table:table-cell office:value-type="float" office:value="-0.0234515" calcext:value-type="float">
            <text:p>-0.0234515</text:p>
          </table:table-cell>
          <table:table-cell office:value-type="float" office:value="0.0962762" calcext:value-type="float">
            <text:p>0.0962762</text:p>
          </table:table-cell>
          <table:table-cell office:value-type="float" office:value="0.229804" calcext:value-type="float">
            <text:p>0.229804</text:p>
          </table:table-cell>
          <table:table-cell office:value-type="float" office:value="-0.941792" calcext:value-type="float">
            <text:p>-0.941792</text:p>
          </table:table-cell>
          <table:table-cell office:value-type="float" office:value="9.75193" calcext:value-type="float">
            <text:p>9.75193</text:p>
          </table:table-cell>
          <table:table-cell/>
          <table:table-cell table:formula="of:= SQRT(([.G307]-[.A307])^2 + ([.H307]-[.B307])^2 + ([.I307]-[.C307])^2)" office:value-type="float" office:value="0.152048776808628" calcext:value-type="float">
            <text:p>0.1520487768</text:p>
          </table:table-cell>
          <table:table-cell table:formula="of:=[.A307]-[.G307]" office:value-type="float" office:value="-0.001945" calcext:value-type="float">
            <text:p>-0.001945</text:p>
          </table:table-cell>
          <table:table-cell table:formula="of:=[.B307]-[.H307]" office:value-type="float" office:value="0.022648" calcext:value-type="float">
            <text:p>0.022648</text:p>
          </table:table-cell>
          <table:table-cell table:formula="of:=[.C307]-[.I307]" office:value-type="float" office:value="-0.15034" calcext:value-type="float">
            <text:p>-0.15034</text:p>
          </table:table-cell>
          <table:table-cell/>
        </table:table-row>
        <table:table-row table:style-name="ro1">
          <table:table-cell office:value-type="float" office:value="0.227859" calcext:value-type="float">
            <text:p>0.227859</text:p>
          </table:table-cell>
          <table:table-cell office:value-type="float" office:value="-0.919144" calcext:value-type="float">
            <text:p>-0.919144</text:p>
          </table:table-cell>
          <table:table-cell office:value-type="float" office:value="9.60159" calcext:value-type="float">
            <text:p>9.60159</text:p>
          </table:table-cell>
          <table:table-cell office:value-type="float" office:value="-0.51016" calcext:value-type="float">
            <text:p>-0.51016</text:p>
          </table:table-cell>
          <table:table-cell office:value-type="float" office:value="-0.0234515" calcext:value-type="float">
            <text:p>-0.0234515</text:p>
          </table:table-cell>
          <table:table-cell office:value-type="float" office:value="0.0962762" calcext:value-type="float">
            <text:p>0.0962762</text:p>
          </table:table-cell>
          <table:table-cell office:value-type="float" office:value="0.229804" calcext:value-type="float">
            <text:p>0.229804</text:p>
          </table:table-cell>
          <table:table-cell office:value-type="float" office:value="-0.941792" calcext:value-type="float">
            <text:p>-0.941792</text:p>
          </table:table-cell>
          <table:table-cell office:value-type="float" office:value="9.75193" calcext:value-type="float">
            <text:p>9.75193</text:p>
          </table:table-cell>
          <table:table-cell/>
          <table:table-cell table:formula="of:= SQRT(([.G308]-[.A308])^2 + ([.H308]-[.B308])^2 + ([.I308]-[.C308])^2)" office:value-type="float" office:value="0.152048776808628" calcext:value-type="float">
            <text:p>0.1520487768</text:p>
          </table:table-cell>
          <table:table-cell table:formula="of:=[.A308]-[.G308]" office:value-type="float" office:value="-0.001945" calcext:value-type="float">
            <text:p>-0.001945</text:p>
          </table:table-cell>
          <table:table-cell table:formula="of:=[.B308]-[.H308]" office:value-type="float" office:value="0.022648" calcext:value-type="float">
            <text:p>0.022648</text:p>
          </table:table-cell>
          <table:table-cell table:formula="of:=[.C308]-[.I308]" office:value-type="float" office:value="-0.15034" calcext:value-type="float">
            <text:p>-0.15034</text:p>
          </table:table-cell>
          <table:table-cell/>
        </table:table-row>
        <table:table-row table:style-name="ro1">
          <table:table-cell office:value-type="float" office:value="0.187393" calcext:value-type="float">
            <text:p>0.187393</text:p>
          </table:table-cell>
          <table:table-cell office:value-type="float" office:value="-0.947708" calcext:value-type="float">
            <text:p>-0.947708</text:p>
          </table:table-cell>
          <table:table-cell office:value-type="float" office:value="9.65158" calcext:value-type="float">
            <text:p>9.65158</text:p>
          </table:table-cell>
          <table:table-cell office:value-type="float" office:value="-0.51016" calcext:value-type="float">
            <text:p>-0.51016</text:p>
          </table:table-cell>
          <table:table-cell office:value-type="float" office:value="-0.0234515" calcext:value-type="float">
            <text:p>-0.0234515</text:p>
          </table:table-cell>
          <table:table-cell office:value-type="float" office:value="0.0962762" calcext:value-type="float">
            <text:p>0.0962762</text:p>
          </table:table-cell>
          <table:table-cell office:value-type="float" office:value="0.229804" calcext:value-type="float">
            <text:p>0.229804</text:p>
          </table:table-cell>
          <table:table-cell office:value-type="float" office:value="-0.941792" calcext:value-type="float">
            <text:p>-0.941792</text:p>
          </table:table-cell>
          <table:table-cell office:value-type="float" office:value="9.75193" calcext:value-type="float">
            <text:p>9.75193</text:p>
          </table:table-cell>
          <table:table-cell/>
          <table:table-cell table:formula="of:= SQRT(([.G309]-[.A309])^2 + ([.H309]-[.B309])^2 + ([.I309]-[.C309])^2)" office:value-type="float" office:value="0.109104603372177" calcext:value-type="float">
            <text:p>0.1091046034</text:p>
          </table:table-cell>
          <table:table-cell table:formula="of:=[.A309]-[.G309]" office:value-type="float" office:value="-0.042411" calcext:value-type="float">
            <text:p>-0.042411</text:p>
          </table:table-cell>
          <table:table-cell table:formula="of:=[.B309]-[.H309]" office:value-type="float" office:value="-0.00591600000000003" calcext:value-type="float">
            <text:p>-0.005916</text:p>
          </table:table-cell>
          <table:table-cell table:formula="of:=[.C309]-[.I309]" office:value-type="float" office:value="-0.100350000000001" calcext:value-type="float">
            <text:p>-0.10035</text:p>
          </table:table-cell>
          <table:table-cell/>
        </table:table-row>
        <table:table-row table:style-name="ro1">
          <table:table-cell office:value-type="float" office:value="0.187393" calcext:value-type="float">
            <text:p>0.187393</text:p>
          </table:table-cell>
          <table:table-cell office:value-type="float" office:value="-0.947708" calcext:value-type="float">
            <text:p>-0.947708</text:p>
          </table:table-cell>
          <table:table-cell office:value-type="float" office:value="9.65158" calcext:value-type="float">
            <text:p>9.65158</text:p>
          </table:table-cell>
          <table:table-cell office:value-type="float" office:value="-0.509988" calcext:value-type="float">
            <text:p>-0.509988</text:p>
          </table:table-cell>
          <table:table-cell office:value-type="float" office:value="-0.0234278" calcext:value-type="float">
            <text:p>-0.0234278</text:p>
          </table:table-cell>
          <table:table-cell office:value-type="float" office:value="0.0962206" calcext:value-type="float">
            <text:p>0.0962206</text:p>
          </table:table-cell>
          <table:table-cell office:value-type="float" office:value="0.229573" calcext:value-type="float">
            <text:p>0.229573</text:p>
          </table:table-cell>
          <table:table-cell office:value-type="float" office:value="-0.941251" calcext:value-type="float">
            <text:p>-0.941251</text:p>
          </table:table-cell>
          <table:table-cell office:value-type="float" office:value="9.75199" calcext:value-type="float">
            <text:p>9.75199</text:p>
          </table:table-cell>
          <table:table-cell/>
          <table:table-cell table:formula="of:= SQRT(([.G310]-[.A310])^2 + ([.H310]-[.B310])^2 + ([.I310]-[.C310])^2)" office:value-type="float" office:value="0.109100931934608" calcext:value-type="float">
            <text:p>0.1091009319</text:p>
          </table:table-cell>
          <table:table-cell table:formula="of:=[.A310]-[.G310]" office:value-type="float" office:value="-0.04218" calcext:value-type="float">
            <text:p>-0.04218</text:p>
          </table:table-cell>
          <table:table-cell table:formula="of:=[.B310]-[.H310]" office:value-type="float" office:value="-0.00645700000000005" calcext:value-type="float">
            <text:p>-0.006457</text:p>
          </table:table-cell>
          <table:table-cell table:formula="of:=[.C310]-[.I310]" office:value-type="float" office:value="-0.10041" calcext:value-type="float">
            <text:p>-0.10041</text:p>
          </table:table-cell>
          <table:table-cell/>
        </table:table-row>
        <table:table-row table:style-name="ro1">
          <table:table-cell office:value-type="float" office:value="0.284988" calcext:value-type="float">
            <text:p>0.284988</text:p>
          </table:table-cell>
          <table:table-cell office:value-type="float" office:value="-0.885818" calcext:value-type="float">
            <text:p>-0.885818</text:p>
          </table:table-cell>
          <table:table-cell office:value-type="float" office:value="9.56589" calcext:value-type="float">
            <text:p>9.56589</text:p>
          </table:table-cell>
          <table:table-cell office:value-type="float" office:value="-0.509988" calcext:value-type="float">
            <text:p>-0.509988</text:p>
          </table:table-cell>
          <table:table-cell office:value-type="float" office:value="-0.0234278" calcext:value-type="float">
            <text:p>-0.0234278</text:p>
          </table:table-cell>
          <table:table-cell office:value-type="float" office:value="0.0962206" calcext:value-type="float">
            <text:p>0.0962206</text:p>
          </table:table-cell>
          <table:table-cell office:value-type="float" office:value="0.229573" calcext:value-type="float">
            <text:p>0.229573</text:p>
          </table:table-cell>
          <table:table-cell office:value-type="float" office:value="-0.941251" calcext:value-type="float">
            <text:p>-0.941251</text:p>
          </table:table-cell>
          <table:table-cell office:value-type="float" office:value="9.75199" calcext:value-type="float">
            <text:p>9.75199</text:p>
          </table:table-cell>
          <table:table-cell/>
          <table:table-cell table:formula="of:= SQRT(([.G311]-[.A311])^2 + ([.H311]-[.B311])^2 + ([.I311]-[.C311])^2)" office:value-type="float" office:value="0.201932785139016" calcext:value-type="float">
            <text:p>0.2019327851</text:p>
          </table:table-cell>
          <table:table-cell table:formula="of:=[.A311]-[.G311]" office:value-type="float" office:value="0.055415" calcext:value-type="float">
            <text:p>0.055415</text:p>
          </table:table-cell>
          <table:table-cell table:formula="of:=[.B311]-[.H311]" office:value-type="float" office:value="0.055433" calcext:value-type="float">
            <text:p>0.055433</text:p>
          </table:table-cell>
          <table:table-cell table:formula="of:=[.C311]-[.I311]" office:value-type="float" office:value="-0.1861" calcext:value-type="float">
            <text:p>-0.1861</text:p>
          </table:table-cell>
          <table:table-cell/>
        </table:table-row>
        <table:table-row table:style-name="ro1">
          <table:table-cell office:value-type="float" office:value="0.284988" calcext:value-type="float">
            <text:p>0.284988</text:p>
          </table:table-cell>
          <table:table-cell office:value-type="float" office:value="-0.885818" calcext:value-type="float">
            <text:p>-0.885818</text:p>
          </table:table-cell>
          <table:table-cell office:value-type="float" office:value="9.56589" calcext:value-type="float">
            <text:p>9.56589</text:p>
          </table:table-cell>
          <table:table-cell office:value-type="float" office:value="-0.509875" calcext:value-type="float">
            <text:p>-0.509875</text:p>
          </table:table-cell>
          <table:table-cell office:value-type="float" office:value="-0.0232823" calcext:value-type="float">
            <text:p>-0.0232823</text:p>
          </table:table-cell>
          <table:table-cell office:value-type="float" office:value="0.0962576" calcext:value-type="float">
            <text:p>0.0962576</text:p>
          </table:table-cell>
          <table:table-cell office:value-type="float" office:value="0.228146" calcext:value-type="float">
            <text:p>0.228146</text:p>
          </table:table-cell>
          <table:table-cell office:value-type="float" office:value="-0.941613" calcext:value-type="float">
            <text:p>-0.941613</text:p>
          </table:table-cell>
          <table:table-cell office:value-type="float" office:value="9.75199" calcext:value-type="float">
            <text:p>9.75199</text:p>
          </table:table-cell>
          <table:table-cell/>
          <table:table-cell table:formula="of:= SQRT(([.G312]-[.A312])^2 + ([.H312]-[.B312])^2 + ([.I312]-[.C312])^2)" office:value-type="float" office:value="0.20242851822063" calcext:value-type="float">
            <text:p>0.2024285182</text:p>
          </table:table-cell>
          <table:table-cell table:formula="of:=[.A312]-[.G312]" office:value-type="float" office:value="0.056842" calcext:value-type="float">
            <text:p>0.056842</text:p>
          </table:table-cell>
          <table:table-cell table:formula="of:=[.B312]-[.H312]" office:value-type="float" office:value="0.0557949999999999" calcext:value-type="float">
            <text:p>0.055795</text:p>
          </table:table-cell>
          <table:table-cell table:formula="of:=[.C312]-[.I312]" office:value-type="float" office:value="-0.1861" calcext:value-type="float">
            <text:p>-0.1861</text:p>
          </table:table-cell>
          <table:table-cell/>
        </table:table-row>
        <table:table-row table:style-name="ro1">
          <table:table-cell office:value-type="float" office:value="0.227859" calcext:value-type="float">
            <text:p>0.227859</text:p>
          </table:table-cell>
          <table:table-cell office:value-type="float" office:value="-0.928665" calcext:value-type="float">
            <text:p>-0.928665</text:p>
          </table:table-cell>
          <table:table-cell office:value-type="float" office:value="9.6373" calcext:value-type="float">
            <text:p>9.6373</text:p>
          </table:table-cell>
          <table:table-cell office:value-type="float" office:value="-0.509884" calcext:value-type="float">
            <text:p>-0.509884</text:p>
          </table:table-cell>
          <table:table-cell office:value-type="float" office:value="-0.0234959" calcext:value-type="float">
            <text:p>-0.0234959</text:p>
          </table:table-cell>
          <table:table-cell office:value-type="float" office:value="0.0961404" calcext:value-type="float">
            <text:p>0.0961404</text:p>
          </table:table-cell>
          <table:table-cell office:value-type="float" office:value="0.230238" calcext:value-type="float">
            <text:p>0.230238</text:p>
          </table:table-cell>
          <table:table-cell office:value-type="float" office:value="-0.940464" calcext:value-type="float">
            <text:p>-0.940464</text:p>
          </table:table-cell>
          <table:table-cell office:value-type="float" office:value="9.75205" calcext:value-type="float">
            <text:p>9.75205</text:p>
          </table:table-cell>
          <table:table-cell/>
          <table:table-cell table:formula="of:= SQRT(([.G313]-[.A313])^2 + ([.H313]-[.B313])^2 + ([.I313]-[.C313])^2)" office:value-type="float" office:value="0.115379541262739" calcext:value-type="float">
            <text:p>0.1153795413</text:p>
          </table:table-cell>
          <table:table-cell table:formula="of:=[.A313]-[.G313]" office:value-type="float" office:value="-0.00237900000000002" calcext:value-type="float">
            <text:p>-0.002379</text:p>
          </table:table-cell>
          <table:table-cell table:formula="of:=[.B313]-[.H313]" office:value-type="float" office:value="0.011799" calcext:value-type="float">
            <text:p>0.011799</text:p>
          </table:table-cell>
          <table:table-cell table:formula="of:=[.C313]-[.I313]" office:value-type="float" office:value="-0.114750000000001" calcext:value-type="float">
            <text:p>-0.11475</text:p>
          </table:table-cell>
          <table:table-cell/>
        </table:table-row>
        <table:table-row table:style-name="ro1">
          <table:table-cell office:value-type="float" office:value="0.244522" calcext:value-type="float">
            <text:p>0.244522</text:p>
          </table:table-cell>
          <table:table-cell office:value-type="float" office:value="-0.931046" calcext:value-type="float">
            <text:p>-0.931046</text:p>
          </table:table-cell>
          <table:table-cell office:value-type="float" office:value="9.62778" calcext:value-type="float">
            <text:p>9.62778</text:p>
          </table:table-cell>
          <table:table-cell office:value-type="float" office:value="-0.509884" calcext:value-type="float">
            <text:p>-0.509884</text:p>
          </table:table-cell>
          <table:table-cell office:value-type="float" office:value="-0.0234959" calcext:value-type="float">
            <text:p>-0.0234959</text:p>
          </table:table-cell>
          <table:table-cell office:value-type="float" office:value="0.0961404" calcext:value-type="float">
            <text:p>0.0961404</text:p>
          </table:table-cell>
          <table:table-cell office:value-type="float" office:value="0.230238" calcext:value-type="float">
            <text:p>0.230238</text:p>
          </table:table-cell>
          <table:table-cell office:value-type="float" office:value="-0.940464" calcext:value-type="float">
            <text:p>-0.940464</text:p>
          </table:table-cell>
          <table:table-cell office:value-type="float" office:value="9.75205" calcext:value-type="float">
            <text:p>9.75205</text:p>
          </table:table-cell>
          <table:table-cell/>
          <table:table-cell table:formula="of:= SQRT(([.G314]-[.A314])^2 + ([.H314]-[.B314])^2 + ([.I314]-[.C314])^2)" office:value-type="float" office:value="0.125442274692387" calcext:value-type="float">
            <text:p>0.1254422747</text:p>
          </table:table-cell>
          <table:table-cell table:formula="of:=[.A314]-[.G314]" office:value-type="float" office:value="0.014284" calcext:value-type="float">
            <text:p>0.014284</text:p>
          </table:table-cell>
          <table:table-cell table:formula="of:=[.B314]-[.H314]" office:value-type="float" office:value="0.00941800000000004" calcext:value-type="float">
            <text:p>0.009418</text:p>
          </table:table-cell>
          <table:table-cell table:formula="of:=[.C314]-[.I314]" office:value-type="float" office:value="-0.124270000000001" calcext:value-type="float">
            <text:p>-0.12427</text:p>
          </table:table-cell>
          <table:table-cell/>
        </table:table-row>
        <table:table-row table:style-name="ro1">
          <table:table-cell office:value-type="float" office:value="0.244522" calcext:value-type="float">
            <text:p>0.244522</text:p>
          </table:table-cell>
          <table:table-cell office:value-type="float" office:value="-0.931046" calcext:value-type="float">
            <text:p>-0.931046</text:p>
          </table:table-cell>
          <table:table-cell office:value-type="float" office:value="9.62778" calcext:value-type="float">
            <text:p>9.62778</text:p>
          </table:table-cell>
          <table:table-cell office:value-type="float" office:value="-0.509843" calcext:value-type="float">
            <text:p>-0.509843</text:p>
          </table:table-cell>
          <table:table-cell office:value-type="float" office:value="-0.0234679" calcext:value-type="float">
            <text:p>-0.0234679</text:p>
          </table:table-cell>
          <table:table-cell office:value-type="float" office:value="0.0961402" calcext:value-type="float">
            <text:p>0.0961402</text:p>
          </table:table-cell>
          <table:table-cell office:value-type="float" office:value="0.229965" calcext:value-type="float">
            <text:p>0.229965</text:p>
          </table:table-cell>
          <table:table-cell office:value-type="float" office:value="-0.940467" calcext:value-type="float">
            <text:p>-0.940467</text:p>
          </table:table-cell>
          <table:table-cell office:value-type="float" office:value="9.75206" calcext:value-type="float">
            <text:p>9.75206</text:p>
          </table:table-cell>
          <table:table-cell/>
          <table:table-cell table:formula="of:= SQRT(([.G315]-[.A315])^2 + ([.H315]-[.B315])^2 + ([.I315]-[.C315])^2)" office:value-type="float" office:value="0.125483783374587" calcext:value-type="float">
            <text:p>0.1254837834</text:p>
          </table:table-cell>
          <table:table-cell table:formula="of:=[.A315]-[.G315]" office:value-type="float" office:value="0.014557" calcext:value-type="float">
            <text:p>0.014557</text:p>
          </table:table-cell>
          <table:table-cell table:formula="of:=[.B315]-[.H315]" office:value-type="float" office:value="0.00942100000000001" calcext:value-type="float">
            <text:p>0.009421</text:p>
          </table:table-cell>
          <table:table-cell table:formula="of:=[.C315]-[.I315]" office:value-type="float" office:value="-0.124280000000001" calcext:value-type="float">
            <text:p>-0.12428</text:p>
          </table:table-cell>
          <table:table-cell/>
        </table:table-row>
        <table:table-row table:style-name="ro1">
          <table:table-cell office:value-type="float" office:value="0.23024" calcext:value-type="float">
            <text:p>0.23024</text:p>
          </table:table-cell>
          <table:table-cell office:value-type="float" office:value="-0.919144" calcext:value-type="float">
            <text:p>-0.919144</text:p>
          </table:table-cell>
          <table:table-cell office:value-type="float" office:value="9.60873" calcext:value-type="float">
            <text:p>9.60873</text:p>
          </table:table-cell>
          <table:table-cell office:value-type="float" office:value="-0.509811" calcext:value-type="float">
            <text:p>-0.509811</text:p>
          </table:table-cell>
          <table:table-cell office:value-type="float" office:value="-0.0234972" calcext:value-type="float">
            <text:p>-0.0234972</text:p>
          </table:table-cell>
          <table:table-cell office:value-type="float" office:value="0.0961106" calcext:value-type="float">
            <text:p>0.0961106</text:p>
          </table:table-cell>
          <table:table-cell office:value-type="float" office:value="0.23025" calcext:value-type="float">
            <text:p>0.23025</text:p>
          </table:table-cell>
          <table:table-cell office:value-type="float" office:value="-0.940174" calcext:value-type="float">
            <text:p>-0.940174</text:p>
          </table:table-cell>
          <table:table-cell office:value-type="float" office:value="9.75208" calcext:value-type="float">
            <text:p>9.75208</text:p>
          </table:table-cell>
          <table:table-cell/>
          <table:table-cell table:formula="of:= SQRT(([.G316]-[.A316])^2 + ([.H316]-[.B316])^2 + ([.I316]-[.C316])^2)" office:value-type="float" office:value="0.144884379765384" calcext:value-type="float">
            <text:p>0.1448843798</text:p>
          </table:table-cell>
          <table:table-cell table:formula="of:=[.A316]-[.G316]" office:value-type="float" office:value="-0.00000999999999998225" calcext:value-type="float">
            <text:p>-0.00001</text:p>
          </table:table-cell>
          <table:table-cell table:formula="of:=[.B316]-[.H316]" office:value-type="float" office:value="0.02103" calcext:value-type="float">
            <text:p>0.02103</text:p>
          </table:table-cell>
          <table:table-cell table:formula="of:=[.C316]-[.I316]" office:value-type="float" office:value="-0.14335" calcext:value-type="float">
            <text:p>-0.14335</text:p>
          </table:table-cell>
          <table:table-cell/>
        </table:table-row>
        <table:table-row table:style-name="ro1">
          <table:table-cell office:value-type="float" office:value="0.23024" calcext:value-type="float">
            <text:p>0.23024</text:p>
          </table:table-cell>
          <table:table-cell office:value-type="float" office:value="-0.919144" calcext:value-type="float">
            <text:p>-0.919144</text:p>
          </table:table-cell>
          <table:table-cell office:value-type="float" office:value="9.60873" calcext:value-type="float">
            <text:p>9.60873</text:p>
          </table:table-cell>
          <table:table-cell office:value-type="float" office:value="-0.509811" calcext:value-type="float">
            <text:p>-0.509811</text:p>
          </table:table-cell>
          <table:table-cell office:value-type="float" office:value="-0.0234972" calcext:value-type="float">
            <text:p>-0.0234972</text:p>
          </table:table-cell>
          <table:table-cell office:value-type="float" office:value="0.0961106" calcext:value-type="float">
            <text:p>0.0961106</text:p>
          </table:table-cell>
          <table:table-cell office:value-type="float" office:value="0.23025" calcext:value-type="float">
            <text:p>0.23025</text:p>
          </table:table-cell>
          <table:table-cell office:value-type="float" office:value="-0.940174" calcext:value-type="float">
            <text:p>-0.940174</text:p>
          </table:table-cell>
          <table:table-cell office:value-type="float" office:value="9.75208" calcext:value-type="float">
            <text:p>9.75208</text:p>
          </table:table-cell>
          <table:table-cell/>
          <table:table-cell table:formula="of:= SQRT(([.G317]-[.A317])^2 + ([.H317]-[.B317])^2 + ([.I317]-[.C317])^2)" office:value-type="float" office:value="0.144884379765384" calcext:value-type="float">
            <text:p>0.1448843798</text:p>
          </table:table-cell>
          <table:table-cell table:formula="of:=[.A317]-[.G317]" office:value-type="float" office:value="-0.00000999999999998225" calcext:value-type="float">
            <text:p>-0.00001</text:p>
          </table:table-cell>
          <table:table-cell table:formula="of:=[.B317]-[.H317]" office:value-type="float" office:value="0.02103" calcext:value-type="float">
            <text:p>0.02103</text:p>
          </table:table-cell>
          <table:table-cell table:formula="of:=[.C317]-[.I317]" office:value-type="float" office:value="-0.14335" calcext:value-type="float">
            <text:p>-0.14335</text:p>
          </table:table-cell>
          <table:table-cell/>
        </table:table-row>
        <table:table-row table:style-name="ro1">
          <table:table-cell office:value-type="float" office:value="0.23262" calcext:value-type="float">
            <text:p>0.23262</text:p>
          </table:table-cell>
          <table:table-cell office:value-type="float" office:value="-0.96199" calcext:value-type="float">
            <text:p>-0.96199</text:p>
          </table:table-cell>
          <table:table-cell office:value-type="float" office:value="9.57541" calcext:value-type="float">
            <text:p>9.57541</text:p>
          </table:table-cell>
          <table:table-cell office:value-type="float" office:value="-0.509677" calcext:value-type="float">
            <text:p>-0.509677</text:p>
          </table:table-cell>
          <table:table-cell office:value-type="float" office:value="-0.0234785" calcext:value-type="float">
            <text:p>-0.0234785</text:p>
          </table:table-cell>
          <table:table-cell office:value-type="float" office:value="0.0960675" calcext:value-type="float">
            <text:p>0.0960675</text:p>
          </table:table-cell>
          <table:table-cell office:value-type="float" office:value="0.230068" calcext:value-type="float">
            <text:p>0.230068</text:p>
          </table:table-cell>
          <table:table-cell office:value-type="float" office:value="-0.939754" calcext:value-type="float">
            <text:p>-0.939754</text:p>
          </table:table-cell>
          <table:table-cell office:value-type="float" office:value="9.75212" calcext:value-type="float">
            <text:p>9.75212</text:p>
          </table:table-cell>
          <table:table-cell/>
          <table:table-cell table:formula="of:= SQRT(([.G318]-[.A318])^2 + ([.H318]-[.B318])^2 + ([.I318]-[.C318])^2)" office:value-type="float" office:value="0.17812180242744" calcext:value-type="float">
            <text:p>0.1781218024</text:p>
          </table:table-cell>
          <table:table-cell table:formula="of:=[.A318]-[.G318]" office:value-type="float" office:value="0.00255200000000003" calcext:value-type="float">
            <text:p>0.002552</text:p>
          </table:table-cell>
          <table:table-cell table:formula="of:=[.B318]-[.H318]" office:value-type="float" office:value="-0.0222360000000001" calcext:value-type="float">
            <text:p>-0.022236</text:p>
          </table:table-cell>
          <table:table-cell table:formula="of:=[.C318]-[.I318]" office:value-type="float" office:value="-0.17671" calcext:value-type="float">
            <text:p>-0.17671</text:p>
          </table:table-cell>
          <table:table-cell/>
        </table:table-row>
        <table:table-row table:style-name="ro1">
          <table:table-cell office:value-type="float" office:value="0.23262" calcext:value-type="float">
            <text:p>0.23262</text:p>
          </table:table-cell>
          <table:table-cell office:value-type="float" office:value="-0.96199" calcext:value-type="float">
            <text:p>-0.96199</text:p>
          </table:table-cell>
          <table:table-cell office:value-type="float" office:value="9.57541" calcext:value-type="float">
            <text:p>9.57541</text:p>
          </table:table-cell>
          <table:table-cell office:value-type="float" office:value="-0.509677" calcext:value-type="float">
            <text:p>-0.509677</text:p>
          </table:table-cell>
          <table:table-cell office:value-type="float" office:value="-0.0234785" calcext:value-type="float">
            <text:p>-0.0234785</text:p>
          </table:table-cell>
          <table:table-cell office:value-type="float" office:value="0.0960675" calcext:value-type="float">
            <text:p>0.0960675</text:p>
          </table:table-cell>
          <table:table-cell office:value-type="float" office:value="0.230068" calcext:value-type="float">
            <text:p>0.230068</text:p>
          </table:table-cell>
          <table:table-cell office:value-type="float" office:value="-0.939754" calcext:value-type="float">
            <text:p>-0.939754</text:p>
          </table:table-cell>
          <table:table-cell office:value-type="float" office:value="9.75212" calcext:value-type="float">
            <text:p>9.75212</text:p>
          </table:table-cell>
          <table:table-cell/>
          <table:table-cell table:formula="of:= SQRT(([.G319]-[.A319])^2 + ([.H319]-[.B319])^2 + ([.I319]-[.C319])^2)" office:value-type="float" office:value="0.17812180242744" calcext:value-type="float">
            <text:p>0.1781218024</text:p>
          </table:table-cell>
          <table:table-cell table:formula="of:=[.A319]-[.G319]" office:value-type="float" office:value="0.00255200000000003" calcext:value-type="float">
            <text:p>0.002552</text:p>
          </table:table-cell>
          <table:table-cell table:formula="of:=[.B319]-[.H319]" office:value-type="float" office:value="-0.0222360000000001" calcext:value-type="float">
            <text:p>-0.022236</text:p>
          </table:table-cell>
          <table:table-cell table:formula="of:=[.C319]-[.I319]" office:value-type="float" office:value="-0.17671" calcext:value-type="float">
            <text:p>-0.17671</text:p>
          </table:table-cell>
          <table:table-cell/>
        </table:table-row>
        <table:table-row table:style-name="ro1">
          <table:table-cell office:value-type="float" office:value="0.256424" calcext:value-type="float">
            <text:p>0.256424</text:p>
          </table:table-cell>
          <table:table-cell office:value-type="float" office:value="-0.900101" calcext:value-type="float">
            <text:p>-0.900101</text:p>
          </table:table-cell>
          <table:table-cell office:value-type="float" office:value="9.58969" calcext:value-type="float">
            <text:p>9.58969</text:p>
          </table:table-cell>
          <table:table-cell office:value-type="float" office:value="-0.509984" calcext:value-type="float">
            <text:p>-0.509984</text:p>
          </table:table-cell>
          <table:table-cell office:value-type="float" office:value="-0.0234717" calcext:value-type="float">
            <text:p>-0.0234717</text:p>
          </table:table-cell>
          <table:table-cell office:value-type="float" office:value="0.0961942" calcext:value-type="float">
            <text:p>0.0961942</text:p>
          </table:table-cell>
          <table:table-cell office:value-type="float" office:value="0.230003" calcext:value-type="float">
            <text:p>0.230003</text:p>
          </table:table-cell>
          <table:table-cell office:value-type="float" office:value="-0.940993" calcext:value-type="float">
            <text:p>-0.940993</text:p>
          </table:table-cell>
          <table:table-cell office:value-type="float" office:value="9.75201" calcext:value-type="float">
            <text:p>9.75201</text:p>
          </table:table-cell>
          <table:table-cell/>
          <table:table-cell table:formula="of:= SQRT(([.G320]-[.A320])^2 + ([.H320]-[.B320])^2 + ([.I320]-[.C320])^2)" office:value-type="float" office:value="0.169463882007346" calcext:value-type="float">
            <text:p>0.169463882</text:p>
          </table:table-cell>
          <table:table-cell table:formula="of:=[.A320]-[.G320]" office:value-type="float" office:value="0.026421" calcext:value-type="float">
            <text:p>0.026421</text:p>
          </table:table-cell>
          <table:table-cell table:formula="of:=[.B320]-[.H320]" office:value-type="float" office:value="0.040892" calcext:value-type="float">
            <text:p>0.040892</text:p>
          </table:table-cell>
          <table:table-cell table:formula="of:=[.C320]-[.I320]" office:value-type="float" office:value="-0.162319999999999" calcext:value-type="float">
            <text:p>-0.16232</text:p>
          </table:table-cell>
          <table:table-cell/>
        </table:table-row>
        <table:table-row table:style-name="ro1">
          <table:table-cell office:value-type="float" office:value="0.256424" calcext:value-type="float">
            <text:p>0.256424</text:p>
          </table:table-cell>
          <table:table-cell office:value-type="float" office:value="-0.900101" calcext:value-type="float">
            <text:p>-0.900101</text:p>
          </table:table-cell>
          <table:table-cell office:value-type="float" office:value="9.58969" calcext:value-type="float">
            <text:p>9.58969</text:p>
          </table:table-cell>
          <table:table-cell office:value-type="float" office:value="-0.509984" calcext:value-type="float">
            <text:p>-0.509984</text:p>
          </table:table-cell>
          <table:table-cell office:value-type="float" office:value="-0.0234717" calcext:value-type="float">
            <text:p>-0.0234717</text:p>
          </table:table-cell>
          <table:table-cell office:value-type="float" office:value="0.0961942" calcext:value-type="float">
            <text:p>0.0961942</text:p>
          </table:table-cell>
          <table:table-cell office:value-type="float" office:value="0.230003" calcext:value-type="float">
            <text:p>0.230003</text:p>
          </table:table-cell>
          <table:table-cell office:value-type="float" office:value="-0.940993" calcext:value-type="float">
            <text:p>-0.940993</text:p>
          </table:table-cell>
          <table:table-cell office:value-type="float" office:value="9.75201" calcext:value-type="float">
            <text:p>9.75201</text:p>
          </table:table-cell>
          <table:table-cell/>
          <table:table-cell table:formula="of:= SQRT(([.G321]-[.A321])^2 + ([.H321]-[.B321])^2 + ([.I321]-[.C321])^2)" office:value-type="float" office:value="0.169463882007346" calcext:value-type="float">
            <text:p>0.169463882</text:p>
          </table:table-cell>
          <table:table-cell table:formula="of:=[.A321]-[.G321]" office:value-type="float" office:value="0.026421" calcext:value-type="float">
            <text:p>0.026421</text:p>
          </table:table-cell>
          <table:table-cell table:formula="of:=[.B321]-[.H321]" office:value-type="float" office:value="0.040892" calcext:value-type="float">
            <text:p>0.040892</text:p>
          </table:table-cell>
          <table:table-cell table:formula="of:=[.C321]-[.I321]" office:value-type="float" office:value="-0.162319999999999" calcext:value-type="float">
            <text:p>-0.16232</text:p>
          </table:table-cell>
          <table:table-cell/>
        </table:table-row>
        <table:table-row table:style-name="ro1">
          <table:table-cell office:value-type="float" office:value="0.239761" calcext:value-type="float">
            <text:p>0.239761</text:p>
          </table:table-cell>
          <table:table-cell office:value-type="float" office:value="-0.89772" calcext:value-type="float">
            <text:p>-0.89772</text:p>
          </table:table-cell>
          <table:table-cell office:value-type="float" office:value="9.57541" calcext:value-type="float">
            <text:p>9.57541</text:p>
          </table:table-cell>
          <table:table-cell office:value-type="float" office:value="-0.509857" calcext:value-type="float">
            <text:p>-0.509857</text:p>
          </table:table-cell>
          <table:table-cell office:value-type="float" office:value="-0.0235667" calcext:value-type="float">
            <text:p>-0.0235667</text:p>
          </table:table-cell>
          <table:table-cell office:value-type="float" office:value="0.0960899" calcext:value-type="float">
            <text:p>0.0960899</text:p>
          </table:table-cell>
          <table:table-cell office:value-type="float" office:value="0.230931" calcext:value-type="float">
            <text:p>0.230931</text:p>
          </table:table-cell>
          <table:table-cell office:value-type="float" office:value="-0.939969" calcext:value-type="float">
            <text:p>-0.939969</text:p>
          </table:table-cell>
          <table:table-cell office:value-type="float" office:value="9.75208" calcext:value-type="float">
            <text:p>9.75208</text:p>
          </table:table-cell>
          <table:table-cell/>
          <table:table-cell table:formula="of:= SQRT(([.G322]-[.A322])^2 + ([.H322]-[.B322])^2 + ([.I322]-[.C322])^2)" office:value-type="float" office:value="0.181865983078199" calcext:value-type="float">
            <text:p>0.1818659831</text:p>
          </table:table-cell>
          <table:table-cell table:formula="of:=[.A322]-[.G322]" office:value-type="float" office:value="0.00883" calcext:value-type="float">
            <text:p>0.00883</text:p>
          </table:table-cell>
          <table:table-cell table:formula="of:=[.B322]-[.H322]" office:value-type="float" office:value="0.0422489999999999" calcext:value-type="float">
            <text:p>0.042249</text:p>
          </table:table-cell>
          <table:table-cell table:formula="of:=[.C322]-[.I322]" office:value-type="float" office:value="-0.17667" calcext:value-type="float">
            <text:p>-0.17667</text:p>
          </table:table-cell>
          <table:table-cell/>
        </table:table-row>
        <table:table-row table:style-name="ro1">
          <table:table-cell office:value-type="float" office:value="0.239761" calcext:value-type="float">
            <text:p>0.239761</text:p>
          </table:table-cell>
          <table:table-cell office:value-type="float" office:value="-0.89772" calcext:value-type="float">
            <text:p>-0.89772</text:p>
          </table:table-cell>
          <table:table-cell office:value-type="float" office:value="9.57541" calcext:value-type="float">
            <text:p>9.57541</text:p>
          </table:table-cell>
          <table:table-cell office:value-type="float" office:value="-0.509857" calcext:value-type="float">
            <text:p>-0.509857</text:p>
          </table:table-cell>
          <table:table-cell office:value-type="float" office:value="-0.0235667" calcext:value-type="float">
            <text:p>-0.0235667</text:p>
          </table:table-cell>
          <table:table-cell office:value-type="float" office:value="0.0960899" calcext:value-type="float">
            <text:p>0.0960899</text:p>
          </table:table-cell>
          <table:table-cell office:value-type="float" office:value="0.230931" calcext:value-type="float">
            <text:p>0.230931</text:p>
          </table:table-cell>
          <table:table-cell office:value-type="float" office:value="-0.939969" calcext:value-type="float">
            <text:p>-0.939969</text:p>
          </table:table-cell>
          <table:table-cell office:value-type="float" office:value="9.75208" calcext:value-type="float">
            <text:p>9.75208</text:p>
          </table:table-cell>
          <table:table-cell/>
          <table:table-cell table:formula="of:= SQRT(([.G323]-[.A323])^2 + ([.H323]-[.B323])^2 + ([.I323]-[.C323])^2)" office:value-type="float" office:value="0.181865983078199" calcext:value-type="float">
            <text:p>0.1818659831</text:p>
          </table:table-cell>
          <table:table-cell table:formula="of:=[.A323]-[.G323]" office:value-type="float" office:value="0.00883" calcext:value-type="float">
            <text:p>0.00883</text:p>
          </table:table-cell>
          <table:table-cell table:formula="of:=[.B323]-[.H323]" office:value-type="float" office:value="0.0422489999999999" calcext:value-type="float">
            <text:p>0.042249</text:p>
          </table:table-cell>
          <table:table-cell table:formula="of:=[.C323]-[.I323]" office:value-type="float" office:value="-0.17667" calcext:value-type="float">
            <text:p>-0.17667</text:p>
          </table:table-cell>
          <table:table-cell/>
        </table:table-row>
        <table:table-row table:style-name="ro1">
          <table:table-cell office:value-type="float" office:value="0.249283" calcext:value-type="float">
            <text:p>0.249283</text:p>
          </table:table-cell>
          <table:table-cell office:value-type="float" office:value="-0.981033" calcext:value-type="float">
            <text:p>-0.981033</text:p>
          </table:table-cell>
          <table:table-cell office:value-type="float" office:value="9.61826" calcext:value-type="float">
            <text:p>9.61826</text:p>
          </table:table-cell>
          <table:table-cell office:value-type="float" office:value="-0.509671" calcext:value-type="float">
            <text:p>-0.509671</text:p>
          </table:table-cell>
          <table:table-cell office:value-type="float" office:value="-0.0236021" calcext:value-type="float">
            <text:p>-0.0236021</text:p>
          </table:table-cell>
          <table:table-cell office:value-type="float" office:value="0.0959954" calcext:value-type="float">
            <text:p>0.0959954</text:p>
          </table:table-cell>
          <table:table-cell office:value-type="float" office:value="0.231279" calcext:value-type="float">
            <text:p>0.231279</text:p>
          </table:table-cell>
          <table:table-cell office:value-type="float" office:value="-0.939049" calcext:value-type="float">
            <text:p>-0.939049</text:p>
          </table:table-cell>
          <table:table-cell office:value-type="float" office:value="9.75216" calcext:value-type="float">
            <text:p>9.75216</text:p>
          </table:table-cell>
          <table:table-cell/>
          <table:table-cell table:formula="of:= SQRT(([.G324]-[.A324])^2 + ([.H324]-[.B324])^2 + ([.I324]-[.C324])^2)" office:value-type="float" office:value="0.141477949773101" calcext:value-type="float">
            <text:p>0.1414779498</text:p>
          </table:table-cell>
          <table:table-cell table:formula="of:=[.A324]-[.G324]" office:value-type="float" office:value="0.018004" calcext:value-type="float">
            <text:p>0.018004</text:p>
          </table:table-cell>
          <table:table-cell table:formula="of:=[.B324]-[.H324]" office:value-type="float" office:value="-0.041984" calcext:value-type="float">
            <text:p>-0.041984</text:p>
          </table:table-cell>
          <table:table-cell table:formula="of:=[.C324]-[.I324]" office:value-type="float" office:value="-0.133900000000001" calcext:value-type="float">
            <text:p>-0.1339</text:p>
          </table:table-cell>
          <table:table-cell/>
        </table:table-row>
        <table:table-row table:style-name="ro1">
          <table:table-cell office:value-type="float" office:value="0.249283" calcext:value-type="float">
            <text:p>0.249283</text:p>
          </table:table-cell>
          <table:table-cell office:value-type="float" office:value="-0.981033" calcext:value-type="float">
            <text:p>-0.981033</text:p>
          </table:table-cell>
          <table:table-cell office:value-type="float" office:value="9.61826" calcext:value-type="float">
            <text:p>9.61826</text:p>
          </table:table-cell>
          <table:table-cell office:value-type="float" office:value="-0.509671" calcext:value-type="float">
            <text:p>-0.509671</text:p>
          </table:table-cell>
          <table:table-cell office:value-type="float" office:value="-0.0236021" calcext:value-type="float">
            <text:p>-0.0236021</text:p>
          </table:table-cell>
          <table:table-cell office:value-type="float" office:value="0.0959954" calcext:value-type="float">
            <text:p>0.0959954</text:p>
          </table:table-cell>
          <table:table-cell office:value-type="float" office:value="0.231279" calcext:value-type="float">
            <text:p>0.231279</text:p>
          </table:table-cell>
          <table:table-cell office:value-type="float" office:value="-0.939049" calcext:value-type="float">
            <text:p>-0.939049</text:p>
          </table:table-cell>
          <table:table-cell office:value-type="float" office:value="9.75216" calcext:value-type="float">
            <text:p>9.75216</text:p>
          </table:table-cell>
          <table:table-cell/>
          <table:table-cell table:formula="of:= SQRT(([.G325]-[.A325])^2 + ([.H325]-[.B325])^2 + ([.I325]-[.C325])^2)" office:value-type="float" office:value="0.141477949773101" calcext:value-type="float">
            <text:p>0.1414779498</text:p>
          </table:table-cell>
          <table:table-cell table:formula="of:=[.A325]-[.G325]" office:value-type="float" office:value="0.018004" calcext:value-type="float">
            <text:p>0.018004</text:p>
          </table:table-cell>
          <table:table-cell table:formula="of:=[.B325]-[.H325]" office:value-type="float" office:value="-0.041984" calcext:value-type="float">
            <text:p>-0.041984</text:p>
          </table:table-cell>
          <table:table-cell table:formula="of:=[.C325]-[.I325]" office:value-type="float" office:value="-0.133900000000001" calcext:value-type="float">
            <text:p>-0.1339</text:p>
          </table:table-cell>
          <table:table-cell/>
        </table:table-row>
        <table:table-row table:style-name="ro1">
          <table:table-cell office:value-type="float" office:value="0.254044" calcext:value-type="float">
            <text:p>0.254044</text:p>
          </table:table-cell>
          <table:table-cell office:value-type="float" office:value="-0.902481" calcext:value-type="float">
            <text:p>-0.902481</text:p>
          </table:table-cell>
          <table:table-cell office:value-type="float" office:value="9.60635" calcext:value-type="float">
            <text:p>9.60635</text:p>
          </table:table-cell>
          <table:table-cell office:value-type="float" office:value="-0.510197" calcext:value-type="float">
            <text:p>-0.510197</text:p>
          </table:table-cell>
          <table:table-cell office:value-type="float" office:value="-0.0236553" calcext:value-type="float">
            <text:p>-0.0236553</text:p>
          </table:table-cell>
          <table:table-cell office:value-type="float" office:value="0.0961759" calcext:value-type="float">
            <text:p>0.0961759</text:p>
          </table:table-cell>
          <table:table-cell office:value-type="float" office:value="0.231799" calcext:value-type="float">
            <text:p>0.231799</text:p>
          </table:table-cell>
          <table:table-cell office:value-type="float" office:value="-0.940806" calcext:value-type="float">
            <text:p>-0.940806</text:p>
          </table:table-cell>
          <table:table-cell office:value-type="float" office:value="9.75198" calcext:value-type="float">
            <text:p>9.75198</text:p>
          </table:table-cell>
          <table:table-cell/>
          <table:table-cell table:formula="of:= SQRT(([.G326]-[.A326])^2 + ([.H326]-[.B326])^2 + ([.I326]-[.C326])^2)" office:value-type="float" office:value="0.152222674230877" calcext:value-type="float">
            <text:p>0.1522226742</text:p>
          </table:table-cell>
          <table:table-cell table:formula="of:=[.A326]-[.G326]" office:value-type="float" office:value="0.022245" calcext:value-type="float">
            <text:p>0.022245</text:p>
          </table:table-cell>
          <table:table-cell table:formula="of:=[.B326]-[.H326]" office:value-type="float" office:value="0.0383249999999999" calcext:value-type="float">
            <text:p>0.038325</text:p>
          </table:table-cell>
          <table:table-cell table:formula="of:=[.C326]-[.I326]" office:value-type="float" office:value="-0.145629999999999" calcext:value-type="float">
            <text:p>-0.14563</text:p>
          </table:table-cell>
          <table:table-cell/>
        </table:table-row>
        <table:table-row table:style-name="ro1">
          <table:table-cell office:value-type="float" office:value="0.254044" calcext:value-type="float">
            <text:p>0.254044</text:p>
          </table:table-cell>
          <table:table-cell office:value-type="float" office:value="-0.902481" calcext:value-type="float">
            <text:p>-0.902481</text:p>
          </table:table-cell>
          <table:table-cell office:value-type="float" office:value="9.60635" calcext:value-type="float">
            <text:p>9.60635</text:p>
          </table:table-cell>
          <table:table-cell office:value-type="float" office:value="-0.510197" calcext:value-type="float">
            <text:p>-0.510197</text:p>
          </table:table-cell>
          <table:table-cell office:value-type="float" office:value="-0.0236553" calcext:value-type="float">
            <text:p>-0.0236553</text:p>
          </table:table-cell>
          <table:table-cell office:value-type="float" office:value="0.0961759" calcext:value-type="float">
            <text:p>0.0961759</text:p>
          </table:table-cell>
          <table:table-cell office:value-type="float" office:value="0.231799" calcext:value-type="float">
            <text:p>0.231799</text:p>
          </table:table-cell>
          <table:table-cell office:value-type="float" office:value="-0.940806" calcext:value-type="float">
            <text:p>-0.940806</text:p>
          </table:table-cell>
          <table:table-cell office:value-type="float" office:value="9.75198" calcext:value-type="float">
            <text:p>9.75198</text:p>
          </table:table-cell>
          <table:table-cell/>
          <table:table-cell table:formula="of:= SQRT(([.G327]-[.A327])^2 + ([.H327]-[.B327])^2 + ([.I327]-[.C327])^2)" office:value-type="float" office:value="0.152222674230877" calcext:value-type="float">
            <text:p>0.1522226742</text:p>
          </table:table-cell>
          <table:table-cell table:formula="of:=[.A327]-[.G327]" office:value-type="float" office:value="0.022245" calcext:value-type="float">
            <text:p>0.022245</text:p>
          </table:table-cell>
          <table:table-cell table:formula="of:=[.B327]-[.H327]" office:value-type="float" office:value="0.0383249999999999" calcext:value-type="float">
            <text:p>0.038325</text:p>
          </table:table-cell>
          <table:table-cell table:formula="of:=[.C327]-[.I327]" office:value-type="float" office:value="-0.145629999999999" calcext:value-type="float">
            <text:p>-0.14563</text:p>
          </table:table-cell>
          <table:table-cell/>
        </table:table-row>
        <table:table-row table:style-name="ro1">
          <table:table-cell office:value-type="float" office:value="0.235001" calcext:value-type="float">
            <text:p>0.235001</text:p>
          </table:table-cell>
          <table:table-cell office:value-type="float" office:value="-0.923904" calcext:value-type="float">
            <text:p>-0.923904</text:p>
          </table:table-cell>
          <table:table-cell office:value-type="float" office:value="9.61826" calcext:value-type="float">
            <text:p>9.61826</text:p>
          </table:table-cell>
          <table:table-cell office:value-type="float" office:value="-0.510197" calcext:value-type="float">
            <text:p>-0.510197</text:p>
          </table:table-cell>
          <table:table-cell office:value-type="float" office:value="-0.0236553" calcext:value-type="float">
            <text:p>-0.0236553</text:p>
          </table:table-cell>
          <table:table-cell office:value-type="float" office:value="0.0961759" calcext:value-type="float">
            <text:p>0.0961759</text:p>
          </table:table-cell>
          <table:table-cell office:value-type="float" office:value="0.231799" calcext:value-type="float">
            <text:p>0.231799</text:p>
          </table:table-cell>
          <table:table-cell office:value-type="float" office:value="-0.940806" calcext:value-type="float">
            <text:p>-0.940806</text:p>
          </table:table-cell>
          <table:table-cell office:value-type="float" office:value="9.75198" calcext:value-type="float">
            <text:p>9.75198</text:p>
          </table:table-cell>
          <table:table-cell/>
          <table:table-cell table:formula="of:= SQRT(([.G328]-[.A328])^2 + ([.H328]-[.B328])^2 + ([.I328]-[.C328])^2)" office:value-type="float" office:value="0.134821989334085" calcext:value-type="float">
            <text:p>0.1348219893</text:p>
          </table:table-cell>
          <table:table-cell table:formula="of:=[.A328]-[.G328]" office:value-type="float" office:value="0.00320200000000001" calcext:value-type="float">
            <text:p>0.003202</text:p>
          </table:table-cell>
          <table:table-cell table:formula="of:=[.B328]-[.H328]" office:value-type="float" office:value="0.016902" calcext:value-type="float">
            <text:p>0.016902</text:p>
          </table:table-cell>
          <table:table-cell table:formula="of:=[.C328]-[.I328]" office:value-type="float" office:value="-0.13372" calcext:value-type="float">
            <text:p>-0.13372</text:p>
          </table:table-cell>
          <table:table-cell/>
        </table:table-row>
        <table:table-row table:style-name="ro1">
          <table:table-cell office:value-type="float" office:value="0.235001" calcext:value-type="float">
            <text:p>0.235001</text:p>
          </table:table-cell>
          <table:table-cell office:value-type="float" office:value="-0.923904" calcext:value-type="float">
            <text:p>-0.923904</text:p>
          </table:table-cell>
          <table:table-cell office:value-type="float" office:value="9.61826" calcext:value-type="float">
            <text:p>9.61826</text:p>
          </table:table-cell>
          <table:table-cell office:value-type="float" office:value="-0.510081" calcext:value-type="float">
            <text:p>-0.510081</text:p>
          </table:table-cell>
          <table:table-cell office:value-type="float" office:value="-0.0237336" calcext:value-type="float">
            <text:p>-0.0237336</text:p>
          </table:table-cell>
          <table:table-cell office:value-type="float" office:value="0.096085" calcext:value-type="float">
            <text:p>0.096085</text:p>
          </table:table-cell>
          <table:table-cell office:value-type="float" office:value="0.232568" calcext:value-type="float">
            <text:p>0.232568</text:p>
          </table:table-cell>
          <table:table-cell office:value-type="float" office:value="-0.939921" calcext:value-type="float">
            <text:p>-0.939921</text:p>
          </table:table-cell>
          <table:table-cell office:value-type="float" office:value="9.75205" calcext:value-type="float">
            <text:p>9.75205</text:p>
          </table:table-cell>
          <table:table-cell/>
          <table:table-cell table:formula="of:= SQRT(([.G329]-[.A329])^2 + ([.H329]-[.B329])^2 + ([.I329]-[.C329])^2)" office:value-type="float" office:value="0.134767310123785" calcext:value-type="float">
            <text:p>0.1347673101</text:p>
          </table:table-cell>
          <table:table-cell table:formula="of:=[.A329]-[.G329]" office:value-type="float" office:value="0.00243299999999999" calcext:value-type="float">
            <text:p>0.002433</text:p>
          </table:table-cell>
          <table:table-cell table:formula="of:=[.B329]-[.H329]" office:value-type="float" office:value="0.0160170000000001" calcext:value-type="float">
            <text:p>0.016017</text:p>
          </table:table-cell>
          <table:table-cell table:formula="of:=[.C329]-[.I329]" office:value-type="float" office:value="-0.133790000000001" calcext:value-type="float">
            <text:p>-0.13379</text:p>
          </table:table-cell>
          <table:table-cell/>
        </table:table-row>
        <table:table-row table:style-name="ro1">
          <table:table-cell office:value-type="float" office:value="0.201675" calcext:value-type="float">
            <text:p>0.201675</text:p>
          </table:table-cell>
          <table:table-cell office:value-type="float" office:value="-0.921524" calcext:value-type="float">
            <text:p>-0.921524</text:p>
          </table:table-cell>
          <table:table-cell office:value-type="float" office:value="9.61349" calcext:value-type="float">
            <text:p>9.61349</text:p>
          </table:table-cell>
          <table:table-cell office:value-type="float" office:value="-0.510081" calcext:value-type="float">
            <text:p>-0.510081</text:p>
          </table:table-cell>
          <table:table-cell office:value-type="float" office:value="-0.0237336" calcext:value-type="float">
            <text:p>-0.0237336</text:p>
          </table:table-cell>
          <table:table-cell office:value-type="float" office:value="0.096085" calcext:value-type="float">
            <text:p>0.096085</text:p>
          </table:table-cell>
          <table:table-cell office:value-type="float" office:value="0.232568" calcext:value-type="float">
            <text:p>0.232568</text:p>
          </table:table-cell>
          <table:table-cell office:value-type="float" office:value="-0.939921" calcext:value-type="float">
            <text:p>-0.939921</text:p>
          </table:table-cell>
          <table:table-cell office:value-type="float" office:value="9.75205" calcext:value-type="float">
            <text:p>9.75205</text:p>
          </table:table-cell>
          <table:table-cell/>
          <table:table-cell table:formula="of:= SQRT(([.G330]-[.A330])^2 + ([.H330]-[.B330])^2 + ([.I330]-[.C330])^2)" office:value-type="float" office:value="0.143149225139363" calcext:value-type="float">
            <text:p>0.1431492251</text:p>
          </table:table-cell>
          <table:table-cell table:formula="of:=[.A330]-[.G330]" office:value-type="float" office:value="-0.030893" calcext:value-type="float">
            <text:p>-0.030893</text:p>
          </table:table-cell>
          <table:table-cell table:formula="of:=[.B330]-[.H330]" office:value-type="float" office:value="0.018397" calcext:value-type="float">
            <text:p>0.018397</text:p>
          </table:table-cell>
          <table:table-cell table:formula="of:=[.C330]-[.I330]" office:value-type="float" office:value="-0.13856" calcext:value-type="float">
            <text:p>-0.13856</text:p>
          </table:table-cell>
          <table:table-cell/>
        </table:table-row>
        <table:table-row table:style-name="ro1">
          <table:table-cell office:value-type="float" office:value="0.201675" calcext:value-type="float">
            <text:p>0.201675</text:p>
          </table:table-cell>
          <table:table-cell office:value-type="float" office:value="-0.921524" calcext:value-type="float">
            <text:p>-0.921524</text:p>
          </table:table-cell>
          <table:table-cell office:value-type="float" office:value="9.61349" calcext:value-type="float">
            <text:p>9.61349</text:p>
          </table:table-cell>
          <table:table-cell office:value-type="float" office:value="-0.510033" calcext:value-type="float">
            <text:p>-0.510033</text:p>
          </table:table-cell>
          <table:table-cell office:value-type="float" office:value="-0.023733" calcext:value-type="float">
            <text:p>-0.023733</text:p>
          </table:table-cell>
          <table:table-cell office:value-type="float" office:value="0.0960663" calcext:value-type="float">
            <text:p>0.0960663</text:p>
          </table:table-cell>
          <table:table-cell office:value-type="float" office:value="0.232561" calcext:value-type="float">
            <text:p>0.232561</text:p>
          </table:table-cell>
          <table:table-cell office:value-type="float" office:value="-0.939739" calcext:value-type="float">
            <text:p>-0.939739</text:p>
          </table:table-cell>
          <table:table-cell office:value-type="float" office:value="9.75207" calcext:value-type="float">
            <text:p>9.75207</text:p>
          </table:table-cell>
          <table:table-cell/>
          <table:table-cell table:formula="of:= SQRT(([.G331]-[.A331])^2 + ([.H331]-[.B331])^2 + ([.I331]-[.C331])^2)" office:value-type="float" office:value="0.14314380049796" calcext:value-type="float">
            <text:p>0.1431438005</text:p>
          </table:table-cell>
          <table:table-cell table:formula="of:=[.A331]-[.G331]" office:value-type="float" office:value="-0.030886" calcext:value-type="float">
            <text:p>-0.030886</text:p>
          </table:table-cell>
          <table:table-cell table:formula="of:=[.B331]-[.H331]" office:value-type="float" office:value="0.018215" calcext:value-type="float">
            <text:p>0.018215</text:p>
          </table:table-cell>
          <table:table-cell table:formula="of:=[.C331]-[.I331]" office:value-type="float" office:value="-0.138579999999999" calcext:value-type="float">
            <text:p>-0.13858</text:p>
          </table:table-cell>
          <table:table-cell/>
        </table:table-row>
        <table:table-row table:style-name="ro1">
          <table:table-cell office:value-type="float" office:value="0.242142" calcext:value-type="float">
            <text:p>0.242142</text:p>
          </table:table-cell>
          <table:table-cell office:value-type="float" office:value="-0.900101" calcext:value-type="float">
            <text:p>-0.900101</text:p>
          </table:table-cell>
          <table:table-cell office:value-type="float" office:value="9.61111" calcext:value-type="float">
            <text:p>9.61111</text:p>
          </table:table-cell>
          <table:table-cell office:value-type="float" office:value="-0.509826" calcext:value-type="float">
            <text:p>-0.509826</text:p>
          </table:table-cell>
          <table:table-cell office:value-type="float" office:value="-0.0236297" calcext:value-type="float">
            <text:p>-0.0236297</text:p>
          </table:table-cell>
          <table:table-cell office:value-type="float" office:value="0.0960417" calcext:value-type="float">
            <text:p>0.0960417</text:p>
          </table:table-cell>
          <table:table-cell office:value-type="float" office:value="0.231551" calcext:value-type="float">
            <text:p>0.231551</text:p>
          </table:table-cell>
          <table:table-cell office:value-type="float" office:value="-0.939502" calcext:value-type="float">
            <text:p>-0.939502</text:p>
          </table:table-cell>
          <table:table-cell office:value-type="float" office:value="9.75211" calcext:value-type="float">
            <text:p>9.75211</text:p>
          </table:table-cell>
          <table:table-cell/>
          <table:table-cell table:formula="of:= SQRT(([.G332]-[.A332])^2 + ([.H332]-[.B332])^2 + ([.I332]-[.C332])^2)" office:value-type="float" office:value="0.146784222864721" calcext:value-type="float">
            <text:p>0.1467842229</text:p>
          </table:table-cell>
          <table:table-cell table:formula="of:=[.A332]-[.G332]" office:value-type="float" office:value="0.010591" calcext:value-type="float">
            <text:p>0.010591</text:p>
          </table:table-cell>
          <table:table-cell table:formula="of:=[.B332]-[.H332]" office:value-type="float" office:value="0.039401" calcext:value-type="float">
            <text:p>0.039401</text:p>
          </table:table-cell>
          <table:table-cell table:formula="of:=[.C332]-[.I332]" office:value-type="float" office:value="-0.141" calcext:value-type="float">
            <text:p>-0.141</text:p>
          </table:table-cell>
          <table:table-cell/>
        </table:table-row>
        <table:table-row table:style-name="ro1">
          <table:table-cell office:value-type="float" office:value="0.251663" calcext:value-type="float">
            <text:p>0.251663</text:p>
          </table:table-cell>
          <table:table-cell office:value-type="float" office:value="-0.907242" calcext:value-type="float">
            <text:p>-0.907242</text:p>
          </table:table-cell>
          <table:table-cell office:value-type="float" office:value="9.67062" calcext:value-type="float">
            <text:p>9.67062</text:p>
          </table:table-cell>
          <table:table-cell office:value-type="float" office:value="-0.509826" calcext:value-type="float">
            <text:p>-0.509826</text:p>
          </table:table-cell>
          <table:table-cell office:value-type="float" office:value="-0.0236297" calcext:value-type="float">
            <text:p>-0.0236297</text:p>
          </table:table-cell>
          <table:table-cell office:value-type="float" office:value="0.0960417" calcext:value-type="float">
            <text:p>0.0960417</text:p>
          </table:table-cell>
          <table:table-cell office:value-type="float" office:value="0.231551" calcext:value-type="float">
            <text:p>0.231551</text:p>
          </table:table-cell>
          <table:table-cell office:value-type="float" office:value="-0.939502" calcext:value-type="float">
            <text:p>-0.939502</text:p>
          </table:table-cell>
          <table:table-cell office:value-type="float" office:value="9.75211" calcext:value-type="float">
            <text:p>9.75211</text:p>
          </table:table-cell>
          <table:table-cell/>
          <table:table-cell table:formula="of:= SQRT(([.G333]-[.A333])^2 + ([.H333]-[.B333])^2 + ([.I333]-[.C333])^2)" office:value-type="float" office:value="0.08992118907132" calcext:value-type="float">
            <text:p>0.0899211891</text:p>
          </table:table-cell>
          <table:table-cell table:formula="of:=[.A333]-[.G333]" office:value-type="float" office:value="0.020112" calcext:value-type="float">
            <text:p>0.020112</text:p>
          </table:table-cell>
          <table:table-cell table:formula="of:=[.B333]-[.H333]" office:value-type="float" office:value="0.03226" calcext:value-type="float">
            <text:p>0.03226</text:p>
          </table:table-cell>
          <table:table-cell table:formula="of:=[.C333]-[.I333]" office:value-type="float" office:value="-0.0814900000000005" calcext:value-type="float">
            <text:p>-0.08149</text:p>
          </table:table-cell>
          <table:table-cell/>
        </table:table-row>
        <table:table-row table:style-name="ro1">
          <table:table-cell office:value-type="float" office:value="0.251663" calcext:value-type="float">
            <text:p>0.251663</text:p>
          </table:table-cell>
          <table:table-cell office:value-type="float" office:value="-0.907242" calcext:value-type="float">
            <text:p>-0.907242</text:p>
          </table:table-cell>
          <table:table-cell office:value-type="float" office:value="9.67062" calcext:value-type="float">
            <text:p>9.67062</text:p>
          </table:table-cell>
          <table:table-cell office:value-type="float" office:value="-0.50964" calcext:value-type="float">
            <text:p>-0.50964</text:p>
          </table:table-cell>
          <table:table-cell office:value-type="float" office:value="-0.0236695" calcext:value-type="float">
            <text:p>-0.0236695</text:p>
          </table:table-cell>
          <table:table-cell office:value-type="float" office:value="0.0959451" calcext:value-type="float">
            <text:p>0.0959451</text:p>
          </table:table-cell>
          <table:table-cell office:value-type="float" office:value="0.231938" calcext:value-type="float">
            <text:p>0.231938</text:p>
          </table:table-cell>
          <table:table-cell office:value-type="float" office:value="-0.938555" calcext:value-type="float">
            <text:p>-0.938555</text:p>
          </table:table-cell>
          <table:table-cell office:value-type="float" office:value="9.7522" calcext:value-type="float">
            <text:p>9.7522</text:p>
          </table:table-cell>
          <table:table-cell/>
          <table:table-cell table:formula="of:= SQRT(([.G334]-[.A334])^2 + ([.H334]-[.B334])^2 + ([.I334]-[.C334])^2)" office:value-type="float" office:value="0.0895816721991731" calcext:value-type="float">
            <text:p>0.0895816722</text:p>
          </table:table-cell>
          <table:table-cell table:formula="of:=[.A334]-[.G334]" office:value-type="float" office:value="0.019725" calcext:value-type="float">
            <text:p>0.019725</text:p>
          </table:table-cell>
          <table:table-cell table:formula="of:=[.B334]-[.H334]" office:value-type="float" office:value="0.0313129999999999" calcext:value-type="float">
            <text:p>0.031313</text:p>
          </table:table-cell>
          <table:table-cell table:formula="of:=[.C334]-[.I334]" office:value-type="float" office:value="-0.0815800000000007" calcext:value-type="float">
            <text:p>-0.08158</text:p>
          </table:table-cell>
          <table:table-cell/>
        </table:table-row>
        <table:table-row table:style-name="ro1">
          <table:table-cell office:value-type="float" office:value="0.225479" calcext:value-type="float">
            <text:p>0.225479</text:p>
          </table:table-cell>
          <table:table-cell office:value-type="float" office:value="-0.940567" calcext:value-type="float">
            <text:p>-0.940567</text:p>
          </table:table-cell>
          <table:table-cell office:value-type="float" office:value="9.61349" calcext:value-type="float">
            <text:p>9.61349</text:p>
          </table:table-cell>
          <table:table-cell office:value-type="float" office:value="-0.50964" calcext:value-type="float">
            <text:p>-0.50964</text:p>
          </table:table-cell>
          <table:table-cell office:value-type="float" office:value="-0.0236695" calcext:value-type="float">
            <text:p>-0.0236695</text:p>
          </table:table-cell>
          <table:table-cell office:value-type="float" office:value="0.0959451" calcext:value-type="float">
            <text:p>0.0959451</text:p>
          </table:table-cell>
          <table:table-cell office:value-type="float" office:value="0.231938" calcext:value-type="float">
            <text:p>0.231938</text:p>
          </table:table-cell>
          <table:table-cell office:value-type="float" office:value="-0.938555" calcext:value-type="float">
            <text:p>-0.938555</text:p>
          </table:table-cell>
          <table:table-cell office:value-type="float" office:value="9.7522" calcext:value-type="float">
            <text:p>9.7522</text:p>
          </table:table-cell>
          <table:table-cell/>
          <table:table-cell table:formula="of:= SQRT(([.G335]-[.A335])^2 + ([.H335]-[.B335])^2 + ([.I335]-[.C335])^2)" office:value-type="float" office:value="0.13887487506745" calcext:value-type="float">
            <text:p>0.1388748751</text:p>
          </table:table-cell>
          <table:table-cell table:formula="of:=[.A335]-[.G335]" office:value-type="float" office:value="-0.00645899999999999" calcext:value-type="float">
            <text:p>-0.006459</text:p>
          </table:table-cell>
          <table:table-cell table:formula="of:=[.B335]-[.H335]" office:value-type="float" office:value="-0.00201200000000001" calcext:value-type="float">
            <text:p>-0.002012</text:p>
          </table:table-cell>
          <table:table-cell table:formula="of:=[.C335]-[.I335]" office:value-type="float" office:value="-0.13871" calcext:value-type="float">
            <text:p>-0.13871</text:p>
          </table:table-cell>
          <table:table-cell/>
        </table:table-row>
        <table:table-row table:style-name="ro1">
          <table:table-cell office:value-type="float" office:value="0.225479" calcext:value-type="float">
            <text:p>0.225479</text:p>
          </table:table-cell>
          <table:table-cell office:value-type="float" office:value="-0.940567" calcext:value-type="float">
            <text:p>-0.940567</text:p>
          </table:table-cell>
          <table:table-cell office:value-type="float" office:value="9.61349" calcext:value-type="float">
            <text:p>9.61349</text:p>
          </table:table-cell>
          <table:table-cell office:value-type="float" office:value="-0.509482" calcext:value-type="float">
            <text:p>-0.509482</text:p>
          </table:table-cell>
          <table:table-cell office:value-type="float" office:value="-0.0237145" calcext:value-type="float">
            <text:p>-0.0237145</text:p>
          </table:table-cell>
          <table:table-cell office:value-type="float" office:value="0.0958563" calcext:value-type="float">
            <text:p>0.0958563</text:p>
          </table:table-cell>
          <table:table-cell office:value-type="float" office:value="0.232381" calcext:value-type="float">
            <text:p>0.232381</text:p>
          </table:table-cell>
          <table:table-cell office:value-type="float" office:value="-0.937692" calcext:value-type="float">
            <text:p>-0.937692</text:p>
          </table:table-cell>
          <table:table-cell office:value-type="float" office:value="9.75227" calcext:value-type="float">
            <text:p>9.75227</text:p>
          </table:table-cell>
          <table:table-cell/>
          <table:table-cell table:formula="of:= SQRT(([.G336]-[.A336])^2 + ([.H336]-[.B336])^2 + ([.I336]-[.C336])^2)" office:value-type="float" office:value="0.138981263589736" calcext:value-type="float">
            <text:p>0.1389812636</text:p>
          </table:table-cell>
          <table:table-cell table:formula="of:=[.A336]-[.G336]" office:value-type="float" office:value="-0.00690199999999999" calcext:value-type="float">
            <text:p>-0.006902</text:p>
          </table:table-cell>
          <table:table-cell table:formula="of:=[.B336]-[.H336]" office:value-type="float" office:value="-0.00287499999999996" calcext:value-type="float">
            <text:p>-0.002875</text:p>
          </table:table-cell>
          <table:table-cell table:formula="of:=[.C336]-[.I336]" office:value-type="float" office:value="-0.138779999999999" calcext:value-type="float">
            <text:p>-0.13878</text:p>
          </table:table-cell>
          <table:table-cell/>
        </table:table-row>
        <table:table-row table:style-name="ro1">
          <table:table-cell office:value-type="float" office:value="0.242142" calcext:value-type="float">
            <text:p>0.242142</text:p>
          </table:table-cell>
          <table:table-cell office:value-type="float" office:value="-0.914383" calcext:value-type="float">
            <text:p>-0.914383</text:p>
          </table:table-cell>
          <table:table-cell office:value-type="float" office:value="9.61111" calcext:value-type="float">
            <text:p>9.61111</text:p>
          </table:table-cell>
          <table:table-cell office:value-type="float" office:value="-0.509482" calcext:value-type="float">
            <text:p>-0.509482</text:p>
          </table:table-cell>
          <table:table-cell office:value-type="float" office:value="-0.0237145" calcext:value-type="float">
            <text:p>-0.0237145</text:p>
          </table:table-cell>
          <table:table-cell office:value-type="float" office:value="0.0958563" calcext:value-type="float">
            <text:p>0.0958563</text:p>
          </table:table-cell>
          <table:table-cell office:value-type="float" office:value="0.232381" calcext:value-type="float">
            <text:p>0.232381</text:p>
          </table:table-cell>
          <table:table-cell office:value-type="float" office:value="-0.937692" calcext:value-type="float">
            <text:p>-0.937692</text:p>
          </table:table-cell>
          <table:table-cell office:value-type="float" office:value="9.75227" calcext:value-type="float">
            <text:p>9.75227</text:p>
          </table:table-cell>
          <table:table-cell/>
          <table:table-cell table:formula="of:= SQRT(([.G337]-[.A337])^2 + ([.H337]-[.B337])^2 + ([.I337]-[.C337])^2)" office:value-type="float" office:value="0.143404087117487" calcext:value-type="float">
            <text:p>0.1434040871</text:p>
          </table:table-cell>
          <table:table-cell table:formula="of:=[.A337]-[.G337]" office:value-type="float" office:value="0.00976100000000002" calcext:value-type="float">
            <text:p>0.009761</text:p>
          </table:table-cell>
          <table:table-cell table:formula="of:=[.B337]-[.H337]" office:value-type="float" office:value="0.023309" calcext:value-type="float">
            <text:p>0.023309</text:p>
          </table:table-cell>
          <table:table-cell table:formula="of:=[.C337]-[.I337]" office:value-type="float" office:value="-0.141159999999999" calcext:value-type="float">
            <text:p>-0.14116</text:p>
          </table:table-cell>
          <table:table-cell/>
        </table:table-row>
        <table:table-row table:style-name="ro1">
          <table:table-cell office:value-type="float" office:value="0.242142" calcext:value-type="float">
            <text:p>0.242142</text:p>
          </table:table-cell>
          <table:table-cell office:value-type="float" office:value="-0.914383" calcext:value-type="float">
            <text:p>-0.914383</text:p>
          </table:table-cell>
          <table:table-cell office:value-type="float" office:value="9.61111" calcext:value-type="float">
            <text:p>9.61111</text:p>
          </table:table-cell>
          <table:table-cell office:value-type="float" office:value="-0.509544" calcext:value-type="float">
            <text:p>-0.509544</text:p>
          </table:table-cell>
          <table:table-cell office:value-type="float" office:value="-0.0236741" calcext:value-type="float">
            <text:p>-0.0236741</text:p>
          </table:table-cell>
          <table:table-cell office:value-type="float" office:value="0.0959041" calcext:value-type="float">
            <text:p>0.0959041</text:p>
          </table:table-cell>
          <table:table-cell office:value-type="float" office:value="0.231985" calcext:value-type="float">
            <text:p>0.231985</text:p>
          </table:table-cell>
          <table:table-cell office:value-type="float" office:value="-0.938156" calcext:value-type="float">
            <text:p>-0.938156</text:p>
          </table:table-cell>
          <table:table-cell office:value-type="float" office:value="9.75223" calcext:value-type="float">
            <text:p>9.75223</text:p>
          </table:table-cell>
          <table:table-cell/>
          <table:table-cell table:formula="of:= SQRT(([.G338]-[.A338])^2 + ([.H338]-[.B338])^2 + ([.I338]-[.C338])^2)" office:value-type="float" office:value="0.143468374835712" calcext:value-type="float">
            <text:p>0.1434683748</text:p>
          </table:table-cell>
          <table:table-cell table:formula="of:=[.A338]-[.G338]" office:value-type="float" office:value="0.010157" calcext:value-type="float">
            <text:p>0.010157</text:p>
          </table:table-cell>
          <table:table-cell table:formula="of:=[.B338]-[.H338]" office:value-type="float" office:value="0.023773" calcext:value-type="float">
            <text:p>0.023773</text:p>
          </table:table-cell>
          <table:table-cell table:formula="of:=[.C338]-[.I338]" office:value-type="float" office:value="-0.141120000000001" calcext:value-type="float">
            <text:p>-0.14112</text:p>
          </table:table-cell>
          <table:table-cell/>
        </table:table-row>
        <table:table-row table:style-name="ro1">
          <table:table-cell office:value-type="float" office:value="0.242142" calcext:value-type="float">
            <text:p>0.242142</text:p>
          </table:table-cell>
          <table:table-cell office:value-type="float" office:value="-0.95961" calcext:value-type="float">
            <text:p>-0.95961</text:p>
          </table:table-cell>
          <table:table-cell office:value-type="float" office:value="9.71347" calcext:value-type="float">
            <text:p>9.71347</text:p>
          </table:table-cell>
          <table:table-cell office:value-type="float" office:value="-0.509544" calcext:value-type="float">
            <text:p>-0.509544</text:p>
          </table:table-cell>
          <table:table-cell office:value-type="float" office:value="-0.0236741" calcext:value-type="float">
            <text:p>-0.0236741</text:p>
          </table:table-cell>
          <table:table-cell office:value-type="float" office:value="0.0959041" calcext:value-type="float">
            <text:p>0.0959041</text:p>
          </table:table-cell>
          <table:table-cell office:value-type="float" office:value="0.231985" calcext:value-type="float">
            <text:p>0.231985</text:p>
          </table:table-cell>
          <table:table-cell office:value-type="float" office:value="-0.938156" calcext:value-type="float">
            <text:p>-0.938156</text:p>
          </table:table-cell>
          <table:table-cell office:value-type="float" office:value="9.75223" calcext:value-type="float">
            <text:p>9.75223</text:p>
          </table:table-cell>
          <table:table-cell/>
          <table:table-cell table:formula="of:= SQRT(([.G339]-[.A339])^2 + ([.H339]-[.B339])^2 + ([.I339]-[.C339])^2)" office:value-type="float" office:value="0.0454508125889956" calcext:value-type="float">
            <text:p>0.0454508126</text:p>
          </table:table-cell>
          <table:table-cell table:formula="of:=[.A339]-[.G339]" office:value-type="float" office:value="0.010157" calcext:value-type="float">
            <text:p>0.010157</text:p>
          </table:table-cell>
          <table:table-cell table:formula="of:=[.B339]-[.H339]" office:value-type="float" office:value="-0.0214540000000001" calcext:value-type="float">
            <text:p>-0.021454</text:p>
          </table:table-cell>
          <table:table-cell table:formula="of:=[.C339]-[.I339]" office:value-type="float" office:value="-0.0387599999999999" calcext:value-type="float">
            <text:p>-0.03876</text:p>
          </table:table-cell>
          <table:table-cell/>
        </table:table-row>
        <table:table-row table:style-name="ro1">
          <table:table-cell office:value-type="float" office:value="0.242142" calcext:value-type="float">
            <text:p>0.242142</text:p>
          </table:table-cell>
          <table:table-cell office:value-type="float" office:value="-0.95961" calcext:value-type="float">
            <text:p>-0.95961</text:p>
          </table:table-cell>
          <table:table-cell office:value-type="float" office:value="9.71347" calcext:value-type="float">
            <text:p>9.71347</text:p>
          </table:table-cell>
          <table:table-cell office:value-type="float" office:value="-0.509505" calcext:value-type="float">
            <text:p>-0.509505</text:p>
          </table:table-cell>
          <table:table-cell office:value-type="float" office:value="-0.0237225" calcext:value-type="float">
            <text:p>-0.0237225</text:p>
          </table:table-cell>
          <table:table-cell office:value-type="float" office:value="0.095861" calcext:value-type="float">
            <text:p>0.095861</text:p>
          </table:table-cell>
          <table:table-cell office:value-type="float" office:value="0.232458" calcext:value-type="float">
            <text:p>0.232458</text:p>
          </table:table-cell>
          <table:table-cell office:value-type="float" office:value="-0.937733" calcext:value-type="float">
            <text:p>-0.937733</text:p>
          </table:table-cell>
          <table:table-cell office:value-type="float" office:value="9.75226" calcext:value-type="float">
            <text:p>9.75226</text:p>
          </table:table-cell>
          <table:table-cell/>
          <table:table-cell table:formula="of:= SQRT(([.G340]-[.A340])^2 + ([.H340]-[.B340])^2 + ([.I340]-[.C340])^2)" office:value-type="float" office:value="0.0455746320336205" calcext:value-type="float">
            <text:p>0.045574632</text:p>
          </table:table-cell>
          <table:table-cell table:formula="of:=[.A340]-[.G340]" office:value-type="float" office:value="0.009684" calcext:value-type="float">
            <text:p>0.009684</text:p>
          </table:table-cell>
          <table:table-cell table:formula="of:=[.B340]-[.H340]" office:value-type="float" office:value="-0.0218770000000001" calcext:value-type="float">
            <text:p>-0.021877</text:p>
          </table:table-cell>
          <table:table-cell table:formula="of:=[.C340]-[.I340]" office:value-type="float" office:value="-0.0387899999999988" calcext:value-type="float">
            <text:p>-0.03879</text:p>
          </table:table-cell>
          <table:table-cell/>
        </table:table-row>
        <table:table-row table:style-name="ro1">
          <table:table-cell office:value-type="float" office:value="0.213577" calcext:value-type="float">
            <text:p>0.213577</text:p>
          </table:table-cell>
          <table:table-cell office:value-type="float" office:value="-0.904861" calcext:value-type="float">
            <text:p>-0.904861</text:p>
          </table:table-cell>
          <table:table-cell office:value-type="float" office:value="9.59207" calcext:value-type="float">
            <text:p>9.59207</text:p>
          </table:table-cell>
          <table:table-cell office:value-type="float" office:value="-0.509756" calcext:value-type="float">
            <text:p>-0.509756</text:p>
          </table:table-cell>
          <table:table-cell office:value-type="float" office:value="-0.0237586" calcext:value-type="float">
            <text:p>-0.0237586</text:p>
          </table:table-cell>
          <table:table-cell office:value-type="float" office:value="0.0959411" calcext:value-type="float">
            <text:p>0.0959411</text:p>
          </table:table-cell>
          <table:table-cell office:value-type="float" office:value="0.232811" calcext:value-type="float">
            <text:p>0.232811</text:p>
          </table:table-cell>
          <table:table-cell office:value-type="float" office:value="-0.938514" calcext:value-type="float">
            <text:p>-0.938514</text:p>
          </table:table-cell>
          <table:table-cell office:value-type="float" office:value="9.75218" calcext:value-type="float">
            <text:p>9.75218</text:p>
          </table:table-cell>
          <table:table-cell/>
          <table:table-cell table:formula="of:= SQRT(([.G341]-[.A341])^2 + ([.H341]-[.B341])^2 + ([.I341]-[.C341])^2)" office:value-type="float" office:value="0.164735191337491" calcext:value-type="float">
            <text:p>0.1647351913</text:p>
          </table:table-cell>
          <table:table-cell table:formula="of:=[.A341]-[.G341]" office:value-type="float" office:value="-0.019234" calcext:value-type="float">
            <text:p>-0.019234</text:p>
          </table:table-cell>
          <table:table-cell table:formula="of:=[.B341]-[.H341]" office:value-type="float" office:value="0.033653" calcext:value-type="float">
            <text:p>0.033653</text:p>
          </table:table-cell>
          <table:table-cell table:formula="of:=[.C341]-[.I341]" office:value-type="float" office:value="-0.16011" calcext:value-type="float">
            <text:p>-0.16011</text:p>
          </table:table-cell>
          <table:table-cell/>
        </table:table-row>
        <table:table-row table:style-name="ro1">
          <table:table-cell office:value-type="float" office:value="0.213577" calcext:value-type="float">
            <text:p>0.213577</text:p>
          </table:table-cell>
          <table:table-cell office:value-type="float" office:value="-0.904861" calcext:value-type="float">
            <text:p>-0.904861</text:p>
          </table:table-cell>
          <table:table-cell office:value-type="float" office:value="9.59207" calcext:value-type="float">
            <text:p>9.59207</text:p>
          </table:table-cell>
          <table:table-cell office:value-type="float" office:value="-0.509756" calcext:value-type="float">
            <text:p>-0.509756</text:p>
          </table:table-cell>
          <table:table-cell office:value-type="float" office:value="-0.0237586" calcext:value-type="float">
            <text:p>-0.0237586</text:p>
          </table:table-cell>
          <table:table-cell office:value-type="float" office:value="0.0959411" calcext:value-type="float">
            <text:p>0.0959411</text:p>
          </table:table-cell>
          <table:table-cell office:value-type="float" office:value="0.232811" calcext:value-type="float">
            <text:p>0.232811</text:p>
          </table:table-cell>
          <table:table-cell office:value-type="float" office:value="-0.938514" calcext:value-type="float">
            <text:p>-0.938514</text:p>
          </table:table-cell>
          <table:table-cell office:value-type="float" office:value="9.75218" calcext:value-type="float">
            <text:p>9.75218</text:p>
          </table:table-cell>
          <table:table-cell/>
          <table:table-cell table:formula="of:= SQRT(([.G342]-[.A342])^2 + ([.H342]-[.B342])^2 + ([.I342]-[.C342])^2)" office:value-type="float" office:value="0.164735191337491" calcext:value-type="float">
            <text:p>0.1647351913</text:p>
          </table:table-cell>
          <table:table-cell table:formula="of:=[.A342]-[.G342]" office:value-type="float" office:value="-0.019234" calcext:value-type="float">
            <text:p>-0.019234</text:p>
          </table:table-cell>
          <table:table-cell table:formula="of:=[.B342]-[.H342]" office:value-type="float" office:value="0.033653" calcext:value-type="float">
            <text:p>0.033653</text:p>
          </table:table-cell>
          <table:table-cell table:formula="of:=[.C342]-[.I342]" office:value-type="float" office:value="-0.16011" calcext:value-type="float">
            <text:p>-0.16011</text:p>
          </table:table-cell>
          <table:table-cell/>
        </table:table-row>
        <table:table-row table:style-name="ro1">
          <table:table-cell office:value-type="float" office:value="0.23024" calcext:value-type="float">
            <text:p>0.23024</text:p>
          </table:table-cell>
          <table:table-cell office:value-type="float" office:value="-0.947708" calcext:value-type="float">
            <text:p>-0.947708</text:p>
          </table:table-cell>
          <table:table-cell office:value-type="float" office:value="9.64206" calcext:value-type="float">
            <text:p>9.64206</text:p>
          </table:table-cell>
          <table:table-cell office:value-type="float" office:value="-0.509489" calcext:value-type="float">
            <text:p>-0.509489</text:p>
          </table:table-cell>
          <table:table-cell office:value-type="float" office:value="-0.0236755" calcext:value-type="float">
            <text:p>-0.0236755</text:p>
          </table:table-cell>
          <table:table-cell office:value-type="float" office:value="0.0958811" calcext:value-type="float">
            <text:p>0.0958811</text:p>
          </table:table-cell>
          <table:table-cell office:value-type="float" office:value="0.231997" calcext:value-type="float">
            <text:p>0.231997</text:p>
          </table:table-cell>
          <table:table-cell office:value-type="float" office:value="-0.937931" calcext:value-type="float">
            <text:p>-0.937931</text:p>
          </table:table-cell>
          <table:table-cell office:value-type="float" office:value="9.75225" calcext:value-type="float">
            <text:p>9.75225</text:p>
          </table:table-cell>
          <table:table-cell/>
          <table:table-cell table:formula="of:= SQRT(([.G343]-[.A343])^2 + ([.H343]-[.B343])^2 + ([.I343]-[.C343])^2)" office:value-type="float" office:value="0.110636851356137" calcext:value-type="float">
            <text:p>0.1106368514</text:p>
          </table:table-cell>
          <table:table-cell table:formula="of:=[.A343]-[.G343]" office:value-type="float" office:value="-0.00175699999999995" calcext:value-type="float">
            <text:p>-0.001757</text:p>
          </table:table-cell>
          <table:table-cell table:formula="of:=[.B343]-[.H343]" office:value-type="float" office:value="-0.00977700000000004" calcext:value-type="float">
            <text:p>-0.009777</text:p>
          </table:table-cell>
          <table:table-cell table:formula="of:=[.C343]-[.I343]" office:value-type="float" office:value="-0.110189999999999" calcext:value-type="float">
            <text:p>-0.11019</text:p>
          </table:table-cell>
          <table:table-cell/>
        </table:table-row>
        <table:table-row table:style-name="ro1">
          <table:table-cell office:value-type="float" office:value="0.23024" calcext:value-type="float">
            <text:p>0.23024</text:p>
          </table:table-cell>
          <table:table-cell office:value-type="float" office:value="-0.947708" calcext:value-type="float">
            <text:p>-0.947708</text:p>
          </table:table-cell>
          <table:table-cell office:value-type="float" office:value="9.64206" calcext:value-type="float">
            <text:p>9.64206</text:p>
          </table:table-cell>
          <table:table-cell office:value-type="float" office:value="-0.509489" calcext:value-type="float">
            <text:p>-0.509489</text:p>
          </table:table-cell>
          <table:table-cell office:value-type="float" office:value="-0.0236755" calcext:value-type="float">
            <text:p>-0.0236755</text:p>
          </table:table-cell>
          <table:table-cell office:value-type="float" office:value="0.0958811" calcext:value-type="float">
            <text:p>0.0958811</text:p>
          </table:table-cell>
          <table:table-cell office:value-type="float" office:value="0.231997" calcext:value-type="float">
            <text:p>0.231997</text:p>
          </table:table-cell>
          <table:table-cell office:value-type="float" office:value="-0.937931" calcext:value-type="float">
            <text:p>-0.937931</text:p>
          </table:table-cell>
          <table:table-cell office:value-type="float" office:value="9.75225" calcext:value-type="float">
            <text:p>9.75225</text:p>
          </table:table-cell>
          <table:table-cell/>
          <table:table-cell table:formula="of:= SQRT(([.G344]-[.A344])^2 + ([.H344]-[.B344])^2 + ([.I344]-[.C344])^2)" office:value-type="float" office:value="0.110636851356137" calcext:value-type="float">
            <text:p>0.1106368514</text:p>
          </table:table-cell>
          <table:table-cell table:formula="of:=[.A344]-[.G344]" office:value-type="float" office:value="-0.00175699999999995" calcext:value-type="float">
            <text:p>-0.001757</text:p>
          </table:table-cell>
          <table:table-cell table:formula="of:=[.B344]-[.H344]" office:value-type="float" office:value="-0.00977700000000004" calcext:value-type="float">
            <text:p>-0.009777</text:p>
          </table:table-cell>
          <table:table-cell table:formula="of:=[.C344]-[.I344]" office:value-type="float" office:value="-0.110189999999999" calcext:value-type="float">
            <text:p>-0.11019</text:p>
          </table:table-cell>
          <table:table-cell/>
        </table:table-row>
        <table:table-row table:style-name="ro1">
          <table:table-cell office:value-type="float" office:value="0.242142" calcext:value-type="float">
            <text:p>0.242142</text:p>
          </table:table-cell>
          <table:table-cell office:value-type="float" office:value="-0.940567" calcext:value-type="float">
            <text:p>-0.940567</text:p>
          </table:table-cell>
          <table:table-cell office:value-type="float" office:value="9.62064" calcext:value-type="float">
            <text:p>9.62064</text:p>
          </table:table-cell>
          <table:table-cell office:value-type="float" office:value="-0.509646" calcext:value-type="float">
            <text:p>-0.509646</text:p>
          </table:table-cell>
          <table:table-cell office:value-type="float" office:value="-0.0236597" calcext:value-type="float">
            <text:p>-0.0236597</text:p>
          </table:table-cell>
          <table:table-cell office:value-type="float" office:value="0.0959531" calcext:value-type="float">
            <text:p>0.0959531</text:p>
          </table:table-cell>
          <table:table-cell office:value-type="float" office:value="0.231842" calcext:value-type="float">
            <text:p>0.231842</text:p>
          </table:table-cell>
          <table:table-cell office:value-type="float" office:value="-0.938634" calcext:value-type="float">
            <text:p>-0.938634</text:p>
          </table:table-cell>
          <table:table-cell office:value-type="float" office:value="9.75219" calcext:value-type="float">
            <text:p>9.75219</text:p>
          </table:table-cell>
          <table:table-cell/>
          <table:table-cell table:formula="of:= SQRT(([.G345]-[.A345])^2 + ([.H345]-[.B345])^2 + ([.I345]-[.C345])^2)" office:value-type="float" office:value="0.131966772291362" calcext:value-type="float">
            <text:p>0.1319667723</text:p>
          </table:table-cell>
          <table:table-cell table:formula="of:=[.A345]-[.G345]" office:value-type="float" office:value="0.0103" calcext:value-type="float">
            <text:p>0.0103</text:p>
          </table:table-cell>
          <table:table-cell table:formula="of:=[.B345]-[.H345]" office:value-type="float" office:value="-0.00193299999999996" calcext:value-type="float">
            <text:p>-0.001933</text:p>
          </table:table-cell>
          <table:table-cell table:formula="of:=[.C345]-[.I345]" office:value-type="float" office:value="-0.131550000000001" calcext:value-type="float">
            <text:p>-0.13155</text:p>
          </table:table-cell>
          <table:table-cell/>
        </table:table-row>
        <table:table-row table:style-name="ro1">
          <table:table-cell office:value-type="float" office:value="0.242142" calcext:value-type="float">
            <text:p>0.242142</text:p>
          </table:table-cell>
          <table:table-cell office:value-type="float" office:value="-0.940567" calcext:value-type="float">
            <text:p>-0.940567</text:p>
          </table:table-cell>
          <table:table-cell office:value-type="float" office:value="9.62064" calcext:value-type="float">
            <text:p>9.62064</text:p>
          </table:table-cell>
          <table:table-cell office:value-type="float" office:value="-0.509646" calcext:value-type="float">
            <text:p>-0.509646</text:p>
          </table:table-cell>
          <table:table-cell office:value-type="float" office:value="-0.0236597" calcext:value-type="float">
            <text:p>-0.0236597</text:p>
          </table:table-cell>
          <table:table-cell office:value-type="float" office:value="0.0959531" calcext:value-type="float">
            <text:p>0.0959531</text:p>
          </table:table-cell>
          <table:table-cell office:value-type="float" office:value="0.231842" calcext:value-type="float">
            <text:p>0.231842</text:p>
          </table:table-cell>
          <table:table-cell office:value-type="float" office:value="-0.938634" calcext:value-type="float">
            <text:p>-0.938634</text:p>
          </table:table-cell>
          <table:table-cell office:value-type="float" office:value="9.75219" calcext:value-type="float">
            <text:p>9.75219</text:p>
          </table:table-cell>
          <table:table-cell/>
          <table:table-cell table:formula="of:= SQRT(([.G346]-[.A346])^2 + ([.H346]-[.B346])^2 + ([.I346]-[.C346])^2)" office:value-type="float" office:value="0.131966772291362" calcext:value-type="float">
            <text:p>0.1319667723</text:p>
          </table:table-cell>
          <table:table-cell table:formula="of:=[.A346]-[.G346]" office:value-type="float" office:value="0.0103" calcext:value-type="float">
            <text:p>0.0103</text:p>
          </table:table-cell>
          <table:table-cell table:formula="of:=[.B346]-[.H346]" office:value-type="float" office:value="-0.00193299999999996" calcext:value-type="float">
            <text:p>-0.001933</text:p>
          </table:table-cell>
          <table:table-cell table:formula="of:=[.C346]-[.I346]" office:value-type="float" office:value="-0.131550000000001" calcext:value-type="float">
            <text:p>-0.13155</text:p>
          </table:table-cell>
          <table:table-cell/>
        </table:table-row>
        <table:table-row table:style-name="ro1">
          <table:table-cell office:value-type="float" office:value="0.244522" calcext:value-type="float">
            <text:p>0.244522</text:p>
          </table:table-cell>
          <table:table-cell office:value-type="float" office:value="-0.885818" calcext:value-type="float">
            <text:p>-0.885818</text:p>
          </table:table-cell>
          <table:table-cell office:value-type="float" office:value="9.58731" calcext:value-type="float">
            <text:p>9.58731</text:p>
          </table:table-cell>
          <table:table-cell office:value-type="float" office:value="-0.509646" calcext:value-type="float">
            <text:p>-0.509646</text:p>
          </table:table-cell>
          <table:table-cell office:value-type="float" office:value="-0.0236597" calcext:value-type="float">
            <text:p>-0.0236597</text:p>
          </table:table-cell>
          <table:table-cell office:value-type="float" office:value="0.0959531" calcext:value-type="float">
            <text:p>0.0959531</text:p>
          </table:table-cell>
          <table:table-cell office:value-type="float" office:value="0.231842" calcext:value-type="float">
            <text:p>0.231842</text:p>
          </table:table-cell>
          <table:table-cell office:value-type="float" office:value="-0.938634" calcext:value-type="float">
            <text:p>-0.938634</text:p>
          </table:table-cell>
          <table:table-cell office:value-type="float" office:value="9.75219" calcext:value-type="float">
            <text:p>9.75219</text:p>
          </table:table-cell>
          <table:table-cell/>
          <table:table-cell table:formula="of:= SQRT(([.G347]-[.A347])^2 + ([.H347]-[.B347])^2 + ([.I347]-[.C347])^2)" office:value-type="float" office:value="0.173596447705591" calcext:value-type="float">
            <text:p>0.1735964477</text:p>
          </table:table-cell>
          <table:table-cell table:formula="of:=[.A347]-[.G347]" office:value-type="float" office:value="0.01268" calcext:value-type="float">
            <text:p>0.01268</text:p>
          </table:table-cell>
          <table:table-cell table:formula="of:=[.B347]-[.H347]" office:value-type="float" office:value="0.052816" calcext:value-type="float">
            <text:p>0.052816</text:p>
          </table:table-cell>
          <table:table-cell table:formula="of:=[.C347]-[.I347]" office:value-type="float" office:value="-0.16488" calcext:value-type="float">
            <text:p>-0.16488</text:p>
          </table:table-cell>
          <table:table-cell/>
        </table:table-row>
        <table:table-row table:style-name="ro1">
          <table:table-cell office:value-type="float" office:value="0.244522" calcext:value-type="float">
            <text:p>0.244522</text:p>
          </table:table-cell>
          <table:table-cell office:value-type="float" office:value="-0.885818" calcext:value-type="float">
            <text:p>-0.885818</text:p>
          </table:table-cell>
          <table:table-cell office:value-type="float" office:value="9.58731" calcext:value-type="float">
            <text:p>9.58731</text:p>
          </table:table-cell>
          <table:table-cell office:value-type="float" office:value="-0.509815" calcext:value-type="float">
            <text:p>-0.509815</text:p>
          </table:table-cell>
          <table:table-cell office:value-type="float" office:value="-0.0236868" calcext:value-type="float">
            <text:p>-0.0236868</text:p>
          </table:table-cell>
          <table:table-cell office:value-type="float" office:value="0.0960053" calcext:value-type="float">
            <text:p>0.0960053</text:p>
          </table:table-cell>
          <table:table-cell office:value-type="float" office:value="0.232108" calcext:value-type="float">
            <text:p>0.232108</text:p>
          </table:table-cell>
          <table:table-cell office:value-type="float" office:value="-0.939142" calcext:value-type="float">
            <text:p>-0.939142</text:p>
          </table:table-cell>
          <table:table-cell office:value-type="float" office:value="9.75214" calcext:value-type="float">
            <text:p>9.75214</text:p>
          </table:table-cell>
          <table:table-cell/>
          <table:table-cell table:formula="of:= SQRT(([.G348]-[.A348])^2 + ([.H348]-[.B348])^2 + ([.I348]-[.C348])^2)" office:value-type="float" office:value="0.173685017407951" calcext:value-type="float">
            <text:p>0.1736850174</text:p>
          </table:table-cell>
          <table:table-cell table:formula="of:=[.A348]-[.G348]" office:value-type="float" office:value="0.012414" calcext:value-type="float">
            <text:p>0.012414</text:p>
          </table:table-cell>
          <table:table-cell table:formula="of:=[.B348]-[.H348]" office:value-type="float" office:value="0.0533239999999999" calcext:value-type="float">
            <text:p>0.053324</text:p>
          </table:table-cell>
          <table:table-cell table:formula="of:=[.C348]-[.I348]" office:value-type="float" office:value="-0.16483" calcext:value-type="float">
            <text:p>-0.16483</text:p>
          </table:table-cell>
          <table:table-cell/>
        </table:table-row>
        <table:table-row table:style-name="ro1">
          <table:table-cell office:value-type="float" office:value="0.239761" calcext:value-type="float">
            <text:p>0.239761</text:p>
          </table:table-cell>
          <table:table-cell office:value-type="float" office:value="-0.928665" calcext:value-type="float">
            <text:p>-0.928665</text:p>
          </table:table-cell>
          <table:table-cell office:value-type="float" office:value="9.63254" calcext:value-type="float">
            <text:p>9.63254</text:p>
          </table:table-cell>
          <table:table-cell office:value-type="float" office:value="-0.509815" calcext:value-type="float">
            <text:p>-0.509815</text:p>
          </table:table-cell>
          <table:table-cell office:value-type="float" office:value="-0.0236868" calcext:value-type="float">
            <text:p>-0.0236868</text:p>
          </table:table-cell>
          <table:table-cell office:value-type="float" office:value="0.0960053" calcext:value-type="float">
            <text:p>0.0960053</text:p>
          </table:table-cell>
          <table:table-cell office:value-type="float" office:value="0.232108" calcext:value-type="float">
            <text:p>0.232108</text:p>
          </table:table-cell>
          <table:table-cell office:value-type="float" office:value="-0.939142" calcext:value-type="float">
            <text:p>-0.939142</text:p>
          </table:table-cell>
          <table:table-cell office:value-type="float" office:value="9.75214" calcext:value-type="float">
            <text:p>9.75214</text:p>
          </table:table-cell>
          <table:table-cell/>
          <table:table-cell table:formula="of:= SQRT(([.G349]-[.A349])^2 + ([.H349]-[.B349])^2 + ([.I349]-[.C349])^2)" office:value-type="float" office:value="0.120301687178526" calcext:value-type="float">
            <text:p>0.1203016872</text:p>
          </table:table-cell>
          <table:table-cell table:formula="of:=[.A349]-[.G349]" office:value-type="float" office:value="0.00765300000000002" calcext:value-type="float">
            <text:p>0.007653</text:p>
          </table:table-cell>
          <table:table-cell table:formula="of:=[.B349]-[.H349]" office:value-type="float" office:value="0.010477" calcext:value-type="float">
            <text:p>0.010477</text:p>
          </table:table-cell>
          <table:table-cell table:formula="of:=[.C349]-[.I349]" office:value-type="float" office:value="-0.1196" calcext:value-type="float">
            <text:p>-0.1196</text:p>
          </table:table-cell>
          <table:table-cell/>
        </table:table-row>
        <table:table-row table:style-name="ro1">
          <table:table-cell office:value-type="float" office:value="0.239761" calcext:value-type="float">
            <text:p>0.239761</text:p>
          </table:table-cell>
          <table:table-cell office:value-type="float" office:value="-0.928665" calcext:value-type="float">
            <text:p>-0.928665</text:p>
          </table:table-cell>
          <table:table-cell office:value-type="float" office:value="9.63254" calcext:value-type="float">
            <text:p>9.63254</text:p>
          </table:table-cell>
          <table:table-cell office:value-type="float" office:value="-0.509563" calcext:value-type="float">
            <text:p>-0.509563</text:p>
          </table:table-cell>
          <table:table-cell office:value-type="float" office:value="-0.0237141" calcext:value-type="float">
            <text:p>-0.0237141</text:p>
          </table:table-cell>
          <table:table-cell office:value-type="float" office:value="0.0958892" calcext:value-type="float">
            <text:p>0.0958892</text:p>
          </table:table-cell>
          <table:table-cell office:value-type="float" office:value="0.232376" calcext:value-type="float">
            <text:p>0.232376</text:p>
          </table:table-cell>
          <table:table-cell office:value-type="float" office:value="-0.93801" calcext:value-type="float">
            <text:p>-0.93801</text:p>
          </table:table-cell>
          <table:table-cell office:value-type="float" office:value="9.75224" calcext:value-type="float">
            <text:p>9.75224</text:p>
          </table:table-cell>
          <table:table-cell/>
          <table:table-cell table:formula="of:= SQRT(([.G350]-[.A350])^2 + ([.H350]-[.B350])^2 + ([.I350]-[.C350])^2)" office:value-type="float" office:value="0.120291135375804" calcext:value-type="float">
            <text:p>0.1202911354</text:p>
          </table:table-cell>
          <table:table-cell table:formula="of:=[.A350]-[.G350]" office:value-type="float" office:value="0.007385" calcext:value-type="float">
            <text:p>0.007385</text:p>
          </table:table-cell>
          <table:table-cell table:formula="of:=[.B350]-[.H350]" office:value-type="float" office:value="0.00934500000000016" calcext:value-type="float">
            <text:p>0.009345</text:p>
          </table:table-cell>
          <table:table-cell table:formula="of:=[.C350]-[.I350]" office:value-type="float" office:value="-0.1197" calcext:value-type="float">
            <text:p>-0.1197</text:p>
          </table:table-cell>
          <table:table-cell/>
        </table:table-row>
        <table:table-row table:style-name="ro1">
          <table:table-cell office:value-type="float" office:value="0.192154" calcext:value-type="float">
            <text:p>0.192154</text:p>
          </table:table-cell>
          <table:table-cell office:value-type="float" office:value="-0.904861" calcext:value-type="float">
            <text:p>-0.904861</text:p>
          </table:table-cell>
          <table:table-cell office:value-type="float" office:value="9.64206" calcext:value-type="float">
            <text:p>9.64206</text:p>
          </table:table-cell>
          <table:table-cell office:value-type="float" office:value="-0.509582" calcext:value-type="float">
            <text:p>-0.509582</text:p>
          </table:table-cell>
          <table:table-cell office:value-type="float" office:value="-0.0237109" calcext:value-type="float">
            <text:p>-0.0237109</text:p>
          </table:table-cell>
          <table:table-cell office:value-type="float" office:value="0.0958985" calcext:value-type="float">
            <text:p>0.0958985</text:p>
          </table:table-cell>
          <table:table-cell office:value-type="float" office:value="0.232346" calcext:value-type="float">
            <text:p>0.232346</text:p>
          </table:table-cell>
          <table:table-cell office:value-type="float" office:value="-0.938103" calcext:value-type="float">
            <text:p>-0.938103</text:p>
          </table:table-cell>
          <table:table-cell office:value-type="float" office:value="9.75223" calcext:value-type="float">
            <text:p>9.75223</text:p>
          </table:table-cell>
          <table:table-cell/>
          <table:table-cell table:formula="of:= SQRT(([.G351]-[.A351])^2 + ([.H351]-[.B351])^2 + ([.I351]-[.C351])^2)" office:value-type="float" office:value="0.121892806711471" calcext:value-type="float">
            <text:p>0.1218928067</text:p>
          </table:table-cell>
          <table:table-cell table:formula="of:=[.A351]-[.G351]" office:value-type="float" office:value="-0.040192" calcext:value-type="float">
            <text:p>-0.040192</text:p>
          </table:table-cell>
          <table:table-cell table:formula="of:=[.B351]-[.H351]" office:value-type="float" office:value="0.033242" calcext:value-type="float">
            <text:p>0.033242</text:p>
          </table:table-cell>
          <table:table-cell table:formula="of:=[.C351]-[.I351]" office:value-type="float" office:value="-0.11017" calcext:value-type="float">
            <text:p>-0.11017</text:p>
          </table:table-cell>
          <table:table-cell/>
        </table:table-row>
        <table:table-row table:style-name="ro1">
          <table:table-cell office:value-type="float" office:value="0.261185" calcext:value-type="float">
            <text:p>0.261185</text:p>
          </table:table-cell>
          <table:table-cell office:value-type="float" office:value="-0.904861" calcext:value-type="float">
            <text:p>-0.904861</text:p>
          </table:table-cell>
          <table:table-cell office:value-type="float" office:value="9.66824" calcext:value-type="float">
            <text:p>9.66824</text:p>
          </table:table-cell>
          <table:table-cell office:value-type="float" office:value="-0.509582" calcext:value-type="float">
            <text:p>-0.509582</text:p>
          </table:table-cell>
          <table:table-cell office:value-type="float" office:value="-0.0237109" calcext:value-type="float">
            <text:p>-0.0237109</text:p>
          </table:table-cell>
          <table:table-cell office:value-type="float" office:value="0.0958985" calcext:value-type="float">
            <text:p>0.0958985</text:p>
          </table:table-cell>
          <table:table-cell office:value-type="float" office:value="0.232346" calcext:value-type="float">
            <text:p>0.232346</text:p>
          </table:table-cell>
          <table:table-cell office:value-type="float" office:value="-0.938103" calcext:value-type="float">
            <text:p>-0.938103</text:p>
          </table:table-cell>
          <table:table-cell office:value-type="float" office:value="9.75223" calcext:value-type="float">
            <text:p>9.75223</text:p>
          </table:table-cell>
          <table:table-cell/>
          <table:table-cell table:formula="of:= SQRT(([.G352]-[.A352])^2 + ([.H352]-[.B352])^2 + ([.I352]-[.C352])^2)" office:value-type="float" office:value="0.094821087238019" calcext:value-type="float">
            <text:p>0.0948210872</text:p>
          </table:table-cell>
          <table:table-cell table:formula="of:=[.A352]-[.G352]" office:value-type="float" office:value="0.028839" calcext:value-type="float">
            <text:p>0.028839</text:p>
          </table:table-cell>
          <table:table-cell table:formula="of:=[.B352]-[.H352]" office:value-type="float" office:value="0.033242" calcext:value-type="float">
            <text:p>0.033242</text:p>
          </table:table-cell>
          <table:table-cell table:formula="of:=[.C352]-[.I352]" office:value-type="float" office:value="-0.08399" calcext:value-type="float">
            <text:p>-0.08399</text:p>
          </table:table-cell>
          <table:table-cell/>
        </table:table-row>
        <table:table-row table:style-name="ro1">
          <table:table-cell office:value-type="float" office:value="0.261185" calcext:value-type="float">
            <text:p>0.261185</text:p>
          </table:table-cell>
          <table:table-cell office:value-type="float" office:value="-0.904861" calcext:value-type="float">
            <text:p>-0.904861</text:p>
          </table:table-cell>
          <table:table-cell office:value-type="float" office:value="9.66824" calcext:value-type="float">
            <text:p>9.66824</text:p>
          </table:table-cell>
          <table:table-cell office:value-type="float" office:value="-0.509088" calcext:value-type="float">
            <text:p>-0.509088</text:p>
          </table:table-cell>
          <table:table-cell office:value-type="float" office:value="-0.0235316" calcext:value-type="float">
            <text:p>-0.0235316</text:p>
          </table:table-cell>
          <table:table-cell office:value-type="float" office:value="0.0958022" calcext:value-type="float">
            <text:p>0.0958022</text:p>
          </table:table-cell>
          <table:table-cell office:value-type="float" office:value="0.230588" calcext:value-type="float">
            <text:p>0.230588</text:p>
          </table:table-cell>
          <table:table-cell office:value-type="float" office:value="-0.937164" calcext:value-type="float">
            <text:p>-0.937164</text:p>
          </table:table-cell>
          <table:table-cell office:value-type="float" office:value="9.75236" calcext:value-type="float">
            <text:p>9.75236</text:p>
          </table:table-cell>
          <table:table-cell/>
          <table:table-cell table:formula="of:= SQRT(([.G353]-[.A353])^2 + ([.H353]-[.B353])^2 + ([.I353]-[.C353])^2)" office:value-type="float" office:value="0.0951621490824991" calcext:value-type="float">
            <text:p>0.0951621491</text:p>
          </table:table-cell>
          <table:table-cell table:formula="of:=[.A353]-[.G353]" office:value-type="float" office:value="0.030597" calcext:value-type="float">
            <text:p>0.030597</text:p>
          </table:table-cell>
          <table:table-cell table:formula="of:=[.B353]-[.H353]" office:value-type="float" office:value="0.0323030000000001" calcext:value-type="float">
            <text:p>0.032303</text:p>
          </table:table-cell>
          <table:table-cell table:formula="of:=[.C353]-[.I353]" office:value-type="float" office:value="-0.0841199999999986" calcext:value-type="float">
            <text:p>-0.08412</text:p>
          </table:table-cell>
          <table:table-cell/>
        </table:table-row>
        <table:table-row table:style-name="ro1">
          <table:table-cell office:value-type="float" office:value="0.237381" calcext:value-type="float">
            <text:p>0.237381</text:p>
          </table:table-cell>
          <table:table-cell office:value-type="float" office:value="-0.907242" calcext:value-type="float">
            <text:p>-0.907242</text:p>
          </table:table-cell>
          <table:table-cell office:value-type="float" office:value="9.62778" calcext:value-type="float">
            <text:p>9.62778</text:p>
          </table:table-cell>
          <table:table-cell office:value-type="float" office:value="-0.508938" calcext:value-type="float">
            <text:p>-0.508938</text:p>
          </table:table-cell>
          <table:table-cell office:value-type="float" office:value="-0.0236038" calcext:value-type="float">
            <text:p>-0.0236038</text:p>
          </table:table-cell>
          <table:table-cell office:value-type="float" office:value="0.0957015" calcext:value-type="float">
            <text:p>0.0957015</text:p>
          </table:table-cell>
          <table:table-cell office:value-type="float" office:value="0.231294" calcext:value-type="float">
            <text:p>0.231294</text:p>
          </table:table-cell>
          <table:table-cell office:value-type="float" office:value="-0.936181" calcext:value-type="float">
            <text:p>-0.936181</text:p>
          </table:table-cell>
          <table:table-cell office:value-type="float" office:value="9.75244" calcext:value-type="float">
            <text:p>9.75244</text:p>
          </table:table-cell>
          <table:table-cell/>
          <table:table-cell table:formula="of:= SQRT(([.G354]-[.A354])^2 + ([.H354]-[.B354])^2 + ([.I354]-[.C354])^2)" office:value-type="float" office:value="0.128119603847343" calcext:value-type="float">
            <text:p>0.1281196038</text:p>
          </table:table-cell>
          <table:table-cell table:formula="of:=[.A354]-[.G354]" office:value-type="float" office:value="0.00608699999999998" calcext:value-type="float">
            <text:p>0.006087</text:p>
          </table:table-cell>
          <table:table-cell table:formula="of:=[.B354]-[.H354]" office:value-type="float" office:value="0.0289389999999999" calcext:value-type="float">
            <text:p>0.028939</text:p>
          </table:table-cell>
          <table:table-cell table:formula="of:=[.C354]-[.I354]" office:value-type="float" office:value="-0.12466" calcext:value-type="float">
            <text:p>-0.12466</text:p>
          </table:table-cell>
          <table:table-cell/>
        </table:table-row>
        <table:table-row table:style-name="ro1">
          <table:table-cell office:value-type="float" office:value="0.237381" calcext:value-type="float">
            <text:p>0.237381</text:p>
          </table:table-cell>
          <table:table-cell office:value-type="float" office:value="-0.907242" calcext:value-type="float">
            <text:p>-0.907242</text:p>
          </table:table-cell>
          <table:table-cell office:value-type="float" office:value="9.62778" calcext:value-type="float">
            <text:p>9.62778</text:p>
          </table:table-cell>
          <table:table-cell office:value-type="float" office:value="-0.508938" calcext:value-type="float">
            <text:p>-0.508938</text:p>
          </table:table-cell>
          <table:table-cell office:value-type="float" office:value="-0.0236038" calcext:value-type="float">
            <text:p>-0.0236038</text:p>
          </table:table-cell>
          <table:table-cell office:value-type="float" office:value="0.0957015" calcext:value-type="float">
            <text:p>0.0957015</text:p>
          </table:table-cell>
          <table:table-cell office:value-type="float" office:value="0.231294" calcext:value-type="float">
            <text:p>0.231294</text:p>
          </table:table-cell>
          <table:table-cell office:value-type="float" office:value="-0.936181" calcext:value-type="float">
            <text:p>-0.936181</text:p>
          </table:table-cell>
          <table:table-cell office:value-type="float" office:value="9.75244" calcext:value-type="float">
            <text:p>9.75244</text:p>
          </table:table-cell>
          <table:table-cell/>
          <table:table-cell table:formula="of:= SQRT(([.G355]-[.A355])^2 + ([.H355]-[.B355])^2 + ([.I355]-[.C355])^2)" office:value-type="float" office:value="0.128119603847343" calcext:value-type="float">
            <text:p>0.1281196038</text:p>
          </table:table-cell>
          <table:table-cell table:formula="of:=[.A355]-[.G355]" office:value-type="float" office:value="0.00608699999999998" calcext:value-type="float">
            <text:p>0.006087</text:p>
          </table:table-cell>
          <table:table-cell table:formula="of:=[.B355]-[.H355]" office:value-type="float" office:value="0.0289389999999999" calcext:value-type="float">
            <text:p>0.028939</text:p>
          </table:table-cell>
          <table:table-cell table:formula="of:=[.C355]-[.I355]" office:value-type="float" office:value="-0.12466" calcext:value-type="float">
            <text:p>-0.12466</text:p>
          </table:table-cell>
          <table:table-cell/>
        </table:table-row>
        <table:table-row table:style-name="ro1">
          <table:table-cell office:value-type="float" office:value="0.218338" calcext:value-type="float">
            <text:p>0.218338</text:p>
          </table:table-cell>
          <table:table-cell office:value-type="float" office:value="-0.876297" calcext:value-type="float">
            <text:p>-0.876297</text:p>
          </table:table-cell>
          <table:table-cell office:value-type="float" office:value="9.63254" calcext:value-type="float">
            <text:p>9.63254</text:p>
          </table:table-cell>
          <table:table-cell office:value-type="float" office:value="-0.508938" calcext:value-type="float">
            <text:p>-0.508938</text:p>
          </table:table-cell>
          <table:table-cell office:value-type="float" office:value="-0.0236038" calcext:value-type="float">
            <text:p>-0.0236038</text:p>
          </table:table-cell>
          <table:table-cell office:value-type="float" office:value="0.0957015" calcext:value-type="float">
            <text:p>0.0957015</text:p>
          </table:table-cell>
          <table:table-cell office:value-type="float" office:value="0.231294" calcext:value-type="float">
            <text:p>0.231294</text:p>
          </table:table-cell>
          <table:table-cell office:value-type="float" office:value="-0.936181" calcext:value-type="float">
            <text:p>-0.936181</text:p>
          </table:table-cell>
          <table:table-cell office:value-type="float" office:value="9.75244" calcext:value-type="float">
            <text:p>9.75244</text:p>
          </table:table-cell>
          <table:table-cell/>
          <table:table-cell table:formula="of:= SQRT(([.G356]-[.A356])^2 + ([.H356]-[.B356])^2 + ([.I356]-[.C356])^2)" office:value-type="float" office:value="0.134647545064884" calcext:value-type="float">
            <text:p>0.1346475451</text:p>
          </table:table-cell>
          <table:table-cell table:formula="of:=[.A356]-[.G356]" office:value-type="float" office:value="-0.012956" calcext:value-type="float">
            <text:p>-0.012956</text:p>
          </table:table-cell>
          <table:table-cell table:formula="of:=[.B356]-[.H356]" office:value-type="float" office:value="0.0598839999999999" calcext:value-type="float">
            <text:p>0.059884</text:p>
          </table:table-cell>
          <table:table-cell table:formula="of:=[.C356]-[.I356]" office:value-type="float" office:value="-0.119899999999999" calcext:value-type="float">
            <text:p>-0.1199</text:p>
          </table:table-cell>
          <table:table-cell/>
        </table:table-row>
        <table:table-row table:style-name="ro1">
          <table:table-cell office:value-type="float" office:value="0.218338" calcext:value-type="float">
            <text:p>0.218338</text:p>
          </table:table-cell>
          <table:table-cell office:value-type="float" office:value="-0.876297" calcext:value-type="float">
            <text:p>-0.876297</text:p>
          </table:table-cell>
          <table:table-cell office:value-type="float" office:value="9.63254" calcext:value-type="float">
            <text:p>9.63254</text:p>
          </table:table-cell>
          <table:table-cell office:value-type="float" office:value="-0.508746" calcext:value-type="float">
            <text:p>-0.508746</text:p>
          </table:table-cell>
          <table:table-cell office:value-type="float" office:value="-0.0236042" calcext:value-type="float">
            <text:p>-0.0236042</text:p>
          </table:table-cell>
          <table:table-cell office:value-type="float" office:value="0.0956246" calcext:value-type="float">
            <text:p>0.0956246</text:p>
          </table:table-cell>
          <table:table-cell office:value-type="float" office:value="0.231299" calcext:value-type="float">
            <text:p>0.231299</text:p>
          </table:table-cell>
          <table:table-cell office:value-type="float" office:value="-0.935433" calcext:value-type="float">
            <text:p>-0.935433</text:p>
          </table:table-cell>
          <table:table-cell office:value-type="float" office:value="9.75251" calcext:value-type="float">
            <text:p>9.75251</text:p>
          </table:table-cell>
          <table:table-cell/>
          <table:table-cell table:formula="of:= SQRT(([.G357]-[.A357])^2 + ([.H357]-[.B357])^2 + ([.I357]-[.C357])^2)" office:value-type="float" office:value="0.134379518219854" calcext:value-type="float">
            <text:p>0.1343795182</text:p>
          </table:table-cell>
          <table:table-cell table:formula="of:=[.A357]-[.G357]" office:value-type="float" office:value="-0.012961" calcext:value-type="float">
            <text:p>-0.012961</text:p>
          </table:table-cell>
          <table:table-cell table:formula="of:=[.B357]-[.H357]" office:value-type="float" office:value="0.059136" calcext:value-type="float">
            <text:p>0.059136</text:p>
          </table:table-cell>
          <table:table-cell table:formula="of:=[.C357]-[.I357]" office:value-type="float" office:value="-0.11997" calcext:value-type="float">
            <text:p>-0.11997</text:p>
          </table:table-cell>
          <table:table-cell/>
        </table:table-row>
        <table:table-row table:style-name="ro1">
          <table:table-cell office:value-type="float" office:value="0.23262" calcext:value-type="float">
            <text:p>0.23262</text:p>
          </table:table-cell>
          <table:table-cell office:value-type="float" office:value="-0.940567" calcext:value-type="float">
            <text:p>-0.940567</text:p>
          </table:table-cell>
          <table:table-cell office:value-type="float" office:value="9.61588" calcext:value-type="float">
            <text:p>9.61588</text:p>
          </table:table-cell>
          <table:table-cell office:value-type="float" office:value="-0.508746" calcext:value-type="float">
            <text:p>-0.508746</text:p>
          </table:table-cell>
          <table:table-cell office:value-type="float" office:value="-0.0236042" calcext:value-type="float">
            <text:p>-0.0236042</text:p>
          </table:table-cell>
          <table:table-cell office:value-type="float" office:value="0.0956246" calcext:value-type="float">
            <text:p>0.0956246</text:p>
          </table:table-cell>
          <table:table-cell office:value-type="float" office:value="0.231299" calcext:value-type="float">
            <text:p>0.231299</text:p>
          </table:table-cell>
          <table:table-cell office:value-type="float" office:value="-0.935433" calcext:value-type="float">
            <text:p>-0.935433</text:p>
          </table:table-cell>
          <table:table-cell office:value-type="float" office:value="9.75251" calcext:value-type="float">
            <text:p>9.75251</text:p>
          </table:table-cell>
          <table:table-cell/>
          <table:table-cell table:formula="of:= SQRT(([.G358]-[.A358])^2 + ([.H358]-[.B358])^2 + ([.I358]-[.C358])^2)" office:value-type="float" office:value="0.136732804758039" calcext:value-type="float">
            <text:p>0.1367328048</text:p>
          </table:table-cell>
          <table:table-cell table:formula="of:=[.A358]-[.G358]" office:value-type="float" office:value="0.00132100000000004" calcext:value-type="float">
            <text:p>0.001321</text:p>
          </table:table-cell>
          <table:table-cell table:formula="of:=[.B358]-[.H358]" office:value-type="float" office:value="-0.00513399999999997" calcext:value-type="float">
            <text:p>-0.005134</text:p>
          </table:table-cell>
          <table:table-cell table:formula="of:=[.C358]-[.I358]" office:value-type="float" office:value="-0.13663" calcext:value-type="float">
            <text:p>-0.13663</text:p>
          </table:table-cell>
          <table:table-cell/>
        </table:table-row>
        <table:table-row table:style-name="ro1">
          <table:table-cell office:value-type="float" office:value="0.23262" calcext:value-type="float">
            <text:p>0.23262</text:p>
          </table:table-cell>
          <table:table-cell office:value-type="float" office:value="-0.940567" calcext:value-type="float">
            <text:p>-0.940567</text:p>
          </table:table-cell>
          <table:table-cell office:value-type="float" office:value="9.61588" calcext:value-type="float">
            <text:p>9.61588</text:p>
          </table:table-cell>
          <table:table-cell office:value-type="float" office:value="-0.508203" calcext:value-type="float">
            <text:p>-0.508203</text:p>
          </table:table-cell>
          <table:table-cell office:value-type="float" office:value="-0.0235396" calcext:value-type="float">
            <text:p>-0.0235396</text:p>
          </table:table-cell>
          <table:table-cell office:value-type="float" office:value="0.0954438" calcext:value-type="float">
            <text:p>0.0954438</text:p>
          </table:table-cell>
          <table:table-cell office:value-type="float" office:value="0.230667" calcext:value-type="float">
            <text:p>0.230667</text:p>
          </table:table-cell>
          <table:table-cell office:value-type="float" office:value="-0.933671" calcext:value-type="float">
            <text:p>-0.933671</text:p>
          </table:table-cell>
          <table:table-cell office:value-type="float" office:value="9.75269" calcext:value-type="float">
            <text:p>9.75269</text:p>
          </table:table-cell>
          <table:table-cell/>
          <table:table-cell table:formula="of:= SQRT(([.G359]-[.A359])^2 + ([.H359]-[.B359])^2 + ([.I359]-[.C359])^2)" office:value-type="float" office:value="0.136997609924406" calcext:value-type="float">
            <text:p>0.1369976099</text:p>
          </table:table-cell>
          <table:table-cell table:formula="of:=[.A359]-[.G359]" office:value-type="float" office:value="0.00195300000000004" calcext:value-type="float">
            <text:p>0.001953</text:p>
          </table:table-cell>
          <table:table-cell table:formula="of:=[.B359]-[.H359]" office:value-type="float" office:value="-0.00689600000000001" calcext:value-type="float">
            <text:p>-0.006896</text:p>
          </table:table-cell>
          <table:table-cell table:formula="of:=[.C359]-[.I359]" office:value-type="float" office:value="-0.136809999999999" calcext:value-type="float">
            <text:p>-0.13681</text:p>
          </table:table-cell>
          <table:table-cell/>
        </table:table-row>
        <table:table-row table:style-name="ro1">
          <table:table-cell office:value-type="float" office:value="0.225479" calcext:value-type="float">
            <text:p>0.225479</text:p>
          </table:table-cell>
          <table:table-cell office:value-type="float" office:value="-0.888199" calcext:value-type="float">
            <text:p>-0.888199</text:p>
          </table:table-cell>
          <table:table-cell office:value-type="float" office:value="9.68729" calcext:value-type="float">
            <text:p>9.68729</text:p>
          </table:table-cell>
          <table:table-cell office:value-type="float" office:value="-0.50835" calcext:value-type="float">
            <text:p>-0.50835</text:p>
          </table:table-cell>
          <table:table-cell office:value-type="float" office:value="-0.0235364" calcext:value-type="float">
            <text:p>-0.0235364</text:p>
          </table:table-cell>
          <table:table-cell office:value-type="float" office:value="0.0955046" calcext:value-type="float">
            <text:p>0.0955046</text:p>
          </table:table-cell>
          <table:table-cell office:value-type="float" office:value="0.230636" calcext:value-type="float">
            <text:p>0.230636</text:p>
          </table:table-cell>
          <table:table-cell office:value-type="float" office:value="-0.934266" calcext:value-type="float">
            <text:p>-0.934266</text:p>
          </table:table-cell>
          <table:table-cell office:value-type="float" office:value="9.75264" calcext:value-type="float">
            <text:p>9.75264</text:p>
          </table:table-cell>
          <table:table-cell/>
          <table:table-cell table:formula="of:= SQRT(([.G360]-[.A360])^2 + ([.H360]-[.B360])^2 + ([.I360]-[.C360])^2)" office:value-type="float" office:value="0.0801210686274205" calcext:value-type="float">
            <text:p>0.0801210686</text:p>
          </table:table-cell>
          <table:table-cell table:formula="of:=[.A360]-[.G360]" office:value-type="float" office:value="-0.005157" calcext:value-type="float">
            <text:p>-0.005157</text:p>
          </table:table-cell>
          <table:table-cell table:formula="of:=[.B360]-[.H360]" office:value-type="float" office:value="0.046067" calcext:value-type="float">
            <text:p>0.046067</text:p>
          </table:table-cell>
          <table:table-cell table:formula="of:=[.C360]-[.I360]" office:value-type="float" office:value="-0.0653499999999987" calcext:value-type="float">
            <text:p>-0.06535</text:p>
          </table:table-cell>
          <table:table-cell/>
        </table:table-row>
        <table:table-row table:style-name="ro1">
          <table:table-cell office:value-type="float" office:value="0.206436" calcext:value-type="float">
            <text:p>0.206436</text:p>
          </table:table-cell>
          <table:table-cell office:value-type="float" office:value="-0.850113" calcext:value-type="float">
            <text:p>-0.850113</text:p>
          </table:table-cell>
          <table:table-cell office:value-type="float" office:value="9.60635" calcext:value-type="float">
            <text:p>9.60635</text:p>
          </table:table-cell>
          <table:table-cell office:value-type="float" office:value="-0.50835" calcext:value-type="float">
            <text:p>-0.50835</text:p>
          </table:table-cell>
          <table:table-cell office:value-type="float" office:value="-0.0235364" calcext:value-type="float">
            <text:p>-0.0235364</text:p>
          </table:table-cell>
          <table:table-cell office:value-type="float" office:value="0.0955046" calcext:value-type="float">
            <text:p>0.0955046</text:p>
          </table:table-cell>
          <table:table-cell office:value-type="float" office:value="0.230636" calcext:value-type="float">
            <text:p>0.230636</text:p>
          </table:table-cell>
          <table:table-cell office:value-type="float" office:value="-0.934266" calcext:value-type="float">
            <text:p>-0.934266</text:p>
          </table:table-cell>
          <table:table-cell office:value-type="float" office:value="9.75264" calcext:value-type="float">
            <text:p>9.75264</text:p>
          </table:table-cell>
          <table:table-cell/>
          <table:table-cell table:formula="of:= SQRT(([.G361]-[.A361])^2 + ([.H361]-[.B361])^2 + ([.I361]-[.C361])^2)" office:value-type="float" office:value="0.170493787303232" calcext:value-type="float">
            <text:p>0.1704937873</text:p>
          </table:table-cell>
          <table:table-cell table:formula="of:=[.A361]-[.G361]" office:value-type="float" office:value="-0.0242" calcext:value-type="float">
            <text:p>-0.0242</text:p>
          </table:table-cell>
          <table:table-cell table:formula="of:=[.B361]-[.H361]" office:value-type="float" office:value="0.0841529999999999" calcext:value-type="float">
            <text:p>0.084153</text:p>
          </table:table-cell>
          <table:table-cell table:formula="of:=[.C361]-[.I361]" office:value-type="float" office:value="-0.146289999999999" calcext:value-type="float">
            <text:p>-0.14629</text:p>
          </table:table-cell>
          <table:table-cell/>
        </table:table-row>
        <table:table-row table:style-name="ro1">
          <table:table-cell office:value-type="float" office:value="0.206436" calcext:value-type="float">
            <text:p>0.206436</text:p>
          </table:table-cell>
          <table:table-cell office:value-type="float" office:value="-0.850113" calcext:value-type="float">
            <text:p>-0.850113</text:p>
          </table:table-cell>
          <table:table-cell office:value-type="float" office:value="9.60635" calcext:value-type="float">
            <text:p>9.60635</text:p>
          </table:table-cell>
          <table:table-cell office:value-type="float" office:value="-0.507933" calcext:value-type="float">
            <text:p>-0.507933</text:p>
          </table:table-cell>
          <table:table-cell office:value-type="float" office:value="-0.0235149" calcext:value-type="float">
            <text:p>-0.0235149</text:p>
          </table:table-cell>
          <table:table-cell office:value-type="float" office:value="0.09535" calcext:value-type="float">
            <text:p>0.09535</text:p>
          </table:table-cell>
          <table:table-cell office:value-type="float" office:value="0.230425" calcext:value-type="float">
            <text:p>0.230425</text:p>
          </table:table-cell>
          <table:table-cell office:value-type="float" office:value="-0.932759" calcext:value-type="float">
            <text:p>-0.932759</text:p>
          </table:table-cell>
          <table:table-cell office:value-type="float" office:value="9.75279" calcext:value-type="float">
            <text:p>9.75279</text:p>
          </table:table-cell>
          <table:table-cell/>
          <table:table-cell table:formula="of:= SQRT(([.G362]-[.A362])^2 + ([.H362]-[.B362])^2 + ([.I362]-[.C362])^2)" office:value-type="float" office:value="0.169854370085082" calcext:value-type="float">
            <text:p>0.1698543701</text:p>
          </table:table-cell>
          <table:table-cell table:formula="of:=[.A362]-[.G362]" office:value-type="float" office:value="-0.023989" calcext:value-type="float">
            <text:p>-0.023989</text:p>
          </table:table-cell>
          <table:table-cell table:formula="of:=[.B362]-[.H362]" office:value-type="float" office:value="0.082646" calcext:value-type="float">
            <text:p>0.082646</text:p>
          </table:table-cell>
          <table:table-cell table:formula="of:=[.C362]-[.I362]" office:value-type="float" office:value="-0.14644" calcext:value-type="float">
            <text:p>-0.14644</text:p>
          </table:table-cell>
          <table:table-cell/>
        </table:table-row>
        <table:table-row table:style-name="ro1">
          <table:table-cell office:value-type="float" office:value="0.242142" calcext:value-type="float">
            <text:p>0.242142</text:p>
          </table:table-cell>
          <table:table-cell office:value-type="float" office:value="-0.966751" calcext:value-type="float">
            <text:p>-0.966751</text:p>
          </table:table-cell>
          <table:table-cell office:value-type="float" office:value="9.70157" calcext:value-type="float">
            <text:p>9.70157</text:p>
          </table:table-cell>
          <table:table-cell office:value-type="float" office:value="-0.507933" calcext:value-type="float">
            <text:p>-0.507933</text:p>
          </table:table-cell>
          <table:table-cell office:value-type="float" office:value="-0.0235149" calcext:value-type="float">
            <text:p>-0.0235149</text:p>
          </table:table-cell>
          <table:table-cell office:value-type="float" office:value="0.09535" calcext:value-type="float">
            <text:p>0.09535</text:p>
          </table:table-cell>
          <table:table-cell office:value-type="float" office:value="0.230425" calcext:value-type="float">
            <text:p>0.230425</text:p>
          </table:table-cell>
          <table:table-cell office:value-type="float" office:value="-0.932759" calcext:value-type="float">
            <text:p>-0.932759</text:p>
          </table:table-cell>
          <table:table-cell office:value-type="float" office:value="9.75279" calcext:value-type="float">
            <text:p>9.75279</text:p>
          </table:table-cell>
          <table:table-cell/>
          <table:table-cell table:formula="of:= SQRT(([.G363]-[.A363])^2 + ([.H363]-[.B363])^2 + ([.I363]-[.C363])^2)" office:value-type="float" office:value="0.0625798094675916" calcext:value-type="float">
            <text:p>0.0625798095</text:p>
          </table:table-cell>
          <table:table-cell table:formula="of:=[.A363]-[.G363]" office:value-type="float" office:value="0.011717" calcext:value-type="float">
            <text:p>0.011717</text:p>
          </table:table-cell>
          <table:table-cell table:formula="of:=[.B363]-[.H363]" office:value-type="float" office:value="-0.0339919999999999" calcext:value-type="float">
            <text:p>-0.033992</text:p>
          </table:table-cell>
          <table:table-cell table:formula="of:=[.C363]-[.I363]" office:value-type="float" office:value="-0.0512200000000007" calcext:value-type="float">
            <text:p>-0.05122</text:p>
          </table:table-cell>
          <table:table-cell/>
        </table:table-row>
        <table:table-row table:style-name="ro1">
          <table:table-cell office:value-type="float" office:value="0.242142" calcext:value-type="float">
            <text:p>0.242142</text:p>
          </table:table-cell>
          <table:table-cell office:value-type="float" office:value="-0.966751" calcext:value-type="float">
            <text:p>-0.966751</text:p>
          </table:table-cell>
          <table:table-cell office:value-type="float" office:value="9.70157" calcext:value-type="float">
            <text:p>9.70157</text:p>
          </table:table-cell>
          <table:table-cell office:value-type="float" office:value="-0.507074" calcext:value-type="float">
            <text:p>-0.507074</text:p>
          </table:table-cell>
          <table:table-cell office:value-type="float" office:value="-0.0234256" calcext:value-type="float">
            <text:p>-0.0234256</text:p>
          </table:table-cell>
          <table:table-cell office:value-type="float" office:value="0.0950571" calcext:value-type="float">
            <text:p>0.0950571</text:p>
          </table:table-cell>
          <table:table-cell office:value-type="float" office:value="0.22955" calcext:value-type="float">
            <text:p>0.22955</text:p>
          </table:table-cell>
          <table:table-cell office:value-type="float" office:value="-0.929902" calcext:value-type="float">
            <text:p>-0.929902</text:p>
          </table:table-cell>
          <table:table-cell office:value-type="float" office:value="9.75308" calcext:value-type="float">
            <text:p>9.75308</text:p>
          </table:table-cell>
          <table:table-cell/>
          <table:table-cell table:formula="of:= SQRT(([.G364]-[.A364])^2 + ([.H364]-[.B364])^2 + ([.I364]-[.C364])^2)" office:value-type="float" office:value="0.0645731164262654" calcext:value-type="float">
            <text:p>0.0645731164</text:p>
          </table:table-cell>
          <table:table-cell table:formula="of:=[.A364]-[.G364]" office:value-type="float" office:value="0.012592" calcext:value-type="float">
            <text:p>0.012592</text:p>
          </table:table-cell>
          <table:table-cell table:formula="of:=[.B364]-[.H364]" office:value-type="float" office:value="-0.0368489999999999" calcext:value-type="float">
            <text:p>-0.036849</text:p>
          </table:table-cell>
          <table:table-cell table:formula="of:=[.C364]-[.I364]" office:value-type="float" office:value="-0.0515100000000004" calcext:value-type="float">
            <text:p>-0.05151</text:p>
          </table:table-cell>
          <table:table-cell/>
        </table:table-row>
        <table:table-row table:style-name="ro1">
          <table:table-cell office:value-type="float" office:value="0.23262" calcext:value-type="float">
            <text:p>0.23262</text:p>
          </table:table-cell>
          <table:table-cell office:value-type="float" office:value="-0.900101" calcext:value-type="float">
            <text:p>-0.900101</text:p>
          </table:table-cell>
          <table:table-cell office:value-type="float" office:value="9.70871" calcext:value-type="float">
            <text:p>9.70871</text:p>
          </table:table-cell>
          <table:table-cell office:value-type="float" office:value="-0.507074" calcext:value-type="float">
            <text:p>-0.507074</text:p>
          </table:table-cell>
          <table:table-cell office:value-type="float" office:value="-0.0234256" calcext:value-type="float">
            <text:p>-0.0234256</text:p>
          </table:table-cell>
          <table:table-cell office:value-type="float" office:value="0.0950571" calcext:value-type="float">
            <text:p>0.0950571</text:p>
          </table:table-cell>
          <table:table-cell office:value-type="float" office:value="0.22955" calcext:value-type="float">
            <text:p>0.22955</text:p>
          </table:table-cell>
          <table:table-cell office:value-type="float" office:value="-0.929902" calcext:value-type="float">
            <text:p>-0.929902</text:p>
          </table:table-cell>
          <table:table-cell office:value-type="float" office:value="9.75308" calcext:value-type="float">
            <text:p>9.75308</text:p>
          </table:table-cell>
          <table:table-cell/>
          <table:table-cell table:formula="of:= SQRT(([.G365]-[.A365])^2 + ([.H365]-[.B365])^2 + ([.I365]-[.C365])^2)" office:value-type="float" office:value="0.0535371030314497" calcext:value-type="float">
            <text:p>0.053537103</text:p>
          </table:table-cell>
          <table:table-cell table:formula="of:=[.A365]-[.G365]" office:value-type="float" office:value="0.00306999999999999" calcext:value-type="float">
            <text:p>0.00307</text:p>
          </table:table-cell>
          <table:table-cell table:formula="of:=[.B365]-[.H365]" office:value-type="float" office:value="0.0298010000000001" calcext:value-type="float">
            <text:p>0.029801</text:p>
          </table:table-cell>
          <table:table-cell table:formula="of:=[.C365]-[.I365]" office:value-type="float" office:value="-0.0443700000000007" calcext:value-type="float">
            <text:p>-0.04437</text:p>
          </table:table-cell>
          <table:table-cell/>
        </table:table-row>
        <table:table-row table:style-name="ro1">
          <table:table-cell office:value-type="float" office:value="0.23262" calcext:value-type="float">
            <text:p>0.23262</text:p>
          </table:table-cell>
          <table:table-cell office:value-type="float" office:value="-0.900101" calcext:value-type="float">
            <text:p>-0.900101</text:p>
          </table:table-cell>
          <table:table-cell office:value-type="float" office:value="9.70871" calcext:value-type="float">
            <text:p>9.70871</text:p>
          </table:table-cell>
          <table:table-cell office:value-type="float" office:value="-0.507327" calcext:value-type="float">
            <text:p>-0.507327</text:p>
          </table:table-cell>
          <table:table-cell office:value-type="float" office:value="-0.0234545" calcext:value-type="float">
            <text:p>-0.0234545</text:p>
          </table:table-cell>
          <table:table-cell office:value-type="float" office:value="0.0951421" calcext:value-type="float">
            <text:p>0.0951421</text:p>
          </table:table-cell>
          <table:table-cell office:value-type="float" office:value="0.229834" calcext:value-type="float">
            <text:p>0.229834</text:p>
          </table:table-cell>
          <table:table-cell office:value-type="float" office:value="-0.930732" calcext:value-type="float">
            <text:p>-0.930732</text:p>
          </table:table-cell>
          <table:table-cell office:value-type="float" office:value="9.753" calcext:value-type="float">
            <text:p>9.753</text:p>
          </table:table-cell>
          <table:table-cell/>
          <table:table-cell table:formula="of:= SQRT(([.G366]-[.A366])^2 + ([.H366]-[.B366])^2 + ([.I366]-[.C366])^2)" office:value-type="float" office:value="0.0539223891996638" calcext:value-type="float">
            <text:p>0.0539223892</text:p>
          </table:table-cell>
          <table:table-cell table:formula="of:=[.A366]-[.G366]" office:value-type="float" office:value="0.00278600000000004" calcext:value-type="float">
            <text:p>0.002786</text:p>
          </table:table-cell>
          <table:table-cell table:formula="of:=[.B366]-[.H366]" office:value-type="float" office:value="0.0306310000000001" calcext:value-type="float">
            <text:p>0.030631</text:p>
          </table:table-cell>
          <table:table-cell table:formula="of:=[.C366]-[.I366]" office:value-type="float" office:value="-0.0442900000000002" calcext:value-type="float">
            <text:p>-0.04429</text:p>
          </table:table-cell>
          <table:table-cell/>
        </table:table-row>
        <table:table-row table:style-name="ro1">
          <table:table-cell office:value-type="float" office:value="0.227859" calcext:value-type="float">
            <text:p>0.227859</text:p>
          </table:table-cell>
          <table:table-cell office:value-type="float" office:value="-0.945328" calcext:value-type="float">
            <text:p>-0.945328</text:p>
          </table:table-cell>
          <table:table-cell office:value-type="float" office:value="9.69205" calcext:value-type="float">
            <text:p>9.69205</text:p>
          </table:table-cell>
          <table:table-cell office:value-type="float" office:value="-0.507327" calcext:value-type="float">
            <text:p>-0.507327</text:p>
          </table:table-cell>
          <table:table-cell office:value-type="float" office:value="-0.0234545" calcext:value-type="float">
            <text:p>-0.0234545</text:p>
          </table:table-cell>
          <table:table-cell office:value-type="float" office:value="0.0951421" calcext:value-type="float">
            <text:p>0.0951421</text:p>
          </table:table-cell>
          <table:table-cell office:value-type="float" office:value="0.229834" calcext:value-type="float">
            <text:p>0.229834</text:p>
          </table:table-cell>
          <table:table-cell office:value-type="float" office:value="-0.930732" calcext:value-type="float">
            <text:p>-0.930732</text:p>
          </table:table-cell>
          <table:table-cell office:value-type="float" office:value="9.753" calcext:value-type="float">
            <text:p>9.753</text:p>
          </table:table-cell>
          <table:table-cell/>
          <table:table-cell table:formula="of:= SQRT(([.G367]-[.A367])^2 + ([.H367]-[.B367])^2 + ([.I367]-[.C367])^2)" office:value-type="float" office:value="0.0627044363741514" calcext:value-type="float">
            <text:p>0.0627044364</text:p>
          </table:table-cell>
          <table:table-cell table:formula="of:=[.A367]-[.G367]" office:value-type="float" office:value="-0.001975" calcext:value-type="float">
            <text:p>-0.001975</text:p>
          </table:table-cell>
          <table:table-cell table:formula="of:=[.B367]-[.H367]" office:value-type="float" office:value="-0.0145959999999999" calcext:value-type="float">
            <text:p>-0.014596</text:p>
          </table:table-cell>
          <table:table-cell table:formula="of:=[.C367]-[.I367]" office:value-type="float" office:value="-0.0609500000000001" calcext:value-type="float">
            <text:p>-0.06095</text:p>
          </table:table-cell>
          <table:table-cell/>
        </table:table-row>
        <table:table-row table:style-name="ro1">
          <table:table-cell office:value-type="float" office:value="0.227859" calcext:value-type="float">
            <text:p>0.227859</text:p>
          </table:table-cell>
          <table:table-cell office:value-type="float" office:value="-0.945328" calcext:value-type="float">
            <text:p>-0.945328</text:p>
          </table:table-cell>
          <table:table-cell office:value-type="float" office:value="9.69205" calcext:value-type="float">
            <text:p>9.69205</text:p>
          </table:table-cell>
          <table:table-cell office:value-type="float" office:value="-0.507021" calcext:value-type="float">
            <text:p>-0.507021</text:p>
          </table:table-cell>
          <table:table-cell office:value-type="float" office:value="-0.0234493" calcext:value-type="float">
            <text:p>-0.0234493</text:p>
          </table:table-cell>
          <table:table-cell office:value-type="float" office:value="0.095023" calcext:value-type="float">
            <text:p>0.095023</text:p>
          </table:table-cell>
          <table:table-cell office:value-type="float" office:value="0.229781" calcext:value-type="float">
            <text:p>0.229781</text:p>
          </table:table-cell>
          <table:table-cell office:value-type="float" office:value="-0.929569" calcext:value-type="float">
            <text:p>-0.929569</text:p>
          </table:table-cell>
          <table:table-cell office:value-type="float" office:value="9.75311" calcext:value-type="float">
            <text:p>9.75311</text:p>
          </table:table-cell>
          <table:table-cell/>
          <table:table-cell table:formula="of:= SQRT(([.G368]-[.A368])^2 + ([.H368]-[.B368])^2 + ([.I368]-[.C368])^2)" office:value-type="float" office:value="0.0630901241479198" calcext:value-type="float">
            <text:p>0.0630901241</text:p>
          </table:table-cell>
          <table:table-cell table:formula="of:=[.A368]-[.G368]" office:value-type="float" office:value="-0.00192200000000001" calcext:value-type="float">
            <text:p>-0.001922</text:p>
          </table:table-cell>
          <table:table-cell table:formula="of:=[.B368]-[.H368]" office:value-type="float" office:value="-0.015759" calcext:value-type="float">
            <text:p>-0.015759</text:p>
          </table:table-cell>
          <table:table-cell table:formula="of:=[.C368]-[.I368]" office:value-type="float" office:value="-0.0610599999999995" calcext:value-type="float">
            <text:p>-0.06106</text:p>
          </table:table-cell>
          <table:table-cell/>
        </table:table-row>
        <table:table-row table:style-name="ro1">
          <table:table-cell office:value-type="float" office:value="0.263565" calcext:value-type="float">
            <text:p>0.263565</text:p>
          </table:table-cell>
          <table:table-cell office:value-type="float" office:value="-0.95961" calcext:value-type="float">
            <text:p>-0.95961</text:p>
          </table:table-cell>
          <table:table-cell office:value-type="float" office:value="9.65634" calcext:value-type="float">
            <text:p>9.65634</text:p>
          </table:table-cell>
          <table:table-cell office:value-type="float" office:value="-0.507182" calcext:value-type="float">
            <text:p>-0.507182</text:p>
          </table:table-cell>
          <table:table-cell office:value-type="float" office:value="-0.0234274" calcext:value-type="float">
            <text:p>-0.0234274</text:p>
          </table:table-cell>
          <table:table-cell office:value-type="float" office:value="0.0950992" calcext:value-type="float">
            <text:p>0.0950992</text:p>
          </table:table-cell>
          <table:table-cell office:value-type="float" office:value="0.229568" calcext:value-type="float">
            <text:p>0.229568</text:p>
          </table:table-cell>
          <table:table-cell office:value-type="float" office:value="-0.930314" calcext:value-type="float">
            <text:p>-0.930314</text:p>
          </table:table-cell>
          <table:table-cell office:value-type="float" office:value="9.75304" calcext:value-type="float">
            <text:p>9.75304</text:p>
          </table:table-cell>
          <table:table-cell/>
          <table:table-cell table:formula="of:= SQRT(([.G369]-[.A369])^2 + ([.H369]-[.B369])^2 + ([.I369]-[.C369])^2)" office:value-type="float" office:value="0.106606480220482" calcext:value-type="float">
            <text:p>0.1066064802</text:p>
          </table:table-cell>
          <table:table-cell table:formula="of:=[.A369]-[.G369]" office:value-type="float" office:value="0.033997" calcext:value-type="float">
            <text:p>0.033997</text:p>
          </table:table-cell>
          <table:table-cell table:formula="of:=[.B369]-[.H369]" office:value-type="float" office:value="-0.0292960000000001" calcext:value-type="float">
            <text:p>-0.029296</text:p>
          </table:table-cell>
          <table:table-cell table:formula="of:=[.C369]-[.I369]" office:value-type="float" office:value="-0.0967000000000002" calcext:value-type="float">
            <text:p>-0.0967</text:p>
          </table:table-cell>
          <table:table-cell/>
        </table:table-row>
        <table:table-row table:style-name="ro1">
          <table:table-cell office:value-type="float" office:value="0.263565" calcext:value-type="float">
            <text:p>0.263565</text:p>
          </table:table-cell>
          <table:table-cell office:value-type="float" office:value="-0.95961" calcext:value-type="float">
            <text:p>-0.95961</text:p>
          </table:table-cell>
          <table:table-cell office:value-type="float" office:value="9.65634" calcext:value-type="float">
            <text:p>9.65634</text:p>
          </table:table-cell>
          <table:table-cell office:value-type="float" office:value="-0.507182" calcext:value-type="float">
            <text:p>-0.507182</text:p>
          </table:table-cell>
          <table:table-cell office:value-type="float" office:value="-0.0234274" calcext:value-type="float">
            <text:p>-0.0234274</text:p>
          </table:table-cell>
          <table:table-cell office:value-type="float" office:value="0.0950992" calcext:value-type="float">
            <text:p>0.0950992</text:p>
          </table:table-cell>
          <table:table-cell office:value-type="float" office:value="0.229568" calcext:value-type="float">
            <text:p>0.229568</text:p>
          </table:table-cell>
          <table:table-cell office:value-type="float" office:value="-0.930314" calcext:value-type="float">
            <text:p>-0.930314</text:p>
          </table:table-cell>
          <table:table-cell office:value-type="float" office:value="9.75304" calcext:value-type="float">
            <text:p>9.75304</text:p>
          </table:table-cell>
          <table:table-cell/>
          <table:table-cell table:formula="of:= SQRT(([.G370]-[.A370])^2 + ([.H370]-[.B370])^2 + ([.I370]-[.C370])^2)" office:value-type="float" office:value="0.106606480220482" calcext:value-type="float">
            <text:p>0.1066064802</text:p>
          </table:table-cell>
          <table:table-cell table:formula="of:=[.A370]-[.G370]" office:value-type="float" office:value="0.033997" calcext:value-type="float">
            <text:p>0.033997</text:p>
          </table:table-cell>
          <table:table-cell table:formula="of:=[.B370]-[.H370]" office:value-type="float" office:value="-0.0292960000000001" calcext:value-type="float">
            <text:p>-0.029296</text:p>
          </table:table-cell>
          <table:table-cell table:formula="of:=[.C370]-[.I370]" office:value-type="float" office:value="-0.0967000000000002" calcext:value-type="float">
            <text:p>-0.0967</text:p>
          </table:table-cell>
          <table:table-cell/>
        </table:table-row>
        <table:table-row table:style-name="ro1">
          <table:table-cell office:value-type="float" office:value="0.227859" calcext:value-type="float">
            <text:p>0.227859</text:p>
          </table:table-cell>
          <table:table-cell office:value-type="float" office:value="-0.907242" calcext:value-type="float">
            <text:p>-0.907242</text:p>
          </table:table-cell>
          <table:table-cell office:value-type="float" office:value="9.6611" calcext:value-type="float">
            <text:p>9.6611</text:p>
          </table:table-cell>
          <table:table-cell office:value-type="float" office:value="-0.507693" calcext:value-type="float">
            <text:p>-0.507693</text:p>
          </table:table-cell>
          <table:table-cell office:value-type="float" office:value="-0.0235341" calcext:value-type="float">
            <text:p>-0.0235341</text:p>
          </table:table-cell>
          <table:table-cell office:value-type="float" office:value="0.0952434" calcext:value-type="float">
            <text:p>0.0952434</text:p>
          </table:table-cell>
          <table:table-cell office:value-type="float" office:value="0.230614" calcext:value-type="float">
            <text:p>0.230614</text:p>
          </table:table-cell>
          <table:table-cell office:value-type="float" office:value="-0.931718" calcext:value-type="float">
            <text:p>-0.931718</text:p>
          </table:table-cell>
          <table:table-cell office:value-type="float" office:value="9.75288" calcext:value-type="float">
            <text:p>9.75288</text:p>
          </table:table-cell>
          <table:table-cell/>
          <table:table-cell table:formula="of:= SQRT(([.G371]-[.A371])^2 + ([.H371]-[.B371])^2 + ([.I371]-[.C371])^2)" office:value-type="float" office:value="0.095027538119221" calcext:value-type="float">
            <text:p>0.0950275381</text:p>
          </table:table-cell>
          <table:table-cell table:formula="of:=[.A371]-[.G371]" office:value-type="float" office:value="-0.00275500000000001" calcext:value-type="float">
            <text:p>-0.002755</text:p>
          </table:table-cell>
          <table:table-cell table:formula="of:=[.B371]-[.H371]" office:value-type="float" office:value="0.0244759999999999" calcext:value-type="float">
            <text:p>0.024476</text:p>
          </table:table-cell>
          <table:table-cell table:formula="of:=[.C371]-[.I371]" office:value-type="float" office:value="-0.09178" calcext:value-type="float">
            <text:p>-0.09178</text:p>
          </table:table-cell>
          <table:table-cell/>
        </table:table-row>
        <table:table-row table:style-name="ro1">
          <table:table-cell office:value-type="float" office:value="0.220718" calcext:value-type="float">
            <text:p>0.220718</text:p>
          </table:table-cell>
          <table:table-cell office:value-type="float" office:value="-0.973892" calcext:value-type="float">
            <text:p>-0.973892</text:p>
          </table:table-cell>
          <table:table-cell office:value-type="float" office:value="9.63016" calcext:value-type="float">
            <text:p>9.63016</text:p>
          </table:table-cell>
          <table:table-cell office:value-type="float" office:value="-0.507693" calcext:value-type="float">
            <text:p>-0.507693</text:p>
          </table:table-cell>
          <table:table-cell office:value-type="float" office:value="-0.0235341" calcext:value-type="float">
            <text:p>-0.0235341</text:p>
          </table:table-cell>
          <table:table-cell office:value-type="float" office:value="0.0952434" calcext:value-type="float">
            <text:p>0.0952434</text:p>
          </table:table-cell>
          <table:table-cell office:value-type="float" office:value="0.230614" calcext:value-type="float">
            <text:p>0.230614</text:p>
          </table:table-cell>
          <table:table-cell office:value-type="float" office:value="-0.931718" calcext:value-type="float">
            <text:p>-0.931718</text:p>
          </table:table-cell>
          <table:table-cell office:value-type="float" office:value="9.75288" calcext:value-type="float">
            <text:p>9.75288</text:p>
          </table:table-cell>
          <table:table-cell/>
          <table:table-cell table:formula="of:= SQRT(([.G372]-[.A372])^2 + ([.H372]-[.B372])^2 + ([.I372]-[.C372])^2)" office:value-type="float" office:value="0.130141367335678" calcext:value-type="float">
            <text:p>0.1301413673</text:p>
          </table:table-cell>
          <table:table-cell table:formula="of:=[.A372]-[.G372]" office:value-type="float" office:value="-0.00989599999999999" calcext:value-type="float">
            <text:p>-0.009896</text:p>
          </table:table-cell>
          <table:table-cell table:formula="of:=[.B372]-[.H372]" office:value-type="float" office:value="-0.042174" calcext:value-type="float">
            <text:p>-0.042174</text:p>
          </table:table-cell>
          <table:table-cell table:formula="of:=[.C372]-[.I372]" office:value-type="float" office:value="-0.122719999999999" calcext:value-type="float">
            <text:p>-0.12272</text:p>
          </table:table-cell>
          <table:table-cell/>
        </table:table-row>
        <table:table-row table:style-name="ro1">
          <table:table-cell office:value-type="float" office:value="0.220718" calcext:value-type="float">
            <text:p>0.220718</text:p>
          </table:table-cell>
          <table:table-cell office:value-type="float" office:value="-0.973892" calcext:value-type="float">
            <text:p>-0.973892</text:p>
          </table:table-cell>
          <table:table-cell office:value-type="float" office:value="9.63016" calcext:value-type="float">
            <text:p>9.63016</text:p>
          </table:table-cell>
          <table:table-cell office:value-type="float" office:value="-0.507571" calcext:value-type="float">
            <text:p>-0.507571</text:p>
          </table:table-cell>
          <table:table-cell office:value-type="float" office:value="-0.0235068" calcext:value-type="float">
            <text:p>-0.0235068</text:p>
          </table:table-cell>
          <table:table-cell office:value-type="float" office:value="0.09521" calcext:value-type="float">
            <text:p>0.09521</text:p>
          </table:table-cell>
          <table:table-cell office:value-type="float" office:value="0.230346" calcext:value-type="float">
            <text:p>0.230346</text:p>
          </table:table-cell>
          <table:table-cell office:value-type="float" office:value="-0.931392" calcext:value-type="float">
            <text:p>-0.931392</text:p>
          </table:table-cell>
          <table:table-cell office:value-type="float" office:value="9.75292" calcext:value-type="float">
            <text:p>9.75292</text:p>
          </table:table-cell>
          <table:table-cell/>
          <table:table-cell table:formula="of:= SQRT(([.G373]-[.A373])^2 + ([.H373]-[.B373])^2 + ([.I373]-[.C373])^2)" office:value-type="float" office:value="0.130264983721643" calcext:value-type="float">
            <text:p>0.1302649837</text:p>
          </table:table-cell>
          <table:table-cell table:formula="of:=[.A373]-[.G373]" office:value-type="float" office:value="-0.009628" calcext:value-type="float">
            <text:p>-0.009628</text:p>
          </table:table-cell>
          <table:table-cell table:formula="of:=[.B373]-[.H373]" office:value-type="float" office:value="-0.0425" calcext:value-type="float">
            <text:p>-0.0425</text:p>
          </table:table-cell>
          <table:table-cell table:formula="of:=[.C373]-[.I373]" office:value-type="float" office:value="-0.12276" calcext:value-type="float">
            <text:p>-0.12276</text:p>
          </table:table-cell>
          <table:table-cell/>
        </table:table-row>
        <table:table-row table:style-name="ro1">
          <table:table-cell office:value-type="float" office:value="0.239761" calcext:value-type="float">
            <text:p>0.239761</text:p>
          </table:table-cell>
          <table:table-cell office:value-type="float" office:value="-0.928665" calcext:value-type="float">
            <text:p>-0.928665</text:p>
          </table:table-cell>
          <table:table-cell office:value-type="float" office:value="9.6254" calcext:value-type="float">
            <text:p>9.6254</text:p>
          </table:table-cell>
          <table:table-cell office:value-type="float" office:value="-0.507571" calcext:value-type="float">
            <text:p>-0.507571</text:p>
          </table:table-cell>
          <table:table-cell office:value-type="float" office:value="-0.0235068" calcext:value-type="float">
            <text:p>-0.0235068</text:p>
          </table:table-cell>
          <table:table-cell office:value-type="float" office:value="0.09521" calcext:value-type="float">
            <text:p>0.09521</text:p>
          </table:table-cell>
          <table:table-cell office:value-type="float" office:value="0.230346" calcext:value-type="float">
            <text:p>0.230346</text:p>
          </table:table-cell>
          <table:table-cell office:value-type="float" office:value="-0.931392" calcext:value-type="float">
            <text:p>-0.931392</text:p>
          </table:table-cell>
          <table:table-cell office:value-type="float" office:value="9.75292" calcext:value-type="float">
            <text:p>9.75292</text:p>
          </table:table-cell>
          <table:table-cell/>
          <table:table-cell table:formula="of:= SQRT(([.G374]-[.A374])^2 + ([.H374]-[.B374])^2 + ([.I374]-[.C374])^2)" office:value-type="float" office:value="0.127896165517187" calcext:value-type="float">
            <text:p>0.1278961655</text:p>
          </table:table-cell>
          <table:table-cell table:formula="of:=[.A374]-[.G374]" office:value-type="float" office:value="0.00941500000000001" calcext:value-type="float">
            <text:p>0.009415</text:p>
          </table:table-cell>
          <table:table-cell table:formula="of:=[.B374]-[.H374]" office:value-type="float" office:value="0.00272700000000003" calcext:value-type="float">
            <text:p>0.002727</text:p>
          </table:table-cell>
          <table:table-cell table:formula="of:=[.C374]-[.I374]" office:value-type="float" office:value="-0.127519999999999" calcext:value-type="float">
            <text:p>-0.12752</text:p>
          </table:table-cell>
          <table:table-cell/>
        </table:table-row>
        <table:table-row table:style-name="ro1">
          <table:table-cell office:value-type="float" office:value="0.239761" calcext:value-type="float">
            <text:p>0.239761</text:p>
          </table:table-cell>
          <table:table-cell office:value-type="float" office:value="-0.928665" calcext:value-type="float">
            <text:p>-0.928665</text:p>
          </table:table-cell>
          <table:table-cell office:value-type="float" office:value="9.6254" calcext:value-type="float">
            <text:p>9.6254</text:p>
          </table:table-cell>
          <table:table-cell office:value-type="float" office:value="-0.508021" calcext:value-type="float">
            <text:p>-0.508021</text:p>
          </table:table-cell>
          <table:table-cell office:value-type="float" office:value="-0.0234515" calcext:value-type="float">
            <text:p>-0.0234515</text:p>
          </table:table-cell>
          <table:table-cell office:value-type="float" office:value="0.0954207" calcext:value-type="float">
            <text:p>0.0954207</text:p>
          </table:table-cell>
          <table:table-cell office:value-type="float" office:value="0.229805" calcext:value-type="float">
            <text:p>0.229805</text:p>
          </table:table-cell>
          <table:table-cell office:value-type="float" office:value="-0.933449" calcext:value-type="float">
            <text:p>-0.933449</text:p>
          </table:table-cell>
          <table:table-cell office:value-type="float" office:value="9.75274" calcext:value-type="float">
            <text:p>9.75274</text:p>
          </table:table-cell>
          <table:table-cell/>
          <table:table-cell table:formula="of:= SQRT(([.G375]-[.A375])^2 + ([.H375]-[.B375])^2 + ([.I375]-[.C375])^2)" office:value-type="float" office:value="0.127818168473811" calcext:value-type="float">
            <text:p>0.1278181685</text:p>
          </table:table-cell>
          <table:table-cell table:formula="of:=[.A375]-[.G375]" office:value-type="float" office:value="0.00995600000000002" calcext:value-type="float">
            <text:p>0.009956</text:p>
          </table:table-cell>
          <table:table-cell table:formula="of:=[.B375]-[.H375]" office:value-type="float" office:value="0.00478400000000001" calcext:value-type="float">
            <text:p>0.004784</text:p>
          </table:table-cell>
          <table:table-cell table:formula="of:=[.C375]-[.I375]" office:value-type="float" office:value="-0.127339999999998" calcext:value-type="float">
            <text:p>-0.12734</text:p>
          </table:table-cell>
          <table:table-cell/>
        </table:table-row>
        <table:table-row table:style-name="ro1">
          <table:table-cell office:value-type="float" office:value="0.237381" calcext:value-type="float">
            <text:p>0.237381</text:p>
          </table:table-cell>
          <table:table-cell office:value-type="float" office:value="-0.904861" calcext:value-type="float">
            <text:p>-0.904861</text:p>
          </table:table-cell>
          <table:table-cell office:value-type="float" office:value="9.55875" calcext:value-type="float">
            <text:p>9.55875</text:p>
          </table:table-cell>
          <table:table-cell office:value-type="float" office:value="-0.508021" calcext:value-type="float">
            <text:p>-0.508021</text:p>
          </table:table-cell>
          <table:table-cell office:value-type="float" office:value="-0.0234515" calcext:value-type="float">
            <text:p>-0.0234515</text:p>
          </table:table-cell>
          <table:table-cell office:value-type="float" office:value="0.0954207" calcext:value-type="float">
            <text:p>0.0954207</text:p>
          </table:table-cell>
          <table:table-cell office:value-type="float" office:value="0.229805" calcext:value-type="float">
            <text:p>0.229805</text:p>
          </table:table-cell>
          <table:table-cell office:value-type="float" office:value="-0.933449" calcext:value-type="float">
            <text:p>-0.933449</text:p>
          </table:table-cell>
          <table:table-cell office:value-type="float" office:value="9.75274" calcext:value-type="float">
            <text:p>9.75274</text:p>
          </table:table-cell>
          <table:table-cell/>
          <table:table-cell table:formula="of:= SQRT(([.G376]-[.A376])^2 + ([.H376]-[.B376])^2 + ([.I376]-[.C376])^2)" office:value-type="float" office:value="0.196231469494574" calcext:value-type="float">
            <text:p>0.1962314695</text:p>
          </table:table-cell>
          <table:table-cell table:formula="of:=[.A376]-[.G376]" office:value-type="float" office:value="0.007576" calcext:value-type="float">
            <text:p>0.007576</text:p>
          </table:table-cell>
          <table:table-cell table:formula="of:=[.B376]-[.H376]" office:value-type="float" office:value="0.0285880000000001" calcext:value-type="float">
            <text:p>0.028588</text:p>
          </table:table-cell>
          <table:table-cell table:formula="of:=[.C376]-[.I376]" office:value-type="float" office:value="-0.193989999999999" calcext:value-type="float">
            <text:p>-0.19399</text:p>
          </table:table-cell>
          <table:table-cell/>
        </table:table-row>
        <table:table-row table:style-name="ro1">
          <table:table-cell office:value-type="float" office:value="0.237381" calcext:value-type="float">
            <text:p>0.237381</text:p>
          </table:table-cell>
          <table:table-cell office:value-type="float" office:value="-0.904861" calcext:value-type="float">
            <text:p>-0.904861</text:p>
          </table:table-cell>
          <table:table-cell office:value-type="float" office:value="9.55875" calcext:value-type="float">
            <text:p>9.55875</text:p>
          </table:table-cell>
          <table:table-cell office:value-type="float" office:value="-0.508083" calcext:value-type="float">
            <text:p>-0.508083</text:p>
          </table:table-cell>
          <table:table-cell office:value-type="float" office:value="-0.0234469" calcext:value-type="float">
            <text:p>-0.0234469</text:p>
          </table:table-cell>
          <table:table-cell office:value-type="float" office:value="0.0954481" calcext:value-type="float">
            <text:p>0.0954481</text:p>
          </table:table-cell>
          <table:table-cell office:value-type="float" office:value="0.229757" calcext:value-type="float">
            <text:p>0.229757</text:p>
          </table:table-cell>
          <table:table-cell office:value-type="float" office:value="-0.933713" calcext:value-type="float">
            <text:p>-0.933713</text:p>
          </table:table-cell>
          <table:table-cell office:value-type="float" office:value="9.75271" calcext:value-type="float">
            <text:p>9.75271</text:p>
          </table:table-cell>
          <table:table-cell/>
          <table:table-cell table:formula="of:= SQRT(([.G377]-[.A377])^2 + ([.H377]-[.B377])^2 + ([.I377]-[.C377])^2)" office:value-type="float" office:value="0.196242311645578" calcext:value-type="float">
            <text:p>0.1962423116</text:p>
          </table:table-cell>
          <table:table-cell table:formula="of:=[.A377]-[.G377]" office:value-type="float" office:value="0.00762399999999999" calcext:value-type="float">
            <text:p>0.007624</text:p>
          </table:table-cell>
          <table:table-cell table:formula="of:=[.B377]-[.H377]" office:value-type="float" office:value="0.028852" calcext:value-type="float">
            <text:p>0.028852</text:p>
          </table:table-cell>
          <table:table-cell table:formula="of:=[.C377]-[.I377]" office:value-type="float" office:value="-0.193960000000001" calcext:value-type="float">
            <text:p>-0.19396</text:p>
          </table:table-cell>
          <table:table-cell/>
        </table:table-row>
        <table:table-row table:style-name="ro1">
          <table:table-cell office:value-type="float" office:value="0.220718" calcext:value-type="float">
            <text:p>0.220718</text:p>
          </table:table-cell>
          <table:table-cell office:value-type="float" office:value="-0.96199" calcext:value-type="float">
            <text:p>-0.96199</text:p>
          </table:table-cell>
          <table:table-cell office:value-type="float" office:value="9.64682" calcext:value-type="float">
            <text:p>9.64682</text:p>
          </table:table-cell>
          <table:table-cell office:value-type="float" office:value="-0.507948" calcext:value-type="float">
            <text:p>-0.507948</text:p>
          </table:table-cell>
          <table:table-cell office:value-type="float" office:value="-0.0234272" calcext:value-type="float">
            <text:p>-0.0234272</text:p>
          </table:table-cell>
          <table:table-cell office:value-type="float" office:value="0.0954053" calcext:value-type="float">
            <text:p>0.0954053</text:p>
          </table:table-cell>
          <table:table-cell office:value-type="float" office:value="0.229566" calcext:value-type="float">
            <text:p>0.229566</text:p>
          </table:table-cell>
          <table:table-cell office:value-type="float" office:value="-0.933298" calcext:value-type="float">
            <text:p>-0.933298</text:p>
          </table:table-cell>
          <table:table-cell office:value-type="float" office:value="9.75276" calcext:value-type="float">
            <text:p>9.75276</text:p>
          </table:table-cell>
          <table:table-cell/>
          <table:table-cell table:formula="of:= SQRT(([.G378]-[.A378])^2 + ([.H378]-[.B378])^2 + ([.I378]-[.C378])^2)" office:value-type="float" office:value="0.110112676690743" calcext:value-type="float">
            <text:p>0.1101126767</text:p>
          </table:table-cell>
          <table:table-cell table:formula="of:=[.A378]-[.G378]" office:value-type="float" office:value="-0.008848" calcext:value-type="float">
            <text:p>-0.008848</text:p>
          </table:table-cell>
          <table:table-cell table:formula="of:=[.B378]-[.H378]" office:value-type="float" office:value="-0.0286920000000002" calcext:value-type="float">
            <text:p>-0.028692</text:p>
          </table:table-cell>
          <table:table-cell table:formula="of:=[.C378]-[.I378]" office:value-type="float" office:value="-0.10594" calcext:value-type="float">
            <text:p>-0.10594</text:p>
          </table:table-cell>
          <table:table-cell/>
        </table:table-row>
        <table:table-row table:style-name="ro1">
          <table:table-cell office:value-type="float" office:value="0.220718" calcext:value-type="float">
            <text:p>0.220718</text:p>
          </table:table-cell>
          <table:table-cell office:value-type="float" office:value="-0.96199" calcext:value-type="float">
            <text:p>-0.96199</text:p>
          </table:table-cell>
          <table:table-cell office:value-type="float" office:value="9.64682" calcext:value-type="float">
            <text:p>9.64682</text:p>
          </table:table-cell>
          <table:table-cell office:value-type="float" office:value="-0.507948" calcext:value-type="float">
            <text:p>-0.507948</text:p>
          </table:table-cell>
          <table:table-cell office:value-type="float" office:value="-0.0234272" calcext:value-type="float">
            <text:p>-0.0234272</text:p>
          </table:table-cell>
          <table:table-cell office:value-type="float" office:value="0.0954053" calcext:value-type="float">
            <text:p>0.0954053</text:p>
          </table:table-cell>
          <table:table-cell office:value-type="float" office:value="0.229566" calcext:value-type="float">
            <text:p>0.229566</text:p>
          </table:table-cell>
          <table:table-cell office:value-type="float" office:value="-0.933298" calcext:value-type="float">
            <text:p>-0.933298</text:p>
          </table:table-cell>
          <table:table-cell office:value-type="float" office:value="9.75276" calcext:value-type="float">
            <text:p>9.75276</text:p>
          </table:table-cell>
          <table:table-cell/>
          <table:table-cell table:formula="of:= SQRT(([.G379]-[.A379])^2 + ([.H379]-[.B379])^2 + ([.I379]-[.C379])^2)" office:value-type="float" office:value="0.110112676690743" calcext:value-type="float">
            <text:p>0.1101126767</text:p>
          </table:table-cell>
          <table:table-cell table:formula="of:=[.A379]-[.G379]" office:value-type="float" office:value="-0.008848" calcext:value-type="float">
            <text:p>-0.008848</text:p>
          </table:table-cell>
          <table:table-cell table:formula="of:=[.B379]-[.H379]" office:value-type="float" office:value="-0.0286920000000002" calcext:value-type="float">
            <text:p>-0.028692</text:p>
          </table:table-cell>
          <table:table-cell table:formula="of:=[.C379]-[.I379]" office:value-type="float" office:value="-0.10594" calcext:value-type="float">
            <text:p>-0.10594</text:p>
          </table:table-cell>
          <table:table-cell/>
        </table:table-row>
        <table:table-row table:style-name="ro1">
          <table:table-cell office:value-type="float" office:value="0.277847" calcext:value-type="float">
            <text:p>0.277847</text:p>
          </table:table-cell>
          <table:table-cell office:value-type="float" office:value="-0.885818" calcext:value-type="float">
            <text:p>-0.885818</text:p>
          </table:table-cell>
          <table:table-cell office:value-type="float" office:value="9.59683" calcext:value-type="float">
            <text:p>9.59683</text:p>
          </table:table-cell>
          <table:table-cell office:value-type="float" office:value="-0.508108" calcext:value-type="float">
            <text:p>-0.508108</text:p>
          </table:table-cell>
          <table:table-cell office:value-type="float" office:value="-0.0233622" calcext:value-type="float">
            <text:p>-0.0233622</text:p>
          </table:table-cell>
          <table:table-cell office:value-type="float" office:value="0.0955057" calcext:value-type="float">
            <text:p>0.0955057</text:p>
          </table:table-cell>
          <table:table-cell office:value-type="float" office:value="0.228929" calcext:value-type="float">
            <text:p>0.228929</text:p>
          </table:table-cell>
          <table:table-cell office:value-type="float" office:value="-0.93428" calcext:value-type="float">
            <text:p>-0.93428</text:p>
          </table:table-cell>
          <table:table-cell office:value-type="float" office:value="9.75268" calcext:value-type="float">
            <text:p>9.75268</text:p>
          </table:table-cell>
          <table:table-cell/>
          <table:table-cell table:formula="of:= SQRT(([.G380]-[.A380])^2 + ([.H380]-[.B380])^2 + ([.I380]-[.C380])^2)" office:value-type="float" office:value="0.170384150283997" calcext:value-type="float">
            <text:p>0.1703841503</text:p>
          </table:table-cell>
          <table:table-cell table:formula="of:=[.A380]-[.G380]" office:value-type="float" office:value="0.048918" calcext:value-type="float">
            <text:p>0.048918</text:p>
          </table:table-cell>
          <table:table-cell table:formula="of:=[.B380]-[.H380]" office:value-type="float" office:value="0.0484620000000001" calcext:value-type="float">
            <text:p>0.048462</text:p>
          </table:table-cell>
          <table:table-cell table:formula="of:=[.C380]-[.I380]" office:value-type="float" office:value="-0.155849999999999" calcext:value-type="float">
            <text:p>-0.15585</text:p>
          </table:table-cell>
          <table:table-cell/>
        </table:table-row>
        <table:table-row table:style-name="ro1">
          <table:table-cell office:value-type="float" office:value="0.277847" calcext:value-type="float">
            <text:p>0.277847</text:p>
          </table:table-cell>
          <table:table-cell office:value-type="float" office:value="-0.885818" calcext:value-type="float">
            <text:p>-0.885818</text:p>
          </table:table-cell>
          <table:table-cell office:value-type="float" office:value="9.59683" calcext:value-type="float">
            <text:p>9.59683</text:p>
          </table:table-cell>
          <table:table-cell office:value-type="float" office:value="-0.508108" calcext:value-type="float">
            <text:p>-0.508108</text:p>
          </table:table-cell>
          <table:table-cell office:value-type="float" office:value="-0.0233622" calcext:value-type="float">
            <text:p>-0.0233622</text:p>
          </table:table-cell>
          <table:table-cell office:value-type="float" office:value="0.0955057" calcext:value-type="float">
            <text:p>0.0955057</text:p>
          </table:table-cell>
          <table:table-cell office:value-type="float" office:value="0.228929" calcext:value-type="float">
            <text:p>0.228929</text:p>
          </table:table-cell>
          <table:table-cell office:value-type="float" office:value="-0.93428" calcext:value-type="float">
            <text:p>-0.93428</text:p>
          </table:table-cell>
          <table:table-cell office:value-type="float" office:value="9.75268" calcext:value-type="float">
            <text:p>9.75268</text:p>
          </table:table-cell>
          <table:table-cell/>
          <table:table-cell table:formula="of:= SQRT(([.G381]-[.A381])^2 + ([.H381]-[.B381])^2 + ([.I381]-[.C381])^2)" office:value-type="float" office:value="0.170384150283997" calcext:value-type="float">
            <text:p>0.1703841503</text:p>
          </table:table-cell>
          <table:table-cell table:formula="of:=[.A381]-[.G381]" office:value-type="float" office:value="0.048918" calcext:value-type="float">
            <text:p>0.048918</text:p>
          </table:table-cell>
          <table:table-cell table:formula="of:=[.B381]-[.H381]" office:value-type="float" office:value="0.0484620000000001" calcext:value-type="float">
            <text:p>0.048462</text:p>
          </table:table-cell>
          <table:table-cell table:formula="of:=[.C381]-[.I381]" office:value-type="float" office:value="-0.155849999999999" calcext:value-type="float">
            <text:p>-0.15585</text:p>
          </table:table-cell>
          <table:table-cell/>
        </table:table-row>
        <table:table-row table:style-name="ro1">
          <table:table-cell office:value-type="float" office:value="0.223099" calcext:value-type="float">
            <text:p>0.223099</text:p>
          </table:table-cell>
          <table:table-cell office:value-type="float" office:value="-0.969131" calcext:value-type="float">
            <text:p>-0.969131</text:p>
          </table:table-cell>
          <table:table-cell office:value-type="float" office:value="9.64206" calcext:value-type="float">
            <text:p>9.64206</text:p>
          </table:table-cell>
          <table:table-cell office:value-type="float" office:value="-0.50799" calcext:value-type="float">
            <text:p>-0.50799</text:p>
          </table:table-cell>
          <table:table-cell office:value-type="float" office:value="-0.0235271" calcext:value-type="float">
            <text:p>-0.0235271</text:p>
          </table:table-cell>
          <table:table-cell office:value-type="float" office:value="0.0953659" calcext:value-type="float">
            <text:p>0.0953659</text:p>
          </table:table-cell>
          <table:table-cell office:value-type="float" office:value="0.230544" calcext:value-type="float">
            <text:p>0.230544</text:p>
          </table:table-cell>
          <table:table-cell office:value-type="float" office:value="-0.932912" calcext:value-type="float">
            <text:p>-0.932912</text:p>
          </table:table-cell>
          <table:table-cell office:value-type="float" office:value="9.75277" calcext:value-type="float">
            <text:p>9.75277</text:p>
          </table:table-cell>
          <table:table-cell/>
          <table:table-cell table:formula="of:= SQRT(([.G382]-[.A382])^2 + ([.H382]-[.B382])^2 + ([.I382]-[.C382])^2)" office:value-type="float" office:value="0.116721669307802" calcext:value-type="float">
            <text:p>0.1167216693</text:p>
          </table:table-cell>
          <table:table-cell table:formula="of:=[.A382]-[.G382]" office:value-type="float" office:value="-0.00744500000000001" calcext:value-type="float">
            <text:p>-0.007445</text:p>
          </table:table-cell>
          <table:table-cell table:formula="of:=[.B382]-[.H382]" office:value-type="float" office:value="-0.036219" calcext:value-type="float">
            <text:p>-0.036219</text:p>
          </table:table-cell>
          <table:table-cell table:formula="of:=[.C382]-[.I382]" office:value-type="float" office:value="-0.110709999999999" calcext:value-type="float">
            <text:p>-0.11071</text:p>
          </table:table-cell>
          <table:table-cell/>
        </table:table-row>
        <table:table-row table:style-name="ro1">
          <table:table-cell office:value-type="float" office:value="0.258804" calcext:value-type="float">
            <text:p>0.258804</text:p>
          </table:table-cell>
          <table:table-cell office:value-type="float" office:value="-0.95961" calcext:value-type="float">
            <text:p>-0.95961</text:p>
          </table:table-cell>
          <table:table-cell office:value-type="float" office:value="9.64206" calcext:value-type="float">
            <text:p>9.64206</text:p>
          </table:table-cell>
          <table:table-cell office:value-type="float" office:value="-0.50799" calcext:value-type="float">
            <text:p>-0.50799</text:p>
          </table:table-cell>
          <table:table-cell office:value-type="float" office:value="-0.0235271" calcext:value-type="float">
            <text:p>-0.0235271</text:p>
          </table:table-cell>
          <table:table-cell office:value-type="float" office:value="0.0953659" calcext:value-type="float">
            <text:p>0.0953659</text:p>
          </table:table-cell>
          <table:table-cell office:value-type="float" office:value="0.230544" calcext:value-type="float">
            <text:p>0.230544</text:p>
          </table:table-cell>
          <table:table-cell office:value-type="float" office:value="-0.932912" calcext:value-type="float">
            <text:p>-0.932912</text:p>
          </table:table-cell>
          <table:table-cell office:value-type="float" office:value="9.75277" calcext:value-type="float">
            <text:p>9.75277</text:p>
          </table:table-cell>
          <table:table-cell/>
          <table:table-cell table:formula="of:= SQRT(([.G383]-[.A383])^2 + ([.H383]-[.B383])^2 + ([.I383]-[.C383])^2)" office:value-type="float" office:value="0.117337610781879" calcext:value-type="float">
            <text:p>0.1173376108</text:p>
          </table:table-cell>
          <table:table-cell table:formula="of:=[.A383]-[.G383]" office:value-type="float" office:value="0.02826" calcext:value-type="float">
            <text:p>0.02826</text:p>
          </table:table-cell>
          <table:table-cell table:formula="of:=[.B383]-[.H383]" office:value-type="float" office:value="-0.0266980000000001" calcext:value-type="float">
            <text:p>-0.026698</text:p>
          </table:table-cell>
          <table:table-cell table:formula="of:=[.C383]-[.I383]" office:value-type="float" office:value="-0.110709999999999" calcext:value-type="float">
            <text:p>-0.11071</text:p>
          </table:table-cell>
          <table:table-cell/>
        </table:table-row>
        <table:table-row table:style-name="ro1">
          <table:table-cell office:value-type="float" office:value="0.258804" calcext:value-type="float">
            <text:p>0.258804</text:p>
          </table:table-cell>
          <table:table-cell office:value-type="float" office:value="-0.95961" calcext:value-type="float">
            <text:p>-0.95961</text:p>
          </table:table-cell>
          <table:table-cell office:value-type="float" office:value="9.64206" calcext:value-type="float">
            <text:p>9.64206</text:p>
          </table:table-cell>
          <table:table-cell office:value-type="float" office:value="-0.508281" calcext:value-type="float">
            <text:p>-0.508281</text:p>
          </table:table-cell>
          <table:table-cell office:value-type="float" office:value="-0.0234813" calcext:value-type="float">
            <text:p>-0.0234813</text:p>
          </table:table-cell>
          <table:table-cell office:value-type="float" office:value="0.095508" calcext:value-type="float">
            <text:p>0.095508</text:p>
          </table:table-cell>
          <table:table-cell office:value-type="float" office:value="0.230095" calcext:value-type="float">
            <text:p>0.230095</text:p>
          </table:table-cell>
          <table:table-cell office:value-type="float" office:value="-0.934296" calcext:value-type="float">
            <text:p>-0.934296</text:p>
          </table:table-cell>
          <table:table-cell office:value-type="float" office:value="9.75265" calcext:value-type="float">
            <text:p>9.75265</text:p>
          </table:table-cell>
          <table:table-cell/>
          <table:table-cell table:formula="of:= SQRT(([.G384]-[.A384])^2 + ([.H384]-[.B384])^2 + ([.I384]-[.C384])^2)" office:value-type="float" office:value="0.117026293528419" calcext:value-type="float">
            <text:p>0.1170262935</text:p>
          </table:table-cell>
          <table:table-cell table:formula="of:=[.A384]-[.G384]" office:value-type="float" office:value="0.028709" calcext:value-type="float">
            <text:p>0.028709</text:p>
          </table:table-cell>
          <table:table-cell table:formula="of:=[.B384]-[.H384]" office:value-type="float" office:value="-0.0253140000000002" calcext:value-type="float">
            <text:p>-0.025314</text:p>
          </table:table-cell>
          <table:table-cell table:formula="of:=[.C384]-[.I384]" office:value-type="float" office:value="-0.110589999999998" calcext:value-type="float">
            <text:p>-0.11059</text:p>
          </table:table-cell>
          <table:table-cell/>
        </table:table-row>
        <table:table-row table:style-name="ro1">
          <table:table-cell office:value-type="float" office:value="0.258804" calcext:value-type="float">
            <text:p>0.258804</text:p>
          </table:table-cell>
          <table:table-cell office:value-type="float" office:value="-0.95961" calcext:value-type="float">
            <text:p>-0.95961</text:p>
          </table:table-cell>
          <table:table-cell office:value-type="float" office:value="9.64206" calcext:value-type="float">
            <text:p>9.64206</text:p>
          </table:table-cell>
          <table:table-cell office:value-type="float" office:value="-0.508281" calcext:value-type="float">
            <text:p>-0.508281</text:p>
          </table:table-cell>
          <table:table-cell office:value-type="float" office:value="-0.0234813" calcext:value-type="float">
            <text:p>-0.0234813</text:p>
          </table:table-cell>
          <table:table-cell office:value-type="float" office:value="0.095508" calcext:value-type="float">
            <text:p>0.095508</text:p>
          </table:table-cell>
          <table:table-cell office:value-type="float" office:value="0.230095" calcext:value-type="float">
            <text:p>0.230095</text:p>
          </table:table-cell>
          <table:table-cell office:value-type="float" office:value="-0.934296" calcext:value-type="float">
            <text:p>-0.934296</text:p>
          </table:table-cell>
          <table:table-cell office:value-type="float" office:value="9.75265" calcext:value-type="float">
            <text:p>9.75265</text:p>
          </table:table-cell>
          <table:table-cell/>
          <table:table-cell table:formula="of:= SQRT(([.G385]-[.A385])^2 + ([.H385]-[.B385])^2 + ([.I385]-[.C385])^2)" office:value-type="float" office:value="0.117026293528419" calcext:value-type="float">
            <text:p>0.1170262935</text:p>
          </table:table-cell>
          <table:table-cell table:formula="of:=[.A385]-[.G385]" office:value-type="float" office:value="0.028709" calcext:value-type="float">
            <text:p>0.028709</text:p>
          </table:table-cell>
          <table:table-cell table:formula="of:=[.B385]-[.H385]" office:value-type="float" office:value="-0.0253140000000002" calcext:value-type="float">
            <text:p>-0.025314</text:p>
          </table:table-cell>
          <table:table-cell table:formula="of:=[.C385]-[.I385]" office:value-type="float" office:value="-0.110589999999998" calcext:value-type="float">
            <text:p>-0.11059</text:p>
          </table:table-cell>
          <table:table-cell/>
        </table:table-row>
        <table:table-row table:style-name="ro1">
          <table:table-cell office:value-type="float" office:value="0.194534" calcext:value-type="float">
            <text:p>0.194534</text:p>
          </table:table-cell>
          <table:table-cell office:value-type="float" office:value="-0.876297" calcext:value-type="float">
            <text:p>-0.876297</text:p>
          </table:table-cell>
          <table:table-cell office:value-type="float" office:value="9.66348" calcext:value-type="float">
            <text:p>9.66348</text:p>
          </table:table-cell>
          <table:table-cell office:value-type="float" office:value="-0.508281" calcext:value-type="float">
            <text:p>-0.508281</text:p>
          </table:table-cell>
          <table:table-cell office:value-type="float" office:value="-0.0234813" calcext:value-type="float">
            <text:p>-0.0234813</text:p>
          </table:table-cell>
          <table:table-cell office:value-type="float" office:value="0.095508" calcext:value-type="float">
            <text:p>0.095508</text:p>
          </table:table-cell>
          <table:table-cell office:value-type="float" office:value="0.230095" calcext:value-type="float">
            <text:p>0.230095</text:p>
          </table:table-cell>
          <table:table-cell office:value-type="float" office:value="-0.934296" calcext:value-type="float">
            <text:p>-0.934296</text:p>
          </table:table-cell>
          <table:table-cell office:value-type="float" office:value="9.75265" calcext:value-type="float">
            <text:p>9.75265</text:p>
          </table:table-cell>
          <table:table-cell/>
          <table:table-cell table:formula="of:= SQRT(([.G386]-[.A386])^2 + ([.H386]-[.B386])^2 + ([.I386]-[.C386])^2)" office:value-type="float" office:value="0.112159518641976" calcext:value-type="float">
            <text:p>0.1121595186</text:p>
          </table:table-cell>
          <table:table-cell table:formula="of:=[.A386]-[.G386]" office:value-type="float" office:value="-0.035561" calcext:value-type="float">
            <text:p>-0.035561</text:p>
          </table:table-cell>
          <table:table-cell table:formula="of:=[.B386]-[.H386]" office:value-type="float" office:value="0.0579989999999999" calcext:value-type="float">
            <text:p>0.057999</text:p>
          </table:table-cell>
          <table:table-cell table:formula="of:=[.C386]-[.I386]" office:value-type="float" office:value="-0.0891699999999993" calcext:value-type="float">
            <text:p>-0.08917</text:p>
          </table:table-cell>
          <table:table-cell/>
        </table:table-row>
        <table:table-row table:style-name="ro1">
          <table:table-cell office:value-type="float" office:value="0.204056" calcext:value-type="float">
            <text:p>0.204056</text:p>
          </table:table-cell>
          <table:table-cell office:value-type="float" office:value="-0.981033" calcext:value-type="float">
            <text:p>-0.981033</text:p>
          </table:table-cell>
          <table:table-cell office:value-type="float" office:value="9.65158" calcext:value-type="float">
            <text:p>9.65158</text:p>
          </table:table-cell>
          <table:table-cell office:value-type="float" office:value="-0.50795" calcext:value-type="float">
            <text:p>-0.50795</text:p>
          </table:table-cell>
          <table:table-cell office:value-type="float" office:value="-0.0233844" calcext:value-type="float">
            <text:p>-0.0233844</text:p>
          </table:table-cell>
          <table:table-cell office:value-type="float" office:value="0.0954303" calcext:value-type="float">
            <text:p>0.0954303</text:p>
          </table:table-cell>
          <table:table-cell office:value-type="float" office:value="0.229147" calcext:value-type="float">
            <text:p>0.229147</text:p>
          </table:table-cell>
          <table:table-cell office:value-type="float" office:value="-0.933543" calcext:value-type="float">
            <text:p>-0.933543</text:p>
          </table:table-cell>
          <table:table-cell office:value-type="float" office:value="9.75274" calcext:value-type="float">
            <text:p>9.75274</text:p>
          </table:table-cell>
          <table:table-cell/>
          <table:table-cell table:formula="of:= SQRT(([.G387]-[.A387])^2 + ([.H387]-[.B387])^2 + ([.I387]-[.C387])^2)" office:value-type="float" office:value="0.114534728274877" calcext:value-type="float">
            <text:p>0.1145347283</text:p>
          </table:table-cell>
          <table:table-cell table:formula="of:=[.A387]-[.G387]" office:value-type="float" office:value="-0.025091" calcext:value-type="float">
            <text:p>-0.025091</text:p>
          </table:table-cell>
          <table:table-cell table:formula="of:=[.B387]-[.H387]" office:value-type="float" office:value="-0.0474899999999999" calcext:value-type="float">
            <text:p>-0.04749</text:p>
          </table:table-cell>
          <table:table-cell table:formula="of:=[.C387]-[.I387]" office:value-type="float" office:value="-0.10116" calcext:value-type="float">
            <text:p>-0.10116</text:p>
          </table:table-cell>
          <table:table-cell/>
        </table:table-row>
        <table:table-row table:style-name="ro1">
          <table:table-cell office:value-type="float" office:value="0.204056" calcext:value-type="float">
            <text:p>0.204056</text:p>
          </table:table-cell>
          <table:table-cell office:value-type="float" office:value="-0.981033" calcext:value-type="float">
            <text:p>-0.981033</text:p>
          </table:table-cell>
          <table:table-cell office:value-type="float" office:value="9.65158" calcext:value-type="float">
            <text:p>9.65158</text:p>
          </table:table-cell>
          <table:table-cell office:value-type="float" office:value="-0.50795" calcext:value-type="float">
            <text:p>-0.50795</text:p>
          </table:table-cell>
          <table:table-cell office:value-type="float" office:value="-0.0233844" calcext:value-type="float">
            <text:p>-0.0233844</text:p>
          </table:table-cell>
          <table:table-cell office:value-type="float" office:value="0.0954303" calcext:value-type="float">
            <text:p>0.0954303</text:p>
          </table:table-cell>
          <table:table-cell office:value-type="float" office:value="0.229147" calcext:value-type="float">
            <text:p>0.229147</text:p>
          </table:table-cell>
          <table:table-cell office:value-type="float" office:value="-0.933543" calcext:value-type="float">
            <text:p>-0.933543</text:p>
          </table:table-cell>
          <table:table-cell office:value-type="float" office:value="9.75274" calcext:value-type="float">
            <text:p>9.75274</text:p>
          </table:table-cell>
          <table:table-cell/>
          <table:table-cell table:formula="of:= SQRT(([.G388]-[.A388])^2 + ([.H388]-[.B388])^2 + ([.I388]-[.C388])^2)" office:value-type="float" office:value="0.114534728274877" calcext:value-type="float">
            <text:p>0.1145347283</text:p>
          </table:table-cell>
          <table:table-cell table:formula="of:=[.A388]-[.G388]" office:value-type="float" office:value="-0.025091" calcext:value-type="float">
            <text:p>-0.025091</text:p>
          </table:table-cell>
          <table:table-cell table:formula="of:=[.B388]-[.H388]" office:value-type="float" office:value="-0.0474899999999999" calcext:value-type="float">
            <text:p>-0.04749</text:p>
          </table:table-cell>
          <table:table-cell table:formula="of:=[.C388]-[.I388]" office:value-type="float" office:value="-0.10116" calcext:value-type="float">
            <text:p>-0.10116</text:p>
          </table:table-cell>
          <table:table-cell/>
        </table:table-row>
        <table:table-row table:style-name="ro1">
          <table:table-cell office:value-type="float" office:value="0.239761" calcext:value-type="float">
            <text:p>0.239761</text:p>
          </table:table-cell>
          <table:table-cell office:value-type="float" office:value="-0.904861" calcext:value-type="float">
            <text:p>-0.904861</text:p>
          </table:table-cell>
          <table:table-cell office:value-type="float" office:value="9.67062" calcext:value-type="float">
            <text:p>9.67062</text:p>
          </table:table-cell>
          <table:table-cell office:value-type="float" office:value="-0.50795" calcext:value-type="float">
            <text:p>-0.50795</text:p>
          </table:table-cell>
          <table:table-cell office:value-type="float" office:value="-0.0233844" calcext:value-type="float">
            <text:p>-0.0233844</text:p>
          </table:table-cell>
          <table:table-cell office:value-type="float" office:value="0.0954303" calcext:value-type="float">
            <text:p>0.0954303</text:p>
          </table:table-cell>
          <table:table-cell office:value-type="float" office:value="0.229147" calcext:value-type="float">
            <text:p>0.229147</text:p>
          </table:table-cell>
          <table:table-cell office:value-type="float" office:value="-0.933543" calcext:value-type="float">
            <text:p>-0.933543</text:p>
          </table:table-cell>
          <table:table-cell office:value-type="float" office:value="9.75274" calcext:value-type="float">
            <text:p>9.75274</text:p>
          </table:table-cell>
          <table:table-cell/>
          <table:table-cell table:formula="of:= SQRT(([.G389]-[.A389])^2 + ([.H389]-[.B389])^2 + ([.I389]-[.C389])^2)" office:value-type="float" office:value="0.0876299521853114" calcext:value-type="float">
            <text:p>0.0876299522</text:p>
          </table:table-cell>
          <table:table-cell table:formula="of:=[.A389]-[.G389]" office:value-type="float" office:value="0.010614" calcext:value-type="float">
            <text:p>0.010614</text:p>
          </table:table-cell>
          <table:table-cell table:formula="of:=[.B389]-[.H389]" office:value-type="float" office:value="0.0286820000000001" calcext:value-type="float">
            <text:p>0.028682</text:p>
          </table:table-cell>
          <table:table-cell table:formula="of:=[.C389]-[.I389]" office:value-type="float" office:value="-0.0821199999999998" calcext:value-type="float">
            <text:p>-0.08212</text:p>
          </table:table-cell>
          <table:table-cell/>
        </table:table-row>
        <table:table-row table:style-name="ro1">
          <table:table-cell office:value-type="float" office:value="0.239761" calcext:value-type="float">
            <text:p>0.239761</text:p>
          </table:table-cell>
          <table:table-cell office:value-type="float" office:value="-0.904861" calcext:value-type="float">
            <text:p>-0.904861</text:p>
          </table:table-cell>
          <table:table-cell office:value-type="float" office:value="9.67062" calcext:value-type="float">
            <text:p>9.67062</text:p>
          </table:table-cell>
          <table:table-cell office:value-type="float" office:value="-0.508259" calcext:value-type="float">
            <text:p>-0.508259</text:p>
          </table:table-cell>
          <table:table-cell office:value-type="float" office:value="-0.0232721" calcext:value-type="float">
            <text:p>-0.0232721</text:p>
          </table:table-cell>
          <table:table-cell office:value-type="float" office:value="0.0956166" calcext:value-type="float">
            <text:p>0.0956166</text:p>
          </table:table-cell>
          <table:table-cell office:value-type="float" office:value="0.228045" calcext:value-type="float">
            <text:p>0.228045</text:p>
          </table:table-cell>
          <table:table-cell office:value-type="float" office:value="-0.93536" calcext:value-type="float">
            <text:p>-0.93536</text:p>
          </table:table-cell>
          <table:table-cell office:value-type="float" office:value="9.75259" calcext:value-type="float">
            <text:p>9.75259</text:p>
          </table:table-cell>
          <table:table-cell/>
          <table:table-cell table:formula="of:= SQRT(([.G390]-[.A390])^2 + ([.H390]-[.B390])^2 + ([.I390]-[.C390])^2)" office:value-type="float" office:value="0.0882413426745084" calcext:value-type="float">
            <text:p>0.0882413427</text:p>
          </table:table-cell>
          <table:table-cell table:formula="of:=[.A390]-[.G390]" office:value-type="float" office:value="0.011716" calcext:value-type="float">
            <text:p>0.011716</text:p>
          </table:table-cell>
          <table:table-cell table:formula="of:=[.B390]-[.H390]" office:value-type="float" office:value="0.0304990000000002" calcext:value-type="float">
            <text:p>0.030499</text:p>
          </table:table-cell>
          <table:table-cell table:formula="of:=[.C390]-[.I390]" office:value-type="float" office:value="-0.0819700000000001" calcext:value-type="float">
            <text:p>-0.08197</text:p>
          </table:table-cell>
          <table:table-cell/>
        </table:table-row>
        <table:table-row table:style-name="ro1">
          <table:table-cell table:number-columns-repeated="11"/>
          <table:table-cell table:formula="of:=[.A391]-[.G391]" office:value-type="float" office:value="0" calcext:value-type="float">
            <text:p>0</text:p>
          </table:table-cell>
          <table:table-cell table:formula="of:=[.B391]-[.H391]" office:value-type="float" office:value="0" calcext:value-type="float">
            <text:p>0</text:p>
          </table:table-cell>
          <table:table-cell table:formula="of:=[.C391]-[.I39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392]-[.G392]" office:value-type="float" office:value="0" calcext:value-type="float">
            <text:p>0</text:p>
          </table:table-cell>
          <table:table-cell table:formula="of:=[.B392]-[.H392]" office:value-type="float" office:value="0" calcext:value-type="float">
            <text:p>0</text:p>
          </table:table-cell>
          <table:table-cell table:formula="of:=[.C392]-[.I39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393]-[.G393]" office:value-type="float" office:value="0" calcext:value-type="float">
            <text:p>0</text:p>
          </table:table-cell>
          <table:table-cell table:formula="of:=[.B393]-[.H393]" office:value-type="float" office:value="0" calcext:value-type="float">
            <text:p>0</text:p>
          </table:table-cell>
          <table:table-cell table:formula="of:=[.C393]-[.I39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394]-[.G394]" office:value-type="float" office:value="0" calcext:value-type="float">
            <text:p>0</text:p>
          </table:table-cell>
          <table:table-cell table:formula="of:=[.B394]-[.H394]" office:value-type="float" office:value="0" calcext:value-type="float">
            <text:p>0</text:p>
          </table:table-cell>
          <table:table-cell table:formula="of:=[.C394]-[.I39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395]-[.G395]" office:value-type="float" office:value="0" calcext:value-type="float">
            <text:p>0</text:p>
          </table:table-cell>
          <table:table-cell table:formula="of:=[.B395]-[.H395]" office:value-type="float" office:value="0" calcext:value-type="float">
            <text:p>0</text:p>
          </table:table-cell>
          <table:table-cell table:formula="of:=[.C395]-[.I39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396]-[.G396]" office:value-type="float" office:value="0" calcext:value-type="float">
            <text:p>0</text:p>
          </table:table-cell>
          <table:table-cell table:formula="of:=[.B396]-[.H396]" office:value-type="float" office:value="0" calcext:value-type="float">
            <text:p>0</text:p>
          </table:table-cell>
          <table:table-cell table:formula="of:=[.C396]-[.I39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397]-[.G397]" office:value-type="float" office:value="0" calcext:value-type="float">
            <text:p>0</text:p>
          </table:table-cell>
          <table:table-cell table:formula="of:=[.B397]-[.H397]" office:value-type="float" office:value="0" calcext:value-type="float">
            <text:p>0</text:p>
          </table:table-cell>
          <table:table-cell table:formula="of:=[.C397]-[.I39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398]-[.G398]" office:value-type="float" office:value="0" calcext:value-type="float">
            <text:p>0</text:p>
          </table:table-cell>
          <table:table-cell table:formula="of:=[.B398]-[.H398]" office:value-type="float" office:value="0" calcext:value-type="float">
            <text:p>0</text:p>
          </table:table-cell>
          <table:table-cell table:formula="of:=[.C398]-[.I39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399]-[.G399]" office:value-type="float" office:value="0" calcext:value-type="float">
            <text:p>0</text:p>
          </table:table-cell>
          <table:table-cell table:formula="of:=[.B399]-[.H399]" office:value-type="float" office:value="0" calcext:value-type="float">
            <text:p>0</text:p>
          </table:table-cell>
          <table:table-cell table:formula="of:=[.C399]-[.I39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00]-[.G400]" office:value-type="float" office:value="0" calcext:value-type="float">
            <text:p>0</text:p>
          </table:table-cell>
          <table:table-cell table:formula="of:=[.B400]-[.H400]" office:value-type="float" office:value="0" calcext:value-type="float">
            <text:p>0</text:p>
          </table:table-cell>
          <table:table-cell table:formula="of:=[.C400]-[.I40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01]-[.G401]" office:value-type="float" office:value="0" calcext:value-type="float">
            <text:p>0</text:p>
          </table:table-cell>
          <table:table-cell table:formula="of:=[.B401]-[.H401]" office:value-type="float" office:value="0" calcext:value-type="float">
            <text:p>0</text:p>
          </table:table-cell>
          <table:table-cell table:formula="of:=[.C401]-[.I40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02]-[.G402]" office:value-type="float" office:value="0" calcext:value-type="float">
            <text:p>0</text:p>
          </table:table-cell>
          <table:table-cell table:formula="of:=[.B402]-[.H402]" office:value-type="float" office:value="0" calcext:value-type="float">
            <text:p>0</text:p>
          </table:table-cell>
          <table:table-cell table:formula="of:=[.C402]-[.I40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03]-[.G403]" office:value-type="float" office:value="0" calcext:value-type="float">
            <text:p>0</text:p>
          </table:table-cell>
          <table:table-cell table:formula="of:=[.B403]-[.H403]" office:value-type="float" office:value="0" calcext:value-type="float">
            <text:p>0</text:p>
          </table:table-cell>
          <table:table-cell table:formula="of:=[.C403]-[.I40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04]-[.G404]" office:value-type="float" office:value="0" calcext:value-type="float">
            <text:p>0</text:p>
          </table:table-cell>
          <table:table-cell table:formula="of:=[.B404]-[.H404]" office:value-type="float" office:value="0" calcext:value-type="float">
            <text:p>0</text:p>
          </table:table-cell>
          <table:table-cell table:formula="of:=[.C404]-[.I40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05]-[.G405]" office:value-type="float" office:value="0" calcext:value-type="float">
            <text:p>0</text:p>
          </table:table-cell>
          <table:table-cell table:formula="of:=[.B405]-[.H405]" office:value-type="float" office:value="0" calcext:value-type="float">
            <text:p>0</text:p>
          </table:table-cell>
          <table:table-cell table:formula="of:=[.C405]-[.I40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06]-[.G406]" office:value-type="float" office:value="0" calcext:value-type="float">
            <text:p>0</text:p>
          </table:table-cell>
          <table:table-cell table:formula="of:=[.B406]-[.H406]" office:value-type="float" office:value="0" calcext:value-type="float">
            <text:p>0</text:p>
          </table:table-cell>
          <table:table-cell table:formula="of:=[.C406]-[.I40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07]-[.G407]" office:value-type="float" office:value="0" calcext:value-type="float">
            <text:p>0</text:p>
          </table:table-cell>
          <table:table-cell table:formula="of:=[.B407]-[.H407]" office:value-type="float" office:value="0" calcext:value-type="float">
            <text:p>0</text:p>
          </table:table-cell>
          <table:table-cell table:formula="of:=[.C407]-[.I40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08]-[.G408]" office:value-type="float" office:value="0" calcext:value-type="float">
            <text:p>0</text:p>
          </table:table-cell>
          <table:table-cell table:formula="of:=[.B408]-[.H408]" office:value-type="float" office:value="0" calcext:value-type="float">
            <text:p>0</text:p>
          </table:table-cell>
          <table:table-cell table:formula="of:=[.C408]-[.I40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09]-[.G409]" office:value-type="float" office:value="0" calcext:value-type="float">
            <text:p>0</text:p>
          </table:table-cell>
          <table:table-cell table:formula="of:=[.B409]-[.H409]" office:value-type="float" office:value="0" calcext:value-type="float">
            <text:p>0</text:p>
          </table:table-cell>
          <table:table-cell table:formula="of:=[.C409]-[.I40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10]-[.G410]" office:value-type="float" office:value="0" calcext:value-type="float">
            <text:p>0</text:p>
          </table:table-cell>
          <table:table-cell table:formula="of:=[.B410]-[.H410]" office:value-type="float" office:value="0" calcext:value-type="float">
            <text:p>0</text:p>
          </table:table-cell>
          <table:table-cell table:formula="of:=[.C410]-[.I4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11]-[.G411]" office:value-type="float" office:value="0" calcext:value-type="float">
            <text:p>0</text:p>
          </table:table-cell>
          <table:table-cell table:formula="of:=[.B411]-[.H411]" office:value-type="float" office:value="0" calcext:value-type="float">
            <text:p>0</text:p>
          </table:table-cell>
          <table:table-cell table:formula="of:=[.C411]-[.I4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12]-[.G412]" office:value-type="float" office:value="0" calcext:value-type="float">
            <text:p>0</text:p>
          </table:table-cell>
          <table:table-cell table:formula="of:=[.B412]-[.H412]" office:value-type="float" office:value="0" calcext:value-type="float">
            <text:p>0</text:p>
          </table:table-cell>
          <table:table-cell table:formula="of:=[.C412]-[.I4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13]-[.G413]" office:value-type="float" office:value="0" calcext:value-type="float">
            <text:p>0</text:p>
          </table:table-cell>
          <table:table-cell table:formula="of:=[.B413]-[.H413]" office:value-type="float" office:value="0" calcext:value-type="float">
            <text:p>0</text:p>
          </table:table-cell>
          <table:table-cell table:formula="of:=[.C413]-[.I4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14]-[.G414]" office:value-type="float" office:value="0" calcext:value-type="float">
            <text:p>0</text:p>
          </table:table-cell>
          <table:table-cell table:formula="of:=[.B414]-[.H414]" office:value-type="float" office:value="0" calcext:value-type="float">
            <text:p>0</text:p>
          </table:table-cell>
          <table:table-cell table:formula="of:=[.C414]-[.I4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15]-[.G415]" office:value-type="float" office:value="0" calcext:value-type="float">
            <text:p>0</text:p>
          </table:table-cell>
          <table:table-cell table:formula="of:=[.B415]-[.H415]" office:value-type="float" office:value="0" calcext:value-type="float">
            <text:p>0</text:p>
          </table:table-cell>
          <table:table-cell table:formula="of:=[.C415]-[.I4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16]-[.G416]" office:value-type="float" office:value="0" calcext:value-type="float">
            <text:p>0</text:p>
          </table:table-cell>
          <table:table-cell table:formula="of:=[.B416]-[.H416]" office:value-type="float" office:value="0" calcext:value-type="float">
            <text:p>0</text:p>
          </table:table-cell>
          <table:table-cell table:formula="of:=[.C416]-[.I4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17]-[.G417]" office:value-type="float" office:value="0" calcext:value-type="float">
            <text:p>0</text:p>
          </table:table-cell>
          <table:table-cell table:formula="of:=[.B417]-[.H417]" office:value-type="float" office:value="0" calcext:value-type="float">
            <text:p>0</text:p>
          </table:table-cell>
          <table:table-cell table:formula="of:=[.C417]-[.I4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18]-[.G418]" office:value-type="float" office:value="0" calcext:value-type="float">
            <text:p>0</text:p>
          </table:table-cell>
          <table:table-cell table:formula="of:=[.B418]-[.H418]" office:value-type="float" office:value="0" calcext:value-type="float">
            <text:p>0</text:p>
          </table:table-cell>
          <table:table-cell table:formula="of:=[.C418]-[.I4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19]-[.G419]" office:value-type="float" office:value="0" calcext:value-type="float">
            <text:p>0</text:p>
          </table:table-cell>
          <table:table-cell table:formula="of:=[.B419]-[.H419]" office:value-type="float" office:value="0" calcext:value-type="float">
            <text:p>0</text:p>
          </table:table-cell>
          <table:table-cell table:formula="of:=[.C419]-[.I4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20]-[.G420]" office:value-type="float" office:value="0" calcext:value-type="float">
            <text:p>0</text:p>
          </table:table-cell>
          <table:table-cell table:formula="of:=[.B420]-[.H420]" office:value-type="float" office:value="0" calcext:value-type="float">
            <text:p>0</text:p>
          </table:table-cell>
          <table:table-cell table:formula="of:=[.C420]-[.I4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21]-[.G421]" office:value-type="float" office:value="0" calcext:value-type="float">
            <text:p>0</text:p>
          </table:table-cell>
          <table:table-cell table:formula="of:=[.B421]-[.H421]" office:value-type="float" office:value="0" calcext:value-type="float">
            <text:p>0</text:p>
          </table:table-cell>
          <table:table-cell table:formula="of:=[.C421]-[.I4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22]-[.G422]" office:value-type="float" office:value="0" calcext:value-type="float">
            <text:p>0</text:p>
          </table:table-cell>
          <table:table-cell table:formula="of:=[.B422]-[.H422]" office:value-type="float" office:value="0" calcext:value-type="float">
            <text:p>0</text:p>
          </table:table-cell>
          <table:table-cell table:formula="of:=[.C422]-[.I4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23]-[.G423]" office:value-type="float" office:value="0" calcext:value-type="float">
            <text:p>0</text:p>
          </table:table-cell>
          <table:table-cell table:formula="of:=[.B423]-[.H423]" office:value-type="float" office:value="0" calcext:value-type="float">
            <text:p>0</text:p>
          </table:table-cell>
          <table:table-cell table:formula="of:=[.C423]-[.I4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24]-[.G424]" office:value-type="float" office:value="0" calcext:value-type="float">
            <text:p>0</text:p>
          </table:table-cell>
          <table:table-cell table:formula="of:=[.B424]-[.H424]" office:value-type="float" office:value="0" calcext:value-type="float">
            <text:p>0</text:p>
          </table:table-cell>
          <table:table-cell table:formula="of:=[.C424]-[.I4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25]-[.G425]" office:value-type="float" office:value="0" calcext:value-type="float">
            <text:p>0</text:p>
          </table:table-cell>
          <table:table-cell table:formula="of:=[.B425]-[.H425]" office:value-type="float" office:value="0" calcext:value-type="float">
            <text:p>0</text:p>
          </table:table-cell>
          <table:table-cell table:formula="of:=[.C425]-[.I4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26]-[.G426]" office:value-type="float" office:value="0" calcext:value-type="float">
            <text:p>0</text:p>
          </table:table-cell>
          <table:table-cell table:formula="of:=[.B426]-[.H426]" office:value-type="float" office:value="0" calcext:value-type="float">
            <text:p>0</text:p>
          </table:table-cell>
          <table:table-cell table:formula="of:=[.C426]-[.I4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27]-[.G427]" office:value-type="float" office:value="0" calcext:value-type="float">
            <text:p>0</text:p>
          </table:table-cell>
          <table:table-cell table:formula="of:=[.B427]-[.H427]" office:value-type="float" office:value="0" calcext:value-type="float">
            <text:p>0</text:p>
          </table:table-cell>
          <table:table-cell table:formula="of:=[.C427]-[.I4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28]-[.G428]" office:value-type="float" office:value="0" calcext:value-type="float">
            <text:p>0</text:p>
          </table:table-cell>
          <table:table-cell table:formula="of:=[.B428]-[.H428]" office:value-type="float" office:value="0" calcext:value-type="float">
            <text:p>0</text:p>
          </table:table-cell>
          <table:table-cell table:formula="of:=[.C428]-[.I4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29]-[.G429]" office:value-type="float" office:value="0" calcext:value-type="float">
            <text:p>0</text:p>
          </table:table-cell>
          <table:table-cell table:formula="of:=[.B429]-[.H429]" office:value-type="float" office:value="0" calcext:value-type="float">
            <text:p>0</text:p>
          </table:table-cell>
          <table:table-cell table:formula="of:=[.C429]-[.I4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30]-[.G430]" office:value-type="float" office:value="0" calcext:value-type="float">
            <text:p>0</text:p>
          </table:table-cell>
          <table:table-cell table:formula="of:=[.B430]-[.H430]" office:value-type="float" office:value="0" calcext:value-type="float">
            <text:p>0</text:p>
          </table:table-cell>
          <table:table-cell table:formula="of:=[.C430]-[.I4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31]-[.G431]" office:value-type="float" office:value="0" calcext:value-type="float">
            <text:p>0</text:p>
          </table:table-cell>
          <table:table-cell table:formula="of:=[.B431]-[.H431]" office:value-type="float" office:value="0" calcext:value-type="float">
            <text:p>0</text:p>
          </table:table-cell>
          <table:table-cell table:formula="of:=[.C431]-[.I4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32]-[.G432]" office:value-type="float" office:value="0" calcext:value-type="float">
            <text:p>0</text:p>
          </table:table-cell>
          <table:table-cell table:formula="of:=[.B432]-[.H432]" office:value-type="float" office:value="0" calcext:value-type="float">
            <text:p>0</text:p>
          </table:table-cell>
          <table:table-cell table:formula="of:=[.C432]-[.I4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33]-[.G433]" office:value-type="float" office:value="0" calcext:value-type="float">
            <text:p>0</text:p>
          </table:table-cell>
          <table:table-cell table:formula="of:=[.B433]-[.H433]" office:value-type="float" office:value="0" calcext:value-type="float">
            <text:p>0</text:p>
          </table:table-cell>
          <table:table-cell table:formula="of:=[.C433]-[.I4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34]-[.G434]" office:value-type="float" office:value="0" calcext:value-type="float">
            <text:p>0</text:p>
          </table:table-cell>
          <table:table-cell table:formula="of:=[.B434]-[.H434]" office:value-type="float" office:value="0" calcext:value-type="float">
            <text:p>0</text:p>
          </table:table-cell>
          <table:table-cell table:formula="of:=[.C434]-[.I4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35]-[.G435]" office:value-type="float" office:value="0" calcext:value-type="float">
            <text:p>0</text:p>
          </table:table-cell>
          <table:table-cell table:formula="of:=[.B435]-[.H435]" office:value-type="float" office:value="0" calcext:value-type="float">
            <text:p>0</text:p>
          </table:table-cell>
          <table:table-cell table:formula="of:=[.C435]-[.I4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36]-[.G436]" office:value-type="float" office:value="0" calcext:value-type="float">
            <text:p>0</text:p>
          </table:table-cell>
          <table:table-cell table:formula="of:=[.B436]-[.H436]" office:value-type="float" office:value="0" calcext:value-type="float">
            <text:p>0</text:p>
          </table:table-cell>
          <table:table-cell table:formula="of:=[.C436]-[.I4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37]-[.G437]" office:value-type="float" office:value="0" calcext:value-type="float">
            <text:p>0</text:p>
          </table:table-cell>
          <table:table-cell table:formula="of:=[.B437]-[.H437]" office:value-type="float" office:value="0" calcext:value-type="float">
            <text:p>0</text:p>
          </table:table-cell>
          <table:table-cell table:formula="of:=[.C437]-[.I4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38]-[.G438]" office:value-type="float" office:value="0" calcext:value-type="float">
            <text:p>0</text:p>
          </table:table-cell>
          <table:table-cell table:formula="of:=[.B438]-[.H438]" office:value-type="float" office:value="0" calcext:value-type="float">
            <text:p>0</text:p>
          </table:table-cell>
          <table:table-cell table:formula="of:=[.C438]-[.I4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39]-[.G439]" office:value-type="float" office:value="0" calcext:value-type="float">
            <text:p>0</text:p>
          </table:table-cell>
          <table:table-cell table:formula="of:=[.B439]-[.H439]" office:value-type="float" office:value="0" calcext:value-type="float">
            <text:p>0</text:p>
          </table:table-cell>
          <table:table-cell table:formula="of:=[.C439]-[.I4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40]-[.G440]" office:value-type="float" office:value="0" calcext:value-type="float">
            <text:p>0</text:p>
          </table:table-cell>
          <table:table-cell table:formula="of:=[.B440]-[.H440]" office:value-type="float" office:value="0" calcext:value-type="float">
            <text:p>0</text:p>
          </table:table-cell>
          <table:table-cell table:formula="of:=[.C440]-[.I4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41]-[.G441]" office:value-type="float" office:value="0" calcext:value-type="float">
            <text:p>0</text:p>
          </table:table-cell>
          <table:table-cell table:formula="of:=[.B441]-[.H441]" office:value-type="float" office:value="0" calcext:value-type="float">
            <text:p>0</text:p>
          </table:table-cell>
          <table:table-cell table:formula="of:=[.C441]-[.I4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42]-[.G442]" office:value-type="float" office:value="0" calcext:value-type="float">
            <text:p>0</text:p>
          </table:table-cell>
          <table:table-cell table:formula="of:=[.B442]-[.H442]" office:value-type="float" office:value="0" calcext:value-type="float">
            <text:p>0</text:p>
          </table:table-cell>
          <table:table-cell table:formula="of:=[.C442]-[.I4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43]-[.G443]" office:value-type="float" office:value="0" calcext:value-type="float">
            <text:p>0</text:p>
          </table:table-cell>
          <table:table-cell table:formula="of:=[.B443]-[.H443]" office:value-type="float" office:value="0" calcext:value-type="float">
            <text:p>0</text:p>
          </table:table-cell>
          <table:table-cell table:formula="of:=[.C443]-[.I4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44]-[.G444]" office:value-type="float" office:value="0" calcext:value-type="float">
            <text:p>0</text:p>
          </table:table-cell>
          <table:table-cell table:formula="of:=[.B444]-[.H444]" office:value-type="float" office:value="0" calcext:value-type="float">
            <text:p>0</text:p>
          </table:table-cell>
          <table:table-cell table:formula="of:=[.C444]-[.I4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45]-[.G445]" office:value-type="float" office:value="0" calcext:value-type="float">
            <text:p>0</text:p>
          </table:table-cell>
          <table:table-cell table:formula="of:=[.B445]-[.H445]" office:value-type="float" office:value="0" calcext:value-type="float">
            <text:p>0</text:p>
          </table:table-cell>
          <table:table-cell table:formula="of:=[.C445]-[.I4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46]-[.G446]" office:value-type="float" office:value="0" calcext:value-type="float">
            <text:p>0</text:p>
          </table:table-cell>
          <table:table-cell table:formula="of:=[.B446]-[.H446]" office:value-type="float" office:value="0" calcext:value-type="float">
            <text:p>0</text:p>
          </table:table-cell>
          <table:table-cell table:formula="of:=[.C446]-[.I4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47]-[.G447]" office:value-type="float" office:value="0" calcext:value-type="float">
            <text:p>0</text:p>
          </table:table-cell>
          <table:table-cell table:formula="of:=[.B447]-[.H447]" office:value-type="float" office:value="0" calcext:value-type="float">
            <text:p>0</text:p>
          </table:table-cell>
          <table:table-cell table:formula="of:=[.C447]-[.I4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48]-[.G448]" office:value-type="float" office:value="0" calcext:value-type="float">
            <text:p>0</text:p>
          </table:table-cell>
          <table:table-cell table:formula="of:=[.B448]-[.H448]" office:value-type="float" office:value="0" calcext:value-type="float">
            <text:p>0</text:p>
          </table:table-cell>
          <table:table-cell table:formula="of:=[.C448]-[.I4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49]-[.G449]" office:value-type="float" office:value="0" calcext:value-type="float">
            <text:p>0</text:p>
          </table:table-cell>
          <table:table-cell table:formula="of:=[.B449]-[.H449]" office:value-type="float" office:value="0" calcext:value-type="float">
            <text:p>0</text:p>
          </table:table-cell>
          <table:table-cell table:formula="of:=[.C449]-[.I4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50]-[.G450]" office:value-type="float" office:value="0" calcext:value-type="float">
            <text:p>0</text:p>
          </table:table-cell>
          <table:table-cell table:formula="of:=[.B450]-[.H450]" office:value-type="float" office:value="0" calcext:value-type="float">
            <text:p>0</text:p>
          </table:table-cell>
          <table:table-cell table:formula="of:=[.C450]-[.I4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51]-[.G451]" office:value-type="float" office:value="0" calcext:value-type="float">
            <text:p>0</text:p>
          </table:table-cell>
          <table:table-cell table:formula="of:=[.B451]-[.H451]" office:value-type="float" office:value="0" calcext:value-type="float">
            <text:p>0</text:p>
          </table:table-cell>
          <table:table-cell table:formula="of:=[.C451]-[.I4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52]-[.G452]" office:value-type="float" office:value="0" calcext:value-type="float">
            <text:p>0</text:p>
          </table:table-cell>
          <table:table-cell table:formula="of:=[.B452]-[.H452]" office:value-type="float" office:value="0" calcext:value-type="float">
            <text:p>0</text:p>
          </table:table-cell>
          <table:table-cell table:formula="of:=[.C452]-[.I45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53]-[.G453]" office:value-type="float" office:value="0" calcext:value-type="float">
            <text:p>0</text:p>
          </table:table-cell>
          <table:table-cell table:formula="of:=[.B453]-[.H453]" office:value-type="float" office:value="0" calcext:value-type="float">
            <text:p>0</text:p>
          </table:table-cell>
          <table:table-cell table:formula="of:=[.C453]-[.I45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54]-[.G454]" office:value-type="float" office:value="0" calcext:value-type="float">
            <text:p>0</text:p>
          </table:table-cell>
          <table:table-cell table:formula="of:=[.B454]-[.H454]" office:value-type="float" office:value="0" calcext:value-type="float">
            <text:p>0</text:p>
          </table:table-cell>
          <table:table-cell table:formula="of:=[.C454]-[.I45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55]-[.G455]" office:value-type="float" office:value="0" calcext:value-type="float">
            <text:p>0</text:p>
          </table:table-cell>
          <table:table-cell table:formula="of:=[.B455]-[.H455]" office:value-type="float" office:value="0" calcext:value-type="float">
            <text:p>0</text:p>
          </table:table-cell>
          <table:table-cell table:formula="of:=[.C455]-[.I45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56]-[.G456]" office:value-type="float" office:value="0" calcext:value-type="float">
            <text:p>0</text:p>
          </table:table-cell>
          <table:table-cell table:formula="of:=[.B456]-[.H456]" office:value-type="float" office:value="0" calcext:value-type="float">
            <text:p>0</text:p>
          </table:table-cell>
          <table:table-cell table:formula="of:=[.C456]-[.I45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57]-[.G457]" office:value-type="float" office:value="0" calcext:value-type="float">
            <text:p>0</text:p>
          </table:table-cell>
          <table:table-cell table:formula="of:=[.B457]-[.H457]" office:value-type="float" office:value="0" calcext:value-type="float">
            <text:p>0</text:p>
          </table:table-cell>
          <table:table-cell table:formula="of:=[.C457]-[.I45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58]-[.G458]" office:value-type="float" office:value="0" calcext:value-type="float">
            <text:p>0</text:p>
          </table:table-cell>
          <table:table-cell table:formula="of:=[.B458]-[.H458]" office:value-type="float" office:value="0" calcext:value-type="float">
            <text:p>0</text:p>
          </table:table-cell>
          <table:table-cell table:formula="of:=[.C458]-[.I45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59]-[.G459]" office:value-type="float" office:value="0" calcext:value-type="float">
            <text:p>0</text:p>
          </table:table-cell>
          <table:table-cell table:formula="of:=[.B459]-[.H459]" office:value-type="float" office:value="0" calcext:value-type="float">
            <text:p>0</text:p>
          </table:table-cell>
          <table:table-cell table:formula="of:=[.C459]-[.I45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60]-[.G460]" office:value-type="float" office:value="0" calcext:value-type="float">
            <text:p>0</text:p>
          </table:table-cell>
          <table:table-cell table:formula="of:=[.B460]-[.H460]" office:value-type="float" office:value="0" calcext:value-type="float">
            <text:p>0</text:p>
          </table:table-cell>
          <table:table-cell table:formula="of:=[.C460]-[.I46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61]-[.G461]" office:value-type="float" office:value="0" calcext:value-type="float">
            <text:p>0</text:p>
          </table:table-cell>
          <table:table-cell table:formula="of:=[.B461]-[.H461]" office:value-type="float" office:value="0" calcext:value-type="float">
            <text:p>0</text:p>
          </table:table-cell>
          <table:table-cell table:formula="of:=[.C461]-[.I46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62]-[.G462]" office:value-type="float" office:value="0" calcext:value-type="float">
            <text:p>0</text:p>
          </table:table-cell>
          <table:table-cell table:formula="of:=[.B462]-[.H462]" office:value-type="float" office:value="0" calcext:value-type="float">
            <text:p>0</text:p>
          </table:table-cell>
          <table:table-cell table:formula="of:=[.C462]-[.I46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63]-[.G463]" office:value-type="float" office:value="0" calcext:value-type="float">
            <text:p>0</text:p>
          </table:table-cell>
          <table:table-cell table:formula="of:=[.B463]-[.H463]" office:value-type="float" office:value="0" calcext:value-type="float">
            <text:p>0</text:p>
          </table:table-cell>
          <table:table-cell table:formula="of:=[.C463]-[.I46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64]-[.G464]" office:value-type="float" office:value="0" calcext:value-type="float">
            <text:p>0</text:p>
          </table:table-cell>
          <table:table-cell table:formula="of:=[.B464]-[.H464]" office:value-type="float" office:value="0" calcext:value-type="float">
            <text:p>0</text:p>
          </table:table-cell>
          <table:table-cell table:formula="of:=[.C464]-[.I46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65]-[.G465]" office:value-type="float" office:value="0" calcext:value-type="float">
            <text:p>0</text:p>
          </table:table-cell>
          <table:table-cell table:formula="of:=[.B465]-[.H465]" office:value-type="float" office:value="0" calcext:value-type="float">
            <text:p>0</text:p>
          </table:table-cell>
          <table:table-cell table:formula="of:=[.C465]-[.I46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66]-[.G466]" office:value-type="float" office:value="0" calcext:value-type="float">
            <text:p>0</text:p>
          </table:table-cell>
          <table:table-cell table:formula="of:=[.B466]-[.H466]" office:value-type="float" office:value="0" calcext:value-type="float">
            <text:p>0</text:p>
          </table:table-cell>
          <table:table-cell table:formula="of:=[.C466]-[.I46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67]-[.G467]" office:value-type="float" office:value="0" calcext:value-type="float">
            <text:p>0</text:p>
          </table:table-cell>
          <table:table-cell table:formula="of:=[.B467]-[.H467]" office:value-type="float" office:value="0" calcext:value-type="float">
            <text:p>0</text:p>
          </table:table-cell>
          <table:table-cell table:formula="of:=[.C467]-[.I46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68]-[.G468]" office:value-type="float" office:value="0" calcext:value-type="float">
            <text:p>0</text:p>
          </table:table-cell>
          <table:table-cell table:formula="of:=[.B468]-[.H468]" office:value-type="float" office:value="0" calcext:value-type="float">
            <text:p>0</text:p>
          </table:table-cell>
          <table:table-cell table:formula="of:=[.C468]-[.I46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69]-[.G469]" office:value-type="float" office:value="0" calcext:value-type="float">
            <text:p>0</text:p>
          </table:table-cell>
          <table:table-cell table:formula="of:=[.B469]-[.H469]" office:value-type="float" office:value="0" calcext:value-type="float">
            <text:p>0</text:p>
          </table:table-cell>
          <table:table-cell table:formula="of:=[.C469]-[.I46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70]-[.G470]" office:value-type="float" office:value="0" calcext:value-type="float">
            <text:p>0</text:p>
          </table:table-cell>
          <table:table-cell table:formula="of:=[.B470]-[.H470]" office:value-type="float" office:value="0" calcext:value-type="float">
            <text:p>0</text:p>
          </table:table-cell>
          <table:table-cell table:formula="of:=[.C470]-[.I47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71]-[.G471]" office:value-type="float" office:value="0" calcext:value-type="float">
            <text:p>0</text:p>
          </table:table-cell>
          <table:table-cell table:formula="of:=[.B471]-[.H471]" office:value-type="float" office:value="0" calcext:value-type="float">
            <text:p>0</text:p>
          </table:table-cell>
          <table:table-cell table:formula="of:=[.C471]-[.I47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72]-[.G472]" office:value-type="float" office:value="0" calcext:value-type="float">
            <text:p>0</text:p>
          </table:table-cell>
          <table:table-cell table:formula="of:=[.B472]-[.H472]" office:value-type="float" office:value="0" calcext:value-type="float">
            <text:p>0</text:p>
          </table:table-cell>
          <table:table-cell table:formula="of:=[.C472]-[.I47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73]-[.G473]" office:value-type="float" office:value="0" calcext:value-type="float">
            <text:p>0</text:p>
          </table:table-cell>
          <table:table-cell table:formula="of:=[.B473]-[.H473]" office:value-type="float" office:value="0" calcext:value-type="float">
            <text:p>0</text:p>
          </table:table-cell>
          <table:table-cell table:formula="of:=[.C473]-[.I47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74]-[.G474]" office:value-type="float" office:value="0" calcext:value-type="float">
            <text:p>0</text:p>
          </table:table-cell>
          <table:table-cell table:formula="of:=[.B474]-[.H474]" office:value-type="float" office:value="0" calcext:value-type="float">
            <text:p>0</text:p>
          </table:table-cell>
          <table:table-cell table:formula="of:=[.C474]-[.I47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75]-[.G475]" office:value-type="float" office:value="0" calcext:value-type="float">
            <text:p>0</text:p>
          </table:table-cell>
          <table:table-cell table:formula="of:=[.B475]-[.H475]" office:value-type="float" office:value="0" calcext:value-type="float">
            <text:p>0</text:p>
          </table:table-cell>
          <table:table-cell table:formula="of:=[.C475]-[.I47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76]-[.G476]" office:value-type="float" office:value="0" calcext:value-type="float">
            <text:p>0</text:p>
          </table:table-cell>
          <table:table-cell table:formula="of:=[.B476]-[.H476]" office:value-type="float" office:value="0" calcext:value-type="float">
            <text:p>0</text:p>
          </table:table-cell>
          <table:table-cell table:formula="of:=[.C476]-[.I47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77]-[.G477]" office:value-type="float" office:value="0" calcext:value-type="float">
            <text:p>0</text:p>
          </table:table-cell>
          <table:table-cell table:formula="of:=[.B477]-[.H477]" office:value-type="float" office:value="0" calcext:value-type="float">
            <text:p>0</text:p>
          </table:table-cell>
          <table:table-cell table:formula="of:=[.C477]-[.I47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78]-[.G478]" office:value-type="float" office:value="0" calcext:value-type="float">
            <text:p>0</text:p>
          </table:table-cell>
          <table:table-cell table:formula="of:=[.B478]-[.H478]" office:value-type="float" office:value="0" calcext:value-type="float">
            <text:p>0</text:p>
          </table:table-cell>
          <table:table-cell table:formula="of:=[.C478]-[.I47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79]-[.G479]" office:value-type="float" office:value="0" calcext:value-type="float">
            <text:p>0</text:p>
          </table:table-cell>
          <table:table-cell table:formula="of:=[.B479]-[.H479]" office:value-type="float" office:value="0" calcext:value-type="float">
            <text:p>0</text:p>
          </table:table-cell>
          <table:table-cell table:formula="of:=[.C479]-[.I47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80]-[.G480]" office:value-type="float" office:value="0" calcext:value-type="float">
            <text:p>0</text:p>
          </table:table-cell>
          <table:table-cell table:formula="of:=[.B480]-[.H480]" office:value-type="float" office:value="0" calcext:value-type="float">
            <text:p>0</text:p>
          </table:table-cell>
          <table:table-cell table:formula="of:=[.C480]-[.I48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81]-[.G481]" office:value-type="float" office:value="0" calcext:value-type="float">
            <text:p>0</text:p>
          </table:table-cell>
          <table:table-cell table:formula="of:=[.B481]-[.H481]" office:value-type="float" office:value="0" calcext:value-type="float">
            <text:p>0</text:p>
          </table:table-cell>
          <table:table-cell table:formula="of:=[.C481]-[.I48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82]-[.G482]" office:value-type="float" office:value="0" calcext:value-type="float">
            <text:p>0</text:p>
          </table:table-cell>
          <table:table-cell table:formula="of:=[.B482]-[.H482]" office:value-type="float" office:value="0" calcext:value-type="float">
            <text:p>0</text:p>
          </table:table-cell>
          <table:table-cell table:formula="of:=[.C482]-[.I48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83]-[.G483]" office:value-type="float" office:value="0" calcext:value-type="float">
            <text:p>0</text:p>
          </table:table-cell>
          <table:table-cell table:formula="of:=[.B483]-[.H483]" office:value-type="float" office:value="0" calcext:value-type="float">
            <text:p>0</text:p>
          </table:table-cell>
          <table:table-cell table:formula="of:=[.C483]-[.I48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84]-[.G484]" office:value-type="float" office:value="0" calcext:value-type="float">
            <text:p>0</text:p>
          </table:table-cell>
          <table:table-cell table:formula="of:=[.B484]-[.H484]" office:value-type="float" office:value="0" calcext:value-type="float">
            <text:p>0</text:p>
          </table:table-cell>
          <table:table-cell table:formula="of:=[.C484]-[.I48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85]-[.G485]" office:value-type="float" office:value="0" calcext:value-type="float">
            <text:p>0</text:p>
          </table:table-cell>
          <table:table-cell table:formula="of:=[.B485]-[.H485]" office:value-type="float" office:value="0" calcext:value-type="float">
            <text:p>0</text:p>
          </table:table-cell>
          <table:table-cell table:formula="of:=[.C485]-[.I48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86]-[.G486]" office:value-type="float" office:value="0" calcext:value-type="float">
            <text:p>0</text:p>
          </table:table-cell>
          <table:table-cell table:formula="of:=[.B486]-[.H486]" office:value-type="float" office:value="0" calcext:value-type="float">
            <text:p>0</text:p>
          </table:table-cell>
          <table:table-cell table:formula="of:=[.C486]-[.I48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87]-[.G487]" office:value-type="float" office:value="0" calcext:value-type="float">
            <text:p>0</text:p>
          </table:table-cell>
          <table:table-cell table:formula="of:=[.B487]-[.H487]" office:value-type="float" office:value="0" calcext:value-type="float">
            <text:p>0</text:p>
          </table:table-cell>
          <table:table-cell table:formula="of:=[.C487]-[.I48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88]-[.G488]" office:value-type="float" office:value="0" calcext:value-type="float">
            <text:p>0</text:p>
          </table:table-cell>
          <table:table-cell table:formula="of:=[.B488]-[.H488]" office:value-type="float" office:value="0" calcext:value-type="float">
            <text:p>0</text:p>
          </table:table-cell>
          <table:table-cell table:formula="of:=[.C488]-[.I48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89]-[.G489]" office:value-type="float" office:value="0" calcext:value-type="float">
            <text:p>0</text:p>
          </table:table-cell>
          <table:table-cell table:formula="of:=[.B489]-[.H489]" office:value-type="float" office:value="0" calcext:value-type="float">
            <text:p>0</text:p>
          </table:table-cell>
          <table:table-cell table:formula="of:=[.C489]-[.I48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90]-[.G490]" office:value-type="float" office:value="0" calcext:value-type="float">
            <text:p>0</text:p>
          </table:table-cell>
          <table:table-cell table:formula="of:=[.B490]-[.H490]" office:value-type="float" office:value="0" calcext:value-type="float">
            <text:p>0</text:p>
          </table:table-cell>
          <table:table-cell table:formula="of:=[.C490]-[.I49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91]-[.G491]" office:value-type="float" office:value="0" calcext:value-type="float">
            <text:p>0</text:p>
          </table:table-cell>
          <table:table-cell table:formula="of:=[.B491]-[.H491]" office:value-type="float" office:value="0" calcext:value-type="float">
            <text:p>0</text:p>
          </table:table-cell>
          <table:table-cell table:formula="of:=[.C491]-[.I49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92]-[.G492]" office:value-type="float" office:value="0" calcext:value-type="float">
            <text:p>0</text:p>
          </table:table-cell>
          <table:table-cell table:formula="of:=[.B492]-[.H492]" office:value-type="float" office:value="0" calcext:value-type="float">
            <text:p>0</text:p>
          </table:table-cell>
          <table:table-cell table:formula="of:=[.C492]-[.I49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93]-[.G493]" office:value-type="float" office:value="0" calcext:value-type="float">
            <text:p>0</text:p>
          </table:table-cell>
          <table:table-cell table:formula="of:=[.B493]-[.H493]" office:value-type="float" office:value="0" calcext:value-type="float">
            <text:p>0</text:p>
          </table:table-cell>
          <table:table-cell table:formula="of:=[.C493]-[.I49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94]-[.G494]" office:value-type="float" office:value="0" calcext:value-type="float">
            <text:p>0</text:p>
          </table:table-cell>
          <table:table-cell table:formula="of:=[.B494]-[.H494]" office:value-type="float" office:value="0" calcext:value-type="float">
            <text:p>0</text:p>
          </table:table-cell>
          <table:table-cell table:formula="of:=[.C494]-[.I49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95]-[.G495]" office:value-type="float" office:value="0" calcext:value-type="float">
            <text:p>0</text:p>
          </table:table-cell>
          <table:table-cell table:formula="of:=[.B495]-[.H495]" office:value-type="float" office:value="0" calcext:value-type="float">
            <text:p>0</text:p>
          </table:table-cell>
          <table:table-cell table:formula="of:=[.C495]-[.I49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96]-[.G496]" office:value-type="float" office:value="0" calcext:value-type="float">
            <text:p>0</text:p>
          </table:table-cell>
          <table:table-cell table:formula="of:=[.B496]-[.H496]" office:value-type="float" office:value="0" calcext:value-type="float">
            <text:p>0</text:p>
          </table:table-cell>
          <table:table-cell table:formula="of:=[.C496]-[.I49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97]-[.G497]" office:value-type="float" office:value="0" calcext:value-type="float">
            <text:p>0</text:p>
          </table:table-cell>
          <table:table-cell table:formula="of:=[.B497]-[.H497]" office:value-type="float" office:value="0" calcext:value-type="float">
            <text:p>0</text:p>
          </table:table-cell>
          <table:table-cell table:formula="of:=[.C497]-[.I49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98]-[.G498]" office:value-type="float" office:value="0" calcext:value-type="float">
            <text:p>0</text:p>
          </table:table-cell>
          <table:table-cell table:formula="of:=[.B498]-[.H498]" office:value-type="float" office:value="0" calcext:value-type="float">
            <text:p>0</text:p>
          </table:table-cell>
          <table:table-cell table:formula="of:=[.C498]-[.I49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499]-[.G499]" office:value-type="float" office:value="0" calcext:value-type="float">
            <text:p>0</text:p>
          </table:table-cell>
          <table:table-cell table:formula="of:=[.B499]-[.H499]" office:value-type="float" office:value="0" calcext:value-type="float">
            <text:p>0</text:p>
          </table:table-cell>
          <table:table-cell table:formula="of:=[.C499]-[.I49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00]-[.G500]" office:value-type="float" office:value="0" calcext:value-type="float">
            <text:p>0</text:p>
          </table:table-cell>
          <table:table-cell table:formula="of:=[.B500]-[.H500]" office:value-type="float" office:value="0" calcext:value-type="float">
            <text:p>0</text:p>
          </table:table-cell>
          <table:table-cell table:formula="of:=[.C500]-[.I50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01]-[.G501]" office:value-type="float" office:value="0" calcext:value-type="float">
            <text:p>0</text:p>
          </table:table-cell>
          <table:table-cell table:formula="of:=[.B501]-[.H501]" office:value-type="float" office:value="0" calcext:value-type="float">
            <text:p>0</text:p>
          </table:table-cell>
          <table:table-cell table:formula="of:=[.C501]-[.I50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02]-[.G502]" office:value-type="float" office:value="0" calcext:value-type="float">
            <text:p>0</text:p>
          </table:table-cell>
          <table:table-cell table:formula="of:=[.B502]-[.H502]" office:value-type="float" office:value="0" calcext:value-type="float">
            <text:p>0</text:p>
          </table:table-cell>
          <table:table-cell table:formula="of:=[.C502]-[.I50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03]-[.G503]" office:value-type="float" office:value="0" calcext:value-type="float">
            <text:p>0</text:p>
          </table:table-cell>
          <table:table-cell table:formula="of:=[.B503]-[.H503]" office:value-type="float" office:value="0" calcext:value-type="float">
            <text:p>0</text:p>
          </table:table-cell>
          <table:table-cell table:formula="of:=[.C503]-[.I50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04]-[.G504]" office:value-type="float" office:value="0" calcext:value-type="float">
            <text:p>0</text:p>
          </table:table-cell>
          <table:table-cell table:formula="of:=[.B504]-[.H504]" office:value-type="float" office:value="0" calcext:value-type="float">
            <text:p>0</text:p>
          </table:table-cell>
          <table:table-cell table:formula="of:=[.C504]-[.I50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05]-[.G505]" office:value-type="float" office:value="0" calcext:value-type="float">
            <text:p>0</text:p>
          </table:table-cell>
          <table:table-cell table:formula="of:=[.B505]-[.H505]" office:value-type="float" office:value="0" calcext:value-type="float">
            <text:p>0</text:p>
          </table:table-cell>
          <table:table-cell table:formula="of:=[.C505]-[.I50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06]-[.G506]" office:value-type="float" office:value="0" calcext:value-type="float">
            <text:p>0</text:p>
          </table:table-cell>
          <table:table-cell table:formula="of:=[.B506]-[.H506]" office:value-type="float" office:value="0" calcext:value-type="float">
            <text:p>0</text:p>
          </table:table-cell>
          <table:table-cell table:formula="of:=[.C506]-[.I50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07]-[.G507]" office:value-type="float" office:value="0" calcext:value-type="float">
            <text:p>0</text:p>
          </table:table-cell>
          <table:table-cell table:formula="of:=[.B507]-[.H507]" office:value-type="float" office:value="0" calcext:value-type="float">
            <text:p>0</text:p>
          </table:table-cell>
          <table:table-cell table:formula="of:=[.C507]-[.I50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08]-[.G508]" office:value-type="float" office:value="0" calcext:value-type="float">
            <text:p>0</text:p>
          </table:table-cell>
          <table:table-cell table:formula="of:=[.B508]-[.H508]" office:value-type="float" office:value="0" calcext:value-type="float">
            <text:p>0</text:p>
          </table:table-cell>
          <table:table-cell table:formula="of:=[.C508]-[.I50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09]-[.G509]" office:value-type="float" office:value="0" calcext:value-type="float">
            <text:p>0</text:p>
          </table:table-cell>
          <table:table-cell table:formula="of:=[.B509]-[.H509]" office:value-type="float" office:value="0" calcext:value-type="float">
            <text:p>0</text:p>
          </table:table-cell>
          <table:table-cell table:formula="of:=[.C509]-[.I50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10]-[.G510]" office:value-type="float" office:value="0" calcext:value-type="float">
            <text:p>0</text:p>
          </table:table-cell>
          <table:table-cell table:formula="of:=[.B510]-[.H510]" office:value-type="float" office:value="0" calcext:value-type="float">
            <text:p>0</text:p>
          </table:table-cell>
          <table:table-cell table:formula="of:=[.C510]-[.I5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11]-[.G511]" office:value-type="float" office:value="0" calcext:value-type="float">
            <text:p>0</text:p>
          </table:table-cell>
          <table:table-cell table:formula="of:=[.B511]-[.H511]" office:value-type="float" office:value="0" calcext:value-type="float">
            <text:p>0</text:p>
          </table:table-cell>
          <table:table-cell table:formula="of:=[.C511]-[.I5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12]-[.G512]" office:value-type="float" office:value="0" calcext:value-type="float">
            <text:p>0</text:p>
          </table:table-cell>
          <table:table-cell table:formula="of:=[.B512]-[.H512]" office:value-type="float" office:value="0" calcext:value-type="float">
            <text:p>0</text:p>
          </table:table-cell>
          <table:table-cell table:formula="of:=[.C512]-[.I5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13]-[.G513]" office:value-type="float" office:value="0" calcext:value-type="float">
            <text:p>0</text:p>
          </table:table-cell>
          <table:table-cell table:formula="of:=[.B513]-[.H513]" office:value-type="float" office:value="0" calcext:value-type="float">
            <text:p>0</text:p>
          </table:table-cell>
          <table:table-cell table:formula="of:=[.C513]-[.I5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14]-[.G514]" office:value-type="float" office:value="0" calcext:value-type="float">
            <text:p>0</text:p>
          </table:table-cell>
          <table:table-cell table:formula="of:=[.B514]-[.H514]" office:value-type="float" office:value="0" calcext:value-type="float">
            <text:p>0</text:p>
          </table:table-cell>
          <table:table-cell table:formula="of:=[.C514]-[.I5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15]-[.G515]" office:value-type="float" office:value="0" calcext:value-type="float">
            <text:p>0</text:p>
          </table:table-cell>
          <table:table-cell table:formula="of:=[.B515]-[.H515]" office:value-type="float" office:value="0" calcext:value-type="float">
            <text:p>0</text:p>
          </table:table-cell>
          <table:table-cell table:formula="of:=[.C515]-[.I5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16]-[.G516]" office:value-type="float" office:value="0" calcext:value-type="float">
            <text:p>0</text:p>
          </table:table-cell>
          <table:table-cell table:formula="of:=[.B516]-[.H516]" office:value-type="float" office:value="0" calcext:value-type="float">
            <text:p>0</text:p>
          </table:table-cell>
          <table:table-cell table:formula="of:=[.C516]-[.I5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17]-[.G517]" office:value-type="float" office:value="0" calcext:value-type="float">
            <text:p>0</text:p>
          </table:table-cell>
          <table:table-cell table:formula="of:=[.B517]-[.H517]" office:value-type="float" office:value="0" calcext:value-type="float">
            <text:p>0</text:p>
          </table:table-cell>
          <table:table-cell table:formula="of:=[.C517]-[.I5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18]-[.G518]" office:value-type="float" office:value="0" calcext:value-type="float">
            <text:p>0</text:p>
          </table:table-cell>
          <table:table-cell table:formula="of:=[.B518]-[.H518]" office:value-type="float" office:value="0" calcext:value-type="float">
            <text:p>0</text:p>
          </table:table-cell>
          <table:table-cell table:formula="of:=[.C518]-[.I5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19]-[.G519]" office:value-type="float" office:value="0" calcext:value-type="float">
            <text:p>0</text:p>
          </table:table-cell>
          <table:table-cell table:formula="of:=[.B519]-[.H519]" office:value-type="float" office:value="0" calcext:value-type="float">
            <text:p>0</text:p>
          </table:table-cell>
          <table:table-cell table:formula="of:=[.C519]-[.I5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20]-[.G520]" office:value-type="float" office:value="0" calcext:value-type="float">
            <text:p>0</text:p>
          </table:table-cell>
          <table:table-cell table:formula="of:=[.B520]-[.H520]" office:value-type="float" office:value="0" calcext:value-type="float">
            <text:p>0</text:p>
          </table:table-cell>
          <table:table-cell table:formula="of:=[.C520]-[.I5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21]-[.G521]" office:value-type="float" office:value="0" calcext:value-type="float">
            <text:p>0</text:p>
          </table:table-cell>
          <table:table-cell table:formula="of:=[.B521]-[.H521]" office:value-type="float" office:value="0" calcext:value-type="float">
            <text:p>0</text:p>
          </table:table-cell>
          <table:table-cell table:formula="of:=[.C521]-[.I5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22]-[.G522]" office:value-type="float" office:value="0" calcext:value-type="float">
            <text:p>0</text:p>
          </table:table-cell>
          <table:table-cell table:formula="of:=[.B522]-[.H522]" office:value-type="float" office:value="0" calcext:value-type="float">
            <text:p>0</text:p>
          </table:table-cell>
          <table:table-cell table:formula="of:=[.C522]-[.I5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23]-[.G523]" office:value-type="float" office:value="0" calcext:value-type="float">
            <text:p>0</text:p>
          </table:table-cell>
          <table:table-cell table:formula="of:=[.B523]-[.H523]" office:value-type="float" office:value="0" calcext:value-type="float">
            <text:p>0</text:p>
          </table:table-cell>
          <table:table-cell table:formula="of:=[.C523]-[.I5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24]-[.G524]" office:value-type="float" office:value="0" calcext:value-type="float">
            <text:p>0</text:p>
          </table:table-cell>
          <table:table-cell table:formula="of:=[.B524]-[.H524]" office:value-type="float" office:value="0" calcext:value-type="float">
            <text:p>0</text:p>
          </table:table-cell>
          <table:table-cell table:formula="of:=[.C524]-[.I5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25]-[.G525]" office:value-type="float" office:value="0" calcext:value-type="float">
            <text:p>0</text:p>
          </table:table-cell>
          <table:table-cell table:formula="of:=[.B525]-[.H525]" office:value-type="float" office:value="0" calcext:value-type="float">
            <text:p>0</text:p>
          </table:table-cell>
          <table:table-cell table:formula="of:=[.C525]-[.I5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26]-[.G526]" office:value-type="float" office:value="0" calcext:value-type="float">
            <text:p>0</text:p>
          </table:table-cell>
          <table:table-cell table:formula="of:=[.B526]-[.H526]" office:value-type="float" office:value="0" calcext:value-type="float">
            <text:p>0</text:p>
          </table:table-cell>
          <table:table-cell table:formula="of:=[.C526]-[.I5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27]-[.G527]" office:value-type="float" office:value="0" calcext:value-type="float">
            <text:p>0</text:p>
          </table:table-cell>
          <table:table-cell table:formula="of:=[.B527]-[.H527]" office:value-type="float" office:value="0" calcext:value-type="float">
            <text:p>0</text:p>
          </table:table-cell>
          <table:table-cell table:formula="of:=[.C527]-[.I5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28]-[.G528]" office:value-type="float" office:value="0" calcext:value-type="float">
            <text:p>0</text:p>
          </table:table-cell>
          <table:table-cell table:formula="of:=[.B528]-[.H528]" office:value-type="float" office:value="0" calcext:value-type="float">
            <text:p>0</text:p>
          </table:table-cell>
          <table:table-cell table:formula="of:=[.C528]-[.I5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29]-[.G529]" office:value-type="float" office:value="0" calcext:value-type="float">
            <text:p>0</text:p>
          </table:table-cell>
          <table:table-cell table:formula="of:=[.B529]-[.H529]" office:value-type="float" office:value="0" calcext:value-type="float">
            <text:p>0</text:p>
          </table:table-cell>
          <table:table-cell table:formula="of:=[.C529]-[.I5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30]-[.G530]" office:value-type="float" office:value="0" calcext:value-type="float">
            <text:p>0</text:p>
          </table:table-cell>
          <table:table-cell table:formula="of:=[.B530]-[.H530]" office:value-type="float" office:value="0" calcext:value-type="float">
            <text:p>0</text:p>
          </table:table-cell>
          <table:table-cell table:formula="of:=[.C530]-[.I5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31]-[.G531]" office:value-type="float" office:value="0" calcext:value-type="float">
            <text:p>0</text:p>
          </table:table-cell>
          <table:table-cell table:formula="of:=[.B531]-[.H531]" office:value-type="float" office:value="0" calcext:value-type="float">
            <text:p>0</text:p>
          </table:table-cell>
          <table:table-cell table:formula="of:=[.C531]-[.I5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32]-[.G532]" office:value-type="float" office:value="0" calcext:value-type="float">
            <text:p>0</text:p>
          </table:table-cell>
          <table:table-cell table:formula="of:=[.B532]-[.H532]" office:value-type="float" office:value="0" calcext:value-type="float">
            <text:p>0</text:p>
          </table:table-cell>
          <table:table-cell table:formula="of:=[.C532]-[.I5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33]-[.G533]" office:value-type="float" office:value="0" calcext:value-type="float">
            <text:p>0</text:p>
          </table:table-cell>
          <table:table-cell table:formula="of:=[.B533]-[.H533]" office:value-type="float" office:value="0" calcext:value-type="float">
            <text:p>0</text:p>
          </table:table-cell>
          <table:table-cell table:formula="of:=[.C533]-[.I5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34]-[.G534]" office:value-type="float" office:value="0" calcext:value-type="float">
            <text:p>0</text:p>
          </table:table-cell>
          <table:table-cell table:formula="of:=[.B534]-[.H534]" office:value-type="float" office:value="0" calcext:value-type="float">
            <text:p>0</text:p>
          </table:table-cell>
          <table:table-cell table:formula="of:=[.C534]-[.I5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35]-[.G535]" office:value-type="float" office:value="0" calcext:value-type="float">
            <text:p>0</text:p>
          </table:table-cell>
          <table:table-cell table:formula="of:=[.B535]-[.H535]" office:value-type="float" office:value="0" calcext:value-type="float">
            <text:p>0</text:p>
          </table:table-cell>
          <table:table-cell table:formula="of:=[.C535]-[.I5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36]-[.G536]" office:value-type="float" office:value="0" calcext:value-type="float">
            <text:p>0</text:p>
          </table:table-cell>
          <table:table-cell table:formula="of:=[.B536]-[.H536]" office:value-type="float" office:value="0" calcext:value-type="float">
            <text:p>0</text:p>
          </table:table-cell>
          <table:table-cell table:formula="of:=[.C536]-[.I5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37]-[.G537]" office:value-type="float" office:value="0" calcext:value-type="float">
            <text:p>0</text:p>
          </table:table-cell>
          <table:table-cell table:formula="of:=[.B537]-[.H537]" office:value-type="float" office:value="0" calcext:value-type="float">
            <text:p>0</text:p>
          </table:table-cell>
          <table:table-cell table:formula="of:=[.C537]-[.I5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38]-[.G538]" office:value-type="float" office:value="0" calcext:value-type="float">
            <text:p>0</text:p>
          </table:table-cell>
          <table:table-cell table:formula="of:=[.B538]-[.H538]" office:value-type="float" office:value="0" calcext:value-type="float">
            <text:p>0</text:p>
          </table:table-cell>
          <table:table-cell table:formula="of:=[.C538]-[.I5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39]-[.G539]" office:value-type="float" office:value="0" calcext:value-type="float">
            <text:p>0</text:p>
          </table:table-cell>
          <table:table-cell table:formula="of:=[.B539]-[.H539]" office:value-type="float" office:value="0" calcext:value-type="float">
            <text:p>0</text:p>
          </table:table-cell>
          <table:table-cell table:formula="of:=[.C539]-[.I5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40]-[.G540]" office:value-type="float" office:value="0" calcext:value-type="float">
            <text:p>0</text:p>
          </table:table-cell>
          <table:table-cell table:formula="of:=[.B540]-[.H540]" office:value-type="float" office:value="0" calcext:value-type="float">
            <text:p>0</text:p>
          </table:table-cell>
          <table:table-cell table:formula="of:=[.C540]-[.I5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41]-[.G541]" office:value-type="float" office:value="0" calcext:value-type="float">
            <text:p>0</text:p>
          </table:table-cell>
          <table:table-cell table:formula="of:=[.B541]-[.H541]" office:value-type="float" office:value="0" calcext:value-type="float">
            <text:p>0</text:p>
          </table:table-cell>
          <table:table-cell table:formula="of:=[.C541]-[.I5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42]-[.G542]" office:value-type="float" office:value="0" calcext:value-type="float">
            <text:p>0</text:p>
          </table:table-cell>
          <table:table-cell table:formula="of:=[.B542]-[.H542]" office:value-type="float" office:value="0" calcext:value-type="float">
            <text:p>0</text:p>
          </table:table-cell>
          <table:table-cell table:formula="of:=[.C542]-[.I5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43]-[.G543]" office:value-type="float" office:value="0" calcext:value-type="float">
            <text:p>0</text:p>
          </table:table-cell>
          <table:table-cell table:formula="of:=[.B543]-[.H543]" office:value-type="float" office:value="0" calcext:value-type="float">
            <text:p>0</text:p>
          </table:table-cell>
          <table:table-cell table:formula="of:=[.C543]-[.I5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44]-[.G544]" office:value-type="float" office:value="0" calcext:value-type="float">
            <text:p>0</text:p>
          </table:table-cell>
          <table:table-cell table:formula="of:=[.B544]-[.H544]" office:value-type="float" office:value="0" calcext:value-type="float">
            <text:p>0</text:p>
          </table:table-cell>
          <table:table-cell table:formula="of:=[.C544]-[.I5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45]-[.G545]" office:value-type="float" office:value="0" calcext:value-type="float">
            <text:p>0</text:p>
          </table:table-cell>
          <table:table-cell table:formula="of:=[.B545]-[.H545]" office:value-type="float" office:value="0" calcext:value-type="float">
            <text:p>0</text:p>
          </table:table-cell>
          <table:table-cell table:formula="of:=[.C545]-[.I5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46]-[.G546]" office:value-type="float" office:value="0" calcext:value-type="float">
            <text:p>0</text:p>
          </table:table-cell>
          <table:table-cell table:formula="of:=[.B546]-[.H546]" office:value-type="float" office:value="0" calcext:value-type="float">
            <text:p>0</text:p>
          </table:table-cell>
          <table:table-cell table:formula="of:=[.C546]-[.I5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47]-[.G547]" office:value-type="float" office:value="0" calcext:value-type="float">
            <text:p>0</text:p>
          </table:table-cell>
          <table:table-cell table:formula="of:=[.B547]-[.H547]" office:value-type="float" office:value="0" calcext:value-type="float">
            <text:p>0</text:p>
          </table:table-cell>
          <table:table-cell table:formula="of:=[.C547]-[.I5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48]-[.G548]" office:value-type="float" office:value="0" calcext:value-type="float">
            <text:p>0</text:p>
          </table:table-cell>
          <table:table-cell table:formula="of:=[.B548]-[.H548]" office:value-type="float" office:value="0" calcext:value-type="float">
            <text:p>0</text:p>
          </table:table-cell>
          <table:table-cell table:formula="of:=[.C548]-[.I5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49]-[.G549]" office:value-type="float" office:value="0" calcext:value-type="float">
            <text:p>0</text:p>
          </table:table-cell>
          <table:table-cell table:formula="of:=[.B549]-[.H549]" office:value-type="float" office:value="0" calcext:value-type="float">
            <text:p>0</text:p>
          </table:table-cell>
          <table:table-cell table:formula="of:=[.C549]-[.I5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50]-[.G550]" office:value-type="float" office:value="0" calcext:value-type="float">
            <text:p>0</text:p>
          </table:table-cell>
          <table:table-cell table:formula="of:=[.B550]-[.H550]" office:value-type="float" office:value="0" calcext:value-type="float">
            <text:p>0</text:p>
          </table:table-cell>
          <table:table-cell table:formula="of:=[.C550]-[.I5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51]-[.G551]" office:value-type="float" office:value="0" calcext:value-type="float">
            <text:p>0</text:p>
          </table:table-cell>
          <table:table-cell table:formula="of:=[.B551]-[.H551]" office:value-type="float" office:value="0" calcext:value-type="float">
            <text:p>0</text:p>
          </table:table-cell>
          <table:table-cell table:formula="of:=[.C551]-[.I5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52]-[.G552]" office:value-type="float" office:value="0" calcext:value-type="float">
            <text:p>0</text:p>
          </table:table-cell>
          <table:table-cell table:formula="of:=[.B552]-[.H552]" office:value-type="float" office:value="0" calcext:value-type="float">
            <text:p>0</text:p>
          </table:table-cell>
          <table:table-cell table:formula="of:=[.C552]-[.I55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53]-[.G553]" office:value-type="float" office:value="0" calcext:value-type="float">
            <text:p>0</text:p>
          </table:table-cell>
          <table:table-cell table:formula="of:=[.B553]-[.H553]" office:value-type="float" office:value="0" calcext:value-type="float">
            <text:p>0</text:p>
          </table:table-cell>
          <table:table-cell table:formula="of:=[.C553]-[.I55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54]-[.G554]" office:value-type="float" office:value="0" calcext:value-type="float">
            <text:p>0</text:p>
          </table:table-cell>
          <table:table-cell table:formula="of:=[.B554]-[.H554]" office:value-type="float" office:value="0" calcext:value-type="float">
            <text:p>0</text:p>
          </table:table-cell>
          <table:table-cell table:formula="of:=[.C554]-[.I55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55]-[.G555]" office:value-type="float" office:value="0" calcext:value-type="float">
            <text:p>0</text:p>
          </table:table-cell>
          <table:table-cell table:formula="of:=[.B555]-[.H555]" office:value-type="float" office:value="0" calcext:value-type="float">
            <text:p>0</text:p>
          </table:table-cell>
          <table:table-cell table:formula="of:=[.C555]-[.I55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56]-[.G556]" office:value-type="float" office:value="0" calcext:value-type="float">
            <text:p>0</text:p>
          </table:table-cell>
          <table:table-cell table:formula="of:=[.B556]-[.H556]" office:value-type="float" office:value="0" calcext:value-type="float">
            <text:p>0</text:p>
          </table:table-cell>
          <table:table-cell table:formula="of:=[.C556]-[.I55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57]-[.G557]" office:value-type="float" office:value="0" calcext:value-type="float">
            <text:p>0</text:p>
          </table:table-cell>
          <table:table-cell table:formula="of:=[.B557]-[.H557]" office:value-type="float" office:value="0" calcext:value-type="float">
            <text:p>0</text:p>
          </table:table-cell>
          <table:table-cell table:formula="of:=[.C557]-[.I55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58]-[.G558]" office:value-type="float" office:value="0" calcext:value-type="float">
            <text:p>0</text:p>
          </table:table-cell>
          <table:table-cell table:formula="of:=[.B558]-[.H558]" office:value-type="float" office:value="0" calcext:value-type="float">
            <text:p>0</text:p>
          </table:table-cell>
          <table:table-cell table:formula="of:=[.C558]-[.I55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59]-[.G559]" office:value-type="float" office:value="0" calcext:value-type="float">
            <text:p>0</text:p>
          </table:table-cell>
          <table:table-cell table:formula="of:=[.B559]-[.H559]" office:value-type="float" office:value="0" calcext:value-type="float">
            <text:p>0</text:p>
          </table:table-cell>
          <table:table-cell table:formula="of:=[.C559]-[.I55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60]-[.G560]" office:value-type="float" office:value="0" calcext:value-type="float">
            <text:p>0</text:p>
          </table:table-cell>
          <table:table-cell table:formula="of:=[.B560]-[.H560]" office:value-type="float" office:value="0" calcext:value-type="float">
            <text:p>0</text:p>
          </table:table-cell>
          <table:table-cell table:formula="of:=[.C560]-[.I56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61]-[.G561]" office:value-type="float" office:value="0" calcext:value-type="float">
            <text:p>0</text:p>
          </table:table-cell>
          <table:table-cell table:formula="of:=[.B561]-[.H561]" office:value-type="float" office:value="0" calcext:value-type="float">
            <text:p>0</text:p>
          </table:table-cell>
          <table:table-cell table:formula="of:=[.C561]-[.I56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62]-[.G562]" office:value-type="float" office:value="0" calcext:value-type="float">
            <text:p>0</text:p>
          </table:table-cell>
          <table:table-cell table:formula="of:=[.B562]-[.H562]" office:value-type="float" office:value="0" calcext:value-type="float">
            <text:p>0</text:p>
          </table:table-cell>
          <table:table-cell table:formula="of:=[.C562]-[.I56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63]-[.G563]" office:value-type="float" office:value="0" calcext:value-type="float">
            <text:p>0</text:p>
          </table:table-cell>
          <table:table-cell table:formula="of:=[.B563]-[.H563]" office:value-type="float" office:value="0" calcext:value-type="float">
            <text:p>0</text:p>
          </table:table-cell>
          <table:table-cell table:formula="of:=[.C563]-[.I56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64]-[.G564]" office:value-type="float" office:value="0" calcext:value-type="float">
            <text:p>0</text:p>
          </table:table-cell>
          <table:table-cell table:formula="of:=[.B564]-[.H564]" office:value-type="float" office:value="0" calcext:value-type="float">
            <text:p>0</text:p>
          </table:table-cell>
          <table:table-cell table:formula="of:=[.C564]-[.I56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65]-[.G565]" office:value-type="float" office:value="0" calcext:value-type="float">
            <text:p>0</text:p>
          </table:table-cell>
          <table:table-cell table:formula="of:=[.B565]-[.H565]" office:value-type="float" office:value="0" calcext:value-type="float">
            <text:p>0</text:p>
          </table:table-cell>
          <table:table-cell table:formula="of:=[.C565]-[.I56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66]-[.G566]" office:value-type="float" office:value="0" calcext:value-type="float">
            <text:p>0</text:p>
          </table:table-cell>
          <table:table-cell table:formula="of:=[.B566]-[.H566]" office:value-type="float" office:value="0" calcext:value-type="float">
            <text:p>0</text:p>
          </table:table-cell>
          <table:table-cell table:formula="of:=[.C566]-[.I56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67]-[.G567]" office:value-type="float" office:value="0" calcext:value-type="float">
            <text:p>0</text:p>
          </table:table-cell>
          <table:table-cell table:formula="of:=[.B567]-[.H567]" office:value-type="float" office:value="0" calcext:value-type="float">
            <text:p>0</text:p>
          </table:table-cell>
          <table:table-cell table:formula="of:=[.C567]-[.I56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68]-[.G568]" office:value-type="float" office:value="0" calcext:value-type="float">
            <text:p>0</text:p>
          </table:table-cell>
          <table:table-cell table:formula="of:=[.B568]-[.H568]" office:value-type="float" office:value="0" calcext:value-type="float">
            <text:p>0</text:p>
          </table:table-cell>
          <table:table-cell table:formula="of:=[.C568]-[.I56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69]-[.G569]" office:value-type="float" office:value="0" calcext:value-type="float">
            <text:p>0</text:p>
          </table:table-cell>
          <table:table-cell table:formula="of:=[.B569]-[.H569]" office:value-type="float" office:value="0" calcext:value-type="float">
            <text:p>0</text:p>
          </table:table-cell>
          <table:table-cell table:formula="of:=[.C569]-[.I56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70]-[.G570]" office:value-type="float" office:value="0" calcext:value-type="float">
            <text:p>0</text:p>
          </table:table-cell>
          <table:table-cell table:formula="of:=[.B570]-[.H570]" office:value-type="float" office:value="0" calcext:value-type="float">
            <text:p>0</text:p>
          </table:table-cell>
          <table:table-cell table:formula="of:=[.C570]-[.I57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71]-[.G571]" office:value-type="float" office:value="0" calcext:value-type="float">
            <text:p>0</text:p>
          </table:table-cell>
          <table:table-cell table:formula="of:=[.B571]-[.H571]" office:value-type="float" office:value="0" calcext:value-type="float">
            <text:p>0</text:p>
          </table:table-cell>
          <table:table-cell table:formula="of:=[.C571]-[.I57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72]-[.G572]" office:value-type="float" office:value="0" calcext:value-type="float">
            <text:p>0</text:p>
          </table:table-cell>
          <table:table-cell table:formula="of:=[.B572]-[.H572]" office:value-type="float" office:value="0" calcext:value-type="float">
            <text:p>0</text:p>
          </table:table-cell>
          <table:table-cell table:formula="of:=[.C572]-[.I57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73]-[.G573]" office:value-type="float" office:value="0" calcext:value-type="float">
            <text:p>0</text:p>
          </table:table-cell>
          <table:table-cell table:formula="of:=[.B573]-[.H573]" office:value-type="float" office:value="0" calcext:value-type="float">
            <text:p>0</text:p>
          </table:table-cell>
          <table:table-cell table:formula="of:=[.C573]-[.I57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74]-[.G574]" office:value-type="float" office:value="0" calcext:value-type="float">
            <text:p>0</text:p>
          </table:table-cell>
          <table:table-cell table:formula="of:=[.B574]-[.H574]" office:value-type="float" office:value="0" calcext:value-type="float">
            <text:p>0</text:p>
          </table:table-cell>
          <table:table-cell table:formula="of:=[.C574]-[.I57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75]-[.G575]" office:value-type="float" office:value="0" calcext:value-type="float">
            <text:p>0</text:p>
          </table:table-cell>
          <table:table-cell table:formula="of:=[.B575]-[.H575]" office:value-type="float" office:value="0" calcext:value-type="float">
            <text:p>0</text:p>
          </table:table-cell>
          <table:table-cell table:formula="of:=[.C575]-[.I57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76]-[.G576]" office:value-type="float" office:value="0" calcext:value-type="float">
            <text:p>0</text:p>
          </table:table-cell>
          <table:table-cell table:formula="of:=[.B576]-[.H576]" office:value-type="float" office:value="0" calcext:value-type="float">
            <text:p>0</text:p>
          </table:table-cell>
          <table:table-cell table:formula="of:=[.C576]-[.I57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77]-[.G577]" office:value-type="float" office:value="0" calcext:value-type="float">
            <text:p>0</text:p>
          </table:table-cell>
          <table:table-cell table:formula="of:=[.B577]-[.H577]" office:value-type="float" office:value="0" calcext:value-type="float">
            <text:p>0</text:p>
          </table:table-cell>
          <table:table-cell table:formula="of:=[.C577]-[.I57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78]-[.G578]" office:value-type="float" office:value="0" calcext:value-type="float">
            <text:p>0</text:p>
          </table:table-cell>
          <table:table-cell table:formula="of:=[.B578]-[.H578]" office:value-type="float" office:value="0" calcext:value-type="float">
            <text:p>0</text:p>
          </table:table-cell>
          <table:table-cell table:formula="of:=[.C578]-[.I57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79]-[.G579]" office:value-type="float" office:value="0" calcext:value-type="float">
            <text:p>0</text:p>
          </table:table-cell>
          <table:table-cell table:formula="of:=[.B579]-[.H579]" office:value-type="float" office:value="0" calcext:value-type="float">
            <text:p>0</text:p>
          </table:table-cell>
          <table:table-cell table:formula="of:=[.C579]-[.I57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80]-[.G580]" office:value-type="float" office:value="0" calcext:value-type="float">
            <text:p>0</text:p>
          </table:table-cell>
          <table:table-cell table:formula="of:=[.B580]-[.H580]" office:value-type="float" office:value="0" calcext:value-type="float">
            <text:p>0</text:p>
          </table:table-cell>
          <table:table-cell table:formula="of:=[.C580]-[.I58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81]-[.G581]" office:value-type="float" office:value="0" calcext:value-type="float">
            <text:p>0</text:p>
          </table:table-cell>
          <table:table-cell table:formula="of:=[.B581]-[.H581]" office:value-type="float" office:value="0" calcext:value-type="float">
            <text:p>0</text:p>
          </table:table-cell>
          <table:table-cell table:formula="of:=[.C581]-[.I58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82]-[.G582]" office:value-type="float" office:value="0" calcext:value-type="float">
            <text:p>0</text:p>
          </table:table-cell>
          <table:table-cell table:formula="of:=[.B582]-[.H582]" office:value-type="float" office:value="0" calcext:value-type="float">
            <text:p>0</text:p>
          </table:table-cell>
          <table:table-cell table:formula="of:=[.C582]-[.I58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83]-[.G583]" office:value-type="float" office:value="0" calcext:value-type="float">
            <text:p>0</text:p>
          </table:table-cell>
          <table:table-cell table:formula="of:=[.B583]-[.H583]" office:value-type="float" office:value="0" calcext:value-type="float">
            <text:p>0</text:p>
          </table:table-cell>
          <table:table-cell table:formula="of:=[.C583]-[.I58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84]-[.G584]" office:value-type="float" office:value="0" calcext:value-type="float">
            <text:p>0</text:p>
          </table:table-cell>
          <table:table-cell table:formula="of:=[.B584]-[.H584]" office:value-type="float" office:value="0" calcext:value-type="float">
            <text:p>0</text:p>
          </table:table-cell>
          <table:table-cell table:formula="of:=[.C584]-[.I58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85]-[.G585]" office:value-type="float" office:value="0" calcext:value-type="float">
            <text:p>0</text:p>
          </table:table-cell>
          <table:table-cell table:formula="of:=[.B585]-[.H585]" office:value-type="float" office:value="0" calcext:value-type="float">
            <text:p>0</text:p>
          </table:table-cell>
          <table:table-cell table:formula="of:=[.C585]-[.I58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86]-[.G586]" office:value-type="float" office:value="0" calcext:value-type="float">
            <text:p>0</text:p>
          </table:table-cell>
          <table:table-cell table:formula="of:=[.B586]-[.H586]" office:value-type="float" office:value="0" calcext:value-type="float">
            <text:p>0</text:p>
          </table:table-cell>
          <table:table-cell table:formula="of:=[.C586]-[.I58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87]-[.G587]" office:value-type="float" office:value="0" calcext:value-type="float">
            <text:p>0</text:p>
          </table:table-cell>
          <table:table-cell table:formula="of:=[.B587]-[.H587]" office:value-type="float" office:value="0" calcext:value-type="float">
            <text:p>0</text:p>
          </table:table-cell>
          <table:table-cell table:formula="of:=[.C587]-[.I58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88]-[.G588]" office:value-type="float" office:value="0" calcext:value-type="float">
            <text:p>0</text:p>
          </table:table-cell>
          <table:table-cell table:formula="of:=[.B588]-[.H588]" office:value-type="float" office:value="0" calcext:value-type="float">
            <text:p>0</text:p>
          </table:table-cell>
          <table:table-cell table:formula="of:=[.C588]-[.I58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89]-[.G589]" office:value-type="float" office:value="0" calcext:value-type="float">
            <text:p>0</text:p>
          </table:table-cell>
          <table:table-cell table:formula="of:=[.B589]-[.H589]" office:value-type="float" office:value="0" calcext:value-type="float">
            <text:p>0</text:p>
          </table:table-cell>
          <table:table-cell table:formula="of:=[.C589]-[.I58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90]-[.G590]" office:value-type="float" office:value="0" calcext:value-type="float">
            <text:p>0</text:p>
          </table:table-cell>
          <table:table-cell table:formula="of:=[.B590]-[.H590]" office:value-type="float" office:value="0" calcext:value-type="float">
            <text:p>0</text:p>
          </table:table-cell>
          <table:table-cell table:formula="of:=[.C590]-[.I59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91]-[.G591]" office:value-type="float" office:value="0" calcext:value-type="float">
            <text:p>0</text:p>
          </table:table-cell>
          <table:table-cell table:formula="of:=[.B591]-[.H591]" office:value-type="float" office:value="0" calcext:value-type="float">
            <text:p>0</text:p>
          </table:table-cell>
          <table:table-cell table:formula="of:=[.C591]-[.I59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92]-[.G592]" office:value-type="float" office:value="0" calcext:value-type="float">
            <text:p>0</text:p>
          </table:table-cell>
          <table:table-cell table:formula="of:=[.B592]-[.H592]" office:value-type="float" office:value="0" calcext:value-type="float">
            <text:p>0</text:p>
          </table:table-cell>
          <table:table-cell table:formula="of:=[.C592]-[.I59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93]-[.G593]" office:value-type="float" office:value="0" calcext:value-type="float">
            <text:p>0</text:p>
          </table:table-cell>
          <table:table-cell table:formula="of:=[.B593]-[.H593]" office:value-type="float" office:value="0" calcext:value-type="float">
            <text:p>0</text:p>
          </table:table-cell>
          <table:table-cell table:formula="of:=[.C593]-[.I59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94]-[.G594]" office:value-type="float" office:value="0" calcext:value-type="float">
            <text:p>0</text:p>
          </table:table-cell>
          <table:table-cell table:formula="of:=[.B594]-[.H594]" office:value-type="float" office:value="0" calcext:value-type="float">
            <text:p>0</text:p>
          </table:table-cell>
          <table:table-cell table:formula="of:=[.C594]-[.I59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95]-[.G595]" office:value-type="float" office:value="0" calcext:value-type="float">
            <text:p>0</text:p>
          </table:table-cell>
          <table:table-cell table:formula="of:=[.B595]-[.H595]" office:value-type="float" office:value="0" calcext:value-type="float">
            <text:p>0</text:p>
          </table:table-cell>
          <table:table-cell table:formula="of:=[.C595]-[.I59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96]-[.G596]" office:value-type="float" office:value="0" calcext:value-type="float">
            <text:p>0</text:p>
          </table:table-cell>
          <table:table-cell table:formula="of:=[.B596]-[.H596]" office:value-type="float" office:value="0" calcext:value-type="float">
            <text:p>0</text:p>
          </table:table-cell>
          <table:table-cell table:formula="of:=[.C596]-[.I59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97]-[.G597]" office:value-type="float" office:value="0" calcext:value-type="float">
            <text:p>0</text:p>
          </table:table-cell>
          <table:table-cell table:formula="of:=[.B597]-[.H597]" office:value-type="float" office:value="0" calcext:value-type="float">
            <text:p>0</text:p>
          </table:table-cell>
          <table:table-cell table:formula="of:=[.C597]-[.I59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98]-[.G598]" office:value-type="float" office:value="0" calcext:value-type="float">
            <text:p>0</text:p>
          </table:table-cell>
          <table:table-cell table:formula="of:=[.B598]-[.H598]" office:value-type="float" office:value="0" calcext:value-type="float">
            <text:p>0</text:p>
          </table:table-cell>
          <table:table-cell table:formula="of:=[.C598]-[.I59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99]-[.G599]" office:value-type="float" office:value="0" calcext:value-type="float">
            <text:p>0</text:p>
          </table:table-cell>
          <table:table-cell table:formula="of:=[.B599]-[.H599]" office:value-type="float" office:value="0" calcext:value-type="float">
            <text:p>0</text:p>
          </table:table-cell>
          <table:table-cell table:formula="of:=[.C599]-[.I59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00]-[.G600]" office:value-type="float" office:value="0" calcext:value-type="float">
            <text:p>0</text:p>
          </table:table-cell>
          <table:table-cell table:formula="of:=[.B600]-[.H600]" office:value-type="float" office:value="0" calcext:value-type="float">
            <text:p>0</text:p>
          </table:table-cell>
          <table:table-cell table:formula="of:=[.C600]-[.I60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01]-[.G601]" office:value-type="float" office:value="0" calcext:value-type="float">
            <text:p>0</text:p>
          </table:table-cell>
          <table:table-cell table:formula="of:=[.B601]-[.H601]" office:value-type="float" office:value="0" calcext:value-type="float">
            <text:p>0</text:p>
          </table:table-cell>
          <table:table-cell table:formula="of:=[.C601]-[.I60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02]-[.G602]" office:value-type="float" office:value="0" calcext:value-type="float">
            <text:p>0</text:p>
          </table:table-cell>
          <table:table-cell table:formula="of:=[.B602]-[.H602]" office:value-type="float" office:value="0" calcext:value-type="float">
            <text:p>0</text:p>
          </table:table-cell>
          <table:table-cell table:formula="of:=[.C602]-[.I60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03]-[.G603]" office:value-type="float" office:value="0" calcext:value-type="float">
            <text:p>0</text:p>
          </table:table-cell>
          <table:table-cell table:formula="of:=[.B603]-[.H603]" office:value-type="float" office:value="0" calcext:value-type="float">
            <text:p>0</text:p>
          </table:table-cell>
          <table:table-cell table:formula="of:=[.C603]-[.I60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04]-[.G604]" office:value-type="float" office:value="0" calcext:value-type="float">
            <text:p>0</text:p>
          </table:table-cell>
          <table:table-cell table:formula="of:=[.B604]-[.H604]" office:value-type="float" office:value="0" calcext:value-type="float">
            <text:p>0</text:p>
          </table:table-cell>
          <table:table-cell table:formula="of:=[.C604]-[.I60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05]-[.G605]" office:value-type="float" office:value="0" calcext:value-type="float">
            <text:p>0</text:p>
          </table:table-cell>
          <table:table-cell table:formula="of:=[.B605]-[.H605]" office:value-type="float" office:value="0" calcext:value-type="float">
            <text:p>0</text:p>
          </table:table-cell>
          <table:table-cell table:formula="of:=[.C605]-[.I60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06]-[.G606]" office:value-type="float" office:value="0" calcext:value-type="float">
            <text:p>0</text:p>
          </table:table-cell>
          <table:table-cell table:formula="of:=[.B606]-[.H606]" office:value-type="float" office:value="0" calcext:value-type="float">
            <text:p>0</text:p>
          </table:table-cell>
          <table:table-cell table:formula="of:=[.C606]-[.I60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07]-[.G607]" office:value-type="float" office:value="0" calcext:value-type="float">
            <text:p>0</text:p>
          </table:table-cell>
          <table:table-cell table:formula="of:=[.B607]-[.H607]" office:value-type="float" office:value="0" calcext:value-type="float">
            <text:p>0</text:p>
          </table:table-cell>
          <table:table-cell table:formula="of:=[.C607]-[.I60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08]-[.G608]" office:value-type="float" office:value="0" calcext:value-type="float">
            <text:p>0</text:p>
          </table:table-cell>
          <table:table-cell table:formula="of:=[.B608]-[.H608]" office:value-type="float" office:value="0" calcext:value-type="float">
            <text:p>0</text:p>
          </table:table-cell>
          <table:table-cell table:formula="of:=[.C608]-[.I60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09]-[.G609]" office:value-type="float" office:value="0" calcext:value-type="float">
            <text:p>0</text:p>
          </table:table-cell>
          <table:table-cell table:formula="of:=[.B609]-[.H609]" office:value-type="float" office:value="0" calcext:value-type="float">
            <text:p>0</text:p>
          </table:table-cell>
          <table:table-cell table:formula="of:=[.C609]-[.I60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10]-[.G610]" office:value-type="float" office:value="0" calcext:value-type="float">
            <text:p>0</text:p>
          </table:table-cell>
          <table:table-cell table:formula="of:=[.B610]-[.H610]" office:value-type="float" office:value="0" calcext:value-type="float">
            <text:p>0</text:p>
          </table:table-cell>
          <table:table-cell table:formula="of:=[.C610]-[.I6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11]-[.G611]" office:value-type="float" office:value="0" calcext:value-type="float">
            <text:p>0</text:p>
          </table:table-cell>
          <table:table-cell table:formula="of:=[.B611]-[.H611]" office:value-type="float" office:value="0" calcext:value-type="float">
            <text:p>0</text:p>
          </table:table-cell>
          <table:table-cell table:formula="of:=[.C611]-[.I6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12]-[.G612]" office:value-type="float" office:value="0" calcext:value-type="float">
            <text:p>0</text:p>
          </table:table-cell>
          <table:table-cell table:formula="of:=[.B612]-[.H612]" office:value-type="float" office:value="0" calcext:value-type="float">
            <text:p>0</text:p>
          </table:table-cell>
          <table:table-cell table:formula="of:=[.C612]-[.I6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13]-[.G613]" office:value-type="float" office:value="0" calcext:value-type="float">
            <text:p>0</text:p>
          </table:table-cell>
          <table:table-cell table:formula="of:=[.B613]-[.H613]" office:value-type="float" office:value="0" calcext:value-type="float">
            <text:p>0</text:p>
          </table:table-cell>
          <table:table-cell table:formula="of:=[.C613]-[.I6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14]-[.G614]" office:value-type="float" office:value="0" calcext:value-type="float">
            <text:p>0</text:p>
          </table:table-cell>
          <table:table-cell table:formula="of:=[.B614]-[.H614]" office:value-type="float" office:value="0" calcext:value-type="float">
            <text:p>0</text:p>
          </table:table-cell>
          <table:table-cell table:formula="of:=[.C614]-[.I6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15]-[.G615]" office:value-type="float" office:value="0" calcext:value-type="float">
            <text:p>0</text:p>
          </table:table-cell>
          <table:table-cell table:formula="of:=[.B615]-[.H615]" office:value-type="float" office:value="0" calcext:value-type="float">
            <text:p>0</text:p>
          </table:table-cell>
          <table:table-cell table:formula="of:=[.C615]-[.I6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16]-[.G616]" office:value-type="float" office:value="0" calcext:value-type="float">
            <text:p>0</text:p>
          </table:table-cell>
          <table:table-cell table:formula="of:=[.B616]-[.H616]" office:value-type="float" office:value="0" calcext:value-type="float">
            <text:p>0</text:p>
          </table:table-cell>
          <table:table-cell table:formula="of:=[.C616]-[.I6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17]-[.G617]" office:value-type="float" office:value="0" calcext:value-type="float">
            <text:p>0</text:p>
          </table:table-cell>
          <table:table-cell table:formula="of:=[.B617]-[.H617]" office:value-type="float" office:value="0" calcext:value-type="float">
            <text:p>0</text:p>
          </table:table-cell>
          <table:table-cell table:formula="of:=[.C617]-[.I6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18]-[.G618]" office:value-type="float" office:value="0" calcext:value-type="float">
            <text:p>0</text:p>
          </table:table-cell>
          <table:table-cell table:formula="of:=[.B618]-[.H618]" office:value-type="float" office:value="0" calcext:value-type="float">
            <text:p>0</text:p>
          </table:table-cell>
          <table:table-cell table:formula="of:=[.C618]-[.I6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19]-[.G619]" office:value-type="float" office:value="0" calcext:value-type="float">
            <text:p>0</text:p>
          </table:table-cell>
          <table:table-cell table:formula="of:=[.B619]-[.H619]" office:value-type="float" office:value="0" calcext:value-type="float">
            <text:p>0</text:p>
          </table:table-cell>
          <table:table-cell table:formula="of:=[.C619]-[.I6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20]-[.G620]" office:value-type="float" office:value="0" calcext:value-type="float">
            <text:p>0</text:p>
          </table:table-cell>
          <table:table-cell table:formula="of:=[.B620]-[.H620]" office:value-type="float" office:value="0" calcext:value-type="float">
            <text:p>0</text:p>
          </table:table-cell>
          <table:table-cell table:formula="of:=[.C620]-[.I6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21]-[.G621]" office:value-type="float" office:value="0" calcext:value-type="float">
            <text:p>0</text:p>
          </table:table-cell>
          <table:table-cell table:formula="of:=[.B621]-[.H621]" office:value-type="float" office:value="0" calcext:value-type="float">
            <text:p>0</text:p>
          </table:table-cell>
          <table:table-cell table:formula="of:=[.C621]-[.I6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22]-[.G622]" office:value-type="float" office:value="0" calcext:value-type="float">
            <text:p>0</text:p>
          </table:table-cell>
          <table:table-cell table:formula="of:=[.B622]-[.H622]" office:value-type="float" office:value="0" calcext:value-type="float">
            <text:p>0</text:p>
          </table:table-cell>
          <table:table-cell table:formula="of:=[.C622]-[.I6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23]-[.G623]" office:value-type="float" office:value="0" calcext:value-type="float">
            <text:p>0</text:p>
          </table:table-cell>
          <table:table-cell table:formula="of:=[.B623]-[.H623]" office:value-type="float" office:value="0" calcext:value-type="float">
            <text:p>0</text:p>
          </table:table-cell>
          <table:table-cell table:formula="of:=[.C623]-[.I6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24]-[.G624]" office:value-type="float" office:value="0" calcext:value-type="float">
            <text:p>0</text:p>
          </table:table-cell>
          <table:table-cell table:formula="of:=[.B624]-[.H624]" office:value-type="float" office:value="0" calcext:value-type="float">
            <text:p>0</text:p>
          </table:table-cell>
          <table:table-cell table:formula="of:=[.C624]-[.I6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25]-[.G625]" office:value-type="float" office:value="0" calcext:value-type="float">
            <text:p>0</text:p>
          </table:table-cell>
          <table:table-cell table:formula="of:=[.B625]-[.H625]" office:value-type="float" office:value="0" calcext:value-type="float">
            <text:p>0</text:p>
          </table:table-cell>
          <table:table-cell table:formula="of:=[.C625]-[.I6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26]-[.G626]" office:value-type="float" office:value="0" calcext:value-type="float">
            <text:p>0</text:p>
          </table:table-cell>
          <table:table-cell table:formula="of:=[.B626]-[.H626]" office:value-type="float" office:value="0" calcext:value-type="float">
            <text:p>0</text:p>
          </table:table-cell>
          <table:table-cell table:formula="of:=[.C626]-[.I6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27]-[.G627]" office:value-type="float" office:value="0" calcext:value-type="float">
            <text:p>0</text:p>
          </table:table-cell>
          <table:table-cell table:formula="of:=[.B627]-[.H627]" office:value-type="float" office:value="0" calcext:value-type="float">
            <text:p>0</text:p>
          </table:table-cell>
          <table:table-cell table:formula="of:=[.C627]-[.I6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28]-[.G628]" office:value-type="float" office:value="0" calcext:value-type="float">
            <text:p>0</text:p>
          </table:table-cell>
          <table:table-cell table:formula="of:=[.B628]-[.H628]" office:value-type="float" office:value="0" calcext:value-type="float">
            <text:p>0</text:p>
          </table:table-cell>
          <table:table-cell table:formula="of:=[.C628]-[.I6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29]-[.G629]" office:value-type="float" office:value="0" calcext:value-type="float">
            <text:p>0</text:p>
          </table:table-cell>
          <table:table-cell table:formula="of:=[.B629]-[.H629]" office:value-type="float" office:value="0" calcext:value-type="float">
            <text:p>0</text:p>
          </table:table-cell>
          <table:table-cell table:formula="of:=[.C629]-[.I6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30]-[.G630]" office:value-type="float" office:value="0" calcext:value-type="float">
            <text:p>0</text:p>
          </table:table-cell>
          <table:table-cell table:formula="of:=[.B630]-[.H630]" office:value-type="float" office:value="0" calcext:value-type="float">
            <text:p>0</text:p>
          </table:table-cell>
          <table:table-cell table:formula="of:=[.C630]-[.I6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31]-[.G631]" office:value-type="float" office:value="0" calcext:value-type="float">
            <text:p>0</text:p>
          </table:table-cell>
          <table:table-cell table:formula="of:=[.B631]-[.H631]" office:value-type="float" office:value="0" calcext:value-type="float">
            <text:p>0</text:p>
          </table:table-cell>
          <table:table-cell table:formula="of:=[.C631]-[.I6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32]-[.G632]" office:value-type="float" office:value="0" calcext:value-type="float">
            <text:p>0</text:p>
          </table:table-cell>
          <table:table-cell table:formula="of:=[.B632]-[.H632]" office:value-type="float" office:value="0" calcext:value-type="float">
            <text:p>0</text:p>
          </table:table-cell>
          <table:table-cell table:formula="of:=[.C632]-[.I6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33]-[.G633]" office:value-type="float" office:value="0" calcext:value-type="float">
            <text:p>0</text:p>
          </table:table-cell>
          <table:table-cell table:formula="of:=[.B633]-[.H633]" office:value-type="float" office:value="0" calcext:value-type="float">
            <text:p>0</text:p>
          </table:table-cell>
          <table:table-cell table:formula="of:=[.C633]-[.I6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34]-[.G634]" office:value-type="float" office:value="0" calcext:value-type="float">
            <text:p>0</text:p>
          </table:table-cell>
          <table:table-cell table:formula="of:=[.B634]-[.H634]" office:value-type="float" office:value="0" calcext:value-type="float">
            <text:p>0</text:p>
          </table:table-cell>
          <table:table-cell table:formula="of:=[.C634]-[.I6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35]-[.G635]" office:value-type="float" office:value="0" calcext:value-type="float">
            <text:p>0</text:p>
          </table:table-cell>
          <table:table-cell table:formula="of:=[.B635]-[.H635]" office:value-type="float" office:value="0" calcext:value-type="float">
            <text:p>0</text:p>
          </table:table-cell>
          <table:table-cell table:formula="of:=[.C635]-[.I6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36]-[.G636]" office:value-type="float" office:value="0" calcext:value-type="float">
            <text:p>0</text:p>
          </table:table-cell>
          <table:table-cell table:formula="of:=[.B636]-[.H636]" office:value-type="float" office:value="0" calcext:value-type="float">
            <text:p>0</text:p>
          </table:table-cell>
          <table:table-cell table:formula="of:=[.C636]-[.I6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37]-[.G637]" office:value-type="float" office:value="0" calcext:value-type="float">
            <text:p>0</text:p>
          </table:table-cell>
          <table:table-cell table:formula="of:=[.B637]-[.H637]" office:value-type="float" office:value="0" calcext:value-type="float">
            <text:p>0</text:p>
          </table:table-cell>
          <table:table-cell table:formula="of:=[.C637]-[.I6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38]-[.G638]" office:value-type="float" office:value="0" calcext:value-type="float">
            <text:p>0</text:p>
          </table:table-cell>
          <table:table-cell table:formula="of:=[.B638]-[.H638]" office:value-type="float" office:value="0" calcext:value-type="float">
            <text:p>0</text:p>
          </table:table-cell>
          <table:table-cell table:formula="of:=[.C638]-[.I6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39]-[.G639]" office:value-type="float" office:value="0" calcext:value-type="float">
            <text:p>0</text:p>
          </table:table-cell>
          <table:table-cell table:formula="of:=[.B639]-[.H639]" office:value-type="float" office:value="0" calcext:value-type="float">
            <text:p>0</text:p>
          </table:table-cell>
          <table:table-cell table:formula="of:=[.C639]-[.I6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40]-[.G640]" office:value-type="float" office:value="0" calcext:value-type="float">
            <text:p>0</text:p>
          </table:table-cell>
          <table:table-cell table:formula="of:=[.B640]-[.H640]" office:value-type="float" office:value="0" calcext:value-type="float">
            <text:p>0</text:p>
          </table:table-cell>
          <table:table-cell table:formula="of:=[.C640]-[.I6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41]-[.G641]" office:value-type="float" office:value="0" calcext:value-type="float">
            <text:p>0</text:p>
          </table:table-cell>
          <table:table-cell table:formula="of:=[.B641]-[.H641]" office:value-type="float" office:value="0" calcext:value-type="float">
            <text:p>0</text:p>
          </table:table-cell>
          <table:table-cell table:formula="of:=[.C641]-[.I6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42]-[.G642]" office:value-type="float" office:value="0" calcext:value-type="float">
            <text:p>0</text:p>
          </table:table-cell>
          <table:table-cell table:formula="of:=[.B642]-[.H642]" office:value-type="float" office:value="0" calcext:value-type="float">
            <text:p>0</text:p>
          </table:table-cell>
          <table:table-cell table:formula="of:=[.C642]-[.I6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43]-[.G643]" office:value-type="float" office:value="0" calcext:value-type="float">
            <text:p>0</text:p>
          </table:table-cell>
          <table:table-cell table:formula="of:=[.B643]-[.H643]" office:value-type="float" office:value="0" calcext:value-type="float">
            <text:p>0</text:p>
          </table:table-cell>
          <table:table-cell table:formula="of:=[.C643]-[.I6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44]-[.G644]" office:value-type="float" office:value="0" calcext:value-type="float">
            <text:p>0</text:p>
          </table:table-cell>
          <table:table-cell table:formula="of:=[.B644]-[.H644]" office:value-type="float" office:value="0" calcext:value-type="float">
            <text:p>0</text:p>
          </table:table-cell>
          <table:table-cell table:formula="of:=[.C644]-[.I6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45]-[.G645]" office:value-type="float" office:value="0" calcext:value-type="float">
            <text:p>0</text:p>
          </table:table-cell>
          <table:table-cell table:formula="of:=[.B645]-[.H645]" office:value-type="float" office:value="0" calcext:value-type="float">
            <text:p>0</text:p>
          </table:table-cell>
          <table:table-cell table:formula="of:=[.C645]-[.I6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46]-[.G646]" office:value-type="float" office:value="0" calcext:value-type="float">
            <text:p>0</text:p>
          </table:table-cell>
          <table:table-cell table:formula="of:=[.B646]-[.H646]" office:value-type="float" office:value="0" calcext:value-type="float">
            <text:p>0</text:p>
          </table:table-cell>
          <table:table-cell table:formula="of:=[.C646]-[.I6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47]-[.G647]" office:value-type="float" office:value="0" calcext:value-type="float">
            <text:p>0</text:p>
          </table:table-cell>
          <table:table-cell table:formula="of:=[.B647]-[.H647]" office:value-type="float" office:value="0" calcext:value-type="float">
            <text:p>0</text:p>
          </table:table-cell>
          <table:table-cell table:formula="of:=[.C647]-[.I6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48]-[.G648]" office:value-type="float" office:value="0" calcext:value-type="float">
            <text:p>0</text:p>
          </table:table-cell>
          <table:table-cell table:formula="of:=[.B648]-[.H648]" office:value-type="float" office:value="0" calcext:value-type="float">
            <text:p>0</text:p>
          </table:table-cell>
          <table:table-cell table:formula="of:=[.C648]-[.I6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49]-[.G649]" office:value-type="float" office:value="0" calcext:value-type="float">
            <text:p>0</text:p>
          </table:table-cell>
          <table:table-cell table:formula="of:=[.B649]-[.H649]" office:value-type="float" office:value="0" calcext:value-type="float">
            <text:p>0</text:p>
          </table:table-cell>
          <table:table-cell table:formula="of:=[.C649]-[.I6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50]-[.G650]" office:value-type="float" office:value="0" calcext:value-type="float">
            <text:p>0</text:p>
          </table:table-cell>
          <table:table-cell table:formula="of:=[.B650]-[.H650]" office:value-type="float" office:value="0" calcext:value-type="float">
            <text:p>0</text:p>
          </table:table-cell>
          <table:table-cell table:formula="of:=[.C650]-[.I6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51]-[.G651]" office:value-type="float" office:value="0" calcext:value-type="float">
            <text:p>0</text:p>
          </table:table-cell>
          <table:table-cell table:formula="of:=[.B651]-[.H651]" office:value-type="float" office:value="0" calcext:value-type="float">
            <text:p>0</text:p>
          </table:table-cell>
          <table:table-cell table:formula="of:=[.C651]-[.I6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52]-[.G652]" office:value-type="float" office:value="0" calcext:value-type="float">
            <text:p>0</text:p>
          </table:table-cell>
          <table:table-cell table:formula="of:=[.B652]-[.H652]" office:value-type="float" office:value="0" calcext:value-type="float">
            <text:p>0</text:p>
          </table:table-cell>
          <table:table-cell table:formula="of:=[.C652]-[.I65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53]-[.G653]" office:value-type="float" office:value="0" calcext:value-type="float">
            <text:p>0</text:p>
          </table:table-cell>
          <table:table-cell table:formula="of:=[.B653]-[.H653]" office:value-type="float" office:value="0" calcext:value-type="float">
            <text:p>0</text:p>
          </table:table-cell>
          <table:table-cell table:formula="of:=[.C653]-[.I65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54]-[.G654]" office:value-type="float" office:value="0" calcext:value-type="float">
            <text:p>0</text:p>
          </table:table-cell>
          <table:table-cell table:formula="of:=[.B654]-[.H654]" office:value-type="float" office:value="0" calcext:value-type="float">
            <text:p>0</text:p>
          </table:table-cell>
          <table:table-cell table:formula="of:=[.C654]-[.I65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55]-[.G655]" office:value-type="float" office:value="0" calcext:value-type="float">
            <text:p>0</text:p>
          </table:table-cell>
          <table:table-cell table:formula="of:=[.B655]-[.H655]" office:value-type="float" office:value="0" calcext:value-type="float">
            <text:p>0</text:p>
          </table:table-cell>
          <table:table-cell table:formula="of:=[.C655]-[.I65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56]-[.G656]" office:value-type="float" office:value="0" calcext:value-type="float">
            <text:p>0</text:p>
          </table:table-cell>
          <table:table-cell table:formula="of:=[.B656]-[.H656]" office:value-type="float" office:value="0" calcext:value-type="float">
            <text:p>0</text:p>
          </table:table-cell>
          <table:table-cell table:formula="of:=[.C656]-[.I65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57]-[.G657]" office:value-type="float" office:value="0" calcext:value-type="float">
            <text:p>0</text:p>
          </table:table-cell>
          <table:table-cell table:formula="of:=[.B657]-[.H657]" office:value-type="float" office:value="0" calcext:value-type="float">
            <text:p>0</text:p>
          </table:table-cell>
          <table:table-cell table:formula="of:=[.C657]-[.I65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58]-[.G658]" office:value-type="float" office:value="0" calcext:value-type="float">
            <text:p>0</text:p>
          </table:table-cell>
          <table:table-cell table:formula="of:=[.B658]-[.H658]" office:value-type="float" office:value="0" calcext:value-type="float">
            <text:p>0</text:p>
          </table:table-cell>
          <table:table-cell table:formula="of:=[.C658]-[.I65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59]-[.G659]" office:value-type="float" office:value="0" calcext:value-type="float">
            <text:p>0</text:p>
          </table:table-cell>
          <table:table-cell table:formula="of:=[.B659]-[.H659]" office:value-type="float" office:value="0" calcext:value-type="float">
            <text:p>0</text:p>
          </table:table-cell>
          <table:table-cell table:formula="of:=[.C659]-[.I65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60]-[.G660]" office:value-type="float" office:value="0" calcext:value-type="float">
            <text:p>0</text:p>
          </table:table-cell>
          <table:table-cell table:formula="of:=[.B660]-[.H660]" office:value-type="float" office:value="0" calcext:value-type="float">
            <text:p>0</text:p>
          </table:table-cell>
          <table:table-cell table:formula="of:=[.C660]-[.I66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61]-[.G661]" office:value-type="float" office:value="0" calcext:value-type="float">
            <text:p>0</text:p>
          </table:table-cell>
          <table:table-cell table:formula="of:=[.B661]-[.H661]" office:value-type="float" office:value="0" calcext:value-type="float">
            <text:p>0</text:p>
          </table:table-cell>
          <table:table-cell table:formula="of:=[.C661]-[.I66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62]-[.G662]" office:value-type="float" office:value="0" calcext:value-type="float">
            <text:p>0</text:p>
          </table:table-cell>
          <table:table-cell table:formula="of:=[.B662]-[.H662]" office:value-type="float" office:value="0" calcext:value-type="float">
            <text:p>0</text:p>
          </table:table-cell>
          <table:table-cell table:formula="of:=[.C662]-[.I66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63]-[.G663]" office:value-type="float" office:value="0" calcext:value-type="float">
            <text:p>0</text:p>
          </table:table-cell>
          <table:table-cell table:formula="of:=[.B663]-[.H663]" office:value-type="float" office:value="0" calcext:value-type="float">
            <text:p>0</text:p>
          </table:table-cell>
          <table:table-cell table:formula="of:=[.C663]-[.I66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64]-[.G664]" office:value-type="float" office:value="0" calcext:value-type="float">
            <text:p>0</text:p>
          </table:table-cell>
          <table:table-cell table:formula="of:=[.B664]-[.H664]" office:value-type="float" office:value="0" calcext:value-type="float">
            <text:p>0</text:p>
          </table:table-cell>
          <table:table-cell table:formula="of:=[.C664]-[.I66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65]-[.G665]" office:value-type="float" office:value="0" calcext:value-type="float">
            <text:p>0</text:p>
          </table:table-cell>
          <table:table-cell table:formula="of:=[.B665]-[.H665]" office:value-type="float" office:value="0" calcext:value-type="float">
            <text:p>0</text:p>
          </table:table-cell>
          <table:table-cell table:formula="of:=[.C665]-[.I66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66]-[.G666]" office:value-type="float" office:value="0" calcext:value-type="float">
            <text:p>0</text:p>
          </table:table-cell>
          <table:table-cell table:formula="of:=[.B666]-[.H666]" office:value-type="float" office:value="0" calcext:value-type="float">
            <text:p>0</text:p>
          </table:table-cell>
          <table:table-cell table:formula="of:=[.C666]-[.I66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67]-[.G667]" office:value-type="float" office:value="0" calcext:value-type="float">
            <text:p>0</text:p>
          </table:table-cell>
          <table:table-cell table:formula="of:=[.B667]-[.H667]" office:value-type="float" office:value="0" calcext:value-type="float">
            <text:p>0</text:p>
          </table:table-cell>
          <table:table-cell table:formula="of:=[.C667]-[.I66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68]-[.G668]" office:value-type="float" office:value="0" calcext:value-type="float">
            <text:p>0</text:p>
          </table:table-cell>
          <table:table-cell table:formula="of:=[.B668]-[.H668]" office:value-type="float" office:value="0" calcext:value-type="float">
            <text:p>0</text:p>
          </table:table-cell>
          <table:table-cell table:formula="of:=[.C668]-[.I66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69]-[.G669]" office:value-type="float" office:value="0" calcext:value-type="float">
            <text:p>0</text:p>
          </table:table-cell>
          <table:table-cell table:formula="of:=[.B669]-[.H669]" office:value-type="float" office:value="0" calcext:value-type="float">
            <text:p>0</text:p>
          </table:table-cell>
          <table:table-cell table:formula="of:=[.C669]-[.I66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70]-[.G670]" office:value-type="float" office:value="0" calcext:value-type="float">
            <text:p>0</text:p>
          </table:table-cell>
          <table:table-cell table:formula="of:=[.B670]-[.H670]" office:value-type="float" office:value="0" calcext:value-type="float">
            <text:p>0</text:p>
          </table:table-cell>
          <table:table-cell table:formula="of:=[.C670]-[.I67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71]-[.G671]" office:value-type="float" office:value="0" calcext:value-type="float">
            <text:p>0</text:p>
          </table:table-cell>
          <table:table-cell table:formula="of:=[.B671]-[.H671]" office:value-type="float" office:value="0" calcext:value-type="float">
            <text:p>0</text:p>
          </table:table-cell>
          <table:table-cell table:formula="of:=[.C671]-[.I67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72]-[.G672]" office:value-type="float" office:value="0" calcext:value-type="float">
            <text:p>0</text:p>
          </table:table-cell>
          <table:table-cell table:formula="of:=[.B672]-[.H672]" office:value-type="float" office:value="0" calcext:value-type="float">
            <text:p>0</text:p>
          </table:table-cell>
          <table:table-cell table:formula="of:=[.C672]-[.I67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73]-[.G673]" office:value-type="float" office:value="0" calcext:value-type="float">
            <text:p>0</text:p>
          </table:table-cell>
          <table:table-cell table:formula="of:=[.B673]-[.H673]" office:value-type="float" office:value="0" calcext:value-type="float">
            <text:p>0</text:p>
          </table:table-cell>
          <table:table-cell table:formula="of:=[.C673]-[.I67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74]-[.G674]" office:value-type="float" office:value="0" calcext:value-type="float">
            <text:p>0</text:p>
          </table:table-cell>
          <table:table-cell table:formula="of:=[.B674]-[.H674]" office:value-type="float" office:value="0" calcext:value-type="float">
            <text:p>0</text:p>
          </table:table-cell>
          <table:table-cell table:formula="of:=[.C674]-[.I67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75]-[.G675]" office:value-type="float" office:value="0" calcext:value-type="float">
            <text:p>0</text:p>
          </table:table-cell>
          <table:table-cell table:formula="of:=[.B675]-[.H675]" office:value-type="float" office:value="0" calcext:value-type="float">
            <text:p>0</text:p>
          </table:table-cell>
          <table:table-cell table:formula="of:=[.C675]-[.I67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76]-[.G676]" office:value-type="float" office:value="0" calcext:value-type="float">
            <text:p>0</text:p>
          </table:table-cell>
          <table:table-cell table:formula="of:=[.B676]-[.H676]" office:value-type="float" office:value="0" calcext:value-type="float">
            <text:p>0</text:p>
          </table:table-cell>
          <table:table-cell table:formula="of:=[.C676]-[.I67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77]-[.G677]" office:value-type="float" office:value="0" calcext:value-type="float">
            <text:p>0</text:p>
          </table:table-cell>
          <table:table-cell table:formula="of:=[.B677]-[.H677]" office:value-type="float" office:value="0" calcext:value-type="float">
            <text:p>0</text:p>
          </table:table-cell>
          <table:table-cell table:formula="of:=[.C677]-[.I67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78]-[.G678]" office:value-type="float" office:value="0" calcext:value-type="float">
            <text:p>0</text:p>
          </table:table-cell>
          <table:table-cell table:formula="of:=[.B678]-[.H678]" office:value-type="float" office:value="0" calcext:value-type="float">
            <text:p>0</text:p>
          </table:table-cell>
          <table:table-cell table:formula="of:=[.C678]-[.I67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79]-[.G679]" office:value-type="float" office:value="0" calcext:value-type="float">
            <text:p>0</text:p>
          </table:table-cell>
          <table:table-cell table:formula="of:=[.B679]-[.H679]" office:value-type="float" office:value="0" calcext:value-type="float">
            <text:p>0</text:p>
          </table:table-cell>
          <table:table-cell table:formula="of:=[.C679]-[.I67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80]-[.G680]" office:value-type="float" office:value="0" calcext:value-type="float">
            <text:p>0</text:p>
          </table:table-cell>
          <table:table-cell table:formula="of:=[.B680]-[.H680]" office:value-type="float" office:value="0" calcext:value-type="float">
            <text:p>0</text:p>
          </table:table-cell>
          <table:table-cell table:formula="of:=[.C680]-[.I68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81]-[.G681]" office:value-type="float" office:value="0" calcext:value-type="float">
            <text:p>0</text:p>
          </table:table-cell>
          <table:table-cell table:formula="of:=[.B681]-[.H681]" office:value-type="float" office:value="0" calcext:value-type="float">
            <text:p>0</text:p>
          </table:table-cell>
          <table:table-cell table:formula="of:=[.C681]-[.I68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82]-[.G682]" office:value-type="float" office:value="0" calcext:value-type="float">
            <text:p>0</text:p>
          </table:table-cell>
          <table:table-cell table:formula="of:=[.B682]-[.H682]" office:value-type="float" office:value="0" calcext:value-type="float">
            <text:p>0</text:p>
          </table:table-cell>
          <table:table-cell table:formula="of:=[.C682]-[.I68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83]-[.G683]" office:value-type="float" office:value="0" calcext:value-type="float">
            <text:p>0</text:p>
          </table:table-cell>
          <table:table-cell table:formula="of:=[.B683]-[.H683]" office:value-type="float" office:value="0" calcext:value-type="float">
            <text:p>0</text:p>
          </table:table-cell>
          <table:table-cell table:formula="of:=[.C683]-[.I68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84]-[.G684]" office:value-type="float" office:value="0" calcext:value-type="float">
            <text:p>0</text:p>
          </table:table-cell>
          <table:table-cell table:formula="of:=[.B684]-[.H684]" office:value-type="float" office:value="0" calcext:value-type="float">
            <text:p>0</text:p>
          </table:table-cell>
          <table:table-cell table:formula="of:=[.C684]-[.I68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85]-[.G685]" office:value-type="float" office:value="0" calcext:value-type="float">
            <text:p>0</text:p>
          </table:table-cell>
          <table:table-cell table:formula="of:=[.B685]-[.H685]" office:value-type="float" office:value="0" calcext:value-type="float">
            <text:p>0</text:p>
          </table:table-cell>
          <table:table-cell table:formula="of:=[.C685]-[.I68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86]-[.G686]" office:value-type="float" office:value="0" calcext:value-type="float">
            <text:p>0</text:p>
          </table:table-cell>
          <table:table-cell table:formula="of:=[.B686]-[.H686]" office:value-type="float" office:value="0" calcext:value-type="float">
            <text:p>0</text:p>
          </table:table-cell>
          <table:table-cell table:formula="of:=[.C686]-[.I68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87]-[.G687]" office:value-type="float" office:value="0" calcext:value-type="float">
            <text:p>0</text:p>
          </table:table-cell>
          <table:table-cell table:formula="of:=[.B687]-[.H687]" office:value-type="float" office:value="0" calcext:value-type="float">
            <text:p>0</text:p>
          </table:table-cell>
          <table:table-cell table:formula="of:=[.C687]-[.I68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88]-[.G688]" office:value-type="float" office:value="0" calcext:value-type="float">
            <text:p>0</text:p>
          </table:table-cell>
          <table:table-cell table:formula="of:=[.B688]-[.H688]" office:value-type="float" office:value="0" calcext:value-type="float">
            <text:p>0</text:p>
          </table:table-cell>
          <table:table-cell table:formula="of:=[.C688]-[.I68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89]-[.G689]" office:value-type="float" office:value="0" calcext:value-type="float">
            <text:p>0</text:p>
          </table:table-cell>
          <table:table-cell table:formula="of:=[.B689]-[.H689]" office:value-type="float" office:value="0" calcext:value-type="float">
            <text:p>0</text:p>
          </table:table-cell>
          <table:table-cell table:formula="of:=[.C689]-[.I68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90]-[.G690]" office:value-type="float" office:value="0" calcext:value-type="float">
            <text:p>0</text:p>
          </table:table-cell>
          <table:table-cell table:formula="of:=[.B690]-[.H690]" office:value-type="float" office:value="0" calcext:value-type="float">
            <text:p>0</text:p>
          </table:table-cell>
          <table:table-cell table:formula="of:=[.C690]-[.I69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91]-[.G691]" office:value-type="float" office:value="0" calcext:value-type="float">
            <text:p>0</text:p>
          </table:table-cell>
          <table:table-cell table:formula="of:=[.B691]-[.H691]" office:value-type="float" office:value="0" calcext:value-type="float">
            <text:p>0</text:p>
          </table:table-cell>
          <table:table-cell table:formula="of:=[.C691]-[.I69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92]-[.G692]" office:value-type="float" office:value="0" calcext:value-type="float">
            <text:p>0</text:p>
          </table:table-cell>
          <table:table-cell table:formula="of:=[.B692]-[.H692]" office:value-type="float" office:value="0" calcext:value-type="float">
            <text:p>0</text:p>
          </table:table-cell>
          <table:table-cell table:formula="of:=[.C692]-[.I69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93]-[.G693]" office:value-type="float" office:value="0" calcext:value-type="float">
            <text:p>0</text:p>
          </table:table-cell>
          <table:table-cell table:formula="of:=[.B693]-[.H693]" office:value-type="float" office:value="0" calcext:value-type="float">
            <text:p>0</text:p>
          </table:table-cell>
          <table:table-cell table:formula="of:=[.C693]-[.I69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94]-[.G694]" office:value-type="float" office:value="0" calcext:value-type="float">
            <text:p>0</text:p>
          </table:table-cell>
          <table:table-cell table:formula="of:=[.B694]-[.H694]" office:value-type="float" office:value="0" calcext:value-type="float">
            <text:p>0</text:p>
          </table:table-cell>
          <table:table-cell table:formula="of:=[.C694]-[.I69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95]-[.G695]" office:value-type="float" office:value="0" calcext:value-type="float">
            <text:p>0</text:p>
          </table:table-cell>
          <table:table-cell table:formula="of:=[.B695]-[.H695]" office:value-type="float" office:value="0" calcext:value-type="float">
            <text:p>0</text:p>
          </table:table-cell>
          <table:table-cell table:formula="of:=[.C695]-[.I69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96]-[.G696]" office:value-type="float" office:value="0" calcext:value-type="float">
            <text:p>0</text:p>
          </table:table-cell>
          <table:table-cell table:formula="of:=[.B696]-[.H696]" office:value-type="float" office:value="0" calcext:value-type="float">
            <text:p>0</text:p>
          </table:table-cell>
          <table:table-cell table:formula="of:=[.C696]-[.I69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97]-[.G697]" office:value-type="float" office:value="0" calcext:value-type="float">
            <text:p>0</text:p>
          </table:table-cell>
          <table:table-cell table:formula="of:=[.B697]-[.H697]" office:value-type="float" office:value="0" calcext:value-type="float">
            <text:p>0</text:p>
          </table:table-cell>
          <table:table-cell table:formula="of:=[.C697]-[.I69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98]-[.G698]" office:value-type="float" office:value="0" calcext:value-type="float">
            <text:p>0</text:p>
          </table:table-cell>
          <table:table-cell table:formula="of:=[.B698]-[.H698]" office:value-type="float" office:value="0" calcext:value-type="float">
            <text:p>0</text:p>
          </table:table-cell>
          <table:table-cell table:formula="of:=[.C698]-[.I69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99]-[.G699]" office:value-type="float" office:value="0" calcext:value-type="float">
            <text:p>0</text:p>
          </table:table-cell>
          <table:table-cell table:formula="of:=[.B699]-[.H699]" office:value-type="float" office:value="0" calcext:value-type="float">
            <text:p>0</text:p>
          </table:table-cell>
          <table:table-cell table:formula="of:=[.C699]-[.I69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00]-[.G700]" office:value-type="float" office:value="0" calcext:value-type="float">
            <text:p>0</text:p>
          </table:table-cell>
          <table:table-cell table:formula="of:=[.B700]-[.H700]" office:value-type="float" office:value="0" calcext:value-type="float">
            <text:p>0</text:p>
          </table:table-cell>
          <table:table-cell table:formula="of:=[.C700]-[.I70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01]-[.G701]" office:value-type="float" office:value="0" calcext:value-type="float">
            <text:p>0</text:p>
          </table:table-cell>
          <table:table-cell table:formula="of:=[.B701]-[.H701]" office:value-type="float" office:value="0" calcext:value-type="float">
            <text:p>0</text:p>
          </table:table-cell>
          <table:table-cell table:formula="of:=[.C701]-[.I70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02]-[.G702]" office:value-type="float" office:value="0" calcext:value-type="float">
            <text:p>0</text:p>
          </table:table-cell>
          <table:table-cell table:formula="of:=[.B702]-[.H702]" office:value-type="float" office:value="0" calcext:value-type="float">
            <text:p>0</text:p>
          </table:table-cell>
          <table:table-cell table:formula="of:=[.C702]-[.I70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03]-[.G703]" office:value-type="float" office:value="0" calcext:value-type="float">
            <text:p>0</text:p>
          </table:table-cell>
          <table:table-cell table:formula="of:=[.B703]-[.H703]" office:value-type="float" office:value="0" calcext:value-type="float">
            <text:p>0</text:p>
          </table:table-cell>
          <table:table-cell table:formula="of:=[.C703]-[.I70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04]-[.G704]" office:value-type="float" office:value="0" calcext:value-type="float">
            <text:p>0</text:p>
          </table:table-cell>
          <table:table-cell table:formula="of:=[.B704]-[.H704]" office:value-type="float" office:value="0" calcext:value-type="float">
            <text:p>0</text:p>
          </table:table-cell>
          <table:table-cell table:formula="of:=[.C704]-[.I70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05]-[.G705]" office:value-type="float" office:value="0" calcext:value-type="float">
            <text:p>0</text:p>
          </table:table-cell>
          <table:table-cell table:formula="of:=[.B705]-[.H705]" office:value-type="float" office:value="0" calcext:value-type="float">
            <text:p>0</text:p>
          </table:table-cell>
          <table:table-cell table:formula="of:=[.C705]-[.I70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06]-[.G706]" office:value-type="float" office:value="0" calcext:value-type="float">
            <text:p>0</text:p>
          </table:table-cell>
          <table:table-cell table:formula="of:=[.B706]-[.H706]" office:value-type="float" office:value="0" calcext:value-type="float">
            <text:p>0</text:p>
          </table:table-cell>
          <table:table-cell table:formula="of:=[.C706]-[.I70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07]-[.G707]" office:value-type="float" office:value="0" calcext:value-type="float">
            <text:p>0</text:p>
          </table:table-cell>
          <table:table-cell table:formula="of:=[.B707]-[.H707]" office:value-type="float" office:value="0" calcext:value-type="float">
            <text:p>0</text:p>
          </table:table-cell>
          <table:table-cell table:formula="of:=[.C707]-[.I70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08]-[.G708]" office:value-type="float" office:value="0" calcext:value-type="float">
            <text:p>0</text:p>
          </table:table-cell>
          <table:table-cell table:formula="of:=[.B708]-[.H708]" office:value-type="float" office:value="0" calcext:value-type="float">
            <text:p>0</text:p>
          </table:table-cell>
          <table:table-cell table:formula="of:=[.C708]-[.I70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09]-[.G709]" office:value-type="float" office:value="0" calcext:value-type="float">
            <text:p>0</text:p>
          </table:table-cell>
          <table:table-cell table:formula="of:=[.B709]-[.H709]" office:value-type="float" office:value="0" calcext:value-type="float">
            <text:p>0</text:p>
          </table:table-cell>
          <table:table-cell table:formula="of:=[.C709]-[.I70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10]-[.G710]" office:value-type="float" office:value="0" calcext:value-type="float">
            <text:p>0</text:p>
          </table:table-cell>
          <table:table-cell table:formula="of:=[.B710]-[.H710]" office:value-type="float" office:value="0" calcext:value-type="float">
            <text:p>0</text:p>
          </table:table-cell>
          <table:table-cell table:formula="of:=[.C710]-[.I7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11]-[.G711]" office:value-type="float" office:value="0" calcext:value-type="float">
            <text:p>0</text:p>
          </table:table-cell>
          <table:table-cell table:formula="of:=[.B711]-[.H711]" office:value-type="float" office:value="0" calcext:value-type="float">
            <text:p>0</text:p>
          </table:table-cell>
          <table:table-cell table:formula="of:=[.C711]-[.I7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12]-[.G712]" office:value-type="float" office:value="0" calcext:value-type="float">
            <text:p>0</text:p>
          </table:table-cell>
          <table:table-cell table:formula="of:=[.B712]-[.H712]" office:value-type="float" office:value="0" calcext:value-type="float">
            <text:p>0</text:p>
          </table:table-cell>
          <table:table-cell table:formula="of:=[.C712]-[.I7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13]-[.G713]" office:value-type="float" office:value="0" calcext:value-type="float">
            <text:p>0</text:p>
          </table:table-cell>
          <table:table-cell table:formula="of:=[.B713]-[.H713]" office:value-type="float" office:value="0" calcext:value-type="float">
            <text:p>0</text:p>
          </table:table-cell>
          <table:table-cell table:formula="of:=[.C713]-[.I7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14]-[.G714]" office:value-type="float" office:value="0" calcext:value-type="float">
            <text:p>0</text:p>
          </table:table-cell>
          <table:table-cell table:formula="of:=[.B714]-[.H714]" office:value-type="float" office:value="0" calcext:value-type="float">
            <text:p>0</text:p>
          </table:table-cell>
          <table:table-cell table:formula="of:=[.C714]-[.I7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15]-[.G715]" office:value-type="float" office:value="0" calcext:value-type="float">
            <text:p>0</text:p>
          </table:table-cell>
          <table:table-cell table:formula="of:=[.B715]-[.H715]" office:value-type="float" office:value="0" calcext:value-type="float">
            <text:p>0</text:p>
          </table:table-cell>
          <table:table-cell table:formula="of:=[.C715]-[.I7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16]-[.G716]" office:value-type="float" office:value="0" calcext:value-type="float">
            <text:p>0</text:p>
          </table:table-cell>
          <table:table-cell table:formula="of:=[.B716]-[.H716]" office:value-type="float" office:value="0" calcext:value-type="float">
            <text:p>0</text:p>
          </table:table-cell>
          <table:table-cell table:formula="of:=[.C716]-[.I7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17]-[.G717]" office:value-type="float" office:value="0" calcext:value-type="float">
            <text:p>0</text:p>
          </table:table-cell>
          <table:table-cell table:formula="of:=[.B717]-[.H717]" office:value-type="float" office:value="0" calcext:value-type="float">
            <text:p>0</text:p>
          </table:table-cell>
          <table:table-cell table:formula="of:=[.C717]-[.I7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18]-[.G718]" office:value-type="float" office:value="0" calcext:value-type="float">
            <text:p>0</text:p>
          </table:table-cell>
          <table:table-cell table:formula="of:=[.B718]-[.H718]" office:value-type="float" office:value="0" calcext:value-type="float">
            <text:p>0</text:p>
          </table:table-cell>
          <table:table-cell table:formula="of:=[.C718]-[.I7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19]-[.G719]" office:value-type="float" office:value="0" calcext:value-type="float">
            <text:p>0</text:p>
          </table:table-cell>
          <table:table-cell table:formula="of:=[.B719]-[.H719]" office:value-type="float" office:value="0" calcext:value-type="float">
            <text:p>0</text:p>
          </table:table-cell>
          <table:table-cell table:formula="of:=[.C719]-[.I7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20]-[.G720]" office:value-type="float" office:value="0" calcext:value-type="float">
            <text:p>0</text:p>
          </table:table-cell>
          <table:table-cell table:formula="of:=[.B720]-[.H720]" office:value-type="float" office:value="0" calcext:value-type="float">
            <text:p>0</text:p>
          </table:table-cell>
          <table:table-cell table:formula="of:=[.C720]-[.I7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21]-[.G721]" office:value-type="float" office:value="0" calcext:value-type="float">
            <text:p>0</text:p>
          </table:table-cell>
          <table:table-cell table:formula="of:=[.B721]-[.H721]" office:value-type="float" office:value="0" calcext:value-type="float">
            <text:p>0</text:p>
          </table:table-cell>
          <table:table-cell table:formula="of:=[.C721]-[.I7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22]-[.G722]" office:value-type="float" office:value="0" calcext:value-type="float">
            <text:p>0</text:p>
          </table:table-cell>
          <table:table-cell table:formula="of:=[.B722]-[.H722]" office:value-type="float" office:value="0" calcext:value-type="float">
            <text:p>0</text:p>
          </table:table-cell>
          <table:table-cell table:formula="of:=[.C722]-[.I7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23]-[.G723]" office:value-type="float" office:value="0" calcext:value-type="float">
            <text:p>0</text:p>
          </table:table-cell>
          <table:table-cell table:formula="of:=[.B723]-[.H723]" office:value-type="float" office:value="0" calcext:value-type="float">
            <text:p>0</text:p>
          </table:table-cell>
          <table:table-cell table:formula="of:=[.C723]-[.I7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24]-[.G724]" office:value-type="float" office:value="0" calcext:value-type="float">
            <text:p>0</text:p>
          </table:table-cell>
          <table:table-cell table:formula="of:=[.B724]-[.H724]" office:value-type="float" office:value="0" calcext:value-type="float">
            <text:p>0</text:p>
          </table:table-cell>
          <table:table-cell table:formula="of:=[.C724]-[.I7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25]-[.G725]" office:value-type="float" office:value="0" calcext:value-type="float">
            <text:p>0</text:p>
          </table:table-cell>
          <table:table-cell table:formula="of:=[.B725]-[.H725]" office:value-type="float" office:value="0" calcext:value-type="float">
            <text:p>0</text:p>
          </table:table-cell>
          <table:table-cell table:formula="of:=[.C725]-[.I7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26]-[.G726]" office:value-type="float" office:value="0" calcext:value-type="float">
            <text:p>0</text:p>
          </table:table-cell>
          <table:table-cell table:formula="of:=[.B726]-[.H726]" office:value-type="float" office:value="0" calcext:value-type="float">
            <text:p>0</text:p>
          </table:table-cell>
          <table:table-cell table:formula="of:=[.C726]-[.I7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27]-[.G727]" office:value-type="float" office:value="0" calcext:value-type="float">
            <text:p>0</text:p>
          </table:table-cell>
          <table:table-cell table:formula="of:=[.B727]-[.H727]" office:value-type="float" office:value="0" calcext:value-type="float">
            <text:p>0</text:p>
          </table:table-cell>
          <table:table-cell table:formula="of:=[.C727]-[.I7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28]-[.G728]" office:value-type="float" office:value="0" calcext:value-type="float">
            <text:p>0</text:p>
          </table:table-cell>
          <table:table-cell table:formula="of:=[.B728]-[.H728]" office:value-type="float" office:value="0" calcext:value-type="float">
            <text:p>0</text:p>
          </table:table-cell>
          <table:table-cell table:formula="of:=[.C728]-[.I7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29]-[.G729]" office:value-type="float" office:value="0" calcext:value-type="float">
            <text:p>0</text:p>
          </table:table-cell>
          <table:table-cell table:formula="of:=[.B729]-[.H729]" office:value-type="float" office:value="0" calcext:value-type="float">
            <text:p>0</text:p>
          </table:table-cell>
          <table:table-cell table:formula="of:=[.C729]-[.I7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30]-[.G730]" office:value-type="float" office:value="0" calcext:value-type="float">
            <text:p>0</text:p>
          </table:table-cell>
          <table:table-cell table:formula="of:=[.B730]-[.H730]" office:value-type="float" office:value="0" calcext:value-type="float">
            <text:p>0</text:p>
          </table:table-cell>
          <table:table-cell table:formula="of:=[.C730]-[.I7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31]-[.G731]" office:value-type="float" office:value="0" calcext:value-type="float">
            <text:p>0</text:p>
          </table:table-cell>
          <table:table-cell table:formula="of:=[.B731]-[.H731]" office:value-type="float" office:value="0" calcext:value-type="float">
            <text:p>0</text:p>
          </table:table-cell>
          <table:table-cell table:formula="of:=[.C731]-[.I7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32]-[.G732]" office:value-type="float" office:value="0" calcext:value-type="float">
            <text:p>0</text:p>
          </table:table-cell>
          <table:table-cell table:formula="of:=[.B732]-[.H732]" office:value-type="float" office:value="0" calcext:value-type="float">
            <text:p>0</text:p>
          </table:table-cell>
          <table:table-cell table:formula="of:=[.C732]-[.I7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33]-[.G733]" office:value-type="float" office:value="0" calcext:value-type="float">
            <text:p>0</text:p>
          </table:table-cell>
          <table:table-cell table:formula="of:=[.B733]-[.H733]" office:value-type="float" office:value="0" calcext:value-type="float">
            <text:p>0</text:p>
          </table:table-cell>
          <table:table-cell table:formula="of:=[.C733]-[.I7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34]-[.G734]" office:value-type="float" office:value="0" calcext:value-type="float">
            <text:p>0</text:p>
          </table:table-cell>
          <table:table-cell table:formula="of:=[.B734]-[.H734]" office:value-type="float" office:value="0" calcext:value-type="float">
            <text:p>0</text:p>
          </table:table-cell>
          <table:table-cell table:formula="of:=[.C734]-[.I7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35]-[.G735]" office:value-type="float" office:value="0" calcext:value-type="float">
            <text:p>0</text:p>
          </table:table-cell>
          <table:table-cell table:formula="of:=[.B735]-[.H735]" office:value-type="float" office:value="0" calcext:value-type="float">
            <text:p>0</text:p>
          </table:table-cell>
          <table:table-cell table:formula="of:=[.C735]-[.I7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36]-[.G736]" office:value-type="float" office:value="0" calcext:value-type="float">
            <text:p>0</text:p>
          </table:table-cell>
          <table:table-cell table:formula="of:=[.B736]-[.H736]" office:value-type="float" office:value="0" calcext:value-type="float">
            <text:p>0</text:p>
          </table:table-cell>
          <table:table-cell table:formula="of:=[.C736]-[.I7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37]-[.G737]" office:value-type="float" office:value="0" calcext:value-type="float">
            <text:p>0</text:p>
          </table:table-cell>
          <table:table-cell table:formula="of:=[.B737]-[.H737]" office:value-type="float" office:value="0" calcext:value-type="float">
            <text:p>0</text:p>
          </table:table-cell>
          <table:table-cell table:formula="of:=[.C737]-[.I7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38]-[.G738]" office:value-type="float" office:value="0" calcext:value-type="float">
            <text:p>0</text:p>
          </table:table-cell>
          <table:table-cell table:formula="of:=[.B738]-[.H738]" office:value-type="float" office:value="0" calcext:value-type="float">
            <text:p>0</text:p>
          </table:table-cell>
          <table:table-cell table:formula="of:=[.C738]-[.I7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39]-[.G739]" office:value-type="float" office:value="0" calcext:value-type="float">
            <text:p>0</text:p>
          </table:table-cell>
          <table:table-cell table:formula="of:=[.B739]-[.H739]" office:value-type="float" office:value="0" calcext:value-type="float">
            <text:p>0</text:p>
          </table:table-cell>
          <table:table-cell table:formula="of:=[.C739]-[.I7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40]-[.G740]" office:value-type="float" office:value="0" calcext:value-type="float">
            <text:p>0</text:p>
          </table:table-cell>
          <table:table-cell table:formula="of:=[.B740]-[.H740]" office:value-type="float" office:value="0" calcext:value-type="float">
            <text:p>0</text:p>
          </table:table-cell>
          <table:table-cell table:formula="of:=[.C740]-[.I7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41]-[.G741]" office:value-type="float" office:value="0" calcext:value-type="float">
            <text:p>0</text:p>
          </table:table-cell>
          <table:table-cell table:formula="of:=[.B741]-[.H741]" office:value-type="float" office:value="0" calcext:value-type="float">
            <text:p>0</text:p>
          </table:table-cell>
          <table:table-cell table:formula="of:=[.C741]-[.I7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42]-[.G742]" office:value-type="float" office:value="0" calcext:value-type="float">
            <text:p>0</text:p>
          </table:table-cell>
          <table:table-cell table:formula="of:=[.B742]-[.H742]" office:value-type="float" office:value="0" calcext:value-type="float">
            <text:p>0</text:p>
          </table:table-cell>
          <table:table-cell table:formula="of:=[.C742]-[.I7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43]-[.G743]" office:value-type="float" office:value="0" calcext:value-type="float">
            <text:p>0</text:p>
          </table:table-cell>
          <table:table-cell table:formula="of:=[.B743]-[.H743]" office:value-type="float" office:value="0" calcext:value-type="float">
            <text:p>0</text:p>
          </table:table-cell>
          <table:table-cell table:formula="of:=[.C743]-[.I7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44]-[.G744]" office:value-type="float" office:value="0" calcext:value-type="float">
            <text:p>0</text:p>
          </table:table-cell>
          <table:table-cell table:formula="of:=[.B744]-[.H744]" office:value-type="float" office:value="0" calcext:value-type="float">
            <text:p>0</text:p>
          </table:table-cell>
          <table:table-cell table:formula="of:=[.C744]-[.I7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45]-[.G745]" office:value-type="float" office:value="0" calcext:value-type="float">
            <text:p>0</text:p>
          </table:table-cell>
          <table:table-cell table:formula="of:=[.B745]-[.H745]" office:value-type="float" office:value="0" calcext:value-type="float">
            <text:p>0</text:p>
          </table:table-cell>
          <table:table-cell table:formula="of:=[.C745]-[.I7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46]-[.G746]" office:value-type="float" office:value="0" calcext:value-type="float">
            <text:p>0</text:p>
          </table:table-cell>
          <table:table-cell table:formula="of:=[.B746]-[.H746]" office:value-type="float" office:value="0" calcext:value-type="float">
            <text:p>0</text:p>
          </table:table-cell>
          <table:table-cell table:formula="of:=[.C746]-[.I7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47]-[.G747]" office:value-type="float" office:value="0" calcext:value-type="float">
            <text:p>0</text:p>
          </table:table-cell>
          <table:table-cell table:formula="of:=[.B747]-[.H747]" office:value-type="float" office:value="0" calcext:value-type="float">
            <text:p>0</text:p>
          </table:table-cell>
          <table:table-cell table:formula="of:=[.C747]-[.I7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48]-[.G748]" office:value-type="float" office:value="0" calcext:value-type="float">
            <text:p>0</text:p>
          </table:table-cell>
          <table:table-cell table:formula="of:=[.B748]-[.H748]" office:value-type="float" office:value="0" calcext:value-type="float">
            <text:p>0</text:p>
          </table:table-cell>
          <table:table-cell table:formula="of:=[.C748]-[.I7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49]-[.G749]" office:value-type="float" office:value="0" calcext:value-type="float">
            <text:p>0</text:p>
          </table:table-cell>
          <table:table-cell table:formula="of:=[.B749]-[.H749]" office:value-type="float" office:value="0" calcext:value-type="float">
            <text:p>0</text:p>
          </table:table-cell>
          <table:table-cell table:formula="of:=[.C749]-[.I7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50]-[.G750]" office:value-type="float" office:value="0" calcext:value-type="float">
            <text:p>0</text:p>
          </table:table-cell>
          <table:table-cell table:formula="of:=[.B750]-[.H750]" office:value-type="float" office:value="0" calcext:value-type="float">
            <text:p>0</text:p>
          </table:table-cell>
          <table:table-cell table:formula="of:=[.C750]-[.I7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51]-[.G751]" office:value-type="float" office:value="0" calcext:value-type="float">
            <text:p>0</text:p>
          </table:table-cell>
          <table:table-cell table:formula="of:=[.B751]-[.H751]" office:value-type="float" office:value="0" calcext:value-type="float">
            <text:p>0</text:p>
          </table:table-cell>
          <table:table-cell table:formula="of:=[.C751]-[.I7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52]-[.G752]" office:value-type="float" office:value="0" calcext:value-type="float">
            <text:p>0</text:p>
          </table:table-cell>
          <table:table-cell table:formula="of:=[.B752]-[.H752]" office:value-type="float" office:value="0" calcext:value-type="float">
            <text:p>0</text:p>
          </table:table-cell>
          <table:table-cell table:formula="of:=[.C752]-[.I75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53]-[.G753]" office:value-type="float" office:value="0" calcext:value-type="float">
            <text:p>0</text:p>
          </table:table-cell>
          <table:table-cell table:formula="of:=[.B753]-[.H753]" office:value-type="float" office:value="0" calcext:value-type="float">
            <text:p>0</text:p>
          </table:table-cell>
          <table:table-cell table:formula="of:=[.C753]-[.I75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54]-[.G754]" office:value-type="float" office:value="0" calcext:value-type="float">
            <text:p>0</text:p>
          </table:table-cell>
          <table:table-cell table:formula="of:=[.B754]-[.H754]" office:value-type="float" office:value="0" calcext:value-type="float">
            <text:p>0</text:p>
          </table:table-cell>
          <table:table-cell table:formula="of:=[.C754]-[.I75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55]-[.G755]" office:value-type="float" office:value="0" calcext:value-type="float">
            <text:p>0</text:p>
          </table:table-cell>
          <table:table-cell table:formula="of:=[.B755]-[.H755]" office:value-type="float" office:value="0" calcext:value-type="float">
            <text:p>0</text:p>
          </table:table-cell>
          <table:table-cell table:formula="of:=[.C755]-[.I75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56]-[.G756]" office:value-type="float" office:value="0" calcext:value-type="float">
            <text:p>0</text:p>
          </table:table-cell>
          <table:table-cell table:formula="of:=[.B756]-[.H756]" office:value-type="float" office:value="0" calcext:value-type="float">
            <text:p>0</text:p>
          </table:table-cell>
          <table:table-cell table:formula="of:=[.C756]-[.I75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57]-[.G757]" office:value-type="float" office:value="0" calcext:value-type="float">
            <text:p>0</text:p>
          </table:table-cell>
          <table:table-cell table:formula="of:=[.B757]-[.H757]" office:value-type="float" office:value="0" calcext:value-type="float">
            <text:p>0</text:p>
          </table:table-cell>
          <table:table-cell table:formula="of:=[.C757]-[.I75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58]-[.G758]" office:value-type="float" office:value="0" calcext:value-type="float">
            <text:p>0</text:p>
          </table:table-cell>
          <table:table-cell table:formula="of:=[.B758]-[.H758]" office:value-type="float" office:value="0" calcext:value-type="float">
            <text:p>0</text:p>
          </table:table-cell>
          <table:table-cell table:formula="of:=[.C758]-[.I75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59]-[.G759]" office:value-type="float" office:value="0" calcext:value-type="float">
            <text:p>0</text:p>
          </table:table-cell>
          <table:table-cell table:formula="of:=[.B759]-[.H759]" office:value-type="float" office:value="0" calcext:value-type="float">
            <text:p>0</text:p>
          </table:table-cell>
          <table:table-cell table:formula="of:=[.C759]-[.I75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60]-[.G760]" office:value-type="float" office:value="0" calcext:value-type="float">
            <text:p>0</text:p>
          </table:table-cell>
          <table:table-cell table:formula="of:=[.B760]-[.H760]" office:value-type="float" office:value="0" calcext:value-type="float">
            <text:p>0</text:p>
          </table:table-cell>
          <table:table-cell table:formula="of:=[.C760]-[.I76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61]-[.G761]" office:value-type="float" office:value="0" calcext:value-type="float">
            <text:p>0</text:p>
          </table:table-cell>
          <table:table-cell table:formula="of:=[.B761]-[.H761]" office:value-type="float" office:value="0" calcext:value-type="float">
            <text:p>0</text:p>
          </table:table-cell>
          <table:table-cell table:formula="of:=[.C761]-[.I76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62]-[.G762]" office:value-type="float" office:value="0" calcext:value-type="float">
            <text:p>0</text:p>
          </table:table-cell>
          <table:table-cell table:formula="of:=[.B762]-[.H762]" office:value-type="float" office:value="0" calcext:value-type="float">
            <text:p>0</text:p>
          </table:table-cell>
          <table:table-cell table:formula="of:=[.C762]-[.I76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63]-[.G763]" office:value-type="float" office:value="0" calcext:value-type="float">
            <text:p>0</text:p>
          </table:table-cell>
          <table:table-cell table:formula="of:=[.B763]-[.H763]" office:value-type="float" office:value="0" calcext:value-type="float">
            <text:p>0</text:p>
          </table:table-cell>
          <table:table-cell table:formula="of:=[.C763]-[.I76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64]-[.G764]" office:value-type="float" office:value="0" calcext:value-type="float">
            <text:p>0</text:p>
          </table:table-cell>
          <table:table-cell table:formula="of:=[.B764]-[.H764]" office:value-type="float" office:value="0" calcext:value-type="float">
            <text:p>0</text:p>
          </table:table-cell>
          <table:table-cell table:formula="of:=[.C764]-[.I76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65]-[.G765]" office:value-type="float" office:value="0" calcext:value-type="float">
            <text:p>0</text:p>
          </table:table-cell>
          <table:table-cell table:formula="of:=[.B765]-[.H765]" office:value-type="float" office:value="0" calcext:value-type="float">
            <text:p>0</text:p>
          </table:table-cell>
          <table:table-cell table:formula="of:=[.C765]-[.I76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66]-[.G766]" office:value-type="float" office:value="0" calcext:value-type="float">
            <text:p>0</text:p>
          </table:table-cell>
          <table:table-cell table:formula="of:=[.B766]-[.H766]" office:value-type="float" office:value="0" calcext:value-type="float">
            <text:p>0</text:p>
          </table:table-cell>
          <table:table-cell table:formula="of:=[.C766]-[.I76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67]-[.G767]" office:value-type="float" office:value="0" calcext:value-type="float">
            <text:p>0</text:p>
          </table:table-cell>
          <table:table-cell table:formula="of:=[.B767]-[.H767]" office:value-type="float" office:value="0" calcext:value-type="float">
            <text:p>0</text:p>
          </table:table-cell>
          <table:table-cell table:formula="of:=[.C767]-[.I76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68]-[.G768]" office:value-type="float" office:value="0" calcext:value-type="float">
            <text:p>0</text:p>
          </table:table-cell>
          <table:table-cell table:formula="of:=[.B768]-[.H768]" office:value-type="float" office:value="0" calcext:value-type="float">
            <text:p>0</text:p>
          </table:table-cell>
          <table:table-cell table:formula="of:=[.C768]-[.I76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69]-[.G769]" office:value-type="float" office:value="0" calcext:value-type="float">
            <text:p>0</text:p>
          </table:table-cell>
          <table:table-cell table:formula="of:=[.B769]-[.H769]" office:value-type="float" office:value="0" calcext:value-type="float">
            <text:p>0</text:p>
          </table:table-cell>
          <table:table-cell table:formula="of:=[.C769]-[.I76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70]-[.G770]" office:value-type="float" office:value="0" calcext:value-type="float">
            <text:p>0</text:p>
          </table:table-cell>
          <table:table-cell table:formula="of:=[.B770]-[.H770]" office:value-type="float" office:value="0" calcext:value-type="float">
            <text:p>0</text:p>
          </table:table-cell>
          <table:table-cell table:formula="of:=[.C770]-[.I77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71]-[.G771]" office:value-type="float" office:value="0" calcext:value-type="float">
            <text:p>0</text:p>
          </table:table-cell>
          <table:table-cell table:formula="of:=[.B771]-[.H771]" office:value-type="float" office:value="0" calcext:value-type="float">
            <text:p>0</text:p>
          </table:table-cell>
          <table:table-cell table:formula="of:=[.C771]-[.I77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72]-[.G772]" office:value-type="float" office:value="0" calcext:value-type="float">
            <text:p>0</text:p>
          </table:table-cell>
          <table:table-cell table:formula="of:=[.B772]-[.H772]" office:value-type="float" office:value="0" calcext:value-type="float">
            <text:p>0</text:p>
          </table:table-cell>
          <table:table-cell table:formula="of:=[.C772]-[.I77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73]-[.G773]" office:value-type="float" office:value="0" calcext:value-type="float">
            <text:p>0</text:p>
          </table:table-cell>
          <table:table-cell table:formula="of:=[.B773]-[.H773]" office:value-type="float" office:value="0" calcext:value-type="float">
            <text:p>0</text:p>
          </table:table-cell>
          <table:table-cell table:formula="of:=[.C773]-[.I77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74]-[.G774]" office:value-type="float" office:value="0" calcext:value-type="float">
            <text:p>0</text:p>
          </table:table-cell>
          <table:table-cell table:formula="of:=[.B774]-[.H774]" office:value-type="float" office:value="0" calcext:value-type="float">
            <text:p>0</text:p>
          </table:table-cell>
          <table:table-cell table:formula="of:=[.C774]-[.I77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75]-[.G775]" office:value-type="float" office:value="0" calcext:value-type="float">
            <text:p>0</text:p>
          </table:table-cell>
          <table:table-cell table:formula="of:=[.B775]-[.H775]" office:value-type="float" office:value="0" calcext:value-type="float">
            <text:p>0</text:p>
          </table:table-cell>
          <table:table-cell table:formula="of:=[.C775]-[.I77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76]-[.G776]" office:value-type="float" office:value="0" calcext:value-type="float">
            <text:p>0</text:p>
          </table:table-cell>
          <table:table-cell table:formula="of:=[.B776]-[.H776]" office:value-type="float" office:value="0" calcext:value-type="float">
            <text:p>0</text:p>
          </table:table-cell>
          <table:table-cell table:formula="of:=[.C776]-[.I77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77]-[.G777]" office:value-type="float" office:value="0" calcext:value-type="float">
            <text:p>0</text:p>
          </table:table-cell>
          <table:table-cell table:formula="of:=[.B777]-[.H777]" office:value-type="float" office:value="0" calcext:value-type="float">
            <text:p>0</text:p>
          </table:table-cell>
          <table:table-cell table:formula="of:=[.C777]-[.I77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78]-[.G778]" office:value-type="float" office:value="0" calcext:value-type="float">
            <text:p>0</text:p>
          </table:table-cell>
          <table:table-cell table:formula="of:=[.B778]-[.H778]" office:value-type="float" office:value="0" calcext:value-type="float">
            <text:p>0</text:p>
          </table:table-cell>
          <table:table-cell table:formula="of:=[.C778]-[.I77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79]-[.G779]" office:value-type="float" office:value="0" calcext:value-type="float">
            <text:p>0</text:p>
          </table:table-cell>
          <table:table-cell table:formula="of:=[.B779]-[.H779]" office:value-type="float" office:value="0" calcext:value-type="float">
            <text:p>0</text:p>
          </table:table-cell>
          <table:table-cell table:formula="of:=[.C779]-[.I77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80]-[.G780]" office:value-type="float" office:value="0" calcext:value-type="float">
            <text:p>0</text:p>
          </table:table-cell>
          <table:table-cell table:formula="of:=[.B780]-[.H780]" office:value-type="float" office:value="0" calcext:value-type="float">
            <text:p>0</text:p>
          </table:table-cell>
          <table:table-cell table:formula="of:=[.C780]-[.I78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81]-[.G781]" office:value-type="float" office:value="0" calcext:value-type="float">
            <text:p>0</text:p>
          </table:table-cell>
          <table:table-cell table:formula="of:=[.B781]-[.H781]" office:value-type="float" office:value="0" calcext:value-type="float">
            <text:p>0</text:p>
          </table:table-cell>
          <table:table-cell table:formula="of:=[.C781]-[.I78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82]-[.G782]" office:value-type="float" office:value="0" calcext:value-type="float">
            <text:p>0</text:p>
          </table:table-cell>
          <table:table-cell table:formula="of:=[.B782]-[.H782]" office:value-type="float" office:value="0" calcext:value-type="float">
            <text:p>0</text:p>
          </table:table-cell>
          <table:table-cell table:formula="of:=[.C782]-[.I78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83]-[.G783]" office:value-type="float" office:value="0" calcext:value-type="float">
            <text:p>0</text:p>
          </table:table-cell>
          <table:table-cell table:formula="of:=[.B783]-[.H783]" office:value-type="float" office:value="0" calcext:value-type="float">
            <text:p>0</text:p>
          </table:table-cell>
          <table:table-cell table:formula="of:=[.C783]-[.I78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84]-[.G784]" office:value-type="float" office:value="0" calcext:value-type="float">
            <text:p>0</text:p>
          </table:table-cell>
          <table:table-cell table:formula="of:=[.B784]-[.H784]" office:value-type="float" office:value="0" calcext:value-type="float">
            <text:p>0</text:p>
          </table:table-cell>
          <table:table-cell table:formula="of:=[.C784]-[.I78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85]-[.G785]" office:value-type="float" office:value="0" calcext:value-type="float">
            <text:p>0</text:p>
          </table:table-cell>
          <table:table-cell table:formula="of:=[.B785]-[.H785]" office:value-type="float" office:value="0" calcext:value-type="float">
            <text:p>0</text:p>
          </table:table-cell>
          <table:table-cell table:formula="of:=[.C785]-[.I78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86]-[.G786]" office:value-type="float" office:value="0" calcext:value-type="float">
            <text:p>0</text:p>
          </table:table-cell>
          <table:table-cell table:formula="of:=[.B786]-[.H786]" office:value-type="float" office:value="0" calcext:value-type="float">
            <text:p>0</text:p>
          </table:table-cell>
          <table:table-cell table:formula="of:=[.C786]-[.I78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87]-[.G787]" office:value-type="float" office:value="0" calcext:value-type="float">
            <text:p>0</text:p>
          </table:table-cell>
          <table:table-cell table:formula="of:=[.B787]-[.H787]" office:value-type="float" office:value="0" calcext:value-type="float">
            <text:p>0</text:p>
          </table:table-cell>
          <table:table-cell table:formula="of:=[.C787]-[.I78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88]-[.G788]" office:value-type="float" office:value="0" calcext:value-type="float">
            <text:p>0</text:p>
          </table:table-cell>
          <table:table-cell table:formula="of:=[.B788]-[.H788]" office:value-type="float" office:value="0" calcext:value-type="float">
            <text:p>0</text:p>
          </table:table-cell>
          <table:table-cell table:formula="of:=[.C788]-[.I78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89]-[.G789]" office:value-type="float" office:value="0" calcext:value-type="float">
            <text:p>0</text:p>
          </table:table-cell>
          <table:table-cell table:formula="of:=[.B789]-[.H789]" office:value-type="float" office:value="0" calcext:value-type="float">
            <text:p>0</text:p>
          </table:table-cell>
          <table:table-cell table:formula="of:=[.C789]-[.I78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90]-[.G790]" office:value-type="float" office:value="0" calcext:value-type="float">
            <text:p>0</text:p>
          </table:table-cell>
          <table:table-cell table:formula="of:=[.B790]-[.H790]" office:value-type="float" office:value="0" calcext:value-type="float">
            <text:p>0</text:p>
          </table:table-cell>
          <table:table-cell table:formula="of:=[.C790]-[.I79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91]-[.G791]" office:value-type="float" office:value="0" calcext:value-type="float">
            <text:p>0</text:p>
          </table:table-cell>
          <table:table-cell table:formula="of:=[.B791]-[.H791]" office:value-type="float" office:value="0" calcext:value-type="float">
            <text:p>0</text:p>
          </table:table-cell>
          <table:table-cell table:formula="of:=[.C791]-[.I79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92]-[.G792]" office:value-type="float" office:value="0" calcext:value-type="float">
            <text:p>0</text:p>
          </table:table-cell>
          <table:table-cell table:formula="of:=[.B792]-[.H792]" office:value-type="float" office:value="0" calcext:value-type="float">
            <text:p>0</text:p>
          </table:table-cell>
          <table:table-cell table:formula="of:=[.C792]-[.I79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93]-[.G793]" office:value-type="float" office:value="0" calcext:value-type="float">
            <text:p>0</text:p>
          </table:table-cell>
          <table:table-cell table:formula="of:=[.B793]-[.H793]" office:value-type="float" office:value="0" calcext:value-type="float">
            <text:p>0</text:p>
          </table:table-cell>
          <table:table-cell table:formula="of:=[.C793]-[.I79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94]-[.G794]" office:value-type="float" office:value="0" calcext:value-type="float">
            <text:p>0</text:p>
          </table:table-cell>
          <table:table-cell table:formula="of:=[.B794]-[.H794]" office:value-type="float" office:value="0" calcext:value-type="float">
            <text:p>0</text:p>
          </table:table-cell>
          <table:table-cell table:formula="of:=[.C794]-[.I79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95]-[.G795]" office:value-type="float" office:value="0" calcext:value-type="float">
            <text:p>0</text:p>
          </table:table-cell>
          <table:table-cell table:formula="of:=[.B795]-[.H795]" office:value-type="float" office:value="0" calcext:value-type="float">
            <text:p>0</text:p>
          </table:table-cell>
          <table:table-cell table:formula="of:=[.C795]-[.I79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96]-[.G796]" office:value-type="float" office:value="0" calcext:value-type="float">
            <text:p>0</text:p>
          </table:table-cell>
          <table:table-cell table:formula="of:=[.B796]-[.H796]" office:value-type="float" office:value="0" calcext:value-type="float">
            <text:p>0</text:p>
          </table:table-cell>
          <table:table-cell table:formula="of:=[.C796]-[.I79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97]-[.G797]" office:value-type="float" office:value="0" calcext:value-type="float">
            <text:p>0</text:p>
          </table:table-cell>
          <table:table-cell table:formula="of:=[.B797]-[.H797]" office:value-type="float" office:value="0" calcext:value-type="float">
            <text:p>0</text:p>
          </table:table-cell>
          <table:table-cell table:formula="of:=[.C797]-[.I79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98]-[.G798]" office:value-type="float" office:value="0" calcext:value-type="float">
            <text:p>0</text:p>
          </table:table-cell>
          <table:table-cell table:formula="of:=[.B798]-[.H798]" office:value-type="float" office:value="0" calcext:value-type="float">
            <text:p>0</text:p>
          </table:table-cell>
          <table:table-cell table:formula="of:=[.C798]-[.I79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99]-[.G799]" office:value-type="float" office:value="0" calcext:value-type="float">
            <text:p>0</text:p>
          </table:table-cell>
          <table:table-cell table:formula="of:=[.B799]-[.H799]" office:value-type="float" office:value="0" calcext:value-type="float">
            <text:p>0</text:p>
          </table:table-cell>
          <table:table-cell table:formula="of:=[.C799]-[.I79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00]-[.G800]" office:value-type="float" office:value="0" calcext:value-type="float">
            <text:p>0</text:p>
          </table:table-cell>
          <table:table-cell table:formula="of:=[.B800]-[.H800]" office:value-type="float" office:value="0" calcext:value-type="float">
            <text:p>0</text:p>
          </table:table-cell>
          <table:table-cell table:formula="of:=[.C800]-[.I80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01]-[.G801]" office:value-type="float" office:value="0" calcext:value-type="float">
            <text:p>0</text:p>
          </table:table-cell>
          <table:table-cell table:formula="of:=[.B801]-[.H801]" office:value-type="float" office:value="0" calcext:value-type="float">
            <text:p>0</text:p>
          </table:table-cell>
          <table:table-cell table:formula="of:=[.C801]-[.I80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02]-[.G802]" office:value-type="float" office:value="0" calcext:value-type="float">
            <text:p>0</text:p>
          </table:table-cell>
          <table:table-cell table:formula="of:=[.B802]-[.H802]" office:value-type="float" office:value="0" calcext:value-type="float">
            <text:p>0</text:p>
          </table:table-cell>
          <table:table-cell table:formula="of:=[.C802]-[.I80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03]-[.G803]" office:value-type="float" office:value="0" calcext:value-type="float">
            <text:p>0</text:p>
          </table:table-cell>
          <table:table-cell table:formula="of:=[.B803]-[.H803]" office:value-type="float" office:value="0" calcext:value-type="float">
            <text:p>0</text:p>
          </table:table-cell>
          <table:table-cell table:formula="of:=[.C803]-[.I80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04]-[.G804]" office:value-type="float" office:value="0" calcext:value-type="float">
            <text:p>0</text:p>
          </table:table-cell>
          <table:table-cell table:formula="of:=[.B804]-[.H804]" office:value-type="float" office:value="0" calcext:value-type="float">
            <text:p>0</text:p>
          </table:table-cell>
          <table:table-cell table:formula="of:=[.C804]-[.I80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05]-[.G805]" office:value-type="float" office:value="0" calcext:value-type="float">
            <text:p>0</text:p>
          </table:table-cell>
          <table:table-cell table:formula="of:=[.B805]-[.H805]" office:value-type="float" office:value="0" calcext:value-type="float">
            <text:p>0</text:p>
          </table:table-cell>
          <table:table-cell table:formula="of:=[.C805]-[.I80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06]-[.G806]" office:value-type="float" office:value="0" calcext:value-type="float">
            <text:p>0</text:p>
          </table:table-cell>
          <table:table-cell table:formula="of:=[.B806]-[.H806]" office:value-type="float" office:value="0" calcext:value-type="float">
            <text:p>0</text:p>
          </table:table-cell>
          <table:table-cell table:formula="of:=[.C806]-[.I80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07]-[.G807]" office:value-type="float" office:value="0" calcext:value-type="float">
            <text:p>0</text:p>
          </table:table-cell>
          <table:table-cell table:formula="of:=[.B807]-[.H807]" office:value-type="float" office:value="0" calcext:value-type="float">
            <text:p>0</text:p>
          </table:table-cell>
          <table:table-cell table:formula="of:=[.C807]-[.I80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08]-[.G808]" office:value-type="float" office:value="0" calcext:value-type="float">
            <text:p>0</text:p>
          </table:table-cell>
          <table:table-cell table:formula="of:=[.B808]-[.H808]" office:value-type="float" office:value="0" calcext:value-type="float">
            <text:p>0</text:p>
          </table:table-cell>
          <table:table-cell table:formula="of:=[.C808]-[.I80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09]-[.G809]" office:value-type="float" office:value="0" calcext:value-type="float">
            <text:p>0</text:p>
          </table:table-cell>
          <table:table-cell table:formula="of:=[.B809]-[.H809]" office:value-type="float" office:value="0" calcext:value-type="float">
            <text:p>0</text:p>
          </table:table-cell>
          <table:table-cell table:formula="of:=[.C809]-[.I80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10]-[.G810]" office:value-type="float" office:value="0" calcext:value-type="float">
            <text:p>0</text:p>
          </table:table-cell>
          <table:table-cell table:formula="of:=[.B810]-[.H810]" office:value-type="float" office:value="0" calcext:value-type="float">
            <text:p>0</text:p>
          </table:table-cell>
          <table:table-cell table:formula="of:=[.C810]-[.I8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11]-[.G811]" office:value-type="float" office:value="0" calcext:value-type="float">
            <text:p>0</text:p>
          </table:table-cell>
          <table:table-cell table:formula="of:=[.B811]-[.H811]" office:value-type="float" office:value="0" calcext:value-type="float">
            <text:p>0</text:p>
          </table:table-cell>
          <table:table-cell table:formula="of:=[.C811]-[.I8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12]-[.G812]" office:value-type="float" office:value="0" calcext:value-type="float">
            <text:p>0</text:p>
          </table:table-cell>
          <table:table-cell table:formula="of:=[.B812]-[.H812]" office:value-type="float" office:value="0" calcext:value-type="float">
            <text:p>0</text:p>
          </table:table-cell>
          <table:table-cell table:formula="of:=[.C812]-[.I8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13]-[.G813]" office:value-type="float" office:value="0" calcext:value-type="float">
            <text:p>0</text:p>
          </table:table-cell>
          <table:table-cell table:formula="of:=[.B813]-[.H813]" office:value-type="float" office:value="0" calcext:value-type="float">
            <text:p>0</text:p>
          </table:table-cell>
          <table:table-cell table:formula="of:=[.C813]-[.I8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14]-[.G814]" office:value-type="float" office:value="0" calcext:value-type="float">
            <text:p>0</text:p>
          </table:table-cell>
          <table:table-cell table:formula="of:=[.B814]-[.H814]" office:value-type="float" office:value="0" calcext:value-type="float">
            <text:p>0</text:p>
          </table:table-cell>
          <table:table-cell table:formula="of:=[.C814]-[.I8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15]-[.G815]" office:value-type="float" office:value="0" calcext:value-type="float">
            <text:p>0</text:p>
          </table:table-cell>
          <table:table-cell table:formula="of:=[.B815]-[.H815]" office:value-type="float" office:value="0" calcext:value-type="float">
            <text:p>0</text:p>
          </table:table-cell>
          <table:table-cell table:formula="of:=[.C815]-[.I8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16]-[.G816]" office:value-type="float" office:value="0" calcext:value-type="float">
            <text:p>0</text:p>
          </table:table-cell>
          <table:table-cell table:formula="of:=[.B816]-[.H816]" office:value-type="float" office:value="0" calcext:value-type="float">
            <text:p>0</text:p>
          </table:table-cell>
          <table:table-cell table:formula="of:=[.C816]-[.I8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17]-[.G817]" office:value-type="float" office:value="0" calcext:value-type="float">
            <text:p>0</text:p>
          </table:table-cell>
          <table:table-cell table:formula="of:=[.B817]-[.H817]" office:value-type="float" office:value="0" calcext:value-type="float">
            <text:p>0</text:p>
          </table:table-cell>
          <table:table-cell table:formula="of:=[.C817]-[.I8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18]-[.G818]" office:value-type="float" office:value="0" calcext:value-type="float">
            <text:p>0</text:p>
          </table:table-cell>
          <table:table-cell table:formula="of:=[.B818]-[.H818]" office:value-type="float" office:value="0" calcext:value-type="float">
            <text:p>0</text:p>
          </table:table-cell>
          <table:table-cell table:formula="of:=[.C818]-[.I8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19]-[.G819]" office:value-type="float" office:value="0" calcext:value-type="float">
            <text:p>0</text:p>
          </table:table-cell>
          <table:table-cell table:formula="of:=[.B819]-[.H819]" office:value-type="float" office:value="0" calcext:value-type="float">
            <text:p>0</text:p>
          </table:table-cell>
          <table:table-cell table:formula="of:=[.C819]-[.I8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20]-[.G820]" office:value-type="float" office:value="0" calcext:value-type="float">
            <text:p>0</text:p>
          </table:table-cell>
          <table:table-cell table:formula="of:=[.B820]-[.H820]" office:value-type="float" office:value="0" calcext:value-type="float">
            <text:p>0</text:p>
          </table:table-cell>
          <table:table-cell table:formula="of:=[.C820]-[.I8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21]-[.G821]" office:value-type="float" office:value="0" calcext:value-type="float">
            <text:p>0</text:p>
          </table:table-cell>
          <table:table-cell table:formula="of:=[.B821]-[.H821]" office:value-type="float" office:value="0" calcext:value-type="float">
            <text:p>0</text:p>
          </table:table-cell>
          <table:table-cell table:formula="of:=[.C821]-[.I8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22]-[.G822]" office:value-type="float" office:value="0" calcext:value-type="float">
            <text:p>0</text:p>
          </table:table-cell>
          <table:table-cell table:formula="of:=[.B822]-[.H822]" office:value-type="float" office:value="0" calcext:value-type="float">
            <text:p>0</text:p>
          </table:table-cell>
          <table:table-cell table:formula="of:=[.C822]-[.I8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23]-[.G823]" office:value-type="float" office:value="0" calcext:value-type="float">
            <text:p>0</text:p>
          </table:table-cell>
          <table:table-cell table:formula="of:=[.B823]-[.H823]" office:value-type="float" office:value="0" calcext:value-type="float">
            <text:p>0</text:p>
          </table:table-cell>
          <table:table-cell table:formula="of:=[.C823]-[.I8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24]-[.G824]" office:value-type="float" office:value="0" calcext:value-type="float">
            <text:p>0</text:p>
          </table:table-cell>
          <table:table-cell table:formula="of:=[.B824]-[.H824]" office:value-type="float" office:value="0" calcext:value-type="float">
            <text:p>0</text:p>
          </table:table-cell>
          <table:table-cell table:formula="of:=[.C824]-[.I8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25]-[.G825]" office:value-type="float" office:value="0" calcext:value-type="float">
            <text:p>0</text:p>
          </table:table-cell>
          <table:table-cell table:formula="of:=[.B825]-[.H825]" office:value-type="float" office:value="0" calcext:value-type="float">
            <text:p>0</text:p>
          </table:table-cell>
          <table:table-cell table:formula="of:=[.C825]-[.I8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26]-[.G826]" office:value-type="float" office:value="0" calcext:value-type="float">
            <text:p>0</text:p>
          </table:table-cell>
          <table:table-cell table:formula="of:=[.B826]-[.H826]" office:value-type="float" office:value="0" calcext:value-type="float">
            <text:p>0</text:p>
          </table:table-cell>
          <table:table-cell table:formula="of:=[.C826]-[.I8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27]-[.G827]" office:value-type="float" office:value="0" calcext:value-type="float">
            <text:p>0</text:p>
          </table:table-cell>
          <table:table-cell table:formula="of:=[.B827]-[.H827]" office:value-type="float" office:value="0" calcext:value-type="float">
            <text:p>0</text:p>
          </table:table-cell>
          <table:table-cell table:formula="of:=[.C827]-[.I8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28]-[.G828]" office:value-type="float" office:value="0" calcext:value-type="float">
            <text:p>0</text:p>
          </table:table-cell>
          <table:table-cell table:formula="of:=[.B828]-[.H828]" office:value-type="float" office:value="0" calcext:value-type="float">
            <text:p>0</text:p>
          </table:table-cell>
          <table:table-cell table:formula="of:=[.C828]-[.I8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29]-[.G829]" office:value-type="float" office:value="0" calcext:value-type="float">
            <text:p>0</text:p>
          </table:table-cell>
          <table:table-cell table:formula="of:=[.B829]-[.H829]" office:value-type="float" office:value="0" calcext:value-type="float">
            <text:p>0</text:p>
          </table:table-cell>
          <table:table-cell table:formula="of:=[.C829]-[.I8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30]-[.G830]" office:value-type="float" office:value="0" calcext:value-type="float">
            <text:p>0</text:p>
          </table:table-cell>
          <table:table-cell table:formula="of:=[.B830]-[.H830]" office:value-type="float" office:value="0" calcext:value-type="float">
            <text:p>0</text:p>
          </table:table-cell>
          <table:table-cell table:formula="of:=[.C830]-[.I8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31]-[.G831]" office:value-type="float" office:value="0" calcext:value-type="float">
            <text:p>0</text:p>
          </table:table-cell>
          <table:table-cell table:formula="of:=[.B831]-[.H831]" office:value-type="float" office:value="0" calcext:value-type="float">
            <text:p>0</text:p>
          </table:table-cell>
          <table:table-cell table:formula="of:=[.C831]-[.I8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32]-[.G832]" office:value-type="float" office:value="0" calcext:value-type="float">
            <text:p>0</text:p>
          </table:table-cell>
          <table:table-cell table:formula="of:=[.B832]-[.H832]" office:value-type="float" office:value="0" calcext:value-type="float">
            <text:p>0</text:p>
          </table:table-cell>
          <table:table-cell table:formula="of:=[.C832]-[.I8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33]-[.G833]" office:value-type="float" office:value="0" calcext:value-type="float">
            <text:p>0</text:p>
          </table:table-cell>
          <table:table-cell table:formula="of:=[.B833]-[.H833]" office:value-type="float" office:value="0" calcext:value-type="float">
            <text:p>0</text:p>
          </table:table-cell>
          <table:table-cell table:formula="of:=[.C833]-[.I8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34]-[.G834]" office:value-type="float" office:value="0" calcext:value-type="float">
            <text:p>0</text:p>
          </table:table-cell>
          <table:table-cell table:formula="of:=[.B834]-[.H834]" office:value-type="float" office:value="0" calcext:value-type="float">
            <text:p>0</text:p>
          </table:table-cell>
          <table:table-cell table:formula="of:=[.C834]-[.I8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35]-[.G835]" office:value-type="float" office:value="0" calcext:value-type="float">
            <text:p>0</text:p>
          </table:table-cell>
          <table:table-cell table:formula="of:=[.B835]-[.H835]" office:value-type="float" office:value="0" calcext:value-type="float">
            <text:p>0</text:p>
          </table:table-cell>
          <table:table-cell table:formula="of:=[.C835]-[.I8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36]-[.G836]" office:value-type="float" office:value="0" calcext:value-type="float">
            <text:p>0</text:p>
          </table:table-cell>
          <table:table-cell table:formula="of:=[.B836]-[.H836]" office:value-type="float" office:value="0" calcext:value-type="float">
            <text:p>0</text:p>
          </table:table-cell>
          <table:table-cell table:formula="of:=[.C836]-[.I8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37]-[.G837]" office:value-type="float" office:value="0" calcext:value-type="float">
            <text:p>0</text:p>
          </table:table-cell>
          <table:table-cell table:formula="of:=[.B837]-[.H837]" office:value-type="float" office:value="0" calcext:value-type="float">
            <text:p>0</text:p>
          </table:table-cell>
          <table:table-cell table:formula="of:=[.C837]-[.I8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38]-[.G838]" office:value-type="float" office:value="0" calcext:value-type="float">
            <text:p>0</text:p>
          </table:table-cell>
          <table:table-cell table:formula="of:=[.B838]-[.H838]" office:value-type="float" office:value="0" calcext:value-type="float">
            <text:p>0</text:p>
          </table:table-cell>
          <table:table-cell table:formula="of:=[.C838]-[.I8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39]-[.G839]" office:value-type="float" office:value="0" calcext:value-type="float">
            <text:p>0</text:p>
          </table:table-cell>
          <table:table-cell table:formula="of:=[.B839]-[.H839]" office:value-type="float" office:value="0" calcext:value-type="float">
            <text:p>0</text:p>
          </table:table-cell>
          <table:table-cell table:formula="of:=[.C839]-[.I8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40]-[.G840]" office:value-type="float" office:value="0" calcext:value-type="float">
            <text:p>0</text:p>
          </table:table-cell>
          <table:table-cell table:formula="of:=[.B840]-[.H840]" office:value-type="float" office:value="0" calcext:value-type="float">
            <text:p>0</text:p>
          </table:table-cell>
          <table:table-cell table:formula="of:=[.C840]-[.I8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41]-[.G841]" office:value-type="float" office:value="0" calcext:value-type="float">
            <text:p>0</text:p>
          </table:table-cell>
          <table:table-cell table:formula="of:=[.B841]-[.H841]" office:value-type="float" office:value="0" calcext:value-type="float">
            <text:p>0</text:p>
          </table:table-cell>
          <table:table-cell table:formula="of:=[.C841]-[.I8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42]-[.G842]" office:value-type="float" office:value="0" calcext:value-type="float">
            <text:p>0</text:p>
          </table:table-cell>
          <table:table-cell table:formula="of:=[.B842]-[.H842]" office:value-type="float" office:value="0" calcext:value-type="float">
            <text:p>0</text:p>
          </table:table-cell>
          <table:table-cell table:formula="of:=[.C842]-[.I8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43]-[.G843]" office:value-type="float" office:value="0" calcext:value-type="float">
            <text:p>0</text:p>
          </table:table-cell>
          <table:table-cell table:formula="of:=[.B843]-[.H843]" office:value-type="float" office:value="0" calcext:value-type="float">
            <text:p>0</text:p>
          </table:table-cell>
          <table:table-cell table:formula="of:=[.C843]-[.I8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44]-[.G844]" office:value-type="float" office:value="0" calcext:value-type="float">
            <text:p>0</text:p>
          </table:table-cell>
          <table:table-cell table:formula="of:=[.B844]-[.H844]" office:value-type="float" office:value="0" calcext:value-type="float">
            <text:p>0</text:p>
          </table:table-cell>
          <table:table-cell table:formula="of:=[.C844]-[.I8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45]-[.G845]" office:value-type="float" office:value="0" calcext:value-type="float">
            <text:p>0</text:p>
          </table:table-cell>
          <table:table-cell table:formula="of:=[.B845]-[.H845]" office:value-type="float" office:value="0" calcext:value-type="float">
            <text:p>0</text:p>
          </table:table-cell>
          <table:table-cell table:formula="of:=[.C845]-[.I8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46]-[.G846]" office:value-type="float" office:value="0" calcext:value-type="float">
            <text:p>0</text:p>
          </table:table-cell>
          <table:table-cell table:formula="of:=[.B846]-[.H846]" office:value-type="float" office:value="0" calcext:value-type="float">
            <text:p>0</text:p>
          </table:table-cell>
          <table:table-cell table:formula="of:=[.C846]-[.I8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47]-[.G847]" office:value-type="float" office:value="0" calcext:value-type="float">
            <text:p>0</text:p>
          </table:table-cell>
          <table:table-cell table:formula="of:=[.B847]-[.H847]" office:value-type="float" office:value="0" calcext:value-type="float">
            <text:p>0</text:p>
          </table:table-cell>
          <table:table-cell table:formula="of:=[.C847]-[.I8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48]-[.G848]" office:value-type="float" office:value="0" calcext:value-type="float">
            <text:p>0</text:p>
          </table:table-cell>
          <table:table-cell table:formula="of:=[.B848]-[.H848]" office:value-type="float" office:value="0" calcext:value-type="float">
            <text:p>0</text:p>
          </table:table-cell>
          <table:table-cell table:formula="of:=[.C848]-[.I8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49]-[.G849]" office:value-type="float" office:value="0" calcext:value-type="float">
            <text:p>0</text:p>
          </table:table-cell>
          <table:table-cell table:formula="of:=[.B849]-[.H849]" office:value-type="float" office:value="0" calcext:value-type="float">
            <text:p>0</text:p>
          </table:table-cell>
          <table:table-cell table:formula="of:=[.C849]-[.I8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50]-[.G850]" office:value-type="float" office:value="0" calcext:value-type="float">
            <text:p>0</text:p>
          </table:table-cell>
          <table:table-cell table:formula="of:=[.B850]-[.H850]" office:value-type="float" office:value="0" calcext:value-type="float">
            <text:p>0</text:p>
          </table:table-cell>
          <table:table-cell table:formula="of:=[.C850]-[.I8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51]-[.G851]" office:value-type="float" office:value="0" calcext:value-type="float">
            <text:p>0</text:p>
          </table:table-cell>
          <table:table-cell table:formula="of:=[.B851]-[.H851]" office:value-type="float" office:value="0" calcext:value-type="float">
            <text:p>0</text:p>
          </table:table-cell>
          <table:table-cell table:formula="of:=[.C851]-[.I8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52]-[.G852]" office:value-type="float" office:value="0" calcext:value-type="float">
            <text:p>0</text:p>
          </table:table-cell>
          <table:table-cell table:formula="of:=[.B852]-[.H852]" office:value-type="float" office:value="0" calcext:value-type="float">
            <text:p>0</text:p>
          </table:table-cell>
          <table:table-cell table:formula="of:=[.C852]-[.I85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53]-[.G853]" office:value-type="float" office:value="0" calcext:value-type="float">
            <text:p>0</text:p>
          </table:table-cell>
          <table:table-cell table:formula="of:=[.B853]-[.H853]" office:value-type="float" office:value="0" calcext:value-type="float">
            <text:p>0</text:p>
          </table:table-cell>
          <table:table-cell table:formula="of:=[.C853]-[.I85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54]-[.G854]" office:value-type="float" office:value="0" calcext:value-type="float">
            <text:p>0</text:p>
          </table:table-cell>
          <table:table-cell table:formula="of:=[.B854]-[.H854]" office:value-type="float" office:value="0" calcext:value-type="float">
            <text:p>0</text:p>
          </table:table-cell>
          <table:table-cell table:formula="of:=[.C854]-[.I85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55]-[.G855]" office:value-type="float" office:value="0" calcext:value-type="float">
            <text:p>0</text:p>
          </table:table-cell>
          <table:table-cell table:formula="of:=[.B855]-[.H855]" office:value-type="float" office:value="0" calcext:value-type="float">
            <text:p>0</text:p>
          </table:table-cell>
          <table:table-cell table:formula="of:=[.C855]-[.I85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56]-[.G856]" office:value-type="float" office:value="0" calcext:value-type="float">
            <text:p>0</text:p>
          </table:table-cell>
          <table:table-cell table:formula="of:=[.B856]-[.H856]" office:value-type="float" office:value="0" calcext:value-type="float">
            <text:p>0</text:p>
          </table:table-cell>
          <table:table-cell table:formula="of:=[.C856]-[.I85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57]-[.G857]" office:value-type="float" office:value="0" calcext:value-type="float">
            <text:p>0</text:p>
          </table:table-cell>
          <table:table-cell table:formula="of:=[.B857]-[.H857]" office:value-type="float" office:value="0" calcext:value-type="float">
            <text:p>0</text:p>
          </table:table-cell>
          <table:table-cell table:formula="of:=[.C857]-[.I85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58]-[.G858]" office:value-type="float" office:value="0" calcext:value-type="float">
            <text:p>0</text:p>
          </table:table-cell>
          <table:table-cell table:formula="of:=[.B858]-[.H858]" office:value-type="float" office:value="0" calcext:value-type="float">
            <text:p>0</text:p>
          </table:table-cell>
          <table:table-cell table:formula="of:=[.C858]-[.I85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59]-[.G859]" office:value-type="float" office:value="0" calcext:value-type="float">
            <text:p>0</text:p>
          </table:table-cell>
          <table:table-cell table:formula="of:=[.B859]-[.H859]" office:value-type="float" office:value="0" calcext:value-type="float">
            <text:p>0</text:p>
          </table:table-cell>
          <table:table-cell table:formula="of:=[.C859]-[.I85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60]-[.G860]" office:value-type="float" office:value="0" calcext:value-type="float">
            <text:p>0</text:p>
          </table:table-cell>
          <table:table-cell table:formula="of:=[.B860]-[.H860]" office:value-type="float" office:value="0" calcext:value-type="float">
            <text:p>0</text:p>
          </table:table-cell>
          <table:table-cell table:formula="of:=[.C860]-[.I86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61]-[.G861]" office:value-type="float" office:value="0" calcext:value-type="float">
            <text:p>0</text:p>
          </table:table-cell>
          <table:table-cell table:formula="of:=[.B861]-[.H861]" office:value-type="float" office:value="0" calcext:value-type="float">
            <text:p>0</text:p>
          </table:table-cell>
          <table:table-cell table:formula="of:=[.C861]-[.I86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62]-[.G862]" office:value-type="float" office:value="0" calcext:value-type="float">
            <text:p>0</text:p>
          </table:table-cell>
          <table:table-cell table:formula="of:=[.B862]-[.H862]" office:value-type="float" office:value="0" calcext:value-type="float">
            <text:p>0</text:p>
          </table:table-cell>
          <table:table-cell table:formula="of:=[.C862]-[.I86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63]-[.G863]" office:value-type="float" office:value="0" calcext:value-type="float">
            <text:p>0</text:p>
          </table:table-cell>
          <table:table-cell table:formula="of:=[.B863]-[.H863]" office:value-type="float" office:value="0" calcext:value-type="float">
            <text:p>0</text:p>
          </table:table-cell>
          <table:table-cell table:formula="of:=[.C863]-[.I86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64]-[.G864]" office:value-type="float" office:value="0" calcext:value-type="float">
            <text:p>0</text:p>
          </table:table-cell>
          <table:table-cell table:formula="of:=[.B864]-[.H864]" office:value-type="float" office:value="0" calcext:value-type="float">
            <text:p>0</text:p>
          </table:table-cell>
          <table:table-cell table:formula="of:=[.C864]-[.I86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65]-[.G865]" office:value-type="float" office:value="0" calcext:value-type="float">
            <text:p>0</text:p>
          </table:table-cell>
          <table:table-cell table:formula="of:=[.B865]-[.H865]" office:value-type="float" office:value="0" calcext:value-type="float">
            <text:p>0</text:p>
          </table:table-cell>
          <table:table-cell table:formula="of:=[.C865]-[.I86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66]-[.G866]" office:value-type="float" office:value="0" calcext:value-type="float">
            <text:p>0</text:p>
          </table:table-cell>
          <table:table-cell table:formula="of:=[.B866]-[.H866]" office:value-type="float" office:value="0" calcext:value-type="float">
            <text:p>0</text:p>
          </table:table-cell>
          <table:table-cell table:formula="of:=[.C866]-[.I86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67]-[.G867]" office:value-type="float" office:value="0" calcext:value-type="float">
            <text:p>0</text:p>
          </table:table-cell>
          <table:table-cell table:formula="of:=[.B867]-[.H867]" office:value-type="float" office:value="0" calcext:value-type="float">
            <text:p>0</text:p>
          </table:table-cell>
          <table:table-cell table:formula="of:=[.C867]-[.I86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68]-[.G868]" office:value-type="float" office:value="0" calcext:value-type="float">
            <text:p>0</text:p>
          </table:table-cell>
          <table:table-cell table:formula="of:=[.B868]-[.H868]" office:value-type="float" office:value="0" calcext:value-type="float">
            <text:p>0</text:p>
          </table:table-cell>
          <table:table-cell table:formula="of:=[.C868]-[.I86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69]-[.G869]" office:value-type="float" office:value="0" calcext:value-type="float">
            <text:p>0</text:p>
          </table:table-cell>
          <table:table-cell table:formula="of:=[.B869]-[.H869]" office:value-type="float" office:value="0" calcext:value-type="float">
            <text:p>0</text:p>
          </table:table-cell>
          <table:table-cell table:formula="of:=[.C869]-[.I86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70]-[.G870]" office:value-type="float" office:value="0" calcext:value-type="float">
            <text:p>0</text:p>
          </table:table-cell>
          <table:table-cell table:formula="of:=[.B870]-[.H870]" office:value-type="float" office:value="0" calcext:value-type="float">
            <text:p>0</text:p>
          </table:table-cell>
          <table:table-cell table:formula="of:=[.C870]-[.I87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71]-[.G871]" office:value-type="float" office:value="0" calcext:value-type="float">
            <text:p>0</text:p>
          </table:table-cell>
          <table:table-cell table:formula="of:=[.B871]-[.H871]" office:value-type="float" office:value="0" calcext:value-type="float">
            <text:p>0</text:p>
          </table:table-cell>
          <table:table-cell table:formula="of:=[.C871]-[.I87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72]-[.G872]" office:value-type="float" office:value="0" calcext:value-type="float">
            <text:p>0</text:p>
          </table:table-cell>
          <table:table-cell table:formula="of:=[.B872]-[.H872]" office:value-type="float" office:value="0" calcext:value-type="float">
            <text:p>0</text:p>
          </table:table-cell>
          <table:table-cell table:formula="of:=[.C872]-[.I87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73]-[.G873]" office:value-type="float" office:value="0" calcext:value-type="float">
            <text:p>0</text:p>
          </table:table-cell>
          <table:table-cell table:formula="of:=[.B873]-[.H873]" office:value-type="float" office:value="0" calcext:value-type="float">
            <text:p>0</text:p>
          </table:table-cell>
          <table:table-cell table:formula="of:=[.C873]-[.I87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74]-[.G874]" office:value-type="float" office:value="0" calcext:value-type="float">
            <text:p>0</text:p>
          </table:table-cell>
          <table:table-cell table:formula="of:=[.B874]-[.H874]" office:value-type="float" office:value="0" calcext:value-type="float">
            <text:p>0</text:p>
          </table:table-cell>
          <table:table-cell table:formula="of:=[.C874]-[.I87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75]-[.G875]" office:value-type="float" office:value="0" calcext:value-type="float">
            <text:p>0</text:p>
          </table:table-cell>
          <table:table-cell table:formula="of:=[.B875]-[.H875]" office:value-type="float" office:value="0" calcext:value-type="float">
            <text:p>0</text:p>
          </table:table-cell>
          <table:table-cell table:formula="of:=[.C875]-[.I87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76]-[.G876]" office:value-type="float" office:value="0" calcext:value-type="float">
            <text:p>0</text:p>
          </table:table-cell>
          <table:table-cell table:formula="of:=[.B876]-[.H876]" office:value-type="float" office:value="0" calcext:value-type="float">
            <text:p>0</text:p>
          </table:table-cell>
          <table:table-cell table:formula="of:=[.C876]-[.I87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77]-[.G877]" office:value-type="float" office:value="0" calcext:value-type="float">
            <text:p>0</text:p>
          </table:table-cell>
          <table:table-cell table:formula="of:=[.B877]-[.H877]" office:value-type="float" office:value="0" calcext:value-type="float">
            <text:p>0</text:p>
          </table:table-cell>
          <table:table-cell table:formula="of:=[.C877]-[.I87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78]-[.G878]" office:value-type="float" office:value="0" calcext:value-type="float">
            <text:p>0</text:p>
          </table:table-cell>
          <table:table-cell table:formula="of:=[.B878]-[.H878]" office:value-type="float" office:value="0" calcext:value-type="float">
            <text:p>0</text:p>
          </table:table-cell>
          <table:table-cell table:formula="of:=[.C878]-[.I87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79]-[.G879]" office:value-type="float" office:value="0" calcext:value-type="float">
            <text:p>0</text:p>
          </table:table-cell>
          <table:table-cell table:formula="of:=[.B879]-[.H879]" office:value-type="float" office:value="0" calcext:value-type="float">
            <text:p>0</text:p>
          </table:table-cell>
          <table:table-cell table:formula="of:=[.C879]-[.I87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80]-[.G880]" office:value-type="float" office:value="0" calcext:value-type="float">
            <text:p>0</text:p>
          </table:table-cell>
          <table:table-cell table:formula="of:=[.B880]-[.H880]" office:value-type="float" office:value="0" calcext:value-type="float">
            <text:p>0</text:p>
          </table:table-cell>
          <table:table-cell table:formula="of:=[.C880]-[.I88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81]-[.G881]" office:value-type="float" office:value="0" calcext:value-type="float">
            <text:p>0</text:p>
          </table:table-cell>
          <table:table-cell table:formula="of:=[.B881]-[.H881]" office:value-type="float" office:value="0" calcext:value-type="float">
            <text:p>0</text:p>
          </table:table-cell>
          <table:table-cell table:formula="of:=[.C881]-[.I88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82]-[.G882]" office:value-type="float" office:value="0" calcext:value-type="float">
            <text:p>0</text:p>
          </table:table-cell>
          <table:table-cell table:formula="of:=[.B882]-[.H882]" office:value-type="float" office:value="0" calcext:value-type="float">
            <text:p>0</text:p>
          </table:table-cell>
          <table:table-cell table:formula="of:=[.C882]-[.I88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83]-[.G883]" office:value-type="float" office:value="0" calcext:value-type="float">
            <text:p>0</text:p>
          </table:table-cell>
          <table:table-cell table:formula="of:=[.B883]-[.H883]" office:value-type="float" office:value="0" calcext:value-type="float">
            <text:p>0</text:p>
          </table:table-cell>
          <table:table-cell table:formula="of:=[.C883]-[.I88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84]-[.G884]" office:value-type="float" office:value="0" calcext:value-type="float">
            <text:p>0</text:p>
          </table:table-cell>
          <table:table-cell table:formula="of:=[.B884]-[.H884]" office:value-type="float" office:value="0" calcext:value-type="float">
            <text:p>0</text:p>
          </table:table-cell>
          <table:table-cell table:formula="of:=[.C884]-[.I88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85]-[.G885]" office:value-type="float" office:value="0" calcext:value-type="float">
            <text:p>0</text:p>
          </table:table-cell>
          <table:table-cell table:formula="of:=[.B885]-[.H885]" office:value-type="float" office:value="0" calcext:value-type="float">
            <text:p>0</text:p>
          </table:table-cell>
          <table:table-cell table:formula="of:=[.C885]-[.I88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86]-[.G886]" office:value-type="float" office:value="0" calcext:value-type="float">
            <text:p>0</text:p>
          </table:table-cell>
          <table:table-cell table:formula="of:=[.B886]-[.H886]" office:value-type="float" office:value="0" calcext:value-type="float">
            <text:p>0</text:p>
          </table:table-cell>
          <table:table-cell table:formula="of:=[.C886]-[.I88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87]-[.G887]" office:value-type="float" office:value="0" calcext:value-type="float">
            <text:p>0</text:p>
          </table:table-cell>
          <table:table-cell table:formula="of:=[.B887]-[.H887]" office:value-type="float" office:value="0" calcext:value-type="float">
            <text:p>0</text:p>
          </table:table-cell>
          <table:table-cell table:formula="of:=[.C887]-[.I88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88]-[.G888]" office:value-type="float" office:value="0" calcext:value-type="float">
            <text:p>0</text:p>
          </table:table-cell>
          <table:table-cell table:formula="of:=[.B888]-[.H888]" office:value-type="float" office:value="0" calcext:value-type="float">
            <text:p>0</text:p>
          </table:table-cell>
          <table:table-cell table:formula="of:=[.C888]-[.I88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89]-[.G889]" office:value-type="float" office:value="0" calcext:value-type="float">
            <text:p>0</text:p>
          </table:table-cell>
          <table:table-cell table:formula="of:=[.B889]-[.H889]" office:value-type="float" office:value="0" calcext:value-type="float">
            <text:p>0</text:p>
          </table:table-cell>
          <table:table-cell table:formula="of:=[.C889]-[.I88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90]-[.G890]" office:value-type="float" office:value="0" calcext:value-type="float">
            <text:p>0</text:p>
          </table:table-cell>
          <table:table-cell table:formula="of:=[.B890]-[.H890]" office:value-type="float" office:value="0" calcext:value-type="float">
            <text:p>0</text:p>
          </table:table-cell>
          <table:table-cell table:formula="of:=[.C890]-[.I89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91]-[.G891]" office:value-type="float" office:value="0" calcext:value-type="float">
            <text:p>0</text:p>
          </table:table-cell>
          <table:table-cell table:formula="of:=[.B891]-[.H891]" office:value-type="float" office:value="0" calcext:value-type="float">
            <text:p>0</text:p>
          </table:table-cell>
          <table:table-cell table:formula="of:=[.C891]-[.I89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92]-[.G892]" office:value-type="float" office:value="0" calcext:value-type="float">
            <text:p>0</text:p>
          </table:table-cell>
          <table:table-cell table:formula="of:=[.B892]-[.H892]" office:value-type="float" office:value="0" calcext:value-type="float">
            <text:p>0</text:p>
          </table:table-cell>
          <table:table-cell table:formula="of:=[.C892]-[.I89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93]-[.G893]" office:value-type="float" office:value="0" calcext:value-type="float">
            <text:p>0</text:p>
          </table:table-cell>
          <table:table-cell table:formula="of:=[.B893]-[.H893]" office:value-type="float" office:value="0" calcext:value-type="float">
            <text:p>0</text:p>
          </table:table-cell>
          <table:table-cell table:formula="of:=[.C893]-[.I89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94]-[.G894]" office:value-type="float" office:value="0" calcext:value-type="float">
            <text:p>0</text:p>
          </table:table-cell>
          <table:table-cell table:formula="of:=[.B894]-[.H894]" office:value-type="float" office:value="0" calcext:value-type="float">
            <text:p>0</text:p>
          </table:table-cell>
          <table:table-cell table:formula="of:=[.C894]-[.I89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95]-[.G895]" office:value-type="float" office:value="0" calcext:value-type="float">
            <text:p>0</text:p>
          </table:table-cell>
          <table:table-cell table:formula="of:=[.B895]-[.H895]" office:value-type="float" office:value="0" calcext:value-type="float">
            <text:p>0</text:p>
          </table:table-cell>
          <table:table-cell table:formula="of:=[.C895]-[.I89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96]-[.G896]" office:value-type="float" office:value="0" calcext:value-type="float">
            <text:p>0</text:p>
          </table:table-cell>
          <table:table-cell table:formula="of:=[.B896]-[.H896]" office:value-type="float" office:value="0" calcext:value-type="float">
            <text:p>0</text:p>
          </table:table-cell>
          <table:table-cell table:formula="of:=[.C896]-[.I89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97]-[.G897]" office:value-type="float" office:value="0" calcext:value-type="float">
            <text:p>0</text:p>
          </table:table-cell>
          <table:table-cell table:formula="of:=[.B897]-[.H897]" office:value-type="float" office:value="0" calcext:value-type="float">
            <text:p>0</text:p>
          </table:table-cell>
          <table:table-cell table:formula="of:=[.C897]-[.I89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98]-[.G898]" office:value-type="float" office:value="0" calcext:value-type="float">
            <text:p>0</text:p>
          </table:table-cell>
          <table:table-cell table:formula="of:=[.B898]-[.H898]" office:value-type="float" office:value="0" calcext:value-type="float">
            <text:p>0</text:p>
          </table:table-cell>
          <table:table-cell table:formula="of:=[.C898]-[.I89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99]-[.G899]" office:value-type="float" office:value="0" calcext:value-type="float">
            <text:p>0</text:p>
          </table:table-cell>
          <table:table-cell table:formula="of:=[.B899]-[.H899]" office:value-type="float" office:value="0" calcext:value-type="float">
            <text:p>0</text:p>
          </table:table-cell>
          <table:table-cell table:formula="of:=[.C899]-[.I89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00]-[.G900]" office:value-type="float" office:value="0" calcext:value-type="float">
            <text:p>0</text:p>
          </table:table-cell>
          <table:table-cell table:formula="of:=[.B900]-[.H900]" office:value-type="float" office:value="0" calcext:value-type="float">
            <text:p>0</text:p>
          </table:table-cell>
          <table:table-cell table:formula="of:=[.C900]-[.I90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01]-[.G901]" office:value-type="float" office:value="0" calcext:value-type="float">
            <text:p>0</text:p>
          </table:table-cell>
          <table:table-cell table:formula="of:=[.B901]-[.H901]" office:value-type="float" office:value="0" calcext:value-type="float">
            <text:p>0</text:p>
          </table:table-cell>
          <table:table-cell table:formula="of:=[.C901]-[.I90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02]-[.G902]" office:value-type="float" office:value="0" calcext:value-type="float">
            <text:p>0</text:p>
          </table:table-cell>
          <table:table-cell table:formula="of:=[.B902]-[.H902]" office:value-type="float" office:value="0" calcext:value-type="float">
            <text:p>0</text:p>
          </table:table-cell>
          <table:table-cell table:formula="of:=[.C902]-[.I90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03]-[.G903]" office:value-type="float" office:value="0" calcext:value-type="float">
            <text:p>0</text:p>
          </table:table-cell>
          <table:table-cell table:formula="of:=[.B903]-[.H903]" office:value-type="float" office:value="0" calcext:value-type="float">
            <text:p>0</text:p>
          </table:table-cell>
          <table:table-cell table:formula="of:=[.C903]-[.I90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04]-[.G904]" office:value-type="float" office:value="0" calcext:value-type="float">
            <text:p>0</text:p>
          </table:table-cell>
          <table:table-cell table:formula="of:=[.B904]-[.H904]" office:value-type="float" office:value="0" calcext:value-type="float">
            <text:p>0</text:p>
          </table:table-cell>
          <table:table-cell table:formula="of:=[.C904]-[.I90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05]-[.G905]" office:value-type="float" office:value="0" calcext:value-type="float">
            <text:p>0</text:p>
          </table:table-cell>
          <table:table-cell table:formula="of:=[.B905]-[.H905]" office:value-type="float" office:value="0" calcext:value-type="float">
            <text:p>0</text:p>
          </table:table-cell>
          <table:table-cell table:formula="of:=[.C905]-[.I90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06]-[.G906]" office:value-type="float" office:value="0" calcext:value-type="float">
            <text:p>0</text:p>
          </table:table-cell>
          <table:table-cell table:formula="of:=[.B906]-[.H906]" office:value-type="float" office:value="0" calcext:value-type="float">
            <text:p>0</text:p>
          </table:table-cell>
          <table:table-cell table:formula="of:=[.C906]-[.I90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07]-[.G907]" office:value-type="float" office:value="0" calcext:value-type="float">
            <text:p>0</text:p>
          </table:table-cell>
          <table:table-cell table:formula="of:=[.B907]-[.H907]" office:value-type="float" office:value="0" calcext:value-type="float">
            <text:p>0</text:p>
          </table:table-cell>
          <table:table-cell table:formula="of:=[.C907]-[.I90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08]-[.G908]" office:value-type="float" office:value="0" calcext:value-type="float">
            <text:p>0</text:p>
          </table:table-cell>
          <table:table-cell table:formula="of:=[.B908]-[.H908]" office:value-type="float" office:value="0" calcext:value-type="float">
            <text:p>0</text:p>
          </table:table-cell>
          <table:table-cell table:formula="of:=[.C908]-[.I90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09]-[.G909]" office:value-type="float" office:value="0" calcext:value-type="float">
            <text:p>0</text:p>
          </table:table-cell>
          <table:table-cell table:formula="of:=[.B909]-[.H909]" office:value-type="float" office:value="0" calcext:value-type="float">
            <text:p>0</text:p>
          </table:table-cell>
          <table:table-cell table:formula="of:=[.C909]-[.I90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10]-[.G910]" office:value-type="float" office:value="0" calcext:value-type="float">
            <text:p>0</text:p>
          </table:table-cell>
          <table:table-cell table:formula="of:=[.B910]-[.H910]" office:value-type="float" office:value="0" calcext:value-type="float">
            <text:p>0</text:p>
          </table:table-cell>
          <table:table-cell table:formula="of:=[.C910]-[.I9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11]-[.G911]" office:value-type="float" office:value="0" calcext:value-type="float">
            <text:p>0</text:p>
          </table:table-cell>
          <table:table-cell table:formula="of:=[.B911]-[.H911]" office:value-type="float" office:value="0" calcext:value-type="float">
            <text:p>0</text:p>
          </table:table-cell>
          <table:table-cell table:formula="of:=[.C911]-[.I9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12]-[.G912]" office:value-type="float" office:value="0" calcext:value-type="float">
            <text:p>0</text:p>
          </table:table-cell>
          <table:table-cell table:formula="of:=[.B912]-[.H912]" office:value-type="float" office:value="0" calcext:value-type="float">
            <text:p>0</text:p>
          </table:table-cell>
          <table:table-cell table:formula="of:=[.C912]-[.I9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13]-[.G913]" office:value-type="float" office:value="0" calcext:value-type="float">
            <text:p>0</text:p>
          </table:table-cell>
          <table:table-cell table:formula="of:=[.B913]-[.H913]" office:value-type="float" office:value="0" calcext:value-type="float">
            <text:p>0</text:p>
          </table:table-cell>
          <table:table-cell table:formula="of:=[.C913]-[.I9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14]-[.G914]" office:value-type="float" office:value="0" calcext:value-type="float">
            <text:p>0</text:p>
          </table:table-cell>
          <table:table-cell table:formula="of:=[.B914]-[.H914]" office:value-type="float" office:value="0" calcext:value-type="float">
            <text:p>0</text:p>
          </table:table-cell>
          <table:table-cell table:formula="of:=[.C914]-[.I9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15]-[.G915]" office:value-type="float" office:value="0" calcext:value-type="float">
            <text:p>0</text:p>
          </table:table-cell>
          <table:table-cell table:formula="of:=[.B915]-[.H915]" office:value-type="float" office:value="0" calcext:value-type="float">
            <text:p>0</text:p>
          </table:table-cell>
          <table:table-cell table:formula="of:=[.C915]-[.I9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16]-[.G916]" office:value-type="float" office:value="0" calcext:value-type="float">
            <text:p>0</text:p>
          </table:table-cell>
          <table:table-cell table:formula="of:=[.B916]-[.H916]" office:value-type="float" office:value="0" calcext:value-type="float">
            <text:p>0</text:p>
          </table:table-cell>
          <table:table-cell table:formula="of:=[.C916]-[.I9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17]-[.G917]" office:value-type="float" office:value="0" calcext:value-type="float">
            <text:p>0</text:p>
          </table:table-cell>
          <table:table-cell table:formula="of:=[.B917]-[.H917]" office:value-type="float" office:value="0" calcext:value-type="float">
            <text:p>0</text:p>
          </table:table-cell>
          <table:table-cell table:formula="of:=[.C917]-[.I9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18]-[.G918]" office:value-type="float" office:value="0" calcext:value-type="float">
            <text:p>0</text:p>
          </table:table-cell>
          <table:table-cell table:formula="of:=[.B918]-[.H918]" office:value-type="float" office:value="0" calcext:value-type="float">
            <text:p>0</text:p>
          </table:table-cell>
          <table:table-cell table:formula="of:=[.C918]-[.I9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19]-[.G919]" office:value-type="float" office:value="0" calcext:value-type="float">
            <text:p>0</text:p>
          </table:table-cell>
          <table:table-cell table:formula="of:=[.B919]-[.H919]" office:value-type="float" office:value="0" calcext:value-type="float">
            <text:p>0</text:p>
          </table:table-cell>
          <table:table-cell table:formula="of:=[.C919]-[.I9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20]-[.G920]" office:value-type="float" office:value="0" calcext:value-type="float">
            <text:p>0</text:p>
          </table:table-cell>
          <table:table-cell table:formula="of:=[.B920]-[.H920]" office:value-type="float" office:value="0" calcext:value-type="float">
            <text:p>0</text:p>
          </table:table-cell>
          <table:table-cell table:formula="of:=[.C920]-[.I9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21]-[.G921]" office:value-type="float" office:value="0" calcext:value-type="float">
            <text:p>0</text:p>
          </table:table-cell>
          <table:table-cell table:formula="of:=[.B921]-[.H921]" office:value-type="float" office:value="0" calcext:value-type="float">
            <text:p>0</text:p>
          </table:table-cell>
          <table:table-cell table:formula="of:=[.C921]-[.I9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22]-[.G922]" office:value-type="float" office:value="0" calcext:value-type="float">
            <text:p>0</text:p>
          </table:table-cell>
          <table:table-cell table:formula="of:=[.B922]-[.H922]" office:value-type="float" office:value="0" calcext:value-type="float">
            <text:p>0</text:p>
          </table:table-cell>
          <table:table-cell table:formula="of:=[.C922]-[.I9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23]-[.G923]" office:value-type="float" office:value="0" calcext:value-type="float">
            <text:p>0</text:p>
          </table:table-cell>
          <table:table-cell table:formula="of:=[.B923]-[.H923]" office:value-type="float" office:value="0" calcext:value-type="float">
            <text:p>0</text:p>
          </table:table-cell>
          <table:table-cell table:formula="of:=[.C923]-[.I9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24]-[.G924]" office:value-type="float" office:value="0" calcext:value-type="float">
            <text:p>0</text:p>
          </table:table-cell>
          <table:table-cell table:formula="of:=[.B924]-[.H924]" office:value-type="float" office:value="0" calcext:value-type="float">
            <text:p>0</text:p>
          </table:table-cell>
          <table:table-cell table:formula="of:=[.C924]-[.I9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25]-[.G925]" office:value-type="float" office:value="0" calcext:value-type="float">
            <text:p>0</text:p>
          </table:table-cell>
          <table:table-cell table:formula="of:=[.B925]-[.H925]" office:value-type="float" office:value="0" calcext:value-type="float">
            <text:p>0</text:p>
          </table:table-cell>
          <table:table-cell table:formula="of:=[.C925]-[.I9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26]-[.G926]" office:value-type="float" office:value="0" calcext:value-type="float">
            <text:p>0</text:p>
          </table:table-cell>
          <table:table-cell table:formula="of:=[.B926]-[.H926]" office:value-type="float" office:value="0" calcext:value-type="float">
            <text:p>0</text:p>
          </table:table-cell>
          <table:table-cell table:formula="of:=[.C926]-[.I9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27]-[.G927]" office:value-type="float" office:value="0" calcext:value-type="float">
            <text:p>0</text:p>
          </table:table-cell>
          <table:table-cell table:formula="of:=[.B927]-[.H927]" office:value-type="float" office:value="0" calcext:value-type="float">
            <text:p>0</text:p>
          </table:table-cell>
          <table:table-cell table:formula="of:=[.C927]-[.I9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28]-[.G928]" office:value-type="float" office:value="0" calcext:value-type="float">
            <text:p>0</text:p>
          </table:table-cell>
          <table:table-cell table:formula="of:=[.B928]-[.H928]" office:value-type="float" office:value="0" calcext:value-type="float">
            <text:p>0</text:p>
          </table:table-cell>
          <table:table-cell table:formula="of:=[.C928]-[.I9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29]-[.G929]" office:value-type="float" office:value="0" calcext:value-type="float">
            <text:p>0</text:p>
          </table:table-cell>
          <table:table-cell table:formula="of:=[.B929]-[.H929]" office:value-type="float" office:value="0" calcext:value-type="float">
            <text:p>0</text:p>
          </table:table-cell>
          <table:table-cell table:formula="of:=[.C929]-[.I9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30]-[.G930]" office:value-type="float" office:value="0" calcext:value-type="float">
            <text:p>0</text:p>
          </table:table-cell>
          <table:table-cell table:formula="of:=[.B930]-[.H930]" office:value-type="float" office:value="0" calcext:value-type="float">
            <text:p>0</text:p>
          </table:table-cell>
          <table:table-cell table:formula="of:=[.C930]-[.I9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31]-[.G931]" office:value-type="float" office:value="0" calcext:value-type="float">
            <text:p>0</text:p>
          </table:table-cell>
          <table:table-cell table:formula="of:=[.B931]-[.H931]" office:value-type="float" office:value="0" calcext:value-type="float">
            <text:p>0</text:p>
          </table:table-cell>
          <table:table-cell table:formula="of:=[.C931]-[.I9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32]-[.G932]" office:value-type="float" office:value="0" calcext:value-type="float">
            <text:p>0</text:p>
          </table:table-cell>
          <table:table-cell table:formula="of:=[.B932]-[.H932]" office:value-type="float" office:value="0" calcext:value-type="float">
            <text:p>0</text:p>
          </table:table-cell>
          <table:table-cell table:formula="of:=[.C932]-[.I9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33]-[.G933]" office:value-type="float" office:value="0" calcext:value-type="float">
            <text:p>0</text:p>
          </table:table-cell>
          <table:table-cell table:formula="of:=[.B933]-[.H933]" office:value-type="float" office:value="0" calcext:value-type="float">
            <text:p>0</text:p>
          </table:table-cell>
          <table:table-cell table:formula="of:=[.C933]-[.I9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34]-[.G934]" office:value-type="float" office:value="0" calcext:value-type="float">
            <text:p>0</text:p>
          </table:table-cell>
          <table:table-cell table:formula="of:=[.B934]-[.H934]" office:value-type="float" office:value="0" calcext:value-type="float">
            <text:p>0</text:p>
          </table:table-cell>
          <table:table-cell table:formula="of:=[.C934]-[.I9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35]-[.G935]" office:value-type="float" office:value="0" calcext:value-type="float">
            <text:p>0</text:p>
          </table:table-cell>
          <table:table-cell table:formula="of:=[.B935]-[.H935]" office:value-type="float" office:value="0" calcext:value-type="float">
            <text:p>0</text:p>
          </table:table-cell>
          <table:table-cell table:formula="of:=[.C935]-[.I9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36]-[.G936]" office:value-type="float" office:value="0" calcext:value-type="float">
            <text:p>0</text:p>
          </table:table-cell>
          <table:table-cell table:formula="of:=[.B936]-[.H936]" office:value-type="float" office:value="0" calcext:value-type="float">
            <text:p>0</text:p>
          </table:table-cell>
          <table:table-cell table:formula="of:=[.C936]-[.I9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37]-[.G937]" office:value-type="float" office:value="0" calcext:value-type="float">
            <text:p>0</text:p>
          </table:table-cell>
          <table:table-cell table:formula="of:=[.B937]-[.H937]" office:value-type="float" office:value="0" calcext:value-type="float">
            <text:p>0</text:p>
          </table:table-cell>
          <table:table-cell table:formula="of:=[.C937]-[.I9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38]-[.G938]" office:value-type="float" office:value="0" calcext:value-type="float">
            <text:p>0</text:p>
          </table:table-cell>
          <table:table-cell table:formula="of:=[.B938]-[.H938]" office:value-type="float" office:value="0" calcext:value-type="float">
            <text:p>0</text:p>
          </table:table-cell>
          <table:table-cell table:formula="of:=[.C938]-[.I9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39]-[.G939]" office:value-type="float" office:value="0" calcext:value-type="float">
            <text:p>0</text:p>
          </table:table-cell>
          <table:table-cell table:formula="of:=[.B939]-[.H939]" office:value-type="float" office:value="0" calcext:value-type="float">
            <text:p>0</text:p>
          </table:table-cell>
          <table:table-cell table:formula="of:=[.C939]-[.I9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40]-[.G940]" office:value-type="float" office:value="0" calcext:value-type="float">
            <text:p>0</text:p>
          </table:table-cell>
          <table:table-cell table:formula="of:=[.B940]-[.H940]" office:value-type="float" office:value="0" calcext:value-type="float">
            <text:p>0</text:p>
          </table:table-cell>
          <table:table-cell table:formula="of:=[.C940]-[.I9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41]-[.G941]" office:value-type="float" office:value="0" calcext:value-type="float">
            <text:p>0</text:p>
          </table:table-cell>
          <table:table-cell table:formula="of:=[.B941]-[.H941]" office:value-type="float" office:value="0" calcext:value-type="float">
            <text:p>0</text:p>
          </table:table-cell>
          <table:table-cell table:formula="of:=[.C941]-[.I9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42]-[.G942]" office:value-type="float" office:value="0" calcext:value-type="float">
            <text:p>0</text:p>
          </table:table-cell>
          <table:table-cell table:formula="of:=[.B942]-[.H942]" office:value-type="float" office:value="0" calcext:value-type="float">
            <text:p>0</text:p>
          </table:table-cell>
          <table:table-cell table:formula="of:=[.C942]-[.I9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43]-[.G943]" office:value-type="float" office:value="0" calcext:value-type="float">
            <text:p>0</text:p>
          </table:table-cell>
          <table:table-cell table:formula="of:=[.B943]-[.H943]" office:value-type="float" office:value="0" calcext:value-type="float">
            <text:p>0</text:p>
          </table:table-cell>
          <table:table-cell table:formula="of:=[.C943]-[.I9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44]-[.G944]" office:value-type="float" office:value="0" calcext:value-type="float">
            <text:p>0</text:p>
          </table:table-cell>
          <table:table-cell table:formula="of:=[.B944]-[.H944]" office:value-type="float" office:value="0" calcext:value-type="float">
            <text:p>0</text:p>
          </table:table-cell>
          <table:table-cell table:formula="of:=[.C944]-[.I9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45]-[.G945]" office:value-type="float" office:value="0" calcext:value-type="float">
            <text:p>0</text:p>
          </table:table-cell>
          <table:table-cell table:formula="of:=[.B945]-[.H945]" office:value-type="float" office:value="0" calcext:value-type="float">
            <text:p>0</text:p>
          </table:table-cell>
          <table:table-cell table:formula="of:=[.C945]-[.I9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46]-[.G946]" office:value-type="float" office:value="0" calcext:value-type="float">
            <text:p>0</text:p>
          </table:table-cell>
          <table:table-cell table:formula="of:=[.B946]-[.H946]" office:value-type="float" office:value="0" calcext:value-type="float">
            <text:p>0</text:p>
          </table:table-cell>
          <table:table-cell table:formula="of:=[.C946]-[.I9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47]-[.G947]" office:value-type="float" office:value="0" calcext:value-type="float">
            <text:p>0</text:p>
          </table:table-cell>
          <table:table-cell table:formula="of:=[.B947]-[.H947]" office:value-type="float" office:value="0" calcext:value-type="float">
            <text:p>0</text:p>
          </table:table-cell>
          <table:table-cell table:formula="of:=[.C947]-[.I9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48]-[.G948]" office:value-type="float" office:value="0" calcext:value-type="float">
            <text:p>0</text:p>
          </table:table-cell>
          <table:table-cell table:formula="of:=[.B948]-[.H948]" office:value-type="float" office:value="0" calcext:value-type="float">
            <text:p>0</text:p>
          </table:table-cell>
          <table:table-cell table:formula="of:=[.C948]-[.I9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49]-[.G949]" office:value-type="float" office:value="0" calcext:value-type="float">
            <text:p>0</text:p>
          </table:table-cell>
          <table:table-cell table:formula="of:=[.B949]-[.H949]" office:value-type="float" office:value="0" calcext:value-type="float">
            <text:p>0</text:p>
          </table:table-cell>
          <table:table-cell table:formula="of:=[.C949]-[.I9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50]-[.G950]" office:value-type="float" office:value="0" calcext:value-type="float">
            <text:p>0</text:p>
          </table:table-cell>
          <table:table-cell table:formula="of:=[.B950]-[.H950]" office:value-type="float" office:value="0" calcext:value-type="float">
            <text:p>0</text:p>
          </table:table-cell>
          <table:table-cell table:formula="of:=[.C950]-[.I9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51]-[.G951]" office:value-type="float" office:value="0" calcext:value-type="float">
            <text:p>0</text:p>
          </table:table-cell>
          <table:table-cell table:formula="of:=[.B951]-[.H951]" office:value-type="float" office:value="0" calcext:value-type="float">
            <text:p>0</text:p>
          </table:table-cell>
          <table:table-cell table:formula="of:=[.C951]-[.I9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52]-[.G952]" office:value-type="float" office:value="0" calcext:value-type="float">
            <text:p>0</text:p>
          </table:table-cell>
          <table:table-cell table:formula="of:=[.B952]-[.H952]" office:value-type="float" office:value="0" calcext:value-type="float">
            <text:p>0</text:p>
          </table:table-cell>
          <table:table-cell table:formula="of:=[.C952]-[.I95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53]-[.G953]" office:value-type="float" office:value="0" calcext:value-type="float">
            <text:p>0</text:p>
          </table:table-cell>
          <table:table-cell table:formula="of:=[.B953]-[.H953]" office:value-type="float" office:value="0" calcext:value-type="float">
            <text:p>0</text:p>
          </table:table-cell>
          <table:table-cell table:formula="of:=[.C953]-[.I95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54]-[.G954]" office:value-type="float" office:value="0" calcext:value-type="float">
            <text:p>0</text:p>
          </table:table-cell>
          <table:table-cell table:formula="of:=[.B954]-[.H954]" office:value-type="float" office:value="0" calcext:value-type="float">
            <text:p>0</text:p>
          </table:table-cell>
          <table:table-cell table:formula="of:=[.C954]-[.I95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55]-[.G955]" office:value-type="float" office:value="0" calcext:value-type="float">
            <text:p>0</text:p>
          </table:table-cell>
          <table:table-cell table:formula="of:=[.B955]-[.H955]" office:value-type="float" office:value="0" calcext:value-type="float">
            <text:p>0</text:p>
          </table:table-cell>
          <table:table-cell table:formula="of:=[.C955]-[.I95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56]-[.G956]" office:value-type="float" office:value="0" calcext:value-type="float">
            <text:p>0</text:p>
          </table:table-cell>
          <table:table-cell table:formula="of:=[.B956]-[.H956]" office:value-type="float" office:value="0" calcext:value-type="float">
            <text:p>0</text:p>
          </table:table-cell>
          <table:table-cell table:formula="of:=[.C956]-[.I95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57]-[.G957]" office:value-type="float" office:value="0" calcext:value-type="float">
            <text:p>0</text:p>
          </table:table-cell>
          <table:table-cell table:formula="of:=[.B957]-[.H957]" office:value-type="float" office:value="0" calcext:value-type="float">
            <text:p>0</text:p>
          </table:table-cell>
          <table:table-cell table:formula="of:=[.C957]-[.I95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58]-[.G958]" office:value-type="float" office:value="0" calcext:value-type="float">
            <text:p>0</text:p>
          </table:table-cell>
          <table:table-cell table:formula="of:=[.B958]-[.H958]" office:value-type="float" office:value="0" calcext:value-type="float">
            <text:p>0</text:p>
          </table:table-cell>
          <table:table-cell table:formula="of:=[.C958]-[.I95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59]-[.G959]" office:value-type="float" office:value="0" calcext:value-type="float">
            <text:p>0</text:p>
          </table:table-cell>
          <table:table-cell table:formula="of:=[.B959]-[.H959]" office:value-type="float" office:value="0" calcext:value-type="float">
            <text:p>0</text:p>
          </table:table-cell>
          <table:table-cell table:formula="of:=[.C959]-[.I95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60]-[.G960]" office:value-type="float" office:value="0" calcext:value-type="float">
            <text:p>0</text:p>
          </table:table-cell>
          <table:table-cell table:formula="of:=[.B960]-[.H960]" office:value-type="float" office:value="0" calcext:value-type="float">
            <text:p>0</text:p>
          </table:table-cell>
          <table:table-cell table:formula="of:=[.C960]-[.I96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61]-[.G961]" office:value-type="float" office:value="0" calcext:value-type="float">
            <text:p>0</text:p>
          </table:table-cell>
          <table:table-cell table:formula="of:=[.B961]-[.H961]" office:value-type="float" office:value="0" calcext:value-type="float">
            <text:p>0</text:p>
          </table:table-cell>
          <table:table-cell table:formula="of:=[.C961]-[.I96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62]-[.G962]" office:value-type="float" office:value="0" calcext:value-type="float">
            <text:p>0</text:p>
          </table:table-cell>
          <table:table-cell table:formula="of:=[.B962]-[.H962]" office:value-type="float" office:value="0" calcext:value-type="float">
            <text:p>0</text:p>
          </table:table-cell>
          <table:table-cell table:formula="of:=[.C962]-[.I96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63]-[.G963]" office:value-type="float" office:value="0" calcext:value-type="float">
            <text:p>0</text:p>
          </table:table-cell>
          <table:table-cell table:formula="of:=[.B963]-[.H963]" office:value-type="float" office:value="0" calcext:value-type="float">
            <text:p>0</text:p>
          </table:table-cell>
          <table:table-cell table:formula="of:=[.C963]-[.I96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64]-[.G964]" office:value-type="float" office:value="0" calcext:value-type="float">
            <text:p>0</text:p>
          </table:table-cell>
          <table:table-cell table:formula="of:=[.B964]-[.H964]" office:value-type="float" office:value="0" calcext:value-type="float">
            <text:p>0</text:p>
          </table:table-cell>
          <table:table-cell table:formula="of:=[.C964]-[.I96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65]-[.G965]" office:value-type="float" office:value="0" calcext:value-type="float">
            <text:p>0</text:p>
          </table:table-cell>
          <table:table-cell table:formula="of:=[.B965]-[.H965]" office:value-type="float" office:value="0" calcext:value-type="float">
            <text:p>0</text:p>
          </table:table-cell>
          <table:table-cell table:formula="of:=[.C965]-[.I96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66]-[.G966]" office:value-type="float" office:value="0" calcext:value-type="float">
            <text:p>0</text:p>
          </table:table-cell>
          <table:table-cell table:formula="of:=[.B966]-[.H966]" office:value-type="float" office:value="0" calcext:value-type="float">
            <text:p>0</text:p>
          </table:table-cell>
          <table:table-cell table:formula="of:=[.C966]-[.I96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67]-[.G967]" office:value-type="float" office:value="0" calcext:value-type="float">
            <text:p>0</text:p>
          </table:table-cell>
          <table:table-cell table:formula="of:=[.B967]-[.H967]" office:value-type="float" office:value="0" calcext:value-type="float">
            <text:p>0</text:p>
          </table:table-cell>
          <table:table-cell table:formula="of:=[.C967]-[.I96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68]-[.G968]" office:value-type="float" office:value="0" calcext:value-type="float">
            <text:p>0</text:p>
          </table:table-cell>
          <table:table-cell table:formula="of:=[.B968]-[.H968]" office:value-type="float" office:value="0" calcext:value-type="float">
            <text:p>0</text:p>
          </table:table-cell>
          <table:table-cell table:formula="of:=[.C968]-[.I96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69]-[.G969]" office:value-type="float" office:value="0" calcext:value-type="float">
            <text:p>0</text:p>
          </table:table-cell>
          <table:table-cell table:formula="of:=[.B969]-[.H969]" office:value-type="float" office:value="0" calcext:value-type="float">
            <text:p>0</text:p>
          </table:table-cell>
          <table:table-cell table:formula="of:=[.C969]-[.I96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70]-[.G970]" office:value-type="float" office:value="0" calcext:value-type="float">
            <text:p>0</text:p>
          </table:table-cell>
          <table:table-cell table:formula="of:=[.B970]-[.H970]" office:value-type="float" office:value="0" calcext:value-type="float">
            <text:p>0</text:p>
          </table:table-cell>
          <table:table-cell table:formula="of:=[.C970]-[.I97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71]-[.G971]" office:value-type="float" office:value="0" calcext:value-type="float">
            <text:p>0</text:p>
          </table:table-cell>
          <table:table-cell table:formula="of:=[.B971]-[.H971]" office:value-type="float" office:value="0" calcext:value-type="float">
            <text:p>0</text:p>
          </table:table-cell>
          <table:table-cell table:formula="of:=[.C971]-[.I97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72]-[.G972]" office:value-type="float" office:value="0" calcext:value-type="float">
            <text:p>0</text:p>
          </table:table-cell>
          <table:table-cell table:formula="of:=[.B972]-[.H972]" office:value-type="float" office:value="0" calcext:value-type="float">
            <text:p>0</text:p>
          </table:table-cell>
          <table:table-cell table:formula="of:=[.C972]-[.I97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73]-[.G973]" office:value-type="float" office:value="0" calcext:value-type="float">
            <text:p>0</text:p>
          </table:table-cell>
          <table:table-cell table:formula="of:=[.B973]-[.H973]" office:value-type="float" office:value="0" calcext:value-type="float">
            <text:p>0</text:p>
          </table:table-cell>
          <table:table-cell table:formula="of:=[.C973]-[.I97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74]-[.G974]" office:value-type="float" office:value="0" calcext:value-type="float">
            <text:p>0</text:p>
          </table:table-cell>
          <table:table-cell table:formula="of:=[.B974]-[.H974]" office:value-type="float" office:value="0" calcext:value-type="float">
            <text:p>0</text:p>
          </table:table-cell>
          <table:table-cell table:formula="of:=[.C974]-[.I97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75]-[.G975]" office:value-type="float" office:value="0" calcext:value-type="float">
            <text:p>0</text:p>
          </table:table-cell>
          <table:table-cell table:formula="of:=[.B975]-[.H975]" office:value-type="float" office:value="0" calcext:value-type="float">
            <text:p>0</text:p>
          </table:table-cell>
          <table:table-cell table:formula="of:=[.C975]-[.I97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76]-[.G976]" office:value-type="float" office:value="0" calcext:value-type="float">
            <text:p>0</text:p>
          </table:table-cell>
          <table:table-cell table:formula="of:=[.B976]-[.H976]" office:value-type="float" office:value="0" calcext:value-type="float">
            <text:p>0</text:p>
          </table:table-cell>
          <table:table-cell table:formula="of:=[.C976]-[.I97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77]-[.G977]" office:value-type="float" office:value="0" calcext:value-type="float">
            <text:p>0</text:p>
          </table:table-cell>
          <table:table-cell table:formula="of:=[.B977]-[.H977]" office:value-type="float" office:value="0" calcext:value-type="float">
            <text:p>0</text:p>
          </table:table-cell>
          <table:table-cell table:formula="of:=[.C977]-[.I97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78]-[.G978]" office:value-type="float" office:value="0" calcext:value-type="float">
            <text:p>0</text:p>
          </table:table-cell>
          <table:table-cell table:formula="of:=[.B978]-[.H978]" office:value-type="float" office:value="0" calcext:value-type="float">
            <text:p>0</text:p>
          </table:table-cell>
          <table:table-cell table:formula="of:=[.C978]-[.I97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79]-[.G979]" office:value-type="float" office:value="0" calcext:value-type="float">
            <text:p>0</text:p>
          </table:table-cell>
          <table:table-cell table:formula="of:=[.B979]-[.H979]" office:value-type="float" office:value="0" calcext:value-type="float">
            <text:p>0</text:p>
          </table:table-cell>
          <table:table-cell table:formula="of:=[.C979]-[.I97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80]-[.G980]" office:value-type="float" office:value="0" calcext:value-type="float">
            <text:p>0</text:p>
          </table:table-cell>
          <table:table-cell table:formula="of:=[.B980]-[.H980]" office:value-type="float" office:value="0" calcext:value-type="float">
            <text:p>0</text:p>
          </table:table-cell>
          <table:table-cell table:formula="of:=[.C980]-[.I98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81]-[.G981]" office:value-type="float" office:value="0" calcext:value-type="float">
            <text:p>0</text:p>
          </table:table-cell>
          <table:table-cell table:formula="of:=[.B981]-[.H981]" office:value-type="float" office:value="0" calcext:value-type="float">
            <text:p>0</text:p>
          </table:table-cell>
          <table:table-cell table:formula="of:=[.C981]-[.I98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82]-[.G982]" office:value-type="float" office:value="0" calcext:value-type="float">
            <text:p>0</text:p>
          </table:table-cell>
          <table:table-cell table:formula="of:=[.B982]-[.H982]" office:value-type="float" office:value="0" calcext:value-type="float">
            <text:p>0</text:p>
          </table:table-cell>
          <table:table-cell table:formula="of:=[.C982]-[.I98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83]-[.G983]" office:value-type="float" office:value="0" calcext:value-type="float">
            <text:p>0</text:p>
          </table:table-cell>
          <table:table-cell table:formula="of:=[.B983]-[.H983]" office:value-type="float" office:value="0" calcext:value-type="float">
            <text:p>0</text:p>
          </table:table-cell>
          <table:table-cell table:formula="of:=[.C983]-[.I98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84]-[.G984]" office:value-type="float" office:value="0" calcext:value-type="float">
            <text:p>0</text:p>
          </table:table-cell>
          <table:table-cell table:formula="of:=[.B984]-[.H984]" office:value-type="float" office:value="0" calcext:value-type="float">
            <text:p>0</text:p>
          </table:table-cell>
          <table:table-cell table:formula="of:=[.C984]-[.I98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85]-[.G985]" office:value-type="float" office:value="0" calcext:value-type="float">
            <text:p>0</text:p>
          </table:table-cell>
          <table:table-cell table:formula="of:=[.B985]-[.H985]" office:value-type="float" office:value="0" calcext:value-type="float">
            <text:p>0</text:p>
          </table:table-cell>
          <table:table-cell table:formula="of:=[.C985]-[.I98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86]-[.G986]" office:value-type="float" office:value="0" calcext:value-type="float">
            <text:p>0</text:p>
          </table:table-cell>
          <table:table-cell table:formula="of:=[.B986]-[.H986]" office:value-type="float" office:value="0" calcext:value-type="float">
            <text:p>0</text:p>
          </table:table-cell>
          <table:table-cell table:formula="of:=[.C986]-[.I98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87]-[.G987]" office:value-type="float" office:value="0" calcext:value-type="float">
            <text:p>0</text:p>
          </table:table-cell>
          <table:table-cell table:formula="of:=[.B987]-[.H987]" office:value-type="float" office:value="0" calcext:value-type="float">
            <text:p>0</text:p>
          </table:table-cell>
          <table:table-cell table:formula="of:=[.C987]-[.I98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88]-[.G988]" office:value-type="float" office:value="0" calcext:value-type="float">
            <text:p>0</text:p>
          </table:table-cell>
          <table:table-cell table:formula="of:=[.B988]-[.H988]" office:value-type="float" office:value="0" calcext:value-type="float">
            <text:p>0</text:p>
          </table:table-cell>
          <table:table-cell table:formula="of:=[.C988]-[.I98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89]-[.G989]" office:value-type="float" office:value="0" calcext:value-type="float">
            <text:p>0</text:p>
          </table:table-cell>
          <table:table-cell table:formula="of:=[.B989]-[.H989]" office:value-type="float" office:value="0" calcext:value-type="float">
            <text:p>0</text:p>
          </table:table-cell>
          <table:table-cell table:formula="of:=[.C989]-[.I98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90]-[.G990]" office:value-type="float" office:value="0" calcext:value-type="float">
            <text:p>0</text:p>
          </table:table-cell>
          <table:table-cell table:formula="of:=[.B990]-[.H990]" office:value-type="float" office:value="0" calcext:value-type="float">
            <text:p>0</text:p>
          </table:table-cell>
          <table:table-cell table:formula="of:=[.C990]-[.I99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91]-[.G991]" office:value-type="float" office:value="0" calcext:value-type="float">
            <text:p>0</text:p>
          </table:table-cell>
          <table:table-cell table:formula="of:=[.B991]-[.H991]" office:value-type="float" office:value="0" calcext:value-type="float">
            <text:p>0</text:p>
          </table:table-cell>
          <table:table-cell table:formula="of:=[.C991]-[.I99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92]-[.G992]" office:value-type="float" office:value="0" calcext:value-type="float">
            <text:p>0</text:p>
          </table:table-cell>
          <table:table-cell table:formula="of:=[.B992]-[.H992]" office:value-type="float" office:value="0" calcext:value-type="float">
            <text:p>0</text:p>
          </table:table-cell>
          <table:table-cell table:formula="of:=[.C992]-[.I99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93]-[.G993]" office:value-type="float" office:value="0" calcext:value-type="float">
            <text:p>0</text:p>
          </table:table-cell>
          <table:table-cell table:formula="of:=[.B993]-[.H993]" office:value-type="float" office:value="0" calcext:value-type="float">
            <text:p>0</text:p>
          </table:table-cell>
          <table:table-cell table:formula="of:=[.C993]-[.I99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94]-[.G994]" office:value-type="float" office:value="0" calcext:value-type="float">
            <text:p>0</text:p>
          </table:table-cell>
          <table:table-cell table:formula="of:=[.B994]-[.H994]" office:value-type="float" office:value="0" calcext:value-type="float">
            <text:p>0</text:p>
          </table:table-cell>
          <table:table-cell table:formula="of:=[.C994]-[.I99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95]-[.G995]" office:value-type="float" office:value="0" calcext:value-type="float">
            <text:p>0</text:p>
          </table:table-cell>
          <table:table-cell table:formula="of:=[.B995]-[.H995]" office:value-type="float" office:value="0" calcext:value-type="float">
            <text:p>0</text:p>
          </table:table-cell>
          <table:table-cell table:formula="of:=[.C995]-[.I99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96]-[.G996]" office:value-type="float" office:value="0" calcext:value-type="float">
            <text:p>0</text:p>
          </table:table-cell>
          <table:table-cell table:formula="of:=[.B996]-[.H996]" office:value-type="float" office:value="0" calcext:value-type="float">
            <text:p>0</text:p>
          </table:table-cell>
          <table:table-cell table:formula="of:=[.C996]-[.I99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97]-[.G997]" office:value-type="float" office:value="0" calcext:value-type="float">
            <text:p>0</text:p>
          </table:table-cell>
          <table:table-cell table:formula="of:=[.B997]-[.H997]" office:value-type="float" office:value="0" calcext:value-type="float">
            <text:p>0</text:p>
          </table:table-cell>
          <table:table-cell table:formula="of:=[.C997]-[.I99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98]-[.G998]" office:value-type="float" office:value="0" calcext:value-type="float">
            <text:p>0</text:p>
          </table:table-cell>
          <table:table-cell table:formula="of:=[.B998]-[.H998]" office:value-type="float" office:value="0" calcext:value-type="float">
            <text:p>0</text:p>
          </table:table-cell>
          <table:table-cell table:formula="of:=[.C998]-[.I99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99]-[.G999]" office:value-type="float" office:value="0" calcext:value-type="float">
            <text:p>0</text:p>
          </table:table-cell>
          <table:table-cell table:formula="of:=[.B999]-[.H999]" office:value-type="float" office:value="0" calcext:value-type="float">
            <text:p>0</text:p>
          </table:table-cell>
          <table:table-cell table:formula="of:=[.C999]-[.I99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00]-[.G1000]" office:value-type="float" office:value="0" calcext:value-type="float">
            <text:p>0</text:p>
          </table:table-cell>
          <table:table-cell table:formula="of:=[.B1000]-[.H1000]" office:value-type="float" office:value="0" calcext:value-type="float">
            <text:p>0</text:p>
          </table:table-cell>
          <table:table-cell table:formula="of:=[.C1000]-[.I100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01]-[.G1001]" office:value-type="float" office:value="0" calcext:value-type="float">
            <text:p>0</text:p>
          </table:table-cell>
          <table:table-cell table:formula="of:=[.B1001]-[.H1001]" office:value-type="float" office:value="0" calcext:value-type="float">
            <text:p>0</text:p>
          </table:table-cell>
          <table:table-cell table:formula="of:=[.C1001]-[.I100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02]-[.G1002]" office:value-type="float" office:value="0" calcext:value-type="float">
            <text:p>0</text:p>
          </table:table-cell>
          <table:table-cell table:formula="of:=[.B1002]-[.H1002]" office:value-type="float" office:value="0" calcext:value-type="float">
            <text:p>0</text:p>
          </table:table-cell>
          <table:table-cell table:formula="of:=[.C1002]-[.I100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03]-[.G1003]" office:value-type="float" office:value="0" calcext:value-type="float">
            <text:p>0</text:p>
          </table:table-cell>
          <table:table-cell table:formula="of:=[.B1003]-[.H1003]" office:value-type="float" office:value="0" calcext:value-type="float">
            <text:p>0</text:p>
          </table:table-cell>
          <table:table-cell table:formula="of:=[.C1003]-[.I100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04]-[.G1004]" office:value-type="float" office:value="0" calcext:value-type="float">
            <text:p>0</text:p>
          </table:table-cell>
          <table:table-cell table:formula="of:=[.B1004]-[.H1004]" office:value-type="float" office:value="0" calcext:value-type="float">
            <text:p>0</text:p>
          </table:table-cell>
          <table:table-cell table:formula="of:=[.C1004]-[.I100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05]-[.G1005]" office:value-type="float" office:value="0" calcext:value-type="float">
            <text:p>0</text:p>
          </table:table-cell>
          <table:table-cell table:formula="of:=[.B1005]-[.H1005]" office:value-type="float" office:value="0" calcext:value-type="float">
            <text:p>0</text:p>
          </table:table-cell>
          <table:table-cell table:formula="of:=[.C1005]-[.I100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06]-[.G1006]" office:value-type="float" office:value="0" calcext:value-type="float">
            <text:p>0</text:p>
          </table:table-cell>
          <table:table-cell table:formula="of:=[.B1006]-[.H1006]" office:value-type="float" office:value="0" calcext:value-type="float">
            <text:p>0</text:p>
          </table:table-cell>
          <table:table-cell table:formula="of:=[.C1006]-[.I100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07]-[.G1007]" office:value-type="float" office:value="0" calcext:value-type="float">
            <text:p>0</text:p>
          </table:table-cell>
          <table:table-cell table:formula="of:=[.B1007]-[.H1007]" office:value-type="float" office:value="0" calcext:value-type="float">
            <text:p>0</text:p>
          </table:table-cell>
          <table:table-cell table:formula="of:=[.C1007]-[.I100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08]-[.G1008]" office:value-type="float" office:value="0" calcext:value-type="float">
            <text:p>0</text:p>
          </table:table-cell>
          <table:table-cell table:formula="of:=[.B1008]-[.H1008]" office:value-type="float" office:value="0" calcext:value-type="float">
            <text:p>0</text:p>
          </table:table-cell>
          <table:table-cell table:formula="of:=[.C1008]-[.I100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09]-[.G1009]" office:value-type="float" office:value="0" calcext:value-type="float">
            <text:p>0</text:p>
          </table:table-cell>
          <table:table-cell table:formula="of:=[.B1009]-[.H1009]" office:value-type="float" office:value="0" calcext:value-type="float">
            <text:p>0</text:p>
          </table:table-cell>
          <table:table-cell table:formula="of:=[.C1009]-[.I100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10]-[.G1010]" office:value-type="float" office:value="0" calcext:value-type="float">
            <text:p>0</text:p>
          </table:table-cell>
          <table:table-cell table:formula="of:=[.B1010]-[.H1010]" office:value-type="float" office:value="0" calcext:value-type="float">
            <text:p>0</text:p>
          </table:table-cell>
          <table:table-cell table:formula="of:=[.C1010]-[.I10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11]-[.G1011]" office:value-type="float" office:value="0" calcext:value-type="float">
            <text:p>0</text:p>
          </table:table-cell>
          <table:table-cell table:formula="of:=[.B1011]-[.H1011]" office:value-type="float" office:value="0" calcext:value-type="float">
            <text:p>0</text:p>
          </table:table-cell>
          <table:table-cell table:formula="of:=[.C1011]-[.I10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12]-[.G1012]" office:value-type="float" office:value="0" calcext:value-type="float">
            <text:p>0</text:p>
          </table:table-cell>
          <table:table-cell table:formula="of:=[.B1012]-[.H1012]" office:value-type="float" office:value="0" calcext:value-type="float">
            <text:p>0</text:p>
          </table:table-cell>
          <table:table-cell table:formula="of:=[.C1012]-[.I10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13]-[.G1013]" office:value-type="float" office:value="0" calcext:value-type="float">
            <text:p>0</text:p>
          </table:table-cell>
          <table:table-cell table:formula="of:=[.B1013]-[.H1013]" office:value-type="float" office:value="0" calcext:value-type="float">
            <text:p>0</text:p>
          </table:table-cell>
          <table:table-cell table:formula="of:=[.C1013]-[.I10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14]-[.G1014]" office:value-type="float" office:value="0" calcext:value-type="float">
            <text:p>0</text:p>
          </table:table-cell>
          <table:table-cell table:formula="of:=[.B1014]-[.H1014]" office:value-type="float" office:value="0" calcext:value-type="float">
            <text:p>0</text:p>
          </table:table-cell>
          <table:table-cell table:formula="of:=[.C1014]-[.I10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15]-[.G1015]" office:value-type="float" office:value="0" calcext:value-type="float">
            <text:p>0</text:p>
          </table:table-cell>
          <table:table-cell table:formula="of:=[.B1015]-[.H1015]" office:value-type="float" office:value="0" calcext:value-type="float">
            <text:p>0</text:p>
          </table:table-cell>
          <table:table-cell table:formula="of:=[.C1015]-[.I10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16]-[.G1016]" office:value-type="float" office:value="0" calcext:value-type="float">
            <text:p>0</text:p>
          </table:table-cell>
          <table:table-cell table:formula="of:=[.B1016]-[.H1016]" office:value-type="float" office:value="0" calcext:value-type="float">
            <text:p>0</text:p>
          </table:table-cell>
          <table:table-cell table:formula="of:=[.C1016]-[.I10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17]-[.G1017]" office:value-type="float" office:value="0" calcext:value-type="float">
            <text:p>0</text:p>
          </table:table-cell>
          <table:table-cell table:formula="of:=[.B1017]-[.H1017]" office:value-type="float" office:value="0" calcext:value-type="float">
            <text:p>0</text:p>
          </table:table-cell>
          <table:table-cell table:formula="of:=[.C1017]-[.I10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18]-[.G1018]" office:value-type="float" office:value="0" calcext:value-type="float">
            <text:p>0</text:p>
          </table:table-cell>
          <table:table-cell table:formula="of:=[.B1018]-[.H1018]" office:value-type="float" office:value="0" calcext:value-type="float">
            <text:p>0</text:p>
          </table:table-cell>
          <table:table-cell table:formula="of:=[.C1018]-[.I10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19]-[.G1019]" office:value-type="float" office:value="0" calcext:value-type="float">
            <text:p>0</text:p>
          </table:table-cell>
          <table:table-cell table:formula="of:=[.B1019]-[.H1019]" office:value-type="float" office:value="0" calcext:value-type="float">
            <text:p>0</text:p>
          </table:table-cell>
          <table:table-cell table:formula="of:=[.C1019]-[.I10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20]-[.G1020]" office:value-type="float" office:value="0" calcext:value-type="float">
            <text:p>0</text:p>
          </table:table-cell>
          <table:table-cell table:formula="of:=[.B1020]-[.H1020]" office:value-type="float" office:value="0" calcext:value-type="float">
            <text:p>0</text:p>
          </table:table-cell>
          <table:table-cell table:formula="of:=[.C1020]-[.I10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21]-[.G1021]" office:value-type="float" office:value="0" calcext:value-type="float">
            <text:p>0</text:p>
          </table:table-cell>
          <table:table-cell table:formula="of:=[.B1021]-[.H1021]" office:value-type="float" office:value="0" calcext:value-type="float">
            <text:p>0</text:p>
          </table:table-cell>
          <table:table-cell table:formula="of:=[.C1021]-[.I10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22]-[.G1022]" office:value-type="float" office:value="0" calcext:value-type="float">
            <text:p>0</text:p>
          </table:table-cell>
          <table:table-cell table:formula="of:=[.B1022]-[.H1022]" office:value-type="float" office:value="0" calcext:value-type="float">
            <text:p>0</text:p>
          </table:table-cell>
          <table:table-cell table:formula="of:=[.C1022]-[.I10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23]-[.G1023]" office:value-type="float" office:value="0" calcext:value-type="float">
            <text:p>0</text:p>
          </table:table-cell>
          <table:table-cell table:formula="of:=[.B1023]-[.H1023]" office:value-type="float" office:value="0" calcext:value-type="float">
            <text:p>0</text:p>
          </table:table-cell>
          <table:table-cell table:formula="of:=[.C1023]-[.I10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24]-[.G1024]" office:value-type="float" office:value="0" calcext:value-type="float">
            <text:p>0</text:p>
          </table:table-cell>
          <table:table-cell table:formula="of:=[.B1024]-[.H1024]" office:value-type="float" office:value="0" calcext:value-type="float">
            <text:p>0</text:p>
          </table:table-cell>
          <table:table-cell table:formula="of:=[.C1024]-[.I10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25]-[.G1025]" office:value-type="float" office:value="0" calcext:value-type="float">
            <text:p>0</text:p>
          </table:table-cell>
          <table:table-cell table:formula="of:=[.B1025]-[.H1025]" office:value-type="float" office:value="0" calcext:value-type="float">
            <text:p>0</text:p>
          </table:table-cell>
          <table:table-cell table:formula="of:=[.C1025]-[.I10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26]-[.G1026]" office:value-type="float" office:value="0" calcext:value-type="float">
            <text:p>0</text:p>
          </table:table-cell>
          <table:table-cell table:formula="of:=[.B1026]-[.H1026]" office:value-type="float" office:value="0" calcext:value-type="float">
            <text:p>0</text:p>
          </table:table-cell>
          <table:table-cell table:formula="of:=[.C1026]-[.I10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27]-[.G1027]" office:value-type="float" office:value="0" calcext:value-type="float">
            <text:p>0</text:p>
          </table:table-cell>
          <table:table-cell table:formula="of:=[.B1027]-[.H1027]" office:value-type="float" office:value="0" calcext:value-type="float">
            <text:p>0</text:p>
          </table:table-cell>
          <table:table-cell table:formula="of:=[.C1027]-[.I10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28]-[.G1028]" office:value-type="float" office:value="0" calcext:value-type="float">
            <text:p>0</text:p>
          </table:table-cell>
          <table:table-cell table:formula="of:=[.B1028]-[.H1028]" office:value-type="float" office:value="0" calcext:value-type="float">
            <text:p>0</text:p>
          </table:table-cell>
          <table:table-cell table:formula="of:=[.C1028]-[.I10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29]-[.G1029]" office:value-type="float" office:value="0" calcext:value-type="float">
            <text:p>0</text:p>
          </table:table-cell>
          <table:table-cell table:formula="of:=[.B1029]-[.H1029]" office:value-type="float" office:value="0" calcext:value-type="float">
            <text:p>0</text:p>
          </table:table-cell>
          <table:table-cell table:formula="of:=[.C1029]-[.I10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30]-[.G1030]" office:value-type="float" office:value="0" calcext:value-type="float">
            <text:p>0</text:p>
          </table:table-cell>
          <table:table-cell table:formula="of:=[.B1030]-[.H1030]" office:value-type="float" office:value="0" calcext:value-type="float">
            <text:p>0</text:p>
          </table:table-cell>
          <table:table-cell table:formula="of:=[.C1030]-[.I10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31]-[.G1031]" office:value-type="float" office:value="0" calcext:value-type="float">
            <text:p>0</text:p>
          </table:table-cell>
          <table:table-cell table:formula="of:=[.B1031]-[.H1031]" office:value-type="float" office:value="0" calcext:value-type="float">
            <text:p>0</text:p>
          </table:table-cell>
          <table:table-cell table:formula="of:=[.C1031]-[.I10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32]-[.G1032]" office:value-type="float" office:value="0" calcext:value-type="float">
            <text:p>0</text:p>
          </table:table-cell>
          <table:table-cell table:formula="of:=[.B1032]-[.H1032]" office:value-type="float" office:value="0" calcext:value-type="float">
            <text:p>0</text:p>
          </table:table-cell>
          <table:table-cell table:formula="of:=[.C1032]-[.I10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33]-[.G1033]" office:value-type="float" office:value="0" calcext:value-type="float">
            <text:p>0</text:p>
          </table:table-cell>
          <table:table-cell table:formula="of:=[.B1033]-[.H1033]" office:value-type="float" office:value="0" calcext:value-type="float">
            <text:p>0</text:p>
          </table:table-cell>
          <table:table-cell table:formula="of:=[.C1033]-[.I10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34]-[.G1034]" office:value-type="float" office:value="0" calcext:value-type="float">
            <text:p>0</text:p>
          </table:table-cell>
          <table:table-cell table:formula="of:=[.B1034]-[.H1034]" office:value-type="float" office:value="0" calcext:value-type="float">
            <text:p>0</text:p>
          </table:table-cell>
          <table:table-cell table:formula="of:=[.C1034]-[.I10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35]-[.G1035]" office:value-type="float" office:value="0" calcext:value-type="float">
            <text:p>0</text:p>
          </table:table-cell>
          <table:table-cell table:formula="of:=[.B1035]-[.H1035]" office:value-type="float" office:value="0" calcext:value-type="float">
            <text:p>0</text:p>
          </table:table-cell>
          <table:table-cell table:formula="of:=[.C1035]-[.I10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36]-[.G1036]" office:value-type="float" office:value="0" calcext:value-type="float">
            <text:p>0</text:p>
          </table:table-cell>
          <table:table-cell table:formula="of:=[.B1036]-[.H1036]" office:value-type="float" office:value="0" calcext:value-type="float">
            <text:p>0</text:p>
          </table:table-cell>
          <table:table-cell table:formula="of:=[.C1036]-[.I10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37]-[.G1037]" office:value-type="float" office:value="0" calcext:value-type="float">
            <text:p>0</text:p>
          </table:table-cell>
          <table:table-cell table:formula="of:=[.B1037]-[.H1037]" office:value-type="float" office:value="0" calcext:value-type="float">
            <text:p>0</text:p>
          </table:table-cell>
          <table:table-cell table:formula="of:=[.C1037]-[.I10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38]-[.G1038]" office:value-type="float" office:value="0" calcext:value-type="float">
            <text:p>0</text:p>
          </table:table-cell>
          <table:table-cell table:formula="of:=[.B1038]-[.H1038]" office:value-type="float" office:value="0" calcext:value-type="float">
            <text:p>0</text:p>
          </table:table-cell>
          <table:table-cell table:formula="of:=[.C1038]-[.I10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39]-[.G1039]" office:value-type="float" office:value="0" calcext:value-type="float">
            <text:p>0</text:p>
          </table:table-cell>
          <table:table-cell table:formula="of:=[.B1039]-[.H1039]" office:value-type="float" office:value="0" calcext:value-type="float">
            <text:p>0</text:p>
          </table:table-cell>
          <table:table-cell table:formula="of:=[.C1039]-[.I10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40]-[.G1040]" office:value-type="float" office:value="0" calcext:value-type="float">
            <text:p>0</text:p>
          </table:table-cell>
          <table:table-cell table:formula="of:=[.B1040]-[.H1040]" office:value-type="float" office:value="0" calcext:value-type="float">
            <text:p>0</text:p>
          </table:table-cell>
          <table:table-cell table:formula="of:=[.C1040]-[.I10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41]-[.G1041]" office:value-type="float" office:value="0" calcext:value-type="float">
            <text:p>0</text:p>
          </table:table-cell>
          <table:table-cell table:formula="of:=[.B1041]-[.H1041]" office:value-type="float" office:value="0" calcext:value-type="float">
            <text:p>0</text:p>
          </table:table-cell>
          <table:table-cell table:formula="of:=[.C1041]-[.I10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42]-[.G1042]" office:value-type="float" office:value="0" calcext:value-type="float">
            <text:p>0</text:p>
          </table:table-cell>
          <table:table-cell table:formula="of:=[.B1042]-[.H1042]" office:value-type="float" office:value="0" calcext:value-type="float">
            <text:p>0</text:p>
          </table:table-cell>
          <table:table-cell table:formula="of:=[.C1042]-[.I10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43]-[.G1043]" office:value-type="float" office:value="0" calcext:value-type="float">
            <text:p>0</text:p>
          </table:table-cell>
          <table:table-cell table:formula="of:=[.B1043]-[.H1043]" office:value-type="float" office:value="0" calcext:value-type="float">
            <text:p>0</text:p>
          </table:table-cell>
          <table:table-cell table:formula="of:=[.C1043]-[.I10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44]-[.G1044]" office:value-type="float" office:value="0" calcext:value-type="float">
            <text:p>0</text:p>
          </table:table-cell>
          <table:table-cell table:formula="of:=[.B1044]-[.H1044]" office:value-type="float" office:value="0" calcext:value-type="float">
            <text:p>0</text:p>
          </table:table-cell>
          <table:table-cell table:formula="of:=[.C1044]-[.I10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45]-[.G1045]" office:value-type="float" office:value="0" calcext:value-type="float">
            <text:p>0</text:p>
          </table:table-cell>
          <table:table-cell table:formula="of:=[.B1045]-[.H1045]" office:value-type="float" office:value="0" calcext:value-type="float">
            <text:p>0</text:p>
          </table:table-cell>
          <table:table-cell table:formula="of:=[.C1045]-[.I10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46]-[.G1046]" office:value-type="float" office:value="0" calcext:value-type="float">
            <text:p>0</text:p>
          </table:table-cell>
          <table:table-cell table:formula="of:=[.B1046]-[.H1046]" office:value-type="float" office:value="0" calcext:value-type="float">
            <text:p>0</text:p>
          </table:table-cell>
          <table:table-cell table:formula="of:=[.C1046]-[.I10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47]-[.G1047]" office:value-type="float" office:value="0" calcext:value-type="float">
            <text:p>0</text:p>
          </table:table-cell>
          <table:table-cell table:formula="of:=[.B1047]-[.H1047]" office:value-type="float" office:value="0" calcext:value-type="float">
            <text:p>0</text:p>
          </table:table-cell>
          <table:table-cell table:formula="of:=[.C1047]-[.I10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48]-[.G1048]" office:value-type="float" office:value="0" calcext:value-type="float">
            <text:p>0</text:p>
          </table:table-cell>
          <table:table-cell table:formula="of:=[.B1048]-[.H1048]" office:value-type="float" office:value="0" calcext:value-type="float">
            <text:p>0</text:p>
          </table:table-cell>
          <table:table-cell table:formula="of:=[.C1048]-[.I10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49]-[.G1049]" office:value-type="float" office:value="0" calcext:value-type="float">
            <text:p>0</text:p>
          </table:table-cell>
          <table:table-cell table:formula="of:=[.B1049]-[.H1049]" office:value-type="float" office:value="0" calcext:value-type="float">
            <text:p>0</text:p>
          </table:table-cell>
          <table:table-cell table:formula="of:=[.C1049]-[.I10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50]-[.G1050]" office:value-type="float" office:value="0" calcext:value-type="float">
            <text:p>0</text:p>
          </table:table-cell>
          <table:table-cell table:formula="of:=[.B1050]-[.H1050]" office:value-type="float" office:value="0" calcext:value-type="float">
            <text:p>0</text:p>
          </table:table-cell>
          <table:table-cell table:formula="of:=[.C1050]-[.I10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51]-[.G1051]" office:value-type="float" office:value="0" calcext:value-type="float">
            <text:p>0</text:p>
          </table:table-cell>
          <table:table-cell table:formula="of:=[.B1051]-[.H1051]" office:value-type="float" office:value="0" calcext:value-type="float">
            <text:p>0</text:p>
          </table:table-cell>
          <table:table-cell table:formula="of:=[.C1051]-[.I10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52]-[.G1052]" office:value-type="float" office:value="0" calcext:value-type="float">
            <text:p>0</text:p>
          </table:table-cell>
          <table:table-cell table:formula="of:=[.B1052]-[.H1052]" office:value-type="float" office:value="0" calcext:value-type="float">
            <text:p>0</text:p>
          </table:table-cell>
          <table:table-cell table:formula="of:=[.C1052]-[.I105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53]-[.G1053]" office:value-type="float" office:value="0" calcext:value-type="float">
            <text:p>0</text:p>
          </table:table-cell>
          <table:table-cell table:formula="of:=[.B1053]-[.H1053]" office:value-type="float" office:value="0" calcext:value-type="float">
            <text:p>0</text:p>
          </table:table-cell>
          <table:table-cell table:formula="of:=[.C1053]-[.I105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54]-[.G1054]" office:value-type="float" office:value="0" calcext:value-type="float">
            <text:p>0</text:p>
          </table:table-cell>
          <table:table-cell table:formula="of:=[.B1054]-[.H1054]" office:value-type="float" office:value="0" calcext:value-type="float">
            <text:p>0</text:p>
          </table:table-cell>
          <table:table-cell table:formula="of:=[.C1054]-[.I105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55]-[.G1055]" office:value-type="float" office:value="0" calcext:value-type="float">
            <text:p>0</text:p>
          </table:table-cell>
          <table:table-cell table:formula="of:=[.B1055]-[.H1055]" office:value-type="float" office:value="0" calcext:value-type="float">
            <text:p>0</text:p>
          </table:table-cell>
          <table:table-cell table:formula="of:=[.C1055]-[.I105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56]-[.G1056]" office:value-type="float" office:value="0" calcext:value-type="float">
            <text:p>0</text:p>
          </table:table-cell>
          <table:table-cell table:formula="of:=[.B1056]-[.H1056]" office:value-type="float" office:value="0" calcext:value-type="float">
            <text:p>0</text:p>
          </table:table-cell>
          <table:table-cell table:formula="of:=[.C1056]-[.I105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57]-[.G1057]" office:value-type="float" office:value="0" calcext:value-type="float">
            <text:p>0</text:p>
          </table:table-cell>
          <table:table-cell table:formula="of:=[.B1057]-[.H1057]" office:value-type="float" office:value="0" calcext:value-type="float">
            <text:p>0</text:p>
          </table:table-cell>
          <table:table-cell table:formula="of:=[.C1057]-[.I105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58]-[.G1058]" office:value-type="float" office:value="0" calcext:value-type="float">
            <text:p>0</text:p>
          </table:table-cell>
          <table:table-cell table:formula="of:=[.B1058]-[.H1058]" office:value-type="float" office:value="0" calcext:value-type="float">
            <text:p>0</text:p>
          </table:table-cell>
          <table:table-cell table:formula="of:=[.C1058]-[.I105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59]-[.G1059]" office:value-type="float" office:value="0" calcext:value-type="float">
            <text:p>0</text:p>
          </table:table-cell>
          <table:table-cell table:formula="of:=[.B1059]-[.H1059]" office:value-type="float" office:value="0" calcext:value-type="float">
            <text:p>0</text:p>
          </table:table-cell>
          <table:table-cell table:formula="of:=[.C1059]-[.I105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60]-[.G1060]" office:value-type="float" office:value="0" calcext:value-type="float">
            <text:p>0</text:p>
          </table:table-cell>
          <table:table-cell table:formula="of:=[.B1060]-[.H1060]" office:value-type="float" office:value="0" calcext:value-type="float">
            <text:p>0</text:p>
          </table:table-cell>
          <table:table-cell table:formula="of:=[.C1060]-[.I106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61]-[.G1061]" office:value-type="float" office:value="0" calcext:value-type="float">
            <text:p>0</text:p>
          </table:table-cell>
          <table:table-cell table:formula="of:=[.B1061]-[.H1061]" office:value-type="float" office:value="0" calcext:value-type="float">
            <text:p>0</text:p>
          </table:table-cell>
          <table:table-cell table:formula="of:=[.C1061]-[.I106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62]-[.G1062]" office:value-type="float" office:value="0" calcext:value-type="float">
            <text:p>0</text:p>
          </table:table-cell>
          <table:table-cell table:formula="of:=[.B1062]-[.H1062]" office:value-type="float" office:value="0" calcext:value-type="float">
            <text:p>0</text:p>
          </table:table-cell>
          <table:table-cell table:formula="of:=[.C1062]-[.I1062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/00/0000</text:date>, <text:time style:data-style-name="N2" text:time-value="22:19:34.7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3T22:28:35.154000000</dc:date>
    <meta:generator>LibreOffice/4.2.4.2$Windows_x86 LibreOffice_project/63150712c6d317d27ce2db16eb94c2f3d7b699f8</meta:generator>
    <meta:editing-duration>PT8M56S</meta:editing-duration>
    <meta:editing-cycles>2</meta:editing-cycles>
    <meta:document-statistic meta:table-count="1" meta:cell-count="70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1.653cm" svg:height="9.006cm" xlink:href=".." xlink:type="simple" chart:class="chart:line" chart:style-name="ch1">
        <chart:title svg:x="23.653cm" svg:y="0.316cm" chart:style-name="ch2">
          <text:p>Diff in G pred - actual</text:p>
        </chart:title>
        <chart:legend chart:legend-position="end" svg:x="43.456cm" svg:y="4.204cm" style:legend-expansion="high" chart:style-name="ch3"/>
        <chart:plot-area chart:style-name="ch4" table:cell-range-address="Sheet1.K1:Sheet1.K390" chart:data-source-has-labels="row" svg:x="2.044cm" svg:y="1.635cm" svg:width="39.346cm" svg:height="6.21cm">
          <chartooo:coordinate-region svg:x="2.956cm" svg:y="1.834cm" svg:width="38.434cm" svg:height="5.087cm"/>
          <chart:axis chart:dimension="x" chart:name="primary-x" chart:style-name="ch5">
            <chart:title svg:x="21.382cm" svg:y="8.025cm" chart:style-name="ch6">
              <text:p>m/s</text:p>
            </chart:title>
          </chart:axis>
          <chart:axis chart:dimension="y" chart:name="primary-y" chart:style-name="ch5">
            <chart:title svg:x="0.451cm" svg:y="5.578cm" chart:style-name="ch7">
              <text:p>update tick</text:p>
            </chart:title>
            <chart:grid chart:style-name="ch8" chart:class="major"/>
          </chart:axis>
          <chart:series chart:style-name="ch9" chart:values-cell-range-address="Sheet1.K2:Sheet1.K390" chart:label-cell-address="Sheet1.K1:Sheet1.K1" chart:class="chart:line">
            <chart:data-point chart:repeated="38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 predicted – actual sqr then rooted 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2332182457632">
                <text:p>0.132332182457632</text:p>
                <draw:g>
                  <svg:desc>Sheet1.K2:Sheet1.K3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3670055396917">
                <text:p>0.1036700553969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3721958244145">
                <text:p>0.1037219582441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2632179959504">
                <text:p>0.1426321799595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2648887836533">
                <text:p>0.1426488878365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6242592555905">
                <text:p>0.1062425925559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6399090339157">
                <text:p>0.106399090339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9696182023706">
                <text:p>0.1396961820237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9696182023706">
                <text:p>0.139696182023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9696182023706">
                <text:p>0.1396961820237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2483493540966">
                <text:p>0.122483493540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2078004491116">
                <text:p>0.152078004491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2071999398311">
                <text:p>0.1520719993983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1809217603021">
                <text:p>0.111809217603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1635456325488">
                <text:p>0.1116354563254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87599266301863">
                <text:p>0.09875992663018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4250608634323">
                <text:p>0.1242506086343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4210964817926">
                <text:p>0.1242109648179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4210964817926">
                <text:p>0.1242109648179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5519702417878">
                <text:p>0.0955197024178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77874492937211">
                <text:p>0.04778744929372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73889290974174">
                <text:p>0.04738892909741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5168685096849">
                <text:p>0.1051686850968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5442133215333">
                <text:p>0.105442133215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9564893382872">
                <text:p>0.1095648933828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9564893382872">
                <text:p>0.1095648933828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6179724203217">
                <text:p>0.1261797242032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6179724203217">
                <text:p>0.1261797242032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19946606983264">
                <text:p>0.09199466069832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19946606983264">
                <text:p>0.09199466069832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5379476132689">
                <text:p>0.1053794761326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9752904572499">
                <text:p>0.1297529045724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9585799565384">
                <text:p>0.1295857995653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568758157784">
                <text:p>0.145687581577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5868705392897">
                <text:p>0.1458687053928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13525244351201">
                <text:p>0.1135252443512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3525244351201">
                <text:p>0.1135252443512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0839770604754">
                <text:p>0.1408397706047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39104663818292">
                <text:p>0.1391046638182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3877216299388">
                <text:p>0.138772162993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25792749878104">
                <text:p>0.06257927498781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25364819125609">
                <text:p>0.06253648191256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4308150804831">
                <text:p>0.1743081508048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4308150804831">
                <text:p>0.1743081508048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33641911434401">
                <text:p>0.08336419114344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33641911434401">
                <text:p>0.08336419114344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20383439795514">
                <text:p>0.1203834397955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76440374631206">
                <text:p>0.1764403746312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76498788296124">
                <text:p>0.1764987882961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5839504090789">
                <text:p>0.1158395040907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16070311212643">
                <text:p>0.1160703112126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800551573666549">
                <text:p>0.08005515736665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00822893528888">
                <text:p>0.08008228935288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761872535073956">
                <text:p>0.07618725350739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761872535073956">
                <text:p>0.07618725350739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92243471922976">
                <text:p>0.1922434719229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92268710090852">
                <text:p>0.1922687100908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22206350690134">
                <text:p>0.1222063506901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22206350690134">
                <text:p>0.1222063506901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26418292407813">
                <text:p>0.04264182924078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42696395988125">
                <text:p>0.142696395988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2650172779425">
                <text:p>0.1426501727794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2650172779425">
                <text:p>0.1426501727794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0989609522693">
                <text:p>0.1109896095226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3367797990399">
                <text:p>0.1233677979903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3367797990399">
                <text:p>0.1233677979903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04050578109879">
                <text:p>0.1040505781098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04177233103015">
                <text:p>0.1041772331030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827331018275028">
                <text:p>0.08273310182750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827158576090467">
                <text:p>0.08271585760904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823365676051656">
                <text:p>0.08233656760516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823365676051656">
                <text:p>0.08233656760516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961815688580721">
                <text:p>0.09618156885807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961815688580721">
                <text:p>0.09618156885807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3130719792892">
                <text:p>0.1031307197928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03130719792892">
                <text:p>0.1031307197928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11410280495113">
                <text:p>0.111410280495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50034600442697">
                <text:p>0.1500346004426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0176649103647">
                <text:p>0.1501766491036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11201057162">
                <text:p>0.16112010571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61604837232676">
                <text:p>0.1616048372326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13981977689712">
                <text:p>0.2139819776897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13981977689712">
                <text:p>0.2139819776897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13961428659467">
                <text:p>0.2139614286594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2525951700038">
                <text:p>0.1225259517000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21053908074047">
                <text:p>0.1210539080740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8504594948321">
                <text:p>0.0785045949483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784223686265603">
                <text:p>0.07842236862656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000475028437">
                <text:p>0.20004750284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00128598995746">
                <text:p>0.2001285989957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852879443063318">
                <text:p>0.08528794430633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852879443063318">
                <text:p>0.08528794430633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26591507369175">
                <text:p>0.1265915073691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26591507369175">
                <text:p>0.1265915073691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32662518059925">
                <text:p>0.1326625180599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32662518059925">
                <text:p>0.1326625180599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28187515562164">
                <text:p>0.1281875155621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29452121902269">
                <text:p>0.1294521219022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28978570274289">
                <text:p>0.1289785702742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51989190957537">
                <text:p>0.09519891909575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940746598293084">
                <text:p>0.09407465982930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940746598293084">
                <text:p>0.09407465982930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39172326505666">
                <text:p>0.1391723265056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39172326505666">
                <text:p>0.1391723265056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806279261050416">
                <text:p>0.08062792610504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12301070689463">
                <text:p>0.1123010706894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12270353931925">
                <text:p>0.1122703539319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37604315542791">
                <text:p>0.1376043155427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37436825851006">
                <text:p>0.1374368258510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6271882925493">
                <text:p>0.0762718829254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76271882925493">
                <text:p>0.0762718829254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932190046771582">
                <text:p>0.09321900467715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932190046771582">
                <text:p>0.09321900467715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902368155521912">
                <text:p>0.09023681555219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904367589700112">
                <text:p>0.09043675897001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25296845730449">
                <text:p>0.1252968457304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25190079614961">
                <text:p>0.1251900796149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39614754395802">
                <text:p>0.1396147543958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39614754395802">
                <text:p>0.1396147543958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04059860664244">
                <text:p>0.04040598606642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04059860664244">
                <text:p>0.04040598606642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49564635298589">
                <text:p>0.1495646352985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49564635298589">
                <text:p>0.1495646352985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97863971682567">
                <text:p>0.1978639716825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97904007463214">
                <text:p>0.1979040074632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08111974475541">
                <text:p>0.1081119744755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27309686198655">
                <text:p>0.1273096861986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27206876343223">
                <text:p>0.1272068763432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08715438682831">
                <text:p>0.1087154386828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08715438682831">
                <text:p>0.1087154386828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54438627506204">
                <text:p>0.1544386275062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54438627506204">
                <text:p>0.1544386275062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54438627506204">
                <text:p>0.1544386275062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941856446439699">
                <text:p>0.09418564464396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59059398279385">
                <text:p>0.1590593982793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59159472306866">
                <text:p>0.1591594723068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714077261225977">
                <text:p>0.07140772612259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715177974562968">
                <text:p>0.07151779745629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04808582897587">
                <text:p>0.1048085828975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04808582897587">
                <text:p>0.1048085828975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705067876732451">
                <text:p>0.07050678767324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705067876732451">
                <text:p>0.07050678767324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9531576197136">
                <text:p>0.1495315761971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49428383277743">
                <text:p>0.1494283832777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37628018920567">
                <text:p>0.1376280189205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37583898585553">
                <text:p>0.1375838985855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37423025254141">
                <text:p>0.1374230252541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9823074724823">
                <text:p>0.1498230747248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49823074724823">
                <text:p>0.1498230747248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49768185890728">
                <text:p>0.1497681858907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2587349803672">
                <text:p>0.125873498036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2587349803672">
                <text:p>0.125873498036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7483383120266">
                <text:p>0.174833831202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7483383120266">
                <text:p>0.174833831202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18169751010993">
                <text:p>0.1181697510109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18582778597906">
                <text:p>0.1185827785979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09872472876512">
                <text:p>0.1098724728765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58918967854163">
                <text:p>0.0589189678541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587359799101026">
                <text:p>0.05873597991010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587359799101026">
                <text:p>0.05873597991010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32563747849855">
                <text:p>0.1325637478498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32563747849855">
                <text:p>0.1325637478498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33984827536553">
                <text:p>0.1339848275365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08619842330948">
                <text:p>0.1086198423309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08349208257375">
                <text:p>0.1083492082573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10071585261593">
                <text:p>0.1100715852615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10088328400426">
                <text:p>0.1100883284004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750853644926883">
                <text:p>0.07508536449268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754156847943448">
                <text:p>0.07541568479434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838951458250129">
                <text:p>0.08389514582501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837376222793555">
                <text:p>0.08373762227935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837376222793555">
                <text:p>0.08373762227935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528564596336146">
                <text:p>0.05285645963361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3706409495196">
                <text:p>0.137064094951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37119193259004">
                <text:p>0.1371191932590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799071848459208">
                <text:p>0.07990718484592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799071848459208">
                <text:p>0.07990718484592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68405244989579">
                <text:p>0.1684052449895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37697560428644">
                <text:p>0.1376975604286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37697560428644">
                <text:p>0.1376975604286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37548063454199">
                <text:p>0.1375480634541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03774550565155">
                <text:p>0.1037745505651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42993916304156">
                <text:p>0.1429939163041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42997801500582">
                <text:p>0.1429978015005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13635581795492">
                <text:p>0.1136355817954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13990038801642">
                <text:p>0.1139900388016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537790417727938">
                <text:p>0.05377904177279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540232013305384">
                <text:p>0.05402320133053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49153170304891">
                <text:p>0.1491531703048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49153170304891">
                <text:p>0.1491531703048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01287619144692">
                <text:p>0.1012876191446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28050173143187">
                <text:p>0.1280501731431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28372715578507">
                <text:p>0.1283727155785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59078900942269">
                <text:p>0.1590789009422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59423847215527">
                <text:p>0.1594238472155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59423847215527">
                <text:p>0.1594238472155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09422040380354">
                <text:p>0.1094220403803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45449923729784">
                <text:p>0.1454499237297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45449923729784">
                <text:p>0.1454499237297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34472378836695">
                <text:p>0.1344723788366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30213323795992">
                <text:p>0.1302133237959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30042316593484">
                <text:p>0.1300423165934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30042316593484">
                <text:p>0.1300423165934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71990092461747">
                <text:p>0.1719900924617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66250800968743">
                <text:p>0.0662508009687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654900864940643">
                <text:p>0.06549008649406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29050971007583">
                <text:p>0.1290509710075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04558539895124">
                <text:p>0.1045585398951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04558539895124">
                <text:p>0.1045585398951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88912824861097">
                <text:p>0.1889128248610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88912824861097">
                <text:p>0.1889128248610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687173315110542">
                <text:p>0.06871733151105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688752132483091">
                <text:p>0.06887521324830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01147003934868">
                <text:p>0.1011470039348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01427080654035">
                <text:p>0.1014270806540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53030523948655">
                <text:p>0.1530305239486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53030523948655">
                <text:p>0.1530305239486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7966251194996">
                <text:p>0.2179662511949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7966251194996">
                <text:p>0.2179662511949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19490895879142">
                <text:p>0.1194908958791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19213065223575">
                <text:p>0.1192130652235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36465000425018">
                <text:p>0.1364650004250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00329854502517">
                <text:p>0.2003298545025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0032530923725">
                <text:p>0.200325309237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955006200189302">
                <text:p>0.09550062001893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958478796844256">
                <text:p>0.09584787968442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31041172774055">
                <text:p>0.1310411727740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31041172774055">
                <text:p>0.1310411727740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31041172774055">
                <text:p>0.1310411727740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23722642830647">
                <text:p>0.1237226428306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45974436631898">
                <text:p>0.1459744366318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45974436631898">
                <text:p>0.1459744366318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862502042954101">
                <text:p>0.08625020429541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1227887069703">
                <text:p>0.112278870697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12115628482385">
                <text:p>0.1121156284823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76859491223966">
                <text:p>0.1768594912239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76859491223966">
                <text:p>0.1768594912239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16537791029349">
                <text:p>0.1165377910293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16980008719438">
                <text:p>0.1169800087194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1619553928185">
                <text:p>0.116195539281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16344307553057">
                <text:p>0.1163443075530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33772445727812">
                <text:p>0.1337724457278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33775902856233">
                <text:p>0.1337759028562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18946618787588">
                <text:p>0.1189466187875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18946618787588">
                <text:p>0.1189466187875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3602944791478">
                <text:p>0.1360294479147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3602944791478">
                <text:p>0.136029447914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54322546392289">
                <text:p>0.1543225463922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545712952071">
                <text:p>0.15457129520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53518827943025">
                <text:p>0.1535188279430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46267569201105">
                <text:p>0.1462675692011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46556731868584">
                <text:p>0.1465567318685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539698784230611">
                <text:p>0.05396987842306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542044956807094">
                <text:p>0.05420449568070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27151228531226">
                <text:p>0.1271512285312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27151228531226">
                <text:p>0.1271512285312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83925371599462">
                <text:p>0.1839253715994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83874168237411">
                <text:p>0.1838741682374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881044599325136">
                <text:p>0.08810445993251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881044599325136">
                <text:p>0.08810445993251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48011684258371">
                <text:p>0.1480116842583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48377660454665">
                <text:p>0.14837766045466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48377660454665">
                <text:p>0.14837766045466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48377660454665">
                <text:p>0.14837766045466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457310856311107">
                <text:p>0.04573108563111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457310856311107">
                <text:p>0.04573108563111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12221314615361">
                <text:p>0.11222131461536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20069975784957">
                <text:p>0.1200699757849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19968847414652">
                <text:p>0.11996884741465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91102809903466">
                <text:p>0.1911028099034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91169440340239">
                <text:p>0.1911694403402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122844196672">
                <text:p>0.11228441966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122844196672">
                <text:p>0.11228441966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195170891528423">
                <text:p>0.01951708915284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195170891528423">
                <text:p>0.01951708915284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195170891528423">
                <text:p>0.01951708915284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42508855156443">
                <text:p>0.1425088551564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66125780720513">
                <text:p>0.1661257807205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66125780720513">
                <text:p>0.1661257807205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862174465523085">
                <text:p>0.086217446552308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674038604384056">
                <text:p>0.06740386043840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674038604384056">
                <text:p>0.06740386043840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674038604384056">
                <text:p>0.06740386043840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27750232880413">
                <text:p>0.1277502328804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27530437174816">
                <text:p>0.1275304371748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13850676897417">
                <text:p>0.1138506768974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392431694566056">
                <text:p>0.03924316945660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392431694566056">
                <text:p>0.03924316945660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44224049884199">
                <text:p>0.1442240498841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948593447373522">
                <text:p>0.094859344737352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949628751091697">
                <text:p>0.09496287510916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949628751091697">
                <text:p>0.09496287510916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44437070844018">
                <text:p>0.1444370708440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44035318824933">
                <text:p>0.1440353188249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60470925170263">
                <text:p>0.1604709251702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33668623528486">
                <text:p>0.1336686235284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33731945914205">
                <text:p>0.1337319459142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55942968600702">
                <text:p>0.1559429686007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55952307164721">
                <text:p>0.15595230716472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941059948196714">
                <text:p>0.09410599481967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940774823483288">
                <text:p>0.09407748234832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1368833908981">
                <text:p>0.1136883390898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1368833908981">
                <text:p>0.1136883390898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4442524394648">
                <text:p>0.144425243946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4442524394648">
                <text:p>0.1444252439464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52048776808628">
                <text:p>0.1520487768086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52048776808628">
                <text:p>0.1520487768086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09104603372177">
                <text:p>0.1091046033721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09100931934608">
                <text:p>0.1091009319346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01932785139016">
                <text:p>0.20193278513901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0242851822063">
                <text:p>0.202428518220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15379541262739">
                <text:p>0.1153795412627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25442274692387">
                <text:p>0.12544227469238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25483783374587">
                <text:p>0.12548378337458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44884379765384">
                <text:p>0.1448843797653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44884379765384">
                <text:p>0.1448843797653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7812180242744">
                <text:p>0.178121802427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7812180242744">
                <text:p>0.178121802427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69463882007346">
                <text:p>0.1694638820073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69463882007346">
                <text:p>0.1694638820073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81865983078199">
                <text:p>0.18186598307819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81865983078199">
                <text:p>0.1818659830781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41477949773101">
                <text:p>0.1414779497731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41477949773101">
                <text:p>0.1414779497731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52222674230877">
                <text:p>0.15222267423087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52222674230877">
                <text:p>0.15222267423087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34821989334085">
                <text:p>0.1348219893340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34767310123785">
                <text:p>0.13476731012378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43149225139363">
                <text:p>0.14314922513936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4314380049796">
                <text:p>0.143143800497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46784222864721">
                <text:p>0.14678422286472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8992118907132">
                <text:p>0.089921189071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895816721991731">
                <text:p>0.089581672199173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3887487506745">
                <text:p>0.138874875067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38981263589736">
                <text:p>0.13898126358973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43404087117487">
                <text:p>0.1434040871174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43468374835712">
                <text:p>0.1434683748357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454508125889956">
                <text:p>0.04545081258899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455746320336205">
                <text:p>0.04557463203362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64735191337491">
                <text:p>0.16473519133749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64735191337491">
                <text:p>0.1647351913374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10636851356137">
                <text:p>0.1106368513561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10636851356137">
                <text:p>0.1106368513561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31966772291362">
                <text:p>0.13196677229136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31966772291362">
                <text:p>0.1319667722913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73596447705591">
                <text:p>0.1735964477055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73685017407951">
                <text:p>0.17368501740795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20301687178526">
                <text:p>0.1203016871785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20291135375804">
                <text:p>0.12029113537580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21892806711471">
                <text:p>0.12189280671147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94821087238019">
                <text:p>0.0948210872380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951621490824991">
                <text:p>0.09516214908249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28119603847343">
                <text:p>0.1281196038473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28119603847343">
                <text:p>0.12811960384734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34647545064884">
                <text:p>0.13464754506488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34379518219854">
                <text:p>0.1343795182198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36732804758039">
                <text:p>0.1367328047580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36997609924406">
                <text:p>0.13699760992440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801210686274205">
                <text:p>0.08012106862742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70493787303232">
                <text:p>0.1704937873032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69854370085082">
                <text:p>0.1698543700850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625798094675916">
                <text:p>0.06257980946759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645731164262654">
                <text:p>0.064573116426265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535371030314497">
                <text:p>0.053537103031449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539223891996638">
                <text:p>0.05392238919966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627044363741514">
                <text:p>0.06270443637415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630901241479198">
                <text:p>0.06309012414791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06606480220482">
                <text:p>0.10660648022048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06606480220482">
                <text:p>0.1066064802204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95027538119221">
                <text:p>0.0950275381192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30141367335678">
                <text:p>0.13014136733567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30264983721643">
                <text:p>0.1302649837216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27896165517187">
                <text:p>0.12789616551718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27818168473811">
                <text:p>0.1278181684738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96231469494574">
                <text:p>0.1962314694945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96242311645578">
                <text:p>0.1962423116455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10112676690743">
                <text:p>0.11011267669074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10112676690743">
                <text:p>0.1101126766907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70384150283997">
                <text:p>0.17038415028399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70384150283997">
                <text:p>0.17038415028399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16721669307802">
                <text:p>0.1167216693078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17337610781879">
                <text:p>0.1173376107818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17026293528419">
                <text:p>0.1170262935284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17026293528419">
                <text:p>0.1170262935284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12159518641976">
                <text:p>0.11215951864197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14534728274877">
                <text:p>0.11453472827487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14534728274877">
                <text:p>0.11453472827487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876299521853114">
                <text:p>0.087629952185311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882413426745084">
                <text:p>0.08824134267450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